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7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s" table:style-name="ta1">
        <table:shapes>
          <draw:frame draw:z-index="0" draw:style-name="gr1" draw:text-style-name="P1" svg:width="8.9213in" svg:height="5.8047in" svg:x="3.2354in" svg:y="0.2843in">
            <draw:object draw:notify-on-update-of-ranges="plots.A1:plots.A1 plots.A2:plots.A1441 plots.B1:plots.B1 plots.B2:plots.B1441 plots.C1:plots.C1 plots.C2:plots.C1441 plots.D1:plots.D1 plots.D2:plots.D14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is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-0.090519" calcext:value-type="float">
            <text:p>-0.090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90519" calcext:value-type="float">
            <text:p>-0.090519</text:p>
          </table:table-cell>
        </table:table-row>
        <table:table-row table:style-name="ro1">
          <table:table-cell office:value-type="float" office:value="-0.007436" calcext:value-type="float">
            <text:p>-0.007436</text:p>
          </table:table-cell>
          <table:table-cell office:value-type="float" office:value="0.004363" calcext:value-type="float">
            <text:p>0.004363</text:p>
          </table:table-cell>
          <table:table-cell table:number-columns-repeated="2" office:value-type="float" office:value="-0.007436" calcext:value-type="float">
            <text:p>-0.007436</text:p>
          </table:table-cell>
        </table:table-row>
        <table:table-row table:style-name="ro1">
          <table:table-cell office:value-type="float" office:value="0.155091" calcext:value-type="float">
            <text:p>0.155091</text:p>
          </table:table-cell>
          <table:table-cell office:value-type="float" office:value="0.008727" calcext:value-type="float">
            <text:p>0.008727</text:p>
          </table:table-cell>
          <table:table-cell office:value-type="float" office:value="0.048976" calcext:value-type="float">
            <text:p>0.048976</text:p>
          </table:table-cell>
          <table:table-cell office:value-type="float" office:value="0.086787" calcext:value-type="float">
            <text:p>0.086787</text:p>
          </table:table-cell>
        </table:table-row>
        <table:table-row table:style-name="ro1">
          <table:table-cell office:value-type="float" office:value="0.086787" calcext:value-type="float">
            <text:p>0.086787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66901" calcext:value-type="float">
            <text:p>0.066901</text:p>
          </table:table-cell>
          <table:table-cell office:value-type="float" office:value="0.086787" calcext:value-type="float">
            <text:p>0.086787</text:p>
          </table:table-cell>
        </table:table-row>
        <table:table-row table:style-name="ro1">
          <table:table-cell office:value-type="float" office:value="0.100957" calcext:value-type="float">
            <text:p>0.100957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0.100957" calcext:value-type="float">
            <text:p>0.100957</text:p>
          </table:table-cell>
        </table:table-row>
        <table:table-row table:style-name="ro1">
          <table:table-cell office:value-type="float" office:value="-0.000894" calcext:value-type="float">
            <text:p>-0.000894</text:p>
          </table:table-cell>
          <table:table-cell office:value-type="float" office:value="0.021815" calcext:value-type="float">
            <text:p>0.021815</text:p>
          </table:table-cell>
          <table:table-cell office:value-type="float" office:value="0.090373" calcext:value-type="float">
            <text:p>0.090373</text:p>
          </table:table-cell>
          <table:table-cell office:value-type="float" office:value="0.050645" calcext:value-type="float">
            <text:p>0.050645</text:p>
          </table:table-cell>
        </table:table-row>
        <table:table-row table:style-name="ro1">
          <table:table-cell office:value-type="float" office:value="0.161877" calcext:value-type="float">
            <text:p>0.161877</text:p>
          </table:table-cell>
          <table:table-cell office:value-type="float" office:value="0.026177" calcext:value-type="float">
            <text:p>0.026177</text:p>
          </table:table-cell>
          <table:table-cell office:value-type="float" office:value="0.057906" calcext:value-type="float">
            <text:p>0.057906</text:p>
          </table:table-cell>
          <table:table-cell office:value-type="float" office:value="0.051152" calcext:value-type="float">
            <text:p>0.051152</text:p>
          </table:table-cell>
        </table:table-row>
        <table:table-row table:style-name="ro1">
          <table:table-cell office:value-type="float" office:value="0.103138" calcext:value-type="float">
            <text:p>0.103138</text:p>
          </table:table-cell>
          <table:table-cell office:value-type="float" office:value="0.030539" calcext:value-type="float">
            <text:p>0.03053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67061" calcext:value-type="float">
            <text:p>0.067061</text:p>
          </table:table-cell>
        </table:table-row>
        <table:table-row table:style-name="ro1">
          <table:table-cell office:value-type="float" office:value="-0.07555" calcext:value-type="float">
            <text:p>-0.07555</text:p>
          </table:table-cell>
          <table:table-cell office:value-type="float" office:value="0.034899" calcext:value-type="float">
            <text:p>0.034899</text:p>
          </table:table-cell>
          <table:table-cell office:value-type="float" office:value="0.053178" calcext:value-type="float">
            <text:p>0.053178</text:p>
          </table:table-cell>
          <table:table-cell office:value-type="float" office:value="0.052702" calcext:value-type="float">
            <text:p>0.052702</text:p>
          </table:table-cell>
        </table:table-row>
        <table:table-row table:style-name="ro1">
          <table:table-cell office:value-type="float" office:value="0.025779" calcext:value-type="float">
            <text:p>0.025779</text:p>
          </table:table-cell>
          <table:table-cell office:value-type="float" office:value="0.03926" calcext:value-type="float">
            <text:p>0.03926</text:p>
          </table:table-cell>
          <table:table-cell office:value-type="float" office:value="0.013259" calcext:value-type="float">
            <text:p>0.013259</text:p>
          </table:table-cell>
          <table:table-cell office:value-type="float" office:value="0.045849" calcext:value-type="float">
            <text:p>0.045849</text:p>
          </table:table-cell>
        </table:table-row>
        <table:table-row table:style-name="ro1">
          <table:table-cell office:value-type="float" office:value="0.050645" calcext:value-type="float">
            <text:p>0.050645</text:p>
          </table:table-cell>
          <table:table-cell office:value-type="float" office:value="0.043619" calcext:value-type="float">
            <text:p>0.043619</text:p>
          </table:table-cell>
          <table:table-cell office:value-type="float" office:value="0.026143" calcext:value-type="float">
            <text:p>0.026143</text:p>
          </table:table-cell>
          <table:table-cell office:value-type="float" office:value="0.054901" calcext:value-type="float">
            <text:p>0.054901</text:p>
          </table:table-cell>
        </table:table-row>
        <table:table-row table:style-name="ro1">
          <table:table-cell office:value-type="float" office:value="-0.037719" calcext:value-type="float">
            <text:p>-0.037719</text:p>
          </table:table-cell>
          <table:table-cell office:value-type="float" office:value="0.047978" calcext:value-type="float">
            <text:p>0.047978</text:p>
          </table:table-cell>
          <table:table-cell office:value-type="float" office:value="0.040682" calcext:value-type="float">
            <text:p>0.040682</text:p>
          </table:table-cell>
          <table:table-cell office:value-type="float" office:value="0.068752" calcext:value-type="float">
            <text:p>0.068752</text:p>
          </table:table-cell>
        </table:table-row>
        <table:table-row table:style-name="ro1">
          <table:table-cell office:value-type="float" office:value="0.167559" calcext:value-type="float">
            <text:p>0.167559</text:p>
          </table:table-cell>
          <table:table-cell office:value-type="float" office:value="0.052336" calcext:value-type="float">
            <text:p>0.052336</text:p>
          </table:table-cell>
          <table:table-cell office:value-type="float" office:value="0.037805" calcext:value-type="float">
            <text:p>0.037805</text:p>
          </table:table-cell>
          <table:table-cell office:value-type="float" office:value="0.066532" calcext:value-type="float">
            <text:p>0.066532</text:p>
          </table:table-cell>
        </table:table-row>
        <table:table-row table:style-name="ro1">
          <table:table-cell office:value-type="float" office:value="-0.002855" calcext:value-type="float">
            <text:p>-0.002855</text:p>
          </table:table-cell>
          <table:table-cell office:value-type="float" office:value="0.056693" calcext:value-type="float">
            <text:p>0.056693</text:p>
          </table:table-cell>
          <table:table-cell office:value-type="float" office:value="0.067784" calcext:value-type="float">
            <text:p>0.067784</text:p>
          </table:table-cell>
          <table:table-cell office:value-type="float" office:value="0.07183" calcext:value-type="float">
            <text:p>0.07183</text:p>
          </table:table-cell>
        </table:table-row>
        <table:table-row table:style-name="ro1">
          <table:table-cell office:value-type="float" office:value="0.011397" calcext:value-type="float">
            <text:p>0.011397</text:p>
          </table:table-cell>
          <table:table-cell office:value-type="float" office:value="0.061049" calcext:value-type="float">
            <text:p>0.061049</text:p>
          </table:table-cell>
          <table:table-cell office:value-type="float" office:value="0.10562" calcext:value-type="float">
            <text:p>0.10562</text:p>
          </table:table-cell>
          <table:table-cell office:value-type="float" office:value="0.088674" calcext:value-type="float">
            <text:p>0.088674</text:p>
          </table:table-cell>
        </table:table-row>
        <table:table-row table:style-name="ro1">
          <table:table-cell office:value-type="float" office:value="0.200536" calcext:value-type="float">
            <text:p>0.200536</text:p>
          </table:table-cell>
          <table:table-cell office:value-type="float" office:value="0.065403" calcext:value-type="float">
            <text:p>0.065403</text:p>
          </table:table-cell>
          <table:table-cell office:value-type="float" office:value="0.099601" calcext:value-type="float">
            <text:p>0.099601</text:p>
          </table:table-cell>
          <table:table-cell office:value-type="float" office:value="0.086236" calcext:value-type="float">
            <text:p>0.086236</text:p>
          </table:table-cell>
        </table:table-row>
        <table:table-row table:style-name="ro1">
          <table:table-cell office:value-type="float" office:value="0.151461" calcext:value-type="float">
            <text:p>0.151461</text:p>
          </table:table-cell>
          <table:table-cell office:value-type="float" office:value="0.069756" calcext:value-type="float">
            <text:p>0.069756</text:p>
          </table:table-cell>
          <table:table-cell office:value-type="float" office:value="0.132454" calcext:value-type="float">
            <text:p>0.132454</text:p>
          </table:table-cell>
          <table:table-cell office:value-type="float" office:value="0.081651" calcext:value-type="float">
            <text:p>0.081651</text:p>
          </table:table-cell>
        </table:table-row>
        <table:table-row table:style-name="ro1">
          <table:table-cell office:value-type="float" office:value="0.137464" calcext:value-type="float">
            <text:p>0.137464</text:p>
          </table:table-cell>
          <table:table-cell office:value-type="float" office:value="0.074108" calcext:value-type="float">
            <text:p>0.074108</text:p>
          </table:table-cell>
          <table:table-cell office:value-type="float" office:value="0.152121" calcext:value-type="float">
            <text:p>0.152121</text:p>
          </table:table-cell>
          <table:table-cell office:value-type="float" office:value="0.103554" calcext:value-type="float">
            <text:p>0.103554</text:p>
          </table:table-cell>
        </table:table-row>
        <table:table-row table:style-name="ro1">
          <table:table-cell office:value-type="float" office:value="0.161413" calcext:value-type="float">
            <text:p>0.161413</text:p>
          </table:table-cell>
          <table:table-cell office:value-type="float" office:value="0.078459" calcext:value-type="float">
            <text:p>0.078459</text:p>
          </table:table-cell>
          <table:table-cell office:value-type="float" office:value="0.111807" calcext:value-type="float">
            <text:p>0.111807</text:p>
          </table:table-cell>
          <table:table-cell office:value-type="float" office:value="0.101826" calcext:value-type="float">
            <text:p>0.101826</text:p>
          </table:table-cell>
        </table:table-row>
        <table:table-row table:style-name="ro1">
          <table:table-cell office:value-type="float" office:value="0.109733" calcext:value-type="float">
            <text:p>0.109733</text:p>
          </table:table-cell>
          <table:table-cell office:value-type="float" office:value="0.082808" calcext:value-type="float">
            <text:p>0.082808</text:p>
          </table:table-cell>
          <table:table-cell office:value-type="float" office:value="0.081557" calcext:value-type="float">
            <text:p>0.081557</text:p>
          </table:table-cell>
          <table:table-cell office:value-type="float" office:value="0.103184" calcext:value-type="float">
            <text:p>0.103184</text:p>
          </table:table-cell>
        </table:table-row>
        <table:table-row table:style-name="ro1">
          <table:table-cell office:value-type="float" office:value="-0.001037" calcext:value-type="float">
            <text:p>-0.001037</text:p>
          </table:table-cell>
          <table:table-cell office:value-type="float" office:value="0.087156" calcext:value-type="float">
            <text:p>0.087156</text:p>
          </table:table-cell>
          <table:table-cell office:value-type="float" office:value="0.094706" calcext:value-type="float">
            <text:p>0.094706</text:p>
          </table:table-cell>
          <table:table-cell office:value-type="float" office:value="0.123797" calcext:value-type="float">
            <text:p>0.123797</text:p>
          </table:table-cell>
        </table:table-row>
        <table:table-row table:style-name="ro1">
          <table:table-cell office:value-type="float" office:value="0.000214" calcext:value-type="float">
            <text:p>0.000214</text:p>
          </table:table-cell>
          <table:table-cell office:value-type="float" office:value="0.091502" calcext:value-type="float">
            <text:p>0.091502</text:p>
          </table:table-cell>
          <table:table-cell office:value-type="float" office:value="0.092134" calcext:value-type="float">
            <text:p>0.092134</text:p>
          </table:table-cell>
          <table:table-cell office:value-type="float" office:value="0.110273" calcext:value-type="float">
            <text:p>0.110273</text:p>
          </table:table-cell>
        </table:table-row>
        <table:table-row table:style-name="ro1">
          <table:table-cell office:value-type="float" office:value="0.203207" calcext:value-type="float">
            <text:p>0.203207</text:p>
          </table:table-cell>
          <table:table-cell office:value-type="float" office:value="0.095846" calcext:value-type="float">
            <text:p>0.095846</text:p>
          </table:table-cell>
          <table:table-cell office:value-type="float" office:value="0.072605" calcext:value-type="float">
            <text:p>0.072605</text:p>
          </table:table-cell>
          <table:table-cell office:value-type="float" office:value="0.112866" calcext:value-type="float">
            <text:p>0.112866</text:p>
          </table:table-cell>
        </table:table-row>
        <table:table-row table:style-name="ro1">
          <table:table-cell office:value-type="float" office:value="0.148554" calcext:value-type="float">
            <text:p>0.148554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120439" calcext:value-type="float">
            <text:p>0.120439</text:p>
          </table:table-cell>
          <table:table-cell office:value-type="float" office:value="0.106932" calcext:value-type="float">
            <text:p>0.106932</text:p>
          </table:table-cell>
        </table:table-row>
        <table:table-row table:style-name="ro1">
          <table:table-cell office:value-type="float" office:value="0.012087" calcext:value-type="float">
            <text:p>0.012087</text:p>
          </table:table-cell>
          <table:table-cell office:value-type="float" office:value="0.104528" calcext:value-type="float">
            <text:p>0.104528</text:p>
          </table:table-cell>
          <table:table-cell office:value-type="float" office:value="0.130752" calcext:value-type="float">
            <text:p>0.130752</text:p>
          </table:table-cell>
          <table:table-cell office:value-type="float" office:value="0.101549" calcext:value-type="float">
            <text:p>0.101549</text:p>
          </table:table-cell>
        </table:table-row>
        <table:table-row table:style-name="ro1">
          <table:table-cell office:value-type="float" office:value="0.238133" calcext:value-type="float">
            <text:p>0.238133</text:p>
          </table:table-cell>
          <table:table-cell office:value-type="float" office:value="0.108867" calcext:value-type="float">
            <text:p>0.108867</text:p>
          </table:table-cell>
          <table:table-cell office:value-type="float" office:value="0.126106" calcext:value-type="float">
            <text:p>0.126106</text:p>
          </table:table-cell>
          <table:table-cell office:value-type="float" office:value="0.106932" calcext:value-type="float">
            <text:p>0.106932</text:p>
          </table:table-cell>
        </table:table-row>
        <table:table-row table:style-name="ro1">
          <table:table-cell office:value-type="float" office:value="0.051778" calcext:value-type="float">
            <text:p>0.051778</text:p>
          </table:table-cell>
          <table:table-cell office:value-type="float" office:value="0.113203" calcext:value-type="float">
            <text:p>0.113203</text:p>
          </table:table-cell>
          <table:table-cell office:value-type="float" office:value="0.110834" calcext:value-type="float">
            <text:p>0.110834</text:p>
          </table:table-cell>
          <table:table-cell office:value-type="float" office:value="0.127294" calcext:value-type="float">
            <text:p>0.127294</text:p>
          </table:table-cell>
        </table:table-row>
        <table:table-row table:style-name="ro1">
          <table:table-cell office:value-type="float" office:value="0.179978" calcext:value-type="float">
            <text:p>0.179978</text:p>
          </table:table-cell>
          <table:table-cell office:value-type="float" office:value="0.117537" calcext:value-type="float">
            <text:p>0.117537</text:p>
          </table:table-cell>
          <table:table-cell office:value-type="float" office:value="0.128856" calcext:value-type="float">
            <text:p>0.128856</text:p>
          </table:table-cell>
          <table:table-cell office:value-type="float" office:value="0.13349" calcext:value-type="float">
            <text:p>0.13349</text:p>
          </table:table-cell>
        </table:table-row>
        <table:table-row table:style-name="ro1">
          <table:table-cell office:value-type="float" office:value="0.072194" calcext:value-type="float">
            <text:p>0.072194</text:p>
          </table:table-cell>
          <table:table-cell office:value-type="float" office:value="0.121869" calcext:value-type="float">
            <text:p>0.121869</text:p>
          </table:table-cell>
          <table:table-cell office:value-type="float" office:value="0.115019" calcext:value-type="float">
            <text:p>0.115019</text:p>
          </table:table-cell>
          <table:table-cell office:value-type="float" office:value="0.136871" calcext:value-type="float">
            <text:p>0.136871</text:p>
          </table:table-cell>
        </table:table-row>
        <table:table-row table:style-name="ro1">
          <table:table-cell office:value-type="float" office:value="0.102195" calcext:value-type="float">
            <text:p>0.102195</text:p>
          </table:table-cell>
          <table:table-cell office:value-type="float" office:value="0.126199" calcext:value-type="float">
            <text:p>0.126199</text:p>
          </table:table-cell>
          <table:table-cell office:value-type="float" office:value="0.149253" calcext:value-type="float">
            <text:p>0.149253</text:p>
          </table:table-cell>
          <table:table-cell office:value-type="float" office:value="0.143333" calcext:value-type="float">
            <text:p>0.143333</text:p>
          </table:table-cell>
        </table:table-row>
        <table:table-row table:style-name="ro1">
          <table:table-cell office:value-type="float" office:value="0.168952" calcext:value-type="float">
            <text:p>0.168952</text:p>
          </table:table-cell>
          <table:table-cell office:value-type="float" office:value="0.130526" calcext:value-type="float">
            <text:p>0.130526</text:p>
          </table:table-cell>
          <table:table-cell office:value-type="float" office:value="0.126931" calcext:value-type="float">
            <text:p>0.126931</text:p>
          </table:table-cell>
          <table:table-cell office:value-type="float" office:value="0.163037" calcext:value-type="float">
            <text:p>0.163037</text:p>
          </table:table-cell>
        </table:table-row>
        <table:table-row table:style-name="ro1">
          <table:table-cell office:value-type="float" office:value="0.222947" calcext:value-type="float">
            <text:p>0.222947</text:p>
          </table:table-cell>
          <table:table-cell office:value-type="float" office:value="0.134851" calcext:value-type="float">
            <text:p>0.134851</text:p>
          </table:table-cell>
          <table:table-cell office:value-type="float" office:value="0.160571" calcext:value-type="float">
            <text:p>0.160571</text:p>
          </table:table-cell>
          <table:table-cell office:value-type="float" office:value="0.143128" calcext:value-type="float">
            <text:p>0.143128</text:p>
          </table:table-cell>
        </table:table-row>
        <table:table-row table:style-name="ro1">
          <table:table-cell office:value-type="float" office:value="0.068369" calcext:value-type="float">
            <text:p>0.068369</text:p>
          </table:table-cell>
          <table:table-cell office:value-type="float" office:value="0.139173" calcext:value-type="float">
            <text:p>0.139173</text:p>
          </table:table-cell>
          <table:table-cell office:value-type="float" office:value="0.18406" calcext:value-type="float">
            <text:p>0.18406</text:p>
          </table:table-cell>
          <table:table-cell office:value-type="float" office:value="0.16591" calcext:value-type="float">
            <text:p>0.16591</text:p>
          </table:table-cell>
        </table:table-row>
        <table:table-row table:style-name="ro1">
          <table:table-cell office:value-type="float" office:value="0.240393" calcext:value-type="float">
            <text:p>0.240393</text:p>
          </table:table-cell>
          <table:table-cell office:value-type="float" office:value="0.143493" calcext:value-type="float">
            <text:p>0.143493</text:p>
          </table:table-cell>
          <table:table-cell office:value-type="float" office:value="0.196035" calcext:value-type="float">
            <text:p>0.196035</text:p>
          </table:table-cell>
          <table:table-cell office:value-type="float" office:value="0.170358" calcext:value-type="float">
            <text:p>0.170358</text:p>
          </table:table-cell>
        </table:table-row>
        <table:table-row table:style-name="ro1">
          <table:table-cell office:value-type="float" office:value="0.219641" calcext:value-type="float">
            <text:p>0.219641</text:p>
          </table:table-cell>
          <table:table-cell office:value-type="float" office:value="0.147809" calcext:value-type="float">
            <text:p>0.147809</text:p>
          </table:table-cell>
          <table:table-cell office:value-type="float" office:value="0.155272" calcext:value-type="float">
            <text:p>0.155272</text:p>
          </table:table-cell>
          <table:table-cell office:value-type="float" office:value="0.192776" calcext:value-type="float">
            <text:p>0.192776</text:p>
          </table:table-cell>
        </table:table-row>
        <table:table-row table:style-name="ro1">
          <table:table-cell office:value-type="float" office:value="0.228823" calcext:value-type="float">
            <text:p>0.228823</text:p>
          </table:table-cell>
          <table:table-cell office:value-type="float" office:value="0.152123" calcext:value-type="float">
            <text:p>0.152123</text:p>
          </table:table-cell>
          <table:table-cell office:value-type="float" office:value="0.202074" calcext:value-type="float">
            <text:p>0.202074</text:p>
          </table:table-cell>
          <table:table-cell office:value-type="float" office:value="0.189352" calcext:value-type="float">
            <text:p>0.189352</text:p>
          </table:table-cell>
        </table:table-row>
        <table:table-row table:style-name="ro1">
          <table:table-cell office:value-type="float" office:value="0.019134" calcext:value-type="float">
            <text:p>0.019134</text:p>
          </table:table-cell>
          <table:table-cell office:value-type="float" office:value="0.156434" calcext:value-type="float">
            <text:p>0.156434</text:p>
          </table:table-cell>
          <table:table-cell office:value-type="float" office:value="0.199778" calcext:value-type="float">
            <text:p>0.199778</text:p>
          </table:table-cell>
          <table:table-cell office:value-type="float" office:value="0.199069" calcext:value-type="float">
            <text:p>0.199069</text:p>
          </table:table-cell>
        </table:table-row>
        <table:table-row table:style-name="ro1">
          <table:table-cell office:value-type="float" office:value="0.302381" calcext:value-type="float">
            <text:p>0.302381</text:p>
          </table:table-cell>
          <table:table-cell office:value-type="float" office:value="0.160743" calcext:value-type="float">
            <text:p>0.160743</text:p>
          </table:table-cell>
          <table:table-cell office:value-type="float" office:value="0.219609" calcext:value-type="float">
            <text:p>0.219609</text:p>
          </table:table-cell>
          <table:table-cell office:value-type="float" office:value="0.191432" calcext:value-type="float">
            <text:p>0.191432</text:p>
          </table:table-cell>
        </table:table-row>
        <table:table-row table:style-name="ro1">
          <table:table-cell office:value-type="float" office:value="0.228911" calcext:value-type="float">
            <text:p>0.228911</text:p>
          </table:table-cell>
          <table:table-cell office:value-type="float" office:value="0.165048" calcext:value-type="float">
            <text:p>0.165048</text:p>
          </table:table-cell>
          <table:table-cell office:value-type="float" office:value="0.18675" calcext:value-type="float">
            <text:p>0.18675</text:p>
          </table:table-cell>
          <table:table-cell office:value-type="float" office:value="0.211774" calcext:value-type="float">
            <text:p>0.211774</text:p>
          </table:table-cell>
        </table:table-row>
        <table:table-row table:style-name="ro1">
          <table:table-cell office:value-type="float" office:value="0.318795" calcext:value-type="float">
            <text:p>0.318795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20872" calcext:value-type="float">
            <text:p>0.220872</text:p>
          </table:table-cell>
        </table:table-row>
        <table:table-row table:style-name="ro1">
          <table:table-cell office:value-type="float" office:value="0.064528" calcext:value-type="float">
            <text:p>0.064528</text:p>
          </table:table-cell>
          <table:table-cell office:value-type="float" office:value="0.173648" calcext:value-type="float">
            <text:p>0.173648</text:p>
          </table:table-cell>
          <table:table-cell office:value-type="float" office:value="0.205403" calcext:value-type="float">
            <text:p>0.205403</text:p>
          </table:table-cell>
          <table:table-cell office:value-type="float" office:value="0.229164" calcext:value-type="float">
            <text:p>0.229164</text:p>
          </table:table-cell>
        </table:table-row>
        <table:table-row table:style-name="ro1">
          <table:table-cell office:value-type="float" office:value="0.275837" calcext:value-type="float">
            <text:p>0.275837</text:p>
          </table:table-cell>
          <table:table-cell office:value-type="float" office:value="0.177944" calcext:value-type="float">
            <text:p>0.177944</text:p>
          </table:table-cell>
          <table:table-cell office:value-type="float" office:value="0.218047" calcext:value-type="float">
            <text:p>0.218047</text:p>
          </table:table-cell>
          <table:table-cell office:value-type="float" office:value="0.235845" calcext:value-type="float">
            <text:p>0.235845</text:p>
          </table:table-cell>
        </table:table-row>
        <table:table-row table:style-name="ro1">
          <table:table-cell office:value-type="float" office:value="0.138942" calcext:value-type="float">
            <text:p>0.138942</text:p>
          </table:table-cell>
          <table:table-cell office:value-type="float" office:value="0.182236" calcext:value-type="float">
            <text:p>0.182236</text:p>
          </table:table-cell>
          <table:table-cell office:value-type="float" office:value="0.222381" calcext:value-type="float">
            <text:p>0.222381</text:p>
          </table:table-cell>
          <table:table-cell office:value-type="float" office:value="0.240041" calcext:value-type="float">
            <text:p>0.240041</text:p>
          </table:table-cell>
        </table:table-row>
        <table:table-row table:style-name="ro1">
          <table:table-cell office:value-type="float" office:value="0.292131" calcext:value-type="float">
            <text:p>0.292131</text:p>
          </table:table-cell>
          <table:table-cell office:value-type="float" office:value="0.186524" calcext:value-type="float">
            <text:p>0.186524</text:p>
          </table:table-cell>
          <table:table-cell office:value-type="float" office:value="0.271647" calcext:value-type="float">
            <text:p>0.271647</text:p>
          </table:table-cell>
          <table:table-cell office:value-type="float" office:value="0.218821" calcext:value-type="float">
            <text:p>0.218821</text:p>
          </table:table-cell>
        </table:table-row>
        <table:table-row table:style-name="ro1">
          <table:table-cell office:value-type="float" office:value="0.340466" calcext:value-type="float">
            <text:p>0.340466</text:p>
          </table:table-cell>
          <table:table-cell office:value-type="float" office:value="0.190809" calcext:value-type="float">
            <text:p>0.190809</text:p>
          </table:table-cell>
          <table:table-cell office:value-type="float" office:value="0.276942" calcext:value-type="float">
            <text:p>0.276942</text:p>
          </table:table-cell>
          <table:table-cell office:value-type="float" office:value="0.223819" calcext:value-type="float">
            <text:p>0.223819</text:p>
          </table:table-cell>
        </table:table-row>
        <table:table-row table:style-name="ro1">
          <table:table-cell office:value-type="float" office:value="0.310858" calcext:value-type="float">
            <text:p>0.310858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262211" calcext:value-type="float">
            <text:p>0.262211</text:p>
          </table:table-cell>
          <table:table-cell office:value-type="float" office:value="0.204351" calcext:value-type="float">
            <text:p>0.204351</text:p>
          </table:table-cell>
        </table:table-row>
        <table:table-row table:style-name="ro1">
          <table:table-cell office:value-type="float" office:value="0.302313" calcext:value-type="float">
            <text:p>0.302313</text:p>
          </table:table-cell>
          <table:table-cell office:value-type="float" office:value="0.199368" calcext:value-type="float">
            <text:p>0.199368</text:p>
          </table:table-cell>
          <table:table-cell office:value-type="float" office:value="0.217578" calcext:value-type="float">
            <text:p>0.217578</text:p>
          </table:table-cell>
          <table:table-cell office:value-type="float" office:value="0.22498" calcext:value-type="float">
            <text:p>0.22498</text:p>
          </table:table-cell>
        </table:table-row>
        <table:table-row table:style-name="ro1">
          <table:table-cell office:value-type="float" office:value="0.065289" calcext:value-type="float">
            <text:p>0.065289</text:p>
          </table:table-cell>
          <table:table-cell office:value-type="float" office:value="0.203642" calcext:value-type="float">
            <text:p>0.203642</text:p>
          </table:table-cell>
          <table:table-cell office:value-type="float" office:value="0.206263" calcext:value-type="float">
            <text:p>0.206263</text:p>
          </table:table-cell>
          <table:table-cell office:value-type="float" office:value="0.220872" calcext:value-type="float">
            <text:p>0.220872</text:p>
          </table:table-cell>
        </table:table-row>
        <table:table-row table:style-name="ro1">
          <table:table-cell office:value-type="float" office:value="0.068963" calcext:value-type="float">
            <text:p>0.068963</text:p>
          </table:table-cell>
          <table:table-cell office:value-type="float" office:value="0.207912" calcext:value-type="float">
            <text:p>0.207912</text:p>
          </table:table-cell>
          <table:table-cell office:value-type="float" office:value="0.16502" calcext:value-type="float">
            <text:p>0.16502</text:p>
          </table:table-cell>
          <table:table-cell office:value-type="float" office:value="0.23005" calcext:value-type="float">
            <text:p>0.23005</text:p>
          </table:table-cell>
        </table:table-row>
        <table:table-row table:style-name="ro1">
          <table:table-cell office:value-type="float" office:value="0.283891" calcext:value-type="float">
            <text:p>0.283891</text:p>
          </table:table-cell>
          <table:table-cell office:value-type="float" office:value="0.212178" calcext:value-type="float">
            <text:p>0.212178</text:p>
          </table:table-cell>
          <table:table-cell office:value-type="float" office:value="0.162846" calcext:value-type="float">
            <text:p>0.162846</text:p>
          </table:table-cell>
          <table:table-cell office:value-type="float" office:value="0.237597" calcext:value-type="float">
            <text:p>0.237597</text:p>
          </table:table-cell>
        </table:table-row>
        <table:table-row table:style-name="ro1">
          <table:table-cell office:value-type="float" office:value="0.104643" calcext:value-type="float">
            <text:p>0.104643</text:p>
          </table:table-cell>
          <table:table-cell office:value-type="float" office:value="0.21644" calcext:value-type="float">
            <text:p>0.21644</text:p>
          </table:table-cell>
          <table:table-cell office:value-type="float" office:value="0.195919" calcext:value-type="float">
            <text:p>0.195919</text:p>
          </table:table-cell>
          <table:table-cell office:value-type="float" office:value="0.225432" calcext:value-type="float">
            <text:p>0.225432</text:p>
          </table:table-cell>
        </table:table-row>
        <table:table-row table:style-name="ro1">
          <table:table-cell office:value-type="float" office:value="0.291446" calcext:value-type="float">
            <text:p>0.291446</text:p>
          </table:table-cell>
          <table:table-cell office:value-type="float" office:value="0.220697" calcext:value-type="float">
            <text:p>0.220697</text:p>
          </table:table-cell>
          <table:table-cell office:value-type="float" office:value="0.230105" calcext:value-type="float">
            <text:p>0.230105</text:p>
          </table:table-cell>
          <table:table-cell office:value-type="float" office:value="0.230337" calcext:value-type="float">
            <text:p>0.230337</text:p>
          </table:table-cell>
        </table:table-row>
        <table:table-row table:style-name="ro1">
          <table:table-cell office:value-type="float" office:value="0.230653" calcext:value-type="float">
            <text:p>0.230653</text:p>
          </table:table-cell>
          <table:table-cell office:value-type="float" office:value="0.224951" calcext:value-type="float">
            <text:p>0.224951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212283" calcext:value-type="float">
            <text:p>0.212283</text:p>
          </table:table-cell>
        </table:table-row>
        <table:table-row table:style-name="ro1">
          <table:table-cell office:value-type="float" office:value="0.239893" calcext:value-type="float">
            <text:p>0.239893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6876" calcext:value-type="float">
            <text:p>0.26876</text:p>
          </table:table-cell>
          <table:table-cell office:value-type="float" office:value="0.23434" calcext:value-type="float">
            <text:p>0.23434</text:p>
          </table:table-cell>
        </table:table-row>
        <table:table-row table:style-name="ro1">
          <table:table-cell office:value-type="float" office:value="0.375155" calcext:value-type="float">
            <text:p>0.375155</text:p>
          </table:table-cell>
          <table:table-cell office:value-type="float" office:value="0.233445" calcext:value-type="float">
            <text:p>0.233445</text:p>
          </table:table-cell>
          <table:table-cell office:value-type="float" office:value="0.283431" calcext:value-type="float">
            <text:p>0.283431</text:p>
          </table:table-cell>
          <table:table-cell office:value-type="float" office:value="0.26189" calcext:value-type="float">
            <text:p>0.26189</text:p>
          </table:table-cell>
        </table:table-row>
        <table:table-row table:style-name="ro1">
          <table:table-cell office:value-type="float" office:value="0.206653" calcext:value-type="float">
            <text:p>0.206653</text:p>
          </table:table-cell>
          <table:table-cell office:value-type="float" office:value="0.237686" calcext:value-type="float">
            <text:p>0.237686</text:p>
          </table:table-cell>
          <table:table-cell office:value-type="float" office:value="0.258045" calcext:value-type="float">
            <text:p>0.258045</text:p>
          </table:table-cell>
          <table:table-cell office:value-type="float" office:value="0.264762" calcext:value-type="float">
            <text:p>0.264762</text:p>
          </table:table-cell>
        </table:table-row>
        <table:table-row table:style-name="ro1">
          <table:table-cell office:value-type="float" office:value="0.364803" calcext:value-type="float">
            <text:p>0.364803</text:p>
          </table:table-cell>
          <table:table-cell office:value-type="float" office:value="0.241922" calcext:value-type="float">
            <text:p>0.241922</text:p>
          </table:table-cell>
          <table:table-cell office:value-type="float" office:value="0.27165" calcext:value-type="float">
            <text:p>0.27165</text:p>
          </table:table-cell>
          <table:table-cell office:value-type="float" office:value="0.276218" calcext:value-type="float">
            <text:p>0.276218</text:p>
          </table:table-cell>
        </table:table-row>
        <table:table-row table:style-name="ro1">
          <table:table-cell office:value-type="float" office:value="0.103723" calcext:value-type="float">
            <text:p>0.103723</text:p>
          </table:table-cell>
          <table:table-cell office:value-type="float" office:value="0.246153" calcext:value-type="float">
            <text:p>0.246153</text:p>
          </table:table-cell>
          <table:table-cell office:value-type="float" office:value="0.271022" calcext:value-type="float">
            <text:p>0.271022</text:p>
          </table:table-cell>
          <table:table-cell office:value-type="float" office:value="0.282156" calcext:value-type="float">
            <text:p>0.282156</text:p>
          </table:table-cell>
        </table:table-row>
        <table:table-row table:style-name="ro1">
          <table:table-cell office:value-type="float" office:value="0.307917" calcext:value-type="float">
            <text:p>0.307917</text:p>
          </table:table-cell>
          <table:table-cell office:value-type="float" office:value="0.25038" calcext:value-type="float">
            <text:p>0.25038</text:p>
          </table:table-cell>
          <table:table-cell office:value-type="float" office:value="0.292788" calcext:value-type="float">
            <text:p>0.292788</text:p>
          </table:table-cell>
          <table:table-cell office:value-type="float" office:value="0.295348" calcext:value-type="float">
            <text:p>0.295348</text:p>
          </table:table-cell>
        </table:table-row>
        <table:table-row table:style-name="ro1">
          <table:table-cell office:value-type="float" office:value="0.372016" calcext:value-type="float">
            <text:p>0.372016</text:p>
          </table:table-cell>
          <table:table-cell office:value-type="float" office:value="0.254602" calcext:value-type="float">
            <text:p>0.254602</text:p>
          </table:table-cell>
          <table:table-cell office:value-type="float" office:value="0.265959" calcext:value-type="float">
            <text:p>0.265959</text:p>
          </table:table-cell>
          <table:table-cell office:value-type="float" office:value="0.310347" calcext:value-type="float">
            <text:p>0.310347</text:p>
          </table:table-cell>
        </table:table-row>
        <table:table-row table:style-name="ro1">
          <table:table-cell office:value-type="float" office:value="0.315479" calcext:value-type="float">
            <text:p>0.315479</text:p>
          </table:table-cell>
          <table:table-cell office:value-type="float" office:value="0.258819" calcext:value-type="float">
            <text:p>0.258819</text:p>
          </table:table-cell>
          <table:table-cell office:value-type="float" office:value="0.316567" calcext:value-type="float">
            <text:p>0.316567</text:p>
          </table:table-cell>
          <table:table-cell office:value-type="float" office:value="0.296637" calcext:value-type="float">
            <text:p>0.296637</text:p>
          </table:table-cell>
        </table:table-row>
        <table:table-row table:style-name="ro1">
          <table:table-cell office:value-type="float" office:value="0.23066" calcext:value-type="float">
            <text:p>0.23066</text:p>
          </table:table-cell>
          <table:table-cell office:value-type="float" office:value="0.263031" calcext:value-type="float">
            <text:p>0.263031</text:p>
          </table:table-cell>
          <table:table-cell office:value-type="float" office:value="0.330137" calcext:value-type="float">
            <text:p>0.330137</text:p>
          </table:table-cell>
          <table:table-cell office:value-type="float" office:value="0.3061" calcext:value-type="float">
            <text:p>0.3061</text:p>
          </table:table-cell>
        </table:table-row>
        <table:table-row table:style-name="ro1">
          <table:table-cell office:value-type="float" office:value="0.356764" calcext:value-type="float">
            <text:p>0.356764</text:p>
          </table:table-cell>
          <table:table-cell office:value-type="float" office:value="0.267238" calcext:value-type="float">
            <text:p>0.267238</text:p>
          </table:table-cell>
          <table:table-cell office:value-type="float" office:value="0.33671" calcext:value-type="float">
            <text:p>0.33671</text:p>
          </table:table-cell>
          <table:table-cell office:value-type="float" office:value="0.294547" calcext:value-type="float">
            <text:p>0.294547</text:p>
          </table:table-cell>
        </table:table-row>
        <table:table-row table:style-name="ro1">
          <table:table-cell office:value-type="float" office:value="0.375766" calcext:value-type="float">
            <text:p>0.375766</text:p>
          </table:table-cell>
          <table:table-cell office:value-type="float" office:value="0.27144" calcext:value-type="float">
            <text:p>0.27144</text:p>
          </table:table-cell>
          <table:table-cell office:value-type="float" office:value="0.318484" calcext:value-type="float">
            <text:p>0.318484</text:p>
          </table:table-cell>
          <table:table-cell office:value-type="float" office:value="0.319671" calcext:value-type="float">
            <text:p>0.319671</text:p>
          </table:table-cell>
        </table:table-row>
        <table:table-row table:style-name="ro1">
          <table:table-cell office:value-type="float" office:value="0.404882" calcext:value-type="float">
            <text:p>0.404882</text:p>
          </table:table-cell>
          <table:table-cell office:value-type="float" office:value="0.275637" calcext:value-type="float">
            <text:p>0.275637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323553" calcext:value-type="float">
            <text:p>0.323553</text:p>
          </table:table-cell>
        </table:table-row>
        <table:table-row table:style-name="ro1">
          <table:table-cell office:value-type="float" office:value="0.224347" calcext:value-type="float">
            <text:p>0.224347</text:p>
          </table:table-cell>
          <table:table-cell office:value-type="float" office:value="0.279829" calcext:value-type="float">
            <text:p>0.279829</text:p>
          </table:table-cell>
          <table:table-cell office:value-type="float" office:value="0.310691" calcext:value-type="float">
            <text:p>0.310691</text:p>
          </table:table-cell>
          <table:table-cell office:value-type="float" office:value="0.310368" calcext:value-type="float">
            <text:p>0.310368</text:p>
          </table:table-cell>
        </table:table-row>
        <table:table-row table:style-name="ro1">
          <table:table-cell office:value-type="float" office:value="0.310739" calcext:value-type="float">
            <text:p>0.310739</text:p>
          </table:table-cell>
          <table:table-cell office:value-type="float" office:value="0.284015" calcext:value-type="float">
            <text:p>0.284015</text:p>
          </table:table-cell>
          <table:table-cell office:value-type="float" office:value="0.311556" calcext:value-type="float">
            <text:p>0.311556</text:p>
          </table:table-cell>
          <table:table-cell office:value-type="float" office:value="0.3106" calcext:value-type="float">
            <text:p>0.3106</text:p>
          </table:table-cell>
        </table:table-row>
        <table:table-row table:style-name="ro1">
          <table:table-cell office:value-type="float" office:value="0.237721" calcext:value-type="float">
            <text:p>0.237721</text:p>
          </table:table-cell>
          <table:table-cell office:value-type="float" office:value="0.288196" calcext:value-type="float">
            <text:p>0.288196</text:p>
          </table:table-cell>
          <table:table-cell office:value-type="float" office:value="0.300704" calcext:value-type="float">
            <text:p>0.300704</text:p>
          </table:table-cell>
          <table:table-cell office:value-type="float" office:value="0.324131" calcext:value-type="float">
            <text:p>0.324131</text:p>
          </table:table-cell>
        </table:table-row>
        <table:table-row table:style-name="ro1">
          <table:table-cell office:value-type="float" office:value="0.380091" calcext:value-type="float">
            <text:p>0.380091</text:p>
          </table:table-cell>
          <table:table-cell office:value-type="float" office:value="0.292372" calcext:value-type="float">
            <text:p>0.292372</text:p>
          </table:table-cell>
          <table:table-cell office:value-type="float" office:value="0.301231" calcext:value-type="float">
            <text:p>0.301231</text:p>
          </table:table-cell>
          <table:table-cell office:value-type="float" office:value="0.3293" calcext:value-type="float">
            <text:p>0.3293</text:p>
          </table:table-cell>
        </table:table-row>
        <table:table-row table:style-name="ro1">
          <table:table-cell office:value-type="float" office:value="0.350622" calcext:value-type="float">
            <text:p>0.350622</text:p>
          </table:table-cell>
          <table:table-cell office:value-type="float" office:value="0.296542" calcext:value-type="float">
            <text:p>0.296542</text:p>
          </table:table-cell>
          <table:table-cell office:value-type="float" office:value="0.302689" calcext:value-type="float">
            <text:p>0.302689</text:p>
          </table:table-cell>
          <table:table-cell office:value-type="float" office:value="0.322836" calcext:value-type="float">
            <text:p>0.322836</text:p>
          </table:table-cell>
        </table:table-row>
        <table:table-row table:style-name="ro1">
          <table:table-cell office:value-type="float" office:value="0.226982" calcext:value-type="float">
            <text:p>0.226982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0.331045" calcext:value-type="float">
            <text:p>0.331045</text:p>
          </table:table-cell>
          <table:table-cell office:value-type="float" office:value="0.325788" calcext:value-type="float">
            <text:p>0.325788</text:p>
          </table:table-cell>
        </table:table-row>
        <table:table-row table:style-name="ro1">
          <table:table-cell office:value-type="float" office:value="0.31803" calcext:value-type="float">
            <text:p>0.31803</text:p>
          </table:table-cell>
          <table:table-cell office:value-type="float" office:value="0.304864" calcext:value-type="float">
            <text:p>0.304864</text:p>
          </table:table-cell>
          <table:table-cell office:value-type="float" office:value="0.33775" calcext:value-type="float">
            <text:p>0.33775</text:p>
          </table:table-cell>
          <table:table-cell office:value-type="float" office:value="0.345935" calcext:value-type="float">
            <text:p>0.345935</text:p>
          </table:table-cell>
        </table:table-row>
        <table:table-row table:style-name="ro1">
          <table:table-cell office:value-type="float" office:value="0.379498" calcext:value-type="float">
            <text:p>0.379498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32856" calcext:value-type="float">
            <text:p>0.32856</text:p>
          </table:table-cell>
          <table:table-cell office:value-type="float" office:value="0.336018" calcext:value-type="float">
            <text:p>0.336018</text:p>
          </table:table-cell>
        </table:table-row>
        <table:table-row table:style-name="ro1">
          <table:table-cell office:value-type="float" office:value="0.41362" calcext:value-type="float">
            <text:p>0.41362</text:p>
          </table:table-cell>
          <table:table-cell office:value-type="float" office:value="0.313164" calcext:value-type="float">
            <text:p>0.313164</text:p>
          </table:table-cell>
          <table:table-cell office:value-type="float" office:value="0.370634" calcext:value-type="float">
            <text:p>0.370634</text:p>
          </table:table-cell>
          <table:table-cell office:value-type="float" office:value="0.351656" calcext:value-type="float">
            <text:p>0.351656</text:p>
          </table:table-cell>
        </table:table-row>
        <table:table-row table:style-name="ro1">
          <table:table-cell office:value-type="float" office:value="0.304668" calcext:value-type="float">
            <text:p>0.304668</text:p>
          </table:table-cell>
          <table:table-cell office:value-type="float" office:value="0.317305" calcext:value-type="float">
            <text:p>0.317305</text:p>
          </table:table-cell>
          <table:table-cell office:value-type="float" office:value="0.39622" calcext:value-type="float">
            <text:p>0.39622</text:p>
          </table:table-cell>
          <table:table-cell office:value-type="float" office:value="0.339282" calcext:value-type="float">
            <text:p>0.339282</text:p>
          </table:table-cell>
        </table:table-row>
        <table:table-row table:style-name="ro1">
          <table:table-cell office:value-type="float" office:value="0.437355" calcext:value-type="float">
            <text:p>0.437355</text:p>
          </table:table-cell>
          <table:table-cell office:value-type="float" office:value="0.321439" calcext:value-type="float">
            <text:p>0.321439</text:p>
          </table:table-cell>
          <table:table-cell office:value-type="float" office:value="0.360651" calcext:value-type="float">
            <text:p>0.360651</text:p>
          </table:table-cell>
          <table:table-cell office:value-type="float" office:value="0.347442" calcext:value-type="float">
            <text:p>0.347442</text:p>
          </table:table-cell>
        </table:table-row>
        <table:table-row table:style-name="ro1">
          <table:table-cell office:value-type="float" office:value="0.445958" calcext:value-type="float">
            <text:p>0.445958</text:p>
          </table:table-cell>
          <table:table-cell office:value-type="float" office:value="0.325568" calcext:value-type="float">
            <text:p>0.325568</text:p>
          </table:table-cell>
          <table:table-cell office:value-type="float" office:value="0.359875" calcext:value-type="float">
            <text:p>0.359875</text:p>
          </table:table-cell>
          <table:table-cell office:value-type="float" office:value="0.365798" calcext:value-type="float">
            <text:p>0.365798</text:p>
          </table:table-cell>
        </table:table-row>
        <table:table-row table:style-name="ro1">
          <table:table-cell office:value-type="float" office:value="0.201653" calcext:value-type="float">
            <text:p>0.201653</text:p>
          </table:table-cell>
          <table:table-cell office:value-type="float" office:value="0.329691" calcext:value-type="float">
            <text:p>0.329691</text:p>
          </table:table-cell>
          <table:table-cell office:value-type="float" office:value="0.347735" calcext:value-type="float">
            <text:p>0.347735</text:p>
          </table:table-cell>
          <table:table-cell office:value-type="float" office:value="0.380085" calcext:value-type="float">
            <text:p>0.380085</text:p>
          </table:table-cell>
        </table:table-row>
        <table:table-row table:style-name="ro1">
          <table:table-cell office:value-type="float" office:value="0.40974" calcext:value-type="float">
            <text:p>0.40974</text:p>
          </table:table-cell>
          <table:table-cell office:value-type="float" office:value="0.333807" calcext:value-type="float">
            <text:p>0.333807</text:p>
          </table:table-cell>
          <table:table-cell office:value-type="float" office:value="0.348341" calcext:value-type="float">
            <text:p>0.348341</text:p>
          </table:table-cell>
          <table:table-cell office:value-type="float" office:value="0.390814" calcext:value-type="float">
            <text:p>0.390814</text:p>
          </table:table-cell>
        </table:table-row>
        <table:table-row table:style-name="ro1">
          <table:table-cell office:value-type="float" office:value="0.243971" calcext:value-type="float">
            <text:p>0.243971</text:p>
          </table:table-cell>
          <table:table-cell office:value-type="float" office:value="0.337917" calcext:value-type="float">
            <text:p>0.337917</text:p>
          </table:table-cell>
          <table:table-cell office:value-type="float" office:value="0.344931" calcext:value-type="float">
            <text:p>0.344931</text:p>
          </table:table-cell>
          <table:table-cell office:value-type="float" office:value="0.38578" calcext:value-type="float">
            <text:p>0.38578</text:p>
          </table:table-cell>
        </table:table-row>
        <table:table-row table:style-name="ro1">
          <table:table-cell office:value-type="float" office:value="0.440383" calcext:value-type="float">
            <text:p>0.440383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399637" calcext:value-type="float">
            <text:p>0.399637</text:p>
          </table:table-cell>
          <table:table-cell office:value-type="float" office:value="0.390467" calcext:value-type="float">
            <text:p>0.390467</text:p>
          </table:table-cell>
        </table:table-row>
        <table:table-row table:style-name="ro1">
          <table:table-cell office:value-type="float" office:value="0.428907" calcext:value-type="float">
            <text:p>0.428907</text:p>
          </table:table-cell>
          <table:table-cell office:value-type="float" office:value="0.346117" calcext:value-type="float">
            <text:p>0.346117</text:p>
          </table:table-cell>
          <table:table-cell office:value-type="float" office:value="0.417192" calcext:value-type="float">
            <text:p>0.417192</text:p>
          </table:table-cell>
          <table:table-cell office:value-type="float" office:value="0.395462" calcext:value-type="float">
            <text:p>0.395462</text:p>
          </table:table-cell>
        </table:table-row>
        <table:table-row table:style-name="ro1">
          <table:table-cell office:value-type="float" office:value="0.475186" calcext:value-type="float">
            <text:p>0.475186</text:p>
          </table:table-cell>
          <table:table-cell office:value-type="float" office:value="0.350207" calcext:value-type="float">
            <text:p>0.350207</text:p>
          </table:table-cell>
          <table:table-cell office:value-type="float" office:value="0.440046" calcext:value-type="float">
            <text:p>0.440046</text:p>
          </table:table-cell>
          <table:table-cell office:value-type="float" office:value="0.389544" calcext:value-type="float">
            <text:p>0.389544</text:p>
          </table:table-cell>
        </table:table-row>
        <table:table-row table:style-name="ro1">
          <table:table-cell office:value-type="float" office:value="0.497512" calcext:value-type="float">
            <text:p>0.497512</text:p>
          </table:table-cell>
          <table:table-cell office:value-type="float" office:value="0.354291" calcext:value-type="float">
            <text:p>0.354291</text:p>
          </table:table-cell>
          <table:table-cell office:value-type="float" office:value="0.423216" calcext:value-type="float">
            <text:p>0.423216</text:p>
          </table:table-cell>
          <table:table-cell office:value-type="float" office:value="0.408553" calcext:value-type="float">
            <text:p>0.408553</text:p>
          </table:table-cell>
        </table:table-row>
        <table:table-row table:style-name="ro1">
          <table:table-cell office:value-type="float" office:value="0.358243" calcext:value-type="float">
            <text:p>0.358243</text:p>
          </table:table-cell>
          <table:table-cell office:value-type="float" office:value="0.358368" calcext:value-type="float">
            <text:p>0.358368</text:p>
          </table:table-cell>
          <table:table-cell office:value-type="float" office:value="0.435893" calcext:value-type="float">
            <text:p>0.435893</text:p>
          </table:table-cell>
          <table:table-cell office:value-type="float" office:value="0.393329" calcext:value-type="float">
            <text:p>0.393329</text:p>
          </table:table-cell>
        </table:table-row>
        <table:table-row table:style-name="ro1">
          <table:table-cell office:value-type="float" office:value="0.35623" calcext:value-type="float">
            <text:p>0.35623</text:p>
          </table:table-cell>
          <table:table-cell office:value-type="float" office:value="0.362438" calcext:value-type="float">
            <text:p>0.362438</text:p>
          </table:table-cell>
          <table:table-cell office:value-type="float" office:value="0.417029" calcext:value-type="float">
            <text:p>0.417029</text:p>
          </table:table-cell>
          <table:table-cell office:value-type="float" office:value="0.419226" calcext:value-type="float">
            <text:p>0.419226</text:p>
          </table:table-cell>
        </table:table-row>
        <table:table-row table:style-name="ro1">
          <table:table-cell office:value-type="float" office:value="0.492296" calcext:value-type="float">
            <text:p>0.492296</text:p>
          </table:table-cell>
          <table:table-cell office:value-type="float" office:value="0.366501" calcext:value-type="float">
            <text:p>0.366501</text:p>
          </table:table-cell>
          <table:table-cell office:value-type="float" office:value="0.399677" calcext:value-type="float">
            <text:p>0.399677</text:p>
          </table:table-cell>
          <table:table-cell office:value-type="float" office:value="0.40889" calcext:value-type="float">
            <text:p>0.40889</text:p>
          </table:table-cell>
        </table:table-row>
        <table:table-row table:style-name="ro1">
          <table:table-cell office:value-type="float" office:value="0.380866" calcext:value-type="float">
            <text:p>0.380866</text:p>
          </table:table-cell>
          <table:table-cell office:value-type="float" office:value="0.370557" calcext:value-type="float">
            <text:p>0.370557</text:p>
          </table:table-cell>
          <table:table-cell office:value-type="float" office:value="0.376483" calcext:value-type="float">
            <text:p>0.376483</text:p>
          </table:table-cell>
          <table:table-cell office:value-type="float" office:value="0.395874" calcext:value-type="float">
            <text:p>0.395874</text:p>
          </table:table-cell>
        </table:table-row>
        <table:table-row table:style-name="ro1">
          <table:table-cell office:value-type="float" office:value="0.410749" calcext:value-type="float">
            <text:p>0.410749</text:p>
          </table:table-cell>
          <table:table-cell office:value-type="float" office:value="0.374607" calcext:value-type="float">
            <text:p>0.374607</text:p>
          </table:table-cell>
          <table:table-cell office:value-type="float" office:value="0.411004" calcext:value-type="float">
            <text:p>0.411004</text:p>
          </table:table-cell>
          <table:table-cell office:value-type="float" office:value="0.391192" calcext:value-type="float">
            <text:p>0.391192</text:p>
          </table:table-cell>
        </table:table-row>
        <table:table-row table:style-name="ro1">
          <table:table-cell office:value-type="float" office:value="0.242273" calcext:value-type="float">
            <text:p>0.242273</text:p>
          </table:table-cell>
          <table:table-cell office:value-type="float" office:value="0.378649" calcext:value-type="float">
            <text:p>0.378649</text:p>
          </table:table-cell>
          <table:table-cell office:value-type="float" office:value="0.377884" calcext:value-type="float">
            <text:p>0.377884</text:p>
          </table:table-cell>
          <table:table-cell office:value-type="float" office:value="0.386897" calcext:value-type="float">
            <text:p>0.386897</text:p>
          </table:table-cell>
        </table:table-row>
        <table:table-row table:style-name="ro1">
          <table:table-cell office:value-type="float" office:value="0.528839" calcext:value-type="float">
            <text:p>0.528839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358855" calcext:value-type="float">
            <text:p>0.358855</text:p>
          </table:table-cell>
          <table:table-cell office:value-type="float" office:value="0.391198" calcext:value-type="float">
            <text:p>0.391198</text:p>
          </table:table-cell>
        </table:table-row>
        <table:table-row table:style-name="ro1">
          <table:table-cell office:value-type="float" office:value="0.326693" calcext:value-type="float">
            <text:p>0.326693</text:p>
          </table:table-cell>
          <table:table-cell office:value-type="float" office:value="0.386711" calcext:value-type="float">
            <text:p>0.386711</text:p>
          </table:table-cell>
          <table:table-cell office:value-type="float" office:value="0.361443" calcext:value-type="float">
            <text:p>0.361443</text:p>
          </table:table-cell>
          <table:table-cell office:value-type="float" office:value="0.392138" calcext:value-type="float">
            <text:p>0.392138</text:p>
          </table:table-cell>
        </table:table-row>
        <table:table-row table:style-name="ro1">
          <table:table-cell office:value-type="float" office:value="0.285723" calcext:value-type="float">
            <text:p>0.285723</text:p>
          </table:table-cell>
          <table:table-cell office:value-type="float" office:value="0.390731" calcext:value-type="float">
            <text:p>0.390731</text:p>
          </table:table-cell>
          <table:table-cell office:value-type="float" office:value="0.403043" calcext:value-type="float">
            <text:p>0.403043</text:p>
          </table:table-cell>
          <table:table-cell office:value-type="float" office:value="0.397775" calcext:value-type="float">
            <text:p>0.397775</text:p>
          </table:table-cell>
        </table:table-row>
        <table:table-row table:style-name="ro1">
          <table:table-cell office:value-type="float" office:value="0.42369" calcext:value-type="float">
            <text:p>0.42369</text:p>
          </table:table-cell>
          <table:table-cell office:value-type="float" office:value="0.394744" calcext:value-type="float">
            <text:p>0.394744</text:p>
          </table:table-cell>
          <table:table-cell office:value-type="float" office:value="0.378385" calcext:value-type="float">
            <text:p>0.378385</text:p>
          </table:table-cell>
          <table:table-cell office:value-type="float" office:value="0.408435" calcext:value-type="float">
            <text:p>0.408435</text:p>
          </table:table-cell>
        </table:table-row>
        <table:table-row table:style-name="ro1">
          <table:table-cell office:value-type="float" office:value="0.450269" calcext:value-type="float">
            <text:p>0.450269</text:p>
          </table:table-cell>
          <table:table-cell office:value-type="float" office:value="0.398749" calcext:value-type="float">
            <text:p>0.398749</text:p>
          </table:table-cell>
          <table:table-cell office:value-type="float" office:value="0.38636" calcext:value-type="float">
            <text:p>0.38636</text:p>
          </table:table-cell>
          <table:table-cell office:value-type="float" office:value="0.402271" calcext:value-type="float">
            <text:p>0.402271</text:p>
          </table:table-cell>
        </table:table-row>
        <table:table-row table:style-name="ro1">
          <table:table-cell office:value-type="float" office:value="0.405548" calcext:value-type="float">
            <text:p>0.405548</text:p>
          </table:table-cell>
          <table:table-cell office:value-type="float" office:value="0.402747" calcext:value-type="float">
            <text:p>0.402747</text:p>
          </table:table-cell>
          <table:table-cell office:value-type="float" office:value="0.440077" calcext:value-type="float">
            <text:p>0.440077</text:p>
          </table:table-cell>
          <table:table-cell office:value-type="float" office:value="0.409196" calcext:value-type="float">
            <text:p>0.409196</text:p>
          </table:table-cell>
        </table:table-row>
        <table:table-row table:style-name="ro1">
          <table:table-cell office:value-type="float" office:value="0.366568" calcext:value-type="float">
            <text:p>0.366568</text:p>
          </table:table-cell>
          <table:table-cell office:value-type="float" office:value="0.406737" calcext:value-type="float">
            <text:p>0.406737</text:p>
          </table:table-cell>
          <table:table-cell office:value-type="float" office:value="0.454964" calcext:value-type="float">
            <text:p>0.454964</text:p>
          </table:table-cell>
          <table:table-cell office:value-type="float" office:value="0.387218" calcext:value-type="float">
            <text:p>0.387218</text:p>
          </table:table-cell>
        </table:table-row>
        <table:table-row table:style-name="ro1">
          <table:table-cell office:value-type="float" office:value="0.55431" calcext:value-type="float">
            <text:p>0.55431</text:p>
          </table:table-cell>
          <table:table-cell office:value-type="float" office:value="0.410719" calcext:value-type="float">
            <text:p>0.410719</text:p>
          </table:table-cell>
          <table:table-cell office:value-type="float" office:value="0.433499" calcext:value-type="float">
            <text:p>0.433499</text:p>
          </table:table-cell>
          <table:table-cell office:value-type="float" office:value="0.405341" calcext:value-type="float">
            <text:p>0.405341</text:p>
          </table:table-cell>
        </table:table-row>
        <table:table-row table:style-name="ro1">
          <table:table-cell office:value-type="float" office:value="0.498127" calcext:value-type="float">
            <text:p>0.498127</text:p>
          </table:table-cell>
          <table:table-cell office:value-type="float" office:value="0.414693" calcext:value-type="float">
            <text:p>0.414693</text:p>
          </table:table-cell>
          <table:table-cell office:value-type="float" office:value="0.41608" calcext:value-type="float">
            <text:p>0.41608</text:p>
          </table:table-cell>
          <table:table-cell office:value-type="float" office:value="0.409254" calcext:value-type="float">
            <text:p>0.409254</text:p>
          </table:table-cell>
        </table:table-row>
        <table:table-row table:style-name="ro1">
          <table:table-cell office:value-type="float" office:value="0.342943" calcext:value-type="float">
            <text:p>0.342943</text:p>
          </table:table-cell>
          <table:table-cell office:value-type="float" office:value="0.41866" calcext:value-type="float">
            <text:p>0.41866</text:p>
          </table:table-cell>
          <table:table-cell office:value-type="float" office:value="0.400182" calcext:value-type="float">
            <text:p>0.400182</text:p>
          </table:table-cell>
          <table:table-cell office:value-type="float" office:value="0.403338" calcext:value-type="float">
            <text:p>0.403338</text:p>
          </table:table-cell>
        </table:table-row>
        <table:table-row table:style-name="ro1">
          <table:table-cell office:value-type="float" office:value="0.318451" calcext:value-type="float">
            <text:p>0.318451</text:p>
          </table:table-cell>
          <table:table-cell office:value-type="float" office:value="0.422618" calcext:value-type="float">
            <text:p>0.422618</text:p>
          </table:table-cell>
          <table:table-cell office:value-type="float" office:value="0.39453" calcext:value-type="float">
            <text:p>0.39453</text:p>
          </table:table-cell>
          <table:table-cell office:value-type="float" office:value="0.40402" calcext:value-type="float">
            <text:p>0.40402</text:p>
          </table:table-cell>
        </table:table-row>
        <table:table-row table:style-name="ro1">
          <table:table-cell office:value-type="float" office:value="0.287078" calcext:value-type="float">
            <text:p>0.287078</text:p>
          </table:table-cell>
          <table:table-cell office:value-type="float" office:value="0.426569" calcext:value-type="float">
            <text:p>0.426569</text:p>
          </table:table-cell>
          <table:table-cell office:value-type="float" office:value="0.360657" calcext:value-type="float">
            <text:p>0.360657</text:p>
          </table:table-cell>
          <table:table-cell office:value-type="float" office:value="0.394921" calcext:value-type="float">
            <text:p>0.394921</text:p>
          </table:table-cell>
        </table:table-row>
        <table:table-row table:style-name="ro1">
          <table:table-cell office:value-type="float" office:value="0.526049" calcext:value-type="float">
            <text:p>0.526049</text:p>
          </table:table-cell>
          <table:table-cell office:value-type="float" office:value="0.430511" calcext:value-type="float">
            <text:p>0.430511</text:p>
          </table:table-cell>
          <table:table-cell office:value-type="float" office:value="0.36379" calcext:value-type="float">
            <text:p>0.36379</text:p>
          </table:table-cell>
          <table:table-cell office:value-type="float" office:value="0.391964" calcext:value-type="float">
            <text:p>0.391964</text:p>
          </table:table-cell>
        </table:table-row>
        <table:table-row table:style-name="ro1">
          <table:table-cell office:value-type="float" office:value="0.328762" calcext:value-type="float">
            <text:p>0.328762</text:p>
          </table:table-cell>
          <table:table-cell office:value-type="float" office:value="0.434445" calcext:value-type="float">
            <text:p>0.434445</text:p>
          </table:table-cell>
          <table:table-cell office:value-type="float" office:value="0.391655" calcext:value-type="float">
            <text:p>0.391655</text:p>
          </table:table-cell>
          <table:table-cell office:value-type="float" office:value="0.371269" calcext:value-type="float">
            <text:p>0.371269</text:p>
          </table:table-cell>
        </table:table-row>
        <table:table-row table:style-name="ro1">
          <table:table-cell office:value-type="float" office:value="0.358609" calcext:value-type="float">
            <text:p>0.358609</text:p>
          </table:table-cell>
          <table:table-cell office:value-type="float" office:value="0.438371" calcext:value-type="float">
            <text:p>0.438371</text:p>
          </table:table-cell>
          <table:table-cell office:value-type="float" office:value="0.395331" calcext:value-type="float">
            <text:p>0.395331</text:p>
          </table:table-cell>
          <table:table-cell office:value-type="float" office:value="0.357235" calcext:value-type="float">
            <text:p>0.357235</text:p>
          </table:table-cell>
        </table:table-row>
        <table:table-row table:style-name="ro1">
          <table:table-cell office:value-type="float" office:value="0.457777" calcext:value-type="float">
            <text:p>0.457777</text:p>
          </table:table-cell>
          <table:table-cell office:value-type="float" office:value="0.442289" calcext:value-type="float">
            <text:p>0.442289</text:p>
          </table:table-cell>
          <table:table-cell office:value-type="float" office:value="0.35693" calcext:value-type="float">
            <text:p>0.35693</text:p>
          </table:table-cell>
          <table:table-cell office:value-type="float" office:value="0.380428" calcext:value-type="float">
            <text:p>0.380428</text:p>
          </table:table-cell>
        </table:table-row>
        <table:table-row table:style-name="ro1">
          <table:table-cell office:value-type="float" office:value="0.305459" calcext:value-type="float">
            <text:p>0.305459</text:p>
          </table:table-cell>
          <table:table-cell office:value-type="float" office:value="0.446198" calcext:value-type="float">
            <text:p>0.446198</text:p>
          </table:table-cell>
          <table:table-cell office:value-type="float" office:value="0.356511" calcext:value-type="float">
            <text:p>0.356511</text:p>
          </table:table-cell>
          <table:table-cell office:value-type="float" office:value="0.394155" calcext:value-type="float">
            <text:p>0.394155</text:p>
          </table:table-cell>
        </table:table-row>
        <table:table-row table:style-name="ro1">
          <table:table-cell office:value-type="float" office:value="0.334044" calcext:value-type="float">
            <text:p>0.334044</text:p>
          </table:table-cell>
          <table:table-cell office:value-type="float" office:value="0.450098" calcext:value-type="float">
            <text:p>0.450098</text:p>
          </table:table-cell>
          <table:table-cell office:value-type="float" office:value="0.353539" calcext:value-type="float">
            <text:p>0.353539</text:p>
          </table:table-cell>
          <table:table-cell office:value-type="float" office:value="0.416155" calcext:value-type="float">
            <text:p>0.416155</text:p>
          </table:table-cell>
        </table:table-row>
        <table:table-row table:style-name="ro1">
          <table:table-cell office:value-type="float" office:value="0.326665" calcext:value-type="float">
            <text:p>0.326665</text:p>
          </table:table-cell>
          <table:table-cell office:value-type="float" office:value="0.45399" calcext:value-type="float">
            <text:p>0.45399</text:p>
          </table:table-cell>
          <table:table-cell office:value-type="float" office:value="0.381596" calcext:value-type="float">
            <text:p>0.381596</text:p>
          </table:table-cell>
          <table:table-cell office:value-type="float" office:value="0.401704" calcext:value-type="float">
            <text:p>0.401704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457874" calcext:value-type="float">
            <text:p>0.457874</text:p>
          </table:table-cell>
          <table:table-cell office:value-type="float" office:value="0.414394" calcext:value-type="float">
            <text:p>0.414394</text:p>
          </table:table-cell>
          <table:table-cell office:value-type="float" office:value="0.423598" calcext:value-type="float">
            <text:p>0.423598</text:p>
          </table:table-cell>
        </table:table-row>
        <table:table-row table:style-name="ro1">
          <table:table-cell office:value-type="float" office:value="0.598063" calcext:value-type="float">
            <text:p>0.598063</text:p>
          </table:table-cell>
          <table:table-cell office:value-type="float" office:value="0.461749" calcext:value-type="float">
            <text:p>0.461749</text:p>
          </table:table-cell>
          <table:table-cell office:value-type="float" office:value="0.453402" calcext:value-type="float">
            <text:p>0.453402</text:p>
          </table:table-cell>
          <table:table-cell office:value-type="float" office:value="0.43296" calcext:value-type="float">
            <text:p>0.43296</text:p>
          </table:table-cell>
        </table:table-row>
        <table:table-row table:style-name="ro1">
          <table:table-cell office:value-type="float" office:value="0.469446" calcext:value-type="float">
            <text:p>0.469446</text:p>
          </table:table-cell>
          <table:table-cell office:value-type="float" office:value="0.465615" calcext:value-type="float">
            <text:p>0.465615</text:p>
          </table:table-cell>
          <table:table-cell office:value-type="float" office:value="0.461486" calcext:value-type="float">
            <text:p>0.461486</text:p>
          </table:table-cell>
          <table:table-cell office:value-type="float" office:value="0.426424" calcext:value-type="float">
            <text:p>0.426424</text:p>
          </table:table-cell>
        </table:table-row>
        <table:table-row table:style-name="ro1">
          <table:table-cell office:value-type="float" office:value="0.529084" calcext:value-type="float">
            <text:p>0.529084</text:p>
          </table:table-cell>
          <table:table-cell office:value-type="float" office:value="0.469472" calcext:value-type="float">
            <text:p>0.469472</text:p>
          </table:table-cell>
          <table:table-cell office:value-type="float" office:value="0.506655" calcext:value-type="float">
            <text:p>0.506655</text:p>
          </table:table-cell>
          <table:table-cell office:value-type="float" office:value="0.439059" calcext:value-type="float">
            <text:p>0.439059</text:p>
          </table:table-cell>
        </table:table-row>
        <table:table-row table:style-name="ro1">
          <table:table-cell office:value-type="float" office:value="0.367087" calcext:value-type="float">
            <text:p>0.367087</text:p>
          </table:table-cell>
          <table:table-cell office:value-type="float" office:value="0.47332" calcext:value-type="float">
            <text:p>0.47332</text:p>
          </table:table-cell>
          <table:table-cell office:value-type="float" office:value="0.47936" calcext:value-type="float">
            <text:p>0.47936</text:p>
          </table:table-cell>
          <table:table-cell office:value-type="float" office:value="0.453482" calcext:value-type="float">
            <text:p>0.453482</text:p>
          </table:table-cell>
        </table:table-row>
        <table:table-row table:style-name="ro1">
          <table:table-cell office:value-type="float" office:value="0.569596" calcext:value-type="float">
            <text:p>0.569596</text:p>
          </table:table-cell>
          <table:table-cell office:value-type="float" office:value="0.477159" calcext:value-type="float">
            <text:p>0.477159</text:p>
          </table:table-cell>
          <table:table-cell office:value-type="float" office:value="0.462647" calcext:value-type="float">
            <text:p>0.462647</text:p>
          </table:table-cell>
          <table:table-cell office:value-type="float" office:value="0.458111" calcext:value-type="float">
            <text:p>0.458111</text:p>
          </table:table-cell>
        </table:table-row>
        <table:table-row table:style-name="ro1">
          <table:table-cell office:value-type="float" office:value="0.46159" calcext:value-type="float">
            <text:p>0.46159</text:p>
          </table:table-cell>
          <table:table-cell office:value-type="float" office:value="0.480989" calcext:value-type="float">
            <text:p>0.480989</text:p>
          </table:table-cell>
          <table:table-cell office:value-type="float" office:value="0.445719" calcext:value-type="float">
            <text:p>0.445719</text:p>
          </table:table-cell>
          <table:table-cell office:value-type="float" office:value="0.460132" calcext:value-type="float">
            <text:p>0.460132</text:p>
          </table:table-cell>
        </table:table-row>
        <table:table-row table:style-name="ro1">
          <table:table-cell office:value-type="float" office:value="0.38588" calcext:value-type="float">
            <text:p>0.38588</text:p>
          </table:table-cell>
          <table:table-cell office:value-type="float" office:value="0.48481" calcext:value-type="float">
            <text:p>0.48481</text:p>
          </table:table-cell>
          <table:table-cell office:value-type="float" office:value="0.470842" calcext:value-type="float">
            <text:p>0.470842</text:p>
          </table:table-cell>
          <table:table-cell office:value-type="float" office:value="0.461492" calcext:value-type="float">
            <text:p>0.461492</text:p>
          </table:table-cell>
        </table:table-row>
        <table:table-row table:style-name="ro1">
          <table:table-cell office:value-type="float" office:value="0.444444" calcext:value-type="float">
            <text:p>0.444444</text:p>
          </table:table-cell>
          <table:table-cell office:value-type="float" office:value="0.488621" calcext:value-type="float">
            <text:p>0.488621</text:p>
          </table:table-cell>
          <table:table-cell office:value-type="float" office:value="0.432439" calcext:value-type="float">
            <text:p>0.432439</text:p>
          </table:table-cell>
          <table:table-cell office:value-type="float" office:value="0.454353" calcext:value-type="float">
            <text:p>0.454353</text:p>
          </table:table-cell>
        </table:table-row>
        <table:table-row table:style-name="ro1">
          <table:table-cell office:value-type="float" office:value="0.492699" calcext:value-type="float">
            <text:p>0.492699</text:p>
          </table:table-cell>
          <table:table-cell office:value-type="float" office:value="0.492424" calcext:value-type="float">
            <text:p>0.492424</text:p>
          </table:table-cell>
          <table:table-cell office:value-type="float" office:value="0.413318" calcext:value-type="float">
            <text:p>0.413318</text:p>
          </table:table-cell>
          <table:table-cell office:value-type="float" office:value="0.449374" calcext:value-type="float">
            <text:p>0.449374</text:p>
          </table:table-cell>
        </table:table-row>
        <table:table-row table:style-name="ro1">
          <table:table-cell office:value-type="float" office:value="0.377585" calcext:value-type="float">
            <text:p>0.377585</text:p>
          </table:table-cell>
          <table:table-cell office:value-type="float" office:value="0.496217" calcext:value-type="float">
            <text:p>0.496217</text:p>
          </table:table-cell>
          <table:table-cell office:value-type="float" office:value="0.458746" calcext:value-type="float">
            <text:p>0.458746</text:p>
          </table:table-cell>
          <table:table-cell office:value-type="float" office:value="0.450044" calcext:value-type="float">
            <text:p>0.450044</text:p>
          </table:table-cell>
        </table:table-row>
        <table:table-row table:style-name="ro1">
          <table:table-cell office:value-type="float" office:value="0.365983" calcext:value-type="float">
            <text:p>0.365983</text:p>
          </table:table-cell>
          <table:table-cell office:value-type="float" office:value="0.5" calcext:value-type="float">
            <text:p>0.5</text:p>
          </table:table-cell>
          <table:table-cell office:value-type="float" office:value="0.448041" calcext:value-type="float">
            <text:p>0.448041</text:p>
          </table:table-cell>
          <table:table-cell office:value-type="float" office:value="0.443004" calcext:value-type="float">
            <text:p>0.443004</text:p>
          </table:table-cell>
        </table:table-row>
        <table:table-row table:style-name="ro1">
          <table:table-cell office:value-type="float" office:value="0.61302" calcext:value-type="float">
            <text:p>0.61302</text:p>
          </table:table-cell>
          <table:table-cell office:value-type="float" office:value="0.503774" calcext:value-type="float">
            <text:p>0.503774</text:p>
          </table:table-cell>
          <table:table-cell office:value-type="float" office:value="0.444363" calcext:value-type="float">
            <text:p>0.444363</text:p>
          </table:table-cell>
          <table:table-cell office:value-type="float" office:value="0.440816" calcext:value-type="float">
            <text:p>0.440816</text:p>
          </table:table-cell>
        </table:table-row>
        <table:table-row table:style-name="ro1">
          <table:table-cell office:value-type="float" office:value="0.390919" calcext:value-type="float">
            <text:p>0.390919</text:p>
          </table:table-cell>
          <table:table-cell office:value-type="float" office:value="0.507538" calcext:value-type="float">
            <text:p>0.507538</text:p>
          </table:table-cell>
          <table:table-cell office:value-type="float" office:value="0.443737" calcext:value-type="float">
            <text:p>0.443737</text:p>
          </table:table-cell>
          <table:table-cell office:value-type="float" office:value="0.45054" calcext:value-type="float">
            <text:p>0.45054</text:p>
          </table:table-cell>
        </table:table-row>
        <table:table-row table:style-name="ro1">
          <table:table-cell office:value-type="float" office:value="0.474307" calcext:value-type="float">
            <text:p>0.474307</text:p>
          </table:table-cell>
          <table:table-cell office:value-type="float" office:value="0.511293" calcext:value-type="float">
            <text:p>0.511293</text:p>
          </table:table-cell>
          <table:table-cell office:value-type="float" office:value="0.468973" calcext:value-type="float">
            <text:p>0.468973</text:p>
          </table:table-cell>
          <table:table-cell office:value-type="float" office:value="0.459933" calcext:value-type="float">
            <text:p>0.459933</text:p>
          </table:table-cell>
        </table:table-row>
        <table:table-row table:style-name="ro1">
          <table:table-cell office:value-type="float" office:value="0.374457" calcext:value-type="float">
            <text:p>0.374457</text:p>
          </table:table-cell>
          <table:table-cell office:value-type="float" office:value="0.515038" calcext:value-type="float">
            <text:p>0.515038</text:p>
          </table:table-cell>
          <table:table-cell office:value-type="float" office:value="0.433874" calcext:value-type="float">
            <text:p>0.433874</text:p>
          </table:table-cell>
          <table:table-cell office:value-type="float" office:value="0.451941" calcext:value-type="float">
            <text:p>0.451941</text:p>
          </table:table-cell>
        </table:table-row>
        <table:table-row table:style-name="ro1">
          <table:table-cell office:value-type="float" office:value="0.492161" calcext:value-type="float">
            <text:p>0.492161</text:p>
          </table:table-cell>
          <table:table-cell office:value-type="float" office:value="0.518773" calcext:value-type="float">
            <text:p>0.518773</text:p>
          </table:table-cell>
          <table:table-cell office:value-type="float" office:value="0.454258" calcext:value-type="float">
            <text:p>0.454258</text:p>
          </table:table-cell>
          <table:table-cell office:value-type="float" office:value="0.476733" calcext:value-type="float">
            <text:p>0.476733</text:p>
          </table:table-cell>
        </table:table-row>
        <table:table-row table:style-name="ro1">
          <table:table-cell office:value-type="float" office:value="0.437526" calcext:value-type="float">
            <text:p>0.437526</text:p>
          </table:table-cell>
          <table:table-cell office:value-type="float" office:value="0.522499" calcext:value-type="float">
            <text:p>0.522499</text:p>
          </table:table-cell>
          <table:table-cell office:value-type="float" office:value="0.468951" calcext:value-type="float">
            <text:p>0.468951</text:p>
          </table:table-cell>
          <table:table-cell office:value-type="float" office:value="0.497295" calcext:value-type="float">
            <text:p>0.497295</text:p>
          </table:table-cell>
        </table:table-row>
        <table:table-row table:style-name="ro1">
          <table:table-cell office:value-type="float" office:value="0.492839" calcext:value-type="float">
            <text:p>0.492839</text:p>
          </table:table-cell>
          <table:table-cell office:value-type="float" office:value="0.526214" calcext:value-type="float">
            <text:p>0.526214</text:p>
          </table:table-cell>
          <table:table-cell office:value-type="float" office:value="0.475016" calcext:value-type="float">
            <text:p>0.475016</text:p>
          </table:table-cell>
          <table:table-cell office:value-type="float" office:value="0.491052" calcext:value-type="float">
            <text:p>0.491052</text:p>
          </table:table-cell>
        </table:table-row>
        <table:table-row table:style-name="ro1">
          <table:table-cell office:value-type="float" office:value="0.547772" calcext:value-type="float">
            <text:p>0.547772</text:p>
          </table:table-cell>
          <table:table-cell office:value-type="float" office:value="0.529919" calcext:value-type="float">
            <text:p>0.529919</text:p>
          </table:table-cell>
          <table:table-cell office:value-type="float" office:value="0.506643" calcext:value-type="float">
            <text:p>0.506643</text:p>
          </table:table-cell>
          <table:table-cell office:value-type="float" office:value="0.496908" calcext:value-type="float">
            <text:p>0.496908</text:p>
          </table:table-cell>
        </table:table-row>
        <table:table-row table:style-name="ro1">
          <table:table-cell office:value-type="float" office:value="0.404785" calcext:value-type="float">
            <text:p>0.404785</text:p>
          </table:table-cell>
          <table:table-cell office:value-type="float" office:value="0.533615" calcext:value-type="float">
            <text:p>0.533615</text:p>
          </table:table-cell>
          <table:table-cell office:value-type="float" office:value="0.537571" calcext:value-type="float">
            <text:p>0.537571</text:p>
          </table:table-cell>
          <table:table-cell office:value-type="float" office:value="0.49448" calcext:value-type="float">
            <text:p>0.49448</text:p>
          </table:table-cell>
        </table:table-row>
        <table:table-row table:style-name="ro1">
          <table:table-cell office:value-type="float" office:value="0.650294" calcext:value-type="float">
            <text:p>0.650294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47872" calcext:value-type="float">
            <text:p>0.547872</text:p>
          </table:table-cell>
          <table:table-cell office:value-type="float" office:value="0.512984" calcext:value-type="float">
            <text:p>0.512984</text:p>
          </table:table-cell>
        </table:table-row>
        <table:table-row table:style-name="ro1">
          <table:table-cell office:value-type="float" office:value="0.592167" calcext:value-type="float">
            <text:p>0.592167</text:p>
          </table:table-cell>
          <table:table-cell office:value-type="float" office:value="0.540974" calcext:value-type="float">
            <text:p>0.540974</text:p>
          </table:table-cell>
          <table:table-cell office:value-type="float" office:value="0.529384" calcext:value-type="float">
            <text:p>0.529384</text:p>
          </table:table-cell>
          <table:table-cell office:value-type="float" office:value="0.512056" calcext:value-type="float">
            <text:p>0.512056</text:p>
          </table:table-cell>
        </table:table-row>
        <table:table-row table:style-name="ro1">
          <table:table-cell office:value-type="float" office:value="0.544343" calcext:value-type="float">
            <text:p>0.544343</text:p>
          </table:table-cell>
          <table:table-cell office:value-type="float" office:value="0.544639" calcext:value-type="float">
            <text:p>0.544639</text:p>
          </table:table-cell>
          <table:table-cell office:value-type="float" office:value="0.537947" calcext:value-type="float">
            <text:p>0.537947</text:p>
          </table:table-cell>
          <table:table-cell office:value-type="float" office:value="0.535784" calcext:value-type="float">
            <text:p>0.535784</text:p>
          </table:table-cell>
        </table:table-row>
        <table:table-row table:style-name="ro1">
          <table:table-cell office:value-type="float" office:value="0.455332" calcext:value-type="float">
            <text:p>0.455332</text:p>
          </table:table-cell>
          <table:table-cell office:value-type="float" office:value="0.548293" calcext:value-type="float">
            <text:p>0.548293</text:p>
          </table:table-cell>
          <table:table-cell office:value-type="float" office:value="0.523489" calcext:value-type="float">
            <text:p>0.523489</text:p>
          </table:table-cell>
          <table:table-cell office:value-type="float" office:value="0.554955" calcext:value-type="float">
            <text:p>0.554955</text:p>
          </table:table-cell>
        </table:table-row>
        <table:table-row table:style-name="ro1">
          <table:table-cell office:value-type="float" office:value="0.447601" calcext:value-type="float">
            <text:p>0.447601</text:p>
          </table:table-cell>
          <table:table-cell office:value-type="float" office:value="0.551937" calcext:value-type="float">
            <text:p>0.551937</text:p>
          </table:table-cell>
          <table:table-cell office:value-type="float" office:value="0.501446" calcext:value-type="float">
            <text:p>0.501446</text:p>
          </table:table-cell>
          <table:table-cell office:value-type="float" office:value="0.548098" calcext:value-type="float">
            <text:p>0.548098</text:p>
          </table:table-cell>
        </table:table-row>
        <table:table-row table:style-name="ro1">
          <table:table-cell office:value-type="float" office:value="0.578004" calcext:value-type="float">
            <text:p>0.578004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532284" calcext:value-type="float">
            <text:p>0.532284</text:p>
          </table:table-cell>
          <table:table-cell office:value-type="float" office:value="0.574986" calcext:value-type="float">
            <text:p>0.574986</text:p>
          </table:table-cell>
        </table:table-row>
        <table:table-row table:style-name="ro1">
          <table:table-cell office:value-type="float" office:value="0.481949" calcext:value-type="float">
            <text:p>0.481949</text:p>
          </table:table-cell>
          <table:table-cell office:value-type="float" office:value="0.559193" calcext:value-type="float">
            <text:p>0.559193</text:p>
          </table:table-cell>
          <table:table-cell office:value-type="float" office:value="0.581963" calcext:value-type="float">
            <text:p>0.581963</text:p>
          </table:table-cell>
          <table:table-cell office:value-type="float" office:value="0.573442" calcext:value-type="float">
            <text:p>0.573442</text:p>
          </table:table-cell>
        </table:table-row>
        <table:table-row table:style-name="ro1">
          <table:table-cell office:value-type="float" office:value="0.698535" calcext:value-type="float">
            <text:p>0.698535</text:p>
          </table:table-cell>
          <table:table-cell office:value-type="float" office:value="0.562805" calcext:value-type="float">
            <text:p>0.562805</text:p>
          </table:table-cell>
          <table:table-cell office:value-type="float" office:value="0.586912" calcext:value-type="float">
            <text:p>0.586912</text:p>
          </table:table-cell>
          <table:table-cell office:value-type="float" office:value="0.56195" calcext:value-type="float">
            <text:p>0.56195</text:p>
          </table:table-cell>
        </table:table-row>
        <table:table-row table:style-name="ro1">
          <table:table-cell office:value-type="float" office:value="0.703725" calcext:value-type="float">
            <text:p>0.703725</text:p>
          </table:table-cell>
          <table:table-cell office:value-type="float" office:value="0.566406" calcext:value-type="float">
            <text:p>0.566406</text:p>
          </table:table-cell>
          <table:table-cell office:value-type="float" office:value="0.61142" calcext:value-type="float">
            <text:p>0.61142</text:p>
          </table:table-cell>
          <table:table-cell office:value-type="float" office:value="0.557479" calcext:value-type="float">
            <text:p>0.557479</text:p>
          </table:table-cell>
        </table:table-row>
        <table:table-row table:style-name="ro1">
          <table:table-cell office:value-type="float" office:value="0.472347" calcext:value-type="float">
            <text:p>0.472347</text:p>
          </table:table-cell>
          <table:table-cell office:value-type="float" office:value="0.569997" calcext:value-type="float">
            <text:p>0.569997</text:p>
          </table:table-cell>
          <table:table-cell office:value-type="float" office:value="0.641694" calcext:value-type="float">
            <text:p>0.641694</text:p>
          </table:table-cell>
          <table:table-cell office:value-type="float" office:value="0.5826" calcext:value-type="float">
            <text:p>0.5826</text:p>
          </table:table-cell>
        </table:table-row>
        <table:table-row table:style-name="ro1">
          <table:table-cell office:value-type="float" office:value="0.700546" calcext:value-type="float">
            <text:p>0.700546</text:p>
          </table:table-cell>
          <table:table-cell office:value-type="float" office:value="0.573576" calcext:value-type="float">
            <text:p>0.573576</text:p>
          </table:table-cell>
          <table:table-cell office:value-type="float" office:value="0.595136" calcext:value-type="float">
            <text:p>0.595136</text:p>
          </table:table-cell>
          <table:table-cell office:value-type="float" office:value="0.597572" calcext:value-type="float">
            <text:p>0.597572</text:p>
          </table:table-cell>
        </table:table-row>
        <table:table-row table:style-name="ro1">
          <table:table-cell office:value-type="float" office:value="0.633317" calcext:value-type="float">
            <text:p>0.633317</text:p>
          </table:table-cell>
          <table:table-cell office:value-type="float" office:value="0.577145" calcext:value-type="float">
            <text:p>0.577145</text:p>
          </table:table-cell>
          <table:table-cell office:value-type="float" office:value="0.553425" calcext:value-type="float">
            <text:p>0.553425</text:p>
          </table:table-cell>
          <table:table-cell office:value-type="float" office:value="0.58818" calcext:value-type="float">
            <text:p>0.58818</text:p>
          </table:table-cell>
        </table:table-row>
        <table:table-row table:style-name="ro1">
          <table:table-cell office:value-type="float" office:value="0.465746" calcext:value-type="float">
            <text:p>0.465746</text:p>
          </table:table-cell>
          <table:table-cell office:value-type="float" office:value="0.580703" calcext:value-type="float">
            <text:p>0.580703</text:p>
          </table:table-cell>
          <table:table-cell office:value-type="float" office:value="0.605287" calcext:value-type="float">
            <text:p>0.605287</text:p>
          </table:table-cell>
          <table:table-cell office:value-type="float" office:value="0.586225" calcext:value-type="float">
            <text:p>0.586225</text:p>
          </table:table-cell>
        </table:table-row>
        <table:table-row table:style-name="ro1">
          <table:table-cell office:value-type="float" office:value="0.495171" calcext:value-type="float">
            <text:p>0.495171</text:p>
          </table:table-cell>
          <table:table-cell office:value-type="float" office:value="0.58425" calcext:value-type="float">
            <text:p>0.58425</text:p>
          </table:table-cell>
          <table:table-cell office:value-type="float" office:value="0.587637" calcext:value-type="float">
            <text:p>0.587637</text:p>
          </table:table-cell>
          <table:table-cell office:value-type="float" office:value="0.584541" calcext:value-type="float">
            <text:p>0.584541</text:p>
          </table:table-cell>
        </table:table-row>
        <table:table-row table:style-name="ro1">
          <table:table-cell office:value-type="float" office:value="0.731654" calcext:value-type="float">
            <text:p>0.731654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555912" calcext:value-type="float">
            <text:p>0.555912</text:p>
          </table:table-cell>
          <table:table-cell office:value-type="float" office:value="0.56882" calcext:value-type="float">
            <text:p>0.56882</text:p>
          </table:table-cell>
        </table:table-row>
        <table:table-row table:style-name="ro1">
          <table:table-cell office:value-type="float" office:value="0.612296" calcext:value-type="float">
            <text:p>0.612296</text:p>
          </table:table-cell>
          <table:table-cell office:value-type="float" office:value="0.59131" calcext:value-type="float">
            <text:p>0.59131</text:p>
          </table:table-cell>
          <table:table-cell office:value-type="float" office:value="0.554851" calcext:value-type="float">
            <text:p>0.554851</text:p>
          </table:table-cell>
          <table:table-cell office:value-type="float" office:value="0.583855" calcext:value-type="float">
            <text:p>0.583855</text:p>
          </table:table-cell>
        </table:table-row>
        <table:table-row table:style-name="ro1">
          <table:table-cell office:value-type="float" office:value="0.474691" calcext:value-type="float">
            <text:p>0.474691</text:p>
          </table:table-cell>
          <table:table-cell office:value-type="float" office:value="0.594823" calcext:value-type="float">
            <text:p>0.594823</text:p>
          </table:table-cell>
          <table:table-cell office:value-type="float" office:value="0.59182" calcext:value-type="float">
            <text:p>0.59182</text:p>
          </table:table-cell>
          <table:table-cell office:value-type="float" office:value="0.587889" calcext:value-type="float">
            <text:p>0.587889</text:p>
          </table:table-cell>
        </table:table-row>
        <table:table-row table:style-name="ro1">
          <table:table-cell office:value-type="float" office:value="0.460443" calcext:value-type="float">
            <text:p>0.460443</text:p>
          </table:table-cell>
          <table:table-cell office:value-type="float" office:value="0.598325" calcext:value-type="float">
            <text:p>0.598325</text:p>
          </table:table-cell>
          <table:table-cell office:value-type="float" office:value="0.551648" calcext:value-type="float">
            <text:p>0.551648</text:p>
          </table:table-cell>
          <table:table-cell office:value-type="float" office:value="0.584422" calcext:value-type="float">
            <text:p>0.584422</text:p>
          </table:table-cell>
        </table:table-row>
        <table:table-row table:style-name="ro1">
          <table:table-cell office:value-type="float" office:value="0.680015" calcext:value-type="float">
            <text:p>0.680015</text:p>
          </table:table-cell>
          <table:table-cell office:value-type="float" office:value="0.601815" calcext:value-type="float">
            <text:p>0.601815</text:p>
          </table:table-cell>
          <table:table-cell office:value-type="float" office:value="0.556734" calcext:value-type="float">
            <text:p>0.556734</text:p>
          </table:table-cell>
          <table:table-cell office:value-type="float" office:value="0.586147" calcext:value-type="float">
            <text:p>0.586147</text:p>
          </table:table-cell>
        </table:table-row>
        <table:table-row table:style-name="ro1">
          <table:table-cell office:value-type="float" office:value="0.530796" calcext:value-type="float">
            <text:p>0.530796</text:p>
          </table:table-cell>
          <table:table-cell office:value-type="float" office:value="0.605294" calcext:value-type="float">
            <text:p>0.605294</text:p>
          </table:table-cell>
          <table:table-cell office:value-type="float" office:value="0.61078" calcext:value-type="float">
            <text:p>0.61078</text:p>
          </table:table-cell>
          <table:table-cell office:value-type="float" office:value="0.609289" calcext:value-type="float">
            <text:p>0.609289</text:p>
          </table:table-cell>
        </table:table-row>
        <table:table-row table:style-name="ro1">
          <table:table-cell office:value-type="float" office:value="0.637727" calcext:value-type="float">
            <text:p>0.637727</text:p>
          </table:table-cell>
          <table:table-cell office:value-type="float" office:value="0.608761" calcext:value-type="float">
            <text:p>0.608761</text:p>
          </table:table-cell>
          <table:table-cell office:value-type="float" office:value="0.637728" calcext:value-type="float">
            <text:p>0.637728</text:p>
          </table:table-cell>
          <table:table-cell office:value-type="float" office:value="0.589939" calcext:value-type="float">
            <text:p>0.589939</text:p>
          </table:table-cell>
        </table:table-row>
        <table:table-row table:style-name="ro1">
          <table:table-cell office:value-type="float" office:value="0.744919" calcext:value-type="float">
            <text:p>0.744919</text:p>
          </table:table-cell>
          <table:table-cell office:value-type="float" office:value="0.612217" calcext:value-type="float">
            <text:p>0.612217</text:p>
          </table:table-cell>
          <table:table-cell office:value-type="float" office:value="0.598669" calcext:value-type="float">
            <text:p>0.598669</text:p>
          </table:table-cell>
          <table:table-cell office:value-type="float" office:value="0.582487" calcext:value-type="float">
            <text:p>0.582487</text:p>
          </table:table-cell>
        </table:table-row>
        <table:table-row table:style-name="ro1">
          <table:table-cell office:value-type="float" office:value="0.595184" calcext:value-type="float">
            <text:p>0.595184</text:p>
          </table:table-cell>
          <table:table-cell office:value-type="float" office:value="0.615661" calcext:value-type="float">
            <text:p>0.615661</text:p>
          </table:table-cell>
          <table:table-cell office:value-type="float" office:value="0.642457" calcext:value-type="float">
            <text:p>0.642457</text:p>
          </table:table-cell>
          <table:table-cell office:value-type="float" office:value="0.594242" calcext:value-type="float">
            <text:p>0.594242</text:p>
          </table:table-cell>
        </table:table-row>
        <table:table-row table:style-name="ro1">
          <table:table-cell office:value-type="float" office:value="0.484717" calcext:value-type="float">
            <text:p>0.484717</text:p>
          </table:table-cell>
          <table:table-cell office:value-type="float" office:value="0.619094" calcext:value-type="float">
            <text:p>0.619094</text:p>
          </table:table-cell>
          <table:table-cell office:value-type="float" office:value="0.618672" calcext:value-type="float">
            <text:p>0.618672</text:p>
          </table:table-cell>
          <table:table-cell office:value-type="float" office:value="0.618994" calcext:value-type="float">
            <text:p>0.618994</text:p>
          </table:table-cell>
        </table:table-row>
        <table:table-row table:style-name="ro1">
          <table:table-cell office:value-type="float" office:value="0.749737" calcext:value-type="float">
            <text:p>0.749737</text:p>
          </table:table-cell>
          <table:table-cell office:value-type="float" office:value="0.622515" calcext:value-type="float">
            <text:p>0.622515</text:p>
          </table:table-cell>
          <table:table-cell office:value-type="float" office:value="0.575754" calcext:value-type="float">
            <text:p>0.575754</text:p>
          </table:table-cell>
          <table:table-cell office:value-type="float" office:value="0.623748" calcext:value-type="float">
            <text:p>0.623748</text:p>
          </table:table-cell>
        </table:table-row>
        <table:table-row table:style-name="ro1">
          <table:table-cell office:value-type="float" office:value="0.518805" calcext:value-type="float">
            <text:p>0.518805</text:p>
          </table:table-cell>
          <table:table-cell office:value-type="float" office:value="0.625923" calcext:value-type="float">
            <text:p>0.625923</text:p>
          </table:table-cell>
          <table:table-cell office:value-type="float" office:value="0.577516" calcext:value-type="float">
            <text:p>0.577516</text:p>
          </table:table-cell>
          <table:table-cell office:value-type="float" office:value="0.63116" calcext:value-type="float">
            <text:p>0.63116</text:p>
          </table:table-cell>
        </table:table-row>
        <table:table-row table:style-name="ro1">
          <table:table-cell office:value-type="float" office:value="0.530328" calcext:value-type="float">
            <text:p>0.530328</text:p>
          </table:table-cell>
          <table:table-cell office:value-type="float" office:value="0.62932" calcext:value-type="float">
            <text:p>0.62932</text:p>
          </table:table-cell>
          <table:table-cell office:value-type="float" office:value="0.627115" calcext:value-type="float">
            <text:p>0.627115</text:p>
          </table:table-cell>
          <table:table-cell office:value-type="float" office:value="0.639131" calcext:value-type="float">
            <text:p>0.639131</text:p>
          </table:table-cell>
        </table:table-row>
        <table:table-row table:style-name="ro1">
          <table:table-cell office:value-type="float" office:value="0.603994" calcext:value-type="float">
            <text:p>0.603994</text:p>
          </table:table-cell>
          <table:table-cell office:value-type="float" office:value="0.632705" calcext:value-type="float">
            <text:p>0.632705</text:p>
          </table:table-cell>
          <table:table-cell office:value-type="float" office:value="0.62363" calcext:value-type="float">
            <text:p>0.62363</text:p>
          </table:table-cell>
          <table:table-cell office:value-type="float" office:value="0.626554" calcext:value-type="float">
            <text:p>0.626554</text:p>
          </table:table-cell>
        </table:table-row>
        <table:table-row table:style-name="ro1">
          <table:table-cell office:value-type="float" office:value="0.732711" calcext:value-type="float">
            <text:p>0.732711</text:p>
          </table:table-cell>
          <table:table-cell office:value-type="float" office:value="0.636078" calcext:value-type="float">
            <text:p>0.636078</text:p>
          </table:table-cell>
          <table:table-cell office:value-type="float" office:value="0.642333" calcext:value-type="float">
            <text:p>0.642333</text:p>
          </table:table-cell>
          <table:table-cell office:value-type="float" office:value="0.630705" calcext:value-type="float">
            <text:p>0.630705</text:p>
          </table:table-cell>
        </table:table-row>
        <table:table-row table:style-name="ro1">
          <table:table-cell office:value-type="float" office:value="0.732311" calcext:value-type="float">
            <text:p>0.732311</text:p>
          </table:table-cell>
          <table:table-cell office:value-type="float" office:value="0.639439" calcext:value-type="float">
            <text:p>0.639439</text:p>
          </table:table-cell>
          <table:table-cell office:value-type="float" office:value="0.68135" calcext:value-type="float">
            <text:p>0.68135</text:p>
          </table:table-cell>
          <table:table-cell office:value-type="float" office:value="0.653449" calcext:value-type="float">
            <text:p>0.653449</text:p>
          </table:table-cell>
        </table:table-row>
        <table:table-row table:style-name="ro1">
          <table:table-cell office:value-type="float" office:value="0.612322" calcext:value-type="float">
            <text:p>0.612322</text:p>
          </table:table-cell>
          <table:table-cell office:value-type="float" office:value="0.642788" calcext:value-type="float">
            <text:p>0.642788</text:p>
          </table:table-cell>
          <table:table-cell office:value-type="float" office:value="0.681867" calcext:value-type="float">
            <text:p>0.681867</text:p>
          </table:table-cell>
          <table:table-cell office:value-type="float" office:value="0.635444" calcext:value-type="float">
            <text:p>0.635444</text:p>
          </table:table-cell>
        </table:table-row>
        <table:table-row table:style-name="ro1">
          <table:table-cell office:value-type="float" office:value="0.725412" calcext:value-type="float">
            <text:p>0.725412</text:p>
          </table:table-cell>
          <table:table-cell office:value-type="float" office:value="0.646124" calcext:value-type="float">
            <text:p>0.646124</text:p>
          </table:table-cell>
          <table:table-cell office:value-type="float" office:value="0.663492" calcext:value-type="float">
            <text:p>0.663492</text:p>
          </table:table-cell>
          <table:table-cell office:value-type="float" office:value="0.639715" calcext:value-type="float">
            <text:p>0.639715</text:p>
          </table:table-cell>
        </table:table-row>
        <table:table-row table:style-name="ro1">
          <table:table-cell office:value-type="float" office:value="0.606577" calcext:value-type="float">
            <text:p>0.606577</text:p>
          </table:table-cell>
          <table:table-cell office:value-type="float" office:value="0.649448" calcext:value-type="float">
            <text:p>0.649448</text:p>
          </table:table-cell>
          <table:table-cell office:value-type="float" office:value="0.664012" calcext:value-type="float">
            <text:p>0.664012</text:p>
          </table:table-cell>
          <table:table-cell office:value-type="float" office:value="0.663173" calcext:value-type="float">
            <text:p>0.663173</text:p>
          </table:table-cell>
        </table:table-row>
        <table:table-row table:style-name="ro1">
          <table:table-cell office:value-type="float" office:value="0.640836" calcext:value-type="float">
            <text:p>0.640836</text:p>
          </table:table-cell>
          <table:table-cell office:value-type="float" office:value="0.65276" calcext:value-type="float">
            <text:p>0.65276</text:p>
          </table:table-cell>
          <table:table-cell office:value-type="float" office:value="0.651884" calcext:value-type="float">
            <text:p>0.651884</text:p>
          </table:table-cell>
          <table:table-cell office:value-type="float" office:value="0.667505" calcext:value-type="float">
            <text:p>0.667505</text:p>
          </table:table-cell>
        </table:table-row>
        <table:table-row table:style-name="ro1">
          <table:table-cell office:value-type="float" office:value="0.734911" calcext:value-type="float">
            <text:p>0.734911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.619957" calcext:value-type="float">
            <text:p>0.619957</text:p>
          </table:table-cell>
          <table:table-cell office:value-type="float" office:value="0.669354" calcext:value-type="float">
            <text:p>0.669354</text:p>
          </table:table-cell>
        </table:table-row>
        <table:table-row table:style-name="ro1">
          <table:table-cell office:value-type="float" office:value="0.551682" calcext:value-type="float">
            <text:p>0.551682</text:p>
          </table:table-cell>
          <table:table-cell office:value-type="float" office:value="0.659346" calcext:value-type="float">
            <text:p>0.659346</text:p>
          </table:table-cell>
          <table:table-cell office:value-type="float" office:value="0.656315" calcext:value-type="float">
            <text:p>0.656315</text:p>
          </table:table-cell>
          <table:table-cell office:value-type="float" office:value="0.65059" calcext:value-type="float">
            <text:p>0.65059</text:p>
          </table:table-cell>
        </table:table-row>
        <table:table-row table:style-name="ro1">
          <table:table-cell office:value-type="float" office:value="0.565781" calcext:value-type="float">
            <text:p>0.565781</text:p>
          </table:table-cell>
          <table:table-cell office:value-type="float" office:value="0.66262" calcext:value-type="float">
            <text:p>0.66262</text:p>
          </table:table-cell>
          <table:table-cell office:value-type="float" office:value="0.658477" calcext:value-type="float">
            <text:p>0.658477</text:p>
          </table:table-cell>
          <table:table-cell office:value-type="float" office:value="0.648157" calcext:value-type="float">
            <text:p>0.648157</text:p>
          </table:table-cell>
        </table:table-row>
        <table:table-row table:style-name="ro1">
          <table:table-cell office:value-type="float" office:value="0.788363" calcext:value-type="float">
            <text:p>0.788363</text:p>
          </table:table-cell>
          <table:table-cell office:value-type="float" office:value="0.665882" calcext:value-type="float">
            <text:p>0.665882</text:p>
          </table:table-cell>
          <table:table-cell office:value-type="float" office:value="0.662106" calcext:value-type="float">
            <text:p>0.662106</text:p>
          </table:table-cell>
          <table:table-cell office:value-type="float" office:value="0.636027" calcext:value-type="float">
            <text:p>0.636027</text:p>
          </table:table-cell>
        </table:table-row>
        <table:table-row table:style-name="ro1">
          <table:table-cell office:value-type="float" office:value="0.651647" calcext:value-type="float">
            <text:p>0.651647</text:p>
          </table:table-cell>
          <table:table-cell office:value-type="float" office:value="0.669131" calcext:value-type="float">
            <text:p>0.669131</text:p>
          </table:table-cell>
          <table:table-cell office:value-type="float" office:value="0.656951" calcext:value-type="float">
            <text:p>0.656951</text:p>
          </table:table-cell>
          <table:table-cell office:value-type="float" office:value="0.63716" calcext:value-type="float">
            <text:p>0.63716</text:p>
          </table:table-cell>
        </table:table-row>
        <table:table-row table:style-name="ro1">
          <table:table-cell office:value-type="float" office:value="0.753055" calcext:value-type="float">
            <text:p>0.753055</text:p>
          </table:table-cell>
          <table:table-cell office:value-type="float" office:value="0.672367" calcext:value-type="float">
            <text:p>0.672367</text:p>
          </table:table-cell>
          <table:table-cell office:value-type="float" office:value="0.660906" calcext:value-type="float">
            <text:p>0.660906</text:p>
          </table:table-cell>
          <table:table-cell office:value-type="float" office:value="0.631601" calcext:value-type="float">
            <text:p>0.631601</text:p>
          </table:table-cell>
        </table:table-row>
        <table:table-row table:style-name="ro1">
          <table:table-cell office:value-type="float" office:value="0.525909" calcext:value-type="float">
            <text:p>0.525909</text:p>
          </table:table-cell>
          <table:table-cell office:value-type="float" office:value="0.67559" calcext:value-type="float">
            <text:p>0.67559</text:p>
          </table:table-cell>
          <table:table-cell office:value-type="float" office:value="0.62163" calcext:value-type="float">
            <text:p>0.62163</text:p>
          </table:table-cell>
          <table:table-cell office:value-type="float" office:value="0.626077" calcext:value-type="float">
            <text:p>0.626077</text:p>
          </table:table-cell>
        </table:table-row>
        <table:table-row table:style-name="ro1">
          <table:table-cell office:value-type="float" office:value="0.585556" calcext:value-type="float">
            <text:p>0.585556</text:p>
          </table:table-cell>
          <table:table-cell office:value-type="float" office:value="0.678801" calcext:value-type="float">
            <text:p>0.678801</text:p>
          </table:table-cell>
          <table:table-cell office:value-type="float" office:value="0.615108" calcext:value-type="float">
            <text:p>0.615108</text:p>
          </table:table-cell>
          <table:table-cell office:value-type="float" office:value="0.646736" calcext:value-type="float">
            <text:p>0.646736</text:p>
          </table:table-cell>
        </table:table-row>
        <table:table-row table:style-name="ro1">
          <table:table-cell office:value-type="float" office:value="0.591982" calcext:value-type="float">
            <text:p>0.591982</text:p>
          </table:table-cell>
          <table:table-cell office:value-type="float" office:value="0.681998" calcext:value-type="float">
            <text:p>0.681998</text:p>
          </table:table-cell>
          <table:table-cell office:value-type="float" office:value="0.580435" calcext:value-type="float">
            <text:p>0.580435</text:p>
          </table:table-cell>
          <table:table-cell office:value-type="float" office:value="0.663602" calcext:value-type="float">
            <text:p>0.663602</text:p>
          </table:table-cell>
        </table:table-row>
        <table:table-row table:style-name="ro1">
          <table:table-cell office:value-type="float" office:value="0.619037" calcext:value-type="float">
            <text:p>0.619037</text:p>
          </table:table-cell>
          <table:table-cell office:value-type="float" office:value="0.685183" calcext:value-type="float">
            <text:p>0.685183</text:p>
          </table:table-cell>
          <table:table-cell office:value-type="float" office:value="0.610082" calcext:value-type="float">
            <text:p>0.610082</text:p>
          </table:table-cell>
          <table:table-cell office:value-type="float" office:value="0.64721" calcext:value-type="float">
            <text:p>0.64721</text:p>
          </table:table-cell>
        </table:table-row>
        <table:table-row table:style-name="ro1">
          <table:table-cell office:value-type="float" office:value="0.579692" calcext:value-type="float">
            <text:p>0.579692</text:p>
          </table:table-cell>
          <table:table-cell office:value-type="float" office:value="0.688355" calcext:value-type="float">
            <text:p>0.688355</text:p>
          </table:table-cell>
          <table:table-cell office:value-type="float" office:value="0.648757" calcext:value-type="float">
            <text:p>0.648757</text:p>
          </table:table-cell>
          <table:table-cell office:value-type="float" office:value="0.663755" calcext:value-type="float">
            <text:p>0.663755</text:p>
          </table:table-cell>
        </table:table-row>
        <table:table-row table:style-name="ro1">
          <table:table-cell office:value-type="float" office:value="0.674145" calcext:value-type="float">
            <text:p>0.674145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680623" calcext:value-type="float">
            <text:p>0.680623</text:p>
          </table:table-cell>
          <table:table-cell office:value-type="float" office:value="0.656418" calcext:value-type="float">
            <text:p>0.656418</text:p>
          </table:table-cell>
        </table:table-row>
        <table:table-row table:style-name="ro1">
          <table:table-cell office:value-type="float" office:value="0.778928" calcext:value-type="float">
            <text:p>0.778928</text:p>
          </table:table-cell>
          <table:table-cell office:value-type="float" office:value="0.694658" calcext:value-type="float">
            <text:p>0.694658</text:p>
          </table:table-cell>
          <table:table-cell office:value-type="float" office:value="0.678426" calcext:value-type="float">
            <text:p>0.678426</text:p>
          </table:table-cell>
          <table:table-cell office:value-type="float" office:value="0.668279" calcext:value-type="float">
            <text:p>0.668279</text:p>
          </table:table-cell>
        </table:table-row>
        <table:table-row table:style-name="ro1">
          <table:table-cell office:value-type="float" office:value="0.751314" calcext:value-type="float">
            <text:p>0.751314</text:p>
          </table:table-cell>
          <table:table-cell office:value-type="float" office:value="0.69779" calcext:value-type="float">
            <text:p>0.69779</text:p>
          </table:table-cell>
          <table:table-cell office:value-type="float" office:value="0.729216" calcext:value-type="float">
            <text:p>0.729216</text:p>
          </table:table-cell>
          <table:table-cell office:value-type="float" office:value="0.676314" calcext:value-type="float">
            <text:p>0.676314</text:p>
          </table:table-cell>
        </table:table-row>
        <table:table-row table:style-name="ro1">
          <table:table-cell office:value-type="float" office:value="0.60805" calcext:value-type="float">
            <text:p>0.60805</text:p>
          </table:table-cell>
          <table:table-cell office:value-type="float" office:value="0.700909" calcext:value-type="float">
            <text:p>0.700909</text:p>
          </table:table-cell>
          <table:table-cell office:value-type="float" office:value="0.728855" calcext:value-type="float">
            <text:p>0.728855</text:p>
          </table:table-cell>
          <table:table-cell office:value-type="float" office:value="0.681261" calcext:value-type="float">
            <text:p>0.681261</text:p>
          </table:table-cell>
        </table:table-row>
        <table:table-row table:style-name="ro1">
          <table:table-cell office:value-type="float" office:value="0.833642" calcext:value-type="float">
            <text:p>0.833642</text:p>
          </table:table-cell>
          <table:table-cell office:value-type="float" office:value="0.704015" calcext:value-type="float">
            <text:p>0.704015</text:p>
          </table:table-cell>
          <table:table-cell office:value-type="float" office:value="0.704347" calcext:value-type="float">
            <text:p>0.704347</text:p>
          </table:table-cell>
          <table:table-cell office:value-type="float" office:value="0.684763" calcext:value-type="float">
            <text:p>0.684763</text:p>
          </table:table-cell>
        </table:table-row>
        <table:table-row table:style-name="ro1">
          <table:table-cell office:value-type="float" office:value="0.672342" calcext:value-type="float">
            <text:p>0.67234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688872" calcext:value-type="float">
            <text:p>0.688872</text:p>
          </table:table-cell>
          <table:table-cell office:value-type="float" office:value="0.698061" calcext:value-type="float">
            <text:p>0.698061</text:p>
          </table:table-cell>
        </table:table-row>
        <table:table-row table:style-name="ro1">
          <table:table-cell office:value-type="float" office:value="0.656387" calcext:value-type="float">
            <text:p>0.656387</text:p>
          </table:table-cell>
          <table:table-cell office:value-type="float" office:value="0.710185" calcext:value-type="float">
            <text:p>0.710185</text:p>
          </table:table-cell>
          <table:table-cell office:value-type="float" office:value="0.696542" calcext:value-type="float">
            <text:p>0.696542</text:p>
          </table:table-cell>
          <table:table-cell office:value-type="float" office:value="0.690794" calcext:value-type="float">
            <text:p>0.690794</text:p>
          </table:table-cell>
        </table:table-row>
        <table:table-row table:style-name="ro1">
          <table:table-cell office:value-type="float" office:value="0.673941" calcext:value-type="float">
            <text:p>0.673941</text:p>
          </table:table-cell>
          <table:table-cell office:value-type="float" office:value="0.71325" calcext:value-type="float">
            <text:p>0.71325</text:p>
          </table:table-cell>
          <table:table-cell office:value-type="float" office:value="0.661325" calcext:value-type="float">
            <text:p>0.661325</text:p>
          </table:table-cell>
          <table:table-cell office:value-type="float" office:value="0.686682" calcext:value-type="float">
            <text:p>0.686682</text:p>
          </table:table-cell>
        </table:table-row>
        <table:table-row table:style-name="ro1">
          <table:table-cell office:value-type="float" office:value="0.646397" calcext:value-type="float">
            <text:p>0.646397</text:p>
          </table:table-cell>
          <table:table-cell office:value-type="float" office:value="0.716302" calcext:value-type="float">
            <text:p>0.716302</text:p>
          </table:table-cell>
          <table:table-cell office:value-type="float" office:value="0.67205" calcext:value-type="float">
            <text:p>0.67205</text:p>
          </table:table-cell>
          <table:table-cell office:value-type="float" office:value="0.681331" calcext:value-type="float">
            <text:p>0.681331</text:p>
          </table:table-cell>
        </table:table-row>
        <table:table-row table:style-name="ro1">
          <table:table-cell office:value-type="float" office:value="0.657559" calcext:value-type="float">
            <text:p>0.657559</text:p>
          </table:table-cell>
          <table:table-cell office:value-type="float" office:value="0.71934" calcext:value-type="float">
            <text:p>0.71934</text:p>
          </table:table-cell>
          <table:table-cell office:value-type="float" office:value="0.659615" calcext:value-type="float">
            <text:p>0.659615</text:p>
          </table:table-cell>
          <table:table-cell office:value-type="float" office:value="0.697717" calcext:value-type="float">
            <text:p>0.697717</text:p>
          </table:table-cell>
        </table:table-row>
        <table:table-row table:style-name="ro1">
          <table:table-cell office:value-type="float" office:value="0.725968" calcext:value-type="float">
            <text:p>0.725968</text:p>
          </table:table-cell>
          <table:table-cell office:value-type="float" office:value="0.722364" calcext:value-type="float">
            <text:p>0.722364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701125" calcext:value-type="float">
            <text:p>0.701125</text:p>
          </table:table-cell>
        </table:table-row>
        <table:table-row table:style-name="ro1">
          <table:table-cell office:value-type="float" office:value="0.594208" calcext:value-type="float">
            <text:p>0.594208</text:p>
          </table:table-cell>
          <table:table-cell office:value-type="float" office:value="0.725374" calcext:value-type="float">
            <text:p>0.725374</text:p>
          </table:table-cell>
          <table:table-cell office:value-type="float" office:value="0.680777" calcext:value-type="float">
            <text:p>0.680777</text:p>
          </table:table-cell>
          <table:table-cell office:value-type="float" office:value="0.711792" calcext:value-type="float">
            <text:p>0.711792</text:p>
          </table:table-cell>
        </table:table-row>
        <table:table-row table:style-name="ro1">
          <table:table-cell office:value-type="float" office:value="0.73369" calcext:value-type="float">
            <text:p>0.73369</text:p>
          </table:table-cell>
          <table:table-cell office:value-type="float" office:value="0.728371" calcext:value-type="float">
            <text:p>0.728371</text:p>
          </table:table-cell>
          <table:table-cell office:value-type="float" office:value="0.706924" calcext:value-type="float">
            <text:p>0.706924</text:p>
          </table:table-cell>
          <table:table-cell office:value-type="float" office:value="0.713353" calcext:value-type="float">
            <text:p>0.713353</text:p>
          </table:table-cell>
        </table:table-row>
        <table:table-row table:style-name="ro1">
          <table:table-cell office:value-type="float" office:value="0.692459" calcext:value-type="float">
            <text:p>0.692459</text:p>
          </table:table-cell>
          <table:table-cell office:value-type="float" office:value="0.731354" calcext:value-type="float">
            <text:p>0.731354</text:p>
          </table:table-cell>
          <table:table-cell office:value-type="float" office:value="0.735956" calcext:value-type="float">
            <text:p>0.735956</text:p>
          </table:table-cell>
          <table:table-cell office:value-type="float" office:value="0.732155" calcext:value-type="float">
            <text:p>0.732155</text:p>
          </table:table-cell>
        </table:table-row>
        <table:table-row table:style-name="ro1">
          <table:table-cell office:value-type="float" office:value="0.788295" calcext:value-type="float">
            <text:p>0.788295</text:p>
          </table:table-cell>
          <table:table-cell office:value-type="float" office:value="0.734323" calcext:value-type="float">
            <text:p>0.734323</text:p>
          </table:table-cell>
          <table:table-cell office:value-type="float" office:value="0.77505" calcext:value-type="float">
            <text:p>0.77505</text:p>
          </table:table-cell>
          <table:table-cell office:value-type="float" office:value="0.733289" calcext:value-type="float">
            <text:p>0.733289</text:p>
          </table:table-cell>
        </table:table-row>
        <table:table-row table:style-name="ro1">
          <table:table-cell office:value-type="float" office:value="0.871127" calcext:value-type="float">
            <text:p>0.871127</text:p>
          </table:table-cell>
          <table:table-cell office:value-type="float" office:value="0.737277" calcext:value-type="float">
            <text:p>0.737277</text:p>
          </table:table-cell>
          <table:table-cell office:value-type="float" office:value="0.763024" calcext:value-type="float">
            <text:p>0.763024</text:p>
          </table:table-cell>
          <table:table-cell office:value-type="float" office:value="0.731358" calcext:value-type="float">
            <text:p>0.731358</text:p>
          </table:table-cell>
        </table:table-row>
        <table:table-row table:style-name="ro1">
          <table:table-cell office:value-type="float" office:value="0.78968" calcext:value-type="float">
            <text:p>0.78968</text:p>
          </table:table-cell>
          <table:table-cell office:value-type="float" office:value="0.740218" calcext:value-type="float">
            <text:p>0.740218</text:p>
          </table:table-cell>
          <table:table-cell office:value-type="float" office:value="0.800686" calcext:value-type="float">
            <text:p>0.800686</text:p>
          </table:table-cell>
          <table:table-cell office:value-type="float" office:value="0.724795" calcext:value-type="float">
            <text:p>0.724795</text:p>
          </table:table-cell>
        </table:table-row>
        <table:table-row table:style-name="ro1">
          <table:table-cell office:value-type="float" office:value="0.673558" calcext:value-type="float">
            <text:p>0.673558</text:p>
          </table:table-cell>
          <table:table-cell office:value-type="float" office:value="0.743145" calcext:value-type="float">
            <text:p>0.743145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726085" calcext:value-type="float">
            <text:p>0.726085</text:p>
          </table:table-cell>
        </table:table-row>
        <table:table-row table:style-name="ro1">
          <table:table-cell office:value-type="float" office:value="0.88077" calcext:value-type="float">
            <text:p>0.88077</text:p>
          </table:table-cell>
          <table:table-cell office:value-type="float" office:value="0.746057" calcext:value-type="float">
            <text:p>0.746057</text:p>
          </table:table-cell>
          <table:table-cell office:value-type="float" office:value="0.727837" calcext:value-type="float">
            <text:p>0.727837</text:p>
          </table:table-cell>
          <table:table-cell office:value-type="float" office:value="0.732622" calcext:value-type="float">
            <text:p>0.732622</text:p>
          </table:table-cell>
        </table:table-row>
        <table:table-row table:style-name="ro1">
          <table:table-cell office:value-type="float" office:value="0.658864" calcext:value-type="float">
            <text:p>0.658864</text:p>
          </table:table-cell>
          <table:table-cell office:value-type="float" office:value="0.748956" calcext:value-type="float">
            <text:p>0.748956</text:p>
          </table:table-cell>
          <table:table-cell office:value-type="float" office:value="0.700658" calcext:value-type="float">
            <text:p>0.700658</text:p>
          </table:table-cell>
          <table:table-cell office:value-type="float" office:value="0.747226" calcext:value-type="float">
            <text:p>0.747226</text:p>
          </table:table-cell>
        </table:table-row>
        <table:table-row table:style-name="ro1">
          <table:table-cell office:value-type="float" office:value="0.636316" calcext:value-type="float">
            <text:p>0.636316</text:p>
          </table:table-cell>
          <table:table-cell office:value-type="float" office:value="0.75184" calcext:value-type="float">
            <text:p>0.75184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53851" calcext:value-type="float">
            <text:p>0.753851</text:p>
          </table:table-cell>
        </table:table-row>
        <table:table-row table:style-name="ro1">
          <table:table-cell office:value-type="float" office:value="0.653785" calcext:value-type="float">
            <text:p>0.653785</text:p>
          </table:table-cell>
          <table:table-cell office:value-type="float" office:value="0.75471" calcext:value-type="float">
            <text:p>0.75471</text:p>
          </table:table-cell>
          <table:table-cell office:value-type="float" office:value="0.672591" calcext:value-type="float">
            <text:p>0.672591</text:p>
          </table:table-cell>
          <table:table-cell office:value-type="float" office:value="0.738081" calcext:value-type="float">
            <text:p>0.738081</text:p>
          </table:table-cell>
        </table:table-row>
        <table:table-row table:style-name="ro1">
          <table:table-cell office:value-type="float" office:value="0.608393" calcext:value-type="float">
            <text:p>0.608393</text:p>
          </table:table-cell>
          <table:table-cell office:value-type="float" office:value="0.757565" calcext:value-type="float">
            <text:p>0.757565</text:p>
          </table:table-cell>
          <table:table-cell office:value-type="float" office:value="0.711439" calcext:value-type="float">
            <text:p>0.711439</text:p>
          </table:table-cell>
          <table:table-cell office:value-type="float" office:value="0.733137" calcext:value-type="float">
            <text:p>0.733137</text:p>
          </table:table-cell>
        </table:table-row>
        <table:table-row table:style-name="ro1">
          <table:table-cell office:value-type="float" office:value="0.805598" calcext:value-type="float">
            <text:p>0.805598</text:p>
          </table:table-cell>
          <table:table-cell office:value-type="float" office:value="0.760406" calcext:value-type="float">
            <text:p>0.760406</text:p>
          </table:table-cell>
          <table:table-cell office:value-type="float" office:value="0.756409" calcext:value-type="float">
            <text:p>0.756409</text:p>
          </table:table-cell>
          <table:table-cell office:value-type="float" office:value="0.749332" calcext:value-type="float">
            <text:p>0.749332</text:p>
          </table:table-cell>
        </table:table-row>
        <table:table-row table:style-name="ro1">
          <table:table-cell office:value-type="float" office:value="0.853104" calcext:value-type="float">
            <text:p>0.853104</text:p>
          </table:table-cell>
          <table:table-cell office:value-type="float" office:value="0.763232" calcext:value-type="float">
            <text:p>0.763232</text:p>
          </table:table-cell>
          <table:table-cell office:value-type="float" office:value="0.765185" calcext:value-type="float">
            <text:p>0.765185</text:p>
          </table:table-cell>
          <table:table-cell office:value-type="float" office:value="0.746754" calcext:value-type="float">
            <text:p>0.746754</text:p>
          </table:table-cell>
        </table:table-row>
        <table:table-row table:style-name="ro1">
          <table:table-cell office:value-type="float" office:value="0.861164" calcext:value-type="float">
            <text:p>0.861164</text:p>
          </table:table-cell>
          <table:table-cell office:value-type="float" office:value="0.766044" calcext:value-type="float">
            <text:p>0.766044</text:p>
          </table:table-cell>
          <table:table-cell office:value-type="float" office:value="0.790564" calcext:value-type="float">
            <text:p>0.790564</text:p>
          </table:table-cell>
          <table:table-cell office:value-type="float" office:value="0.767733" calcext:value-type="float">
            <text:p>0.767733</text:p>
          </table:table-cell>
        </table:table-row>
        <table:table-row table:style-name="ro1">
          <table:table-cell office:value-type="float" office:value="0.697665" calcext:value-type="float">
            <text:p>0.697665</text:p>
          </table:table-cell>
          <table:table-cell office:value-type="float" office:value="0.768842" calcext:value-type="float">
            <text:p>0.768842</text:p>
          </table:table-cell>
          <table:table-cell office:value-type="float" office:value="0.799786" calcext:value-type="float">
            <text:p>0.799786</text:p>
          </table:table-cell>
          <table:table-cell office:value-type="float" office:value="0.769783" calcext:value-type="float">
            <text:p>0.769783</text:p>
          </table:table-cell>
        </table:table-row>
        <table:table-row table:style-name="ro1">
          <table:table-cell office:value-type="float" office:value="0.735289" calcext:value-type="float">
            <text:p>0.735289</text:p>
          </table:table-cell>
          <table:table-cell office:value-type="float" office:value="0.771625" calcext:value-type="float">
            <text:p>0.771625</text:p>
          </table:table-cell>
          <table:table-cell office:value-type="float" office:value="0.799647" calcext:value-type="float">
            <text:p>0.799647</text:p>
          </table:table-cell>
          <table:table-cell office:value-type="float" office:value="0.771946" calcext:value-type="float">
            <text:p>0.771946</text:p>
          </table:table-cell>
        </table:table-row>
        <table:table-row table:style-name="ro1">
          <table:table-cell office:value-type="float" office:value="0.85171" calcext:value-type="float">
            <text:p>0.85171</text:p>
          </table:table-cell>
          <table:table-cell office:value-type="float" office:value="0.774393" calcext:value-type="float">
            <text:p>0.774393</text:p>
          </table:table-cell>
          <table:table-cell office:value-type="float" office:value="0.80534" calcext:value-type="float">
            <text:p>0.80534</text:p>
          </table:table-cell>
          <table:table-cell office:value-type="float" office:value="0.801343" calcext:value-type="float">
            <text:p>0.801343</text:p>
          </table:table-cell>
        </table:table-row>
        <table:table-row table:style-name="ro1">
          <table:table-cell office:value-type="float" office:value="0.852407" calcext:value-type="float">
            <text:p>0.852407</text:p>
          </table:table-cell>
          <table:table-cell office:value-type="float" office:value="0.777146" calcext:value-type="float">
            <text:p>0.777146</text:p>
          </table:table-cell>
          <table:table-cell office:value-type="float" office:value="0.79758" calcext:value-type="float">
            <text:p>0.79758</text:p>
          </table:table-cell>
          <table:table-cell office:value-type="float" office:value="0.80843" calcext:value-type="float">
            <text:p>0.80843</text:p>
          </table:table-cell>
        </table:table-row>
        <table:table-row table:style-name="ro1">
          <table:table-cell office:value-type="float" office:value="0.889628" calcext:value-type="float">
            <text:p>0.889628</text:p>
          </table:table-cell>
          <table:table-cell office:value-type="float" office:value="0.779884" calcext:value-type="float">
            <text:p>0.779884</text:p>
          </table:table-cell>
          <table:table-cell office:value-type="float" office:value="0.786038" calcext:value-type="float">
            <text:p>0.786038</text:p>
          </table:table-cell>
          <table:table-cell office:value-type="float" office:value="0.813346" calcext:value-type="float">
            <text:p>0.813346</text:p>
          </table:table-cell>
        </table:table-row>
        <table:table-row table:style-name="ro1">
          <table:table-cell office:value-type="float" office:value="0.658869" calcext:value-type="float">
            <text:p>0.658869</text:p>
          </table:table-cell>
          <table:table-cell office:value-type="float" office:value="0.782608" calcext:value-type="float">
            <text:p>0.782608</text:p>
          </table:table-cell>
          <table:table-cell office:value-type="float" office:value="0.802048" calcext:value-type="float">
            <text:p>0.802048</text:p>
          </table:table-cell>
          <table:table-cell office:value-type="float" office:value="0.798895" calcext:value-type="float">
            <text:p>0.798895</text:p>
          </table:table-cell>
        </table:table-row>
        <table:table-row table:style-name="ro1">
          <table:table-cell office:value-type="float" office:value="0.677578" calcext:value-type="float">
            <text:p>0.677578</text:p>
          </table:table-cell>
          <table:table-cell office:value-type="float" office:value="0.785317" calcext:value-type="float">
            <text:p>0.785317</text:p>
          </table:table-cell>
          <table:table-cell office:value-type="float" office:value="0.808279" calcext:value-type="float">
            <text:p>0.808279</text:p>
          </table:table-cell>
          <table:table-cell office:value-type="float" office:value="0.820226" calcext:value-type="float">
            <text:p>0.820226</text:p>
          </table:table-cell>
        </table:table-row>
        <table:table-row table:style-name="ro1">
          <table:table-cell office:value-type="float" office:value="0.93176" calcext:value-type="float">
            <text:p>0.93176</text:p>
          </table:table-cell>
          <table:table-cell office:value-type="float" office:value="0.788011" calcext:value-type="float">
            <text:p>0.788011</text:p>
          </table:table-cell>
          <table:table-cell office:value-type="float" office:value="0.811788" calcext:value-type="float">
            <text:p>0.811788</text:p>
          </table:table-cell>
          <table:table-cell office:value-type="float" office:value="0.820865" calcext:value-type="float">
            <text:p>0.820865</text:p>
          </table:table-cell>
        </table:table-row>
        <table:table-row table:style-name="ro1">
          <table:table-cell office:value-type="float" office:value="0.883561" calcext:value-type="float">
            <text:p>0.883561</text:p>
          </table:table-cell>
          <table:table-cell office:value-type="float" office:value="0.79069" calcext:value-type="float">
            <text:p>0.79069</text:p>
          </table:table-cell>
          <table:table-cell office:value-type="float" office:value="0.820456" calcext:value-type="float">
            <text:p>0.820456</text:p>
          </table:table-cell>
          <table:table-cell office:value-type="float" office:value="0.812913" calcext:value-type="float">
            <text:p>0.812913</text:p>
          </table:table-cell>
        </table:table-row>
        <table:table-row table:style-name="ro1">
          <table:table-cell office:value-type="float" office:value="0.907172" calcext:value-type="float">
            <text:p>0.907172</text:p>
          </table:table-cell>
          <table:table-cell office:value-type="float" office:value="0.793353" calcext:value-type="float">
            <text:p>0.793353</text:p>
          </table:table-cell>
          <table:table-cell office:value-type="float" office:value="0.871401" calcext:value-type="float">
            <text:p>0.871401</text:p>
          </table:table-cell>
          <table:table-cell office:value-type="float" office:value="0.801894" calcext:value-type="float">
            <text:p>0.801894</text:p>
          </table:table-cell>
        </table:table-row>
        <table:table-row table:style-name="ro1">
          <table:table-cell office:value-type="float" office:value="0.702211" calcext:value-type="float">
            <text:p>0.702211</text:p>
          </table:table-cell>
          <table:table-cell office:value-type="float" office:value="0.796002" calcext:value-type="float">
            <text:p>0.796002</text:p>
          </table:table-cell>
          <table:table-cell office:value-type="float" office:value="0.833512" calcext:value-type="float">
            <text:p>0.833512</text:p>
          </table:table-cell>
          <table:table-cell office:value-type="float" office:value="0.788276" calcext:value-type="float">
            <text:p>0.788276</text:p>
          </table:table-cell>
        </table:table-row>
        <table:table-row table:style-name="ro1">
          <table:table-cell office:value-type="float" office:value="0.932304" calcext:value-type="float">
            <text:p>0.932304</text:p>
          </table:table-cell>
          <table:table-cell office:value-type="float" office:value="0.798636" calcext:value-type="float">
            <text:p>0.798636</text:p>
          </table:table-cell>
          <table:table-cell office:value-type="float" office:value="0.809649" calcext:value-type="float">
            <text:p>0.809649</text:p>
          </table:table-cell>
          <table:table-cell office:value-type="float" office:value="0.797939" calcext:value-type="float">
            <text:p>0.797939</text:p>
          </table:table-cell>
        </table:table-row>
        <table:table-row table:style-name="ro1">
          <table:table-cell office:value-type="float" office:value="0.742312" calcext:value-type="float">
            <text:p>0.742312</text:p>
          </table:table-cell>
          <table:table-cell office:value-type="float" office:value="0.801254" calcext:value-type="float">
            <text:p>0.801254</text:p>
          </table:table-cell>
          <table:table-cell office:value-type="float" office:value="0.774453" calcext:value-type="float">
            <text:p>0.774453</text:p>
          </table:table-cell>
          <table:table-cell office:value-type="float" office:value="0.798257" calcext:value-type="float">
            <text:p>0.798257</text:p>
          </table:table-cell>
        </table:table-row>
        <table:table-row table:style-name="ro1">
          <table:table-cell office:value-type="float" office:value="0.764245" calcext:value-type="float">
            <text:p>0.764245</text:p>
          </table:table-cell>
          <table:table-cell office:value-type="float" office:value="0.803857" calcext:value-type="float">
            <text:p>0.803857</text:p>
          </table:table-cell>
          <table:table-cell office:value-type="float" office:value="0.781976" calcext:value-type="float">
            <text:p>0.781976</text:p>
          </table:table-cell>
          <table:table-cell office:value-type="float" office:value="0.776091" calcext:value-type="float">
            <text:p>0.776091</text:p>
          </table:table-cell>
        </table:table-row>
        <table:table-row table:style-name="ro1">
          <table:table-cell office:value-type="float" office:value="0.731196" calcext:value-type="float">
            <text:p>0.731196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748549" calcext:value-type="float">
            <text:p>0.748549</text:p>
          </table:table-cell>
          <table:table-cell office:value-type="float" office:value="0.75714" calcext:value-type="float">
            <text:p>0.75714</text:p>
          </table:table-cell>
        </table:table-row>
        <table:table-row table:style-name="ro1">
          <table:table-cell office:value-type="float" office:value="0.739824" calcext:value-type="float">
            <text:p>0.739824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736302" calcext:value-type="float">
            <text:p>0.736302</text:p>
          </table:table-cell>
          <table:table-cell office:value-type="float" office:value="0.754881" calcext:value-type="float">
            <text:p>0.754881</text:p>
          </table:table-cell>
        </table:table-row>
        <table:table-row table:style-name="ro1">
          <table:table-cell office:value-type="float" office:value="0.765167" calcext:value-type="float">
            <text:p>0.765167</text:p>
          </table:table-cell>
          <table:table-cell office:value-type="float" office:value="0.811574" calcext:value-type="float">
            <text:p>0.811574</text:p>
          </table:table-cell>
          <table:table-cell office:value-type="float" office:value="0.721039" calcext:value-type="float">
            <text:p>0.721039</text:p>
          </table:table-cell>
          <table:table-cell office:value-type="float" office:value="0.770024" calcext:value-type="float">
            <text:p>0.770024</text:p>
          </table:table-cell>
        </table:table-row>
        <table:table-row table:style-name="ro1">
          <table:table-cell office:value-type="float" office:value="0.681077" calcext:value-type="float">
            <text:p>0.681077</text:p>
          </table:table-cell>
          <table:table-cell office:value-type="float" office:value="0.814116" calcext:value-type="float">
            <text:p>0.814116</text:p>
          </table:table-cell>
          <table:table-cell office:value-type="float" office:value="0.70982" calcext:value-type="float">
            <text:p>0.70982</text:p>
          </table:table-cell>
          <table:table-cell office:value-type="float" office:value="0.752197" calcext:value-type="float">
            <text:p>0.752197</text:p>
          </table:table-cell>
        </table:table-row>
        <table:table-row table:style-name="ro1">
          <table:table-cell office:value-type="float" office:value="0.687933" calcext:value-type="float">
            <text:p>0.687933</text:p>
          </table:table-cell>
          <table:table-cell office:value-type="float" office:value="0.816642" calcext:value-type="float">
            <text:p>0.816642</text:p>
          </table:table-cell>
          <table:table-cell office:value-type="float" office:value="0.73832" calcext:value-type="float">
            <text:p>0.73832</text:p>
          </table:table-cell>
          <table:table-cell office:value-type="float" office:value="0.759076" calcext:value-type="float">
            <text:p>0.759076</text:p>
          </table:table-cell>
        </table:table-row>
        <table:table-row table:style-name="ro1">
          <table:table-cell office:value-type="float" office:value="0.675098" calcext:value-type="float">
            <text:p>0.675098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759043" calcext:value-type="float">
            <text:p>0.759043</text:p>
          </table:table-cell>
          <table:table-cell office:value-type="float" office:value="0.772716" calcext:value-type="float">
            <text:p>0.772716</text:p>
          </table:table-cell>
        </table:table-row>
        <table:table-row table:style-name="ro1">
          <table:table-cell office:value-type="float" office:value="0.882324" calcext:value-type="float">
            <text:p>0.882324</text:p>
          </table:table-cell>
          <table:table-cell office:value-type="float" office:value="0.821647" calcext:value-type="float">
            <text:p>0.821647</text:p>
          </table:table-cell>
          <table:table-cell office:value-type="float" office:value="0.770068" calcext:value-type="float">
            <text:p>0.770068</text:p>
          </table:table-cell>
          <table:table-cell office:value-type="float" office:value="0.790604" calcext:value-type="float">
            <text:p>0.790604</text:p>
          </table:table-cell>
        </table:table-row>
        <table:table-row table:style-name="ro1">
          <table:table-cell office:value-type="float" office:value="0.868782" calcext:value-type="float">
            <text:p>0.868782</text:p>
          </table:table-cell>
          <table:table-cell office:value-type="float" office:value="0.824126" calcext:value-type="float">
            <text:p>0.824126</text:p>
          </table:table-cell>
          <table:table-cell office:value-type="float" office:value="0.796079" calcext:value-type="float">
            <text:p>0.796079</text:p>
          </table:table-cell>
          <table:table-cell office:value-type="float" office:value="0.790452" calcext:value-type="float">
            <text:p>0.790452</text:p>
          </table:table-cell>
        </table:table-row>
        <table:table-row table:style-name="ro1">
          <table:table-cell office:value-type="float" office:value="0.736204" calcext:value-type="float">
            <text:p>0.736204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0.843916" calcext:value-type="float">
            <text:p>0.843916</text:p>
          </table:table-cell>
          <table:table-cell office:value-type="float" office:value="0.785763" calcext:value-type="float">
            <text:p>0.785763</text:p>
          </table:table-cell>
        </table:table-row>
        <table:table-row table:style-name="ro1">
          <table:table-cell office:value-type="float" office:value="0.817987" calcext:value-type="float">
            <text:p>0.817987</text:p>
          </table:table-cell>
          <table:table-cell office:value-type="float" office:value="0.829038" calcext:value-type="float">
            <text:p>0.829038</text:p>
          </table:table-cell>
          <table:table-cell office:value-type="float" office:value="0.853044" calcext:value-type="float">
            <text:p>0.853044</text:p>
          </table:table-cell>
          <table:table-cell office:value-type="float" office:value="0.789659" calcext:value-type="float">
            <text:p>0.789659</text:p>
          </table:table-cell>
        </table:table-row>
        <table:table-row table:style-name="ro1">
          <table:table-cell office:value-type="float" office:value="0.914286" calcext:value-type="float">
            <text:p>0.914286</text:p>
          </table:table-cell>
          <table:table-cell office:value-type="float" office:value="0.83147" calcext:value-type="float">
            <text:p>0.83147</text:p>
          </table:table-cell>
          <table:table-cell office:value-type="float" office:value="0.826918" calcext:value-type="float">
            <text:p>0.826918</text:p>
          </table:table-cell>
          <table:table-cell office:value-type="float" office:value="0.796251" calcext:value-type="float">
            <text:p>0.796251</text:p>
          </table:table-cell>
        </table:table-row>
        <table:table-row table:style-name="ro1">
          <table:table-cell office:value-type="float" office:value="0.927963" calcext:value-type="float">
            <text:p>0.927963</text:p>
          </table:table-cell>
          <table:table-cell office:value-type="float" office:value="0.833886" calcext:value-type="float">
            <text:p>0.833886</text:p>
          </table:table-cell>
          <table:table-cell office:value-type="float" office:value="0.822395" calcext:value-type="float">
            <text:p>0.822395</text:p>
          </table:table-cell>
          <table:table-cell office:value-type="float" office:value="0.805688" calcext:value-type="float">
            <text:p>0.805688</text:p>
          </table:table-cell>
        </table:table-row>
        <table:table-row table:style-name="ro1">
          <table:table-cell office:value-type="float" office:value="0.738151" calcext:value-type="float">
            <text:p>0.738151</text:p>
          </table:table-cell>
          <table:table-cell office:value-type="float" office:value="0.836286" calcext:value-type="float">
            <text:p>0.836286</text:p>
          </table:table-cell>
          <table:table-cell office:value-type="float" office:value="0.803584" calcext:value-type="float">
            <text:p>0.803584</text:p>
          </table:table-cell>
          <table:table-cell office:value-type="float" office:value="0.808309" calcext:value-type="float">
            <text:p>0.808309</text:p>
          </table:table-cell>
        </table:table-row>
        <table:table-row table:style-name="ro1">
          <table:table-cell office:value-type="float" office:value="0.713589" calcext:value-type="float">
            <text:p>0.713589</text:p>
          </table:table-cell>
          <table:table-cell office:value-type="float" office:value="0.838671" calcext:value-type="float">
            <text:p>0.838671</text:p>
          </table:table-cell>
          <table:table-cell office:value-type="float" office:value="0.772816" calcext:value-type="float">
            <text:p>0.772816</text:p>
          </table:table-cell>
          <table:table-cell office:value-type="float" office:value="0.817079" calcext:value-type="float">
            <text:p>0.817079</text:p>
          </table:table-cell>
        </table:table-row>
        <table:table-row table:style-name="ro1">
          <table:table-cell office:value-type="float" office:value="0.723931" calcext:value-type="float">
            <text:p>0.723931</text:p>
          </table:table-cell>
          <table:table-cell office:value-type="float" office:value="0.841039" calcext:value-type="float">
            <text:p>0.841039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825386" calcext:value-type="float">
            <text:p>0.825386</text:p>
          </table:table-cell>
        </table:table-row>
        <table:table-row table:style-name="ro1">
          <table:table-cell office:value-type="float" office:value="0.760448" calcext:value-type="float">
            <text:p>0.760448</text:p>
          </table:table-cell>
          <table:table-cell office:value-type="float" office:value="0.843391" calcext:value-type="float">
            <text:p>0.843391</text:p>
          </table:table-cell>
          <table:table-cell office:value-type="float" office:value="0.777604" calcext:value-type="float">
            <text:p>0.777604</text:p>
          </table:table-cell>
          <table:table-cell office:value-type="float" office:value="0.831062" calcext:value-type="float">
            <text:p>0.831062</text:p>
          </table:table-cell>
        </table:table-row>
        <table:table-row table:style-name="ro1">
          <table:table-cell office:value-type="float" office:value="0.778905" calcext:value-type="float">
            <text:p>0.778905</text:p>
          </table:table-cell>
          <table:table-cell office:value-type="float" office:value="0.845728" calcext:value-type="float">
            <text:p>0.845728</text:p>
          </table:table-cell>
          <table:table-cell office:value-type="float" office:value="0.827938" calcext:value-type="float">
            <text:p>0.827938</text:p>
          </table:table-cell>
          <table:table-cell office:value-type="float" office:value="0.822455" calcext:value-type="float">
            <text:p>0.822455</text:p>
          </table:table-cell>
        </table:table-row>
        <table:table-row table:style-name="ro1">
          <table:table-cell office:value-type="float" office:value="0.91115" calcext:value-type="float">
            <text:p>0.91115</text:p>
          </table:table-cell>
          <table:table-cell office:value-type="float" office:value="0.848048" calcext:value-type="float">
            <text:p>0.848048</text:p>
          </table:table-cell>
          <table:table-cell office:value-type="float" office:value="0.848667" calcext:value-type="float">
            <text:p>0.848667</text:p>
          </table:table-cell>
          <table:table-cell office:value-type="float" office:value="0.824748" calcext:value-type="float">
            <text:p>0.824748</text:p>
          </table:table-cell>
        </table:table-row>
        <table:table-row table:style-name="ro1">
          <table:table-cell office:value-type="float" office:value="0.965256" calcext:value-type="float">
            <text:p>0.965256</text:p>
          </table:table-cell>
          <table:table-cell office:value-type="float" office:value="0.850352" calcext:value-type="float">
            <text:p>0.850352</text:p>
          </table:table-cell>
          <table:table-cell office:value-type="float" office:value="0.872663" calcext:value-type="float">
            <text:p>0.872663</text:p>
          </table:table-cell>
          <table:table-cell office:value-type="float" office:value="0.836146" calcext:value-type="float">
            <text:p>0.836146</text:p>
          </table:table-cell>
        </table:table-row>
        <table:table-row table:style-name="ro1">
          <table:table-cell office:value-type="float" office:value="0.827576" calcext:value-type="float">
            <text:p>0.827576</text:p>
          </table:table-cell>
          <table:table-cell office:value-type="float" office:value="0.85264" calcext:value-type="float">
            <text:p>0.85264</text:p>
          </table:table-cell>
          <table:table-cell office:value-type="float" office:value="0.880804" calcext:value-type="float">
            <text:p>0.880804</text:p>
          </table:table-cell>
          <table:table-cell office:value-type="float" office:value="0.846745" calcext:value-type="float">
            <text:p>0.846745</text:p>
          </table:table-cell>
        </table:table-row>
        <table:table-row table:style-name="ro1">
          <table:table-cell office:value-type="float" office:value="0.880431" calcext:value-type="float">
            <text:p>0.880431</text:p>
          </table:table-cell>
          <table:table-cell office:value-type="float" office:value="0.854912" calcext:value-type="float">
            <text:p>0.854912</text:p>
          </table:table-cell>
          <table:table-cell office:value-type="float" office:value="0.889211" calcext:value-type="float">
            <text:p>0.889211</text:p>
          </table:table-cell>
          <table:table-cell office:value-type="float" office:value="0.847688" calcext:value-type="float">
            <text:p>0.847688</text:p>
          </table:table-cell>
        </table:table-row>
        <table:table-row table:style-name="ro1">
          <table:table-cell office:value-type="float" office:value="0.819608" calcext:value-type="float">
            <text:p>0.819608</text:p>
          </table:table-cell>
          <table:table-cell office:value-type="float" office:value="0.857167" calcext:value-type="float">
            <text:p>0.857167</text:p>
          </table:table-cell>
          <table:table-cell office:value-type="float" office:value="0.868866" calcext:value-type="float">
            <text:p>0.868866</text:p>
          </table:table-cell>
          <table:table-cell office:value-type="float" office:value="0.860836" calcext:value-type="float">
            <text:p>0.860836</text:p>
          </table:table-cell>
        </table:table-row>
        <table:table-row table:style-name="ro1">
          <table:table-cell office:value-type="float" office:value="0.953183" calcext:value-type="float">
            <text:p>0.953183</text:p>
          </table:table-cell>
          <table:table-cell office:value-type="float" office:value="0.859406" calcext:value-type="float">
            <text:p>0.859406</text:p>
          </table:table-cell>
          <table:table-cell office:value-type="float" office:value="0.869385" calcext:value-type="float">
            <text:p>0.869385</text:p>
          </table:table-cell>
          <table:table-cell office:value-type="float" office:value="0.863046" calcext:value-type="float">
            <text:p>0.863046</text:p>
          </table:table-cell>
        </table:table-row>
        <table:table-row table:style-name="ro1">
          <table:table-cell office:value-type="float" office:value="0.863531" calcext:value-type="float">
            <text:p>0.863531</text:p>
          </table:table-cell>
          <table:table-cell office:value-type="float" office:value="0.861629" calcext:value-type="float">
            <text:p>0.861629</text:p>
          </table:table-cell>
          <table:table-cell office:value-type="float" office:value="0.840161" calcext:value-type="float">
            <text:p>0.840161</text:p>
          </table:table-cell>
          <table:table-cell office:value-type="float" office:value="0.868604" calcext:value-type="float">
            <text:p>0.868604</text:p>
          </table:table-cell>
        </table:table-row>
        <table:table-row table:style-name="ro1">
          <table:table-cell office:value-type="float" office:value="0.830175" calcext:value-type="float">
            <text:p>0.830175</text:p>
          </table:table-cell>
          <table:table-cell office:value-type="float" office:value="0.863836" calcext:value-type="float">
            <text:p>0.863836</text:p>
          </table:table-cell>
          <table:table-cell office:value-type="float" office:value="0.857253" calcext:value-type="float">
            <text:p>0.857253</text:p>
          </table:table-cell>
          <table:table-cell office:value-type="float" office:value="0.863263" calcext:value-type="float">
            <text:p>0.863263</text:p>
          </table:table-cell>
        </table:table-row>
        <table:table-row table:style-name="ro1">
          <table:table-cell office:value-type="float" office:value="0.734308" calcext:value-type="float">
            <text:p>0.734308</text:p>
          </table:table-cell>
          <table:table-cell office:value-type="float" office:value="0.866025" calcext:value-type="float">
            <text:p>0.866025</text:p>
          </table:table-cell>
          <table:table-cell office:value-type="float" office:value="0.827261" calcext:value-type="float">
            <text:p>0.827261</text:p>
          </table:table-cell>
          <table:table-cell office:value-type="float" office:value="0.861942" calcext:value-type="float">
            <text:p>0.861942</text:p>
          </table:table-cell>
        </table:table-row>
        <table:table-row table:style-name="ro1">
          <table:table-cell office:value-type="float" office:value="0.905068" calcext:value-type="float">
            <text:p>0.905068</text:p>
          </table:table-cell>
          <table:table-cell office:value-type="float" office:value="0.868199" calcext:value-type="float">
            <text:p>0.868199</text:p>
          </table:table-cell>
          <table:table-cell office:value-type="float" office:value="0.849011" calcext:value-type="float">
            <text:p>0.849011</text:p>
          </table:table-cell>
          <table:table-cell office:value-type="float" office:value="0.864247" calcext:value-type="float">
            <text:p>0.864247</text:p>
          </table:table-cell>
        </table:table-row>
        <table:table-row table:style-name="ro1">
          <table:table-cell office:value-type="float" office:value="0.803224" calcext:value-type="float">
            <text:p>0.803224</text:p>
          </table:table-cell>
          <table:table-cell office:value-type="float" office:value="0.870356" calcext:value-type="float">
            <text:p>0.870356</text:p>
          </table:table-cell>
          <table:table-cell office:value-type="float" office:value="0.864277" calcext:value-type="float">
            <text:p>0.864277</text:p>
          </table:table-cell>
          <table:table-cell office:value-type="float" office:value="0.860493" calcext:value-type="float">
            <text:p>0.860493</text:p>
          </table:table-cell>
        </table:table-row>
        <table:table-row table:style-name="ro1">
          <table:table-cell office:value-type="float" office:value="0.972282" calcext:value-type="float">
            <text:p>0.972282</text:p>
          </table:table-cell>
          <table:table-cell office:value-type="float" office:value="0.872496" calcext:value-type="float">
            <text:p>0.872496</text:p>
          </table:table-cell>
          <table:table-cell office:value-type="float" office:value="0.880026" calcext:value-type="float">
            <text:p>0.880026</text:p>
          </table:table-cell>
          <table:table-cell office:value-type="float" office:value="0.849322" calcext:value-type="float">
            <text:p>0.849322</text:p>
          </table:table-cell>
        </table:table-row>
        <table:table-row table:style-name="ro1">
          <table:table-cell office:value-type="float" office:value="0.906504" calcext:value-type="float">
            <text:p>0.906504</text:p>
          </table:table-cell>
          <table:table-cell office:value-type="float" office:value="0.87462" calcext:value-type="float">
            <text:p>0.87462</text:p>
          </table:table-cell>
          <table:table-cell office:value-type="float" office:value="0.880168" calcext:value-type="float">
            <text:p>0.880168</text:p>
          </table:table-cell>
          <table:table-cell office:value-type="float" office:value="0.860415" calcext:value-type="float">
            <text:p>0.860415</text:p>
          </table:table-cell>
        </table:table-row>
        <table:table-row table:style-name="ro1">
          <table:table-cell office:value-type="float" office:value="0.813051" calcext:value-type="float">
            <text:p>0.813051</text:p>
          </table:table-cell>
          <table:table-cell office:value-type="float" office:value="0.876727" calcext:value-type="float">
            <text:p>0.876727</text:p>
          </table:table-cell>
          <table:table-cell office:value-type="float" office:value="0.875187" calcext:value-type="float">
            <text:p>0.875187</text:p>
          </table:table-cell>
          <table:table-cell office:value-type="float" office:value="0.870509" calcext:value-type="float">
            <text:p>0.870509</text:p>
          </table:table-cell>
        </table:table-row>
        <table:table-row table:style-name="ro1">
          <table:table-cell office:value-type="float" office:value="0.905782" calcext:value-type="float">
            <text:p>0.905782</text:p>
          </table:table-cell>
          <table:table-cell office:value-type="float" office:value="0.878817" calcext:value-type="float">
            <text:p>0.878817</text:p>
          </table:table-cell>
          <table:table-cell office:value-type="float" office:value="0.846791" calcext:value-type="float">
            <text:p>0.846791</text:p>
          </table:table-cell>
          <table:table-cell office:value-type="float" office:value="0.894332" calcext:value-type="float">
            <text:p>0.894332</text:p>
          </table:table-cell>
        </table:table-row>
        <table:table-row table:style-name="ro1">
          <table:table-cell office:value-type="float" office:value="0.778315" calcext:value-type="float">
            <text:p>0.778315</text:p>
          </table:table-cell>
          <table:table-cell office:value-type="float" office:value="0.880891" calcext:value-type="float">
            <text:p>0.880891</text:p>
          </table:table-cell>
          <table:table-cell office:value-type="float" office:value="0.862601" calcext:value-type="float">
            <text:p>0.862601</text:p>
          </table:table-cell>
          <table:table-cell office:value-type="float" office:value="0.886126" calcext:value-type="float">
            <text:p>0.886126</text:p>
          </table:table-cell>
        </table:table-row>
        <table:table-row table:style-name="ro1">
          <table:table-cell office:value-type="float" office:value="0.830304" calcext:value-type="float">
            <text:p>0.830304</text:p>
          </table:table-cell>
          <table:table-cell office:value-type="float" office:value="0.882948" calcext:value-type="float">
            <text:p>0.882948</text:p>
          </table:table-cell>
          <table:table-cell office:value-type="float" office:value="0.888231" calcext:value-type="float">
            <text:p>0.888231</text:p>
          </table:table-cell>
          <table:table-cell office:value-type="float" office:value="0.896078" calcext:value-type="float">
            <text:p>0.896078</text:p>
          </table:table-cell>
        </table:table-row>
        <table:table-row table:style-name="ro1">
          <table:table-cell office:value-type="float" office:value="0.985555" calcext:value-type="float">
            <text:p>0.985555</text:p>
          </table:table-cell>
          <table:table-cell office:value-type="float" office:value="0.884988" calcext:value-type="float">
            <text:p>0.884988</text:p>
          </table:table-cell>
          <table:table-cell office:value-type="float" office:value="0.906348" calcext:value-type="float">
            <text:p>0.906348</text:p>
          </table:table-cell>
          <table:table-cell office:value-type="float" office:value="0.877401" calcext:value-type="float">
            <text:p>0.877401</text:p>
          </table:table-cell>
        </table:table-row>
        <table:table-row table:style-name="ro1">
          <table:table-cell office:value-type="float" office:value="0.941201" calcext:value-type="float">
            <text:p>0.941201</text:p>
          </table:table-cell>
          <table:table-cell office:value-type="float" office:value="0.887011" calcext:value-type="float">
            <text:p>0.887011</text:p>
          </table:table-cell>
          <table:table-cell office:value-type="float" office:value="0.913646" calcext:value-type="float">
            <text:p>0.913646</text:p>
          </table:table-cell>
          <table:table-cell office:value-type="float" office:value="0.868193" calcext:value-type="float">
            <text:p>0.868193</text:p>
          </table:table-cell>
        </table:table-row>
        <table:table-row table:style-name="ro1">
          <table:table-cell office:value-type="float" office:value="0.996366" calcext:value-type="float">
            <text:p>0.996366</text:p>
          </table:table-cell>
          <table:table-cell office:value-type="float" office:value="0.889017" calcext:value-type="float">
            <text:p>0.889017</text:p>
          </table:table-cell>
          <table:table-cell office:value-type="float" office:value="0.930123" calcext:value-type="float">
            <text:p>0.930123</text:p>
          </table:table-cell>
          <table:table-cell office:value-type="float" office:value="0.875759" calcext:value-type="float">
            <text:p>0.875759</text:p>
          </table:table-cell>
        </table:table-row>
        <table:table-row table:style-name="ro1">
          <table:table-cell office:value-type="float" office:value="0.814804" calcext:value-type="float">
            <text:p>0.814804</text:p>
          </table:table-cell>
          <table:table-cell office:value-type="float" office:value="0.891007" calcext:value-type="float">
            <text:p>0.891007</text:p>
          </table:table-cell>
          <table:table-cell office:value-type="float" office:value="0.886381" calcext:value-type="float">
            <text:p>0.886381</text:p>
          </table:table-cell>
          <table:table-cell office:value-type="float" office:value="0.8687" calcext:value-type="float">
            <text:p>0.8687</text:p>
          </table:table-cell>
        </table:table-row>
        <table:table-row table:style-name="ro1">
          <table:table-cell office:value-type="float" office:value="0.912691" calcext:value-type="float">
            <text:p>0.912691</text:p>
          </table:table-cell>
          <table:table-cell office:value-type="float" office:value="0.892979" calcext:value-type="float">
            <text:p>0.892979</text:p>
          </table:table-cell>
          <table:table-cell office:value-type="float" office:value="0.859183" calcext:value-type="float">
            <text:p>0.859183</text:p>
          </table:table-cell>
          <table:table-cell office:value-type="float" office:value="0.885878" calcext:value-type="float">
            <text:p>0.885878</text:p>
          </table:table-cell>
        </table:table-row>
        <table:table-row table:style-name="ro1">
          <table:table-cell office:value-type="float" office:value="0.766841" calcext:value-type="float">
            <text:p>0.766841</text:p>
          </table:table-cell>
          <table:table-cell office:value-type="float" office:value="0.894934" calcext:value-type="float">
            <text:p>0.894934</text:p>
          </table:table-cell>
          <table:table-cell office:value-type="float" office:value="0.839166" calcext:value-type="float">
            <text:p>0.839166</text:p>
          </table:table-cell>
          <table:table-cell office:value-type="float" office:value="0.891849" calcext:value-type="float">
            <text:p>0.891849</text:p>
          </table:table-cell>
        </table:table-row>
        <table:table-row table:style-name="ro1">
          <table:table-cell office:value-type="float" office:value="0.805212" calcext:value-type="float">
            <text:p>0.805212</text:p>
          </table:table-cell>
          <table:table-cell office:value-type="float" office:value="0.896873" calcext:value-type="float">
            <text:p>0.896873</text:p>
          </table:table-cell>
          <table:table-cell office:value-type="float" office:value="0.841832" calcext:value-type="float">
            <text:p>0.841832</text:p>
          </table:table-cell>
          <table:table-cell office:value-type="float" office:value="0.892817" calcext:value-type="float">
            <text:p>0.892817</text:p>
          </table:table-cell>
        </table:table-row>
        <table:table-row table:style-name="ro1">
          <table:table-cell office:value-type="float" office:value="0.896281" calcext:value-type="float">
            <text:p>0.896281</text:p>
          </table:table-cell>
          <table:table-cell office:value-type="float" office:value="0.898794" calcext:value-type="float">
            <text:p>0.898794</text:p>
          </table:table-cell>
          <table:table-cell office:value-type="float" office:value="0.852747" calcext:value-type="float">
            <text:p>0.852747</text:p>
          </table:table-cell>
          <table:table-cell office:value-type="float" office:value="0.880075" calcext:value-type="float">
            <text:p>0.880075</text:p>
          </table:table-cell>
        </table:table-row>
        <table:table-row table:style-name="ro1">
          <table:table-cell office:value-type="float" office:value="0.828134" calcext:value-type="float">
            <text:p>0.828134</text:p>
          </table:table-cell>
          <table:table-cell office:value-type="float" office:value="0.900698" calcext:value-type="float">
            <text:p>0.900698</text:p>
          </table:table-cell>
          <table:table-cell office:value-type="float" office:value="0.878577" calcext:value-type="float">
            <text:p>0.878577</text:p>
          </table:table-cell>
          <table:table-cell office:value-type="float" office:value="0.881186" calcext:value-type="float">
            <text:p>0.881186</text:p>
          </table:table-cell>
        </table:table-row>
        <table:table-row table:style-name="ro1">
          <table:table-cell office:value-type="float" office:value="0.967268" calcext:value-type="float">
            <text:p>0.967268</text:p>
          </table:table-cell>
          <table:table-cell office:value-type="float" office:value="0.902585" calcext:value-type="float">
            <text:p>0.902585</text:p>
          </table:table-cell>
          <table:table-cell office:value-type="float" office:value="0.916775" calcext:value-type="float">
            <text:p>0.916775</text:p>
          </table:table-cell>
          <table:table-cell office:value-type="float" office:value="0.880758" calcext:value-type="float">
            <text:p>0.880758</text:p>
          </table:table-cell>
        </table:table-row>
        <table:table-row table:style-name="ro1">
          <table:table-cell office:value-type="float" office:value="0.895992" calcext:value-type="float">
            <text:p>0.895992</text:p>
          </table:table-cell>
          <table:table-cell office:value-type="float" office:value="0.904455" calcext:value-type="float">
            <text:p>0.904455</text:p>
          </table:table-cell>
          <table:table-cell office:value-type="float" office:value="0.897727" calcext:value-type="float">
            <text:p>0.897727</text:p>
          </table:table-cell>
          <table:table-cell office:value-type="float" office:value="0.880297" calcext:value-type="float">
            <text:p>0.880297</text:p>
          </table:table-cell>
        </table:table-row>
        <table:table-row table:style-name="ro1">
          <table:table-cell office:value-type="float" office:value="0.996201" calcext:value-type="float">
            <text:p>0.996201</text:p>
          </table:table-cell>
          <table:table-cell office:value-type="float" office:value="0.906308" calcext:value-type="float">
            <text:p>0.906308</text:p>
          </table:table-cell>
          <table:table-cell office:value-type="float" office:value="0.933818" calcext:value-type="float">
            <text:p>0.933818</text:p>
          </table:table-cell>
          <table:table-cell office:value-type="float" office:value="0.884345" calcext:value-type="float">
            <text:p>0.884345</text:p>
          </table:table-cell>
        </table:table-row>
        <table:table-row table:style-name="ro1">
          <table:table-cell office:value-type="float" office:value="0.801041" calcext:value-type="float">
            <text:p>0.801041</text:p>
          </table:table-cell>
          <table:table-cell office:value-type="float" office:value="0.908143" calcext:value-type="float">
            <text:p>0.908143</text:p>
          </table:table-cell>
          <table:table-cell office:value-type="float" office:value="0.902382" calcext:value-type="float">
            <text:p>0.902382</text:p>
          </table:table-cell>
          <table:table-cell office:value-type="float" office:value="0.895355" calcext:value-type="float">
            <text:p>0.895355</text:p>
          </table:table-cell>
        </table:table-row>
        <table:table-row table:style-name="ro1">
          <table:table-cell office:value-type="float" office:value="1.008586" calcext:value-type="float">
            <text:p>1.008586</text:p>
          </table:table-cell>
          <table:table-cell office:value-type="float" office:value="0.909961" calcext:value-type="float">
            <text:p>0.909961</text:p>
          </table:table-cell>
          <table:table-cell office:value-type="float" office:value="0.904708" calcext:value-type="float">
            <text:p>0.904708</text:p>
          </table:table-cell>
          <table:table-cell office:value-type="float" office:value="0.906114" calcext:value-type="float">
            <text:p>0.906114</text:p>
          </table:table-cell>
        </table:table-row>
        <table:table-row table:style-name="ro1">
          <table:table-cell office:value-type="float" office:value="0.810088" calcext:value-type="float">
            <text:p>0.810088</text:p>
          </table:table-cell>
          <table:table-cell office:value-type="float" office:value="0.911762" calcext:value-type="float">
            <text:p>0.911762</text:p>
          </table:table-cell>
          <table:table-cell office:value-type="float" office:value="0.867741" calcext:value-type="float">
            <text:p>0.867741</text:p>
          </table:table-cell>
          <table:table-cell office:value-type="float" office:value="0.911628" calcext:value-type="float">
            <text:p>0.911628</text:p>
          </table:table-cell>
        </table:table-row>
        <table:table-row table:style-name="ro1">
          <table:table-cell office:value-type="float" office:value="0.907623" calcext:value-type="float">
            <text:p>0.907623</text:p>
          </table:table-cell>
          <table:table-cell office:value-type="float" office:value="0.913545" calcext:value-type="float">
            <text:p>0.913545</text:p>
          </table:table-cell>
          <table:table-cell office:value-type="float" office:value="0.892799" calcext:value-type="float">
            <text:p>0.892799</text:p>
          </table:table-cell>
          <table:table-cell office:value-type="float" office:value="0.896963" calcext:value-type="float">
            <text:p>0.896963</text:p>
          </table:table-cell>
        </table:table-row>
        <table:table-row table:style-name="ro1">
          <table:table-cell office:value-type="float" office:value="0.811366" calcext:value-type="float">
            <text:p>0.811366</text:p>
          </table:table-cell>
          <table:table-cell office:value-type="float" office:value="0.915311" calcext:value-type="float">
            <text:p>0.915311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.888346" calcext:value-type="float">
            <text:p>0.888346</text:p>
          </table:table-cell>
        </table:table-row>
        <table:table-row table:style-name="ro1">
          <table:table-cell office:value-type="float" office:value="0.926331" calcext:value-type="float">
            <text:p>0.926331</text:p>
          </table:table-cell>
          <table:table-cell office:value-type="float" office:value="0.91706" calcext:value-type="float">
            <text:p>0.91706</text:p>
          </table:table-cell>
          <table:table-cell office:value-type="float" office:value="0.909747" calcext:value-type="float">
            <text:p>0.909747</text:p>
          </table:table-cell>
          <table:table-cell office:value-type="float" office:value="0.878856" calcext:value-type="float">
            <text:p>0.878856</text:p>
          </table:table-cell>
        </table:table-row>
        <table:table-row table:style-name="ro1">
          <table:table-cell office:value-type="float" office:value="1.014623" calcext:value-type="float">
            <text:p>1.01462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889412" calcext:value-type="float">
            <text:p>0.889412</text:p>
          </table:table-cell>
          <table:table-cell office:value-type="float" office:value="0.894426" calcext:value-type="float">
            <text:p>0.894426</text:p>
          </table:table-cell>
        </table:table-row>
        <table:table-row table:style-name="ro1">
          <table:table-cell office:value-type="float" office:value="0.888794" calcext:value-type="float">
            <text:p>0.888794</text:p>
          </table:table-cell>
          <table:table-cell office:value-type="float" office:value="0.920505" calcext:value-type="float">
            <text:p>0.920505</text:p>
          </table:table-cell>
          <table:table-cell office:value-type="float" office:value="0.88738" calcext:value-type="float">
            <text:p>0.88738</text:p>
          </table:table-cell>
          <table:table-cell office:value-type="float" office:value="0.885828" calcext:value-type="float">
            <text:p>0.885828</text:p>
          </table:table-cell>
        </table:table-row>
        <table:table-row table:style-name="ro1">
          <table:table-cell office:value-type="float" office:value="0.805948" calcext:value-type="float">
            <text:p>0.805948</text:p>
          </table:table-cell>
          <table:table-cell office:value-type="float" office:value="0.922201" calcext:value-type="float">
            <text:p>0.922201</text:p>
          </table:table-cell>
          <table:table-cell office:value-type="float" office:value="0.880476" calcext:value-type="float">
            <text:p>0.880476</text:p>
          </table:table-cell>
          <table:table-cell office:value-type="float" office:value="0.892726" calcext:value-type="float">
            <text:p>0.892726</text:p>
          </table:table-cell>
        </table:table-row>
        <table:table-row table:style-name="ro1">
          <table:table-cell office:value-type="float" office:value="0.801202" calcext:value-type="float">
            <text:p>0.801202</text:p>
          </table:table-cell>
          <table:table-cell office:value-type="float" office:value="0.92388" calcext:value-type="float">
            <text:p>0.92388</text:p>
          </table:table-cell>
          <table:table-cell office:value-type="float" office:value="0.872013" calcext:value-type="float">
            <text:p>0.872013</text:p>
          </table:table-cell>
          <table:table-cell office:value-type="float" office:value="0.898857" calcext:value-type="float">
            <text:p>0.898857</text:p>
          </table:table-cell>
        </table:table-row>
        <table:table-row table:style-name="ro1">
          <table:table-cell office:value-type="float" office:value="0.891813" calcext:value-type="float">
            <text:p>0.891813</text:p>
          </table:table-cell>
          <table:table-cell office:value-type="float" office:value="0.925541" calcext:value-type="float">
            <text:p>0.925541</text:p>
          </table:table-cell>
          <table:table-cell office:value-type="float" office:value="0.877057" calcext:value-type="float">
            <text:p>0.877057</text:p>
          </table:table-cell>
          <table:table-cell office:value-type="float" office:value="0.901749" calcext:value-type="float">
            <text:p>0.901749</text:p>
          </table:table-cell>
        </table:table-row>
        <table:table-row table:style-name="ro1">
          <table:table-cell office:value-type="float" office:value="0.97231" calcext:value-type="float">
            <text:p>0.97231</text:p>
          </table:table-cell>
          <table:table-cell office:value-type="float" office:value="0.927184" calcext:value-type="float">
            <text:p>0.927184</text:p>
          </table:table-cell>
          <table:table-cell office:value-type="float" office:value="0.893059" calcext:value-type="float">
            <text:p>0.893059</text:p>
          </table:table-cell>
          <table:table-cell office:value-type="float" office:value="0.890826" calcext:value-type="float">
            <text:p>0.890826</text:p>
          </table:table-cell>
        </table:table-row>
        <table:table-row table:style-name="ro1">
          <table:table-cell office:value-type="float" office:value="0.914011" calcext:value-type="float">
            <text:p>0.914011</text:p>
          </table:table-cell>
          <table:table-cell office:value-type="float" office:value="0.92881" calcext:value-type="float">
            <text:p>0.92881</text:p>
          </table:table-cell>
          <table:table-cell office:value-type="float" office:value="0.927834" calcext:value-type="float">
            <text:p>0.927834</text:p>
          </table:table-cell>
          <table:table-cell office:value-type="float" office:value="0.884778" calcext:value-type="float">
            <text:p>0.884778</text:p>
          </table:table-cell>
        </table:table-row>
        <table:table-row table:style-name="ro1">
          <table:table-cell office:value-type="float" office:value="0.885961" calcext:value-type="float">
            <text:p>0.885961</text:p>
          </table:table-cell>
          <table:table-cell office:value-type="float" office:value="0.930418" calcext:value-type="float">
            <text:p>0.930418</text:p>
          </table:table-cell>
          <table:table-cell office:value-type="float" office:value="0.918106" calcext:value-type="float">
            <text:p>0.918106</text:p>
          </table:table-cell>
          <table:table-cell office:value-type="float" office:value="0.880869" calcext:value-type="float">
            <text:p>0.880869</text:p>
          </table:table-cell>
        </table:table-row>
        <table:table-row table:style-name="ro1">
          <table:table-cell office:value-type="float" office:value="0.975073" calcext:value-type="float">
            <text:p>0.975073</text:p>
          </table:table-cell>
          <table:table-cell office:value-type="float" office:value="0.932008" calcext:value-type="float">
            <text:p>0.932008</text:p>
          </table:table-cell>
          <table:table-cell office:value-type="float" office:value="0.88488" calcext:value-type="float">
            <text:p>0.88488</text:p>
          </table:table-cell>
          <table:table-cell office:value-type="float" office:value="0.887227" calcext:value-type="float">
            <text:p>0.887227</text:p>
          </table:table-cell>
        </table:table-row>
        <table:table-row table:style-name="ro1">
          <table:table-cell office:value-type="float" office:value="0.843176" calcext:value-type="float">
            <text:p>0.843176</text:p>
          </table:table-cell>
          <table:table-cell office:value-type="float" office:value="0.93358" calcext:value-type="float">
            <text:p>0.93358</text:p>
          </table:table-cell>
          <table:table-cell office:value-type="float" office:value="0.891696" calcext:value-type="float">
            <text:p>0.891696</text:p>
          </table:table-cell>
          <table:table-cell office:value-type="float" office:value="0.893324" calcext:value-type="float">
            <text:p>0.893324</text:p>
          </table:table-cell>
        </table:table-row>
        <table:table-row table:style-name="ro1">
          <table:table-cell office:value-type="float" office:value="0.80618" calcext:value-type="float">
            <text:p>0.80618</text:p>
          </table:table-cell>
          <table:table-cell office:value-type="float" office:value="0.935135" calcext:value-type="float">
            <text:p>0.935135</text:p>
          </table:table-cell>
          <table:table-cell office:value-type="float" office:value="0.883662" calcext:value-type="float">
            <text:p>0.883662</text:p>
          </table:table-cell>
          <table:table-cell office:value-type="float" office:value="0.887932" calcext:value-type="float">
            <text:p>0.887932</text:p>
          </table:table-cell>
        </table:table-row>
        <table:table-row table:style-name="ro1">
          <table:table-cell office:value-type="float" office:value="0.948092" calcext:value-type="float">
            <text:p>0.948092</text:p>
          </table:table-cell>
          <table:table-cell office:value-type="float" office:value="0.936672" calcext:value-type="float">
            <text:p>0.936672</text:p>
          </table:table-cell>
          <table:table-cell office:value-type="float" office:value="0.863824" calcext:value-type="float">
            <text:p>0.863824</text:p>
          </table:table-cell>
          <table:table-cell office:value-type="float" office:value="0.89517" calcext:value-type="float">
            <text:p>0.89517</text:p>
          </table:table-cell>
        </table:table-row>
        <table:table-row table:style-name="ro1">
          <table:table-cell office:value-type="float" office:value="0.845788" calcext:value-type="float">
            <text:p>0.845788</text:p>
          </table:table-cell>
          <table:table-cell office:value-type="float" office:value="0.938191" calcext:value-type="float">
            <text:p>0.938191</text:p>
          </table:table-cell>
          <table:table-cell office:value-type="float" office:value="0.868844" calcext:value-type="float">
            <text:p>0.868844</text:p>
          </table:table-cell>
          <table:table-cell office:value-type="float" office:value="0.902749" calcext:value-type="float">
            <text:p>0.902749</text:p>
          </table:table-cell>
        </table:table-row>
        <table:table-row table:style-name="ro1">
          <table:table-cell office:value-type="float" office:value="0.875886" calcext:value-type="float">
            <text:p>0.875886</text:p>
          </table:table-cell>
          <table:table-cell office:value-type="float" office:value="0.939693" calcext:value-type="float">
            <text:p>0.939693</text:p>
          </table:table-cell>
          <table:table-cell office:value-type="float" office:value="0.874107" calcext:value-type="float">
            <text:p>0.874107</text:p>
          </table:table-cell>
          <table:table-cell office:value-type="float" office:value="0.915624" calcext:value-type="float">
            <text:p>0.915624</text:p>
          </table:table-cell>
        </table:table-row>
        <table:table-row table:style-name="ro1">
          <table:table-cell office:value-type="float" office:value="0.868273" calcext:value-type="float">
            <text:p>0.868273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894876" calcext:value-type="float">
            <text:p>0.894876</text:p>
          </table:table-cell>
          <table:table-cell office:value-type="float" office:value="0.90922" calcext:value-type="float">
            <text:p>0.90922</text:p>
          </table:table-cell>
        </table:table-row>
        <table:table-row table:style-name="ro1">
          <table:table-cell office:value-type="float" office:value="0.832498" calcext:value-type="float">
            <text:p>0.832498</text:p>
          </table:table-cell>
          <table:table-cell office:value-type="float" office:value="0.942641" calcext:value-type="float">
            <text:p>0.942641</text:p>
          </table:table-cell>
          <table:table-cell office:value-type="float" office:value="0.925194" calcext:value-type="float">
            <text:p>0.925194</text:p>
          </table:table-cell>
          <table:table-cell office:value-type="float" office:value="0.924731" calcext:value-type="float">
            <text:p>0.924731</text:p>
          </table:table-cell>
        </table:table-row>
        <table:table-row table:style-name="ro1">
          <table:table-cell office:value-type="float" office:value="1.051935" calcext:value-type="float">
            <text:p>1.051935</text:p>
          </table:table-cell>
          <table:table-cell office:value-type="float" office:value="0.944089" calcext:value-type="float">
            <text:p>0.944089</text:p>
          </table:table-cell>
          <table:table-cell office:value-type="float" office:value="0.955534" calcext:value-type="float">
            <text:p>0.955534</text:p>
          </table:table-cell>
          <table:table-cell office:value-type="float" office:value="0.938298" calcext:value-type="float">
            <text:p>0.938298</text:p>
          </table:table-cell>
        </table:table-row>
        <table:table-row table:style-name="ro1">
          <table:table-cell office:value-type="float" office:value="0.997378" calcext:value-type="float">
            <text:p>0.997378</text:p>
          </table:table-cell>
          <table:table-cell office:value-type="float" office:value="0.945519" calcext:value-type="float">
            <text:p>0.945519</text:p>
          </table:table-cell>
          <table:table-cell office:value-type="float" office:value="0.962804" calcext:value-type="float">
            <text:p>0.962804</text:p>
          </table:table-cell>
          <table:table-cell office:value-type="float" office:value="0.941318" calcext:value-type="float">
            <text:p>0.941318</text:p>
          </table:table-cell>
        </table:table-row>
        <table:table-row table:style-name="ro1">
          <table:table-cell office:value-type="float" office:value="1.027588" calcext:value-type="float">
            <text:p>1.027588</text:p>
          </table:table-cell>
          <table:table-cell office:value-type="float" office:value="0.94693" calcext:value-type="float">
            <text:p>0.94693</text:p>
          </table:table-cell>
          <table:table-cell office:value-type="float" office:value="0.999064" calcext:value-type="float">
            <text:p>0.999064</text:p>
          </table:table-cell>
          <table:table-cell office:value-type="float" office:value="0.941906" calcext:value-type="float">
            <text:p>0.941906</text:p>
          </table:table-cell>
        </table:table-row>
        <table:table-row table:style-name="ro1">
          <table:table-cell office:value-type="float" office:value="0.904622" calcext:value-type="float">
            <text:p>0.904622</text:p>
          </table:table-cell>
          <table:table-cell office:value-type="float" office:value="0.948324" calcext:value-type="float">
            <text:p>0.948324</text:p>
          </table:table-cell>
          <table:table-cell office:value-type="float" office:value="0.979762" calcext:value-type="float">
            <text:p>0.979762</text:p>
          </table:table-cell>
          <table:table-cell office:value-type="float" office:value="0.949809" calcext:value-type="float">
            <text:p>0.949809</text:p>
          </table:table-cell>
        </table:table-row>
        <table:table-row table:style-name="ro1">
          <table:table-cell office:value-type="float" office:value="1.013797" calcext:value-type="float">
            <text:p>1.013797</text:p>
          </table:table-cell>
          <table:table-cell office:value-type="float" office:value="0.949699" calcext:value-type="float">
            <text:p>0.949699</text:p>
          </table:table-cell>
          <table:table-cell office:value-type="float" office:value="0.976548" calcext:value-type="float">
            <text:p>0.976548</text:p>
          </table:table-cell>
          <table:table-cell office:value-type="float" office:value="0.953102" calcext:value-type="float">
            <text:p>0.953102</text:p>
          </table:table-cell>
        </table:table-row>
        <table:table-row table:style-name="ro1">
          <table:table-cell office:value-type="float" office:value="0.955426" calcext:value-type="float">
            <text:p>0.955426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941482" calcext:value-type="float">
            <text:p>0.941482</text:p>
          </table:table-cell>
          <table:table-cell office:value-type="float" office:value="0.959203" calcext:value-type="float">
            <text:p>0.959203</text:p>
          </table:table-cell>
        </table:table-row>
        <table:table-row table:style-name="ro1">
          <table:table-cell office:value-type="float" office:value="0.981309" calcext:value-type="float">
            <text:p>0.981309</text:p>
          </table:table-cell>
          <table:table-cell office:value-type="float" office:value="0.952396" calcext:value-type="float">
            <text:p>0.952396</text:p>
          </table:table-cell>
          <table:table-cell office:value-type="float" office:value="0.95312" calcext:value-type="float">
            <text:p>0.95312</text:p>
          </table:table-cell>
          <table:table-cell office:value-type="float" office:value="0.946801" calcext:value-type="float">
            <text:p>0.946801</text:p>
          </table:table-cell>
        </table:table-row>
        <table:table-row table:style-name="ro1">
          <table:table-cell office:value-type="float" office:value="0.852256" calcext:value-type="float">
            <text:p>0.852256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931261" calcext:value-type="float">
            <text:p>0.931261</text:p>
          </table:table-cell>
          <table:table-cell office:value-type="float" office:value="0.939083" calcext:value-type="float">
            <text:p>0.939083</text:p>
          </table:table-cell>
        </table:table-row>
        <table:table-row table:style-name="ro1">
          <table:table-cell office:value-type="float" office:value="0.962812" calcext:value-type="float">
            <text:p>0.962812</text:p>
          </table:table-cell>
          <table:table-cell office:value-type="float" office:value="0.95502" calcext:value-type="float">
            <text:p>0.95502</text:p>
          </table:table-cell>
          <table:table-cell office:value-type="float" office:value="0.920097" calcext:value-type="float">
            <text:p>0.920097</text:p>
          </table:table-cell>
          <table:table-cell office:value-type="float" office:value="0.939276" calcext:value-type="float">
            <text:p>0.939276</text:p>
          </table:table-cell>
        </table:table-row>
        <table:table-row table:style-name="ro1">
          <table:table-cell office:value-type="float" office:value="0.904503" calcext:value-type="float">
            <text:p>0.904503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906938" calcext:value-type="float">
            <text:p>0.906938</text:p>
          </table:table-cell>
          <table:table-cell office:value-type="float" office:value="0.938409" calcext:value-type="float">
            <text:p>0.938409</text:p>
          </table:table-cell>
        </table:table-row>
        <table:table-row table:style-name="ro1">
          <table:table-cell office:value-type="float" office:value="0.899605" calcext:value-type="float">
            <text:p>0.899605</text:p>
          </table:table-cell>
          <table:table-cell office:value-type="float" office:value="0.957571" calcext:value-type="float">
            <text:p>0.957571</text:p>
          </table:table-cell>
          <table:table-cell office:value-type="float" office:value="0.918983" calcext:value-type="float">
            <text:p>0.918983</text:p>
          </table:table-cell>
          <table:table-cell office:value-type="float" office:value="0.939779" calcext:value-type="float">
            <text:p>0.939779</text:p>
          </table:table-cell>
        </table:table-row>
        <table:table-row table:style-name="ro1">
          <table:table-cell office:value-type="float" office:value="0.915516" calcext:value-type="float">
            <text:p>0.915516</text:p>
          </table:table-cell>
          <table:table-cell office:value-type="float" office:value="0.95882" calcext:value-type="float">
            <text:p>0.95882</text:p>
          </table:table-cell>
          <table:table-cell office:value-type="float" office:value="0.932362" calcext:value-type="float">
            <text:p>0.932362</text:p>
          </table:table-cell>
          <table:table-cell office:value-type="float" office:value="0.951807" calcext:value-type="float">
            <text:p>0.951807</text:p>
          </table:table-cell>
        </table:table-row>
        <table:table-row table:style-name="ro1">
          <table:table-cell office:value-type="float" office:value="0.912477" calcext:value-type="float">
            <text:p>0.912477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30479" calcext:value-type="float">
            <text:p>0.930479</text:p>
          </table:table-cell>
          <table:table-cell office:value-type="float" office:value="0.949548" calcext:value-type="float">
            <text:p>0.949548</text:p>
          </table:table-cell>
        </table:table-row>
        <table:table-row table:style-name="ro1">
          <table:table-cell office:value-type="float" office:value="1.029708" calcext:value-type="float">
            <text:p>1.029708</text:p>
          </table:table-cell>
          <table:table-cell office:value-type="float" office:value="0.961262" calcext:value-type="float">
            <text:p>0.961262</text:p>
          </table:table-cell>
          <table:table-cell office:value-type="float" office:value="0.956331" calcext:value-type="float">
            <text:p>0.956331</text:p>
          </table:table-cell>
          <table:table-cell office:value-type="float" office:value="0.955898" calcext:value-type="float">
            <text:p>0.955898</text:p>
          </table:table-cell>
        </table:table-row>
        <table:table-row table:style-name="ro1">
          <table:table-cell office:value-type="float" office:value="0.895088" calcext:value-type="float">
            <text:p>0.895088</text:p>
          </table:table-cell>
          <table:table-cell office:value-type="float" office:value="0.962455" calcext:value-type="float">
            <text:p>0.962455</text:p>
          </table:table-cell>
          <table:table-cell office:value-type="float" office:value="0.990774" calcext:value-type="float">
            <text:p>0.990774</text:p>
          </table:table-cell>
          <table:table-cell office:value-type="float" office:value="0.95514" calcext:value-type="float">
            <text:p>0.95514</text:p>
          </table:table-cell>
        </table:table-row>
        <table:table-row table:style-name="ro1">
          <table:table-cell office:value-type="float" office:value="1.028868" calcext:value-type="float">
            <text:p>1.028868</text:p>
          </table:table-cell>
          <table:table-cell office:value-type="float" office:value="0.96363" calcext:value-type="float">
            <text:p>0.96363</text:p>
          </table:table-cell>
          <table:table-cell office:value-type="float" office:value="0.999573" calcext:value-type="float">
            <text:p>0.999573</text:p>
          </table:table-cell>
          <table:table-cell office:value-type="float" office:value="0.952624" calcext:value-type="float">
            <text:p>0.952624</text:p>
          </table:table-cell>
        </table:table-row>
        <table:table-row table:style-name="ro1">
          <table:table-cell office:value-type="float" office:value="1.087729" calcext:value-type="float">
            <text:p>1.087729</text:p>
          </table:table-cell>
          <table:table-cell office:value-type="float" office:value="0.964787" calcext:value-type="float">
            <text:p>0.964787</text:p>
          </table:table-cell>
          <table:table-cell office:value-type="float" office:value="0.978051" calcext:value-type="float">
            <text:p>0.978051</text:p>
          </table:table-cell>
          <table:table-cell office:value-type="float" office:value="0.953799" calcext:value-type="float">
            <text:p>0.953799</text:p>
          </table:table-cell>
        </table:table-row>
        <table:table-row table:style-name="ro1">
          <table:table-cell office:value-type="float" office:value="0.95647" calcext:value-type="float">
            <text:p>0.95647</text:p>
          </table:table-cell>
          <table:table-cell office:value-type="float" office:value="0.965926" calcext:value-type="float">
            <text:p>0.965926</text:p>
          </table:table-cell>
          <table:table-cell office:value-type="float" office:value="0.989929" calcext:value-type="float">
            <text:p>0.989929</text:p>
          </table:table-cell>
          <table:table-cell office:value-type="float" office:value="0.951653" calcext:value-type="float">
            <text:p>0.951653</text:p>
          </table:table-cell>
        </table:table-row>
        <table:table-row table:style-name="ro1">
          <table:table-cell office:value-type="float" office:value="0.922101" calcext:value-type="float">
            <text:p>0.922101</text:p>
          </table:table-cell>
          <table:table-cell office:value-type="float" office:value="0.967046" calcext:value-type="float">
            <text:p>0.967046</text:p>
          </table:table-cell>
          <table:table-cell office:value-type="float" office:value="0.959519" calcext:value-type="float">
            <text:p>0.959519</text:p>
          </table:table-cell>
          <table:table-cell office:value-type="float" office:value="0.958802" calcext:value-type="float">
            <text:p>0.958802</text:p>
          </table:table-cell>
        </table:table-row>
        <table:table-row table:style-name="ro1">
          <table:table-cell office:value-type="float" office:value="0.954477" calcext:value-type="float">
            <text:p>0.954477</text:p>
          </table:table-cell>
          <table:table-cell office:value-type="float" office:value="0.968148" calcext:value-type="float">
            <text:p>0.968148</text:p>
          </table:table-cell>
          <table:table-cell office:value-type="float" office:value="0.92448" calcext:value-type="float">
            <text:p>0.92448</text:p>
          </table:table-cell>
          <table:table-cell office:value-type="float" office:value="0.964357" calcext:value-type="float">
            <text:p>0.964357</text:p>
          </table:table-cell>
        </table:table-row>
        <table:table-row table:style-name="ro1">
          <table:table-cell office:value-type="float" office:value="0.87682" calcext:value-type="float">
            <text:p>0.87682</text:p>
          </table:table-cell>
          <table:table-cell office:value-type="float" office:value="0.969231" calcext:value-type="float">
            <text:p>0.969231</text:p>
          </table:table-cell>
          <table:table-cell office:value-type="float" office:value="0.911569" calcext:value-type="float">
            <text:p>0.911569</text:p>
          </table:table-cell>
          <table:table-cell office:value-type="float" office:value="0.960493" calcext:value-type="float">
            <text:p>0.960493</text:p>
          </table:table-cell>
        </table:table-row>
        <table:table-row table:style-name="ro1">
          <table:table-cell office:value-type="float" office:value="0.91253" calcext:value-type="float">
            <text:p>0.91253</text:p>
          </table:table-cell>
          <table:table-cell office:value-type="float" office:value="0.970296" calcext:value-type="float">
            <text:p>0.970296</text:p>
          </table:table-cell>
          <table:table-cell office:value-type="float" office:value="0.925372" calcext:value-type="float">
            <text:p>0.925372</text:p>
          </table:table-cell>
          <table:table-cell office:value-type="float" office:value="0.965243" calcext:value-type="float">
            <text:p>0.965243</text:p>
          </table:table-cell>
        </table:table-row>
        <table:table-row table:style-name="ro1">
          <table:table-cell office:value-type="float" office:value="0.891917" calcext:value-type="float">
            <text:p>0.891917</text:p>
          </table:table-cell>
          <table:table-cell office:value-type="float" office:value="0.971342" calcext:value-type="float">
            <text:p>0.971342</text:p>
          </table:table-cell>
          <table:table-cell office:value-type="float" office:value="0.952638" calcext:value-type="float">
            <text:p>0.952638</text:p>
          </table:table-cell>
          <table:table-cell office:value-type="float" office:value="0.952835" calcext:value-type="float">
            <text:p>0.952835</text:p>
          </table:table-cell>
        </table:table-row>
        <table:table-row table:style-name="ro1">
          <table:table-cell office:value-type="float" office:value="0.991114" calcext:value-type="float">
            <text:p>0.991114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947791" calcext:value-type="float">
            <text:p>0.947791</text:p>
          </table:table-cell>
          <table:table-cell office:value-type="float" office:value="0.953537" calcext:value-type="float">
            <text:p>0.953537</text:p>
          </table:table-cell>
        </table:table-row>
        <table:table-row table:style-name="ro1">
          <table:table-cell office:value-type="float" office:value="1.09081" calcext:value-type="float">
            <text:p>1.09081</text:p>
          </table:table-cell>
          <table:table-cell office:value-type="float" office:value="0.973379" calcext:value-type="float">
            <text:p>0.973379</text:p>
          </table:table-cell>
          <table:table-cell office:value-type="float" office:value="0.981509" calcext:value-type="float">
            <text:p>0.981509</text:p>
          </table:table-cell>
          <table:table-cell office:value-type="float" office:value="0.945487" calcext:value-type="float">
            <text:p>0.945487</text:p>
          </table:table-cell>
        </table:table-row>
        <table:table-row table:style-name="ro1">
          <table:table-cell office:value-type="float" office:value="0.852582" calcext:value-type="float">
            <text:p>0.852582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0.993374" calcext:value-type="float">
            <text:p>0.993374</text:p>
          </table:table-cell>
          <table:table-cell office:value-type="float" office:value="0.938564" calcext:value-type="float">
            <text:p>0.938564</text:p>
          </table:table-cell>
        </table:table-row>
        <table:table-row table:style-name="ro1">
          <table:table-cell office:value-type="float" office:value="1.081124" calcext:value-type="float">
            <text:p>1.081124</text:p>
          </table:table-cell>
          <table:table-cell office:value-type="float" office:value="0.975342" calcext:value-type="float">
            <text:p>0.975342</text:p>
          </table:table-cell>
          <table:table-cell office:value-type="float" office:value="0.987989" calcext:value-type="float">
            <text:p>0.987989</text:p>
          </table:table-cell>
          <table:table-cell office:value-type="float" office:value="0.959187" calcext:value-type="float">
            <text:p>0.959187</text:p>
          </table:table-cell>
        </table:table-row>
        <table:table-row table:style-name="ro1">
          <table:table-cell office:value-type="float" office:value="0.951239" calcext:value-type="float">
            <text:p>0.951239</text:p>
          </table:table-cell>
          <table:table-cell office:value-type="float" office:value="0.976296" calcext:value-type="float">
            <text:p>0.976296</text:p>
          </table:table-cell>
          <table:table-cell office:value-type="float" office:value="0.936538" calcext:value-type="float">
            <text:p>0.936538</text:p>
          </table:table-cell>
          <table:table-cell office:value-type="float" office:value="0.959628" calcext:value-type="float">
            <text:p>0.959628</text:p>
          </table:table-cell>
        </table:table-row>
        <table:table-row table:style-name="ro1">
          <table:table-cell office:value-type="float" office:value="0.964192" calcext:value-type="float">
            <text:p>0.964192</text:p>
          </table:table-cell>
          <table:table-cell office:value-type="float" office:value="0.977231" calcext:value-type="float">
            <text:p>0.977231</text:p>
          </table:table-cell>
          <table:table-cell office:value-type="float" office:value="0.941686" calcext:value-type="float">
            <text:p>0.941686</text:p>
          </table:table-cell>
          <table:table-cell office:value-type="float" office:value="0.970632" calcext:value-type="float">
            <text:p>0.970632</text:p>
          </table:table-cell>
        </table:table-row>
        <table:table-row table:style-name="ro1">
          <table:table-cell office:value-type="float" office:value="0.833552" calcext:value-type="float">
            <text:p>0.833552</text:p>
          </table:table-cell>
          <table:table-cell office:value-type="float" office:value="0.978148" calcext:value-type="float">
            <text:p>0.978148</text:p>
          </table:table-cell>
          <table:table-cell office:value-type="float" office:value="0.946196" calcext:value-type="float">
            <text:p>0.946196</text:p>
          </table:table-cell>
          <table:table-cell office:value-type="float" office:value="0.973631" calcext:value-type="float">
            <text:p>0.973631</text:p>
          </table:table-cell>
        </table:table-row>
        <table:table-row table:style-name="ro1">
          <table:table-cell office:value-type="float" office:value="0.878325" calcext:value-type="float">
            <text:p>0.878325</text:p>
          </table:table-cell>
          <table:table-cell office:value-type="float" office:value="0.979045" calcext:value-type="float">
            <text:p>0.979045</text:p>
          </table:table-cell>
          <table:table-cell office:value-type="float" office:value="0.939424" calcext:value-type="float">
            <text:p>0.939424</text:p>
          </table:table-cell>
          <table:table-cell office:value-type="float" office:value="0.956057" calcext:value-type="float">
            <text:p>0.956057</text:p>
          </table:table-cell>
        </table:table-row>
        <table:table-row table:style-name="ro1">
          <table:table-cell office:value-type="float" office:value="1.103671" calcext:value-type="float">
            <text:p>1.103671</text:p>
          </table:table-cell>
          <table:table-cell office:value-type="float" office:value="0.979925" calcext:value-type="float">
            <text:p>0.979925</text:p>
          </table:table-cell>
          <table:table-cell office:value-type="float" office:value="0.949177" calcext:value-type="float">
            <text:p>0.949177</text:p>
          </table:table-cell>
          <table:table-cell office:value-type="float" office:value="0.973086" calcext:value-type="float">
            <text:p>0.973086</text:p>
          </table:table-cell>
        </table:table-row>
        <table:table-row table:style-name="ro1">
          <table:table-cell office:value-type="float" office:value="0.917378" calcext:value-type="float">
            <text:p>0.917378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0.987288" calcext:value-type="float">
            <text:p>0.987288</text:p>
          </table:table-cell>
          <table:table-cell office:value-type="float" office:value="0.975966" calcext:value-type="float">
            <text:p>0.975966</text:p>
          </table:table-cell>
        </table:table-row>
        <table:table-row table:style-name="ro1">
          <table:table-cell office:value-type="float" office:value="1.012959" calcext:value-type="float">
            <text:p>1.012959</text:p>
          </table:table-cell>
          <table:table-cell office:value-type="float" office:value="0.981627" calcext:value-type="float">
            <text:p>0.981627</text:p>
          </table:table-cell>
          <table:table-cell office:value-type="float" office:value="0.991121" calcext:value-type="float">
            <text:p>0.991121</text:p>
          </table:table-cell>
          <table:table-cell office:value-type="float" office:value="0.973716" calcext:value-type="float">
            <text:p>0.973716</text:p>
          </table:table-cell>
        </table:table-row>
        <table:table-row table:style-name="ro1">
          <table:table-cell office:value-type="float" office:value="1.024109" calcext:value-type="float">
            <text:p>1.024109</text:p>
          </table:table-cell>
          <table:table-cell office:value-type="float" office:value="0.98245" calcext:value-type="float">
            <text:p>0.98245</text:p>
          </table:table-cell>
          <table:table-cell office:value-type="float" office:value="0.978368" calcext:value-type="float">
            <text:p>0.978368</text:p>
          </table:table-cell>
          <table:table-cell office:value-type="float" office:value="0.986468" calcext:value-type="float">
            <text:p>0.986468</text:p>
          </table:table-cell>
        </table:table-row>
        <table:table-row table:style-name="ro1">
          <table:table-cell office:value-type="float" office:value="0.89749" calcext:value-type="float">
            <text:p>0.89749</text:p>
          </table:table-cell>
          <table:table-cell office:value-type="float" office:value="0.983255" calcext:value-type="float">
            <text:p>0.983255</text:p>
          </table:table-cell>
          <table:table-cell office:value-type="float" office:value="1.017453" calcext:value-type="float">
            <text:p>1.017453</text:p>
          </table:table-cell>
          <table:table-cell office:value-type="float" office:value="0.990275" calcext:value-type="float">
            <text:p>0.990275</text:p>
          </table:table-cell>
        </table:table-row>
        <table:table-row table:style-name="ro1">
          <table:table-cell office:value-type="float" office:value="1.039903" calcext:value-type="float">
            <text:p>1.039903</text:p>
          </table:table-cell>
          <table:table-cell office:value-type="float" office:value="0.984041" calcext:value-type="float">
            <text:p>0.984041</text:p>
          </table:table-cell>
          <table:table-cell office:value-type="float" office:value="1.00016" calcext:value-type="float">
            <text:p>1.00016</text:p>
          </table:table-cell>
          <table:table-cell office:value-type="float" office:value="1.011835" calcext:value-type="float">
            <text:p>1.011835</text:p>
          </table:table-cell>
        </table:table-row>
        <table:table-row table:style-name="ro1">
          <table:table-cell office:value-type="float" office:value="1.112804" calcext:value-type="float">
            <text:p>1.112804</text:p>
          </table:table-cell>
          <table:table-cell office:value-type="float" office:value="0.984808" calcext:value-type="float">
            <text:p>0.984808</text:p>
          </table:table-cell>
          <table:table-cell office:value-type="float" office:value="1.016231" calcext:value-type="float">
            <text:p>1.016231</text:p>
          </table:table-cell>
          <table:table-cell office:value-type="float" office:value="0.998589" calcext:value-type="float">
            <text:p>0.998589</text:p>
          </table:table-cell>
        </table:table-row>
        <table:table-row table:style-name="ro1">
          <table:table-cell office:value-type="float" office:value="0.926493" calcext:value-type="float">
            <text:p>0.926493</text:p>
          </table:table-cell>
          <table:table-cell office:value-type="float" office:value="0.985556" calcext:value-type="float">
            <text:p>0.985556</text:p>
          </table:table-cell>
          <table:table-cell office:value-type="float" office:value="1.011819" calcext:value-type="float">
            <text:p>1.011819</text:p>
          </table:table-cell>
          <table:table-cell office:value-type="float" office:value="1.00076" calcext:value-type="float">
            <text:p>1.00076</text:p>
          </table:table-cell>
        </table:table-row>
        <table:table-row table:style-name="ro1">
          <table:table-cell office:value-type="float" office:value="1.104463" calcext:value-type="float">
            <text:p>1.104463</text:p>
          </table:table-cell>
          <table:table-cell office:value-type="float" office:value="0.986286" calcext:value-type="float">
            <text:p>0.986286</text:p>
          </table:table-cell>
          <table:table-cell office:value-type="float" office:value="1.026935" calcext:value-type="float">
            <text:p>1.026935</text:p>
          </table:table-cell>
          <table:table-cell office:value-type="float" office:value="1.002449" calcext:value-type="float">
            <text:p>1.002449</text:p>
          </table:table-cell>
        </table:table-row>
        <table:table-row table:style-name="ro1">
          <table:table-cell office:value-type="float" office:value="0.875432" calcext:value-type="float">
            <text:p>0.875432</text:p>
          </table:table-cell>
          <table:table-cell office:value-type="float" office:value="0.986996" calcext:value-type="float">
            <text:p>0.986996</text:p>
          </table:table-cell>
          <table:table-cell office:value-type="float" office:value="0.995966" calcext:value-type="float">
            <text:p>0.995966</text:p>
          </table:table-cell>
          <table:table-cell office:value-type="float" office:value="0.994425" calcext:value-type="float">
            <text:p>0.994425</text:p>
          </table:table-cell>
        </table:table-row>
        <table:table-row table:style-name="ro1">
          <table:table-cell office:value-type="float" office:value="1.115483" calcext:value-type="float">
            <text:p>1.115483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998921" calcext:value-type="float">
            <text:p>0.998921</text:p>
          </table:table-cell>
          <table:table-cell office:value-type="float" office:value="0.997445" calcext:value-type="float">
            <text:p>0.997445</text:p>
          </table:table-cell>
        </table:table-row>
        <table:table-row table:style-name="ro1">
          <table:table-cell office:value-type="float" office:value="0.957959" calcext:value-type="float">
            <text:p>0.957959</text:p>
          </table:table-cell>
          <table:table-cell office:value-type="float" office:value="0.988362" calcext:value-type="float">
            <text:p>0.988362</text:p>
          </table:table-cell>
          <table:table-cell office:value-type="float" office:value="0.984335" calcext:value-type="float">
            <text:p>0.984335</text:p>
          </table:table-cell>
          <table:table-cell office:value-type="float" office:value="1.006327" calcext:value-type="float">
            <text:p>1.006327</text:p>
          </table:table-cell>
        </table:table-row>
        <table:table-row table:style-name="ro1">
          <table:table-cell office:value-type="float" office:value="0.941269" calcext:value-type="float">
            <text:p>0.941269</text:p>
          </table:table-cell>
          <table:table-cell office:value-type="float" office:value="0.989016" calcext:value-type="float">
            <text:p>0.989016</text:p>
          </table:table-cell>
          <table:table-cell office:value-type="float" office:value="0.996417" calcext:value-type="float">
            <text:p>0.996417</text:p>
          </table:table-cell>
          <table:table-cell office:value-type="float" office:value="0.993789" calcext:value-type="float">
            <text:p>0.993789</text:p>
          </table:table-cell>
        </table:table-row>
        <table:table-row table:style-name="ro1">
          <table:table-cell office:value-type="float" office:value="1.031531" calcext:value-type="float">
            <text:p>1.031531</text:p>
          </table:table-cell>
          <table:table-cell office:value-type="float" office:value="0.989651" calcext:value-type="float">
            <text:p>0.989651</text:p>
          </table:table-cell>
          <table:table-cell office:value-type="float" office:value="0.959463" calcext:value-type="float">
            <text:p>0.959463</text:p>
          </table:table-cell>
          <table:table-cell office:value-type="float" office:value="0.999161" calcext:value-type="float">
            <text:p>0.999161</text:p>
          </table:table-cell>
        </table:table-row>
        <table:table-row table:style-name="ro1">
          <table:table-cell office:value-type="float" office:value="0.935843" calcext:value-type="float">
            <text:p>0.935843</text:p>
          </table:table-cell>
          <table:table-cell office:value-type="float" office:value="0.990268" calcext:value-type="float">
            <text:p>0.990268</text:p>
          </table:table-cell>
          <table:table-cell office:value-type="float" office:value="0.995393" calcext:value-type="float">
            <text:p>0.995393</text:p>
          </table:table-cell>
          <table:table-cell office:value-type="float" office:value="0.982044" calcext:value-type="float">
            <text:p>0.982044</text:p>
          </table:table-cell>
        </table:table-row>
        <table:table-row table:style-name="ro1">
          <table:table-cell office:value-type="float" office:value="0.930714" calcext:value-type="float">
            <text:p>0.930714</text:p>
          </table:table-cell>
          <table:table-cell office:value-type="float" office:value="0.990866" calcext:value-type="float">
            <text:p>0.990866</text:p>
          </table:table-cell>
          <table:table-cell office:value-type="float" office:value="1.002117" calcext:value-type="float">
            <text:p>1.002117</text:p>
          </table:table-cell>
          <table:table-cell office:value-type="float" office:value="0.988242" calcext:value-type="float">
            <text:p>0.988242</text:p>
          </table:table-cell>
        </table:table-row>
        <table:table-row table:style-name="ro1">
          <table:table-cell office:value-type="float" office:value="1.137606" calcext:value-type="float">
            <text:p>1.137606</text:p>
          </table:table-cell>
          <table:table-cell office:value-type="float" office:value="0.991445" calcext:value-type="float">
            <text:p>0.991445</text:p>
          </table:table-cell>
          <table:table-cell office:value-type="float" office:value="0.992926" calcext:value-type="float">
            <text:p>0.992926</text:p>
          </table:table-cell>
          <table:table-cell office:value-type="float" office:value="0.964103" calcext:value-type="float">
            <text:p>0.964103</text:p>
          </table:table-cell>
        </table:table-row>
        <table:table-row table:style-name="ro1">
          <table:table-cell office:value-type="float" office:value="0.974889" calcext:value-type="float">
            <text:p>0.974889</text:p>
          </table:table-cell>
          <table:table-cell office:value-type="float" office:value="0.992005" calcext:value-type="float">
            <text:p>0.992005</text:p>
          </table:table-cell>
          <table:table-cell office:value-type="float" office:value="0.988992" calcext:value-type="float">
            <text:p>0.988992</text:p>
          </table:table-cell>
          <table:table-cell office:value-type="float" office:value="0.966289" calcext:value-type="float">
            <text:p>0.966289</text:p>
          </table:table-cell>
        </table:table-row>
        <table:table-row table:style-name="ro1">
          <table:table-cell office:value-type="float" office:value="0.985579" calcext:value-type="float">
            <text:p>0.985579</text:p>
          </table:table-cell>
          <table:table-cell office:value-type="float" office:value="0.992546" calcext:value-type="float">
            <text:p>0.992546</text:p>
          </table:table-cell>
          <table:table-cell office:value-type="float" office:value="0.991573" calcext:value-type="float">
            <text:p>0.991573</text:p>
          </table:table-cell>
          <table:table-cell office:value-type="float" office:value="0.982079" calcext:value-type="float">
            <text:p>0.982079</text:p>
          </table:table-cell>
        </table:table-row>
        <table:table-row table:style-name="ro1">
          <table:table-cell office:value-type="float" office:value="0.916174" calcext:value-type="float">
            <text:p>0.916174</text:p>
          </table:table-cell>
          <table:table-cell office:value-type="float" office:value="0.993068" calcext:value-type="float">
            <text:p>0.993068</text:p>
          </table:table-cell>
          <table:table-cell office:value-type="float" office:value="0.934042" calcext:value-type="float">
            <text:p>0.934042</text:p>
          </table:table-cell>
          <table:table-cell office:value-type="float" office:value="0.970288" calcext:value-type="float">
            <text:p>0.970288</text:p>
          </table:table-cell>
        </table:table-row>
        <table:table-row table:style-name="ro1">
          <table:table-cell office:value-type="float" office:value="0.943616" calcext:value-type="float">
            <text:p>0.943616</text:p>
          </table:table-cell>
          <table:table-cell office:value-type="float" office:value="0.993572" calcext:value-type="float">
            <text:p>0.993572</text:p>
          </table:table-cell>
          <table:table-cell office:value-type="float" office:value="0.935466" calcext:value-type="float">
            <text:p>0.935466</text:p>
          </table:table-cell>
          <table:table-cell office:value-type="float" office:value="0.970311" calcext:value-type="float">
            <text:p>0.970311</text:p>
          </table:table-cell>
        </table:table-row>
        <table:table-row table:style-name="ro1">
          <table:table-cell office:value-type="float" office:value="0.84995" calcext:value-type="float">
            <text:p>0.84995</text:p>
          </table:table-cell>
          <table:table-cell office:value-type="float" office:value="0.994056" calcext:value-type="float">
            <text:p>0.994056</text:p>
          </table:table-cell>
          <table:table-cell office:value-type="float" office:value="0.961341" calcext:value-type="float">
            <text:p>0.961341</text:p>
          </table:table-cell>
          <table:table-cell office:value-type="float" office:value="0.976014" calcext:value-type="float">
            <text:p>0.976014</text:p>
          </table:table-cell>
        </table:table-row>
        <table:table-row table:style-name="ro1">
          <table:table-cell office:value-type="float" office:value="0.982009" calcext:value-type="float">
            <text:p>0.982009</text:p>
          </table:table-cell>
          <table:table-cell office:value-type="float" office:value="0.994522" calcext:value-type="float">
            <text:p>0.994522</text:p>
          </table:table-cell>
          <table:table-cell office:value-type="float" office:value="0.958473" calcext:value-type="float">
            <text:p>0.958473</text:p>
          </table:table-cell>
          <table:table-cell office:value-type="float" office:value="0.965691" calcext:value-type="float">
            <text:p>0.965691</text:p>
          </table:table-cell>
        </table:table-row>
        <table:table-row table:style-name="ro1">
          <table:table-cell office:value-type="float" office:value="1.114958" calcext:value-type="float">
            <text:p>1.114958</text:p>
          </table:table-cell>
          <table:table-cell office:value-type="float" office:value="0.994969" calcext:value-type="float">
            <text:p>0.994969</text:p>
          </table:table-cell>
          <table:table-cell office:value-type="float" office:value="0.956968" calcext:value-type="float">
            <text:p>0.956968</text:p>
          </table:table-cell>
          <table:table-cell office:value-type="float" office:value="0.975538" calcext:value-type="float">
            <text:p>0.975538</text:p>
          </table:table-cell>
        </table:table-row>
        <table:table-row table:style-name="ro1">
          <table:table-cell office:value-type="float" office:value="0.901832" calcext:value-type="float">
            <text:p>0.901832</text:p>
          </table:table-cell>
          <table:table-cell office:value-type="float" office:value="0.995396" calcext:value-type="float">
            <text:p>0.995396</text:p>
          </table:table-cell>
          <table:table-cell office:value-type="float" office:value="0.985669" calcext:value-type="float">
            <text:p>0.985669</text:p>
          </table:table-cell>
          <table:table-cell office:value-type="float" office:value="0.966242" calcext:value-type="float">
            <text:p>0.966242</text:p>
          </table:table-cell>
        </table:table-row>
        <table:table-row table:style-name="ro1">
          <table:table-cell office:value-type="float" office:value="0.936093" calcext:value-type="float">
            <text:p>0.936093</text:p>
          </table:table-cell>
          <table:table-cell office:value-type="float" office:value="0.995805" calcext:value-type="float">
            <text:p>0.995805</text:p>
          </table:table-cell>
          <table:table-cell office:value-type="float" office:value="0.994076" calcext:value-type="float">
            <text:p>0.994076</text:p>
          </table:table-cell>
          <table:table-cell office:value-type="float" office:value="0.970861" calcext:value-type="float">
            <text:p>0.970861</text:p>
          </table:table-cell>
        </table:table-row>
        <table:table-row table:style-name="ro1">
          <table:table-cell office:value-type="float" office:value="0.993451" calcext:value-type="float">
            <text:p>0.993451</text:p>
          </table:table-cell>
          <table:table-cell office:value-type="float" office:value="0.996195" calcext:value-type="float">
            <text:p>0.996195</text:p>
          </table:table-cell>
          <table:table-cell office:value-type="float" office:value="0.987725" calcext:value-type="float">
            <text:p>0.987725</text:p>
          </table:table-cell>
          <table:table-cell office:value-type="float" office:value="0.979589" calcext:value-type="float">
            <text:p>0.979589</text:p>
          </table:table-cell>
        </table:table-row>
        <table:table-row table:style-name="ro1">
          <table:table-cell office:value-type="float" office:value="1.024045" calcext:value-type="float">
            <text:p>1.024045</text:p>
          </table:table-cell>
          <table:table-cell office:value-type="float" office:value="0.996566" calcext:value-type="float">
            <text:p>0.996566</text:p>
          </table:table-cell>
          <table:table-cell office:value-type="float" office:value="0.984025" calcext:value-type="float">
            <text:p>0.984025</text:p>
          </table:table-cell>
          <table:table-cell office:value-type="float" office:value="0.996403" calcext:value-type="float">
            <text:p>0.996403</text:p>
          </table:table-cell>
        </table:table-row>
        <table:table-row table:style-name="ro1">
          <table:table-cell office:value-type="float" office:value="1.083206" calcext:value-type="float">
            <text:p>1.083206</text:p>
          </table:table-cell>
          <table:table-cell office:value-type="float" office:value="0.996917" calcext:value-type="float">
            <text:p>0.996917</text:p>
          </table:table-cell>
          <table:table-cell office:value-type="float" office:value="0.990202" calcext:value-type="float">
            <text:p>0.990202</text:p>
          </table:table-cell>
          <table:table-cell office:value-type="float" office:value="0.994655" calcext:value-type="float">
            <text:p>0.994655</text:p>
          </table:table-cell>
        </table:table-row>
        <table:table-row table:style-name="ro1">
          <table:table-cell office:value-type="float" office:value="0.883329" calcext:value-type="float">
            <text:p>0.883329</text:p>
          </table:table-cell>
          <table:table-cell office:value-type="float" office:value="0.99725" calcext:value-type="float">
            <text:p>0.99725</text:p>
          </table:table-cell>
          <table:table-cell office:value-type="float" office:value="0.999436" calcext:value-type="float">
            <text:p>0.999436</text:p>
          </table:table-cell>
          <table:table-cell office:value-type="float" office:value="0.993212" calcext:value-type="float">
            <text:p>0.993212</text:p>
          </table:table-cell>
        </table:table-row>
        <table:table-row table:style-name="ro1">
          <table:table-cell office:value-type="float" office:value="0.966979" calcext:value-type="float">
            <text:p>0.966979</text:p>
          </table:table-cell>
          <table:table-cell office:value-type="float" office:value="0.997564" calcext:value-type="float">
            <text:p>0.997564</text:p>
          </table:table-cell>
          <table:table-cell office:value-type="float" office:value="1.001608" calcext:value-type="float">
            <text:p>1.001608</text:p>
          </table:table-cell>
          <table:table-cell office:value-type="float" office:value="1.007332" calcext:value-type="float">
            <text:p>1.007332</text:p>
          </table:table-cell>
        </table:table-row>
        <table:table-row table:style-name="ro1">
          <table:table-cell office:value-type="float" office:value="1.039621" calcext:value-type="float">
            <text:p>1.039621</text:p>
          </table:table-cell>
          <table:table-cell office:value-type="float" office:value="0.997859" calcext:value-type="float">
            <text:p>0.997859</text:p>
          </table:table-cell>
          <table:table-cell office:value-type="float" office:value="0.977524" calcext:value-type="float">
            <text:p>0.977524</text:p>
          </table:table-cell>
          <table:table-cell office:value-type="float" office:value="1.018634" calcext:value-type="float">
            <text:p>1.018634</text:p>
          </table:table-cell>
        </table:table-row>
        <table:table-row table:style-name="ro1">
          <table:table-cell office:value-type="float" office:value="1.034905" calcext:value-type="float">
            <text:p>1.034905</text:p>
          </table:table-cell>
          <table:table-cell office:value-type="float" office:value="0.998135" calcext:value-type="float">
            <text:p>0.998135</text:p>
          </table:table-cell>
          <table:table-cell office:value-type="float" office:value="1.020676" calcext:value-type="float">
            <text:p>1.020676</text:p>
          </table:table-cell>
          <table:table-cell office:value-type="float" office:value="1.031448" calcext:value-type="float">
            <text:p>1.031448</text:p>
          </table:table-cell>
        </table:table-row>
        <table:table-row table:style-name="ro1">
          <table:table-cell office:value-type="float" office:value="0.962789" calcext:value-type="float">
            <text:p>0.962789</text:p>
          </table:table-cell>
          <table:table-cell office:value-type="float" office:value="0.998392" calcext:value-type="float">
            <text:p>0.998392</text:p>
          </table:table-cell>
          <table:table-cell office:value-type="float" office:value="1.03871" calcext:value-type="float">
            <text:p>1.03871</text:p>
          </table:table-cell>
          <table:table-cell office:value-type="float" office:value="1.028237" calcext:value-type="float">
            <text:p>1.028237</text:p>
          </table:table-cell>
        </table:table-row>
        <table:table-row table:style-name="ro1">
          <table:table-cell office:value-type="float" office:value="1.099086" calcext:value-type="float">
            <text:p>1.099086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1.042868" calcext:value-type="float">
            <text:p>1.042868</text:p>
          </table:table-cell>
          <table:table-cell office:value-type="float" office:value="1.010678" calcext:value-type="float">
            <text:p>1.010678</text:p>
          </table:table-cell>
        </table:table-row>
        <table:table-row table:style-name="ro1">
          <table:table-cell office:value-type="float" office:value="1.057147" calcext:value-type="float">
            <text:p>1.057147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1.062768" calcext:value-type="float">
            <text:p>1.062768</text:p>
          </table:table-cell>
          <table:table-cell office:value-type="float" office:value="1.022911" calcext:value-type="float">
            <text:p>1.022911</text:p>
          </table:table-cell>
        </table:table-row>
        <table:table-row table:style-name="ro1">
          <table:table-cell office:value-type="float" office:value="1.060411" calcext:value-type="float">
            <text:p>1.060411</text:p>
          </table:table-cell>
          <table:table-cell office:value-type="float" office:value="0.999048" calcext:value-type="float">
            <text:p>0.999048</text:p>
          </table:table-cell>
          <table:table-cell office:value-type="float" office:value="1.067955" calcext:value-type="float">
            <text:p>1.067955</text:p>
          </table:table-cell>
          <table:table-cell office:value-type="float" office:value="1.031756" calcext:value-type="float">
            <text:p>1.031756</text:p>
          </table:table-cell>
        </table:table-row>
        <table:table-row table:style-name="ro1">
          <table:table-cell office:value-type="float" office:value="1.134407" calcext:value-type="float">
            <text:p>1.134407</text:p>
          </table:table-cell>
          <table:table-cell office:value-type="float" office:value="0.999229" calcext:value-type="float">
            <text:p>0.999229</text:p>
          </table:table-cell>
          <table:table-cell office:value-type="float" office:value="1.02615" calcext:value-type="float">
            <text:p>1.02615</text:p>
          </table:table-cell>
          <table:table-cell office:value-type="float" office:value="1.023219" calcext:value-type="float">
            <text:p>1.023219</text:p>
          </table:table-cell>
        </table:table-row>
        <table:table-row table:style-name="ro1">
          <table:table-cell office:value-type="float" office:value="0.988726" calcext:value-type="float">
            <text:p>0.988726</text:p>
          </table:table-cell>
          <table:table-cell office:value-type="float" office:value="0.999391" calcext:value-type="float">
            <text:p>0.999391</text:p>
          </table:table-cell>
          <table:table-cell office:value-type="float" office:value="1.018299" calcext:value-type="float">
            <text:p>1.018299</text:p>
          </table:table-cell>
          <table:table-cell office:value-type="float" office:value="1.030198" calcext:value-type="float">
            <text:p>1.030198</text:p>
          </table:table-cell>
        </table:table-row>
        <table:table-row table:style-name="ro1">
          <table:table-cell office:value-type="float" office:value="0.890058" calcext:value-type="float">
            <text:p>0.890058</text:p>
          </table:table-cell>
          <table:table-cell office:value-type="float" office:value="0.999534" calcext:value-type="float">
            <text:p>0.999534</text:p>
          </table:table-cell>
          <table:table-cell office:value-type="float" office:value="1.019072" calcext:value-type="float">
            <text:p>1.019072</text:p>
          </table:table-cell>
          <table:table-cell office:value-type="float" office:value="1.04611" calcext:value-type="float">
            <text:p>1.04611</text:p>
          </table:table-cell>
        </table:table-row>
        <table:table-row table:style-name="ro1">
          <table:table-cell office:value-type="float" office:value="1.017891" calcext:value-type="float">
            <text:p>1.017891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0.981332" calcext:value-type="float">
            <text:p>0.981332</text:p>
          </table:table-cell>
          <table:table-cell office:value-type="float" office:value="1.030585" calcext:value-type="float">
            <text:p>1.030585</text:p>
          </table:table-cell>
        </table:table-row>
        <table:table-row table:style-name="ro1">
          <table:table-cell office:value-type="float" office:value="1.064277" calcext:value-type="float">
            <text:p>1.064277</text:p>
          </table:table-cell>
          <table:table-cell office:value-type="float" office:value="0.999762" calcext:value-type="float">
            <text:p>0.999762</text:p>
          </table:table-cell>
          <table:table-cell office:value-type="float" office:value="1.005923" calcext:value-type="float">
            <text:p>1.005923</text:p>
          </table:table-cell>
          <table:table-cell office:value-type="float" office:value="1.032079" calcext:value-type="float">
            <text:p>1.032079</text:p>
          </table:table-cell>
        </table:table-row>
        <table:table-row table:style-name="ro1">
          <table:table-cell office:value-type="float" office:value="0.945709" calcext:value-type="float">
            <text:p>0.945709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1.055474" calcext:value-type="float">
            <text:p>1.055474</text:p>
          </table:table-cell>
          <table:table-cell office:value-type="float" office:value="1.039267" calcext:value-type="float">
            <text:p>1.039267</text:p>
          </table:table-cell>
        </table:table-row>
        <table:table-row table:style-name="ro1">
          <table:table-cell office:value-type="float" office:value="1.111679" calcext:value-type="float">
            <text:p>1.111679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1.037559" calcext:value-type="float">
            <text:p>1.037559</text:p>
          </table:table-cell>
          <table:table-cell office:value-type="float" office:value="1.037637" calcext:value-type="float">
            <text:p>1.037637</text:p>
          </table:table-cell>
        </table:table-row>
        <table:table-row table:style-name="ro1">
          <table:table-cell office:value-type="float" office:value="1.137813" calcext:value-type="float">
            <text:p>1.137813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3942" calcext:value-type="float">
            <text:p>1.03942</text:p>
          </table:table-cell>
          <table:table-cell office:value-type="float" office:value="1.048257" calcext:value-type="float">
            <text:p>1.048257</text:p>
          </table:table-cell>
        </table:table-row>
        <table:table-row table:style-name="ro1">
          <table:table-cell office:value-type="float" office:value="0.928317" calcext:value-type="float">
            <text:p>0.928317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.078174" calcext:value-type="float">
            <text:p>1.078174</text:p>
          </table:table-cell>
          <table:table-cell office:value-type="float" office:value="1.054608" calcext:value-type="float">
            <text:p>1.054608</text:p>
          </table:table-cell>
        </table:table-row>
        <table:table-row table:style-name="ro1">
          <table:table-cell office:value-type="float" office:value="1.073584" calcext:value-type="float">
            <text:p>1.073584</text:p>
          </table:table-cell>
          <table:table-cell office:value-type="float" office:value="1" calcext:value-type="float">
            <text:p>1</text:p>
          </table:table-cell>
          <table:table-cell office:value-type="float" office:value="1.079132" calcext:value-type="float">
            <text:p>1.079132</text:p>
          </table:table-cell>
          <table:table-cell office:value-type="float" office:value="1.046338" calcext:value-type="float">
            <text:p>1.046338</text:p>
          </table:table-cell>
        </table:table-row>
        <table:table-row table:style-name="ro1">
          <table:table-cell office:value-type="float" office:value="1.139479" calcext:value-type="float">
            <text:p>1.13947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.072679" calcext:value-type="float">
            <text:p>1.072679</text:p>
          </table:table-cell>
          <table:table-cell office:value-type="float" office:value="1.05098" calcext:value-type="float">
            <text:p>1.05098</text:p>
          </table:table-cell>
        </table:table-row>
        <table:table-row table:style-name="ro1">
          <table:table-cell office:value-type="float" office:value="1.11647" calcext:value-type="float">
            <text:p>1.11647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79" calcext:value-type="float">
            <text:p>1.079</text:p>
          </table:table-cell>
          <table:table-cell office:value-type="float" office:value="1.065895" calcext:value-type="float">
            <text:p>1.065895</text:p>
          </table:table-cell>
        </table:table-row>
        <table:table-row table:style-name="ro1">
          <table:table-cell office:value-type="float" office:value="1.105546" calcext:value-type="float">
            <text:p>1.105546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1.049668" calcext:value-type="float">
            <text:p>1.049668</text:p>
          </table:table-cell>
          <table:table-cell office:value-type="float" office:value="1.061832" calcext:value-type="float">
            <text:p>1.061832</text:p>
          </table:table-cell>
        </table:table-row>
        <table:table-row table:style-name="ro1">
          <table:table-cell office:value-type="float" office:value="0.959923" calcext:value-type="float">
            <text:p>0.959923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1.04484" calcext:value-type="float">
            <text:p>1.04484</text:p>
          </table:table-cell>
          <table:table-cell office:value-type="float" office:value="1.04998" calcext:value-type="float">
            <text:p>1.04998</text:p>
          </table:table-cell>
        </table:table-row>
        <table:table-row table:style-name="ro1">
          <table:table-cell office:value-type="float" office:value="0.926925" calcext:value-type="float">
            <text:p>0.926925</text:p>
          </table:table-cell>
          <table:table-cell office:value-type="float" office:value="0.999762" calcext:value-type="float">
            <text:p>0.999762</text:p>
          </table:table-cell>
          <table:table-cell office:value-type="float" office:value="1.0435" calcext:value-type="float">
            <text:p>1.0435</text:p>
          </table:table-cell>
          <table:table-cell office:value-type="float" office:value="1.061035" calcext:value-type="float">
            <text:p>1.061035</text:p>
          </table:table-cell>
        </table:table-row>
        <table:table-row table:style-name="ro1">
          <table:table-cell office:value-type="float" office:value="1.115339" calcext:value-type="float">
            <text:p>1.115339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1.035788" calcext:value-type="float">
            <text:p>1.035788</text:p>
          </table:table-cell>
          <table:table-cell office:value-type="float" office:value="1.050669" calcext:value-type="float">
            <text:p>1.050669</text:p>
          </table:table-cell>
        </table:table-row>
        <table:table-row table:style-name="ro1">
          <table:table-cell office:value-type="float" office:value="1.109769" calcext:value-type="float">
            <text:p>1.109769</text:p>
          </table:table-cell>
          <table:table-cell office:value-type="float" office:value="0.999534" calcext:value-type="float">
            <text:p>0.999534</text:p>
          </table:table-cell>
          <table:table-cell office:value-type="float" office:value="1.045292" calcext:value-type="float">
            <text:p>1.045292</text:p>
          </table:table-cell>
          <table:table-cell office:value-type="float" office:value="1.042694" calcext:value-type="float">
            <text:p>1.042694</text:p>
          </table:table-cell>
        </table:table-row>
        <table:table-row table:style-name="ro1">
          <table:table-cell office:value-type="float" office:value="1.066983" calcext:value-type="float">
            <text:p>1.066983</text:p>
          </table:table-cell>
          <table:table-cell office:value-type="float" office:value="0.999391" calcext:value-type="float">
            <text:p>0.999391</text:p>
          </table:table-cell>
          <table:table-cell office:value-type="float" office:value="1.069891" calcext:value-type="float">
            <text:p>1.069891</text:p>
          </table:table-cell>
          <table:table-cell office:value-type="float" office:value="1.041057" calcext:value-type="float">
            <text:p>1.041057</text:p>
          </table:table-cell>
        </table:table-row>
        <table:table-row table:style-name="ro1">
          <table:table-cell office:value-type="float" office:value="1.007446" calcext:value-type="float">
            <text:p>1.007446</text:p>
          </table:table-cell>
          <table:table-cell office:value-type="float" office:value="0.999229" calcext:value-type="float">
            <text:p>0.999229</text:p>
          </table:table-cell>
          <table:table-cell office:value-type="float" office:value="1.038734" calcext:value-type="float">
            <text:p>1.038734</text:p>
          </table:table-cell>
          <table:table-cell office:value-type="float" office:value="1.042573" calcext:value-type="float">
            <text:p>1.042573</text:p>
          </table:table-cell>
        </table:table-row>
        <table:table-row table:style-name="ro1">
          <table:table-cell office:value-type="float" office:value="1.049921" calcext:value-type="float">
            <text:p>1.049921</text:p>
          </table:table-cell>
          <table:table-cell office:value-type="float" office:value="0.999048" calcext:value-type="float">
            <text:p>0.999048</text:p>
          </table:table-cell>
          <table:table-cell office:value-type="float" office:value="1.027132" calcext:value-type="float">
            <text:p>1.027132</text:p>
          </table:table-cell>
          <table:table-cell office:value-type="float" office:value="1.035376" calcext:value-type="float">
            <text:p>1.035376</text:p>
          </table:table-cell>
        </table:table-row>
        <table:table-row table:style-name="ro1">
          <table:table-cell office:value-type="float" office:value="0.959554" calcext:value-type="float">
            <text:p>0.959554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1.033428" calcext:value-type="float">
            <text:p>1.033428</text:p>
          </table:table-cell>
          <table:table-cell office:value-type="float" office:value="1.052745" calcext:value-type="float">
            <text:p>1.052745</text:p>
          </table:table-cell>
        </table:table-row>
        <table:table-row table:style-name="ro1">
          <table:table-cell office:value-type="float" office:value="1.051758" calcext:value-type="float">
            <text:p>1.051758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1.056383" calcext:value-type="float">
            <text:p>1.056383</text:p>
          </table:table-cell>
          <table:table-cell office:value-type="float" office:value="1.04528" calcext:value-type="float">
            <text:p>1.04528</text:p>
          </table:table-cell>
        </table:table-row>
        <table:table-row table:style-name="ro1">
          <table:table-cell office:value-type="float" office:value="1.098462" calcext:value-type="float">
            <text:p>1.098462</text:p>
          </table:table-cell>
          <table:table-cell office:value-type="float" office:value="0.998392" calcext:value-type="float">
            <text:p>0.998392</text:p>
          </table:table-cell>
          <table:table-cell office:value-type="float" office:value="1.022551" calcext:value-type="float">
            <text:p>1.022551</text:p>
          </table:table-cell>
          <table:table-cell office:value-type="float" office:value="1.036497" calcext:value-type="float">
            <text:p>1.036497</text:p>
          </table:table-cell>
        </table:table-row>
        <table:table-row table:style-name="ro1">
          <table:table-cell office:value-type="float" office:value="1.122219" calcext:value-type="float">
            <text:p>1.122219</text:p>
          </table:table-cell>
          <table:table-cell office:value-type="float" office:value="0.998135" calcext:value-type="float">
            <text:p>0.998135</text:p>
          </table:table-cell>
          <table:table-cell office:value-type="float" office:value="1.054237" calcext:value-type="float">
            <text:p>1.054237</text:p>
          </table:table-cell>
          <table:table-cell office:value-type="float" office:value="1.039727" calcext:value-type="float">
            <text:p>1.039727</text:p>
          </table:table-cell>
        </table:table-row>
        <table:table-row table:style-name="ro1">
          <table:table-cell office:value-type="float" office:value="0.880762" calcext:value-type="float">
            <text:p>0.880762</text:p>
          </table:table-cell>
          <table:table-cell office:value-type="float" office:value="0.997859" calcext:value-type="float">
            <text:p>0.997859</text:p>
          </table:table-cell>
          <table:table-cell office:value-type="float" office:value="1.05053" calcext:value-type="float">
            <text:p>1.05053</text:p>
          </table:table-cell>
          <table:table-cell office:value-type="float" office:value="1.043853" calcext:value-type="float">
            <text:p>1.043853</text:p>
          </table:table-cell>
        </table:table-row>
        <table:table-row table:style-name="ro1">
          <table:table-cell office:value-type="float" office:value="1.117985" calcext:value-type="float">
            <text:p>1.117985</text:p>
          </table:table-cell>
          <table:table-cell office:value-type="float" office:value="0.997564" calcext:value-type="float">
            <text:p>0.997564</text:p>
          </table:table-cell>
          <table:table-cell office:value-type="float" office:value="1.033467" calcext:value-type="float">
            <text:p>1.033467</text:p>
          </table:table-cell>
          <table:table-cell office:value-type="float" office:value="1.034062" calcext:value-type="float">
            <text:p>1.034062</text:p>
          </table:table-cell>
        </table:table-row>
        <table:table-row table:style-name="ro1">
          <table:table-cell office:value-type="float" office:value="1.033225" calcext:value-type="float">
            <text:p>1.033225</text:p>
          </table:table-cell>
          <table:table-cell office:value-type="float" office:value="0.99725" calcext:value-type="float">
            <text:p>0.99725</text:p>
          </table:table-cell>
          <table:table-cell office:value-type="float" office:value="1.029527" calcext:value-type="float">
            <text:p>1.029527</text:p>
          </table:table-cell>
          <table:table-cell office:value-type="float" office:value="1.033282" calcext:value-type="float">
            <text:p>1.033282</text:p>
          </table:table-cell>
        </table:table-row>
        <table:table-row table:style-name="ro1">
          <table:table-cell office:value-type="float" office:value="1.013146" calcext:value-type="float">
            <text:p>1.013146</text:p>
          </table:table-cell>
          <table:table-cell office:value-type="float" office:value="0.996917" calcext:value-type="float">
            <text:p>0.996917</text:p>
          </table:table-cell>
          <table:table-cell office:value-type="float" office:value="1.063942" calcext:value-type="float">
            <text:p>1.063942</text:p>
          </table:table-cell>
          <table:table-cell office:value-type="float" office:value="1.022992" calcext:value-type="float">
            <text:p>1.022992</text:p>
          </table:table-cell>
        </table:table-row>
        <table:table-row table:style-name="ro1">
          <table:table-cell office:value-type="float" office:value="1.102517" calcext:value-type="float">
            <text:p>1.102517</text:p>
          </table:table-cell>
          <table:table-cell office:value-type="float" office:value="0.996566" calcext:value-type="float">
            <text:p>0.996566</text:p>
          </table:table-cell>
          <table:table-cell office:value-type="float" office:value="1.028789" calcext:value-type="float">
            <text:p>1.028789</text:p>
          </table:table-cell>
          <table:table-cell office:value-type="float" office:value="1.007896" calcext:value-type="float">
            <text:p>1.007896</text:p>
          </table:table-cell>
        </table:table-row>
        <table:table-row table:style-name="ro1">
          <table:table-cell office:value-type="float" office:value="1.052837" calcext:value-type="float">
            <text:p>1.052837</text:p>
          </table:table-cell>
          <table:table-cell office:value-type="float" office:value="0.996195" calcext:value-type="float">
            <text:p>0.996195</text:p>
          </table:table-cell>
          <table:table-cell office:value-type="float" office:value="1.012337" calcext:value-type="float">
            <text:p>1.012337</text:p>
          </table:table-cell>
          <table:table-cell office:value-type="float" office:value="0.996744" calcext:value-type="float">
            <text:p>0.996744</text:p>
          </table:table-cell>
        </table:table-row>
        <table:table-row table:style-name="ro1">
          <table:table-cell office:value-type="float" office:value="0.942221" calcext:value-type="float">
            <text:p>0.942221</text:p>
          </table:table-cell>
          <table:table-cell office:value-type="float" office:value="0.995805" calcext:value-type="float">
            <text:p>0.995805</text:p>
          </table:table-cell>
          <table:table-cell office:value-type="float" office:value="0.997423" calcext:value-type="float">
            <text:p>0.997423</text:p>
          </table:table-cell>
          <table:table-cell office:value-type="float" office:value="1.019037" calcext:value-type="float">
            <text:p>1.019037</text:p>
          </table:table-cell>
        </table:table-row>
        <table:table-row table:style-name="ro1">
          <table:table-cell office:value-type="float" office:value="0.950965" calcext:value-type="float">
            <text:p>0.950965</text:p>
          </table:table-cell>
          <table:table-cell office:value-type="float" office:value="0.995396" calcext:value-type="float">
            <text:p>0.995396</text:p>
          </table:table-cell>
          <table:table-cell office:value-type="float" office:value="0.963401" calcext:value-type="float">
            <text:p>0.963401</text:p>
          </table:table-cell>
          <table:table-cell office:value-type="float" office:value="0.998893" calcext:value-type="float">
            <text:p>0.998893</text:p>
          </table:table-cell>
        </table:table-row>
        <table:table-row table:style-name="ro1">
          <table:table-cell office:value-type="float" office:value="0.938576" calcext:value-type="float">
            <text:p>0.938576</text:p>
          </table:table-cell>
          <table:table-cell office:value-type="float" office:value="0.994969" calcext:value-type="float">
            <text:p>0.994969</text:p>
          </table:table-cell>
          <table:table-cell office:value-type="float" office:value="0.952742" calcext:value-type="float">
            <text:p>0.952742</text:p>
          </table:table-cell>
          <table:table-cell office:value-type="float" office:value="0.984979" calcext:value-type="float">
            <text:p>0.984979</text:p>
          </table:table-cell>
        </table:table-row>
        <table:table-row table:style-name="ro1">
          <table:table-cell office:value-type="float" office:value="0.932407" calcext:value-type="float">
            <text:p>0.932407</text:p>
          </table:table-cell>
          <table:table-cell office:value-type="float" office:value="0.994522" calcext:value-type="float">
            <text:p>0.994522</text:p>
          </table:table-cell>
          <table:table-cell office:value-type="float" office:value="0.989496" calcext:value-type="float">
            <text:p>0.989496</text:p>
          </table:table-cell>
          <table:table-cell office:value-type="float" office:value="0.989811" calcext:value-type="float">
            <text:p>0.989811</text:p>
          </table:table-cell>
        </table:table-row>
        <table:table-row table:style-name="ro1">
          <table:table-cell office:value-type="float" office:value="0.99954" calcext:value-type="float">
            <text:p>0.99954</text:p>
          </table:table-cell>
          <table:table-cell office:value-type="float" office:value="0.994056" calcext:value-type="float">
            <text:p>0.994056</text:p>
          </table:table-cell>
          <table:table-cell office:value-type="float" office:value="0.978582" calcext:value-type="float">
            <text:p>0.978582</text:p>
          </table:table-cell>
          <table:table-cell office:value-type="float" office:value="0.97899" calcext:value-type="float">
            <text:p>0.97899</text:p>
          </table:table-cell>
        </table:table-row>
        <table:table-row table:style-name="ro1">
          <table:table-cell office:value-type="float" office:value="1.125991" calcext:value-type="float">
            <text:p>1.125991</text:p>
          </table:table-cell>
          <table:table-cell office:value-type="float" office:value="0.993572" calcext:value-type="float">
            <text:p>0.993572</text:p>
          </table:table-cell>
          <table:table-cell office:value-type="float" office:value="0.966902" calcext:value-type="float">
            <text:p>0.966902</text:p>
          </table:table-cell>
          <table:table-cell office:value-type="float" office:value="0.963245" calcext:value-type="float">
            <text:p>0.963245</text:p>
          </table:table-cell>
        </table:table-row>
        <table:table-row table:style-name="ro1">
          <table:table-cell office:value-type="float" office:value="0.896394" calcext:value-type="float">
            <text:p>0.896394</text:p>
          </table:table-cell>
          <table:table-cell office:value-type="float" office:value="0.993068" calcext:value-type="float">
            <text:p>0.993068</text:p>
          </table:table-cell>
          <table:table-cell office:value-type="float" office:value="0.99368" calcext:value-type="float">
            <text:p>0.99368</text:p>
          </table:table-cell>
          <table:table-cell office:value-type="float" office:value="0.957461" calcext:value-type="float">
            <text:p>0.957461</text:p>
          </table:table-cell>
        </table:table-row>
        <table:table-row table:style-name="ro1">
          <table:table-cell office:value-type="float" office:value="0.880178" calcext:value-type="float">
            <text:p>0.880178</text:p>
          </table:table-cell>
          <table:table-cell office:value-type="float" office:value="0.992546" calcext:value-type="float">
            <text:p>0.992546</text:p>
          </table:table-cell>
          <table:table-cell office:value-type="float" office:value="0.990469" calcext:value-type="float">
            <text:p>0.990469</text:p>
          </table:table-cell>
          <table:table-cell office:value-type="float" office:value="0.97004" calcext:value-type="float">
            <text:p>0.97004</text:p>
          </table:table-cell>
        </table:table-row>
        <table:table-row table:style-name="ro1">
          <table:table-cell office:value-type="float" office:value="1.066298" calcext:value-type="float">
            <text:p>1.066298</text:p>
          </table:table-cell>
          <table:table-cell office:value-type="float" office:value="0.992005" calcext:value-type="float">
            <text:p>0.992005</text:p>
          </table:table-cell>
          <table:table-cell office:value-type="float" office:value="0.941199" calcext:value-type="float">
            <text:p>0.941199</text:p>
          </table:table-cell>
          <table:table-cell office:value-type="float" office:value="0.980521" calcext:value-type="float">
            <text:p>0.980521</text:p>
          </table:table-cell>
        </table:table-row>
        <table:table-row table:style-name="ro1">
          <table:table-cell office:value-type="float" office:value="0.983485" calcext:value-type="float">
            <text:p>0.983485</text:p>
          </table:table-cell>
          <table:table-cell office:value-type="float" office:value="0.991445" calcext:value-type="float">
            <text:p>0.991445</text:p>
          </table:table-cell>
          <table:table-cell office:value-type="float" office:value="0.93764" calcext:value-type="float">
            <text:p>0.93764</text:p>
          </table:table-cell>
          <table:table-cell office:value-type="float" office:value="0.982989" calcext:value-type="float">
            <text:p>0.982989</text:p>
          </table:table-cell>
        </table:table-row>
        <table:table-row table:style-name="ro1">
          <table:table-cell office:value-type="float" office:value="0.879639" calcext:value-type="float">
            <text:p>0.879639</text:p>
          </table:table-cell>
          <table:table-cell office:value-type="float" office:value="0.990866" calcext:value-type="float">
            <text:p>0.990866</text:p>
          </table:table-cell>
          <table:table-cell office:value-type="float" office:value="0.97947" calcext:value-type="float">
            <text:p>0.97947</text:p>
          </table:table-cell>
          <table:table-cell office:value-type="float" office:value="0.993878" calcext:value-type="float">
            <text:p>0.993878</text:p>
          </table:table-cell>
        </table:table-row>
        <table:table-row table:style-name="ro1">
          <table:table-cell office:value-type="float" office:value="0.878599" calcext:value-type="float">
            <text:p>0.878599</text:p>
          </table:table-cell>
          <table:table-cell office:value-type="float" office:value="0.990268" calcext:value-type="float">
            <text:p>0.990268</text:p>
          </table:table-cell>
          <table:table-cell office:value-type="float" office:value="0.976984" calcext:value-type="float">
            <text:p>0.976984</text:p>
          </table:table-cell>
          <table:table-cell office:value-type="float" office:value="0.973216" calcext:value-type="float">
            <text:p>0.973216</text:p>
          </table:table-cell>
        </table:table-row>
        <table:table-row table:style-name="ro1">
          <table:table-cell office:value-type="float" office:value="1.08933" calcext:value-type="float">
            <text:p>1.08933</text:p>
          </table:table-cell>
          <table:table-cell office:value-type="float" office:value="0.989651" calcext:value-type="float">
            <text:p>0.989651</text:p>
          </table:table-cell>
          <table:table-cell office:value-type="float" office:value="0.972198" calcext:value-type="float">
            <text:p>0.972198</text:p>
          </table:table-cell>
          <table:table-cell office:value-type="float" office:value="0.97138" calcext:value-type="float">
            <text:p>0.97138</text:p>
          </table:table-cell>
        </table:table-row>
        <table:table-row table:style-name="ro1">
          <table:table-cell office:value-type="float" office:value="1.053866" calcext:value-type="float">
            <text:p>1.053866</text:p>
          </table:table-cell>
          <table:table-cell office:value-type="float" office:value="0.989016" calcext:value-type="float">
            <text:p>0.989016</text:p>
          </table:table-cell>
          <table:table-cell office:value-type="float" office:value="1.020134" calcext:value-type="float">
            <text:p>1.020134</text:p>
          </table:table-cell>
          <table:table-cell office:value-type="float" office:value="0.986189" calcext:value-type="float">
            <text:p>0.986189</text:p>
          </table:table-cell>
        </table:table-row>
        <table:table-row table:style-name="ro1">
          <table:table-cell office:value-type="float" office:value="0.959557" calcext:value-type="float">
            <text:p>0.959557</text:p>
          </table:table-cell>
          <table:table-cell office:value-type="float" office:value="0.988362" calcext:value-type="float">
            <text:p>0.988362</text:p>
          </table:table-cell>
          <table:table-cell office:value-type="float" office:value="1.024157" calcext:value-type="float">
            <text:p>1.024157</text:p>
          </table:table-cell>
          <table:table-cell office:value-type="float" office:value="0.982699" calcext:value-type="float">
            <text:p>0.982699</text:p>
          </table:table-cell>
        </table:table-row>
        <table:table-row table:style-name="ro1">
          <table:table-cell office:value-type="float" office:value="1.119319" calcext:value-type="float">
            <text:p>1.119319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981529" calcext:value-type="float">
            <text:p>0.981529</text:p>
          </table:table-cell>
          <table:table-cell office:value-type="float" office:value="0.977002" calcext:value-type="float">
            <text:p>0.977002</text:p>
          </table:table-cell>
        </table:table-row>
        <table:table-row table:style-name="ro1">
          <table:table-cell office:value-type="float" office:value="0.898713" calcext:value-type="float">
            <text:p>0.898713</text:p>
          </table:table-cell>
          <table:table-cell office:value-type="float" office:value="0.986996" calcext:value-type="float">
            <text:p>0.986996</text:p>
          </table:table-cell>
          <table:table-cell office:value-type="float" office:value="0.979373" calcext:value-type="float">
            <text:p>0.979373</text:p>
          </table:table-cell>
          <table:table-cell office:value-type="float" office:value="0.975142" calcext:value-type="float">
            <text:p>0.975142</text:p>
          </table:table-cell>
        </table:table-row>
        <table:table-row table:style-name="ro1">
          <table:table-cell office:value-type="float" office:value="0.876192" calcext:value-type="float">
            <text:p>0.876192</text:p>
          </table:table-cell>
          <table:table-cell office:value-type="float" office:value="0.986286" calcext:value-type="float">
            <text:p>0.986286</text:p>
          </table:table-cell>
          <table:table-cell office:value-type="float" office:value="0.993042" calcext:value-type="float">
            <text:p>0.993042</text:p>
          </table:table-cell>
          <table:table-cell office:value-type="float" office:value="0.973782" calcext:value-type="float">
            <text:p>0.973782</text:p>
          </table:table-cell>
        </table:table-row>
        <table:table-row table:style-name="ro1">
          <table:table-cell office:value-type="float" office:value="1.043083" calcext:value-type="float">
            <text:p>1.043083</text:p>
          </table:table-cell>
          <table:table-cell office:value-type="float" office:value="0.985556" calcext:value-type="float">
            <text:p>0.985556</text:p>
          </table:table-cell>
          <table:table-cell office:value-type="float" office:value="0.953342" calcext:value-type="float">
            <text:p>0.953342</text:p>
          </table:table-cell>
          <table:table-cell office:value-type="float" office:value="0.968115" calcext:value-type="float">
            <text:p>0.968115</text:p>
          </table:table-cell>
        </table:table-row>
        <table:table-row table:style-name="ro1">
          <table:table-cell office:value-type="float" office:value="1.027904" calcext:value-type="float">
            <text:p>1.027904</text:p>
          </table:table-cell>
          <table:table-cell office:value-type="float" office:value="0.984808" calcext:value-type="float">
            <text:p>0.984808</text:p>
          </table:table-cell>
          <table:table-cell office:value-type="float" office:value="0.945435" calcext:value-type="float">
            <text:p>0.945435</text:p>
          </table:table-cell>
          <table:table-cell office:value-type="float" office:value="0.961092" calcext:value-type="float">
            <text:p>0.961092</text:p>
          </table:table-cell>
        </table:table-row>
        <table:table-row table:style-name="ro1">
          <table:table-cell office:value-type="float" office:value="0.920819" calcext:value-type="float">
            <text:p>0.920819</text:p>
          </table:table-cell>
          <table:table-cell office:value-type="float" office:value="0.984041" calcext:value-type="float">
            <text:p>0.984041</text:p>
          </table:table-cell>
          <table:table-cell office:value-type="float" office:value="0.942926" calcext:value-type="float">
            <text:p>0.942926</text:p>
          </table:table-cell>
          <table:table-cell office:value-type="float" office:value="0.954793" calcext:value-type="float">
            <text:p>0.954793</text:p>
          </table:table-cell>
        </table:table-row>
        <table:table-row table:style-name="ro1">
          <table:table-cell office:value-type="float" office:value="0.859177" calcext:value-type="float">
            <text:p>0.859177</text:p>
          </table:table-cell>
          <table:table-cell office:value-type="float" office:value="0.983255" calcext:value-type="float">
            <text:p>0.983255</text:p>
          </table:table-cell>
          <table:table-cell office:value-type="float" office:value="0.939708" calcext:value-type="float">
            <text:p>0.939708</text:p>
          </table:table-cell>
          <table:table-cell office:value-type="float" office:value="0.942818" calcext:value-type="float">
            <text:p>0.942818</text:p>
          </table:table-cell>
        </table:table-row>
        <table:table-row table:style-name="ro1">
          <table:table-cell office:value-type="float" office:value="0.863645" calcext:value-type="float">
            <text:p>0.863645</text:p>
          </table:table-cell>
          <table:table-cell office:value-type="float" office:value="0.98245" calcext:value-type="float">
            <text:p>0.98245</text:p>
          </table:table-cell>
          <table:table-cell office:value-type="float" office:value="0.92945" calcext:value-type="float">
            <text:p>0.92945</text:p>
          </table:table-cell>
          <table:table-cell office:value-type="float" office:value="0.963328" calcext:value-type="float">
            <text:p>0.963328</text:p>
          </table:table-cell>
        </table:table-row>
        <table:table-row table:style-name="ro1">
          <table:table-cell office:value-type="float" office:value="1.026994" calcext:value-type="float">
            <text:p>1.026994</text:p>
          </table:table-cell>
          <table:table-cell office:value-type="float" office:value="0.981627" calcext:value-type="float">
            <text:p>0.981627</text:p>
          </table:table-cell>
          <table:table-cell office:value-type="float" office:value="0.923339" calcext:value-type="float">
            <text:p>0.923339</text:p>
          </table:table-cell>
          <table:table-cell office:value-type="float" office:value="0.979046" calcext:value-type="float">
            <text:p>0.979046</text:p>
          </table:table-cell>
        </table:table-row>
        <table:table-row table:style-name="ro1">
          <table:table-cell office:value-type="float" office:value="0.976615" calcext:value-type="float">
            <text:p>0.976615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0.949023" calcext:value-type="float">
            <text:p>0.949023</text:p>
          </table:table-cell>
          <table:table-cell office:value-type="float" office:value="0.964992" calcext:value-type="float">
            <text:p>0.964992</text:p>
          </table:table-cell>
        </table:table-row>
        <table:table-row table:style-name="ro1">
          <table:table-cell office:value-type="float" office:value="0.890265" calcext:value-type="float">
            <text:p>0.890265</text:p>
          </table:table-cell>
          <table:table-cell office:value-type="float" office:value="0.979925" calcext:value-type="float">
            <text:p>0.979925</text:p>
          </table:table-cell>
          <table:table-cell office:value-type="float" office:value="1.001157" calcext:value-type="float">
            <text:p>1.001157</text:p>
          </table:table-cell>
          <table:table-cell office:value-type="float" office:value="0.968309" calcext:value-type="float">
            <text:p>0.968309</text:p>
          </table:table-cell>
        </table:table-row>
        <table:table-row table:style-name="ro1">
          <table:table-cell office:value-type="float" office:value="0.987593" calcext:value-type="float">
            <text:p>0.987593</text:p>
          </table:table-cell>
          <table:table-cell office:value-type="float" office:value="0.979045" calcext:value-type="float">
            <text:p>0.979045</text:p>
          </table:table-cell>
          <table:table-cell office:value-type="float" office:value="1.005577" calcext:value-type="float">
            <text:p>1.005577</text:p>
          </table:table-cell>
          <table:table-cell office:value-type="float" office:value="0.977509" calcext:value-type="float">
            <text:p>0.977509</text:p>
          </table:table-cell>
        </table:table-row>
        <table:table-row table:style-name="ro1">
          <table:table-cell office:value-type="float" office:value="1.124319" calcext:value-type="float">
            <text:p>1.124319</text:p>
          </table:table-cell>
          <table:table-cell office:value-type="float" office:value="0.978148" calcext:value-type="float">
            <text:p>0.978148</text:p>
          </table:table-cell>
          <table:table-cell office:value-type="float" office:value="0.987952" calcext:value-type="float">
            <text:p>0.987952</text:p>
          </table:table-cell>
          <table:table-cell office:value-type="float" office:value="0.98868" calcext:value-type="float">
            <text:p>0.98868</text:p>
          </table:table-cell>
        </table:table-row>
        <table:table-row table:style-name="ro1">
          <table:table-cell office:value-type="float" office:value="1.049093" calcext:value-type="float">
            <text:p>1.049093</text:p>
          </table:table-cell>
          <table:table-cell office:value-type="float" office:value="0.977231" calcext:value-type="float">
            <text:p>0.977231</text:p>
          </table:table-cell>
          <table:table-cell office:value-type="float" office:value="1.022778" calcext:value-type="float">
            <text:p>1.022778</text:p>
          </table:table-cell>
          <table:table-cell office:value-type="float" office:value="1.004246" calcext:value-type="float">
            <text:p>1.004246</text:p>
          </table:table-cell>
        </table:table-row>
        <table:table-row table:style-name="ro1">
          <table:table-cell office:value-type="float" office:value="0.888489" calcext:value-type="float">
            <text:p>0.888489</text:p>
          </table:table-cell>
          <table:table-cell office:value-type="float" office:value="0.976296" calcext:value-type="float">
            <text:p>0.976296</text:p>
          </table:table-cell>
          <table:table-cell office:value-type="float" office:value="1.029661" calcext:value-type="float">
            <text:p>1.029661</text:p>
          </table:table-cell>
          <table:table-cell office:value-type="float" office:value="1.011536" calcext:value-type="float">
            <text:p>1.011536</text:p>
          </table:table-cell>
        </table:table-row>
        <table:table-row table:style-name="ro1">
          <table:table-cell office:value-type="float" office:value="1.064396" calcext:value-type="float">
            <text:p>1.064396</text:p>
          </table:table-cell>
          <table:table-cell office:value-type="float" office:value="0.975342" calcext:value-type="float">
            <text:p>0.975342</text:p>
          </table:table-cell>
          <table:table-cell office:value-type="float" office:value="1.00121" calcext:value-type="float">
            <text:p>1.00121</text:p>
          </table:table-cell>
          <table:table-cell office:value-type="float" office:value="1.00844" calcext:value-type="float">
            <text:p>1.00844</text:p>
          </table:table-cell>
        </table:table-row>
        <table:table-row table:style-name="ro1">
          <table:table-cell office:value-type="float" office:value="1.022009" calcext:value-type="float">
            <text:p>1.022009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0.998366" calcext:value-type="float">
            <text:p>0.998366</text:p>
          </table:table-cell>
          <table:table-cell office:value-type="float" office:value="1.024631" calcext:value-type="float">
            <text:p>1.024631</text:p>
          </table:table-cell>
        </table:table-row>
        <table:table-row table:style-name="ro1">
          <table:table-cell office:value-type="float" office:value="0.982063" calcext:value-type="float">
            <text:p>0.982063</text:p>
          </table:table-cell>
          <table:table-cell office:value-type="float" office:value="0.973379" calcext:value-type="float">
            <text:p>0.973379</text:p>
          </table:table-cell>
          <table:table-cell office:value-type="float" office:value="1.042105" calcext:value-type="float">
            <text:p>1.042105</text:p>
          </table:table-cell>
          <table:table-cell office:value-type="float" office:value="1.010765" calcext:value-type="float">
            <text:p>1.010765</text:p>
          </table:table-cell>
        </table:table-row>
        <table:table-row table:style-name="ro1">
          <table:table-cell office:value-type="float" office:value="1.034872" calcext:value-type="float">
            <text:p>1.034872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1.017737" calcext:value-type="float">
            <text:p>1.017737</text:p>
          </table:table-cell>
          <table:table-cell office:value-type="float" office:value="0.993808" calcext:value-type="float">
            <text:p>0.993808</text:p>
          </table:table-cell>
        </table:table-row>
        <table:table-row table:style-name="ro1">
          <table:table-cell office:value-type="float" office:value="1.107184" calcext:value-type="float">
            <text:p>1.107184</text:p>
          </table:table-cell>
          <table:table-cell office:value-type="float" office:value="0.971342" calcext:value-type="float">
            <text:p>0.971342</text:p>
          </table:table-cell>
          <table:table-cell office:value-type="float" office:value="1.027009" calcext:value-type="float">
            <text:p>1.027009</text:p>
          </table:table-cell>
          <table:table-cell office:value-type="float" office:value="0.98689" calcext:value-type="float">
            <text:p>0.98689</text:p>
          </table:table-cell>
        </table:table-row>
        <table:table-row table:style-name="ro1">
          <table:table-cell office:value-type="float" office:value="0.942555" calcext:value-type="float">
            <text:p>0.942555</text:p>
          </table:table-cell>
          <table:table-cell office:value-type="float" office:value="0.970296" calcext:value-type="float">
            <text:p>0.970296</text:p>
          </table:table-cell>
          <table:table-cell office:value-type="float" office:value="0.99761" calcext:value-type="float">
            <text:p>0.99761</text:p>
          </table:table-cell>
          <table:table-cell office:value-type="float" office:value="1.000763" calcext:value-type="float">
            <text:p>1.000763</text:p>
          </table:table-cell>
        </table:table-row>
        <table:table-row table:style-name="ro1">
          <table:table-cell office:value-type="float" office:value="1.068371" calcext:value-type="float">
            <text:p>1.068371</text:p>
          </table:table-cell>
          <table:table-cell office:value-type="float" office:value="0.969231" calcext:value-type="float">
            <text:p>0.969231</text:p>
          </table:table-cell>
          <table:table-cell office:value-type="float" office:value="0.978194" calcext:value-type="float">
            <text:p>0.978194</text:p>
          </table:table-cell>
          <table:table-cell office:value-type="float" office:value="1.001446" calcext:value-type="float">
            <text:p>1.001446</text:p>
          </table:table-cell>
        </table:table-row>
        <table:table-row table:style-name="ro1">
          <table:table-cell office:value-type="float" office:value="0.835066" calcext:value-type="float">
            <text:p>0.835066</text:p>
          </table:table-cell>
          <table:table-cell office:value-type="float" office:value="0.968148" calcext:value-type="float">
            <text:p>0.968148</text:p>
          </table:table-cell>
          <table:table-cell office:value-type="float" office:value="0.951356" calcext:value-type="float">
            <text:p>0.951356</text:p>
          </table:table-cell>
          <table:table-cell office:value-type="float" office:value="1.003533" calcext:value-type="float">
            <text:p>1.003533</text:p>
          </table:table-cell>
        </table:table-row>
        <table:table-row table:style-name="ro1">
          <table:table-cell office:value-type="float" office:value="0.937795" calcext:value-type="float">
            <text:p>0.937795</text:p>
          </table:table-cell>
          <table:table-cell office:value-type="float" office:value="0.967046" calcext:value-type="float">
            <text:p>0.967046</text:p>
          </table:table-cell>
          <table:table-cell office:value-type="float" office:value="0.971064" calcext:value-type="float">
            <text:p>0.971064</text:p>
          </table:table-cell>
          <table:table-cell office:value-type="float" office:value="1.009192" calcext:value-type="float">
            <text:p>1.009192</text:p>
          </table:table-cell>
        </table:table-row>
        <table:table-row table:style-name="ro1">
          <table:table-cell office:value-type="float" office:value="0.972991" calcext:value-type="float">
            <text:p>0.972991</text:p>
          </table:table-cell>
          <table:table-cell office:value-type="float" office:value="0.965926" calcext:value-type="float">
            <text:p>0.965926</text:p>
          </table:table-cell>
          <table:table-cell office:value-type="float" office:value="0.971769" calcext:value-type="float">
            <text:p>0.971769</text:p>
          </table:table-cell>
          <table:table-cell office:value-type="float" office:value="1.007407" calcext:value-type="float">
            <text:p>1.007407</text:p>
          </table:table-cell>
        </table:table-row>
        <table:table-row table:style-name="ro1">
          <table:table-cell office:value-type="float" office:value="1.041095" calcext:value-type="float">
            <text:p>1.041095</text:p>
          </table:table-cell>
          <table:table-cell office:value-type="float" office:value="0.964787" calcext:value-type="float">
            <text:p>0.964787</text:p>
          </table:table-cell>
          <table:table-cell office:value-type="float" office:value="1.01375" calcext:value-type="float">
            <text:p>1.01375</text:p>
          </table:table-cell>
          <table:table-cell office:value-type="float" office:value="0.983627" calcext:value-type="float">
            <text:p>0.983627</text:p>
          </table:table-cell>
        </table:table-row>
        <table:table-row table:style-name="ro1">
          <table:table-cell office:value-type="float" office:value="1.0719" calcext:value-type="float">
            <text:p>1.0719</text:p>
          </table:table-cell>
          <table:table-cell office:value-type="float" office:value="0.96363" calcext:value-type="float">
            <text:p>0.96363</text:p>
          </table:table-cell>
          <table:table-cell office:value-type="float" office:value="1.035053" calcext:value-type="float">
            <text:p>1.035053</text:p>
          </table:table-cell>
          <table:table-cell office:value-type="float" office:value="0.9858" calcext:value-type="float">
            <text:p>0.9858</text:p>
          </table:table-cell>
        </table:table-row>
        <table:table-row table:style-name="ro1">
          <table:table-cell office:value-type="float" office:value="1.044969" calcext:value-type="float">
            <text:p>1.044969</text:p>
          </table:table-cell>
          <table:table-cell office:value-type="float" office:value="0.962455" calcext:value-type="float">
            <text:p>0.962455</text:p>
          </table:table-cell>
          <table:table-cell office:value-type="float" office:value="1.043503" calcext:value-type="float">
            <text:p>1.043503</text:p>
          </table:table-cell>
          <table:table-cell office:value-type="float" office:value="0.975686" calcext:value-type="float">
            <text:p>0.975686</text:p>
          </table:table-cell>
        </table:table-row>
        <table:table-row table:style-name="ro1">
          <table:table-cell office:value-type="float" office:value="1.044309" calcext:value-type="float">
            <text:p>1.044309</text:p>
          </table:table-cell>
          <table:table-cell office:value-type="float" office:value="0.961262" calcext:value-type="float">
            <text:p>0.961262</text:p>
          </table:table-cell>
          <table:table-cell office:value-type="float" office:value="1.004405" calcext:value-type="float">
            <text:p>1.004405</text:p>
          </table:table-cell>
          <table:table-cell office:value-type="float" office:value="0.972968" calcext:value-type="float">
            <text:p>0.972968</text:p>
          </table:table-cell>
        </table:table-row>
        <table:table-row table:style-name="ro1">
          <table:table-cell office:value-type="float" office:value="1.015241" calcext:value-type="float">
            <text:p>1.015241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83316" calcext:value-type="float">
            <text:p>0.983316</text:p>
          </table:table-cell>
          <table:table-cell office:value-type="float" office:value="0.982946" calcext:value-type="float">
            <text:p>0.982946</text:p>
          </table:table-cell>
        </table:table-row>
        <table:table-row table:style-name="ro1">
          <table:table-cell office:value-type="float" office:value="0.845607" calcext:value-type="float">
            <text:p>0.845607</text:p>
          </table:table-cell>
          <table:table-cell office:value-type="float" office:value="0.95882" calcext:value-type="float">
            <text:p>0.95882</text:p>
          </table:table-cell>
          <table:table-cell office:value-type="float" office:value="0.965747" calcext:value-type="float">
            <text:p>0.965747</text:p>
          </table:table-cell>
          <table:table-cell office:value-type="float" office:value="0.973345" calcext:value-type="float">
            <text:p>0.973345</text:p>
          </table:table-cell>
        </table:table-row>
        <table:table-row table:style-name="ro1">
          <table:table-cell office:value-type="float" office:value="0.966453" calcext:value-type="float">
            <text:p>0.966453</text:p>
          </table:table-cell>
          <table:table-cell office:value-type="float" office:value="0.957571" calcext:value-type="float">
            <text:p>0.957571</text:p>
          </table:table-cell>
          <table:table-cell office:value-type="float" office:value="0.917918" calcext:value-type="float">
            <text:p>0.917918</text:p>
          </table:table-cell>
          <table:table-cell office:value-type="float" office:value="0.963931" calcext:value-type="float">
            <text:p>0.963931</text:p>
          </table:table-cell>
        </table:table-row>
        <table:table-row table:style-name="ro1">
          <table:table-cell office:value-type="float" office:value="0.957122" calcext:value-type="float">
            <text:p>0.957122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0.924382" calcext:value-type="float">
            <text:p>0.924382</text:p>
          </table:table-cell>
          <table:table-cell office:value-type="float" office:value="0.954093" calcext:value-type="float">
            <text:p>0.954093</text:p>
          </table:table-cell>
        </table:table-row>
        <table:table-row table:style-name="ro1">
          <table:table-cell office:value-type="float" office:value="0.805167" calcext:value-type="float">
            <text:p>0.805167</text:p>
          </table:table-cell>
          <table:table-cell office:value-type="float" office:value="0.95502" calcext:value-type="float">
            <text:p>0.95502</text:p>
          </table:table-cell>
          <table:table-cell office:value-type="float" office:value="0.928735" calcext:value-type="float">
            <text:p>0.928735</text:p>
          </table:table-cell>
          <table:table-cell office:value-type="float" office:value="0.941846" calcext:value-type="float">
            <text:p>0.941846</text:p>
          </table:table-cell>
        </table:table-row>
        <table:table-row table:style-name="ro1">
          <table:table-cell office:value-type="float" office:value="1.047558" calcext:value-type="float">
            <text:p>1.047558</text:p>
          </table:table-cell>
          <table:table-cell office:value-type="float" office:value="0.953717" calcext:value-type="float">
            <text:p>0.953717</text:p>
          </table:table-cell>
          <table:table-cell office:value-type="float" office:value="0.922952" calcext:value-type="float">
            <text:p>0.922952</text:p>
          </table:table-cell>
          <table:table-cell office:value-type="float" office:value="0.929282" calcext:value-type="float">
            <text:p>0.929282</text:p>
          </table:table-cell>
        </table:table-row>
        <table:table-row table:style-name="ro1">
          <table:table-cell office:value-type="float" office:value="0.867372" calcext:value-type="float">
            <text:p>0.867372</text:p>
          </table:table-cell>
          <table:table-cell office:value-type="float" office:value="0.952396" calcext:value-type="float">
            <text:p>0.952396</text:p>
          </table:table-cell>
          <table:table-cell office:value-type="float" office:value="0.924266" calcext:value-type="float">
            <text:p>0.924266</text:p>
          </table:table-cell>
          <table:table-cell office:value-type="float" office:value="0.934201" calcext:value-type="float">
            <text:p>0.934201</text:p>
          </table:table-cell>
        </table:table-row>
        <table:table-row table:style-name="ro1">
          <table:table-cell office:value-type="float" office:value="0.937542" calcext:value-type="float">
            <text:p>0.937542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945281" calcext:value-type="float">
            <text:p>0.945281</text:p>
          </table:table-cell>
          <table:table-cell office:value-type="float" office:value="0.936882" calcext:value-type="float">
            <text:p>0.936882</text:p>
          </table:table-cell>
        </table:table-row>
        <table:table-row table:style-name="ro1">
          <table:table-cell office:value-type="float" office:value="0.963689" calcext:value-type="float">
            <text:p>0.963689</text:p>
          </table:table-cell>
          <table:table-cell office:value-type="float" office:value="0.949699" calcext:value-type="float">
            <text:p>0.949699</text:p>
          </table:table-cell>
          <table:table-cell office:value-type="float" office:value="0.916991" calcext:value-type="float">
            <text:p>0.916991</text:p>
          </table:table-cell>
          <table:table-cell office:value-type="float" office:value="0.948209" calcext:value-type="float">
            <text:p>0.948209</text:p>
          </table:table-cell>
        </table:table-row>
        <table:table-row table:style-name="ro1">
          <table:table-cell office:value-type="float" office:value="0.910245" calcext:value-type="float">
            <text:p>0.910245</text:p>
          </table:table-cell>
          <table:table-cell office:value-type="float" office:value="0.948324" calcext:value-type="float">
            <text:p>0.948324</text:p>
          </table:table-cell>
          <table:table-cell office:value-type="float" office:value="0.957387" calcext:value-type="float">
            <text:p>0.957387</text:p>
          </table:table-cell>
          <table:table-cell office:value-type="float" office:value="0.941513" calcext:value-type="float">
            <text:p>0.941513</text:p>
          </table:table-cell>
        </table:table-row>
        <table:table-row table:style-name="ro1">
          <table:table-cell office:value-type="float" office:value="0.906104" calcext:value-type="float">
            <text:p>0.906104</text:p>
          </table:table-cell>
          <table:table-cell office:value-type="float" office:value="0.94693" calcext:value-type="float">
            <text:p>0.94693</text:p>
          </table:table-cell>
          <table:table-cell office:value-type="float" office:value="0.944899" calcext:value-type="float">
            <text:p>0.944899</text:p>
          </table:table-cell>
          <table:table-cell office:value-type="float" office:value="0.952531" calcext:value-type="float">
            <text:p>0.952531</text:p>
          </table:table-cell>
        </table:table-row>
        <table:table-row table:style-name="ro1">
          <table:table-cell office:value-type="float" office:value="1.069352" calcext:value-type="float">
            <text:p>1.069352</text:p>
          </table:table-cell>
          <table:table-cell office:value-type="float" office:value="0.945519" calcext:value-type="float">
            <text:p>0.945519</text:p>
          </table:table-cell>
          <table:table-cell office:value-type="float" office:value="0.97037" calcext:value-type="float">
            <text:p>0.97037</text:p>
          </table:table-cell>
          <table:table-cell office:value-type="float" office:value="0.929479" calcext:value-type="float">
            <text:p>0.929479</text:p>
          </table:table-cell>
        </table:table-row>
        <table:table-row table:style-name="ro1">
          <table:table-cell office:value-type="float" office:value="0.875102" calcext:value-type="float">
            <text:p>0.875102</text:p>
          </table:table-cell>
          <table:table-cell office:value-type="float" office:value="0.944089" calcext:value-type="float">
            <text:p>0.944089</text:p>
          </table:table-cell>
          <table:table-cell office:value-type="float" office:value="0.965013" calcext:value-type="float">
            <text:p>0.965013</text:p>
          </table:table-cell>
          <table:table-cell office:value-type="float" office:value="0.92605" calcext:value-type="float">
            <text:p>0.92605</text:p>
          </table:table-cell>
        </table:table-row>
        <table:table-row table:style-name="ro1">
          <table:table-cell office:value-type="float" office:value="1.091045" calcext:value-type="float">
            <text:p>1.091045</text:p>
          </table:table-cell>
          <table:table-cell office:value-type="float" office:value="0.942641" calcext:value-type="float">
            <text:p>0.942641</text:p>
          </table:table-cell>
          <table:table-cell office:value-type="float" office:value="0.969066" calcext:value-type="float">
            <text:p>0.969066</text:p>
          </table:table-cell>
          <table:table-cell office:value-type="float" office:value="0.926348" calcext:value-type="float">
            <text:p>0.926348</text:p>
          </table:table-cell>
        </table:table-row>
        <table:table-row table:style-name="ro1">
          <table:table-cell office:value-type="float" office:value="0.883462" calcext:value-type="float">
            <text:p>0.883462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13992" calcext:value-type="float">
            <text:p>0.913992</text:p>
          </table:table-cell>
          <table:table-cell office:value-type="float" office:value="0.93074" calcext:value-type="float">
            <text:p>0.93074</text:p>
          </table:table-cell>
        </table:table-row>
        <table:table-row table:style-name="ro1">
          <table:table-cell office:value-type="float" office:value="0.92637" calcext:value-type="float">
            <text:p>0.92637</text:p>
          </table:table-cell>
          <table:table-cell office:value-type="float" office:value="0.939693" calcext:value-type="float">
            <text:p>0.939693</text:p>
          </table:table-cell>
          <table:table-cell office:value-type="float" office:value="0.904903" calcext:value-type="float">
            <text:p>0.904903</text:p>
          </table:table-cell>
          <table:table-cell office:value-type="float" office:value="0.944348" calcext:value-type="float">
            <text:p>0.944348</text:p>
          </table:table-cell>
        </table:table-row>
        <table:table-row table:style-name="ro1">
          <table:table-cell office:value-type="float" office:value="0.793982" calcext:value-type="float">
            <text:p>0.793982</text:p>
          </table:table-cell>
          <table:table-cell office:value-type="float" office:value="0.938191" calcext:value-type="float">
            <text:p>0.938191</text:p>
          </table:table-cell>
          <table:table-cell office:value-type="float" office:value="0.874859" calcext:value-type="float">
            <text:p>0.874859</text:p>
          </table:table-cell>
          <table:table-cell office:value-type="float" office:value="0.944778" calcext:value-type="float">
            <text:p>0.944778</text:p>
          </table:table-cell>
        </table:table-row>
        <table:table-row table:style-name="ro1">
          <table:table-cell office:value-type="float" office:value="0.829657" calcext:value-type="float">
            <text:p>0.829657</text:p>
          </table:table-cell>
          <table:table-cell office:value-type="float" office:value="0.936672" calcext:value-type="float">
            <text:p>0.936672</text:p>
          </table:table-cell>
          <table:table-cell office:value-type="float" office:value="0.900567" calcext:value-type="float">
            <text:p>0.900567</text:p>
          </table:table-cell>
          <table:table-cell office:value-type="float" office:value="0.919417" calcext:value-type="float">
            <text:p>0.919417</text:p>
          </table:table-cell>
        </table:table-row>
        <table:table-row table:style-name="ro1">
          <table:table-cell office:value-type="float" office:value="0.940825" calcext:value-type="float">
            <text:p>0.940825</text:p>
          </table:table-cell>
          <table:table-cell office:value-type="float" office:value="0.935135" calcext:value-type="float">
            <text:p>0.935135</text:p>
          </table:table-cell>
          <table:table-cell office:value-type="float" office:value="0.927278" calcext:value-type="float">
            <text:p>0.927278</text:p>
          </table:table-cell>
          <table:table-cell office:value-type="float" office:value="0.936772" calcext:value-type="float">
            <text:p>0.936772</text:p>
          </table:table-cell>
        </table:table-row>
        <table:table-row table:style-name="ro1">
          <table:table-cell office:value-type="float" office:value="1.011998" calcext:value-type="float">
            <text:p>1.011998</text:p>
          </table:table-cell>
          <table:table-cell office:value-type="float" office:value="0.93358" calcext:value-type="float">
            <text:p>0.93358</text:p>
          </table:table-cell>
          <table:table-cell office:value-type="float" office:value="0.950649" calcext:value-type="float">
            <text:p>0.950649</text:p>
          </table:table-cell>
          <table:table-cell office:value-type="float" office:value="0.92829" calcext:value-type="float">
            <text:p>0.92829</text:p>
          </table:table-cell>
        </table:table-row>
        <table:table-row table:style-name="ro1">
          <table:table-cell office:value-type="float" office:value="1.059927" calcext:value-type="float">
            <text:p>1.059927</text:p>
          </table:table-cell>
          <table:table-cell office:value-type="float" office:value="0.932008" calcext:value-type="float">
            <text:p>0.932008</text:p>
          </table:table-cell>
          <table:table-cell office:value-type="float" office:value="0.942794" calcext:value-type="float">
            <text:p>0.942794</text:p>
          </table:table-cell>
          <table:table-cell office:value-type="float" office:value="0.941526" calcext:value-type="float">
            <text:p>0.941526</text:p>
          </table:table-cell>
        </table:table-row>
        <table:table-row table:style-name="ro1">
          <table:table-cell office:value-type="float" office:value="0.91084" calcext:value-type="float">
            <text:p>0.91084</text:p>
          </table:table-cell>
          <table:table-cell office:value-type="float" office:value="0.930418" calcext:value-type="float">
            <text:p>0.930418</text:p>
          </table:table-cell>
          <table:table-cell office:value-type="float" office:value="0.967831" calcext:value-type="float">
            <text:p>0.967831</text:p>
          </table:table-cell>
          <table:table-cell office:value-type="float" office:value="0.942203" calcext:value-type="float">
            <text:p>0.942203</text:p>
          </table:table-cell>
        </table:table-row>
        <table:table-row table:style-name="ro1">
          <table:table-cell office:value-type="float" office:value="0.79038" calcext:value-type="float">
            <text:p>0.79038</text:p>
          </table:table-cell>
          <table:table-cell office:value-type="float" office:value="0.92881" calcext:value-type="float">
            <text:p>0.92881</text:p>
          </table:table-cell>
          <table:table-cell office:value-type="float" office:value="0.964979" calcext:value-type="float">
            <text:p>0.964979</text:p>
          </table:table-cell>
          <table:table-cell office:value-type="float" office:value="0.943837" calcext:value-type="float">
            <text:p>0.943837</text:p>
          </table:table-cell>
        </table:table-row>
        <table:table-row table:style-name="ro1">
          <table:table-cell office:value-type="float" office:value="1.066012" calcext:value-type="float">
            <text:p>1.066012</text:p>
          </table:table-cell>
          <table:table-cell office:value-type="float" office:value="0.927184" calcext:value-type="float">
            <text:p>0.927184</text:p>
          </table:table-cell>
          <table:table-cell office:value-type="float" office:value="0.958806" calcext:value-type="float">
            <text:p>0.958806</text:p>
          </table:table-cell>
          <table:table-cell office:value-type="float" office:value="0.947104" calcext:value-type="float">
            <text:p>0.947104</text:p>
          </table:table-cell>
        </table:table-row>
        <table:table-row table:style-name="ro1">
          <table:table-cell office:value-type="float" office:value="0.997737" calcext:value-type="float">
            <text:p>0.997737</text:p>
          </table:table-cell>
          <table:table-cell office:value-type="float" office:value="0.925541" calcext:value-type="float">
            <text:p>0.925541</text:p>
          </table:table-cell>
          <table:table-cell office:value-type="float" office:value="0.963401" calcext:value-type="float">
            <text:p>0.963401</text:p>
          </table:table-cell>
          <table:table-cell office:value-type="float" office:value="0.931657" calcext:value-type="float">
            <text:p>0.931657</text:p>
          </table:table-cell>
        </table:table-row>
        <table:table-row table:style-name="ro1">
          <table:table-cell office:value-type="float" office:value="1.029058" calcext:value-type="float">
            <text:p>1.029058</text:p>
          </table:table-cell>
          <table:table-cell office:value-type="float" office:value="0.92388" calcext:value-type="float">
            <text:p>0.92388</text:p>
          </table:table-cell>
          <table:table-cell office:value-type="float" office:value="0.967717" calcext:value-type="float">
            <text:p>0.967717</text:p>
          </table:table-cell>
          <table:table-cell office:value-type="float" office:value="0.931682" calcext:value-type="float">
            <text:p>0.931682</text:p>
          </table:table-cell>
        </table:table-row>
        <table:table-row table:style-name="ro1">
          <table:table-cell office:value-type="float" office:value="0.933817" calcext:value-type="float">
            <text:p>0.933817</text:p>
          </table:table-cell>
          <table:table-cell office:value-type="float" office:value="0.922201" calcext:value-type="float">
            <text:p>0.922201</text:p>
          </table:table-cell>
          <table:table-cell office:value-type="float" office:value="0.927633" calcext:value-type="float">
            <text:p>0.927633</text:p>
          </table:table-cell>
          <table:table-cell office:value-type="float" office:value="0.914348" calcext:value-type="float">
            <text:p>0.914348</text:p>
          </table:table-cell>
        </table:table-row>
        <table:table-row table:style-name="ro1">
          <table:table-cell office:value-type="float" office:value="0.811962" calcext:value-type="float">
            <text:p>0.811962</text:p>
          </table:table-cell>
          <table:table-cell office:value-type="float" office:value="0.920505" calcext:value-type="float">
            <text:p>0.920505</text:p>
          </table:table-cell>
          <table:table-cell office:value-type="float" office:value="0.882267" calcext:value-type="float">
            <text:p>0.882267</text:p>
          </table:table-cell>
          <table:table-cell office:value-type="float" office:value="0.922484" calcext:value-type="float">
            <text:p>0.922484</text:p>
          </table:table-cell>
        </table:table-row>
        <table:table-row table:style-name="ro1">
          <table:table-cell office:value-type="float" office:value="0.86559" calcext:value-type="float">
            <text:p>0.86559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878909" calcext:value-type="float">
            <text:p>0.878909</text:p>
          </table:table-cell>
          <table:table-cell office:value-type="float" office:value="0.942822" calcext:value-type="float">
            <text:p>0.942822</text:p>
          </table:table-cell>
        </table:table-row>
        <table:table-row table:style-name="ro1">
          <table:table-cell office:value-type="float" office:value="0.770908" calcext:value-type="float">
            <text:p>0.770908</text:p>
          </table:table-cell>
          <table:table-cell office:value-type="float" office:value="0.91706" calcext:value-type="float">
            <text:p>0.91706</text:p>
          </table:table-cell>
          <table:table-cell office:value-type="float" office:value="0.865996" calcext:value-type="float">
            <text:p>0.865996</text:p>
          </table:table-cell>
          <table:table-cell office:value-type="float" office:value="0.918006" calcext:value-type="float">
            <text:p>0.918006</text:p>
          </table:table-cell>
        </table:table-row>
        <table:table-row table:style-name="ro1">
          <table:table-cell office:value-type="float" office:value="1.012269" calcext:value-type="float">
            <text:p>1.012269</text:p>
          </table:table-cell>
          <table:table-cell office:value-type="float" office:value="0.915311" calcext:value-type="float">
            <text:p>0.915311</text:p>
          </table:table-cell>
          <table:table-cell office:value-type="float" office:value="0.903673" calcext:value-type="float">
            <text:p>0.903673</text:p>
          </table:table-cell>
          <table:table-cell office:value-type="float" office:value="0.898702" calcext:value-type="float">
            <text:p>0.898702</text:p>
          </table:table-cell>
        </table:table-row>
        <table:table-row table:style-name="ro1">
          <table:table-cell office:value-type="float" office:value="0.869253" calcext:value-type="float">
            <text:p>0.869253</text:p>
          </table:table-cell>
          <table:table-cell office:value-type="float" office:value="0.913545" calcext:value-type="float">
            <text:p>0.913545</text:p>
          </table:table-cell>
          <table:table-cell office:value-type="float" office:value="0.933373" calcext:value-type="float">
            <text:p>0.933373</text:p>
          </table:table-cell>
          <table:table-cell office:value-type="float" office:value="0.877072" calcext:value-type="float">
            <text:p>0.877072</text:p>
          </table:table-cell>
        </table:table-row>
        <table:table-row table:style-name="ro1">
          <table:table-cell office:value-type="float" office:value="1.000345" calcext:value-type="float">
            <text:p>1.000345</text:p>
          </table:table-cell>
          <table:table-cell office:value-type="float" office:value="0.911762" calcext:value-type="float">
            <text:p>0.911762</text:p>
          </table:table-cell>
          <table:table-cell office:value-type="float" office:value="0.937799" calcext:value-type="float">
            <text:p>0.937799</text:p>
          </table:table-cell>
          <table:table-cell office:value-type="float" office:value="0.868188" calcext:value-type="float">
            <text:p>0.868188</text:p>
          </table:table-cell>
        </table:table-row>
        <table:table-row table:style-name="ro1">
          <table:table-cell office:value-type="float" office:value="1.01409" calcext:value-type="float">
            <text:p>1.01409</text:p>
          </table:table-cell>
          <table:table-cell office:value-type="float" office:value="0.909961" calcext:value-type="float">
            <text:p>0.909961</text:p>
          </table:table-cell>
          <table:table-cell office:value-type="float" office:value="0.892423" calcext:value-type="float">
            <text:p>0.892423</text:p>
          </table:table-cell>
          <table:table-cell office:value-type="float" office:value="0.880019" calcext:value-type="float">
            <text:p>0.880019</text:p>
          </table:table-cell>
        </table:table-row>
        <table:table-row table:style-name="ro1">
          <table:table-cell office:value-type="float" office:value="0.793036" calcext:value-type="float">
            <text:p>0.793036</text:p>
          </table:table-cell>
          <table:table-cell office:value-type="float" office:value="0.908143" calcext:value-type="float">
            <text:p>0.908143</text:p>
          </table:table-cell>
          <table:table-cell office:value-type="float" office:value="0.876799" calcext:value-type="float">
            <text:p>0.876799</text:p>
          </table:table-cell>
          <table:table-cell office:value-type="float" office:value="0.878967" calcext:value-type="float">
            <text:p>0.878967</text:p>
          </table:table-cell>
        </table:table-row>
        <table:table-row table:style-name="ro1">
          <table:table-cell office:value-type="float" office:value="0.785393" calcext:value-type="float">
            <text:p>0.785393</text:p>
          </table:table-cell>
          <table:table-cell office:value-type="float" office:value="0.906308" calcext:value-type="float">
            <text:p>0.906308</text:p>
          </table:table-cell>
          <table:table-cell office:value-type="float" office:value="0.843949" calcext:value-type="float">
            <text:p>0.843949</text:p>
          </table:table-cell>
          <table:table-cell office:value-type="float" office:value="0.881053" calcext:value-type="float">
            <text:p>0.881053</text:p>
          </table:table-cell>
        </table:table-row>
        <table:table-row table:style-name="ro1">
          <table:table-cell office:value-type="float" office:value="0.791132" calcext:value-type="float">
            <text:p>0.791132</text:p>
          </table:table-cell>
          <table:table-cell office:value-type="float" office:value="0.904455" calcext:value-type="float">
            <text:p>0.904455</text:p>
          </table:table-cell>
          <table:table-cell office:value-type="float" office:value="0.829552" calcext:value-type="float">
            <text:p>0.829552</text:p>
          </table:table-cell>
          <table:table-cell office:value-type="float" office:value="0.88331" calcext:value-type="float">
            <text:p>0.88331</text:p>
          </table:table-cell>
        </table:table-row>
        <table:table-row table:style-name="ro1">
          <table:table-cell office:value-type="float" office:value="0.836093" calcext:value-type="float">
            <text:p>0.836093</text:p>
          </table:table-cell>
          <table:table-cell office:value-type="float" office:value="0.902585" calcext:value-type="float">
            <text:p>0.902585</text:p>
          </table:table-cell>
          <table:table-cell office:value-type="float" office:value="0.841748" calcext:value-type="float">
            <text:p>0.841748</text:p>
          </table:table-cell>
          <table:table-cell office:value-type="float" office:value="0.882701" calcext:value-type="float">
            <text:p>0.882701</text:p>
          </table:table-cell>
        </table:table-row>
        <table:table-row table:style-name="ro1">
          <table:table-cell office:value-type="float" office:value="0.942105" calcext:value-type="float">
            <text:p>0.942105</text:p>
          </table:table-cell>
          <table:table-cell office:value-type="float" office:value="0.900698" calcext:value-type="float">
            <text:p>0.900698</text:p>
          </table:table-cell>
          <table:table-cell office:value-type="float" office:value="0.84344" calcext:value-type="float">
            <text:p>0.84344</text:p>
          </table:table-cell>
          <table:table-cell office:value-type="float" office:value="0.880014" calcext:value-type="float">
            <text:p>0.880014</text:p>
          </table:table-cell>
        </table:table-row>
        <table:table-row table:style-name="ro1">
          <table:table-cell office:value-type="float" office:value="0.854018" calcext:value-type="float">
            <text:p>0.854018</text:p>
          </table:table-cell>
          <table:table-cell office:value-type="float" office:value="0.898794" calcext:value-type="float">
            <text:p>0.898794</text:p>
          </table:table-cell>
          <table:table-cell office:value-type="float" office:value="0.892633" calcext:value-type="float">
            <text:p>0.892633</text:p>
          </table:table-cell>
          <table:table-cell office:value-type="float" office:value="0.878069" calcext:value-type="float">
            <text:p>0.878069</text:p>
          </table:table-cell>
        </table:table-row>
        <table:table-row table:style-name="ro1">
          <table:table-cell office:value-type="float" office:value="0.793852" calcext:value-type="float">
            <text:p>0.793852</text:p>
          </table:table-cell>
          <table:table-cell office:value-type="float" office:value="0.896873" calcext:value-type="float">
            <text:p>0.896873</text:p>
          </table:table-cell>
          <table:table-cell office:value-type="float" office:value="0.897925" calcext:value-type="float">
            <text:p>0.897925</text:p>
          </table:table-cell>
          <table:table-cell office:value-type="float" office:value="0.877884" calcext:value-type="float">
            <text:p>0.877884</text:p>
          </table:table-cell>
        </table:table-row>
        <table:table-row table:style-name="ro1">
          <table:table-cell office:value-type="float" office:value="1.037097" calcext:value-type="float">
            <text:p>1.037097</text:p>
          </table:table-cell>
          <table:table-cell office:value-type="float" office:value="0.894934" calcext:value-type="float">
            <text:p>0.894934</text:p>
          </table:table-cell>
          <table:table-cell office:value-type="float" office:value="0.903662" calcext:value-type="float">
            <text:p>0.903662</text:p>
          </table:table-cell>
          <table:table-cell office:value-type="float" office:value="0.898585" calcext:value-type="float">
            <text:p>0.898585</text:p>
          </table:table-cell>
        </table:table-row>
        <table:table-row table:style-name="ro1">
          <table:table-cell office:value-type="float" office:value="0.862555" calcext:value-type="float">
            <text:p>0.862555</text:p>
          </table:table-cell>
          <table:table-cell office:value-type="float" office:value="0.892979" calcext:value-type="float">
            <text:p>0.892979</text:p>
          </table:table-cell>
          <table:table-cell office:value-type="float" office:value="0.931396" calcext:value-type="float">
            <text:p>0.931396</text:p>
          </table:table-cell>
          <table:table-cell office:value-type="float" office:value="0.909024" calcext:value-type="float">
            <text:p>0.909024</text:p>
          </table:table-cell>
        </table:table-row>
        <table:table-row table:style-name="ro1">
          <table:table-cell office:value-type="float" office:value="0.970786" calcext:value-type="float">
            <text:p>0.970786</text:p>
          </table:table-cell>
          <table:table-cell office:value-type="float" office:value="0.891007" calcext:value-type="float">
            <text:p>0.891007</text:p>
          </table:table-cell>
          <table:table-cell office:value-type="float" office:value="0.930826" calcext:value-type="float">
            <text:p>0.930826</text:p>
          </table:table-cell>
          <table:table-cell office:value-type="float" office:value="0.926038" calcext:value-type="float">
            <text:p>0.926038</text:p>
          </table:table-cell>
        </table:table-row>
        <table:table-row table:style-name="ro1">
          <table:table-cell office:value-type="float" office:value="0.992689" calcext:value-type="float">
            <text:p>0.992689</text:p>
          </table:table-cell>
          <table:table-cell office:value-type="float" office:value="0.889017" calcext:value-type="float">
            <text:p>0.889017</text:p>
          </table:table-cell>
          <table:table-cell office:value-type="float" office:value="0.926027" calcext:value-type="float">
            <text:p>0.926027</text:p>
          </table:table-cell>
          <table:table-cell office:value-type="float" office:value="0.913053" calcext:value-type="float">
            <text:p>0.913053</text:p>
          </table:table-cell>
        </table:table-row>
        <table:table-row table:style-name="ro1">
          <table:table-cell office:value-type="float" office:value="0.791003" calcext:value-type="float">
            <text:p>0.791003</text:p>
          </table:table-cell>
          <table:table-cell office:value-type="float" office:value="0.887011" calcext:value-type="float">
            <text:p>0.887011</text:p>
          </table:table-cell>
          <table:table-cell office:value-type="float" office:value="0.93471" calcext:value-type="float">
            <text:p>0.93471</text:p>
          </table:table-cell>
          <table:table-cell office:value-type="float" office:value="0.902862" calcext:value-type="float">
            <text:p>0.902862</text:p>
          </table:table-cell>
        </table:table-row>
        <table:table-row table:style-name="ro1">
          <table:table-cell office:value-type="float" office:value="1.013102" calcext:value-type="float">
            <text:p>1.013102</text:p>
          </table:table-cell>
          <table:table-cell office:value-type="float" office:value="0.884988" calcext:value-type="float">
            <text:p>0.884988</text:p>
          </table:table-cell>
          <table:table-cell office:value-type="float" office:value="0.945202" calcext:value-type="float">
            <text:p>0.945202</text:p>
          </table:table-cell>
          <table:table-cell office:value-type="float" office:value="0.900534" calcext:value-type="float">
            <text:p>0.900534</text:p>
          </table:table-cell>
        </table:table-row>
        <table:table-row table:style-name="ro1">
          <table:table-cell office:value-type="float" office:value="0.90597" calcext:value-type="float">
            <text:p>0.90597</text:p>
          </table:table-cell>
          <table:table-cell office:value-type="float" office:value="0.882948" calcext:value-type="float">
            <text:p>0.882948</text:p>
          </table:table-cell>
          <table:table-cell office:value-type="float" office:value="0.906517" calcext:value-type="float">
            <text:p>0.906517</text:p>
          </table:table-cell>
          <table:table-cell office:value-type="float" office:value="0.888238" calcext:value-type="float">
            <text:p>0.888238</text:p>
          </table:table-cell>
        </table:table-row>
        <table:table-row table:style-name="ro1">
          <table:table-cell office:value-type="float" office:value="1.023246" calcext:value-type="float">
            <text:p>1.023246</text:p>
          </table:table-cell>
          <table:table-cell office:value-type="float" office:value="0.880891" calcext:value-type="float">
            <text:p>0.880891</text:p>
          </table:table-cell>
          <table:table-cell office:value-type="float" office:value="0.896701" calcext:value-type="float">
            <text:p>0.896701</text:p>
          </table:table-cell>
          <table:table-cell office:value-type="float" office:value="0.88829" calcext:value-type="float">
            <text:p>0.88829</text:p>
          </table:table-cell>
        </table:table-row>
        <table:table-row table:style-name="ro1">
          <table:table-cell office:value-type="float" office:value="0.799265" calcext:value-type="float">
            <text:p>0.799265</text:p>
          </table:table-cell>
          <table:table-cell office:value-type="float" office:value="0.878817" calcext:value-type="float">
            <text:p>0.878817</text:p>
          </table:table-cell>
          <table:table-cell office:value-type="float" office:value="0.847729" calcext:value-type="float">
            <text:p>0.847729</text:p>
          </table:table-cell>
          <table:table-cell office:value-type="float" office:value="0.8733" calcext:value-type="float">
            <text:p>0.8733</text:p>
          </table:table-cell>
        </table:table-row>
        <table:table-row table:style-name="ro1">
          <table:table-cell office:value-type="float" office:value="0.741921" calcext:value-type="float">
            <text:p>0.741921</text:p>
          </table:table-cell>
          <table:table-cell office:value-type="float" office:value="0.876727" calcext:value-type="float">
            <text:p>0.876727</text:p>
          </table:table-cell>
          <table:table-cell office:value-type="float" office:value="0.846903" calcext:value-type="float">
            <text:p>0.846903</text:p>
          </table:table-cell>
          <table:table-cell office:value-type="float" office:value="0.866873" calcext:value-type="float">
            <text:p>0.866873</text:p>
          </table:table-cell>
        </table:table-row>
        <table:table-row table:style-name="ro1">
          <table:table-cell office:value-type="float" office:value="0.768245" calcext:value-type="float">
            <text:p>0.768245</text:p>
          </table:table-cell>
          <table:table-cell office:value-type="float" office:value="0.87462" calcext:value-type="float">
            <text:p>0.87462</text:p>
          </table:table-cell>
          <table:table-cell office:value-type="float" office:value="0.814879" calcext:value-type="float">
            <text:p>0.814879</text:p>
          </table:table-cell>
          <table:table-cell office:value-type="float" office:value="0.8708" calcext:value-type="float">
            <text:p>0.8708</text:p>
          </table:table-cell>
        </table:table-row>
        <table:table-row table:style-name="ro1">
          <table:table-cell office:value-type="float" office:value="0.901836" calcext:value-type="float">
            <text:p>0.901836</text:p>
          </table:table-cell>
          <table:table-cell office:value-type="float" office:value="0.872496" calcext:value-type="float">
            <text:p>0.872496</text:p>
          </table:table-cell>
          <table:table-cell office:value-type="float" office:value="0.816205" calcext:value-type="float">
            <text:p>0.816205</text:p>
          </table:table-cell>
          <table:table-cell office:value-type="float" office:value="0.845405" calcext:value-type="float">
            <text:p>0.845405</text:p>
          </table:table-cell>
        </table:table-row>
        <table:table-row table:style-name="ro1">
          <table:table-cell office:value-type="float" office:value="0.863129" calcext:value-type="float">
            <text:p>0.863129</text:p>
          </table:table-cell>
          <table:table-cell office:value-type="float" office:value="0.870356" calcext:value-type="float">
            <text:p>0.870356</text:p>
          </table:table-cell>
          <table:table-cell office:value-type="float" office:value="0.852219" calcext:value-type="float">
            <text:p>0.852219</text:p>
          </table:table-cell>
          <table:table-cell office:value-type="float" office:value="0.829692" calcext:value-type="float">
            <text:p>0.829692</text:p>
          </table:table-cell>
        </table:table-row>
        <table:table-row table:style-name="ro1">
          <table:table-cell office:value-type="float" office:value="0.805893" calcext:value-type="float">
            <text:p>0.805893</text:p>
          </table:table-cell>
          <table:table-cell office:value-type="float" office:value="0.868199" calcext:value-type="float">
            <text:p>0.868199</text:p>
          </table:table-cell>
          <table:table-cell office:value-type="float" office:value="0.86541" calcext:value-type="float">
            <text:p>0.86541</text:p>
          </table:table-cell>
          <table:table-cell office:value-type="float" office:value="0.811864" calcext:value-type="float">
            <text:p>0.811864</text:p>
          </table:table-cell>
        </table:table-row>
        <table:table-row table:style-name="ro1">
          <table:table-cell office:value-type="float" office:value="0.921994" calcext:value-type="float">
            <text:p>0.921994</text:p>
          </table:table-cell>
          <table:table-cell office:value-type="float" office:value="0.866025" calcext:value-type="float">
            <text:p>0.866025</text:p>
          </table:table-cell>
          <table:table-cell office:value-type="float" office:value="0.831794" calcext:value-type="float">
            <text:p>0.831794</text:p>
          </table:table-cell>
          <table:table-cell office:value-type="float" office:value="0.8275" calcext:value-type="float">
            <text:p>0.8275</text:p>
          </table:table-cell>
        </table:table-row>
        <table:table-row table:style-name="ro1">
          <table:table-cell office:value-type="float" office:value="0.834196" calcext:value-type="float">
            <text:p>0.834196</text:p>
          </table:table-cell>
          <table:table-cell office:value-type="float" office:value="0.863836" calcext:value-type="float">
            <text:p>0.863836</text:p>
          </table:table-cell>
          <table:table-cell office:value-type="float" office:value="0.805794" calcext:value-type="float">
            <text:p>0.805794</text:p>
          </table:table-cell>
          <table:table-cell office:value-type="float" office:value="0.834868" calcext:value-type="float">
            <text:p>0.834868</text:p>
          </table:table-cell>
        </table:table-row>
        <table:table-row table:style-name="ro1">
          <table:table-cell office:value-type="float" office:value="0.733757" calcext:value-type="float">
            <text:p>0.733757</text:p>
          </table:table-cell>
          <table:table-cell office:value-type="float" office:value="0.861629" calcext:value-type="float">
            <text:p>0.861629</text:p>
          </table:table-cell>
          <table:table-cell office:value-type="float" office:value="0.810043" calcext:value-type="float">
            <text:p>0.810043</text:p>
          </table:table-cell>
          <table:table-cell office:value-type="float" office:value="0.845259" calcext:value-type="float">
            <text:p>0.845259</text:p>
          </table:table-cell>
        </table:table-row>
        <table:table-row table:style-name="ro1">
          <table:table-cell office:value-type="float" office:value="0.73313" calcext:value-type="float">
            <text:p>0.73313</text:p>
          </table:table-cell>
          <table:table-cell office:value-type="float" office:value="0.859406" calcext:value-type="float">
            <text:p>0.859406</text:p>
          </table:table-cell>
          <table:table-cell office:value-type="float" office:value="0.819898" calcext:value-type="float">
            <text:p>0.819898</text:p>
          </table:table-cell>
          <table:table-cell office:value-type="float" office:value="0.850232" calcext:value-type="float">
            <text:p>0.850232</text:p>
          </table:table-cell>
        </table:table-row>
        <table:table-row table:style-name="ro1">
          <table:table-cell office:value-type="float" office:value="0.827137" calcext:value-type="float">
            <text:p>0.827137</text:p>
          </table:table-cell>
          <table:table-cell office:value-type="float" office:value="0.857167" calcext:value-type="float">
            <text:p>0.857167</text:p>
          </table:table-cell>
          <table:table-cell office:value-type="float" office:value="0.817653" calcext:value-type="float">
            <text:p>0.817653</text:p>
          </table:table-cell>
          <table:table-cell office:value-type="float" office:value="0.855701" calcext:value-type="float">
            <text:p>0.855701</text:p>
          </table:table-cell>
        </table:table-row>
        <table:table-row table:style-name="ro1">
          <table:table-cell office:value-type="float" office:value="0.971268" calcext:value-type="float">
            <text:p>0.971268</text:p>
          </table:table-cell>
          <table:table-cell office:value-type="float" office:value="0.854912" calcext:value-type="float">
            <text:p>0.854912</text:p>
          </table:table-cell>
          <table:table-cell office:value-type="float" office:value="0.84741" calcext:value-type="float">
            <text:p>0.84741</text:p>
          </table:table-cell>
          <table:table-cell office:value-type="float" office:value="0.8596" calcext:value-type="float">
            <text:p>0.8596</text:p>
          </table:table-cell>
        </table:table-row>
        <table:table-row table:style-name="ro1">
          <table:table-cell office:value-type="float" office:value="0.82297" calcext:value-type="float">
            <text:p>0.82297</text:p>
          </table:table-cell>
          <table:table-cell office:value-type="float" office:value="0.85264" calcext:value-type="float">
            <text:p>0.85264</text:p>
          </table:table-cell>
          <table:table-cell office:value-type="float" office:value="0.89209" calcext:value-type="float">
            <text:p>0.89209</text:p>
          </table:table-cell>
          <table:table-cell office:value-type="float" office:value="0.864941" calcext:value-type="float">
            <text:p>0.864941</text:p>
          </table:table-cell>
        </table:table-row>
        <table:table-row table:style-name="ro1">
          <table:table-cell office:value-type="float" office:value="0.882546" calcext:value-type="float">
            <text:p>0.882546</text:p>
          </table:table-cell>
          <table:table-cell office:value-type="float" office:value="0.850352" calcext:value-type="float">
            <text:p>0.850352</text:p>
          </table:table-cell>
          <table:table-cell office:value-type="float" office:value="0.911322" calcext:value-type="float">
            <text:p>0.911322</text:p>
          </table:table-cell>
          <table:table-cell office:value-type="float" office:value="0.872214" calcext:value-type="float">
            <text:p>0.872214</text:p>
          </table:table-cell>
        </table:table-row>
        <table:table-row table:style-name="ro1">
          <table:table-cell office:value-type="float" office:value="0.956529" calcext:value-type="float">
            <text:p>0.956529</text:p>
          </table:table-cell>
          <table:table-cell office:value-type="float" office:value="0.848048" calcext:value-type="float">
            <text:p>0.848048</text:p>
          </table:table-cell>
          <table:table-cell office:value-type="float" office:value="0.886824" calcext:value-type="float">
            <text:p>0.886824</text:p>
          </table:table-cell>
          <table:table-cell office:value-type="float" office:value="0.888379" calcext:value-type="float">
            <text:p>0.888379</text:p>
          </table:table-cell>
        </table:table-row>
        <table:table-row table:style-name="ro1">
          <table:table-cell office:value-type="float" office:value="0.923297" calcext:value-type="float">
            <text:p>0.923297</text:p>
          </table:table-cell>
          <table:table-cell office:value-type="float" office:value="0.845728" calcext:value-type="float">
            <text:p>0.845728</text:p>
          </table:table-cell>
          <table:table-cell office:value-type="float" office:value="0.91838" calcext:value-type="float">
            <text:p>0.91838</text:p>
          </table:table-cell>
          <table:table-cell office:value-type="float" office:value="0.904868" calcext:value-type="float">
            <text:p>0.904868</text:p>
          </table:table-cell>
        </table:table-row>
        <table:table-row table:style-name="ro1">
          <table:table-cell office:value-type="float" office:value="0.84878" calcext:value-type="float">
            <text:p>0.84878</text:p>
          </table:table-cell>
          <table:table-cell office:value-type="float" office:value="0.843391" calcext:value-type="float">
            <text:p>0.843391</text:p>
          </table:table-cell>
          <table:table-cell office:value-type="float" office:value="0.924711" calcext:value-type="float">
            <text:p>0.924711</text:p>
          </table:table-cell>
          <table:table-cell office:value-type="float" office:value="0.904157" calcext:value-type="float">
            <text:p>0.904157</text:p>
          </table:table-cell>
        </table:table-row>
        <table:table-row table:style-name="ro1">
          <table:table-cell office:value-type="float" office:value="0.980747" calcext:value-type="float">
            <text:p>0.980747</text:p>
          </table:table-cell>
          <table:table-cell office:value-type="float" office:value="0.841039" calcext:value-type="float">
            <text:p>0.841039</text:p>
          </table:table-cell>
          <table:table-cell office:value-type="float" office:value="0.915718" calcext:value-type="float">
            <text:p>0.915718</text:p>
          </table:table-cell>
          <table:table-cell office:value-type="float" office:value="0.9029" calcext:value-type="float">
            <text:p>0.9029</text:p>
          </table:table-cell>
        </table:table-row>
        <table:table-row table:style-name="ro1">
          <table:table-cell office:value-type="float" office:value="0.914199" calcext:value-type="float">
            <text:p>0.914199</text:p>
          </table:table-cell>
          <table:table-cell office:value-type="float" office:value="0.838671" calcext:value-type="float">
            <text:p>0.838671</text:p>
          </table:table-cell>
          <table:table-cell office:value-type="float" office:value="0.91396" calcext:value-type="float">
            <text:p>0.91396</text:p>
          </table:table-cell>
          <table:table-cell office:value-type="float" office:value="0.902622" calcext:value-type="float">
            <text:p>0.902622</text:p>
          </table:table-cell>
        </table:table-row>
        <table:table-row table:style-name="ro1">
          <table:table-cell office:value-type="float" office:value="0.911567" calcext:value-type="float">
            <text:p>0.911567</text:p>
          </table:table-cell>
          <table:table-cell office:value-type="float" office:value="0.836286" calcext:value-type="float">
            <text:p>0.836286</text:p>
          </table:table-cell>
          <table:table-cell office:value-type="float" office:value="0.908067" calcext:value-type="float">
            <text:p>0.908067</text:p>
          </table:table-cell>
          <table:table-cell office:value-type="float" office:value="0.891714" calcext:value-type="float">
            <text:p>0.891714</text:p>
          </table:table-cell>
        </table:table-row>
        <table:table-row table:style-name="ro1">
          <table:table-cell office:value-type="float" office:value="0.914508" calcext:value-type="float">
            <text:p>0.914508</text:p>
          </table:table-cell>
          <table:table-cell office:value-type="float" office:value="0.833886" calcext:value-type="float">
            <text:p>0.833886</text:p>
          </table:table-cell>
          <table:table-cell office:value-type="float" office:value="0.903407" calcext:value-type="float">
            <text:p>0.903407</text:p>
          </table:table-cell>
          <table:table-cell office:value-type="float" office:value="0.86625" calcext:value-type="float">
            <text:p>0.86625</text:p>
          </table:table-cell>
        </table:table-row>
        <table:table-row table:style-name="ro1">
          <table:table-cell office:value-type="float" office:value="0.819314" calcext:value-type="float">
            <text:p>0.819314</text:p>
          </table:table-cell>
          <table:table-cell office:value-type="float" office:value="0.83147" calcext:value-type="float">
            <text:p>0.83147</text:p>
          </table:table-cell>
          <table:table-cell office:value-type="float" office:value="0.884549" calcext:value-type="float">
            <text:p>0.884549</text:p>
          </table:table-cell>
          <table:table-cell office:value-type="float" office:value="0.867713" calcext:value-type="float">
            <text:p>0.867713</text:p>
          </table:table-cell>
        </table:table-row>
        <table:table-row table:style-name="ro1">
          <table:table-cell office:value-type="float" office:value="0.957444" calcext:value-type="float">
            <text:p>0.957444</text:p>
          </table:table-cell>
          <table:table-cell office:value-type="float" office:value="0.829038" calcext:value-type="float">
            <text:p>0.829038</text:p>
          </table:table-cell>
          <table:table-cell office:value-type="float" office:value="0.854748" calcext:value-type="float">
            <text:p>0.854748</text:p>
          </table:table-cell>
          <table:table-cell office:value-type="float" office:value="0.874437" calcext:value-type="float">
            <text:p>0.874437</text:p>
          </table:table-cell>
        </table:table-row>
        <table:table-row table:style-name="ro1">
          <table:table-cell office:value-type="float" office:value="0.81991" calcext:value-type="float">
            <text:p>0.81991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0.80713" calcext:value-type="float">
            <text:p>0.80713</text:p>
          </table:table-cell>
          <table:table-cell office:value-type="float" office:value="0.86651" calcext:value-type="float">
            <text:p>0.86651</text:p>
          </table:table-cell>
        </table:table-row>
        <table:table-row table:style-name="ro1">
          <table:table-cell office:value-type="float" office:value="0.762562" calcext:value-type="float">
            <text:p>0.762562</text:p>
          </table:table-cell>
          <table:table-cell office:value-type="float" office:value="0.824126" calcext:value-type="float">
            <text:p>0.824126</text:p>
          </table:table-cell>
          <table:table-cell office:value-type="float" office:value="0.831146" calcext:value-type="float">
            <text:p>0.831146</text:p>
          </table:table-cell>
          <table:table-cell office:value-type="float" office:value="0.851097" calcext:value-type="float">
            <text:p>0.851097</text:p>
          </table:table-cell>
        </table:table-row>
        <table:table-row table:style-name="ro1">
          <table:table-cell office:value-type="float" office:value="0.67642" calcext:value-type="float">
            <text:p>0.67642</text:p>
          </table:table-cell>
          <table:table-cell office:value-type="float" office:value="0.821647" calcext:value-type="float">
            <text:p>0.821647</text:p>
          </table:table-cell>
          <table:table-cell office:value-type="float" office:value="0.824206" calcext:value-type="float">
            <text:p>0.824206</text:p>
          </table:table-cell>
          <table:table-cell office:value-type="float" office:value="0.841276" calcext:value-type="float">
            <text:p>0.841276</text:p>
          </table:table-cell>
        </table:table-row>
        <table:table-row table:style-name="ro1">
          <table:table-cell office:value-type="float" office:value="0.939394" calcext:value-type="float">
            <text:p>0.939394</text:p>
          </table:table-cell>
          <table:table-cell office:value-type="float" office:value="0.819152" calcext:value-type="float">
            <text:p>0.819152</text:p>
          </table:table-cell>
          <table:table-cell office:value-type="float" office:value="0.838935" calcext:value-type="float">
            <text:p>0.838935</text:p>
          </table:table-cell>
          <table:table-cell office:value-type="float" office:value="0.830247" calcext:value-type="float">
            <text:p>0.830247</text:p>
          </table:table-cell>
        </table:table-row>
        <table:table-row table:style-name="ro1">
          <table:table-cell office:value-type="float" office:value="0.922743" calcext:value-type="float">
            <text:p>0.922743</text:p>
          </table:table-cell>
          <table:table-cell office:value-type="float" office:value="0.816642" calcext:value-type="float">
            <text:p>0.816642</text:p>
          </table:table-cell>
          <table:table-cell office:value-type="float" office:value="0.835353" calcext:value-type="float">
            <text:p>0.835353</text:p>
          </table:table-cell>
          <table:table-cell office:value-type="float" office:value="0.829678" calcext:value-type="float">
            <text:p>0.829678</text:p>
          </table:table-cell>
        </table:table-row>
        <table:table-row table:style-name="ro1">
          <table:table-cell office:value-type="float" office:value="0.893553" calcext:value-type="float">
            <text:p>0.893553</text:p>
          </table:table-cell>
          <table:table-cell office:value-type="float" office:value="0.814116" calcext:value-type="float">
            <text:p>0.814116</text:p>
          </table:table-cell>
          <table:table-cell office:value-type="float" office:value="0.860775" calcext:value-type="float">
            <text:p>0.860775</text:p>
          </table:table-cell>
          <table:table-cell office:value-type="float" office:value="0.805978" calcext:value-type="float">
            <text:p>0.805978</text:p>
          </table:table-cell>
        </table:table-row>
        <table:table-row table:style-name="ro1">
          <table:table-cell office:value-type="float" office:value="0.744653" calcext:value-type="float">
            <text:p>0.744653</text:p>
          </table:table-cell>
          <table:table-cell office:value-type="float" office:value="0.811574" calcext:value-type="float">
            <text:p>0.811574</text:p>
          </table:table-cell>
          <table:table-cell office:value-type="float" office:value="0.831535" calcext:value-type="float">
            <text:p>0.831535</text:p>
          </table:table-cell>
          <table:table-cell office:value-type="float" office:value="0.817368" calcext:value-type="float">
            <text:p>0.817368</text:p>
          </table:table-cell>
        </table:table-row>
        <table:table-row table:style-name="ro1">
          <table:table-cell office:value-type="float" office:value="0.803533" calcext:value-type="float">
            <text:p>0.803533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809597" calcext:value-type="float">
            <text:p>0.809597</text:p>
          </table:table-cell>
          <table:table-cell office:value-type="float" office:value="0.820017" calcext:value-type="float">
            <text:p>0.820017</text:p>
          </table:table-cell>
        </table:table-row>
        <table:table-row table:style-name="ro1">
          <table:table-cell office:value-type="float" office:value="0.793194" calcext:value-type="float">
            <text:p>0.793194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770236" calcext:value-type="float">
            <text:p>0.770236</text:p>
          </table:table-cell>
          <table:table-cell office:value-type="float" office:value="0.823221" calcext:value-type="float">
            <text:p>0.823221</text:p>
          </table:table-cell>
        </table:table-row>
        <table:table-row table:style-name="ro1">
          <table:table-cell office:value-type="float" office:value="0.813049" calcext:value-type="float">
            <text:p>0.813049</text:p>
          </table:table-cell>
          <table:table-cell office:value-type="float" office:value="0.803857" calcext:value-type="float">
            <text:p>0.803857</text:p>
          </table:table-cell>
          <table:table-cell office:value-type="float" office:value="0.810345" calcext:value-type="float">
            <text:p>0.810345</text:p>
          </table:table-cell>
          <table:table-cell office:value-type="float" office:value="0.822234" calcext:value-type="float">
            <text:p>0.822234</text:p>
          </table:table-cell>
        </table:table-row>
        <table:table-row table:style-name="ro1">
          <table:table-cell office:value-type="float" office:value="0.696751" calcext:value-type="float">
            <text:p>0.696751</text:p>
          </table:table-cell>
          <table:table-cell office:value-type="float" office:value="0.801254" calcext:value-type="float">
            <text:p>0.801254</text:p>
          </table:table-cell>
          <table:table-cell office:value-type="float" office:value="0.807979" calcext:value-type="float">
            <text:p>0.807979</text:p>
          </table:table-cell>
          <table:table-cell office:value-type="float" office:value="0.805946" calcext:value-type="float">
            <text:p>0.805946</text:p>
          </table:table-cell>
        </table:table-row>
        <table:table-row table:style-name="ro1">
          <table:table-cell office:value-type="float" office:value="0.945199" calcext:value-type="float">
            <text:p>0.945199</text:p>
          </table:table-cell>
          <table:table-cell office:value-type="float" office:value="0.798636" calcext:value-type="float">
            <text:p>0.798636</text:p>
          </table:table-cell>
          <table:table-cell office:value-type="float" office:value="0.791673" calcext:value-type="float">
            <text:p>0.791673</text:p>
          </table:table-cell>
          <table:table-cell office:value-type="float" office:value="0.792633" calcext:value-type="float">
            <text:p>0.792633</text:p>
          </table:table-cell>
        </table:table-row>
        <table:table-row table:style-name="ro1">
          <table:table-cell office:value-type="float" office:value="0.791699" calcext:value-type="float">
            <text:p>0.791699</text:p>
          </table:table-cell>
          <table:table-cell office:value-type="float" office:value="0.796002" calcext:value-type="float">
            <text:p>0.796002</text:p>
          </table:table-cell>
          <table:table-cell office:value-type="float" office:value="0.81477" calcext:value-type="float">
            <text:p>0.81477</text:p>
          </table:table-cell>
          <table:table-cell office:value-type="float" office:value="0.785223" calcext:value-type="float">
            <text:p>0.785223</text:p>
          </table:table-cell>
        </table:table-row>
        <table:table-row table:style-name="ro1">
          <table:table-cell office:value-type="float" office:value="0.711668" calcext:value-type="float">
            <text:p>0.711668</text:p>
          </table:table-cell>
          <table:table-cell office:value-type="float" office:value="0.793353" calcext:value-type="float">
            <text:p>0.793353</text:p>
          </table:table-cell>
          <table:table-cell office:value-type="float" office:value="0.824136" calcext:value-type="float">
            <text:p>0.824136</text:p>
          </table:table-cell>
          <table:table-cell office:value-type="float" office:value="0.774351" calcext:value-type="float">
            <text:p>0.774351</text:p>
          </table:table-cell>
        </table:table-row>
        <table:table-row table:style-name="ro1">
          <table:table-cell office:value-type="float" office:value="0.928531" calcext:value-type="float">
            <text:p>0.928531</text:p>
          </table:table-cell>
          <table:table-cell office:value-type="float" office:value="0.79069" calcext:value-type="float">
            <text:p>0.79069</text:p>
          </table:table-cell>
          <table:table-cell office:value-type="float" office:value="0.784518" calcext:value-type="float">
            <text:p>0.784518</text:p>
          </table:table-cell>
          <table:table-cell office:value-type="float" office:value="0.768832" calcext:value-type="float">
            <text:p>0.768832</text:p>
          </table:table-cell>
        </table:table-row>
        <table:table-row table:style-name="ro1">
          <table:table-cell office:value-type="float" office:value="0.743581" calcext:value-type="float">
            <text:p>0.743581</text:p>
          </table:table-cell>
          <table:table-cell office:value-type="float" office:value="0.788011" calcext:value-type="float">
            <text:p>0.788011</text:p>
          </table:table-cell>
          <table:table-cell office:value-type="float" office:value="0.758807" calcext:value-type="float">
            <text:p>0.758807</text:p>
          </table:table-cell>
          <table:table-cell office:value-type="float" office:value="0.754182" calcext:value-type="float">
            <text:p>0.754182</text:p>
          </table:table-cell>
        </table:table-row>
        <table:table-row table:style-name="ro1">
          <table:table-cell office:value-type="float" office:value="0.747112" calcext:value-type="float">
            <text:p>0.747112</text:p>
          </table:table-cell>
          <table:table-cell office:value-type="float" office:value="0.785317" calcext:value-type="float">
            <text:p>0.785317</text:p>
          </table:table-cell>
          <table:table-cell office:value-type="float" office:value="0.753262" calcext:value-type="float">
            <text:p>0.753262</text:p>
          </table:table-cell>
          <table:table-cell office:value-type="float" office:value="0.758322" calcext:value-type="float">
            <text:p>0.758322</text:p>
          </table:table-cell>
        </table:table-row>
        <table:table-row table:style-name="ro1">
          <table:table-cell office:value-type="float" office:value="0.663143" calcext:value-type="float">
            <text:p>0.663143</text:p>
          </table:table-cell>
          <table:table-cell office:value-type="float" office:value="0.782608" calcext:value-type="float">
            <text:p>0.782608</text:p>
          </table:table-cell>
          <table:table-cell office:value-type="float" office:value="0.714052" calcext:value-type="float">
            <text:p>0.714052</text:p>
          </table:table-cell>
          <table:table-cell office:value-type="float" office:value="0.752908" calcext:value-type="float">
            <text:p>0.752908</text:p>
          </table:table-cell>
        </table:table-row>
        <table:table-row table:style-name="ro1">
          <table:table-cell office:value-type="float" office:value="0.683941" calcext:value-type="float">
            <text:p>0.683941</text:p>
          </table:table-cell>
          <table:table-cell office:value-type="float" office:value="0.779884" calcext:value-type="float">
            <text:p>0.779884</text:p>
          </table:table-cell>
          <table:table-cell office:value-type="float" office:value="0.695716" calcext:value-type="float">
            <text:p>0.695716</text:p>
          </table:table-cell>
          <table:table-cell office:value-type="float" office:value="0.74629" calcext:value-type="float">
            <text:p>0.74629</text:p>
          </table:table-cell>
        </table:table-row>
        <table:table-row table:style-name="ro1">
          <table:table-cell office:value-type="float" office:value="0.732482" calcext:value-type="float">
            <text:p>0.732482</text:p>
          </table:table-cell>
          <table:table-cell office:value-type="float" office:value="0.777146" calcext:value-type="float">
            <text:p>0.777146</text:p>
          </table:table-cell>
          <table:table-cell office:value-type="float" office:value="0.69475" calcext:value-type="float">
            <text:p>0.69475</text:p>
          </table:table-cell>
          <table:table-cell office:value-type="float" office:value="0.744423" calcext:value-type="float">
            <text:p>0.744423</text:p>
          </table:table-cell>
        </table:table-row>
        <table:table-row table:style-name="ro1">
          <table:table-cell office:value-type="float" office:value="0.651899" calcext:value-type="float">
            <text:p>0.651899</text:p>
          </table:table-cell>
          <table:table-cell office:value-type="float" office:value="0.774393" calcext:value-type="float">
            <text:p>0.774393</text:p>
          </table:table-cell>
          <table:table-cell office:value-type="float" office:value="0.739252" calcext:value-type="float">
            <text:p>0.739252</text:p>
          </table:table-cell>
          <table:table-cell office:value-type="float" office:value="0.727248" calcext:value-type="float">
            <text:p>0.727248</text:p>
          </table:table-cell>
        </table:table-row>
        <table:table-row table:style-name="ro1">
          <table:table-cell office:value-type="float" office:value="0.742286" calcext:value-type="float">
            <text:p>0.742286</text:p>
          </table:table-cell>
          <table:table-cell office:value-type="float" office:value="0.771625" calcext:value-type="float">
            <text:p>0.771625</text:p>
          </table:table-cell>
          <table:table-cell office:value-type="float" office:value="0.746243" calcext:value-type="float">
            <text:p>0.746243</text:p>
          </table:table-cell>
          <table:table-cell office:value-type="float" office:value="0.737373" calcext:value-type="float">
            <text:p>0.737373</text:p>
          </table:table-cell>
        </table:table-row>
        <table:table-row table:style-name="ro1">
          <table:table-cell office:value-type="float" office:value="0.885652" calcext:value-type="float">
            <text:p>0.885652</text:p>
          </table:table-cell>
          <table:table-cell office:value-type="float" office:value="0.768842" calcext:value-type="float">
            <text:p>0.768842</text:p>
          </table:table-cell>
          <table:table-cell office:value-type="float" office:value="0.737973" calcext:value-type="float">
            <text:p>0.737973</text:p>
          </table:table-cell>
          <table:table-cell office:value-type="float" office:value="0.732885" calcext:value-type="float">
            <text:p>0.732885</text:p>
          </table:table-cell>
        </table:table-row>
        <table:table-row table:style-name="ro1">
          <table:table-cell office:value-type="float" office:value="0.718895" calcext:value-type="float">
            <text:p>0.718895</text:p>
          </table:table-cell>
          <table:table-cell office:value-type="float" office:value="0.766044" calcext:value-type="float">
            <text:p>0.766044</text:p>
          </table:table-cell>
          <table:table-cell office:value-type="float" office:value="0.755515" calcext:value-type="float">
            <text:p>0.755515</text:p>
          </table:table-cell>
          <table:table-cell office:value-type="float" office:value="0.753228" calcext:value-type="float">
            <text:p>0.753228</text:p>
          </table:table-cell>
        </table:table-row>
        <table:table-row table:style-name="ro1">
          <table:table-cell office:value-type="float" office:value="0.691134" calcext:value-type="float">
            <text:p>0.691134</text:p>
          </table:table-cell>
          <table:table-cell office:value-type="float" office:value="0.763232" calcext:value-type="float">
            <text:p>0.763232</text:p>
          </table:table-cell>
          <table:table-cell office:value-type="float" office:value="0.778049" calcext:value-type="float">
            <text:p>0.778049</text:p>
          </table:table-cell>
          <table:table-cell office:value-type="float" office:value="0.768582" calcext:value-type="float">
            <text:p>0.768582</text:p>
          </table:table-cell>
        </table:table-row>
        <table:table-row table:style-name="ro1">
          <table:table-cell office:value-type="float" office:value="0.739606" calcext:value-type="float">
            <text:p>0.739606</text:p>
          </table:table-cell>
          <table:table-cell office:value-type="float" office:value="0.760406" calcext:value-type="float">
            <text:p>0.760406</text:p>
          </table:table-cell>
          <table:table-cell office:value-type="float" office:value="0.740468" calcext:value-type="float">
            <text:p>0.740468</text:p>
          </table:table-cell>
          <table:table-cell office:value-type="float" office:value="0.776266" calcext:value-type="float">
            <text:p>0.776266</text:p>
          </table:table-cell>
        </table:table-row>
        <table:table-row table:style-name="ro1">
          <table:table-cell office:value-type="float" office:value="0.854956" calcext:value-type="float">
            <text:p>0.854956</text:p>
          </table:table-cell>
          <table:table-cell office:value-type="float" office:value="0.757565" calcext:value-type="float">
            <text:p>0.757565</text:p>
          </table:table-cell>
          <table:table-cell office:value-type="float" office:value="0.77407" calcext:value-type="float">
            <text:p>0.77407</text:p>
          </table:table-cell>
          <table:table-cell office:value-type="float" office:value="0.788626" calcext:value-type="float">
            <text:p>0.788626</text:p>
          </table:table-cell>
        </table:table-row>
        <table:table-row table:style-name="ro1">
          <table:table-cell office:value-type="float" office:value="0.697748" calcext:value-type="float">
            <text:p>0.697748</text:p>
          </table:table-cell>
          <table:table-cell office:value-type="float" office:value="0.75471" calcext:value-type="float">
            <text:p>0.75471</text:p>
          </table:table-cell>
          <table:table-cell office:value-type="float" office:value="0.806411" calcext:value-type="float">
            <text:p>0.806411</text:p>
          </table:table-cell>
          <table:table-cell office:value-type="float" office:value="0.798553" calcext:value-type="float">
            <text:p>0.798553</text:p>
          </table:table-cell>
        </table:table-row>
        <table:table-row table:style-name="ro1">
          <table:table-cell office:value-type="float" office:value="0.886907" calcext:value-type="float">
            <text:p>0.886907</text:p>
          </table:table-cell>
          <table:table-cell office:value-type="float" office:value="0.75184" calcext:value-type="float">
            <text:p>0.75184</text:p>
          </table:table-cell>
          <table:table-cell office:value-type="float" office:value="0.821892" calcext:value-type="float">
            <text:p>0.821892</text:p>
          </table:table-cell>
          <table:table-cell office:value-type="float" office:value="0.777584" calcext:value-type="float">
            <text:p>0.777584</text:p>
          </table:table-cell>
        </table:table-row>
        <table:table-row table:style-name="ro1">
          <table:table-cell office:value-type="float" office:value="0.852838" calcext:value-type="float">
            <text:p>0.852838</text:p>
          </table:table-cell>
          <table:table-cell office:value-type="float" office:value="0.748956" calcext:value-type="float">
            <text:p>0.748956</text:p>
          </table:table-cell>
          <table:table-cell office:value-type="float" office:value="0.808472" calcext:value-type="float">
            <text:p>0.808472</text:p>
          </table:table-cell>
          <table:table-cell office:value-type="float" office:value="0.780637" calcext:value-type="float">
            <text:p>0.780637</text:p>
          </table:table-cell>
        </table:table-row>
        <table:table-row table:style-name="ro1">
          <table:table-cell office:value-type="float" office:value="0.817011" calcext:value-type="float">
            <text:p>0.817011</text:p>
          </table:table-cell>
          <table:table-cell office:value-type="float" office:value="0.746057" calcext:value-type="float">
            <text:p>0.746057</text:p>
          </table:table-cell>
          <table:table-cell office:value-type="float" office:value="0.839219" calcext:value-type="float">
            <text:p>0.839219</text:p>
          </table:table-cell>
          <table:table-cell office:value-type="float" office:value="0.793275" calcext:value-type="float">
            <text:p>0.793275</text:p>
          </table:table-cell>
        </table:table-row>
        <table:table-row table:style-name="ro1">
          <table:table-cell office:value-type="float" office:value="0.787857" calcext:value-type="float">
            <text:p>0.787857</text:p>
          </table:table-cell>
          <table:table-cell office:value-type="float" office:value="0.743145" calcext:value-type="float">
            <text:p>0.743145</text:p>
          </table:table-cell>
          <table:table-cell office:value-type="float" office:value="0.792836" calcext:value-type="float">
            <text:p>0.792836</text:p>
          </table:table-cell>
          <table:table-cell office:value-type="float" office:value="0.779186" calcext:value-type="float">
            <text:p>0.779186</text:p>
          </table:table-cell>
        </table:table-row>
        <table:table-row table:style-name="ro1">
          <table:table-cell office:value-type="float" office:value="0.851483" calcext:value-type="float">
            <text:p>0.851483</text:p>
          </table:table-cell>
          <table:table-cell office:value-type="float" office:value="0.740218" calcext:value-type="float">
            <text:p>0.740218</text:p>
          </table:table-cell>
          <table:table-cell office:value-type="float" office:value="0.772764" calcext:value-type="float">
            <text:p>0.772764</text:p>
          </table:table-cell>
          <table:table-cell office:value-type="float" office:value="0.771678" calcext:value-type="float">
            <text:p>0.771678</text:p>
          </table:table-cell>
        </table:table-row>
        <table:table-row table:style-name="ro1">
          <table:table-cell office:value-type="float" office:value="0.65499" calcext:value-type="float">
            <text:p>0.65499</text:p>
          </table:table-cell>
          <table:table-cell office:value-type="float" office:value="0.737277" calcext:value-type="float">
            <text:p>0.737277</text:p>
          </table:table-cell>
          <table:table-cell office:value-type="float" office:value="0.775393" calcext:value-type="float">
            <text:p>0.775393</text:p>
          </table:table-cell>
          <table:table-cell office:value-type="float" office:value="0.774285" calcext:value-type="float">
            <text:p>0.774285</text:p>
          </table:table-cell>
        </table:table-row>
        <table:table-row table:style-name="ro1">
          <table:table-cell office:value-type="float" office:value="0.752477" calcext:value-type="float">
            <text:p>0.752477</text:p>
          </table:table-cell>
          <table:table-cell office:value-type="float" office:value="0.734323" calcext:value-type="float">
            <text:p>0.734323</text:p>
          </table:table-cell>
          <table:table-cell office:value-type="float" office:value="0.734748" calcext:value-type="float">
            <text:p>0.734748</text:p>
          </table:table-cell>
          <table:table-cell office:value-type="float" office:value="0.757399" calcext:value-type="float">
            <text:p>0.757399</text:p>
          </table:table-cell>
        </table:table-row>
        <table:table-row table:style-name="ro1">
          <table:table-cell office:value-type="float" office:value="0.830155" calcext:value-type="float">
            <text:p>0.830155</text:p>
          </table:table-cell>
          <table:table-cell office:value-type="float" office:value="0.731354" calcext:value-type="float">
            <text:p>0.731354</text:p>
          </table:table-cell>
          <table:table-cell office:value-type="float" office:value="0.718924" calcext:value-type="float">
            <text:p>0.718924</text:p>
          </table:table-cell>
          <table:table-cell office:value-type="float" office:value="0.753565" calcext:value-type="float">
            <text:p>0.753565</text:p>
          </table:table-cell>
        </table:table-row>
        <table:table-row table:style-name="ro1">
          <table:table-cell office:value-type="float" office:value="0.584632" calcext:value-type="float">
            <text:p>0.584632</text:p>
          </table:table-cell>
          <table:table-cell office:value-type="float" office:value="0.728371" calcext:value-type="float">
            <text:p>0.728371</text:p>
          </table:table-cell>
          <table:table-cell office:value-type="float" office:value="0.733211" calcext:value-type="float">
            <text:p>0.733211</text:p>
          </table:table-cell>
          <table:table-cell office:value-type="float" office:value="0.741932" calcext:value-type="float">
            <text:p>0.741932</text:p>
          </table:table-cell>
        </table:table-row>
        <table:table-row table:style-name="ro1">
          <table:table-cell office:value-type="float" office:value="0.772366" calcext:value-type="float">
            <text:p>0.772366</text:p>
          </table:table-cell>
          <table:table-cell office:value-type="float" office:value="0.725374" calcext:value-type="float">
            <text:p>0.725374</text:p>
          </table:table-cell>
          <table:table-cell office:value-type="float" office:value="0.722948" calcext:value-type="float">
            <text:p>0.722948</text:p>
          </table:table-cell>
          <table:table-cell office:value-type="float" office:value="0.738442" calcext:value-type="float">
            <text:p>0.738442</text:p>
          </table:table-cell>
        </table:table-row>
        <table:table-row table:style-name="ro1">
          <table:table-cell office:value-type="float" office:value="0.726422" calcext:value-type="float">
            <text:p>0.726422</text:p>
          </table:table-cell>
          <table:table-cell office:value-type="float" office:value="0.722364" calcext:value-type="float">
            <text:p>0.722364</text:p>
          </table:table-cell>
          <table:table-cell office:value-type="float" office:value="0.71905" calcext:value-type="float">
            <text:p>0.71905</text:p>
          </table:table-cell>
          <table:table-cell office:value-type="float" office:value="0.738074" calcext:value-type="float">
            <text:p>0.738074</text:p>
          </table:table-cell>
        </table:table-row>
        <table:table-row table:style-name="ro1">
          <table:table-cell office:value-type="float" office:value="0.701166" calcext:value-type="float">
            <text:p>0.701166</text:p>
          </table:table-cell>
          <table:table-cell office:value-type="float" office:value="0.71934" calcext:value-type="float">
            <text:p>0.71934</text:p>
          </table:table-cell>
          <table:table-cell office:value-type="float" office:value="0.739932" calcext:value-type="float">
            <text:p>0.739932</text:p>
          </table:table-cell>
          <table:table-cell office:value-type="float" office:value="0.755592" calcext:value-type="float">
            <text:p>0.755592</text:p>
          </table:table-cell>
        </table:table-row>
        <table:table-row table:style-name="ro1">
          <table:table-cell office:value-type="float" office:value="0.810663" calcext:value-type="float">
            <text:p>0.810663</text:p>
          </table:table-cell>
          <table:table-cell office:value-type="float" office:value="0.716302" calcext:value-type="float">
            <text:p>0.716302</text:p>
          </table:table-cell>
          <table:table-cell office:value-type="float" office:value="0.735352" calcext:value-type="float">
            <text:p>0.735352</text:p>
          </table:table-cell>
          <table:table-cell office:value-type="float" office:value="0.745272" calcext:value-type="float">
            <text:p>0.745272</text:p>
          </table:table-cell>
        </table:table-row>
        <table:table-row table:style-name="ro1">
          <table:table-cell office:value-type="float" office:value="0.68904" calcext:value-type="float">
            <text:p>0.68904</text:p>
          </table:table-cell>
          <table:table-cell office:value-type="float" office:value="0.71325" calcext:value-type="float">
            <text:p>0.71325</text:p>
          </table:table-cell>
          <table:table-cell office:value-type="float" office:value="0.759556" calcext:value-type="float">
            <text:p>0.759556</text:p>
          </table:table-cell>
          <table:table-cell office:value-type="float" office:value="0.73359" calcext:value-type="float">
            <text:p>0.73359</text:p>
          </table:table-cell>
        </table:table-row>
        <table:table-row table:style-name="ro1">
          <table:table-cell office:value-type="float" office:value="0.749467" calcext:value-type="float">
            <text:p>0.749467</text:p>
          </table:table-cell>
          <table:table-cell office:value-type="float" office:value="0.710185" calcext:value-type="float">
            <text:p>0.710185</text:p>
          </table:table-cell>
          <table:table-cell office:value-type="float" office:value="0.788859" calcext:value-type="float">
            <text:p>0.788859</text:p>
          </table:table-cell>
          <table:table-cell office:value-type="float" office:value="0.752691" calcext:value-type="float">
            <text:p>0.752691</text:p>
          </table:table-cell>
        </table:table-row>
        <table:table-row table:style-name="ro1">
          <table:table-cell office:value-type="float" office:value="0.847441" calcext:value-type="float">
            <text:p>0.847441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54518" calcext:value-type="float">
            <text:p>0.754518</text:p>
          </table:table-cell>
          <table:table-cell office:value-type="float" office:value="0.747848" calcext:value-type="float">
            <text:p>0.747848</text:p>
          </table:table-cell>
        </table:table-row>
        <table:table-row table:style-name="ro1">
          <table:table-cell office:value-type="float" office:value="0.847684" calcext:value-type="float">
            <text:p>0.847684</text:p>
          </table:table-cell>
          <table:table-cell office:value-type="float" office:value="0.704015" calcext:value-type="float">
            <text:p>0.704015</text:p>
          </table:table-cell>
          <table:table-cell office:value-type="float" office:value="0.757041" calcext:value-type="float">
            <text:p>0.757041</text:p>
          </table:table-cell>
          <table:table-cell office:value-type="float" office:value="0.731936" calcext:value-type="float">
            <text:p>0.731936</text:p>
          </table:table-cell>
        </table:table-row>
        <table:table-row table:style-name="ro1">
          <table:table-cell office:value-type="float" office:value="0.638956" calcext:value-type="float">
            <text:p>0.638956</text:p>
          </table:table-cell>
          <table:table-cell office:value-type="float" office:value="0.700909" calcext:value-type="float">
            <text:p>0.700909</text:p>
          </table:table-cell>
          <table:table-cell office:value-type="float" office:value="0.766097" calcext:value-type="float">
            <text:p>0.766097</text:p>
          </table:table-cell>
          <table:table-cell office:value-type="float" office:value="0.736899" calcext:value-type="float">
            <text:p>0.736899</text:p>
          </table:table-cell>
        </table:table-row>
        <table:table-row table:style-name="ro1">
          <table:table-cell office:value-type="float" office:value="0.701658" calcext:value-type="float">
            <text:p>0.701658</text:p>
          </table:table-cell>
          <table:table-cell office:value-type="float" office:value="0.69779" calcext:value-type="float">
            <text:p>0.69779</text:p>
          </table:table-cell>
          <table:table-cell office:value-type="float" office:value="0.740427" calcext:value-type="float">
            <text:p>0.740427</text:p>
          </table:table-cell>
          <table:table-cell office:value-type="float" office:value="0.732721" calcext:value-type="float">
            <text:p>0.732721</text:p>
          </table:table-cell>
        </table:table-row>
        <table:table-row table:style-name="ro1">
          <table:table-cell office:value-type="float" office:value="0.794743" calcext:value-type="float">
            <text:p>0.794743</text:p>
          </table:table-cell>
          <table:table-cell office:value-type="float" office:value="0.694658" calcext:value-type="float">
            <text:p>0.694658</text:p>
          </table:table-cell>
          <table:table-cell office:value-type="float" office:value="0.681167" calcext:value-type="float">
            <text:p>0.681167</text:p>
          </table:table-cell>
          <table:table-cell office:value-type="float" office:value="0.719613" calcext:value-type="float">
            <text:p>0.719613</text:p>
          </table:table-cell>
        </table:table-row>
        <table:table-row table:style-name="ro1">
          <table:table-cell office:value-type="float" office:value="0.719091" calcext:value-type="float">
            <text:p>0.719091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704529" calcext:value-type="float">
            <text:p>0.704529</text:p>
          </table:table-cell>
          <table:table-cell office:value-type="float" office:value="0.700624" calcext:value-type="float">
            <text:p>0.700624</text:p>
          </table:table-cell>
        </table:table-row>
        <table:table-row table:style-name="ro1">
          <table:table-cell office:value-type="float" office:value="0.551387" calcext:value-type="float">
            <text:p>0.551387</text:p>
          </table:table-cell>
          <table:table-cell office:value-type="float" office:value="0.688355" calcext:value-type="float">
            <text:p>0.688355</text:p>
          </table:table-cell>
          <table:table-cell office:value-type="float" office:value="0.717137" calcext:value-type="float">
            <text:p>0.717137</text:p>
          </table:table-cell>
          <table:table-cell office:value-type="float" office:value="0.684389" calcext:value-type="float">
            <text:p>0.684389</text:p>
          </table:table-cell>
        </table:table-row>
        <table:table-row table:style-name="ro1">
          <table:table-cell office:value-type="float" office:value="0.755764" calcext:value-type="float">
            <text:p>0.755764</text:p>
          </table:table-cell>
          <table:table-cell office:value-type="float" office:value="0.685183" calcext:value-type="float">
            <text:p>0.685183</text:p>
          </table:table-cell>
          <table:table-cell office:value-type="float" office:value="0.667159" calcext:value-type="float">
            <text:p>0.667159</text:p>
          </table:table-cell>
          <table:table-cell office:value-type="float" office:value="0.667489" calcext:value-type="float">
            <text:p>0.667489</text:p>
          </table:table-cell>
        </table:table-row>
        <table:table-row table:style-name="ro1">
          <table:table-cell office:value-type="float" office:value="0.764699" calcext:value-type="float">
            <text:p>0.764699</text:p>
          </table:table-cell>
          <table:table-cell office:value-type="float" office:value="0.681998" calcext:value-type="float">
            <text:p>0.681998</text:p>
          </table:table-cell>
          <table:table-cell office:value-type="float" office:value="0.631459" calcext:value-type="float">
            <text:p>0.631459</text:p>
          </table:table-cell>
          <table:table-cell office:value-type="float" office:value="0.662089" calcext:value-type="float">
            <text:p>0.662089</text:p>
          </table:table-cell>
        </table:table-row>
        <table:table-row table:style-name="ro1">
          <table:table-cell office:value-type="float" office:value="0.544855" calcext:value-type="float">
            <text:p>0.544855</text:p>
          </table:table-cell>
          <table:table-cell office:value-type="float" office:value="0.678801" calcext:value-type="float">
            <text:p>0.678801</text:p>
          </table:table-cell>
          <table:table-cell office:value-type="float" office:value="0.654953" calcext:value-type="float">
            <text:p>0.654953</text:p>
          </table:table-cell>
          <table:table-cell office:value-type="float" office:value="0.671495" calcext:value-type="float">
            <text:p>0.671495</text:p>
          </table:table-cell>
        </table:table-row>
        <table:table-row table:style-name="ro1">
          <table:table-cell office:value-type="float" office:value="0.540588" calcext:value-type="float">
            <text:p>0.540588</text:p>
          </table:table-cell>
          <table:table-cell office:value-type="float" office:value="0.67559" calcext:value-type="float">
            <text:p>0.67559</text:p>
          </table:table-cell>
          <table:table-cell office:value-type="float" office:value="0.636156" calcext:value-type="float">
            <text:p>0.636156</text:p>
          </table:table-cell>
          <table:table-cell office:value-type="float" office:value="0.657762" calcext:value-type="float">
            <text:p>0.657762</text:p>
          </table:table-cell>
        </table:table-row>
        <table:table-row table:style-name="ro1">
          <table:table-cell office:value-type="float" office:value="0.66886" calcext:value-type="float">
            <text:p>0.66886</text:p>
          </table:table-cell>
          <table:table-cell office:value-type="float" office:value="0.672367" calcext:value-type="float">
            <text:p>0.672367</text:p>
          </table:table-cell>
          <table:table-cell office:value-type="float" office:value="0.599128" calcext:value-type="float">
            <text:p>0.599128</text:p>
          </table:table-cell>
          <table:table-cell office:value-type="float" office:value="0.662611" calcext:value-type="float">
            <text:p>0.662611</text:p>
          </table:table-cell>
        </table:table-row>
        <table:table-row table:style-name="ro1">
          <table:table-cell office:value-type="float" office:value="0.661776" calcext:value-type="float">
            <text:p>0.661776</text:p>
          </table:table-cell>
          <table:table-cell office:value-type="float" office:value="0.669131" calcext:value-type="float">
            <text:p>0.669131</text:p>
          </table:table-cell>
          <table:table-cell office:value-type="float" office:value="0.651182" calcext:value-type="float">
            <text:p>0.651182</text:p>
          </table:table-cell>
          <table:table-cell office:value-type="float" office:value="0.675629" calcext:value-type="float">
            <text:p>0.675629</text:p>
          </table:table-cell>
        </table:table-row>
        <table:table-row table:style-name="ro1">
          <table:table-cell office:value-type="float" office:value="0.579559" calcext:value-type="float">
            <text:p>0.579559</text:p>
          </table:table-cell>
          <table:table-cell office:value-type="float" office:value="0.665882" calcext:value-type="float">
            <text:p>0.665882</text:p>
          </table:table-cell>
          <table:table-cell office:value-type="float" office:value="0.671801" calcext:value-type="float">
            <text:p>0.671801</text:p>
          </table:table-cell>
          <table:table-cell office:value-type="float" office:value="0.668482" calcext:value-type="float">
            <text:p>0.668482</text:p>
          </table:table-cell>
        </table:table-row>
        <table:table-row table:style-name="ro1">
          <table:table-cell office:value-type="float" office:value="0.805124" calcext:value-type="float">
            <text:p>0.805124</text:p>
          </table:table-cell>
          <table:table-cell office:value-type="float" office:value="0.66262" calcext:value-type="float">
            <text:p>0.66262</text:p>
          </table:table-cell>
          <table:table-cell office:value-type="float" office:value="0.692514" calcext:value-type="float">
            <text:p>0.692514</text:p>
          </table:table-cell>
          <table:table-cell office:value-type="float" office:value="0.652366" calcext:value-type="float">
            <text:p>0.652366</text:p>
          </table:table-cell>
        </table:table-row>
        <table:table-row table:style-name="ro1">
          <table:table-cell office:value-type="float" office:value="0.643684" calcext:value-type="float">
            <text:p>0.643684</text:p>
          </table:table-cell>
          <table:table-cell office:value-type="float" office:value="0.659346" calcext:value-type="float">
            <text:p>0.659346</text:p>
          </table:table-cell>
          <table:table-cell office:value-type="float" office:value="0.699075" calcext:value-type="float">
            <text:p>0.699075</text:p>
          </table:table-cell>
          <table:table-cell office:value-type="float" office:value="0.649013" calcext:value-type="float">
            <text:p>0.649013</text:p>
          </table:table-cell>
        </table:table-row>
        <table:table-row table:style-name="ro1">
          <table:table-cell office:value-type="float" office:value="0.772426" calcext:value-type="float">
            <text:p>0.772426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.718594" calcext:value-type="float">
            <text:p>0.718594</text:p>
          </table:table-cell>
          <table:table-cell office:value-type="float" office:value="0.648013" calcext:value-type="float">
            <text:p>0.648013</text:p>
          </table:table-cell>
        </table:table-row>
        <table:table-row table:style-name="ro1">
          <table:table-cell office:value-type="float" office:value="0.694582" calcext:value-type="float">
            <text:p>0.694582</text:p>
          </table:table-cell>
          <table:table-cell office:value-type="float" office:value="0.65276" calcext:value-type="float">
            <text:p>0.65276</text:p>
          </table:table-cell>
          <table:table-cell office:value-type="float" office:value="0.675054" calcext:value-type="float">
            <text:p>0.675054</text:p>
          </table:table-cell>
          <table:table-cell office:value-type="float" office:value="0.643629" calcext:value-type="float">
            <text:p>0.643629</text:p>
          </table:table-cell>
        </table:table-row>
        <table:table-row table:style-name="ro1">
          <table:table-cell office:value-type="float" office:value="0.677151" calcext:value-type="float">
            <text:p>0.677151</text:p>
          </table:table-cell>
          <table:table-cell office:value-type="float" office:value="0.649448" calcext:value-type="float">
            <text:p>0.649448</text:p>
          </table:table-cell>
          <table:table-cell office:value-type="float" office:value="0.647912" calcext:value-type="float">
            <text:p>0.647912</text:p>
          </table:table-cell>
          <table:table-cell office:value-type="float" office:value="0.644907" calcext:value-type="float">
            <text:p>0.644907</text:p>
          </table:table-cell>
        </table:table-row>
        <table:table-row table:style-name="ro1">
          <table:table-cell office:value-type="float" office:value="0.587424" calcext:value-type="float">
            <text:p>0.587424</text:p>
          </table:table-cell>
          <table:table-cell office:value-type="float" office:value="0.646124" calcext:value-type="float">
            <text:p>0.646124</text:p>
          </table:table-cell>
          <table:table-cell office:value-type="float" office:value="0.599343" calcext:value-type="float">
            <text:p>0.599343</text:p>
          </table:table-cell>
          <table:table-cell office:value-type="float" office:value="0.640488" calcext:value-type="float">
            <text:p>0.640488</text:p>
          </table:table-cell>
        </table:table-row>
        <table:table-row table:style-name="ro1">
          <table:table-cell office:value-type="float" office:value="0.507975" calcext:value-type="float">
            <text:p>0.507975</text:p>
          </table:table-cell>
          <table:table-cell office:value-type="float" office:value="0.642788" calcext:value-type="float">
            <text:p>0.642788</text:p>
          </table:table-cell>
          <table:table-cell office:value-type="float" office:value="0.584553" calcext:value-type="float">
            <text:p>0.584553</text:p>
          </table:table-cell>
          <table:table-cell office:value-type="float" office:value="0.621093" calcext:value-type="float">
            <text:p>0.621093</text:p>
          </table:table-cell>
        </table:table-row>
        <table:table-row table:style-name="ro1">
          <table:table-cell office:value-type="float" office:value="0.529581" calcext:value-type="float">
            <text:p>0.529581</text:p>
          </table:table-cell>
          <table:table-cell office:value-type="float" office:value="0.639439" calcext:value-type="float">
            <text:p>0.639439</text:p>
          </table:table-cell>
          <table:table-cell office:value-type="float" office:value="0.584291" calcext:value-type="float">
            <text:p>0.584291</text:p>
          </table:table-cell>
          <table:table-cell office:value-type="float" office:value="0.63078" calcext:value-type="float">
            <text:p>0.63078</text:p>
          </table:table-cell>
        </table:table-row>
        <table:table-row table:style-name="ro1">
          <table:table-cell office:value-type="float" office:value="0.620635" calcext:value-type="float">
            <text:p>0.620635</text:p>
          </table:table-cell>
          <table:table-cell office:value-type="float" office:value="0.636078" calcext:value-type="float">
            <text:p>0.636078</text:p>
          </table:table-cell>
          <table:table-cell office:value-type="float" office:value="0.572995" calcext:value-type="float">
            <text:p>0.572995</text:p>
          </table:table-cell>
          <table:table-cell office:value-type="float" office:value="0.603342" calcext:value-type="float">
            <text:p>0.603342</text:p>
          </table:table-cell>
        </table:table-row>
        <table:table-row table:style-name="ro1">
          <table:table-cell office:value-type="float" office:value="0.675841" calcext:value-type="float">
            <text:p>0.675841</text:p>
          </table:table-cell>
          <table:table-cell office:value-type="float" office:value="0.632705" calcext:value-type="float">
            <text:p>0.632705</text:p>
          </table:table-cell>
          <table:table-cell office:value-type="float" office:value="0.589757" calcext:value-type="float">
            <text:p>0.589757</text:p>
          </table:table-cell>
          <table:table-cell office:value-type="float" office:value="0.586065" calcext:value-type="float">
            <text:p>0.586065</text:p>
          </table:table-cell>
        </table:table-row>
        <table:table-row table:style-name="ro1">
          <table:table-cell office:value-type="float" office:value="0.530944" calcext:value-type="float">
            <text:p>0.530944</text:p>
          </table:table-cell>
          <table:table-cell office:value-type="float" office:value="0.62932" calcext:value-type="float">
            <text:p>0.62932</text:p>
          </table:table-cell>
          <table:table-cell office:value-type="float" office:value="0.633889" calcext:value-type="float">
            <text:p>0.633889</text:p>
          </table:table-cell>
          <table:table-cell office:value-type="float" office:value="0.569633" calcext:value-type="float">
            <text:p>0.569633</text:p>
          </table:table-cell>
        </table:table-row>
        <table:table-row table:style-name="ro1">
          <table:table-cell office:value-type="float" office:value="0.591781" calcext:value-type="float">
            <text:p>0.591781</text:p>
          </table:table-cell>
          <table:table-cell office:value-type="float" office:value="0.625923" calcext:value-type="float">
            <text:p>0.625923</text:p>
          </table:table-cell>
          <table:table-cell office:value-type="float" office:value="0.603884" calcext:value-type="float">
            <text:p>0.603884</text:p>
          </table:table-cell>
          <table:table-cell office:value-type="float" office:value="0.564999" calcext:value-type="float">
            <text:p>0.564999</text:p>
          </table:table-cell>
        </table:table-row>
        <table:table-row table:style-name="ro1">
          <table:table-cell office:value-type="float" office:value="0.750243" calcext:value-type="float">
            <text:p>0.750243</text:p>
          </table:table-cell>
          <table:table-cell office:value-type="float" office:value="0.622515" calcext:value-type="float">
            <text:p>0.622515</text:p>
          </table:table-cell>
          <table:table-cell office:value-type="float" office:value="0.569623" calcext:value-type="float">
            <text:p>0.569623</text:p>
          </table:table-cell>
          <table:table-cell office:value-type="float" office:value="0.585694" calcext:value-type="float">
            <text:p>0.585694</text:p>
          </table:table-cell>
        </table:table-row>
        <table:table-row table:style-name="ro1">
          <table:table-cell office:value-type="float" office:value="0.47061" calcext:value-type="float">
            <text:p>0.47061</text:p>
          </table:table-cell>
          <table:table-cell office:value-type="float" office:value="0.619094" calcext:value-type="float">
            <text:p>0.619094</text:p>
          </table:table-cell>
          <table:table-cell office:value-type="float" office:value="0.562712" calcext:value-type="float">
            <text:p>0.562712</text:p>
          </table:table-cell>
          <table:table-cell office:value-type="float" office:value="0.590495" calcext:value-type="float">
            <text:p>0.590495</text:p>
          </table:table-cell>
        </table:table-row>
        <table:table-row table:style-name="ro1">
          <table:table-cell office:value-type="float" office:value="0.504536" calcext:value-type="float">
            <text:p>0.504536</text:p>
          </table:table-cell>
          <table:table-cell office:value-type="float" office:value="0.615661" calcext:value-type="float">
            <text:p>0.615661</text:p>
          </table:table-cell>
          <table:table-cell office:value-type="float" office:value="0.551648" calcext:value-type="float">
            <text:p>0.551648</text:p>
          </table:table-cell>
          <table:table-cell office:value-type="float" office:value="0.594235" calcext:value-type="float">
            <text:p>0.594235</text:p>
          </table:table-cell>
        </table:table-row>
        <table:table-row table:style-name="ro1">
          <table:table-cell office:value-type="float" office:value="0.496389" calcext:value-type="float">
            <text:p>0.496389</text:p>
          </table:table-cell>
          <table:table-cell office:value-type="float" office:value="0.612217" calcext:value-type="float">
            <text:p>0.612217</text:p>
          </table:table-cell>
          <table:table-cell office:value-type="float" office:value="0.548722" calcext:value-type="float">
            <text:p>0.548722</text:p>
          </table:table-cell>
          <table:table-cell office:value-type="float" office:value="0.582671" calcext:value-type="float">
            <text:p>0.582671</text:p>
          </table:table-cell>
        </table:table-row>
        <table:table-row table:style-name="ro1">
          <table:table-cell office:value-type="float" office:value="0.53646" calcext:value-type="float">
            <text:p>0.53646</text:p>
          </table:table-cell>
          <table:table-cell office:value-type="float" office:value="0.608761" calcext:value-type="float">
            <text:p>0.608761</text:p>
          </table:table-cell>
          <table:table-cell office:value-type="float" office:value="0.571079" calcext:value-type="float">
            <text:p>0.571079</text:p>
          </table:table-cell>
          <table:table-cell office:value-type="float" office:value="0.595683" calcext:value-type="float">
            <text:p>0.595683</text:p>
          </table:table-cell>
        </table:table-row>
        <table:table-row table:style-name="ro1">
          <table:table-cell office:value-type="float" office:value="0.735613" calcext:value-type="float">
            <text:p>0.735613</text:p>
          </table:table-cell>
          <table:table-cell office:value-type="float" office:value="0.605294" calcext:value-type="float">
            <text:p>0.605294</text:p>
          </table:table-cell>
          <table:table-cell office:value-type="float" office:value="0.602527" calcext:value-type="float">
            <text:p>0.602527</text:p>
          </table:table-cell>
          <table:table-cell office:value-type="float" office:value="0.592525" calcext:value-type="float">
            <text:p>0.592525</text:p>
          </table:table-cell>
        </table:table-row>
        <table:table-row table:style-name="ro1">
          <table:table-cell office:value-type="float" office:value="0.582396" calcext:value-type="float">
            <text:p>0.582396</text:p>
          </table:table-cell>
          <table:table-cell office:value-type="float" office:value="0.601815" calcext:value-type="float">
            <text:p>0.601815</text:p>
          </table:table-cell>
          <table:table-cell office:value-type="float" office:value="0.612975" calcext:value-type="float">
            <text:p>0.612975</text:p>
          </table:table-cell>
          <table:table-cell office:value-type="float" office:value="0.589414" calcext:value-type="float">
            <text:p>0.589414</text:p>
          </table:table-cell>
        </table:table-row>
        <table:table-row table:style-name="ro1">
          <table:table-cell office:value-type="float" office:value="0.661774" calcext:value-type="float">
            <text:p>0.661774</text:p>
          </table:table-cell>
          <table:table-cell office:value-type="float" office:value="0.598325" calcext:value-type="float">
            <text:p>0.598325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08158" calcext:value-type="float">
            <text:p>0.608158</text:p>
          </table:table-cell>
        </table:table-row>
        <table:table-row table:style-name="ro1">
          <table:table-cell office:value-type="float" office:value="0.548632" calcext:value-type="float">
            <text:p>0.548632</text:p>
          </table:table-cell>
          <table:table-cell office:value-type="float" office:value="0.594823" calcext:value-type="float">
            <text:p>0.594823</text:p>
          </table:table-cell>
          <table:table-cell office:value-type="float" office:value="0.604785" calcext:value-type="float">
            <text:p>0.604785</text:p>
          </table:table-cell>
          <table:table-cell office:value-type="float" office:value="0.608962" calcext:value-type="float">
            <text:p>0.608962</text:p>
          </table:table-cell>
        </table:table-row>
        <table:table-row table:style-name="ro1">
          <table:table-cell office:value-type="float" office:value="0.674082" calcext:value-type="float">
            <text:p>0.674082</text:p>
          </table:table-cell>
          <table:table-cell office:value-type="float" office:value="0.59131" calcext:value-type="float">
            <text:p>0.59131</text:p>
          </table:table-cell>
          <table:table-cell office:value-type="float" office:value="0.631511" calcext:value-type="float">
            <text:p>0.631511</text:p>
          </table:table-cell>
          <table:table-cell office:value-type="float" office:value="0.605345" calcext:value-type="float">
            <text:p>0.605345</text:p>
          </table:table-cell>
        </table:table-row>
        <table:table-row table:style-name="ro1">
          <table:table-cell office:value-type="float" office:value="0.557042" calcext:value-type="float">
            <text:p>0.557042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634514" calcext:value-type="float">
            <text:p>0.634514</text:p>
          </table:table-cell>
          <table:table-cell office:value-type="float" office:value="0.597607" calcext:value-type="float">
            <text:p>0.597607</text:p>
          </table:table-cell>
        </table:table-row>
        <table:table-row table:style-name="ro1">
          <table:table-cell office:value-type="float" office:value="0.716026" calcext:value-type="float">
            <text:p>0.716026</text:p>
          </table:table-cell>
          <table:table-cell office:value-type="float" office:value="0.58425" calcext:value-type="float">
            <text:p>0.58425</text:p>
          </table:table-cell>
          <table:table-cell office:value-type="float" office:value="0.627464" calcext:value-type="float">
            <text:p>0.627464</text:p>
          </table:table-cell>
          <table:table-cell office:value-type="float" office:value="0.584322" calcext:value-type="float">
            <text:p>0.584322</text:p>
          </table:table-cell>
        </table:table-row>
        <table:table-row table:style-name="ro1">
          <table:table-cell office:value-type="float" office:value="0.676786" calcext:value-type="float">
            <text:p>0.676786</text:p>
          </table:table-cell>
          <table:table-cell office:value-type="float" office:value="0.580703" calcext:value-type="float">
            <text:p>0.580703</text:p>
          </table:table-cell>
          <table:table-cell office:value-type="float" office:value="0.583968" calcext:value-type="float">
            <text:p>0.583968</text:p>
          </table:table-cell>
          <table:table-cell office:value-type="float" office:value="0.592915" calcext:value-type="float">
            <text:p>0.592915</text:p>
          </table:table-cell>
        </table:table-row>
        <table:table-row table:style-name="ro1">
          <table:table-cell office:value-type="float" office:value="0.513385" calcext:value-type="float">
            <text:p>0.513385</text:p>
          </table:table-cell>
          <table:table-cell office:value-type="float" office:value="0.577145" calcext:value-type="float">
            <text:p>0.577145</text:p>
          </table:table-cell>
          <table:table-cell office:value-type="float" office:value="0.562827" calcext:value-type="float">
            <text:p>0.562827</text:p>
          </table:table-cell>
          <table:table-cell office:value-type="float" office:value="0.578586" calcext:value-type="float">
            <text:p>0.578586</text:p>
          </table:table-cell>
        </table:table-row>
        <table:table-row table:style-name="ro1">
          <table:table-cell office:value-type="float" office:value="0.456601" calcext:value-type="float">
            <text:p>0.456601</text:p>
          </table:table-cell>
          <table:table-cell office:value-type="float" office:value="0.573576" calcext:value-type="float">
            <text:p>0.573576</text:p>
          </table:table-cell>
          <table:table-cell office:value-type="float" office:value="0.537519" calcext:value-type="float">
            <text:p>0.537519</text:p>
          </table:table-cell>
          <table:table-cell office:value-type="float" office:value="0.590921" calcext:value-type="float">
            <text:p>0.590921</text:p>
          </table:table-cell>
        </table:table-row>
        <table:table-row table:style-name="ro1">
          <table:table-cell office:value-type="float" office:value="0.451336" calcext:value-type="float">
            <text:p>0.451336</text:p>
          </table:table-cell>
          <table:table-cell office:value-type="float" office:value="0.569997" calcext:value-type="float">
            <text:p>0.569997</text:p>
          </table:table-cell>
          <table:table-cell office:value-type="float" office:value="0.537545" calcext:value-type="float">
            <text:p>0.537545</text:p>
          </table:table-cell>
          <table:table-cell office:value-type="float" office:value="0.575463" calcext:value-type="float">
            <text:p>0.575463</text:p>
          </table:table-cell>
        </table:table-row>
        <table:table-row table:style-name="ro1">
          <table:table-cell office:value-type="float" office:value="0.589485" calcext:value-type="float">
            <text:p>0.589485</text:p>
          </table:table-cell>
          <table:table-cell office:value-type="float" office:value="0.566406" calcext:value-type="float">
            <text:p>0.566406</text:p>
          </table:table-cell>
          <table:table-cell office:value-type="float" office:value="0.535698" calcext:value-type="float">
            <text:p>0.535698</text:p>
          </table:table-cell>
          <table:table-cell office:value-type="float" office:value="0.569945" calcext:value-type="float">
            <text:p>0.569945</text:p>
          </table:table-cell>
        </table:table-row>
        <table:table-row table:style-name="ro1">
          <table:table-cell office:value-type="float" office:value="0.676915" calcext:value-type="float">
            <text:p>0.676915</text:p>
          </table:table-cell>
          <table:table-cell office:value-type="float" office:value="0.562805" calcext:value-type="float">
            <text:p>0.562805</text:p>
          </table:table-cell>
          <table:table-cell office:value-type="float" office:value="0.581243" calcext:value-type="float">
            <text:p>0.581243</text:p>
          </table:table-cell>
          <table:table-cell office:value-type="float" office:value="0.547316" calcext:value-type="float">
            <text:p>0.547316</text:p>
          </table:table-cell>
        </table:table-row>
        <table:table-row table:style-name="ro1">
          <table:table-cell office:value-type="float" office:value="0.504152" calcext:value-type="float">
            <text:p>0.504152</text:p>
          </table:table-cell>
          <table:table-cell office:value-type="float" office:value="0.559193" calcext:value-type="float">
            <text:p>0.559193</text:p>
          </table:table-cell>
          <table:table-cell office:value-type="float" office:value="0.591784" calcext:value-type="float">
            <text:p>0.591784</text:p>
          </table:table-cell>
          <table:table-cell office:value-type="float" office:value="0.547763" calcext:value-type="float">
            <text:p>0.547763</text:p>
          </table:table-cell>
        </table:table-row>
        <table:table-row table:style-name="ro1">
          <table:table-cell office:value-type="float" office:value="0.684327" calcext:value-type="float">
            <text:p>0.684327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573157" calcext:value-type="float">
            <text:p>0.573157</text:p>
          </table:table-cell>
          <table:table-cell office:value-type="float" office:value="0.550038" calcext:value-type="float">
            <text:p>0.550038</text:p>
          </table:table-cell>
        </table:table-row>
        <table:table-row table:style-name="ro1">
          <table:table-cell office:value-type="float" office:value="0.504037" calcext:value-type="float">
            <text:p>0.504037</text:p>
          </table:table-cell>
          <table:table-cell office:value-type="float" office:value="0.551937" calcext:value-type="float">
            <text:p>0.551937</text:p>
          </table:table-cell>
          <table:table-cell office:value-type="float" office:value="0.531195" calcext:value-type="float">
            <text:p>0.531195</text:p>
          </table:table-cell>
          <table:table-cell office:value-type="float" office:value="0.560083" calcext:value-type="float">
            <text:p>0.560083</text:p>
          </table:table-cell>
        </table:table-row>
        <table:table-row table:style-name="ro1">
          <table:table-cell office:value-type="float" office:value="0.496351" calcext:value-type="float">
            <text:p>0.496351</text:p>
          </table:table-cell>
          <table:table-cell office:value-type="float" office:value="0.548293" calcext:value-type="float">
            <text:p>0.548293</text:p>
          </table:table-cell>
          <table:table-cell office:value-type="float" office:value="0.566705" calcext:value-type="float">
            <text:p>0.566705</text:p>
          </table:table-cell>
          <table:table-cell office:value-type="float" office:value="0.557589" calcext:value-type="float">
            <text:p>0.557589</text:p>
          </table:table-cell>
        </table:table-row>
        <table:table-row table:style-name="ro1">
          <table:table-cell office:value-type="float" office:value="0.467104" calcext:value-type="float">
            <text:p>0.467104</text:p>
          </table:table-cell>
          <table:table-cell office:value-type="float" office:value="0.544639" calcext:value-type="float">
            <text:p>0.544639</text:p>
          </table:table-cell>
          <table:table-cell office:value-type="float" office:value="0.537522" calcext:value-type="float">
            <text:p>0.537522</text:p>
          </table:table-cell>
          <table:table-cell office:value-type="float" office:value="0.538461" calcext:value-type="float">
            <text:p>0.538461</text:p>
          </table:table-cell>
        </table:table-row>
        <table:table-row table:style-name="ro1">
          <table:table-cell office:value-type="float" office:value="0.681704" calcext:value-type="float">
            <text:p>0.681704</text:p>
          </table:table-cell>
          <table:table-cell office:value-type="float" office:value="0.540974" calcext:value-type="float">
            <text:p>0.540974</text:p>
          </table:table-cell>
          <table:table-cell office:value-type="float" office:value="0.550133" calcext:value-type="float">
            <text:p>0.550133</text:p>
          </table:table-cell>
          <table:table-cell office:value-type="float" office:value="0.529119" calcext:value-type="float">
            <text:p>0.529119</text:p>
          </table:table-cell>
        </table:table-row>
        <table:table-row table:style-name="ro1">
          <table:table-cell office:value-type="float" office:value="0.53841" calcext:value-type="float">
            <text:p>0.53841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35644" calcext:value-type="float">
            <text:p>0.535644</text:p>
          </table:table-cell>
          <table:table-cell office:value-type="float" office:value="0.520875" calcext:value-type="float">
            <text:p>0.520875</text:p>
          </table:table-cell>
        </table:table-row>
        <table:table-row table:style-name="ro1">
          <table:table-cell office:value-type="float" office:value="0.567095" calcext:value-type="float">
            <text:p>0.567095</text:p>
          </table:table-cell>
          <table:table-cell office:value-type="float" office:value="0.533615" calcext:value-type="float">
            <text:p>0.533615</text:p>
          </table:table-cell>
          <table:table-cell office:value-type="float" office:value="0.518038" calcext:value-type="float">
            <text:p>0.518038</text:p>
          </table:table-cell>
          <table:table-cell office:value-type="float" office:value="0.498011" calcext:value-type="float">
            <text:p>0.498011</text:p>
          </table:table-cell>
        </table:table-row>
        <table:table-row table:style-name="ro1">
          <table:table-cell office:value-type="float" office:value="0.423903" calcext:value-type="float">
            <text:p>0.423903</text:p>
          </table:table-cell>
          <table:table-cell office:value-type="float" office:value="0.529919" calcext:value-type="float">
            <text:p>0.529919</text:p>
          </table:table-cell>
          <table:table-cell office:value-type="float" office:value="0.496527" calcext:value-type="float">
            <text:p>0.496527</text:p>
          </table:table-cell>
          <table:table-cell office:value-type="float" office:value="0.507125" calcext:value-type="float">
            <text:p>0.507125</text:p>
          </table:table-cell>
        </table:table-row>
        <table:table-row table:style-name="ro1">
          <table:table-cell office:value-type="float" office:value="0.379076" calcext:value-type="float">
            <text:p>0.379076</text:p>
          </table:table-cell>
          <table:table-cell office:value-type="float" office:value="0.526214" calcext:value-type="float">
            <text:p>0.526214</text:p>
          </table:table-cell>
          <table:table-cell office:value-type="float" office:value="0.471538" calcext:value-type="float">
            <text:p>0.471538</text:p>
          </table:table-cell>
          <table:table-cell office:value-type="float" office:value="0.519912" calcext:value-type="float">
            <text:p>0.519912</text:p>
          </table:table-cell>
        </table:table-row>
        <table:table-row table:style-name="ro1">
          <table:table-cell office:value-type="float" office:value="0.57415" calcext:value-type="float">
            <text:p>0.57415</text:p>
          </table:table-cell>
          <table:table-cell office:value-type="float" office:value="0.522499" calcext:value-type="float">
            <text:p>0.522499</text:p>
          </table:table-cell>
          <table:table-cell office:value-type="float" office:value="0.444684" calcext:value-type="float">
            <text:p>0.444684</text:p>
          </table:table-cell>
          <table:table-cell office:value-type="float" office:value="0.520543" calcext:value-type="float">
            <text:p>0.520543</text:p>
          </table:table-cell>
        </table:table-row>
        <table:table-row table:style-name="ro1">
          <table:table-cell office:value-type="float" office:value="0.413464" calcext:value-type="float">
            <text:p>0.413464</text:p>
          </table:table-cell>
          <table:table-cell office:value-type="float" office:value="0.518773" calcext:value-type="float">
            <text:p>0.518773</text:p>
          </table:table-cell>
          <table:table-cell office:value-type="float" office:value="0.480761" calcext:value-type="float">
            <text:p>0.480761</text:p>
          </table:table-cell>
          <table:table-cell office:value-type="float" office:value="0.49057" calcext:value-type="float">
            <text:p>0.49057</text:p>
          </table:table-cell>
        </table:table-row>
        <table:table-row table:style-name="ro1">
          <table:table-cell office:value-type="float" office:value="0.432827" calcext:value-type="float">
            <text:p>0.432827</text:p>
          </table:table-cell>
          <table:table-cell office:value-type="float" office:value="0.515038" calcext:value-type="float">
            <text:p>0.515038</text:p>
          </table:table-cell>
          <table:table-cell office:value-type="float" office:value="0.532348" calcext:value-type="float">
            <text:p>0.532348</text:p>
          </table:table-cell>
          <table:table-cell office:value-type="float" office:value="0.485037" calcext:value-type="float">
            <text:p>0.485037</text:p>
          </table:table-cell>
        </table:table-row>
        <table:table-row table:style-name="ro1">
          <table:table-cell office:value-type="float" office:value="0.604286" calcext:value-type="float">
            <text:p>0.604286</text:p>
          </table:table-cell>
          <table:table-cell office:value-type="float" office:value="0.511293" calcext:value-type="float">
            <text:p>0.511293</text:p>
          </table:table-cell>
          <table:table-cell office:value-type="float" office:value="0.512328" calcext:value-type="float">
            <text:p>0.512328</text:p>
          </table:table-cell>
          <table:table-cell office:value-type="float" office:value="0.464681" calcext:value-type="float">
            <text:p>0.464681</text:p>
          </table:table-cell>
        </table:table-row>
        <table:table-row table:style-name="ro1">
          <table:table-cell office:value-type="float" office:value="0.63701" calcext:value-type="float">
            <text:p>0.63701</text:p>
          </table:table-cell>
          <table:table-cell office:value-type="float" office:value="0.507538" calcext:value-type="float">
            <text:p>0.507538</text:p>
          </table:table-cell>
          <table:table-cell office:value-type="float" office:value="0.500035" calcext:value-type="float">
            <text:p>0.500035</text:p>
          </table:table-cell>
          <table:table-cell office:value-type="float" office:value="0.472241" calcext:value-type="float">
            <text:p>0.472241</text:p>
          </table:table-cell>
        </table:table-row>
        <table:table-row table:style-name="ro1">
          <table:table-cell office:value-type="float" office:value="0.474049" calcext:value-type="float">
            <text:p>0.474049</text:p>
          </table:table-cell>
          <table:table-cell office:value-type="float" office:value="0.503774" calcext:value-type="float">
            <text:p>0.503774</text:p>
          </table:table-cell>
          <table:table-cell office:value-type="float" office:value="0.508978" calcext:value-type="float">
            <text:p>0.508978</text:p>
          </table:table-cell>
          <table:table-cell office:value-type="float" office:value="0.49365" calcext:value-type="float">
            <text:p>0.49365</text:p>
          </table:table-cell>
        </table:table-row>
        <table:table-row table:style-name="ro1">
          <table:table-cell office:value-type="float" office:value="0.352003" calcext:value-type="float">
            <text:p>0.352003</text:p>
          </table:table-cell>
          <table:table-cell office:value-type="float" office:value="0.5" calcext:value-type="float">
            <text:p>0.5</text:p>
          </table:table-cell>
          <table:table-cell office:value-type="float" office:value="0.456757" calcext:value-type="float">
            <text:p>0.456757</text:p>
          </table:table-cell>
          <table:table-cell office:value-type="float" office:value="0.496077" calcext:value-type="float">
            <text:p>0.496077</text:p>
          </table:table-cell>
        </table:table-row>
        <table:table-row table:style-name="ro1">
          <table:table-cell office:value-type="float" office:value="0.477541" calcext:value-type="float">
            <text:p>0.477541</text:p>
          </table:table-cell>
          <table:table-cell office:value-type="float" office:value="0.496217" calcext:value-type="float">
            <text:p>0.496217</text:p>
          </table:table-cell>
          <table:table-cell office:value-type="float" office:value="0.430767" calcext:value-type="float">
            <text:p>0.430767</text:p>
          </table:table-cell>
          <table:table-cell office:value-type="float" office:value="0.513249" calcext:value-type="float">
            <text:p>0.513249</text:p>
          </table:table-cell>
        </table:table-row>
        <table:table-row table:style-name="ro1">
          <table:table-cell office:value-type="float" office:value="0.343178" calcext:value-type="float">
            <text:p>0.343178</text:p>
          </table:table-cell>
          <table:table-cell office:value-type="float" office:value="0.492424" calcext:value-type="float">
            <text:p>0.492424</text:p>
          </table:table-cell>
          <table:table-cell office:value-type="float" office:value="0.458874" calcext:value-type="float">
            <text:p>0.458874</text:p>
          </table:table-cell>
          <table:table-cell office:value-type="float" office:value="0.503662" calcext:value-type="float">
            <text:p>0.503662</text:p>
          </table:table-cell>
        </table:table-row>
        <table:table-row table:style-name="ro1">
          <table:table-cell office:value-type="float" office:value="0.507062" calcext:value-type="float">
            <text:p>0.507062</text:p>
          </table:table-cell>
          <table:table-cell office:value-type="float" office:value="0.488621" calcext:value-type="float">
            <text:p>0.488621</text:p>
          </table:table-cell>
          <table:table-cell office:value-type="float" office:value="0.508642" calcext:value-type="float">
            <text:p>0.508642</text:p>
          </table:table-cell>
          <table:table-cell office:value-type="float" office:value="0.503349" calcext:value-type="float">
            <text:p>0.503349</text:p>
          </table:table-cell>
        </table:table-row>
        <table:table-row table:style-name="ro1">
          <table:table-cell office:value-type="float" office:value="0.614582" calcext:value-type="float">
            <text:p>0.614582</text:p>
          </table:table-cell>
          <table:table-cell office:value-type="float" office:value="0.48481" calcext:value-type="float">
            <text:p>0.48481</text:p>
          </table:table-cell>
          <table:table-cell office:value-type="float" office:value="0.533605" calcext:value-type="float">
            <text:p>0.533605</text:p>
          </table:table-cell>
          <table:table-cell office:value-type="float" office:value="0.498784" calcext:value-type="float">
            <text:p>0.498784</text:p>
          </table:table-cell>
        </table:table-row>
        <table:table-row table:style-name="ro1">
          <table:table-cell office:value-type="float" office:value="0.600845" calcext:value-type="float">
            <text:p>0.600845</text:p>
          </table:table-cell>
          <table:table-cell office:value-type="float" office:value="0.480989" calcext:value-type="float">
            <text:p>0.480989</text:p>
          </table:table-cell>
          <table:table-cell office:value-type="float" office:value="0.530443" calcext:value-type="float">
            <text:p>0.530443</text:p>
          </table:table-cell>
          <table:table-cell office:value-type="float" office:value="0.504677" calcext:value-type="float">
            <text:p>0.504677</text:p>
          </table:table-cell>
        </table:table-row>
        <table:table-row table:style-name="ro1">
          <table:table-cell office:value-type="float" office:value="0.602354" calcext:value-type="float">
            <text:p>0.602354</text:p>
          </table:table-cell>
          <table:table-cell office:value-type="float" office:value="0.477159" calcext:value-type="float">
            <text:p>0.477159</text:p>
          </table:table-cell>
          <table:table-cell office:value-type="float" office:value="0.549199" calcext:value-type="float">
            <text:p>0.549199</text:p>
          </table:table-cell>
          <table:table-cell office:value-type="float" office:value="0.510369" calcext:value-type="float">
            <text:p>0.510369</text:p>
          </table:table-cell>
        </table:table-row>
        <table:table-row table:style-name="ro1">
          <table:table-cell office:value-type="float" office:value="0.327368" calcext:value-type="float">
            <text:p>0.327368</text:p>
          </table:table-cell>
          <table:table-cell office:value-type="float" office:value="0.47332" calcext:value-type="float">
            <text:p>0.47332</text:p>
          </table:table-cell>
          <table:table-cell office:value-type="float" office:value="0.543641" calcext:value-type="float">
            <text:p>0.543641</text:p>
          </table:table-cell>
          <table:table-cell office:value-type="float" office:value="0.501158" calcext:value-type="float">
            <text:p>0.501158</text:p>
          </table:table-cell>
        </table:table-row>
        <table:table-row table:style-name="ro1">
          <table:table-cell office:value-type="float" office:value="0.600842" calcext:value-type="float">
            <text:p>0.600842</text:p>
          </table:table-cell>
          <table:table-cell office:value-type="float" office:value="0.469472" calcext:value-type="float">
            <text:p>0.469472</text:p>
          </table:table-cell>
          <table:table-cell office:value-type="float" office:value="0.531248" calcext:value-type="float">
            <text:p>0.531248</text:p>
          </table:table-cell>
          <table:table-cell office:value-type="float" office:value="0.512739" calcext:value-type="float">
            <text:p>0.512739</text:p>
          </table:table-cell>
        </table:table-row>
        <table:table-row table:style-name="ro1">
          <table:table-cell office:value-type="float" office:value="0.586795" calcext:value-type="float">
            <text:p>0.586795</text:p>
          </table:table-cell>
          <table:table-cell office:value-type="float" office:value="0.465615" calcext:value-type="float">
            <text:p>0.465615</text:p>
          </table:table-cell>
          <table:table-cell office:value-type="float" office:value="0.493699" calcext:value-type="float">
            <text:p>0.493699</text:p>
          </table:table-cell>
          <table:table-cell office:value-type="float" office:value="0.503681" calcext:value-type="float">
            <text:p>0.503681</text:p>
          </table:table-cell>
        </table:table-row>
        <table:table-row table:style-name="ro1">
          <table:table-cell office:value-type="float" office:value="0.538878" calcext:value-type="float">
            <text:p>0.538878</text:p>
          </table:table-cell>
          <table:table-cell office:value-type="float" office:value="0.461749" calcext:value-type="float">
            <text:p>0.461749</text:p>
          </table:table-cell>
          <table:table-cell office:value-type="float" office:value="0.503471" calcext:value-type="float">
            <text:p>0.503471</text:p>
          </table:table-cell>
          <table:table-cell office:value-type="float" office:value="0.475682" calcext:value-type="float">
            <text:p>0.475682</text:p>
          </table:table-cell>
        </table:table-row>
        <table:table-row table:style-name="ro1">
          <table:table-cell office:value-type="float" office:value="0.414613" calcext:value-type="float">
            <text:p>0.414613</text:p>
          </table:table-cell>
          <table:table-cell office:value-type="float" office:value="0.457874" calcext:value-type="float">
            <text:p>0.457874</text:p>
          </table:table-cell>
          <table:table-cell office:value-type="float" office:value="0.477416" calcext:value-type="float">
            <text:p>0.477416</text:p>
          </table:table-cell>
          <table:table-cell office:value-type="float" office:value="0.448257" calcext:value-type="float">
            <text:p>0.448257</text:p>
          </table:table-cell>
        </table:table-row>
        <table:table-row table:style-name="ro1">
          <table:table-cell office:value-type="float" office:value="0.376224" calcext:value-type="float">
            <text:p>0.376224</text:p>
          </table:table-cell>
          <table:table-cell office:value-type="float" office:value="0.45399" calcext:value-type="float">
            <text:p>0.45399</text:p>
          </table:table-cell>
          <table:table-cell office:value-type="float" office:value="0.441541" calcext:value-type="float">
            <text:p>0.441541</text:p>
          </table:table-cell>
          <table:table-cell office:value-type="float" office:value="0.433311" calcext:value-type="float">
            <text:p>0.433311</text:p>
          </table:table-cell>
        </table:table-row>
        <table:table-row table:style-name="ro1">
          <table:table-cell office:value-type="float" office:value="0.470569" calcext:value-type="float">
            <text:p>0.470569</text:p>
          </table:table-cell>
          <table:table-cell office:value-type="float" office:value="0.450098" calcext:value-type="float">
            <text:p>0.450098</text:p>
          </table:table-cell>
          <table:table-cell office:value-type="float" office:value="0.395083" calcext:value-type="float">
            <text:p>0.395083</text:p>
          </table:table-cell>
          <table:table-cell office:value-type="float" office:value="0.45309" calcext:value-type="float">
            <text:p>0.45309</text:p>
          </table:table-cell>
        </table:table-row>
        <table:table-row table:style-name="ro1">
          <table:table-cell office:value-type="float" office:value="0.407418" calcext:value-type="float">
            <text:p>0.407418</text:p>
          </table:table-cell>
          <table:table-cell office:value-type="float" office:value="0.446198" calcext:value-type="float">
            <text:p>0.446198</text:p>
          </table:table-cell>
          <table:table-cell office:value-type="float" office:value="0.371995" calcext:value-type="float">
            <text:p>0.371995</text:p>
          </table:table-cell>
          <table:table-cell office:value-type="float" office:value="0.448535" calcext:value-type="float">
            <text:p>0.448535</text:p>
          </table:table-cell>
        </table:table-row>
        <table:table-row table:style-name="ro1">
          <table:table-cell office:value-type="float" office:value="0.306591" calcext:value-type="float">
            <text:p>0.306591</text:p>
          </table:table-cell>
          <table:table-cell office:value-type="float" office:value="0.442289" calcext:value-type="float">
            <text:p>0.442289</text:p>
          </table:table-cell>
          <table:table-cell office:value-type="float" office:value="0.38434" calcext:value-type="float">
            <text:p>0.38434</text:p>
          </table:table-cell>
          <table:table-cell office:value-type="float" office:value="0.429799" calcext:value-type="float">
            <text:p>0.429799</text:p>
          </table:table-cell>
        </table:table-row>
        <table:table-row table:style-name="ro1">
          <table:table-cell office:value-type="float" office:value="0.299173" calcext:value-type="float">
            <text:p>0.299173</text:p>
          </table:table-cell>
          <table:table-cell office:value-type="float" office:value="0.438371" calcext:value-type="float">
            <text:p>0.438371</text:p>
          </table:table-cell>
          <table:table-cell office:value-type="float" office:value="0.399215" calcext:value-type="float">
            <text:p>0.399215</text:p>
          </table:table-cell>
          <table:table-cell office:value-type="float" office:value="0.407473" calcext:value-type="float">
            <text:p>0.407473</text:p>
          </table:table-cell>
        </table:table-row>
        <table:table-row table:style-name="ro1">
          <table:table-cell office:value-type="float" office:value="0.437945" calcext:value-type="float">
            <text:p>0.437945</text:p>
          </table:table-cell>
          <table:table-cell office:value-type="float" office:value="0.434445" calcext:value-type="float">
            <text:p>0.434445</text:p>
          </table:table-cell>
          <table:table-cell office:value-type="float" office:value="0.427879" calcext:value-type="float">
            <text:p>0.427879</text:p>
          </table:table-cell>
          <table:table-cell office:value-type="float" office:value="0.415532" calcext:value-type="float">
            <text:p>0.415532</text:p>
          </table:table-cell>
        </table:table-row>
        <table:table-row table:style-name="ro1">
          <table:table-cell office:value-type="float" office:value="0.544944" calcext:value-type="float">
            <text:p>0.544944</text:p>
          </table:table-cell>
          <table:table-cell office:value-type="float" office:value="0.430511" calcext:value-type="float">
            <text:p>0.430511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10399" calcext:value-type="float">
            <text:p>0.410399</text:p>
          </table:table-cell>
        </table:table-row>
        <table:table-row table:style-name="ro1">
          <table:table-cell office:value-type="float" office:value="0.550739" calcext:value-type="float">
            <text:p>0.550739</text:p>
          </table:table-cell>
          <table:table-cell office:value-type="float" office:value="0.426569" calcext:value-type="float">
            <text:p>0.426569</text:p>
          </table:table-cell>
          <table:table-cell office:value-type="float" office:value="0.441524" calcext:value-type="float">
            <text:p>0.441524</text:p>
          </table:table-cell>
          <table:table-cell office:value-type="float" office:value="0.394821" calcext:value-type="float">
            <text:p>0.394821</text:p>
          </table:table-cell>
        </table:table-row>
        <table:table-row table:style-name="ro1">
          <table:table-cell office:value-type="float" office:value="0.380698" calcext:value-type="float">
            <text:p>0.380698</text:p>
          </table:table-cell>
          <table:table-cell office:value-type="float" office:value="0.422618" calcext:value-type="float">
            <text:p>0.422618</text:p>
          </table:table-cell>
          <table:table-cell office:value-type="float" office:value="0.454587" calcext:value-type="float">
            <text:p>0.454587</text:p>
          </table:table-cell>
          <table:table-cell office:value-type="float" office:value="0.384687" calcext:value-type="float">
            <text:p>0.384687</text:p>
          </table:table-cell>
        </table:table-row>
        <table:table-row table:style-name="ro1">
          <table:table-cell office:value-type="float" office:value="0.293291" calcext:value-type="float">
            <text:p>0.293291</text:p>
          </table:table-cell>
          <table:table-cell office:value-type="float" office:value="0.41866" calcext:value-type="float">
            <text:p>0.41866</text:p>
          </table:table-cell>
          <table:table-cell office:value-type="float" office:value="0.40955" calcext:value-type="float">
            <text:p>0.40955</text:p>
          </table:table-cell>
          <table:table-cell office:value-type="float" office:value="0.385455" calcext:value-type="float">
            <text:p>0.385455</text:p>
          </table:table-cell>
        </table:table-row>
        <table:table-row table:style-name="ro1">
          <table:table-cell office:value-type="float" office:value="0.503261" calcext:value-type="float">
            <text:p>0.503261</text:p>
          </table:table-cell>
          <table:table-cell office:value-type="float" office:value="0.414693" calcext:value-type="float">
            <text:p>0.414693</text:p>
          </table:table-cell>
          <table:table-cell office:value-type="float" office:value="0.359246" calcext:value-type="float">
            <text:p>0.359246</text:p>
          </table:table-cell>
          <table:table-cell office:value-type="float" office:value="0.396844" calcext:value-type="float">
            <text:p>0.396844</text:p>
          </table:table-cell>
        </table:table-row>
        <table:table-row table:style-name="ro1">
          <table:table-cell office:value-type="float" office:value="0.31976" calcext:value-type="float">
            <text:p>0.31976</text:p>
          </table:table-cell>
          <table:table-cell office:value-type="float" office:value="0.410719" calcext:value-type="float">
            <text:p>0.410719</text:p>
          </table:table-cell>
          <table:table-cell office:value-type="float" office:value="0.342295" calcext:value-type="float">
            <text:p>0.342295</text:p>
          </table:table-cell>
          <table:table-cell office:value-type="float" office:value="0.390243" calcext:value-type="float">
            <text:p>0.390243</text:p>
          </table:table-cell>
        </table:table-row>
        <table:table-row table:style-name="ro1">
          <table:table-cell office:value-type="float" office:value="0.299216" calcext:value-type="float">
            <text:p>0.299216</text:p>
          </table:table-cell>
          <table:table-cell office:value-type="float" office:value="0.406737" calcext:value-type="float">
            <text:p>0.406737</text:p>
          </table:table-cell>
          <table:table-cell office:value-type="float" office:value="0.346645" calcext:value-type="float">
            <text:p>0.346645</text:p>
          </table:table-cell>
          <table:table-cell office:value-type="float" office:value="0.383441" calcext:value-type="float">
            <text:p>0.383441</text:p>
          </table:table-cell>
        </table:table-row>
        <table:table-row table:style-name="ro1">
          <table:table-cell office:value-type="float" office:value="0.295943" calcext:value-type="float">
            <text:p>0.295943</text:p>
          </table:table-cell>
          <table:table-cell office:value-type="float" office:value="0.402747" calcext:value-type="float">
            <text:p>0.402747</text:p>
          </table:table-cell>
          <table:table-cell office:value-type="float" office:value="0.330882" calcext:value-type="float">
            <text:p>0.330882</text:p>
          </table:table-cell>
          <table:table-cell office:value-type="float" office:value="0.376582" calcext:value-type="float">
            <text:p>0.376582</text:p>
          </table:table-cell>
        </table:table-row>
        <table:table-row table:style-name="ro1">
          <table:table-cell office:value-type="float" office:value="0.315041" calcext:value-type="float">
            <text:p>0.315041</text:p>
          </table:table-cell>
          <table:table-cell office:value-type="float" office:value="0.398749" calcext:value-type="float">
            <text:p>0.398749</text:p>
          </table:table-cell>
          <table:table-cell office:value-type="float" office:value="0.339996" calcext:value-type="float">
            <text:p>0.339996</text:p>
          </table:table-cell>
          <table:table-cell office:value-type="float" office:value="0.389813" calcext:value-type="float">
            <text:p>0.389813</text:p>
          </table:table-cell>
        </table:table-row>
        <table:table-row table:style-name="ro1">
          <table:table-cell office:value-type="float" office:value="0.42445" calcext:value-type="float">
            <text:p>0.42445</text:p>
          </table:table-cell>
          <table:table-cell office:value-type="float" office:value="0.394744" calcext:value-type="float">
            <text:p>0.394744</text:p>
          </table:table-cell>
          <table:table-cell office:value-type="float" office:value="0.374178" calcext:value-type="float">
            <text:p>0.374178</text:p>
          </table:table-cell>
          <table:table-cell office:value-type="float" office:value="0.386889" calcext:value-type="float">
            <text:p>0.386889</text:p>
          </table:table-cell>
        </table:table-row>
        <table:table-row table:style-name="ro1">
          <table:table-cell office:value-type="float" office:value="0.365329" calcext:value-type="float">
            <text:p>0.365329</text:p>
          </table:table-cell>
          <table:table-cell office:value-type="float" office:value="0.390731" calcext:value-type="float">
            <text:p>0.390731</text:p>
          </table:table-cell>
          <table:table-cell office:value-type="float" office:value="0.410047" calcext:value-type="float">
            <text:p>0.410047</text:p>
          </table:table-cell>
          <table:table-cell office:value-type="float" office:value="0.384334" calcext:value-type="float">
            <text:p>0.384334</text:p>
          </table:table-cell>
        </table:table-row>
        <table:table-row table:style-name="ro1">
          <table:table-cell office:value-type="float" office:value="0.470125" calcext:value-type="float">
            <text:p>0.470125</text:p>
          </table:table-cell>
          <table:table-cell office:value-type="float" office:value="0.386711" calcext:value-type="float">
            <text:p>0.386711</text:p>
          </table:table-cell>
          <table:table-cell office:value-type="float" office:value="0.452287" calcext:value-type="float">
            <text:p>0.452287</text:p>
          </table:table-cell>
          <table:table-cell office:value-type="float" office:value="0.387423" calcext:value-type="float">
            <text:p>0.387423</text:p>
          </table:table-cell>
        </table:table-row>
        <table:table-row table:style-name="ro1">
          <table:table-cell office:value-type="float" office:value="0.475286" calcext:value-type="float">
            <text:p>0.475286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419622" calcext:value-type="float">
            <text:p>0.419622</text:p>
          </table:table-cell>
          <table:table-cell office:value-type="float" office:value="0.397982" calcext:value-type="float">
            <text:p>0.397982</text:p>
          </table:table-cell>
        </table:table-row>
        <table:table-row table:style-name="ro1">
          <table:table-cell office:value-type="float" office:value="0.526241" calcext:value-type="float">
            <text:p>0.526241</text:p>
          </table:table-cell>
          <table:table-cell office:value-type="float" office:value="0.378649" calcext:value-type="float">
            <text:p>0.378649</text:p>
          </table:table-cell>
          <table:table-cell office:value-type="float" office:value="0.441587" calcext:value-type="float">
            <text:p>0.441587</text:p>
          </table:table-cell>
          <table:table-cell office:value-type="float" office:value="0.410851" calcext:value-type="float">
            <text:p>0.410851</text:p>
          </table:table-cell>
        </table:table-row>
        <table:table-row table:style-name="ro1">
          <table:table-cell office:value-type="float" office:value="0.261125" calcext:value-type="float">
            <text:p>0.261125</text:p>
          </table:table-cell>
          <table:table-cell office:value-type="float" office:value="0.374607" calcext:value-type="float">
            <text:p>0.374607</text:p>
          </table:table-cell>
          <table:table-cell office:value-type="float" office:value="0.418311" calcext:value-type="float">
            <text:p>0.418311</text:p>
          </table:table-cell>
          <table:table-cell office:value-type="float" office:value="0.40381" calcext:value-type="float">
            <text:p>0.40381</text:p>
          </table:table-cell>
        </table:table-row>
        <table:table-row table:style-name="ro1">
          <table:table-cell office:value-type="float" office:value="0.475156" calcext:value-type="float">
            <text:p>0.475156</text:p>
          </table:table-cell>
          <table:table-cell office:value-type="float" office:value="0.370557" calcext:value-type="float">
            <text:p>0.370557</text:p>
          </table:table-cell>
          <table:table-cell office:value-type="float" office:value="0.406326" calcext:value-type="float">
            <text:p>0.406326</text:p>
          </table:table-cell>
          <table:table-cell office:value-type="float" office:value="0.387267" calcext:value-type="float">
            <text:p>0.387267</text:p>
          </table:table-cell>
        </table:table-row>
        <table:table-row table:style-name="ro1">
          <table:table-cell office:value-type="float" office:value="0.353743" calcext:value-type="float">
            <text:p>0.353743</text:p>
          </table:table-cell>
          <table:table-cell office:value-type="float" office:value="0.366501" calcext:value-type="float">
            <text:p>0.366501</text:p>
          </table:table-cell>
          <table:table-cell office:value-type="float" office:value="0.388579" calcext:value-type="float">
            <text:p>0.388579</text:p>
          </table:table-cell>
          <table:table-cell office:value-type="float" office:value="0.379893" calcext:value-type="float">
            <text:p>0.379893</text:p>
          </table:table-cell>
        </table:table-row>
        <table:table-row table:style-name="ro1">
          <table:table-cell office:value-type="float" office:value="0.415365" calcext:value-type="float">
            <text:p>0.415365</text:p>
          </table:table-cell>
          <table:table-cell office:value-type="float" office:value="0.362438" calcext:value-type="float">
            <text:p>0.362438</text:p>
          </table:table-cell>
          <table:table-cell office:value-type="float" office:value="0.383871" calcext:value-type="float">
            <text:p>0.383871</text:p>
          </table:table-cell>
          <table:table-cell office:value-type="float" office:value="0.363251" calcext:value-type="float">
            <text:p>0.363251</text:p>
          </table:table-cell>
        </table:table-row>
        <table:table-row table:style-name="ro1">
          <table:table-cell office:value-type="float" office:value="0.437503" calcext:value-type="float">
            <text:p>0.437503</text:p>
          </table:table-cell>
          <table:table-cell office:value-type="float" office:value="0.358368" calcext:value-type="float">
            <text:p>0.358368</text:p>
          </table:table-cell>
          <table:table-cell office:value-type="float" office:value="0.337336" calcext:value-type="float">
            <text:p>0.337336</text:p>
          </table:table-cell>
          <table:table-cell office:value-type="float" office:value="0.352568" calcext:value-type="float">
            <text:p>0.352568</text:p>
          </table:table-cell>
        </table:table-row>
        <table:table-row table:style-name="ro1">
          <table:table-cell office:value-type="float" office:value="0.237586" calcext:value-type="float">
            <text:p>0.237586</text:p>
          </table:table-cell>
          <table:table-cell office:value-type="float" office:value="0.354291" calcext:value-type="float">
            <text:p>0.354291</text:p>
          </table:table-cell>
          <table:table-cell office:value-type="float" office:value="0.323431" calcext:value-type="float">
            <text:p>0.323431</text:p>
          </table:table-cell>
          <table:table-cell office:value-type="float" office:value="0.322003" calcext:value-type="float">
            <text:p>0.322003</text:p>
          </table:table-cell>
        </table:table-row>
        <table:table-row table:style-name="ro1">
          <table:table-cell office:value-type="float" office:value="0.242483" calcext:value-type="float">
            <text:p>0.242483</text:p>
          </table:table-cell>
          <table:table-cell office:value-type="float" office:value="0.350207" calcext:value-type="float">
            <text:p>0.350207</text:p>
          </table:table-cell>
          <table:table-cell office:value-type="float" office:value="0.297769" calcext:value-type="float">
            <text:p>0.297769</text:p>
          </table:table-cell>
          <table:table-cell office:value-type="float" office:value="0.326043" calcext:value-type="float">
            <text:p>0.326043</text:p>
          </table:table-cell>
        </table:table-row>
        <table:table-row table:style-name="ro1">
          <table:table-cell office:value-type="float" office:value="0.284215" calcext:value-type="float">
            <text:p>0.284215</text:p>
          </table:table-cell>
          <table:table-cell office:value-type="float" office:value="0.346117" calcext:value-type="float">
            <text:p>0.346117</text:p>
          </table:table-cell>
          <table:table-cell office:value-type="float" office:value="0.281825" calcext:value-type="float">
            <text:p>0.281825</text:p>
          </table:table-cell>
          <table:table-cell office:value-type="float" office:value="0.317076" calcext:value-type="float">
            <text:p>0.317076</text:p>
          </table:table-cell>
        </table:table-row>
        <table:table-row table:style-name="ro1">
          <table:table-cell office:value-type="float" office:value="0.287058" calcext:value-type="float">
            <text:p>0.287058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272311" calcext:value-type="float">
            <text:p>0.272311</text:p>
          </table:table-cell>
          <table:table-cell office:value-type="float" office:value="0.310708" calcext:value-type="float">
            <text:p>0.310708</text:p>
          </table:table-cell>
        </table:table-row>
        <table:table-row table:style-name="ro1">
          <table:table-cell office:value-type="float" office:value="0.357779" calcext:value-type="float">
            <text:p>0.357779</text:p>
          </table:table-cell>
          <table:table-cell office:value-type="float" office:value="0.337917" calcext:value-type="float">
            <text:p>0.337917</text:p>
          </table:table-cell>
          <table:table-cell office:value-type="float" office:value="0.284929" calcext:value-type="float">
            <text:p>0.284929</text:p>
          </table:table-cell>
          <table:table-cell office:value-type="float" office:value="0.300473" calcext:value-type="float">
            <text:p>0.300473</text:p>
          </table:table-cell>
        </table:table-row>
        <table:table-row table:style-name="ro1">
          <table:table-cell office:value-type="float" office:value="0.19002" calcext:value-type="float">
            <text:p>0.19002</text:p>
          </table:table-cell>
          <table:table-cell office:value-type="float" office:value="0.333807" calcext:value-type="float">
            <text:p>0.333807</text:p>
          </table:table-cell>
          <table:table-cell office:value-type="float" office:value="0.303389" calcext:value-type="float">
            <text:p>0.303389</text:p>
          </table:table-cell>
          <table:table-cell office:value-type="float" office:value="0.300192" calcext:value-type="float">
            <text:p>0.300192</text:p>
          </table:table-cell>
        </table:table-row>
        <table:table-row table:style-name="ro1">
          <table:table-cell office:value-type="float" office:value="0.30557" calcext:value-type="float">
            <text:p>0.30557</text:p>
          </table:table-cell>
          <table:table-cell office:value-type="float" office:value="0.329691" calcext:value-type="float">
            <text:p>0.329691</text:p>
          </table:table-cell>
          <table:table-cell office:value-type="float" office:value="0.302717" calcext:value-type="float">
            <text:p>0.302717</text:p>
          </table:table-cell>
          <table:table-cell office:value-type="float" office:value="0.304242" calcext:value-type="float">
            <text:p>0.304242</text:p>
          </table:table-cell>
        </table:table-row>
        <table:table-row table:style-name="ro1">
          <table:table-cell office:value-type="float" office:value="0.376518" calcext:value-type="float">
            <text:p>0.376518</text:p>
          </table:table-cell>
          <table:table-cell office:value-type="float" office:value="0.325568" calcext:value-type="float">
            <text:p>0.325568</text:p>
          </table:table-cell>
          <table:table-cell office:value-type="float" office:value="0.291717" calcext:value-type="float">
            <text:p>0.291717</text:p>
          </table:table-cell>
          <table:table-cell office:value-type="float" office:value="0.322106" calcext:value-type="float">
            <text:p>0.322106</text:p>
          </table:table-cell>
        </table:table-row>
        <table:table-row table:style-name="ro1">
          <table:table-cell office:value-type="float" office:value="0.283694" calcext:value-type="float">
            <text:p>0.283694</text:p>
          </table:table-cell>
          <table:table-cell office:value-type="float" office:value="0.321439" calcext:value-type="float">
            <text:p>0.321439</text:p>
          </table:table-cell>
          <table:table-cell office:value-type="float" office:value="0.340595" calcext:value-type="float">
            <text:p>0.340595</text:p>
          </table:table-cell>
          <table:table-cell office:value-type="float" office:value="0.336037" calcext:value-type="float">
            <text:p>0.336037</text:p>
          </table:table-cell>
        </table:table-row>
        <table:table-row table:style-name="ro1">
          <table:table-cell office:value-type="float" office:value="0.302783" calcext:value-type="float">
            <text:p>0.302783</text:p>
          </table:table-cell>
          <table:table-cell office:value-type="float" office:value="0.317305" calcext:value-type="float">
            <text:p>0.317305</text:p>
          </table:table-cell>
          <table:table-cell office:value-type="float" office:value="0.335909" calcext:value-type="float">
            <text:p>0.335909</text:p>
          </table:table-cell>
          <table:table-cell office:value-type="float" office:value="0.332461" calcext:value-type="float">
            <text:p>0.332461</text:p>
          </table:table-cell>
        </table:table-row>
        <table:table-row table:style-name="ro1">
          <table:table-cell office:value-type="float" office:value="0.434406" calcext:value-type="float">
            <text:p>0.434406</text:p>
          </table:table-cell>
          <table:table-cell office:value-type="float" office:value="0.313164" calcext:value-type="float">
            <text:p>0.313164</text:p>
          </table:table-cell>
          <table:table-cell office:value-type="float" office:value="0.348401" calcext:value-type="float">
            <text:p>0.348401</text:p>
          </table:table-cell>
          <table:table-cell office:value-type="float" office:value="0.339489" calcext:value-type="float">
            <text:p>0.339489</text:p>
          </table:table-cell>
        </table:table-row>
        <table:table-row table:style-name="ro1">
          <table:table-cell office:value-type="float" office:value="0.282142" calcext:value-type="float">
            <text:p>0.282142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379154" calcext:value-type="float">
            <text:p>0.379154</text:p>
          </table:table-cell>
          <table:table-cell office:value-type="float" office:value="0.339726" calcext:value-type="float">
            <text:p>0.339726</text:p>
          </table:table-cell>
        </table:table-row>
        <table:table-row table:style-name="ro1">
          <table:table-cell office:value-type="float" office:value="0.438979" calcext:value-type="float">
            <text:p>0.438979</text:p>
          </table:table-cell>
          <table:table-cell office:value-type="float" office:value="0.304864" calcext:value-type="float">
            <text:p>0.304864</text:p>
          </table:table-cell>
          <table:table-cell office:value-type="float" office:value="0.368143" calcext:value-type="float">
            <text:p>0.368143</text:p>
          </table:table-cell>
          <table:table-cell office:value-type="float" office:value="0.334577" calcext:value-type="float">
            <text:p>0.334577</text:p>
          </table:table-cell>
        </table:table-row>
        <table:table-row table:style-name="ro1">
          <table:table-cell office:value-type="float" office:value="0.437458" calcext:value-type="float">
            <text:p>0.437458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0.368278" calcext:value-type="float">
            <text:p>0.368278</text:p>
          </table:table-cell>
          <table:table-cell office:value-type="float" office:value="0.329409" calcext:value-type="float">
            <text:p>0.329409</text:p>
          </table:table-cell>
        </table:table-row>
        <table:table-row table:style-name="ro1">
          <table:table-cell office:value-type="float" office:value="0.247728" calcext:value-type="float">
            <text:p>0.247728</text:p>
          </table:table-cell>
          <table:table-cell office:value-type="float" office:value="0.296542" calcext:value-type="float">
            <text:p>0.296542</text:p>
          </table:table-cell>
          <table:table-cell office:value-type="float" office:value="0.350375" calcext:value-type="float">
            <text:p>0.350375</text:p>
          </table:table-cell>
          <table:table-cell office:value-type="float" office:value="0.32657" calcext:value-type="float">
            <text:p>0.32657</text:p>
          </table:table-cell>
        </table:table-row>
        <table:table-row table:style-name="ro1">
          <table:table-cell office:value-type="float" office:value="0.435079" calcext:value-type="float">
            <text:p>0.435079</text:p>
          </table:table-cell>
          <table:table-cell office:value-type="float" office:value="0.292372" calcext:value-type="float">
            <text:p>0.292372</text:p>
          </table:table-cell>
          <table:table-cell office:value-type="float" office:value="0.312366" calcext:value-type="float">
            <text:p>0.312366</text:p>
          </table:table-cell>
          <table:table-cell office:value-type="float" office:value="0.325948" calcext:value-type="float">
            <text:p>0.325948</text:p>
          </table:table-cell>
        </table:table-row>
        <table:table-row table:style-name="ro1">
          <table:table-cell office:value-type="float" office:value="0.19263" calcext:value-type="float">
            <text:p>0.19263</text:p>
          </table:table-cell>
          <table:table-cell office:value-type="float" office:value="0.288196" calcext:value-type="float">
            <text:p>0.288196</text:p>
          </table:table-cell>
          <table:table-cell office:value-type="float" office:value="0.288808" calcext:value-type="float">
            <text:p>0.288808</text:p>
          </table:table-cell>
          <table:table-cell office:value-type="float" office:value="0.299363" calcext:value-type="float">
            <text:p>0.299363</text:p>
          </table:table-cell>
        </table:table-row>
        <table:table-row table:style-name="ro1">
          <table:table-cell office:value-type="float" office:value="0.248934" calcext:value-type="float">
            <text:p>0.248934</text:p>
          </table:table-cell>
          <table:table-cell office:value-type="float" office:value="0.284015" calcext:value-type="float">
            <text:p>0.284015</text:p>
          </table:table-cell>
          <table:table-cell office:value-type="float" office:value="0.289756" calcext:value-type="float">
            <text:p>0.289756</text:p>
          </table:table-cell>
          <table:table-cell office:value-type="float" office:value="0.304575" calcext:value-type="float">
            <text:p>0.304575</text:p>
          </table:table-cell>
        </table:table-row>
        <table:table-row table:style-name="ro1">
          <table:table-cell office:value-type="float" office:value="0.319669" calcext:value-type="float">
            <text:p>0.319669</text:p>
          </table:table-cell>
          <table:table-cell office:value-type="float" office:value="0.279829" calcext:value-type="float">
            <text:p>0.279829</text:p>
          </table:table-cell>
          <table:table-cell office:value-type="float" office:value="0.261927" calcext:value-type="float">
            <text:p>0.261927</text:p>
          </table:table-cell>
          <table:table-cell office:value-type="float" office:value="0.301503" calcext:value-type="float">
            <text:p>0.301503</text:p>
          </table:table-cell>
        </table:table-row>
        <table:table-row table:style-name="ro1">
          <table:table-cell office:value-type="float" office:value="0.252464" calcext:value-type="float">
            <text:p>0.252464</text:p>
          </table:table-cell>
          <table:table-cell office:value-type="float" office:value="0.275637" calcext:value-type="float">
            <text:p>0.275637</text:p>
          </table:table-cell>
          <table:table-cell office:value-type="float" office:value="0.251796" calcext:value-type="float">
            <text:p>0.251796</text:p>
          </table:table-cell>
          <table:table-cell office:value-type="float" office:value="0.285742" calcext:value-type="float">
            <text:p>0.285742</text:p>
          </table:table-cell>
        </table:table-row>
        <table:table-row table:style-name="ro1">
          <table:table-cell office:value-type="float" office:value="0.295937" calcext:value-type="float">
            <text:p>0.295937</text:p>
          </table:table-cell>
          <table:table-cell office:value-type="float" office:value="0.27144" calcext:value-type="float">
            <text:p>0.27144</text:p>
          </table:table-cell>
          <table:table-cell office:value-type="float" office:value="0.269904" calcext:value-type="float">
            <text:p>0.269904</text:p>
          </table:table-cell>
          <table:table-cell office:value-type="float" office:value="0.277029" calcext:value-type="float">
            <text:p>0.277029</text:p>
          </table:table-cell>
        </table:table-row>
        <table:table-row table:style-name="ro1">
          <table:table-cell office:value-type="float" office:value="0.141972" calcext:value-type="float">
            <text:p>0.141972</text:p>
          </table:table-cell>
          <table:table-cell office:value-type="float" office:value="0.267238" calcext:value-type="float">
            <text:p>0.267238</text:p>
          </table:table-cell>
          <table:table-cell office:value-type="float" office:value="0.287009" calcext:value-type="float">
            <text:p>0.287009</text:p>
          </table:table-cell>
          <table:table-cell office:value-type="float" office:value="0.248418" calcext:value-type="float">
            <text:p>0.248418</text:p>
          </table:table-cell>
        </table:table-row>
        <table:table-row table:style-name="ro1">
          <table:table-cell office:value-type="float" office:value="0.339475" calcext:value-type="float">
            <text:p>0.339475</text:p>
          </table:table-cell>
          <table:table-cell office:value-type="float" office:value="0.263031" calcext:value-type="float">
            <text:p>0.263031</text:p>
          </table:table-cell>
          <table:table-cell office:value-type="float" office:value="0.289332" calcext:value-type="float">
            <text:p>0.289332</text:p>
          </table:table-cell>
          <table:table-cell office:value-type="float" office:value="0.263731" calcext:value-type="float">
            <text:p>0.263731</text:p>
          </table:table-cell>
        </table:table-row>
        <table:table-row table:style-name="ro1">
          <table:table-cell office:value-type="float" office:value="0.405193" calcext:value-type="float">
            <text:p>0.405193</text:p>
          </table:table-cell>
          <table:table-cell office:value-type="float" office:value="0.258819" calcext:value-type="float">
            <text:p>0.258819</text:p>
          </table:table-cell>
          <table:table-cell office:value-type="float" office:value="0.260522" calcext:value-type="float">
            <text:p>0.260522</text:p>
          </table:table-cell>
          <table:table-cell office:value-type="float" office:value="0.264889" calcext:value-type="float">
            <text:p>0.264889</text:p>
          </table:table-cell>
        </table:table-row>
        <table:table-row table:style-name="ro1">
          <table:table-cell office:value-type="float" office:value="0.264081" calcext:value-type="float">
            <text:p>0.264081</text:p>
          </table:table-cell>
          <table:table-cell office:value-type="float" office:value="0.254602" calcext:value-type="float">
            <text:p>0.254602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245437" calcext:value-type="float">
            <text:p>0.245437</text:p>
          </table:table-cell>
        </table:table-row>
        <table:table-row table:style-name="ro1">
          <table:table-cell office:value-type="float" office:value="0.151885" calcext:value-type="float">
            <text:p>0.151885</text:p>
          </table:table-cell>
          <table:table-cell office:value-type="float" office:value="0.25038" calcext:value-type="float">
            <text:p>0.25038</text:p>
          </table:table-cell>
          <table:table-cell office:value-type="float" office:value="0.260518" calcext:value-type="float">
            <text:p>0.260518</text:p>
          </table:table-cell>
          <table:table-cell office:value-type="float" office:value="0.256672" calcext:value-type="float">
            <text:p>0.256672</text:p>
          </table:table-cell>
        </table:table-row>
        <table:table-row table:style-name="ro1">
          <table:table-cell office:value-type="float" office:value="0.120363" calcext:value-type="float">
            <text:p>0.120363</text:p>
          </table:table-cell>
          <table:table-cell office:value-type="float" office:value="0.246153" calcext:value-type="float">
            <text:p>0.246153</text:p>
          </table:table-cell>
          <table:table-cell office:value-type="float" office:value="0.231815" calcext:value-type="float">
            <text:p>0.231815</text:p>
          </table:table-cell>
          <table:table-cell office:value-type="float" office:value="0.240922" calcext:value-type="float">
            <text:p>0.240922</text:p>
          </table:table-cell>
        </table:table-row>
        <table:table-row table:style-name="ro1">
          <table:table-cell office:value-type="float" office:value="0.361066" calcext:value-type="float">
            <text:p>0.361066</text:p>
          </table:table-cell>
          <table:table-cell office:value-type="float" office:value="0.241922" calcext:value-type="float">
            <text:p>0.241922</text:p>
          </table:table-cell>
          <table:table-cell office:value-type="float" office:value="0.200137" calcext:value-type="float">
            <text:p>0.200137</text:p>
          </table:table-cell>
          <table:table-cell office:value-type="float" office:value="0.260306" calcext:value-type="float">
            <text:p>0.260306</text:p>
          </table:table-cell>
        </table:table-row>
        <table:table-row table:style-name="ro1">
          <table:table-cell office:value-type="float" office:value="0.261678" calcext:value-type="float">
            <text:p>0.261678</text:p>
          </table:table-cell>
          <table:table-cell office:value-type="float" office:value="0.237686" calcext:value-type="float">
            <text:p>0.237686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245411" calcext:value-type="float">
            <text:p>0.245411</text:p>
          </table:table-cell>
        </table:table-row>
        <table:table-row table:style-name="ro1">
          <table:table-cell office:value-type="float" office:value="0.105693" calcext:value-type="float">
            <text:p>0.105693</text:p>
          </table:table-cell>
          <table:table-cell office:value-type="float" office:value="0.233445" calcext:value-type="float">
            <text:p>0.233445</text:p>
          </table:table-cell>
          <table:table-cell office:value-type="float" office:value="0.245436" calcext:value-type="float">
            <text:p>0.245436</text:p>
          </table:table-cell>
          <table:table-cell office:value-type="float" office:value="0.235485" calcext:value-type="float">
            <text:p>0.235485</text:p>
          </table:table-cell>
        </table:table-row>
        <table:table-row table:style-name="ro1">
          <table:table-cell office:value-type="float" office:value="0.376046" calcext:value-type="float">
            <text:p>0.37604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4426" calcext:value-type="float">
            <text:p>0.24426</text:p>
          </table:table-cell>
          <table:table-cell office:value-type="float" office:value="0.230651" calcext:value-type="float">
            <text:p>0.230651</text:p>
          </table:table-cell>
        </table:table-row>
        <table:table-row table:style-name="ro1">
          <table:table-cell office:value-type="float" office:value="0.122696" calcext:value-type="float">
            <text:p>0.122696</text:p>
          </table:table-cell>
          <table:table-cell office:value-type="float" office:value="0.224951" calcext:value-type="float">
            <text:p>0.224951</text:p>
          </table:table-cell>
          <table:table-cell office:value-type="float" office:value="0.227051" calcext:value-type="float">
            <text:p>0.227051</text:p>
          </table:table-cell>
          <table:table-cell office:value-type="float" office:value="0.240498" calcext:value-type="float">
            <text:p>0.240498</text:p>
          </table:table-cell>
        </table:table-row>
        <table:table-row table:style-name="ro1">
          <table:table-cell office:value-type="float" office:value="0.355186" calcext:value-type="float">
            <text:p>0.355186</text:p>
          </table:table-cell>
          <table:table-cell office:value-type="float" office:value="0.220697" calcext:value-type="float">
            <text:p>0.220697</text:p>
          </table:table-cell>
          <table:table-cell office:value-type="float" office:value="0.265114" calcext:value-type="float">
            <text:p>0.265114</text:p>
          </table:table-cell>
          <table:table-cell office:value-type="float" office:value="0.243836" calcext:value-type="float">
            <text:p>0.243836</text:p>
          </table:table-cell>
        </table:table-row>
        <table:table-row table:style-name="ro1">
          <table:table-cell office:value-type="float" office:value="0.175632" calcext:value-type="float">
            <text:p>0.175632</text:p>
          </table:table-cell>
          <table:table-cell office:value-type="float" office:value="0.21644" calcext:value-type="float">
            <text:p>0.21644</text:p>
          </table:table-cell>
          <table:table-cell office:value-type="float" office:value="0.232087" calcext:value-type="float">
            <text:p>0.232087</text:p>
          </table:table-cell>
          <table:table-cell office:value-type="float" office:value="0.238923" calcext:value-type="float">
            <text:p>0.238923</text:p>
          </table:table-cell>
        </table:table-row>
        <table:table-row table:style-name="ro1">
          <table:table-cell office:value-type="float" office:value="0.296009" calcext:value-type="float">
            <text:p>0.296009</text:p>
          </table:table-cell>
          <table:table-cell office:value-type="float" office:value="0.212178" calcext:value-type="float">
            <text:p>0.212178</text:p>
          </table:table-cell>
          <table:table-cell office:value-type="float" office:value="0.259588" calcext:value-type="float">
            <text:p>0.259588</text:p>
          </table:table-cell>
          <table:table-cell office:value-type="float" office:value="0.222974" calcext:value-type="float">
            <text:p>0.222974</text:p>
          </table:table-cell>
        </table:table-row>
        <table:table-row table:style-name="ro1">
          <table:table-cell office:value-type="float" office:value="0.210912" calcext:value-type="float">
            <text:p>0.210912</text:p>
          </table:table-cell>
          <table:table-cell office:value-type="float" office:value="0.207912" calcext:value-type="float">
            <text:p>0.207912</text:p>
          </table:table-cell>
          <table:table-cell office:value-type="float" office:value="0.219968" calcext:value-type="float">
            <text:p>0.219968</text:p>
          </table:table-cell>
          <table:table-cell office:value-type="float" office:value="0.223786" calcext:value-type="float">
            <text:p>0.223786</text:p>
          </table:table-cell>
        </table:table-row>
        <table:table-row table:style-name="ro1">
          <table:table-cell office:value-type="float" office:value="0.260199" calcext:value-type="float">
            <text:p>0.260199</text:p>
          </table:table-cell>
          <table:table-cell office:value-type="float" office:value="0.203642" calcext:value-type="float">
            <text:p>0.203642</text:p>
          </table:table-cell>
          <table:table-cell office:value-type="float" office:value="0.246245" calcext:value-type="float">
            <text:p>0.246245</text:p>
          </table:table-cell>
          <table:table-cell office:value-type="float" office:value="0.209303" calcext:value-type="float">
            <text:p>0.209303</text:p>
          </table:table-cell>
        </table:table-row>
        <table:table-row table:style-name="ro1">
          <table:table-cell office:value-type="float" office:value="0.157085" calcext:value-type="float">
            <text:p>0.157085</text:p>
          </table:table-cell>
          <table:table-cell office:value-type="float" office:value="0.199368" calcext:value-type="float">
            <text:p>0.199368</text:p>
          </table:table-cell>
          <table:table-cell office:value-type="float" office:value="0.204291" calcext:value-type="float">
            <text:p>0.204291</text:p>
          </table:table-cell>
          <table:table-cell office:value-type="float" office:value="0.21908" calcext:value-type="float">
            <text:p>0.21908</text:p>
          </table:table-cell>
        </table:table-row>
        <table:table-row table:style-name="ro1">
          <table:table-cell office:value-type="float" office:value="0.30702" calcext:value-type="float">
            <text:p>0.3070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185034" calcext:value-type="float">
            <text:p>0.185034</text:p>
          </table:table-cell>
          <table:table-cell office:value-type="float" office:value="0.190181" calcext:value-type="float">
            <text:p>0.190181</text:p>
          </table:table-cell>
        </table:table-row>
        <table:table-row table:style-name="ro1">
          <table:table-cell office:value-type="float" office:value="0.086236" calcext:value-type="float">
            <text:p>0.086236</text:p>
          </table:table-cell>
          <table:table-cell office:value-type="float" office:value="0.190809" calcext:value-type="float">
            <text:p>0.190809</text:p>
          </table:table-cell>
          <table:table-cell office:value-type="float" office:value="0.176341" calcext:value-type="float">
            <text:p>0.176341</text:p>
          </table:table-cell>
          <table:table-cell office:value-type="float" office:value="0.177862" calcext:value-type="float">
            <text:p>0.177862</text:p>
          </table:table-cell>
        </table:table-row>
        <table:table-row table:style-name="ro1">
          <table:table-cell office:value-type="float" office:value="0.114629" calcext:value-type="float">
            <text:p>0.114629</text:p>
          </table:table-cell>
          <table:table-cell office:value-type="float" office:value="0.186524" calcext:value-type="float">
            <text:p>0.186524</text:p>
          </table:table-cell>
          <table:table-cell office:value-type="float" office:value="0.190973" calcext:value-type="float">
            <text:p>0.190973</text:p>
          </table:table-cell>
          <table:table-cell office:value-type="float" office:value="0.174696" calcext:value-type="float">
            <text:p>0.174696</text:p>
          </table:table-cell>
        </table:table-row>
        <table:table-row table:style-name="ro1">
          <table:table-cell office:value-type="float" office:value="0.216734" calcext:value-type="float">
            <text:p>0.216734</text:p>
          </table:table-cell>
          <table:table-cell office:value-type="float" office:value="0.182236" calcext:value-type="float">
            <text:p>0.182236</text:p>
          </table:table-cell>
          <table:table-cell office:value-type="float" office:value="0.137027" calcext:value-type="float">
            <text:p>0.137027</text:p>
          </table:table-cell>
          <table:table-cell office:value-type="float" office:value="0.158346" calcext:value-type="float">
            <text:p>0.158346</text:p>
          </table:table-cell>
        </table:table-row>
        <table:table-row table:style-name="ro1">
          <table:table-cell office:value-type="float" office:value="0.230244" calcext:value-type="float">
            <text:p>0.230244</text:p>
          </table:table-cell>
          <table:table-cell office:value-type="float" office:value="0.177944" calcext:value-type="float">
            <text:p>0.177944</text:p>
          </table:table-cell>
          <table:table-cell office:value-type="float" office:value="0.127805" calcext:value-type="float">
            <text:p>0.127805</text:p>
          </table:table-cell>
          <table:table-cell office:value-type="float" office:value="0.141103" calcext:value-type="float">
            <text:p>0.141103</text:p>
          </table:table-cell>
        </table:table-row>
        <table:table-row table:style-name="ro1">
          <table:table-cell office:value-type="float" office:value="0.037291" calcext:value-type="float">
            <text:p>0.037291</text:p>
          </table:table-cell>
          <table:table-cell office:value-type="float" office:value="0.173648" calcext:value-type="float">
            <text:p>0.173648</text:p>
          </table:table-cell>
          <table:table-cell office:value-type="float" office:value="0.157115" calcext:value-type="float">
            <text:p>0.157115</text:p>
          </table:table-cell>
          <table:table-cell office:value-type="float" office:value="0.14568" calcext:value-type="float">
            <text:p>0.14568</text:p>
          </table:table-cell>
        </table:table-row>
        <table:table-row table:style-name="ro1">
          <table:table-cell office:value-type="float" office:value="0.040125" calcext:value-type="float">
            <text:p>0.040125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0.119981" calcext:value-type="float">
            <text:p>0.119981</text:p>
          </table:table-cell>
          <table:table-cell office:value-type="float" office:value="0.11767" calcext:value-type="float">
            <text:p>0.11767</text:p>
          </table:table-cell>
        </table:table-row>
        <table:table-row table:style-name="ro1">
          <table:table-cell office:value-type="float" office:value="0.26118" calcext:value-type="float">
            <text:p>0.26118</text:p>
          </table:table-cell>
          <table:table-cell office:value-type="float" office:value="0.165048" calcext:value-type="float">
            <text:p>0.165048</text:p>
          </table:table-cell>
          <table:table-cell office:value-type="float" office:value="0.088038" calcext:value-type="float">
            <text:p>0.088038</text:p>
          </table:table-cell>
          <table:table-cell office:value-type="float" office:value="0.110267" calcext:value-type="float">
            <text:p>0.110267</text:p>
          </table:table-cell>
        </table:table-row>
        <table:table-row table:style-name="ro1">
          <table:table-cell office:value-type="float" office:value="0.031061" calcext:value-type="float">
            <text:p>0.031061</text:p>
          </table:table-cell>
          <table:table-cell office:value-type="float" office:value="0.160743" calcext:value-type="float">
            <text:p>0.160743</text:p>
          </table:table-cell>
          <table:table-cell office:value-type="float" office:value="0.122065" calcext:value-type="float">
            <text:p>0.122065</text:p>
          </table:table-cell>
          <table:table-cell office:value-type="float" office:value="0.111246" calcext:value-type="float">
            <text:p>0.111246</text:p>
          </table:table-cell>
        </table:table-row>
        <table:table-row table:style-name="ro1">
          <table:table-cell office:value-type="float" office:value="0.070532" calcext:value-type="float">
            <text:p>0.070532</text:p>
          </table:table-cell>
          <table:table-cell office:value-type="float" office:value="0.156434" calcext:value-type="float">
            <text:p>0.156434</text:p>
          </table:table-cell>
          <table:table-cell office:value-type="float" office:value="0.113822" calcext:value-type="float">
            <text:p>0.113822</text:p>
          </table:table-cell>
          <table:table-cell office:value-type="float" office:value="0.095883" calcext:value-type="float">
            <text:p>0.095883</text:p>
          </table:table-cell>
        </table:table-row>
        <table:table-row table:style-name="ro1">
          <table:table-cell office:value-type="float" office:value="0.207424" calcext:value-type="float">
            <text:p>0.207424</text:p>
          </table:table-cell>
          <table:table-cell office:value-type="float" office:value="0.152123" calcext:value-type="float">
            <text:p>0.152123</text:p>
          </table:table-cell>
          <table:table-cell office:value-type="float" office:value="0.062547" calcext:value-type="float">
            <text:p>0.062547</text:p>
          </table:table-cell>
          <table:table-cell office:value-type="float" office:value="0.073926" calcext:value-type="float">
            <text:p>0.073926</text:p>
          </table:table-cell>
        </table:table-row>
        <table:table-row table:style-name="ro1">
          <table:table-cell office:value-type="float" office:value="-0.001087" calcext:value-type="float">
            <text:p>-0.001087</text:p>
          </table:table-cell>
          <table:table-cell office:value-type="float" office:value="0.147809" calcext:value-type="float">
            <text:p>0.147809</text:p>
          </table:table-cell>
          <table:table-cell office:value-type="float" office:value="0.081415" calcext:value-type="float">
            <text:p>0.081415</text:p>
          </table:table-cell>
          <table:table-cell office:value-type="float" office:value="0.088765" calcext:value-type="float">
            <text:p>0.088765</text:p>
          </table:table-cell>
        </table:table-row>
        <table:table-row table:style-name="ro1">
          <table:table-cell office:value-type="float" office:value="0.004804" calcext:value-type="float">
            <text:p>0.004804</text:p>
          </table:table-cell>
          <table:table-cell office:value-type="float" office:value="0.143493" calcext:value-type="float">
            <text:p>0.143493</text:p>
          </table:table-cell>
          <table:table-cell office:value-type="float" office:value="0.076857" calcext:value-type="float">
            <text:p>0.076857</text:p>
          </table:table-cell>
          <table:table-cell office:value-type="float" office:value="0.101383" calcext:value-type="float">
            <text:p>0.101383</text:p>
          </table:table-cell>
        </table:table-row>
        <table:table-row table:style-name="ro1">
          <table:table-cell office:value-type="float" office:value="0.1254" calcext:value-type="float">
            <text:p>0.1254</text:p>
          </table:table-cell>
          <table:table-cell office:value-type="float" office:value="0.139173" calcext:value-type="float">
            <text:p>0.139173</text:p>
          </table:table-cell>
          <table:table-cell office:value-type="float" office:value="0.033116" calcext:value-type="float">
            <text:p>0.033116</text:p>
          </table:table-cell>
          <table:table-cell office:value-type="float" office:value="0.097629" calcext:value-type="float">
            <text:p>0.097629</text:p>
          </table:table-cell>
        </table:table-row>
        <table:table-row table:style-name="ro1">
          <table:table-cell office:value-type="float" office:value="0.047743" calcext:value-type="float">
            <text:p>0.047743</text:p>
          </table:table-cell>
          <table:table-cell office:value-type="float" office:value="0.134851" calcext:value-type="float">
            <text:p>0.134851</text:p>
          </table:table-cell>
          <table:table-cell office:value-type="float" office:value="0.073437" calcext:value-type="float">
            <text:p>0.073437</text:p>
          </table:table-cell>
          <table:table-cell office:value-type="float" office:value="0.113967" calcext:value-type="float">
            <text:p>0.113967</text:p>
          </table:table-cell>
        </table:table-row>
        <table:table-row table:style-name="ro1">
          <table:table-cell office:value-type="float" office:value="-0.011282" calcext:value-type="float">
            <text:p>-0.011282</text:p>
          </table:table-cell>
          <table:table-cell office:value-type="float" office:value="0.130526" calcext:value-type="float">
            <text:p>0.130526</text:p>
          </table:table-cell>
          <table:table-cell office:value-type="float" office:value="0.108261" calcext:value-type="float">
            <text:p>0.108261</text:p>
          </table:table-cell>
          <table:table-cell office:value-type="float" office:value="0.11356" calcext:value-type="float">
            <text:p>0.11356</text:p>
          </table:table-cell>
        </table:table-row>
        <table:table-row table:style-name="ro1">
          <table:table-cell office:value-type="float" office:value="0.200518" calcext:value-type="float">
            <text:p>0.200518</text:p>
          </table:table-cell>
          <table:table-cell office:value-type="float" office:value="0.126199" calcext:value-type="float">
            <text:p>0.126199</text:p>
          </table:table-cell>
          <table:table-cell office:value-type="float" office:value="0.127157" calcext:value-type="float">
            <text:p>0.127157</text:p>
          </table:table-cell>
          <table:table-cell office:value-type="float" office:value="0.116942" calcext:value-type="float">
            <text:p>0.116942</text:p>
          </table:table-cell>
        </table:table-row>
        <table:table-row table:style-name="ro1">
          <table:table-cell office:value-type="float" office:value="0.178926" calcext:value-type="float">
            <text:p>0.178926</text:p>
          </table:table-cell>
          <table:table-cell office:value-type="float" office:value="0.121869" calcext:value-type="float">
            <text:p>0.121869</text:p>
          </table:table-cell>
          <table:table-cell office:value-type="float" office:value="0.159766" calcext:value-type="float">
            <text:p>0.159766</text:p>
          </table:table-cell>
          <table:table-cell office:value-type="float" office:value="0.137232" calcext:value-type="float">
            <text:p>0.137232</text:p>
          </table:table-cell>
        </table:table-row>
        <table:table-row table:style-name="ro1">
          <table:table-cell office:value-type="float" office:value="0.21988" calcext:value-type="float">
            <text:p>0.21988</text:p>
          </table:table-cell>
          <table:table-cell office:value-type="float" office:value="0.117537" calcext:value-type="float">
            <text:p>0.117537</text:p>
          </table:table-cell>
          <table:table-cell office:value-type="float" office:value="0.175232" calcext:value-type="float">
            <text:p>0.175232</text:p>
          </table:table-cell>
          <table:table-cell office:value-type="float" office:value="0.136361" calcext:value-type="float">
            <text:p>0.136361</text:p>
          </table:table-cell>
        </table:table-row>
        <table:table-row table:style-name="ro1">
          <table:table-cell office:value-type="float" office:value="0.210784" calcext:value-type="float">
            <text:p>0.210784</text:p>
          </table:table-cell>
          <table:table-cell office:value-type="float" office:value="0.113203" calcext:value-type="float">
            <text:p>0.113203</text:p>
          </table:table-cell>
          <table:table-cell office:value-type="float" office:value="0.184053" calcext:value-type="float">
            <text:p>0.184053</text:p>
          </table:table-cell>
          <table:table-cell office:value-type="float" office:value="0.130755" calcext:value-type="float">
            <text:p>0.130755</text:p>
          </table:table-cell>
        </table:table-row>
        <table:table-row table:style-name="ro1">
          <table:table-cell office:value-type="float" office:value="0.066051" calcext:value-type="float">
            <text:p>0.066051</text:p>
          </table:table-cell>
          <table:table-cell office:value-type="float" office:value="0.108867" calcext:value-type="float">
            <text:p>0.108867</text:p>
          </table:table-cell>
          <table:table-cell office:value-type="float" office:value="0.192689" calcext:value-type="float">
            <text:p>0.192689</text:p>
          </table:table-cell>
          <table:table-cell office:value-type="float" office:value="0.12549" calcext:value-type="float">
            <text:p>0.12549</text:p>
          </table:table-cell>
        </table:table-row>
        <table:table-row table:style-name="ro1">
          <table:table-cell office:value-type="float" office:value="0.244621" calcext:value-type="float">
            <text:p>0.244621</text:p>
          </table:table-cell>
          <table:table-cell office:value-type="float" office:value="0.104528" calcext:value-type="float">
            <text:p>0.104528</text:p>
          </table:table-cell>
          <table:table-cell office:value-type="float" office:value="0.147759" calcext:value-type="float">
            <text:p>0.147759</text:p>
          </table:table-cell>
          <table:table-cell office:value-type="float" office:value="0.126878" calcext:value-type="float">
            <text:p>0.126878</text:p>
          </table:table-cell>
        </table:table-row>
        <table:table-row table:style-name="ro1">
          <table:table-cell office:value-type="float" office:value="0.222109" calcext:value-type="float">
            <text:p>0.222109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118348" calcext:value-type="float">
            <text:p>0.118348</text:p>
          </table:table-cell>
          <table:table-cell office:value-type="float" office:value="0.122428" calcext:value-type="float">
            <text:p>0.122428</text:p>
          </table:table-cell>
        </table:table-row>
        <table:table-row table:style-name="ro1">
          <table:table-cell office:value-type="float" office:value="-0.004773" calcext:value-type="float">
            <text:p>-0.004773</text:p>
          </table:table-cell>
          <table:table-cell office:value-type="float" office:value="0.095846" calcext:value-type="float">
            <text:p>0.095846</text:p>
          </table:table-cell>
          <table:table-cell office:value-type="float" office:value="0.103104" calcext:value-type="float">
            <text:p>0.103104</text:p>
          </table:table-cell>
          <table:table-cell office:value-type="float" office:value="0.119014" calcext:value-type="float">
            <text:p>0.119014</text:p>
          </table:table-cell>
        </table:table-row>
        <table:table-row table:style-name="ro1">
          <table:table-cell office:value-type="float" office:value="0.063732" calcext:value-type="float">
            <text:p>0.063732</text:p>
          </table:table-cell>
          <table:table-cell office:value-type="float" office:value="0.091502" calcext:value-type="float">
            <text:p>0.09150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101813" calcext:value-type="float">
            <text:p>0.101813</text:p>
          </table:table-cell>
        </table:table-row>
        <table:table-row table:style-name="ro1">
          <table:table-cell office:value-type="float" office:value="-0.010171" calcext:value-type="float">
            <text:p>-0.010171</text:p>
          </table:table-cell>
          <table:table-cell office:value-type="float" office:value="0.087156" calcext:value-type="float">
            <text:p>0.087156</text:p>
          </table:table-cell>
          <table:table-cell office:value-type="float" office:value="0.040869" calcext:value-type="float">
            <text:p>0.040869</text:p>
          </table:table-cell>
          <table:table-cell office:value-type="float" office:value="0.082832" calcext:value-type="float">
            <text:p>0.082832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0.082808" calcext:value-type="float">
            <text:p>0.082808</text:p>
          </table:table-cell>
          <table:table-cell office:value-type="float" office:value="0.070097" calcext:value-type="float">
            <text:p>0.070097</text:p>
          </table:table-cell>
          <table:table-cell office:value-type="float" office:value="0.086747" calcext:value-type="float">
            <text:p>0.086747</text:p>
          </table:table-cell>
        </table:table-row>
        <table:table-row table:style-name="ro1">
          <table:table-cell office:value-type="float" office:value="0.151573" calcext:value-type="float">
            <text:p>0.151573</text:p>
          </table:table-cell>
          <table:table-cell office:value-type="float" office:value="0.078459" calcext:value-type="float">
            <text:p>0.078459</text:p>
          </table:table-cell>
          <table:table-cell office:value-type="float" office:value="0.063485" calcext:value-type="float">
            <text:p>0.063485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float" office:value="0.141369" calcext:value-type="float">
            <text:p>0.141369</text:p>
          </table:table-cell>
          <table:table-cell office:value-type="float" office:value="0.074108" calcext:value-type="float">
            <text:p>0.074108</text:p>
          </table:table-cell>
          <table:table-cell office:value-type="float" office:value="0.065917" calcext:value-type="float">
            <text:p>0.065917</text:p>
          </table:table-cell>
          <table:table-cell office:value-type="float" office:value="0.051474" calcext:value-type="float">
            <text:p>0.051474</text:p>
          </table:table-cell>
        </table:table-row>
        <table:table-row table:style-name="ro1">
          <table:table-cell office:value-type="float" office:value="0.030671" calcext:value-type="float">
            <text:p>0.030671</text:p>
          </table:table-cell>
          <table:table-cell office:value-type="float" office:value="0.069756" calcext:value-type="float">
            <text:p>0.069756</text:p>
          </table:table-cell>
          <table:table-cell office:value-type="float" office:value="0.086945" calcext:value-type="float">
            <text:p>0.086945</text:p>
          </table:table-cell>
          <table:table-cell office:value-type="float" office:value="0.05569" calcext:value-type="float">
            <text:p>0.05569</text:p>
          </table:table-cell>
        </table:table-row>
        <table:table-row table:style-name="ro1">
          <table:table-cell office:value-type="float" office:value="0.001992" calcext:value-type="float">
            <text:p>0.001992</text:p>
          </table:table-cell>
          <table:table-cell office:value-type="float" office:value="0.065403" calcext:value-type="float">
            <text:p>0.065403</text:p>
          </table:table-cell>
          <table:table-cell office:value-type="float" office:value="0.07487" calcext:value-type="float">
            <text:p>0.07487</text:p>
          </table:table-cell>
          <table:table-cell office:value-type="float" office:value="0.060404" calcext:value-type="float">
            <text:p>0.060404</text:p>
          </table:table-cell>
        </table:table-row>
        <table:table-row table:style-name="ro1">
          <table:table-cell office:value-type="float" office:value="0.10912" calcext:value-type="float">
            <text:p>0.10912</text:p>
          </table:table-cell>
          <table:table-cell office:value-type="float" office:value="0.061049" calcext:value-type="float">
            <text:p>0.061049</text:p>
          </table:table-cell>
          <table:table-cell office:value-type="float" office:value="0.044101" calcext:value-type="float">
            <text:p>0.044101</text:p>
          </table:table-cell>
          <table:table-cell office:value-type="float" office:value="0.072499" calcext:value-type="float">
            <text:p>0.072499</text:p>
          </table:table-cell>
        </table:table-row>
        <table:table-row table:style-name="ro1">
          <table:table-cell office:value-type="float" office:value="0.091195" calcext:value-type="float">
            <text:p>0.091195</text:p>
          </table:table-cell>
          <table:table-cell office:value-type="float" office:value="0.056693" calcext:value-type="float">
            <text:p>0.056693</text:p>
          </table:table-cell>
          <table:table-cell office:value-type="float" office:value="0.046288" calcext:value-type="float">
            <text:p>0.046288</text:p>
          </table:table-cell>
          <table:table-cell office:value-type="float" office:value="0.069952" calcext:value-type="float">
            <text:p>0.069952</text:p>
          </table:table-cell>
        </table:table-row>
        <table:table-row table:style-name="ro1">
          <table:table-cell office:value-type="float" office:value="-0.012475" calcext:value-type="float">
            <text:p>-0.012475</text:p>
          </table:table-cell>
          <table:table-cell office:value-type="float" office:value="0.052336" calcext:value-type="float">
            <text:p>0.052336</text:p>
          </table:table-cell>
          <table:table-cell office:value-type="float" office:value="0.069006" calcext:value-type="float">
            <text:p>0.069006</text:p>
          </table:table-cell>
          <table:table-cell office:value-type="float" office:value="0.052285" calcext:value-type="float">
            <text:p>0.052285</text:p>
          </table:table-cell>
        </table:table-row>
        <table:table-row table:style-name="ro1">
          <table:table-cell office:value-type="float" office:value="0.041605" calcext:value-type="float">
            <text:p>0.041605</text:p>
          </table:table-cell>
          <table:table-cell office:value-type="float" office:value="0.047978" calcext:value-type="float">
            <text:p>0.047978</text:p>
          </table:table-cell>
          <table:table-cell office:value-type="float" office:value="0.071758" calcext:value-type="float">
            <text:p>0.071758</text:p>
          </table:table-cell>
          <table:table-cell office:value-type="float" office:value="0.051265" calcext:value-type="float">
            <text:p>0.051265</text:p>
          </table:table-cell>
        </table:table-row>
        <table:table-row table:style-name="ro1">
          <table:table-cell office:value-type="float" office:value="0.115582" calcext:value-type="float">
            <text:p>0.115582</text:p>
          </table:table-cell>
          <table:table-cell office:value-type="float" office:value="0.043619" calcext:value-type="float">
            <text:p>0.043619</text:p>
          </table:table-cell>
          <table:table-cell office:value-type="float" office:value="0.048711" calcext:value-type="float">
            <text:p>0.048711</text:p>
          </table:table-cell>
          <table:table-cell office:value-type="float" office:value="0.056697" calcext:value-type="float">
            <text:p>0.056697</text:p>
          </table:table-cell>
        </table:table-row>
        <table:table-row table:style-name="ro1">
          <table:table-cell office:value-type="float" office:value="0.122883" calcext:value-type="float">
            <text:p>0.122883</text:p>
          </table:table-cell>
          <table:table-cell office:value-type="float" office:value="0.03926" calcext:value-type="float">
            <text:p>0.03926</text:p>
          </table:table-cell>
          <table:table-cell office:value-type="float" office:value="0.042652" calcext:value-type="float">
            <text:p>0.042652</text:p>
          </table:table-cell>
          <table:table-cell office:value-type="float" office:value="0.055736" calcext:value-type="float">
            <text:p>0.055736</text:p>
          </table:table-cell>
        </table:table-row>
        <table:table-row table:style-name="ro1">
          <table:table-cell office:value-type="float" office:value="-0.024041" calcext:value-type="float">
            <text:p>-0.024041</text:p>
          </table:table-cell>
          <table:table-cell office:value-type="float" office:value="0.034899" calcext:value-type="float">
            <text:p>0.034899</text:p>
          </table:table-cell>
          <table:table-cell office:value-type="float" office:value="0.060361" calcext:value-type="float">
            <text:p>0.060361</text:p>
          </table:table-cell>
          <table:table-cell office:value-type="float" office:value="0.038374" calcext:value-type="float">
            <text:p>0.038374</text:p>
          </table:table-cell>
        </table:table-row>
        <table:table-row table:style-name="ro1">
          <table:table-cell office:value-type="float" office:value="-0.04277" calcext:value-type="float">
            <text:p>-0.04277</text:p>
          </table:table-cell>
          <table:table-cell office:value-type="float" office:value="0.030539" calcext:value-type="float">
            <text:p>0.030539</text:p>
          </table:table-cell>
          <table:table-cell office:value-type="float" office:value="0.055331" calcext:value-type="float">
            <text:p>0.055331</text:p>
          </table:table-cell>
          <table:table-cell office:value-type="float" office:value="0.024151" calcext:value-type="float">
            <text:p>0.024151</text:p>
          </table:table-cell>
        </table:table-row>
        <table:table-row table:style-name="ro1">
          <table:table-cell office:value-type="float" office:value="0.13015" calcext:value-type="float">
            <text:p>0.13015</text:p>
          </table:table-cell>
          <table:table-cell office:value-type="float" office:value="0.026177" calcext:value-type="float">
            <text:p>0.026177</text:p>
          </table:table-cell>
          <table:table-cell office:value-type="float" office:value="0.029039" calcext:value-type="float">
            <text:p>0.029039</text:p>
          </table:table-cell>
          <table:table-cell office:value-type="float" office:value="0.01604" calcext:value-type="float">
            <text:p>0.01604</text:p>
          </table:table-cell>
        </table:table-row>
        <table:table-row table:style-name="ro1">
          <table:table-cell office:value-type="float" office:value="0.090432" calcext:value-type="float">
            <text:p>0.090432</text:p>
          </table:table-cell>
          <table:table-cell office:value-type="float" office:value="0.021815" calcext:value-type="float">
            <text:p>0.021815</text:p>
          </table:table-cell>
          <table:table-cell office:value-type="float" office:value="0.017474" calcext:value-type="float">
            <text:p>0.017474</text:p>
          </table:table-cell>
          <table:table-cell office:value-type="float" office:value="0.010243" calcext:value-type="float">
            <text:p>0.010243</text:p>
          </table:table-cell>
        </table:table-row>
        <table:table-row table:style-name="ro1">
          <table:table-cell office:value-type="float" office:value="-0.00858" calcext:value-type="float">
            <text:p>-0.00858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012975" calcext:value-type="float">
            <text:p>0.012975</text:p>
          </table:table-cell>
          <table:table-cell office:value-type="float" office:value="-0.010324" calcext:value-type="float">
            <text:p>-0.010324</text:p>
          </table:table-cell>
        </table:table-row>
        <table:table-row table:style-name="ro1">
          <table:table-cell office:value-type="float" office:value="-0.081866" calcext:value-type="float">
            <text:p>-0.081866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-0.033393" calcext:value-type="float">
            <text:p>-0.033393</text:p>
          </table:table-cell>
          <table:table-cell office:value-type="float" office:value="-0.021693" calcext:value-type="float">
            <text:p>-0.021693</text:p>
          </table:table-cell>
        </table:table-row>
        <table:table-row table:style-name="ro1">
          <table:table-cell office:value-type="float" office:value="-0.065263" calcext:value-type="float">
            <text:p>-0.065263</text:p>
          </table:table-cell>
          <table:table-cell office:value-type="float" office:value="0.008727" calcext:value-type="float">
            <text:p>0.008727</text:p>
          </table:table-cell>
          <table:table-cell office:value-type="float" office:value="-0.055911" calcext:value-type="float">
            <text:p>-0.055911</text:p>
          </table:table-cell>
          <table:table-cell office:value-type="float" office:value="-0.030211" calcext:value-type="float">
            <text:p>-0.030211</text:p>
          </table:table-cell>
        </table:table-row>
        <table:table-row table:style-name="ro1">
          <table:table-cell office:value-type="float" office:value="-0.101692" calcext:value-type="float">
            <text:p>-0.101692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-0.076327" calcext:value-type="float">
            <text:p>-0.076327</text:p>
          </table:table-cell>
          <table:table-cell office:value-type="float" office:value="-0.022291" calcext:value-type="float">
            <text:p>-0.022291</text:p>
          </table:table-cell>
        </table:table-row>
        <table:table-row table:style-name="ro1">
          <table:table-cell office:value-type="float" office:value="-0.022158" calcext:value-type="float">
            <text:p>-0.022158</text:p>
          </table:table-cell>
          <table:table-cell office:value-type="float" office:value="0" calcext:value-type="float">
            <text:p>0</text:p>
          </table:table-cell>
          <table:table-cell office:value-type="float" office:value="-0.060389" calcext:value-type="float">
            <text:p>-0.060389</text:p>
          </table:table-cell>
          <table:table-cell office:value-type="float" office:value="-0.035613" calcext:value-type="float">
            <text:p>-0.035613</text:p>
          </table:table-cell>
        </table:table-row>
        <table:table-row table:style-name="ro1">
          <table:table-cell office:value-type="float" office:value="-0.110659" calcext:value-type="float">
            <text:p>-0.110659</text:p>
          </table:table-cell>
          <table:table-cell office:value-type="float" office:value="-0.004363" calcext:value-type="float">
            <text:p>-0.004363</text:p>
          </table:table-cell>
          <table:table-cell office:value-type="float" office:value="-0.070884" calcext:value-type="float">
            <text:p>-0.070884</text:p>
          </table:table-cell>
          <table:table-cell office:value-type="float" office:value="-0.0429" calcext:value-type="float">
            <text:p>-0.0429</text:p>
          </table:table-cell>
        </table:table-row>
        <table:table-row table:style-name="ro1">
          <table:table-cell office:value-type="float" office:value="-0.002177" calcext:value-type="float">
            <text:p>-0.002177</text:p>
          </table:table-cell>
          <table:table-cell office:value-type="float" office:value="-0.008727" calcext:value-type="float">
            <text:p>-0.008727</text:p>
          </table:table-cell>
          <table:table-cell office:value-type="float" office:value="-0.041676" calcext:value-type="float">
            <text:p>-0.041676</text:p>
          </table:table-cell>
          <table:table-cell office:value-type="float" office:value="-0.05549" calcext:value-type="float">
            <text:p>-0.05549</text:p>
          </table:table-cell>
        </table:table-row>
        <table:table-row table:style-name="ro1">
          <table:table-cell office:value-type="float" office:value="-0.117738" calcext:value-type="float">
            <text:p>-0.117738</text:p>
          </table:table-cell>
          <table:table-cell office:value-type="float" office:value="-0.01309" calcext:value-type="float">
            <text:p>-0.01309</text:p>
          </table:table-cell>
          <table:table-cell office:value-type="float" office:value="-0.040522" calcext:value-type="float">
            <text:p>-0.040522</text:p>
          </table:table-cell>
          <table:table-cell office:value-type="float" office:value="-0.050033" calcext:value-type="float">
            <text:p>-0.050033</text:p>
          </table:table-cell>
        </table:table-row>
        <table:table-row table:style-name="ro1">
          <table:table-cell office:value-type="float" office:value="0.044349" calcext:value-type="float">
            <text:p>0.044349</text:p>
          </table:table-cell>
          <table:table-cell office:value-type="float" office:value="-0.017452" calcext:value-type="float">
            <text:p>-0.017452</text:p>
          </table:table-cell>
          <table:table-cell office:value-type="float" office:value="-0.016336" calcext:value-type="float">
            <text:p>-0.016336</text:p>
          </table:table-cell>
          <table:table-cell office:value-type="float" office:value="-0.058726" calcext:value-type="float">
            <text:p>-0.058726</text:p>
          </table:table-cell>
        </table:table-row>
        <table:table-row table:style-name="ro1">
          <table:table-cell office:value-type="float" office:value="-0.016387" calcext:value-type="float">
            <text:p>-0.016387</text:p>
          </table:table-cell>
          <table:table-cell office:value-type="float" office:value="-0.021815" calcext:value-type="float">
            <text:p>-0.021815</text:p>
          </table:table-cell>
          <table:table-cell office:value-type="float" office:value="-0.045313" calcext:value-type="float">
            <text:p>-0.045313</text:p>
          </table:table-cell>
          <table:table-cell office:value-type="float" office:value="-0.065362" calcext:value-type="float">
            <text:p>-0.065362</text:p>
          </table:table-cell>
        </table:table-row>
        <table:table-row table:style-name="ro1">
          <table:table-cell office:value-type="float" office:value="0.01027" calcext:value-type="float">
            <text:p>0.01027</text:p>
          </table:table-cell>
          <table:table-cell office:value-type="float" office:value="-0.026177" calcext:value-type="float">
            <text:p>-0.026177</text:p>
          </table:table-cell>
          <table:table-cell office:value-type="float" office:value="-0.026134" calcext:value-type="float">
            <text:p>-0.026134</text:p>
          </table:table-cell>
          <table:table-cell office:value-type="float" office:value="-0.05642" calcext:value-type="float">
            <text:p>-0.05642</text:p>
          </table:table-cell>
        </table:table-row>
        <table:table-row table:style-name="ro1">
          <table:table-cell office:value-type="float" office:value="-0.147063" calcext:value-type="float">
            <text:p>-0.147063</text:p>
          </table:table-cell>
          <table:table-cell office:value-type="float" office:value="-0.030539" calcext:value-type="float">
            <text:p>-0.030539</text:p>
          </table:table-cell>
          <table:table-cell office:value-type="float" office:value="-0.067183" calcext:value-type="float">
            <text:p>-0.067183</text:p>
          </table:table-cell>
          <table:table-cell office:value-type="float" office:value="-0.062116" calcext:value-type="float">
            <text:p>-0.062116</text:p>
          </table:table-cell>
        </table:table-row>
        <table:table-row table:style-name="ro1">
          <table:table-cell office:value-type="float" office:value="-0.021841" calcext:value-type="float">
            <text:p>-0.021841</text:p>
          </table:table-cell>
          <table:table-cell office:value-type="float" office:value="-0.034899" calcext:value-type="float">
            <text:p>-0.034899</text:p>
          </table:table-cell>
          <table:table-cell office:value-type="float" office:value="-0.098843" calcext:value-type="float">
            <text:p>-0.098843</text:p>
          </table:table-cell>
          <table:table-cell office:value-type="float" office:value="-0.074939" calcext:value-type="float">
            <text:p>-0.074939</text:p>
          </table:table-cell>
        </table:table-row>
        <table:table-row table:style-name="ro1">
          <table:table-cell office:value-type="float" office:value="-0.160894" calcext:value-type="float">
            <text:p>-0.160894</text:p>
          </table:table-cell>
          <table:table-cell office:value-type="float" office:value="-0.03926" calcext:value-type="float">
            <text:p>-0.03926</text:p>
          </table:table-cell>
          <table:table-cell office:value-type="float" office:value="-0.085654" calcext:value-type="float">
            <text:p>-0.085654</text:p>
          </table:table-cell>
          <table:table-cell office:value-type="float" office:value="-0.072543" calcext:value-type="float">
            <text:p>-0.072543</text:p>
          </table:table-cell>
        </table:table-row>
        <table:table-row table:style-name="ro1">
          <table:table-cell office:value-type="float" office:value="-0.174687" calcext:value-type="float">
            <text:p>-0.174687</text:p>
          </table:table-cell>
          <table:table-cell office:value-type="float" office:value="-0.043619" calcext:value-type="float">
            <text:p>-0.043619</text:p>
          </table:table-cell>
          <table:table-cell office:value-type="float" office:value="-0.090906" calcext:value-type="float">
            <text:p>-0.090906</text:p>
          </table:table-cell>
          <table:table-cell office:value-type="float" office:value="-0.09547" calcext:value-type="float">
            <text:p>-0.09547</text:p>
          </table:table-cell>
        </table:table-row>
        <table:table-row table:style-name="ro1">
          <table:table-cell office:value-type="float" office:value="0.076213" calcext:value-type="float">
            <text:p>0.076213</text:p>
          </table:table-cell>
          <table:table-cell office:value-type="float" office:value="-0.047978" calcext:value-type="float">
            <text:p>-0.047978</text:p>
          </table:table-cell>
          <table:table-cell office:value-type="float" office:value="-0.115183" calcext:value-type="float">
            <text:p>-0.115183</text:p>
          </table:table-cell>
          <table:table-cell office:value-type="float" office:value="-0.110033" calcext:value-type="float">
            <text:p>-0.110033</text:p>
          </table:table-cell>
        </table:table-row>
        <table:table-row table:style-name="ro1">
          <table:table-cell office:value-type="float" office:value="-0.173325" calcext:value-type="float">
            <text:p>-0.173325</text:p>
          </table:table-cell>
          <table:table-cell office:value-type="float" office:value="-0.052336" calcext:value-type="float">
            <text:p>-0.052336</text:p>
          </table:table-cell>
          <table:table-cell office:value-type="float" office:value="-0.10128" calcext:value-type="float">
            <text:p>-0.10128</text:p>
          </table:table-cell>
          <table:table-cell office:value-type="float" office:value="-0.118554" calcext:value-type="float">
            <text:p>-0.118554</text:p>
          </table:table-cell>
        </table:table-row>
        <table:table-row table:style-name="ro1">
          <table:table-cell office:value-type="float" office:value="-0.143223" calcext:value-type="float">
            <text:p>-0.143223</text:p>
          </table:table-cell>
          <table:table-cell office:value-type="float" office:value="-0.056693" calcext:value-type="float">
            <text:p>-0.056693</text:p>
          </table:table-cell>
          <table:table-cell office:value-type="float" office:value="-0.107913" calcext:value-type="float">
            <text:p>-0.107913</text:p>
          </table:table-cell>
          <table:table-cell office:value-type="float" office:value="-0.116962" calcext:value-type="float">
            <text:p>-0.116962</text:p>
          </table:table-cell>
        </table:table-row>
        <table:table-row table:style-name="ro1">
          <table:table-cell office:value-type="float" office:value="-0.09138" calcext:value-type="float">
            <text:p>-0.09138</text:p>
          </table:table-cell>
          <table:table-cell office:value-type="float" office:value="-0.061049" calcext:value-type="float">
            <text:p>-0.061049</text:p>
          </table:table-cell>
          <table:table-cell office:value-type="float" office:value="-0.158471" calcext:value-type="float">
            <text:p>-0.158471</text:p>
          </table:table-cell>
          <table:table-cell office:value-type="float" office:value="-0.124683" calcext:value-type="float">
            <text:p>-0.124683</text:p>
          </table:table-cell>
        </table:table-row>
        <table:table-row table:style-name="ro1">
          <table:table-cell office:value-type="float" office:value="-0.207852" calcext:value-type="float">
            <text:p>-0.207852</text:p>
          </table:table-cell>
          <table:table-cell office:value-type="float" office:value="-0.065403" calcext:value-type="float">
            <text:p>-0.065403</text:p>
          </table:table-cell>
          <table:table-cell office:value-type="float" office:value="-0.140499" calcext:value-type="float">
            <text:p>-0.140499</text:p>
          </table:table-cell>
          <table:table-cell office:value-type="float" office:value="-0.127687" calcext:value-type="float">
            <text:p>-0.127687</text:p>
          </table:table-cell>
        </table:table-row>
        <table:table-row table:style-name="ro1">
          <table:table-cell office:value-type="float" office:value="-0.176579" calcext:value-type="float">
            <text:p>-0.176579</text:p>
          </table:table-cell>
          <table:table-cell office:value-type="float" office:value="-0.069756" calcext:value-type="float">
            <text:p>-0.069756</text:p>
          </table:table-cell>
          <table:table-cell office:value-type="float" office:value="-0.137765" calcext:value-type="float">
            <text:p>-0.137765</text:p>
          </table:table-cell>
          <table:table-cell office:value-type="float" office:value="-0.117522" calcext:value-type="float">
            <text:p>-0.117522</text:p>
          </table:table-cell>
        </table:table-row>
        <table:table-row table:style-name="ro1">
          <table:table-cell office:value-type="float" office:value="-0.083465" calcext:value-type="float">
            <text:p>-0.083465</text:p>
          </table:table-cell>
          <table:table-cell office:value-type="float" office:value="-0.074108" calcext:value-type="float">
            <text:p>-0.074108</text:p>
          </table:table-cell>
          <table:table-cell office:value-type="float" office:value="-0.140842" calcext:value-type="float">
            <text:p>-0.140842</text:p>
          </table:table-cell>
          <table:table-cell office:value-type="float" office:value="-0.135026" calcext:value-type="float">
            <text:p>-0.135026</text:p>
          </table:table-cell>
        </table:table-row>
        <table:table-row table:style-name="ro1">
          <table:table-cell office:value-type="float" office:value="-0.129551" calcext:value-type="float">
            <text:p>-0.129551</text:p>
          </table:table-cell>
          <table:table-cell office:value-type="float" office:value="-0.078459" calcext:value-type="float">
            <text:p>-0.078459</text:p>
          </table:table-cell>
          <table:table-cell office:value-type="float" office:value="-0.138061" calcext:value-type="float">
            <text:p>-0.138061</text:p>
          </table:table-cell>
          <table:table-cell office:value-type="float" office:value="-0.139872" calcext:value-type="float">
            <text:p>-0.139872</text:p>
          </table:table-cell>
        </table:table-row>
        <table:table-row table:style-name="ro1">
          <table:table-cell office:value-type="float" office:value="-0.106764" calcext:value-type="float">
            <text:p>-0.106764</text:p>
          </table:table-cell>
          <table:table-cell office:value-type="float" office:value="-0.082808" calcext:value-type="float">
            <text:p>-0.082808</text:p>
          </table:table-cell>
          <table:table-cell office:value-type="float" office:value="-0.115318" calcext:value-type="float">
            <text:p>-0.115318</text:p>
          </table:table-cell>
          <table:table-cell office:value-type="float" office:value="-0.124109" calcext:value-type="float">
            <text:p>-0.124109</text:p>
          </table:table-cell>
        </table:table-row>
        <table:table-row table:style-name="ro1">
          <table:table-cell office:value-type="float" office:value="-0.193946" calcext:value-type="float">
            <text:p>-0.193946</text:p>
          </table:table-cell>
          <table:table-cell office:value-type="float" office:value="-0.087156" calcext:value-type="float">
            <text:p>-0.087156</text:p>
          </table:table-cell>
          <table:table-cell office:value-type="float" office:value="-0.121891" calcext:value-type="float">
            <text:p>-0.121891</text:p>
          </table:table-cell>
          <table:table-cell office:value-type="float" office:value="-0.134737" calcext:value-type="float">
            <text:p>-0.134737</text:p>
          </table:table-cell>
        </table:table-row>
        <table:table-row table:style-name="ro1">
          <table:table-cell office:value-type="float" office:value="-0.062865" calcext:value-type="float">
            <text:p>-0.062865</text:p>
          </table:table-cell>
          <table:table-cell office:value-type="float" office:value="-0.091502" calcext:value-type="float">
            <text:p>-0.091502</text:p>
          </table:table-cell>
          <table:table-cell office:value-type="float" office:value="-0.141308" calcext:value-type="float">
            <text:p>-0.141308</text:p>
          </table:table-cell>
          <table:table-cell office:value-type="float" office:value="-0.115298" calcext:value-type="float">
            <text:p>-0.115298</text:p>
          </table:table-cell>
        </table:table-row>
        <table:table-row table:style-name="ro1">
          <table:table-cell office:value-type="float" office:value="-0.116333" calcext:value-type="float">
            <text:p>-0.116333</text:p>
          </table:table-cell>
          <table:table-cell office:value-type="float" office:value="-0.095846" calcext:value-type="float">
            <text:p>-0.095846</text:p>
          </table:table-cell>
          <table:table-cell office:value-type="float" office:value="-0.11392" calcext:value-type="float">
            <text:p>-0.11392</text:p>
          </table:table-cell>
          <table:table-cell office:value-type="float" office:value="-0.098927" calcext:value-type="float">
            <text:p>-0.098927</text:p>
          </table:table-cell>
        </table:table-row>
        <table:table-row table:style-name="ro1">
          <table:table-cell office:value-type="float" office:value="-0.226633" calcext:value-type="float">
            <text:p>-0.226633</text:p>
          </table:table-cell>
          <table:table-cell office:value-type="float" office:value="-0.100188" calcext:value-type="float">
            <text:p>-0.100188</text:p>
          </table:table-cell>
          <table:table-cell office:value-type="float" office:value="-0.116788" calcext:value-type="float">
            <text:p>-0.116788</text:p>
          </table:table-cell>
          <table:table-cell office:value-type="float" office:value="-0.115814" calcext:value-type="float">
            <text:p>-0.115814</text:p>
          </table:table-cell>
        </table:table-row>
        <table:table-row table:style-name="ro1">
          <table:table-cell office:value-type="float" office:value="0.030175" calcext:value-type="float">
            <text:p>0.030175</text:p>
          </table:table-cell>
          <table:table-cell office:value-type="float" office:value="-0.104528" calcext:value-type="float">
            <text:p>-0.104528</text:p>
          </table:table-cell>
          <table:table-cell office:value-type="float" office:value="-0.103022" calcext:value-type="float">
            <text:p>-0.103022</text:p>
          </table:table-cell>
          <table:table-cell office:value-type="float" office:value="-0.128499" calcext:value-type="float">
            <text:p>-0.128499</text:p>
          </table:table-cell>
        </table:table-row>
        <table:table-row table:style-name="ro1">
          <table:table-cell office:value-type="float" office:value="-0.208288" calcext:value-type="float">
            <text:p>-0.208288</text:p>
          </table:table-cell>
          <table:table-cell office:value-type="float" office:value="-0.108867" calcext:value-type="float">
            <text:p>-0.108867</text:p>
          </table:table-cell>
          <table:table-cell office:value-type="float" office:value="-0.079053" calcext:value-type="float">
            <text:p>-0.079053</text:p>
          </table:table-cell>
          <table:table-cell office:value-type="float" office:value="-0.140777" calcext:value-type="float">
            <text:p>-0.140777</text:p>
          </table:table-cell>
        </table:table-row>
        <table:table-row table:style-name="ro1">
          <table:table-cell office:value-type="float" office:value="0.005969" calcext:value-type="float">
            <text:p>0.005969</text:p>
          </table:table-cell>
          <table:table-cell office:value-type="float" office:value="-0.113203" calcext:value-type="float">
            <text:p>-0.113203</text:p>
          </table:table-cell>
          <table:table-cell office:value-type="float" office:value="-0.087571" calcext:value-type="float">
            <text:p>-0.087571</text:p>
          </table:table-cell>
          <table:table-cell office:value-type="float" office:value="-0.140741" calcext:value-type="float">
            <text:p>-0.140741</text:p>
          </table:table-cell>
        </table:table-row>
        <table:table-row table:style-name="ro1">
          <table:table-cell office:value-type="float" office:value="0.003508" calcext:value-type="float">
            <text:p>0.003508</text:p>
          </table:table-cell>
          <table:table-cell office:value-type="float" office:value="-0.117537" calcext:value-type="float">
            <text:p>-0.117537</text:p>
          </table:table-cell>
          <table:table-cell office:value-type="float" office:value="-0.147425" calcext:value-type="float">
            <text:p>-0.147425</text:p>
          </table:table-cell>
          <table:table-cell office:value-type="float" office:value="-0.157396" calcext:value-type="float">
            <text:p>-0.157396</text:p>
          </table:table-cell>
        </table:table-row>
        <table:table-row table:style-name="ro1">
          <table:table-cell office:value-type="float" office:value="-0.26922" calcext:value-type="float">
            <text:p>-0.26922</text:p>
          </table:table-cell>
          <table:table-cell office:value-type="float" office:value="-0.121869" calcext:value-type="float">
            <text:p>-0.121869</text:p>
          </table:table-cell>
          <table:table-cell office:value-type="float" office:value="-0.154132" calcext:value-type="float">
            <text:p>-0.154132</text:p>
          </table:table-cell>
          <table:table-cell office:value-type="float" office:value="-0.166386" calcext:value-type="float">
            <text:p>-0.166386</text:p>
          </table:table-cell>
        </table:table-row>
        <table:table-row table:style-name="ro1">
          <table:table-cell office:value-type="float" office:value="-0.269095" calcext:value-type="float">
            <text:p>-0.269095</text:p>
          </table:table-cell>
          <table:table-cell office:value-type="float" office:value="-0.126199" calcext:value-type="float">
            <text:p>-0.126199</text:p>
          </table:table-cell>
          <table:table-cell office:value-type="float" office:value="-0.194035" calcext:value-type="float">
            <text:p>-0.194035</text:p>
          </table:table-cell>
          <table:table-cell office:value-type="float" office:value="-0.153426" calcext:value-type="float">
            <text:p>-0.153426</text:p>
          </table:table-cell>
        </table:table-row>
        <table:table-row table:style-name="ro1">
          <table:table-cell office:value-type="float" office:value="-0.241822" calcext:value-type="float">
            <text:p>-0.241822</text:p>
          </table:table-cell>
          <table:table-cell office:value-type="float" office:value="-0.130526" calcext:value-type="float">
            <text:p>-0.130526</text:p>
          </table:table-cell>
          <table:table-cell office:value-type="float" office:value="-0.24395" calcext:value-type="float">
            <text:p>-0.24395</text:p>
          </table:table-cell>
          <table:table-cell office:value-type="float" office:value="-0.172449" calcext:value-type="float">
            <text:p>-0.172449</text:p>
          </table:table-cell>
        </table:table-row>
        <table:table-row table:style-name="ro1">
          <table:table-cell office:value-type="float" office:value="-0.193546" calcext:value-type="float">
            <text:p>-0.193546</text:p>
          </table:table-cell>
          <table:table-cell office:value-type="float" office:value="-0.134851" calcext:value-type="float">
            <text:p>-0.134851</text:p>
          </table:table-cell>
          <table:table-cell office:value-type="float" office:value="-0.23315" calcext:value-type="float">
            <text:p>-0.23315</text:p>
          </table:table-cell>
          <table:table-cell office:value-type="float" office:value="-0.166402" calcext:value-type="float">
            <text:p>-0.166402</text:p>
          </table:table-cell>
        </table:table-row>
        <table:table-row table:style-name="ro1">
          <table:table-cell office:value-type="float" office:value="-0.246067" calcext:value-type="float">
            <text:p>-0.246067</text:p>
          </table:table-cell>
          <table:table-cell office:value-type="float" office:value="-0.139173" calcext:value-type="float">
            <text:p>-0.139173</text:p>
          </table:table-cell>
          <table:table-cell office:value-type="float" office:value="-0.196147" calcext:value-type="float">
            <text:p>-0.196147</text:p>
          </table:table-cell>
          <table:table-cell office:value-type="float" office:value="-0.170726" calcext:value-type="float">
            <text:p>-0.170726</text:p>
          </table:table-cell>
        </table:table-row>
        <table:table-row table:style-name="ro1">
          <table:table-cell office:value-type="float" office:value="-0.215223" calcext:value-type="float">
            <text:p>-0.215223</text:p>
          </table:table-cell>
          <table:table-cell office:value-type="float" office:value="-0.143493" calcext:value-type="float">
            <text:p>-0.143493</text:p>
          </table:table-cell>
          <table:table-cell office:value-type="float" office:value="-0.183597" calcext:value-type="float">
            <text:p>-0.183597</text:p>
          </table:table-cell>
          <table:table-cell office:value-type="float" office:value="-0.188813" calcext:value-type="float">
            <text:p>-0.188813</text:p>
          </table:table-cell>
        </table:table-row>
        <table:table-row table:style-name="ro1">
          <table:table-cell office:value-type="float" office:value="-0.084078" calcext:value-type="float">
            <text:p>-0.084078</text:p>
          </table:table-cell>
          <table:table-cell office:value-type="float" office:value="-0.147809" calcext:value-type="float">
            <text:p>-0.147809</text:p>
          </table:table-cell>
          <table:table-cell office:value-type="float" office:value="-0.173243" calcext:value-type="float">
            <text:p>-0.173243</text:p>
          </table:table-cell>
          <table:table-cell office:value-type="float" office:value="-0.169309" calcext:value-type="float">
            <text:p>-0.169309</text:p>
          </table:table-cell>
        </table:table-row>
        <table:table-row table:style-name="ro1">
          <table:table-cell office:value-type="float" office:value="-0.179075" calcext:value-type="float">
            <text:p>-0.179075</text:p>
          </table:table-cell>
          <table:table-cell office:value-type="float" office:value="-0.152123" calcext:value-type="float">
            <text:p>-0.152123</text:p>
          </table:table-cell>
          <table:table-cell office:value-type="float" office:value="-0.132348" calcext:value-type="float">
            <text:p>-0.132348</text:p>
          </table:table-cell>
          <table:table-cell office:value-type="float" office:value="-0.155354" calcext:value-type="float">
            <text:p>-0.155354</text:p>
          </table:table-cell>
        </table:table-row>
        <table:table-row table:style-name="ro1">
          <table:table-cell office:value-type="float" office:value="-0.141772" calcext:value-type="float">
            <text:p>-0.141772</text:p>
          </table:table-cell>
          <table:table-cell office:value-type="float" office:value="-0.156434" calcext:value-type="float">
            <text:p>-0.156434</text:p>
          </table:table-cell>
          <table:table-cell office:value-type="float" office:value="-0.128394" calcext:value-type="float">
            <text:p>-0.128394</text:p>
          </table:table-cell>
          <table:table-cell office:value-type="float" office:value="-0.148517" calcext:value-type="float">
            <text:p>-0.148517</text:p>
          </table:table-cell>
        </table:table-row>
        <table:table-row table:style-name="ro1">
          <table:table-cell office:value-type="float" office:value="-0.041595" calcext:value-type="float">
            <text:p>-0.041595</text:p>
          </table:table-cell>
          <table:table-cell office:value-type="float" office:value="-0.160743" calcext:value-type="float">
            <text:p>-0.160743</text:p>
          </table:table-cell>
          <table:table-cell office:value-type="float" office:value="-0.122513" calcext:value-type="float">
            <text:p>-0.122513</text:p>
          </table:table-cell>
          <table:table-cell office:value-type="float" office:value="-0.151672" calcext:value-type="float">
            <text:p>-0.151672</text:p>
          </table:table-cell>
        </table:table-row>
        <table:table-row table:style-name="ro1">
          <table:table-cell office:value-type="float" office:value="-0.195452" calcext:value-type="float">
            <text:p>-0.195452</text:p>
          </table:table-cell>
          <table:table-cell office:value-type="float" office:value="-0.165048" calcext:value-type="float">
            <text:p>-0.165048</text:p>
          </table:table-cell>
          <table:table-cell office:value-type="float" office:value="-0.109816" calcext:value-type="float">
            <text:p>-0.109816</text:p>
          </table:table-cell>
          <table:table-cell office:value-type="float" office:value="-0.15372" calcext:value-type="float">
            <text:p>-0.15372</text:p>
          </table:table-cell>
        </table:table-row>
        <table:table-row table:style-name="ro1">
          <table:table-cell office:value-type="float" office:value="-0.054671" calcext:value-type="float">
            <text:p>-0.054671</text:p>
          </table:table-cell>
          <table:table-cell office:value-type="float" office:value="-0.16935" calcext:value-type="float">
            <text:p>-0.16935</text:p>
          </table:table-cell>
          <table:table-cell office:value-type="float" office:value="-0.114784" calcext:value-type="float">
            <text:p>-0.114784</text:p>
          </table:table-cell>
          <table:table-cell office:value-type="float" office:value="-0.138971" calcext:value-type="float">
            <text:p>-0.138971</text:p>
          </table:table-cell>
        </table:table-row>
        <table:table-row table:style-name="ro1">
          <table:table-cell office:value-type="float" office:value="-0.115594" calcext:value-type="float">
            <text:p>-0.115594</text:p>
          </table:table-cell>
          <table:table-cell office:value-type="float" office:value="-0.173648" calcext:value-type="float">
            <text:p>-0.173648</text:p>
          </table:table-cell>
          <table:table-cell office:value-type="float" office:value="-0.152116" calcext:value-type="float">
            <text:p>-0.152116</text:p>
          </table:table-cell>
          <table:table-cell office:value-type="float" office:value="-0.15215" calcext:value-type="float">
            <text:p>-0.15215</text:p>
          </table:table-cell>
        </table:table-row>
        <table:table-row table:style-name="ro1">
          <table:table-cell office:value-type="float" office:value="-0.166611" calcext:value-type="float">
            <text:p>-0.166611</text:p>
          </table:table-cell>
          <table:table-cell office:value-type="float" office:value="-0.177944" calcext:value-type="float">
            <text:p>-0.177944</text:p>
          </table:table-cell>
          <table:table-cell office:value-type="float" office:value="-0.166745" calcext:value-type="float">
            <text:p>-0.166745</text:p>
          </table:table-cell>
          <table:table-cell office:value-type="float" office:value="-0.154865" calcext:value-type="float">
            <text:p>-0.154865</text:p>
          </table:table-cell>
        </table:table-row>
        <table:table-row table:style-name="ro1">
          <table:table-cell office:value-type="float" office:value="-0.228252" calcext:value-type="float">
            <text:p>-0.228252</text:p>
          </table:table-cell>
          <table:table-cell office:value-type="float" office:value="-0.182236" calcext:value-type="float">
            <text:p>-0.182236</text:p>
          </table:table-cell>
          <table:table-cell office:value-type="float" office:value="-0.166408" calcext:value-type="float">
            <text:p>-0.166408</text:p>
          </table:table-cell>
          <table:table-cell office:value-type="float" office:value="-0.149838" calcext:value-type="float">
            <text:p>-0.149838</text:p>
          </table:table-cell>
        </table:table-row>
        <table:table-row table:style-name="ro1">
          <table:table-cell office:value-type="float" office:value="-0.268601" calcext:value-type="float">
            <text:p>-0.268601</text:p>
          </table:table-cell>
          <table:table-cell office:value-type="float" office:value="-0.186524" calcext:value-type="float">
            <text:p>-0.186524</text:p>
          </table:table-cell>
          <table:table-cell office:value-type="float" office:value="-0.189097" calcext:value-type="float">
            <text:p>-0.189097</text:p>
          </table:table-cell>
          <table:table-cell office:value-type="float" office:value="-0.156517" calcext:value-type="float">
            <text:p>-0.156517</text:p>
          </table:table-cell>
        </table:table-row>
        <table:table-row table:style-name="ro1">
          <table:table-cell office:value-type="float" office:value="-0.052984" calcext:value-type="float">
            <text:p>-0.052984</text:p>
          </table:table-cell>
          <table:table-cell office:value-type="float" office:value="-0.190809" calcext:value-type="float">
            <text:p>-0.190809</text:p>
          </table:table-cell>
          <table:table-cell office:value-type="float" office:value="-0.197564" calcext:value-type="float">
            <text:p>-0.197564</text:p>
          </table:table-cell>
          <table:table-cell office:value-type="float" office:value="-0.153363" calcext:value-type="float">
            <text:p>-0.153363</text:p>
          </table:table-cell>
        </table:table-row>
        <table:table-row table:style-name="ro1">
          <table:table-cell office:value-type="float" office:value="-0.229039" calcext:value-type="float">
            <text:p>-0.229039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169209" calcext:value-type="float">
            <text:p>-0.169209</text:p>
          </table:table-cell>
          <table:table-cell office:value-type="float" office:value="-0.156123" calcext:value-type="float">
            <text:p>-0.156123</text:p>
          </table:table-cell>
        </table:table-row>
        <table:table-row table:style-name="ro1">
          <table:table-cell office:value-type="float" office:value="-0.208948" calcext:value-type="float">
            <text:p>-0.208948</text:p>
          </table:table-cell>
          <table:table-cell office:value-type="float" office:value="-0.199368" calcext:value-type="float">
            <text:p>-0.199368</text:p>
          </table:table-cell>
          <table:table-cell office:value-type="float" office:value="-0.1385" calcext:value-type="float">
            <text:p>-0.1385</text:p>
          </table:table-cell>
          <table:table-cell office:value-type="float" office:value="-0.152072" calcext:value-type="float">
            <text:p>-0.152072</text:p>
          </table:table-cell>
        </table:table-row>
        <table:table-row table:style-name="ro1">
          <table:table-cell office:value-type="float" office:value="-0.086473" calcext:value-type="float">
            <text:p>-0.086473</text:p>
          </table:table-cell>
          <table:table-cell office:value-type="float" office:value="-0.203642" calcext:value-type="float">
            <text:p>-0.203642</text:p>
          </table:table-cell>
          <table:table-cell office:value-type="float" office:value="-0.160055" calcext:value-type="float">
            <text:p>-0.160055</text:p>
          </table:table-cell>
          <table:table-cell office:value-type="float" office:value="-0.159151" calcext:value-type="float">
            <text:p>-0.159151</text:p>
          </table:table-cell>
        </table:table-row>
        <table:table-row table:style-name="ro1">
          <table:table-cell office:value-type="float" office:value="-0.115059" calcext:value-type="float">
            <text:p>-0.115059</text:p>
          </table:table-cell>
          <table:table-cell office:value-type="float" office:value="-0.207912" calcext:value-type="float">
            <text:p>-0.207912</text:p>
          </table:table-cell>
          <table:table-cell office:value-type="float" office:value="-0.131255" calcext:value-type="float">
            <text:p>-0.131255</text:p>
          </table:table-cell>
          <table:table-cell office:value-type="float" office:value="-0.151318" calcext:value-type="float">
            <text:p>-0.151318</text:p>
          </table:table-cell>
        </table:table-row>
        <table:table-row table:style-name="ro1">
          <table:table-cell office:value-type="float" office:value="-0.16076" calcext:value-type="float">
            <text:p>-0.16076</text:p>
          </table:table-cell>
          <table:table-cell office:value-type="float" office:value="-0.212178" calcext:value-type="float">
            <text:p>-0.212178</text:p>
          </table:table-cell>
          <table:table-cell office:value-type="float" office:value="-0.103672" calcext:value-type="float">
            <text:p>-0.103672</text:p>
          </table:table-cell>
          <table:table-cell office:value-type="float" office:value="-0.147327" calcext:value-type="float">
            <text:p>-0.147327</text:p>
          </table:table-cell>
        </table:table-row>
        <table:table-row table:style-name="ro1">
          <table:table-cell office:value-type="float" office:value="-0.085035" calcext:value-type="float">
            <text:p>-0.085035</text:p>
          </table:table-cell>
          <table:table-cell office:value-type="float" office:value="-0.21644" calcext:value-type="float">
            <text:p>-0.21644</text:p>
          </table:table-cell>
          <table:table-cell office:value-type="float" office:value="-0.135272" calcext:value-type="float">
            <text:p>-0.135272</text:p>
          </table:table-cell>
          <table:table-cell office:value-type="float" office:value="-0.162235" calcext:value-type="float">
            <text:p>-0.162235</text:p>
          </table:table-cell>
        </table:table-row>
        <table:table-row table:style-name="ro1">
          <table:table-cell office:value-type="float" office:value="-0.071034" calcext:value-type="float">
            <text:p>-0.071034</text:p>
          </table:table-cell>
          <table:table-cell office:value-type="float" office:value="-0.220697" calcext:value-type="float">
            <text:p>-0.220697</text:p>
          </table:table-cell>
          <table:table-cell office:value-type="float" office:value="-0.140678" calcext:value-type="float">
            <text:p>-0.140678</text:p>
          </table:table-cell>
          <table:table-cell office:value-type="float" office:value="-0.151256" calcext:value-type="float">
            <text:p>-0.151256</text:p>
          </table:table-cell>
        </table:table-row>
        <table:table-row table:style-name="ro1">
          <table:table-cell office:value-type="float" office:value="-0.244475" calcext:value-type="float">
            <text:p>-0.244475</text:p>
          </table:table-cell>
          <table:table-cell office:value-type="float" office:value="-0.224951" calcext:value-type="float">
            <text:p>-0.224951</text:p>
          </table:table-cell>
          <table:table-cell office:value-type="float" office:value="-0.153466" calcext:value-type="float">
            <text:p>-0.153466</text:p>
          </table:table-cell>
          <table:table-cell office:value-type="float" office:value="-0.146663" calcext:value-type="float">
            <text:p>-0.146663</text:p>
          </table:table-cell>
        </table:table-row>
        <table:table-row table:style-name="ro1">
          <table:table-cell office:value-type="float" office:value="-0.142089" calcext:value-type="float">
            <text:p>-0.142089</text:p>
          </table:table-cell>
          <table:table-cell office:value-type="float" office:value="-0.2292" calcext:value-type="float">
            <text:p>-0.2292</text:p>
          </table:table-cell>
          <table:table-cell office:value-type="float" office:value="-0.179854" calcext:value-type="float">
            <text:p>-0.179854</text:p>
          </table:table-cell>
          <table:table-cell office:value-type="float" office:value="-0.165969" calcext:value-type="float">
            <text:p>-0.165969</text:p>
          </table:table-cell>
        </table:table-row>
        <table:table-row table:style-name="ro1">
          <table:table-cell office:value-type="float" office:value="-0.224699" calcext:value-type="float">
            <text:p>-0.224699</text:p>
          </table:table-cell>
          <table:table-cell office:value-type="float" office:value="-0.233445" calcext:value-type="float">
            <text:p>-0.233445</text:p>
          </table:table-cell>
          <table:table-cell office:value-type="float" office:value="-0.187302" calcext:value-type="float">
            <text:p>-0.187302</text:p>
          </table:table-cell>
          <table:table-cell office:value-type="float" office:value="-0.171495" calcext:value-type="float">
            <text:p>-0.171495</text:p>
          </table:table-cell>
        </table:table-row>
        <table:table-row table:style-name="ro1">
          <table:table-cell office:value-type="float" office:value="-0.216976" calcext:value-type="float">
            <text:p>-0.216976</text:p>
          </table:table-cell>
          <table:table-cell office:value-type="float" office:value="-0.237686" calcext:value-type="float">
            <text:p>-0.237686</text:p>
          </table:table-cell>
          <table:table-cell office:value-type="float" office:value="-0.170091" calcext:value-type="float">
            <text:p>-0.170091</text:p>
          </table:table-cell>
          <table:table-cell office:value-type="float" office:value="-0.192596" calcext:value-type="float">
            <text:p>-0.192596</text:p>
          </table:table-cell>
        </table:table-row>
        <table:table-row table:style-name="ro1">
          <table:table-cell office:value-type="float" office:value="-0.108272" calcext:value-type="float">
            <text:p>-0.108272</text:p>
          </table:table-cell>
          <table:table-cell office:value-type="float" office:value="-0.241922" calcext:value-type="float">
            <text:p>-0.241922</text:p>
          </table:table-cell>
          <table:table-cell office:value-type="float" office:value="-0.201441" calcext:value-type="float">
            <text:p>-0.201441</text:p>
          </table:table-cell>
          <table:table-cell office:value-type="float" office:value="-0.215164" calcext:value-type="float">
            <text:p>-0.215164</text:p>
          </table:table-cell>
        </table:table-row>
        <table:table-row table:style-name="ro1">
          <table:table-cell office:value-type="float" office:value="-0.158423" calcext:value-type="float">
            <text:p>-0.158423</text:p>
          </table:table-cell>
          <table:table-cell office:value-type="float" office:value="-0.246153" calcext:value-type="float">
            <text:p>-0.246153</text:p>
          </table:table-cell>
          <table:table-cell office:value-type="float" office:value="-0.191669" calcext:value-type="float">
            <text:p>-0.191669</text:p>
          </table:table-cell>
          <table:table-cell office:value-type="float" office:value="-0.230531" calcext:value-type="float">
            <text:p>-0.230531</text:p>
          </table:table-cell>
        </table:table-row>
        <table:table-row table:style-name="ro1">
          <table:table-cell office:value-type="float" office:value="-0.298836" calcext:value-type="float">
            <text:p>-0.298836</text:p>
          </table:table-cell>
          <table:table-cell office:value-type="float" office:value="-0.25038" calcext:value-type="float">
            <text:p>-0.25038</text:p>
          </table:table-cell>
          <table:table-cell office:value-type="float" office:value="-0.226849" calcext:value-type="float">
            <text:p>-0.226849</text:p>
          </table:table-cell>
          <table:table-cell office:value-type="float" office:value="-0.227906" calcext:value-type="float">
            <text:p>-0.227906</text:p>
          </table:table-cell>
        </table:table-row>
        <table:table-row table:style-name="ro1">
          <table:table-cell office:value-type="float" office:value="-0.175841" calcext:value-type="float">
            <text:p>-0.175841</text:p>
          </table:table-cell>
          <table:table-cell office:value-type="float" office:value="-0.254602" calcext:value-type="float">
            <text:p>-0.254602</text:p>
          </table:table-cell>
          <table:table-cell office:value-type="float" office:value="-0.27185" calcext:value-type="float">
            <text:p>-0.27185</text:p>
          </table:table-cell>
          <table:table-cell office:value-type="float" office:value="-0.238308" calcext:value-type="float">
            <text:p>-0.238308</text:p>
          </table:table-cell>
        </table:table-row>
        <table:table-row table:style-name="ro1">
          <table:table-cell office:value-type="float" office:value="-0.392876" calcext:value-type="float">
            <text:p>-0.392876</text:p>
          </table:table-cell>
          <table:table-cell office:value-type="float" office:value="-0.258819" calcext:value-type="float">
            <text:p>-0.258819</text:p>
          </table:table-cell>
          <table:table-cell office:value-type="float" office:value="-0.288182" calcext:value-type="float">
            <text:p>-0.288182</text:p>
          </table:table-cell>
          <table:table-cell office:value-type="float" office:value="-0.232205" calcext:value-type="float">
            <text:p>-0.232205</text:p>
          </table:table-cell>
        </table:table-row>
        <table:table-row table:style-name="ro1">
          <table:table-cell office:value-type="float" office:value="-0.333277" calcext:value-type="float">
            <text:p>-0.333277</text:p>
          </table:table-cell>
          <table:table-cell office:value-type="float" office:value="-0.263031" calcext:value-type="float">
            <text:p>-0.263031</text:p>
          </table:table-cell>
          <table:table-cell office:value-type="float" office:value="-0.271533" calcext:value-type="float">
            <text:p>-0.271533</text:p>
          </table:table-cell>
          <table:table-cell office:value-type="float" office:value="-0.25157" calcext:value-type="float">
            <text:p>-0.25157</text:p>
          </table:table-cell>
        </table:table-row>
        <table:table-row table:style-name="ro1">
          <table:table-cell office:value-type="float" office:value="-0.240081" calcext:value-type="float">
            <text:p>-0.240081</text:p>
          </table:table-cell>
          <table:table-cell office:value-type="float" office:value="-0.267238" calcext:value-type="float">
            <text:p>-0.267238</text:p>
          </table:table-cell>
          <table:table-cell office:value-type="float" office:value="-0.287668" calcext:value-type="float">
            <text:p>-0.287668</text:p>
          </table:table-cell>
          <table:table-cell office:value-type="float" office:value="-0.263351" calcext:value-type="float">
            <text:p>-0.263351</text:p>
          </table:table-cell>
        </table:table-row>
        <table:table-row table:style-name="ro1">
          <table:table-cell office:value-type="float" office:value="-0.215593" calcext:value-type="float">
            <text:p>-0.215593</text:p>
          </table:table-cell>
          <table:table-cell office:value-type="float" office:value="-0.27144" calcext:value-type="float">
            <text:p>-0.27144</text:p>
          </table:table-cell>
          <table:table-cell office:value-type="float" office:value="-0.240606" calcext:value-type="float">
            <text:p>-0.240606</text:p>
          </table:table-cell>
          <table:table-cell office:value-type="float" office:value="-0.280828" calcext:value-type="float">
            <text:p>-0.280828</text:p>
          </table:table-cell>
        </table:table-row>
        <table:table-row table:style-name="ro1">
          <table:table-cell office:value-type="float" office:value="-0.256514" calcext:value-type="float">
            <text:p>-0.256514</text:p>
          </table:table-cell>
          <table:table-cell office:value-type="float" office:value="-0.275637" calcext:value-type="float">
            <text:p>-0.275637</text:p>
          </table:table-cell>
          <table:table-cell office:value-type="float" office:value="-0.259948" calcext:value-type="float">
            <text:p>-0.259948</text:p>
          </table:table-cell>
          <table:table-cell office:value-type="float" office:value="-0.292506" calcext:value-type="float">
            <text:p>-0.292506</text:p>
          </table:table-cell>
        </table:table-row>
        <table:table-row table:style-name="ro1">
          <table:table-cell office:value-type="float" office:value="-0.157565" calcext:value-type="float">
            <text:p>-0.157565</text:p>
          </table:table-cell>
          <table:table-cell office:value-type="float" office:value="-0.279829" calcext:value-type="float">
            <text:p>-0.279829</text:p>
          </table:table-cell>
          <table:table-cell office:value-type="float" office:value="-0.259505" calcext:value-type="float">
            <text:p>-0.259505</text:p>
          </table:table-cell>
          <table:table-cell office:value-type="float" office:value="-0.296685" calcext:value-type="float">
            <text:p>-0.296685</text:p>
          </table:table-cell>
        </table:table-row>
        <table:table-row table:style-name="ro1">
          <table:table-cell office:value-type="float" office:value="-0.429991" calcext:value-type="float">
            <text:p>-0.429991</text:p>
          </table:table-cell>
          <table:table-cell office:value-type="float" office:value="-0.284015" calcext:value-type="float">
            <text:p>-0.284015</text:p>
          </table:table-cell>
          <table:table-cell office:value-type="float" office:value="-0.28652" calcext:value-type="float">
            <text:p>-0.28652</text:p>
          </table:table-cell>
          <table:table-cell office:value-type="float" office:value="-0.277551" calcext:value-type="float">
            <text:p>-0.277551</text:p>
          </table:table-cell>
        </table:table-row>
        <table:table-row table:style-name="ro1">
          <table:table-cell office:value-type="float" office:value="-0.237862" calcext:value-type="float">
            <text:p>-0.237862</text:p>
          </table:table-cell>
          <table:table-cell office:value-type="float" office:value="-0.288196" calcext:value-type="float">
            <text:p>-0.288196</text:p>
          </table:table-cell>
          <table:table-cell office:value-type="float" office:value="-0.320675" calcext:value-type="float">
            <text:p>-0.320675</text:p>
          </table:table-cell>
          <table:table-cell office:value-type="float" office:value="-0.271925" calcext:value-type="float">
            <text:p>-0.271925</text:p>
          </table:table-cell>
        </table:table-row>
        <table:table-row table:style-name="ro1">
          <table:table-cell office:value-type="float" office:value="-0.350671" calcext:value-type="float">
            <text:p>-0.350671</text:p>
          </table:table-cell>
          <table:table-cell office:value-type="float" office:value="-0.292372" calcext:value-type="float">
            <text:p>-0.292372</text:p>
          </table:table-cell>
          <table:table-cell office:value-type="float" office:value="-0.333526" calcext:value-type="float">
            <text:p>-0.333526</text:p>
          </table:table-cell>
          <table:table-cell office:value-type="float" office:value="-0.278998" calcext:value-type="float">
            <text:p>-0.278998</text:p>
          </table:table-cell>
        </table:table-row>
        <table:table-row table:style-name="ro1">
          <table:table-cell office:value-type="float" office:value="-0.42729" calcext:value-type="float">
            <text:p>-0.42729</text:p>
          </table:table-cell>
          <table:table-cell office:value-type="float" office:value="-0.296542" calcext:value-type="float">
            <text:p>-0.296542</text:p>
          </table:table-cell>
          <table:table-cell office:value-type="float" office:value="-0.284008" calcext:value-type="float">
            <text:p>-0.284008</text:p>
          </table:table-cell>
          <table:table-cell office:value-type="float" office:value="-0.295153" calcext:value-type="float">
            <text:p>-0.295153</text:p>
          </table:table-cell>
        </table:table-row>
        <table:table-row table:style-name="ro1">
          <table:table-cell office:value-type="float" office:value="-0.221818" calcext:value-type="float">
            <text:p>-0.221818</text:p>
          </table:table-cell>
          <table:table-cell office:value-type="float" office:value="-0.300706" calcext:value-type="float">
            <text:p>-0.300706</text:p>
          </table:table-cell>
          <table:table-cell office:value-type="float" office:value="-0.290712" calcext:value-type="float">
            <text:p>-0.290712</text:p>
          </table:table-cell>
          <table:table-cell office:value-type="float" office:value="-0.310109" calcext:value-type="float">
            <text:p>-0.310109</text:p>
          </table:table-cell>
        </table:table-row>
        <table:table-row table:style-name="ro1">
          <table:table-cell office:value-type="float" office:value="-0.182403" calcext:value-type="float">
            <text:p>-0.182403</text:p>
          </table:table-cell>
          <table:table-cell office:value-type="float" office:value="-0.304864" calcext:value-type="float">
            <text:p>-0.304864</text:p>
          </table:table-cell>
          <table:table-cell office:value-type="float" office:value="-0.284156" calcext:value-type="float">
            <text:p>-0.284156</text:p>
          </table:table-cell>
          <table:table-cell office:value-type="float" office:value="-0.324959" calcext:value-type="float">
            <text:p>-0.324959</text:p>
          </table:table-cell>
        </table:table-row>
        <table:table-row table:style-name="ro1">
          <table:table-cell office:value-type="float" office:value="-0.271381" calcext:value-type="float">
            <text:p>-0.27138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277358" calcext:value-type="float">
            <text:p>-0.277358</text:p>
          </table:table-cell>
          <table:table-cell office:value-type="float" office:value="-0.32904" calcext:value-type="float">
            <text:p>-0.32904</text:p>
          </table:table-cell>
        </table:table-row>
        <table:table-row table:style-name="ro1">
          <table:table-cell office:value-type="float" office:value="-0.317891" calcext:value-type="float">
            <text:p>-0.317891</text:p>
          </table:table-cell>
          <table:table-cell office:value-type="float" office:value="-0.313164" calcext:value-type="float">
            <text:p>-0.313164</text:p>
          </table:table-cell>
          <table:table-cell office:value-type="float" office:value="-0.317199" calcext:value-type="float">
            <text:p>-0.317199</text:p>
          </table:table-cell>
          <table:table-cell office:value-type="float" office:value="-0.331677" calcext:value-type="float">
            <text:p>-0.331677</text:p>
          </table:table-cell>
        </table:table-row>
        <table:table-row table:style-name="ro1">
          <table:table-cell office:value-type="float" office:value="-0.3933" calcext:value-type="float">
            <text:p>-0.3933</text:p>
          </table:table-cell>
          <table:table-cell office:value-type="float" office:value="-0.317305" calcext:value-type="float">
            <text:p>-0.317305</text:p>
          </table:table-cell>
          <table:table-cell office:value-type="float" office:value="-0.344903" calcext:value-type="float">
            <text:p>-0.344903</text:p>
          </table:table-cell>
          <table:table-cell office:value-type="float" office:value="-0.327614" calcext:value-type="float">
            <text:p>-0.327614</text:p>
          </table:table-cell>
        </table:table-row>
        <table:table-row table:style-name="ro1">
          <table:table-cell office:value-type="float" office:value="-0.421021" calcext:value-type="float">
            <text:p>-0.421021</text:p>
          </table:table-cell>
          <table:table-cell office:value-type="float" office:value="-0.321439" calcext:value-type="float">
            <text:p>-0.321439</text:p>
          </table:table-cell>
          <table:table-cell office:value-type="float" office:value="-0.385603" calcext:value-type="float">
            <text:p>-0.385603</text:p>
          </table:table-cell>
          <table:table-cell office:value-type="float" office:value="-0.332287" calcext:value-type="float">
            <text:p>-0.332287</text:p>
          </table:table-cell>
        </table:table-row>
        <table:table-row table:style-name="ro1">
          <table:table-cell office:value-type="float" office:value="-0.320923" calcext:value-type="float">
            <text:p>-0.320923</text:p>
          </table:table-cell>
          <table:table-cell office:value-type="float" office:value="-0.325568" calcext:value-type="float">
            <text:p>-0.325568</text:p>
          </table:table-cell>
          <table:table-cell office:value-type="float" office:value="-0.375397" calcext:value-type="float">
            <text:p>-0.375397</text:p>
          </table:table-cell>
          <table:table-cell office:value-type="float" office:value="-0.338185" calcext:value-type="float">
            <text:p>-0.338185</text:p>
          </table:table-cell>
        </table:table-row>
        <table:table-row table:style-name="ro1">
          <table:table-cell office:value-type="float" office:value="-0.474884" calcext:value-type="float">
            <text:p>-0.474884</text:p>
          </table:table-cell>
          <table:table-cell office:value-type="float" office:value="-0.329691" calcext:value-type="float">
            <text:p>-0.329691</text:p>
          </table:table-cell>
          <table:table-cell office:value-type="float" office:value="-0.357934" calcext:value-type="float">
            <text:p>-0.357934</text:p>
          </table:table-cell>
          <table:table-cell office:value-type="float" office:value="-0.361421" calcext:value-type="float">
            <text:p>-0.361421</text:p>
          </table:table-cell>
        </table:table-row>
        <table:table-row table:style-name="ro1">
          <table:table-cell office:value-type="float" office:value="-0.26686" calcext:value-type="float">
            <text:p>-0.26686</text:p>
          </table:table-cell>
          <table:table-cell office:value-type="float" office:value="-0.333807" calcext:value-type="float">
            <text:p>-0.333807</text:p>
          </table:table-cell>
          <table:table-cell office:value-type="float" office:value="-0.369467" calcext:value-type="float">
            <text:p>-0.369467</text:p>
          </table:table-cell>
          <table:table-cell office:value-type="float" office:value="-0.375684" calcext:value-type="float">
            <text:p>-0.375684</text:p>
          </table:table-cell>
        </table:table-row>
        <table:table-row table:style-name="ro1">
          <table:table-cell office:value-type="float" office:value="-0.305982" calcext:value-type="float">
            <text:p>-0.305982</text:p>
          </table:table-cell>
          <table:table-cell office:value-type="float" office:value="-0.337917" calcext:value-type="float">
            <text:p>-0.337917</text:p>
          </table:table-cell>
          <table:table-cell office:value-type="float" office:value="-0.362622" calcext:value-type="float">
            <text:p>-0.362622</text:p>
          </table:table-cell>
          <table:table-cell office:value-type="float" office:value="-0.371819" calcext:value-type="float">
            <text:p>-0.371819</text:p>
          </table:table-cell>
        </table:table-row>
        <table:table-row table:style-name="ro1">
          <table:table-cell office:value-type="float" office:value="-0.47869" calcext:value-type="float">
            <text:p>-0.47869</text:p>
          </table:table-cell>
          <table:table-cell office:value-type="float" office:value="-0.34202" calcext:value-type="float">
            <text:p>-0.34202</text:p>
          </table:table-cell>
          <table:table-cell office:value-type="float" office:value="-0.355246" calcext:value-type="float">
            <text:p>-0.355246</text:p>
          </table:table-cell>
          <table:table-cell office:value-type="float" office:value="-0.371407" calcext:value-type="float">
            <text:p>-0.371407</text:p>
          </table:table-cell>
        </table:table-row>
        <table:table-row table:style-name="ro1">
          <table:table-cell office:value-type="float" office:value="-0.286696" calcext:value-type="float">
            <text:p>-0.286696</text:p>
          </table:table-cell>
          <table:table-cell office:value-type="float" office:value="-0.346117" calcext:value-type="float">
            <text:p>-0.346117</text:p>
          </table:table-cell>
          <table:table-cell office:value-type="float" office:value="-0.387528" calcext:value-type="float">
            <text:p>-0.387528</text:p>
          </table:table-cell>
          <table:table-cell office:value-type="float" office:value="-0.375837" calcext:value-type="float">
            <text:p>-0.375837</text:p>
          </table:table-cell>
        </table:table-row>
        <table:table-row table:style-name="ro1">
          <table:table-cell office:value-type="float" office:value="-0.438006" calcext:value-type="float">
            <text:p>-0.438006</text:p>
          </table:table-cell>
          <table:table-cell office:value-type="float" office:value="-0.350207" calcext:value-type="float">
            <text:p>-0.350207</text:p>
          </table:table-cell>
          <table:table-cell office:value-type="float" office:value="-0.381408" calcext:value-type="float">
            <text:p>-0.381408</text:p>
          </table:table-cell>
          <table:table-cell office:value-type="float" office:value="-0.387686" calcext:value-type="float">
            <text:p>-0.387686</text:p>
          </table:table-cell>
        </table:table-row>
        <table:table-row table:style-name="ro1">
          <table:table-cell office:value-type="float" office:value="-0.428268" calcext:value-type="float">
            <text:p>-0.428268</text:p>
          </table:table-cell>
          <table:table-cell office:value-type="float" office:value="-0.354291" calcext:value-type="float">
            <text:p>-0.354291</text:p>
          </table:table-cell>
          <table:table-cell office:value-type="float" office:value="-0.363422" calcext:value-type="float">
            <text:p>-0.363422</text:p>
          </table:table-cell>
          <table:table-cell office:value-type="float" office:value="-0.385265" calcext:value-type="float">
            <text:p>-0.385265</text:p>
          </table:table-cell>
        </table:table-row>
        <table:table-row table:style-name="ro1">
          <table:table-cell office:value-type="float" office:value="-0.275382" calcext:value-type="float">
            <text:p>-0.275382</text:p>
          </table:table-cell>
          <table:table-cell office:value-type="float" office:value="-0.358368" calcext:value-type="float">
            <text:p>-0.358368</text:p>
          </table:table-cell>
          <table:table-cell office:value-type="float" office:value="-0.400034" calcext:value-type="float">
            <text:p>-0.400034</text:p>
          </table:table-cell>
          <table:table-cell office:value-type="float" office:value="-0.407941" calcext:value-type="float">
            <text:p>-0.407941</text:p>
          </table:table-cell>
        </table:table-row>
        <table:table-row table:style-name="ro1">
          <table:table-cell office:value-type="float" office:value="-0.388759" calcext:value-type="float">
            <text:p>-0.388759</text:p>
          </table:table-cell>
          <table:table-cell office:value-type="float" office:value="-0.362438" calcext:value-type="float">
            <text:p>-0.362438</text:p>
          </table:table-cell>
          <table:table-cell office:value-type="float" office:value="-0.402686" calcext:value-type="float">
            <text:p>-0.402686</text:p>
          </table:table-cell>
          <table:table-cell office:value-type="float" office:value="-0.422512" calcext:value-type="float">
            <text:p>-0.422512</text:p>
          </table:table-cell>
        </table:table-row>
        <table:table-row table:style-name="ro1">
          <table:table-cell office:value-type="float" office:value="-0.469756" calcext:value-type="float">
            <text:p>-0.469756</text:p>
          </table:table-cell>
          <table:table-cell office:value-type="float" office:value="-0.366501" calcext:value-type="float">
            <text:p>-0.366501</text:p>
          </table:table-cell>
          <table:table-cell office:value-type="float" office:value="-0.406681" calcext:value-type="float">
            <text:p>-0.406681</text:p>
          </table:table-cell>
          <table:table-cell office:value-type="float" office:value="-0.425823" calcext:value-type="float">
            <text:p>-0.425823</text:p>
          </table:table-cell>
        </table:table-row>
        <table:table-row table:style-name="ro1">
          <table:table-cell office:value-type="float" office:value="-0.451267" calcext:value-type="float">
            <text:p>-0.451267</text:p>
          </table:table-cell>
          <table:table-cell office:value-type="float" office:value="-0.370557" calcext:value-type="float">
            <text:p>-0.370557</text:p>
          </table:table-cell>
          <table:table-cell office:value-type="float" office:value="-0.454864" calcext:value-type="float">
            <text:p>-0.454864</text:p>
          </table:table-cell>
          <table:table-cell office:value-type="float" office:value="-0.421841" calcext:value-type="float">
            <text:p>-0.421841</text:p>
          </table:table-cell>
        </table:table-row>
        <table:table-row table:style-name="ro1">
          <table:table-cell office:value-type="float" office:value="-0.448244" calcext:value-type="float">
            <text:p>-0.448244</text:p>
          </table:table-cell>
          <table:table-cell office:value-type="float" office:value="-0.374607" calcext:value-type="float">
            <text:p>-0.374607</text:p>
          </table:table-cell>
          <table:table-cell office:value-type="float" office:value="-0.470367" calcext:value-type="float">
            <text:p>-0.470367</text:p>
          </table:table-cell>
          <table:table-cell office:value-type="float" office:value="-0.429269" calcext:value-type="float">
            <text:p>-0.429269</text:p>
          </table:table-cell>
        </table:table-row>
        <table:table-row table:style-name="ro1">
          <table:table-cell office:value-type="float" office:value="-0.516297" calcext:value-type="float">
            <text:p>-0.516297</text:p>
          </table:table-cell>
          <table:table-cell office:value-type="float" office:value="-0.378649" calcext:value-type="float">
            <text:p>-0.378649</text:p>
          </table:table-cell>
          <table:table-cell office:value-type="float" office:value="-0.479438" calcext:value-type="float">
            <text:p>-0.479438</text:p>
          </table:table-cell>
          <table:table-cell office:value-type="float" office:value="-0.415976" calcext:value-type="float">
            <text:p>-0.415976</text:p>
          </table:table-cell>
        </table:table-row>
        <table:table-row table:style-name="ro1">
          <table:table-cell office:value-type="float" office:value="-0.466271" calcext:value-type="float">
            <text:p>-0.466271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437763" calcext:value-type="float">
            <text:p>-0.437763</text:p>
          </table:table-cell>
          <table:table-cell office:value-type="float" office:value="-0.41823" calcext:value-type="float">
            <text:p>-0.41823</text:p>
          </table:table-cell>
        </table:table-row>
        <table:table-row table:style-name="ro1">
          <table:table-cell office:value-type="float" office:value="-0.515111" calcext:value-type="float">
            <text:p>-0.515111</text:p>
          </table:table-cell>
          <table:table-cell office:value-type="float" office:value="-0.386711" calcext:value-type="float">
            <text:p>-0.386711</text:p>
          </table:table-cell>
          <table:table-cell office:value-type="float" office:value="-0.452056" calcext:value-type="float">
            <text:p>-0.452056</text:p>
          </table:table-cell>
          <table:table-cell office:value-type="float" office:value="-0.423199" calcext:value-type="float">
            <text:p>-0.423199</text:p>
          </table:table-cell>
        </table:table-row>
        <table:table-row table:style-name="ro1">
          <table:table-cell office:value-type="float" office:value="-0.242894" calcext:value-type="float">
            <text:p>-0.242894</text:p>
          </table:table-cell>
          <table:table-cell office:value-type="float" office:value="-0.390731" calcext:value-type="float">
            <text:p>-0.390731</text:p>
          </table:table-cell>
          <table:table-cell office:value-type="float" office:value="-0.405206" calcext:value-type="float">
            <text:p>-0.405206</text:p>
          </table:table-cell>
          <table:table-cell office:value-type="float" office:value="-0.418436" calcext:value-type="float">
            <text:p>-0.418436</text:p>
          </table:table-cell>
        </table:table-row>
        <table:table-row table:style-name="ro1">
          <table:table-cell office:value-type="float" office:value="-0.519711" calcext:value-type="float">
            <text:p>-0.519711</text:p>
          </table:table-cell>
          <table:table-cell office:value-type="float" office:value="-0.394744" calcext:value-type="float">
            <text:p>-0.394744</text:p>
          </table:table-cell>
          <table:table-cell office:value-type="float" office:value="-0.371986" calcext:value-type="float">
            <text:p>-0.371986</text:p>
          </table:table-cell>
          <table:table-cell office:value-type="float" office:value="-0.407744" calcext:value-type="float">
            <text:p>-0.407744</text:p>
          </table:table-cell>
        </table:table-row>
        <table:table-row table:style-name="ro1">
          <table:table-cell office:value-type="float" office:value="-0.282043" calcext:value-type="float">
            <text:p>-0.282043</text:p>
          </table:table-cell>
          <table:table-cell office:value-type="float" office:value="-0.398749" calcext:value-type="float">
            <text:p>-0.398749</text:p>
          </table:table-cell>
          <table:table-cell office:value-type="float" office:value="-0.357649" calcext:value-type="float">
            <text:p>-0.357649</text:p>
          </table:table-cell>
          <table:table-cell office:value-type="float" office:value="-0.414135" calcext:value-type="float">
            <text:p>-0.414135</text:p>
          </table:table-cell>
        </table:table-row>
        <table:table-row table:style-name="ro1">
          <table:table-cell office:value-type="float" office:value="-0.300173" calcext:value-type="float">
            <text:p>-0.300173</text:p>
          </table:table-cell>
          <table:table-cell office:value-type="float" office:value="-0.402747" calcext:value-type="float">
            <text:p>-0.402747</text:p>
          </table:table-cell>
          <table:table-cell office:value-type="float" office:value="-0.392541" calcext:value-type="float">
            <text:p>-0.392541</text:p>
          </table:table-cell>
          <table:table-cell office:value-type="float" office:value="-0.408911" calcext:value-type="float">
            <text:p>-0.408911</text:p>
          </table:table-cell>
        </table:table-row>
        <table:table-row table:style-name="ro1">
          <table:table-cell office:value-type="float" office:value="-0.443426" calcext:value-type="float">
            <text:p>-0.443426</text:p>
          </table:table-cell>
          <table:table-cell office:value-type="float" office:value="-0.406737" calcext:value-type="float">
            <text:p>-0.406737</text:p>
          </table:table-cell>
          <table:table-cell office:value-type="float" office:value="-0.35533" calcext:value-type="float">
            <text:p>-0.35533</text:p>
          </table:table-cell>
          <table:table-cell office:value-type="float" office:value="-0.400369" calcext:value-type="float">
            <text:p>-0.400369</text:p>
          </table:table-cell>
        </table:table-row>
        <table:table-row table:style-name="ro1">
          <table:table-cell office:value-type="float" office:value="-0.417354" calcext:value-type="float">
            <text:p>-0.417354</text:p>
          </table:table-cell>
          <table:table-cell office:value-type="float" office:value="-0.410719" calcext:value-type="float">
            <text:p>-0.410719</text:p>
          </table:table-cell>
          <table:table-cell office:value-type="float" office:value="-0.402631" calcext:value-type="float">
            <text:p>-0.402631</text:p>
          </table:table-cell>
          <table:table-cell office:value-type="float" office:value="-0.381443" calcext:value-type="float">
            <text:p>-0.381443</text:p>
          </table:table-cell>
        </table:table-row>
        <table:table-row table:style-name="ro1">
          <table:table-cell office:value-type="float" office:value="-0.333657" calcext:value-type="float">
            <text:p>-0.333657</text:p>
          </table:table-cell>
          <table:table-cell office:value-type="float" office:value="-0.414693" calcext:value-type="float">
            <text:p>-0.414693</text:p>
          </table:table-cell>
          <table:table-cell office:value-type="float" office:value="-0.434362" calcext:value-type="float">
            <text:p>-0.434362</text:p>
          </table:table-cell>
          <table:table-cell office:value-type="float" office:value="-0.395814" calcext:value-type="float">
            <text:p>-0.395814</text:p>
          </table:table-cell>
        </table:table-row>
        <table:table-row table:style-name="ro1">
          <table:table-cell office:value-type="float" office:value="-0.518548" calcext:value-type="float">
            <text:p>-0.518548</text:p>
          </table:table-cell>
          <table:table-cell office:value-type="float" office:value="-0.41866" calcext:value-type="float">
            <text:p>-0.41866</text:p>
          </table:table-cell>
          <table:table-cell office:value-type="float" office:value="-0.42014" calcext:value-type="float">
            <text:p>-0.42014</text:p>
          </table:table-cell>
          <table:table-cell office:value-type="float" office:value="-0.39263" calcext:value-type="float">
            <text:p>-0.39263</text:p>
          </table:table-cell>
        </table:table-row>
        <table:table-row table:style-name="ro1">
          <table:table-cell office:value-type="float" office:value="-0.458829" calcext:value-type="float">
            <text:p>-0.458829</text:p>
          </table:table-cell>
          <table:table-cell office:value-type="float" office:value="-0.422618" calcext:value-type="float">
            <text:p>-0.422618</text:p>
          </table:table-cell>
          <table:table-cell office:value-type="float" office:value="-0.398055" calcext:value-type="float">
            <text:p>-0.398055</text:p>
          </table:table-cell>
          <table:table-cell office:value-type="float" office:value="-0.403659" calcext:value-type="float">
            <text:p>-0.403659</text:p>
          </table:table-cell>
        </table:table-row>
        <table:table-row table:style-name="ro1">
          <table:table-cell office:value-type="float" office:value="-0.372313" calcext:value-type="float">
            <text:p>-0.372313</text:p>
          </table:table-cell>
          <table:table-cell office:value-type="float" office:value="-0.426569" calcext:value-type="float">
            <text:p>-0.426569</text:p>
          </table:table-cell>
          <table:table-cell office:value-type="float" office:value="-0.411517" calcext:value-type="float">
            <text:p>-0.411517</text:p>
          </table:table-cell>
          <table:table-cell office:value-type="float" office:value="-0.41115" calcext:value-type="float">
            <text:p>-0.41115</text:p>
          </table:table-cell>
        </table:table-row>
        <table:table-row table:style-name="ro1">
          <table:table-cell office:value-type="float" office:value="-0.306929" calcext:value-type="float">
            <text:p>-0.306929</text:p>
          </table:table-cell>
          <table:table-cell office:value-type="float" office:value="-0.430511" calcext:value-type="float">
            <text:p>-0.430511</text:p>
          </table:table-cell>
          <table:table-cell office:value-type="float" office:value="-0.404744" calcext:value-type="float">
            <text:p>-0.404744</text:p>
          </table:table-cell>
          <table:table-cell office:value-type="float" office:value="-0.411119" calcext:value-type="float">
            <text:p>-0.411119</text:p>
          </table:table-cell>
        </table:table-row>
        <table:table-row table:style-name="ro1">
          <table:table-cell office:value-type="float" office:value="-0.400967" calcext:value-type="float">
            <text:p>-0.400967</text:p>
          </table:table-cell>
          <table:table-cell office:value-type="float" office:value="-0.434445" calcext:value-type="float">
            <text:p>-0.434445</text:p>
          </table:table-cell>
          <table:table-cell office:value-type="float" office:value="-0.393651" calcext:value-type="float">
            <text:p>-0.393651</text:p>
          </table:table-cell>
          <table:table-cell office:value-type="float" office:value="-0.407422" calcext:value-type="float">
            <text:p>-0.407422</text:p>
          </table:table-cell>
        </table:table-row>
        <table:table-row table:style-name="ro1">
          <table:table-cell office:value-type="float" office:value="-0.484685" calcext:value-type="float">
            <text:p>-0.484685</text:p>
          </table:table-cell>
          <table:table-cell office:value-type="float" office:value="-0.438371" calcext:value-type="float">
            <text:p>-0.438371</text:p>
          </table:table-cell>
          <table:table-cell office:value-type="float" office:value="-0.395705" calcext:value-type="float">
            <text:p>-0.395705</text:p>
          </table:table-cell>
          <table:table-cell office:value-type="float" office:value="-0.424641" calcext:value-type="float">
            <text:p>-0.424641</text:p>
          </table:table-cell>
        </table:table-row>
        <table:table-row table:style-name="ro1">
          <table:table-cell office:value-type="float" office:value="-0.403365" calcext:value-type="float">
            <text:p>-0.403365</text:p>
          </table:table-cell>
          <table:table-cell office:value-type="float" office:value="-0.442289" calcext:value-type="float">
            <text:p>-0.442289</text:p>
          </table:table-cell>
          <table:table-cell office:value-type="float" office:value="-0.422936" calcext:value-type="float">
            <text:p>-0.422936</text:p>
          </table:table-cell>
          <table:table-cell office:value-type="float" office:value="-0.419489" calcext:value-type="float">
            <text:p>-0.419489</text:p>
          </table:table-cell>
        </table:table-row>
        <table:table-row table:style-name="ro1">
          <table:table-cell office:value-type="float" office:value="-0.382581" calcext:value-type="float">
            <text:p>-0.382581</text:p>
          </table:table-cell>
          <table:table-cell office:value-type="float" office:value="-0.446198" calcext:value-type="float">
            <text:p>-0.446198</text:p>
          </table:table-cell>
          <table:table-cell office:value-type="float" office:value="-0.418079" calcext:value-type="float">
            <text:p>-0.418079</text:p>
          </table:table-cell>
          <table:table-cell office:value-type="float" office:value="-0.409526" calcext:value-type="float">
            <text:p>-0.409526</text:p>
          </table:table-cell>
        </table:table-row>
        <table:table-row table:style-name="ro1">
          <table:table-cell office:value-type="float" office:value="-0.443082" calcext:value-type="float">
            <text:p>-0.443082</text:p>
          </table:table-cell>
          <table:table-cell office:value-type="float" office:value="-0.450098" calcext:value-type="float">
            <text:p>-0.450098</text:p>
          </table:table-cell>
          <table:table-cell office:value-type="float" office:value="-0.425756" calcext:value-type="float">
            <text:p>-0.425756</text:p>
          </table:table-cell>
          <table:table-cell office:value-type="float" office:value="-0.425284" calcext:value-type="float">
            <text:p>-0.425284</text:p>
          </table:table-cell>
        </table:table-row>
        <table:table-row table:style-name="ro1">
          <table:table-cell office:value-type="float" office:value="-0.376683" calcext:value-type="float">
            <text:p>-0.376683</text:p>
          </table:table-cell>
          <table:table-cell office:value-type="float" office:value="-0.45399" calcext:value-type="float">
            <text:p>-0.45399</text:p>
          </table:table-cell>
          <table:table-cell office:value-type="float" office:value="-0.437458" calcext:value-type="float">
            <text:p>-0.437458</text:p>
          </table:table-cell>
          <table:table-cell office:value-type="float" office:value="-0.452859" calcext:value-type="float">
            <text:p>-0.452859</text:p>
          </table:table-cell>
        </table:table-row>
        <table:table-row table:style-name="ro1">
          <table:table-cell office:value-type="float" office:value="-0.523072" calcext:value-type="float">
            <text:p>-0.523072</text:p>
          </table:table-cell>
          <table:table-cell office:value-type="float" office:value="-0.457874" calcext:value-type="float">
            <text:p>-0.457874</text:p>
          </table:table-cell>
          <table:table-cell office:value-type="float" office:value="-0.430788" calcext:value-type="float">
            <text:p>-0.430788</text:p>
          </table:table-cell>
          <table:table-cell office:value-type="float" office:value="-0.44956" calcext:value-type="float">
            <text:p>-0.44956</text:p>
          </table:table-cell>
        </table:table-row>
        <table:table-row table:style-name="ro1">
          <table:table-cell office:value-type="float" office:value="-0.461875" calcext:value-type="float">
            <text:p>-0.461875</text:p>
          </table:table-cell>
          <table:table-cell office:value-type="float" office:value="-0.461749" calcext:value-type="float">
            <text:p>-0.461749</text:p>
          </table:table-cell>
          <table:table-cell office:value-type="float" office:value="-0.451302" calcext:value-type="float">
            <text:p>-0.451302</text:p>
          </table:table-cell>
          <table:table-cell office:value-type="float" office:value="-0.44043" calcext:value-type="float">
            <text:p>-0.44043</text:p>
          </table:table-cell>
        </table:table-row>
        <table:table-row table:style-name="ro1">
          <table:table-cell office:value-type="float" office:value="-0.349232" calcext:value-type="float">
            <text:p>-0.349232</text:p>
          </table:table-cell>
          <table:table-cell office:value-type="float" office:value="-0.465615" calcext:value-type="float">
            <text:p>-0.465615</text:p>
          </table:table-cell>
          <table:table-cell office:value-type="float" office:value="-0.498017" calcext:value-type="float">
            <text:p>-0.498017</text:p>
          </table:table-cell>
          <table:table-cell office:value-type="float" office:value="-0.457661" calcext:value-type="float">
            <text:p>-0.457661</text:p>
          </table:table-cell>
        </table:table-row>
        <table:table-row table:style-name="ro1">
          <table:table-cell office:value-type="float" office:value="-0.545652" calcext:value-type="float">
            <text:p>-0.545652</text:p>
          </table:table-cell>
          <table:table-cell office:value-type="float" office:value="-0.469472" calcext:value-type="float">
            <text:p>-0.469472</text:p>
          </table:table-cell>
          <table:table-cell office:value-type="float" office:value="-0.466337" calcext:value-type="float">
            <text:p>-0.466337</text:p>
          </table:table-cell>
          <table:table-cell office:value-type="float" office:value="-0.477755" calcext:value-type="float">
            <text:p>-0.477755</text:p>
          </table:table-cell>
        </table:table-row>
        <table:table-row table:style-name="ro1">
          <table:table-cell office:value-type="float" office:value="-0.610255" calcext:value-type="float">
            <text:p>-0.610255</text:p>
          </table:table-cell>
          <table:table-cell office:value-type="float" office:value="-0.47332" calcext:value-type="float">
            <text:p>-0.47332</text:p>
          </table:table-cell>
          <table:table-cell office:value-type="float" office:value="-0.450815" calcext:value-type="float">
            <text:p>-0.450815</text:p>
          </table:table-cell>
          <table:table-cell office:value-type="float" office:value="-0.476258" calcext:value-type="float">
            <text:p>-0.476258</text:p>
          </table:table-cell>
        </table:table-row>
        <table:table-row table:style-name="ro1">
          <table:table-cell office:value-type="float" office:value="-0.364674" calcext:value-type="float">
            <text:p>-0.364674</text:p>
          </table:table-cell>
          <table:table-cell office:value-type="float" office:value="-0.477159" calcext:value-type="float">
            <text:p>-0.477159</text:p>
          </table:table-cell>
          <table:table-cell office:value-type="float" office:value="-0.49955" calcext:value-type="float">
            <text:p>-0.49955</text:p>
          </table:table-cell>
          <table:table-cell office:value-type="float" office:value="-0.493469" calcext:value-type="float">
            <text:p>-0.493469</text:p>
          </table:table-cell>
        </table:table-row>
        <table:table-row table:style-name="ro1">
          <table:table-cell office:value-type="float" office:value="-0.384263" calcext:value-type="float">
            <text:p>-0.384263</text:p>
          </table:table-cell>
          <table:table-cell office:value-type="float" office:value="-0.480989" calcext:value-type="float">
            <text:p>-0.480989</text:p>
          </table:table-cell>
          <table:table-cell office:value-type="float" office:value="-0.51114" calcext:value-type="float">
            <text:p>-0.51114</text:p>
          </table:table-cell>
          <table:table-cell office:value-type="float" office:value="-0.504239" calcext:value-type="float">
            <text:p>-0.504239</text:p>
          </table:table-cell>
        </table:table-row>
        <table:table-row table:style-name="ro1">
          <table:table-cell office:value-type="float" office:value="-0.592906" calcext:value-type="float">
            <text:p>-0.592906</text:p>
          </table:table-cell>
          <table:table-cell office:value-type="float" office:value="-0.48481" calcext:value-type="float">
            <text:p>-0.48481</text:p>
          </table:table-cell>
          <table:table-cell office:value-type="float" office:value="-0.474412" calcext:value-type="float">
            <text:p>-0.474412</text:p>
          </table:table-cell>
          <table:table-cell office:value-type="float" office:value="-0.498784" calcext:value-type="float">
            <text:p>-0.498784</text:p>
          </table:table-cell>
        </table:table-row>
        <table:table-row table:style-name="ro1">
          <table:table-cell office:value-type="float" office:value="-0.603605" calcext:value-type="float">
            <text:p>-0.603605</text:p>
          </table:table-cell>
          <table:table-cell office:value-type="float" office:value="-0.488621" calcext:value-type="float">
            <text:p>-0.488621</text:p>
          </table:table-cell>
          <table:table-cell office:value-type="float" office:value="-0.514678" calcext:value-type="float">
            <text:p>-0.514678</text:p>
          </table:table-cell>
          <table:table-cell office:value-type="float" office:value="-0.526529" calcext:value-type="float">
            <text:p>-0.526529</text:p>
          </table:table-cell>
        </table:table-row>
        <table:table-row table:style-name="ro1">
          <table:table-cell office:value-type="float" office:value="-0.426616" calcext:value-type="float">
            <text:p>-0.426616</text:p>
          </table:table-cell>
          <table:table-cell office:value-type="float" office:value="-0.492424" calcext:value-type="float">
            <text:p>-0.492424</text:p>
          </table:table-cell>
          <table:table-cell office:value-type="float" office:value="-0.566135" calcext:value-type="float">
            <text:p>-0.566135</text:p>
          </table:table-cell>
          <table:table-cell office:value-type="float" office:value="-0.529926" calcext:value-type="float">
            <text:p>-0.529926</text:p>
          </table:table-cell>
        </table:table-row>
        <table:table-row table:style-name="ro1">
          <table:table-cell office:value-type="float" office:value="-0.566004" calcext:value-type="float">
            <text:p>-0.566004</text:p>
          </table:table-cell>
          <table:table-cell office:value-type="float" office:value="-0.496217" calcext:value-type="float">
            <text:p>-0.496217</text:p>
          </table:table-cell>
          <table:table-cell office:value-type="float" office:value="-0.527928" calcext:value-type="float">
            <text:p>-0.527928</text:p>
          </table:table-cell>
          <table:table-cell office:value-type="float" office:value="-0.515621" calcext:value-type="float">
            <text:p>-0.515621</text:p>
          </table:table-cell>
        </table:table-row>
        <table:table-row table:style-name="ro1">
          <table:table-cell office:value-type="float" office:value="-0.641544" calcext:value-type="float">
            <text:p>-0.641544</text:p>
          </table:table-cell>
          <table:table-cell office:value-type="float" office:value="-0.5" calcext:value-type="float">
            <text:p>-0.5</text:p>
          </table:table-cell>
          <table:table-cell office:value-type="float" office:value="-0.538092" calcext:value-type="float">
            <text:p>-0.538092</text:p>
          </table:table-cell>
          <table:table-cell office:value-type="float" office:value="-0.533778" calcext:value-type="float">
            <text:p>-0.533778</text:p>
          </table:table-cell>
        </table:table-row>
        <table:table-row table:style-name="ro1">
          <table:table-cell office:value-type="float" office:value="-0.401873" calcext:value-type="float">
            <text:p>-0.401873</text:p>
          </table:table-cell>
          <table:table-cell office:value-type="float" office:value="-0.503774" calcext:value-type="float">
            <text:p>-0.503774</text:p>
          </table:table-cell>
          <table:table-cell office:value-type="float" office:value="-0.569372" calcext:value-type="float">
            <text:p>-0.569372</text:p>
          </table:table-cell>
          <table:table-cell office:value-type="float" office:value="-0.559543" calcext:value-type="float">
            <text:p>-0.559543</text:p>
          </table:table-cell>
        </table:table-row>
        <table:table-row table:style-name="ro1">
          <table:table-cell office:value-type="float" office:value="-0.654427" calcext:value-type="float">
            <text:p>-0.654427</text:p>
          </table:table-cell>
          <table:table-cell office:value-type="float" office:value="-0.507538" calcext:value-type="float">
            <text:p>-0.507538</text:p>
          </table:table-cell>
          <table:table-cell office:value-type="float" office:value="-0.546751" calcext:value-type="float">
            <text:p>-0.546751</text:p>
          </table:table-cell>
          <table:table-cell office:value-type="float" office:value="-0.55361" calcext:value-type="float">
            <text:p>-0.55361</text:p>
          </table:table-cell>
        </table:table-row>
        <table:table-row table:style-name="ro1">
          <table:table-cell office:value-type="float" office:value="-0.583016" calcext:value-type="float">
            <text:p>-0.583016</text:p>
          </table:table-cell>
          <table:table-cell office:value-type="float" office:value="-0.511293" calcext:value-type="float">
            <text:p>-0.511293</text:p>
          </table:table-cell>
          <table:table-cell office:value-type="float" office:value="-0.531324" calcext:value-type="float">
            <text:p>-0.531324</text:p>
          </table:table-cell>
          <table:table-cell office:value-type="float" office:value="-0.54447" calcext:value-type="float">
            <text:p>-0.54447</text:p>
          </table:table-cell>
        </table:table-row>
        <table:table-row table:style-name="ro1">
          <table:table-cell office:value-type="float" office:value="-0.452899" calcext:value-type="float">
            <text:p>-0.452899</text:p>
          </table:table-cell>
          <table:table-cell office:value-type="float" office:value="-0.515038" calcext:value-type="float">
            <text:p>-0.515038</text:p>
          </table:table-cell>
          <table:table-cell office:value-type="float" office:value="-0.584485" calcext:value-type="float">
            <text:p>-0.584485</text:p>
          </table:table-cell>
          <table:table-cell office:value-type="float" office:value="-0.562328" calcext:value-type="float">
            <text:p>-0.562328</text:p>
          </table:table-cell>
        </table:table-row>
        <table:table-row table:style-name="ro1">
          <table:table-cell office:value-type="float" office:value="-0.564408" calcext:value-type="float">
            <text:p>-0.564408</text:p>
          </table:table-cell>
          <table:table-cell office:value-type="float" office:value="-0.518773" calcext:value-type="float">
            <text:p>-0.518773</text:p>
          </table:table-cell>
          <table:table-cell office:value-type="float" office:value="-0.559129" calcext:value-type="float">
            <text:p>-0.559129</text:p>
          </table:table-cell>
          <table:table-cell office:value-type="float" office:value="-0.565282" calcext:value-type="float">
            <text:p>-0.565282</text:p>
          </table:table-cell>
        </table:table-row>
        <table:table-row table:style-name="ro1">
          <table:table-cell office:value-type="float" office:value="-0.667678" calcext:value-type="float">
            <text:p>-0.667678</text:p>
          </table:table-cell>
          <table:table-cell office:value-type="float" office:value="-0.522499" calcext:value-type="float">
            <text:p>-0.522499</text:p>
          </table:table-cell>
          <table:table-cell office:value-type="float" office:value="-0.543138" calcext:value-type="float">
            <text:p>-0.543138</text:p>
          </table:table-cell>
          <table:table-cell office:value-type="float" office:value="-0.552586" calcext:value-type="float">
            <text:p>-0.552586</text:p>
          </table:table-cell>
        </table:table-row>
        <table:table-row table:style-name="ro1">
          <table:table-cell office:value-type="float" office:value="-0.527643" calcext:value-type="float">
            <text:p>-0.527643</text:p>
          </table:table-cell>
          <table:table-cell office:value-type="float" office:value="-0.526214" calcext:value-type="float">
            <text:p>-0.526214</text:p>
          </table:table-cell>
          <table:table-cell office:value-type="float" office:value="-0.577168" calcext:value-type="float">
            <text:p>-0.577168</text:p>
          </table:table-cell>
          <table:table-cell office:value-type="float" office:value="-0.571749" calcext:value-type="float">
            <text:p>-0.571749</text:p>
          </table:table-cell>
        </table:table-row>
        <table:table-row table:style-name="ro1">
          <table:table-cell office:value-type="float" office:value="-0.503064" calcext:value-type="float">
            <text:p>-0.503064</text:p>
          </table:table-cell>
          <table:table-cell office:value-type="float" office:value="-0.529919" calcext:value-type="float">
            <text:p>-0.529919</text:p>
          </table:table-cell>
          <table:table-cell office:value-type="float" office:value="-0.583987" calcext:value-type="float">
            <text:p>-0.583987</text:p>
          </table:table-cell>
          <table:table-cell office:value-type="float" office:value="-0.554942" calcext:value-type="float">
            <text:p>-0.554942</text:p>
          </table:table-cell>
        </table:table-row>
        <table:table-row table:style-name="ro1">
          <table:table-cell office:value-type="float" office:value="-0.62305" calcext:value-type="float">
            <text:p>-0.62305</text:p>
          </table:table-cell>
          <table:table-cell office:value-type="float" office:value="-0.533615" calcext:value-type="float">
            <text:p>-0.533615</text:p>
          </table:table-cell>
          <table:table-cell office:value-type="float" office:value="-0.550828" calcext:value-type="float">
            <text:p>-0.550828</text:p>
          </table:table-cell>
          <table:table-cell office:value-type="float" office:value="-0.541113" calcext:value-type="float">
            <text:p>-0.541113</text:p>
          </table:table-cell>
        </table:table-row>
        <table:table-row table:style-name="ro1">
          <table:table-cell office:value-type="float" office:value="-0.598503" calcext:value-type="float">
            <text:p>-0.598503</text:p>
          </table:table-cell>
          <table:table-cell office:value-type="float" office:value="-0.5373" calcext:value-type="float">
            <text:p>-0.5373</text:p>
          </table:table-cell>
          <table:table-cell office:value-type="float" office:value="-0.567833" calcext:value-type="float">
            <text:p>-0.567833</text:p>
          </table:table-cell>
          <table:table-cell office:value-type="float" office:value="-0.551434" calcext:value-type="float">
            <text:p>-0.551434</text:p>
          </table:table-cell>
        </table:table-row>
        <table:table-row table:style-name="ro1">
          <table:table-cell office:value-type="float" office:value="-0.501882" calcext:value-type="float">
            <text:p>-0.501882</text:p>
          </table:table-cell>
          <table:table-cell office:value-type="float" office:value="-0.540974" calcext:value-type="float">
            <text:p>-0.540974</text:p>
          </table:table-cell>
          <table:table-cell office:value-type="float" office:value="-0.56113" calcext:value-type="float">
            <text:p>-0.56113</text:p>
          </table:table-cell>
          <table:table-cell office:value-type="float" office:value="-0.544039" calcext:value-type="float">
            <text:p>-0.544039</text:p>
          </table:table-cell>
        </table:table-row>
        <table:table-row table:style-name="ro1">
          <table:table-cell office:value-type="float" office:value="-0.612667" calcext:value-type="float">
            <text:p>-0.612667</text:p>
          </table:table-cell>
          <table:table-cell office:value-type="float" office:value="-0.544639" calcext:value-type="float">
            <text:p>-0.544639</text:p>
          </table:table-cell>
          <table:table-cell office:value-type="float" office:value="-0.522699" calcext:value-type="float">
            <text:p>-0.522699</text:p>
          </table:table-cell>
          <table:table-cell office:value-type="float" office:value="-0.5275" calcext:value-type="float">
            <text:p>-0.5275</text:p>
          </table:table-cell>
        </table:table-row>
        <table:table-row table:style-name="ro1">
          <table:table-cell office:value-type="float" office:value="-0.46955" calcext:value-type="float">
            <text:p>-0.46955</text:p>
          </table:table-cell>
          <table:table-cell office:value-type="float" office:value="-0.548293" calcext:value-type="float">
            <text:p>-0.548293</text:p>
          </table:table-cell>
          <table:table-cell office:value-type="float" office:value="-0.516286" calcext:value-type="float">
            <text:p>-0.516286</text:p>
          </table:table-cell>
          <table:table-cell office:value-type="float" office:value="-0.532072" calcext:value-type="float">
            <text:p>-0.532072</text:p>
          </table:table-cell>
        </table:table-row>
        <table:table-row table:style-name="ro1">
          <table:table-cell office:value-type="float" office:value="-0.430893" calcext:value-type="float">
            <text:p>-0.430893</text:p>
          </table:table-cell>
          <table:table-cell office:value-type="float" office:value="-0.551937" calcext:value-type="float">
            <text:p>-0.551937</text:p>
          </table:table-cell>
          <table:table-cell office:value-type="float" office:value="-0.512521" calcext:value-type="float">
            <text:p>-0.512521</text:p>
          </table:table-cell>
          <table:table-cell office:value-type="float" office:value="-0.54569" calcext:value-type="float">
            <text:p>-0.54569</text:p>
          </table:table-cell>
        </table:table-row>
        <table:table-row table:style-name="ro1">
          <table:table-cell office:value-type="float" office:value="-0.566437" calcext:value-type="float">
            <text:p>-0.566437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487137" calcext:value-type="float">
            <text:p>-0.487137</text:p>
          </table:table-cell>
          <table:table-cell office:value-type="float" office:value="-0.532707" calcext:value-type="float">
            <text:p>-0.532707</text:p>
          </table:table-cell>
        </table:table-row>
        <table:table-row table:style-name="ro1">
          <table:table-cell office:value-type="float" office:value="-0.483057" calcext:value-type="float">
            <text:p>-0.483057</text:p>
          </table:table-cell>
          <table:table-cell office:value-type="float" office:value="-0.559193" calcext:value-type="float">
            <text:p>-0.559193</text:p>
          </table:table-cell>
          <table:table-cell office:value-type="float" office:value="-0.508814" calcext:value-type="float">
            <text:p>-0.508814</text:p>
          </table:table-cell>
          <table:table-cell office:value-type="float" office:value="-0.541111" calcext:value-type="float">
            <text:p>-0.541111</text:p>
          </table:table-cell>
        </table:table-row>
        <table:table-row table:style-name="ro1">
          <table:table-cell office:value-type="float" office:value="-0.485748" calcext:value-type="float">
            <text:p>-0.485748</text:p>
          </table:table-cell>
          <table:table-cell office:value-type="float" office:value="-0.562805" calcext:value-type="float">
            <text:p>-0.562805</text:p>
          </table:table-cell>
          <table:table-cell office:value-type="float" office:value="-0.553209" calcext:value-type="float">
            <text:p>-0.553209</text:p>
          </table:table-cell>
          <table:table-cell office:value-type="float" office:value="-0.556767" calcext:value-type="float">
            <text:p>-0.556767</text:p>
          </table:table-cell>
        </table:table-row>
        <table:table-row table:style-name="ro1">
          <table:table-cell office:value-type="float" office:value="-0.577938" calcext:value-type="float">
            <text:p>-0.577938</text:p>
          </table:table-cell>
          <table:table-cell office:value-type="float" office:value="-0.566406" calcext:value-type="float">
            <text:p>-0.566406</text:p>
          </table:table-cell>
          <table:table-cell office:value-type="float" office:value="-0.535968" calcext:value-type="float">
            <text:p>-0.535968</text:p>
          </table:table-cell>
          <table:table-cell office:value-type="float" office:value="-0.562898" calcext:value-type="float">
            <text:p>-0.562898</text:p>
          </table:table-cell>
        </table:table-row>
        <table:table-row table:style-name="ro1">
          <table:table-cell office:value-type="float" office:value="-0.652866" calcext:value-type="float">
            <text:p>-0.652866</text:p>
          </table:table-cell>
          <table:table-cell office:value-type="float" office:value="-0.569997" calcext:value-type="float">
            <text:p>-0.569997</text:p>
          </table:table-cell>
          <table:table-cell office:value-type="float" office:value="-0.577547" calcext:value-type="float">
            <text:p>-0.577547</text:p>
          </table:table-cell>
          <table:table-cell office:value-type="float" office:value="-0.583411" calcext:value-type="float">
            <text:p>-0.583411</text:p>
          </table:table-cell>
        </table:table-row>
        <table:table-row table:style-name="ro1">
          <table:table-cell office:value-type="float" office:value="-0.480232" calcext:value-type="float">
            <text:p>-0.480232</text:p>
          </table:table-cell>
          <table:table-cell office:value-type="float" office:value="-0.573576" calcext:value-type="float">
            <text:p>-0.573576</text:p>
          </table:table-cell>
          <table:table-cell office:value-type="float" office:value="-0.615216" calcext:value-type="float">
            <text:p>-0.615216</text:p>
          </table:table-cell>
          <table:table-cell office:value-type="float" office:value="-0.610838" calcext:value-type="float">
            <text:p>-0.610838</text:p>
          </table:table-cell>
        </table:table-row>
        <table:table-row table:style-name="ro1">
          <table:table-cell office:value-type="float" office:value="-0.690951" calcext:value-type="float">
            <text:p>-0.690951</text:p>
          </table:table-cell>
          <table:table-cell office:value-type="float" office:value="-0.577145" calcext:value-type="float">
            <text:p>-0.577145</text:p>
          </table:table-cell>
          <table:table-cell office:value-type="float" office:value="-0.635651" calcext:value-type="float">
            <text:p>-0.635651</text:p>
          </table:table-cell>
          <table:table-cell office:value-type="float" office:value="-0.612704" calcext:value-type="float">
            <text:p>-0.612704</text:p>
          </table:table-cell>
        </table:table-row>
        <table:table-row table:style-name="ro1">
          <table:table-cell office:value-type="float" office:value="-0.674094" calcext:value-type="float">
            <text:p>-0.674094</text:p>
          </table:table-cell>
          <table:table-cell office:value-type="float" office:value="-0.580703" calcext:value-type="float">
            <text:p>-0.580703</text:p>
          </table:table-cell>
          <table:table-cell office:value-type="float" office:value="-0.644115" calcext:value-type="float">
            <text:p>-0.644115</text:p>
          </table:table-cell>
          <table:table-cell office:value-type="float" office:value="-0.625616" calcext:value-type="float">
            <text:p>-0.625616</text:p>
          </table:table-cell>
        </table:table-row>
        <table:table-row table:style-name="ro1">
          <table:table-cell office:value-type="float" office:value="-0.680111" calcext:value-type="float">
            <text:p>-0.680111</text:p>
          </table:table-cell>
          <table:table-cell office:value-type="float" office:value="-0.58425" calcext:value-type="float">
            <text:p>-0.58425</text:p>
          </table:table-cell>
          <table:table-cell office:value-type="float" office:value="-0.694587" calcext:value-type="float">
            <text:p>-0.694587</text:p>
          </table:table-cell>
          <table:table-cell office:value-type="float" office:value="-0.637239" calcext:value-type="float">
            <text:p>-0.637239</text:p>
          </table:table-cell>
        </table:table-row>
        <table:table-row table:style-name="ro1">
          <table:table-cell office:value-type="float" office:value="-0.695188" calcext:value-type="float">
            <text:p>-0.695188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0.673789" calcext:value-type="float">
            <text:p>-0.673789</text:p>
          </table:table-cell>
          <table:table-cell office:value-type="float" office:value="-0.628093" calcext:value-type="float">
            <text:p>-0.628093</text:p>
          </table:table-cell>
        </table:table-row>
        <table:table-row table:style-name="ro1">
          <table:table-cell office:value-type="float" office:value="-0.732591" calcext:value-type="float">
            <text:p>-0.732591</text:p>
          </table:table-cell>
          <table:table-cell office:value-type="float" office:value="-0.59131" calcext:value-type="float">
            <text:p>-0.59131</text:p>
          </table:table-cell>
          <table:table-cell office:value-type="float" office:value="-0.663988" calcext:value-type="float">
            <text:p>-0.663988</text:p>
          </table:table-cell>
          <table:table-cell office:value-type="float" office:value="-0.63255" calcext:value-type="float">
            <text:p>-0.63255</text:p>
          </table:table-cell>
        </table:table-row>
        <table:table-row table:style-name="ro1">
          <table:table-cell office:value-type="float" office:value="-0.586964" calcext:value-type="float">
            <text:p>-0.586964</text:p>
          </table:table-cell>
          <table:table-cell office:value-type="float" office:value="-0.594823" calcext:value-type="float">
            <text:p>-0.594823</text:p>
          </table:table-cell>
          <table:table-cell office:value-type="float" office:value="-0.650687" calcext:value-type="float">
            <text:p>-0.650687</text:p>
          </table:table-cell>
          <table:table-cell office:value-type="float" office:value="-0.643421" calcext:value-type="float">
            <text:p>-0.643421</text:p>
          </table:table-cell>
        </table:table-row>
        <table:table-row table:style-name="ro1">
          <table:table-cell office:value-type="float" office:value="-0.625087" calcext:value-type="float">
            <text:p>-0.625087</text:p>
          </table:table-cell>
          <table:table-cell office:value-type="float" office:value="-0.598325" calcext:value-type="float">
            <text:p>-0.598325</text:p>
          </table:table-cell>
          <table:table-cell office:value-type="float" office:value="-0.607117" calcext:value-type="float">
            <text:p>-0.607117</text:p>
          </table:table-cell>
          <table:table-cell office:value-type="float" office:value="-0.628679" calcext:value-type="float">
            <text:p>-0.628679</text:p>
          </table:table-cell>
        </table:table-row>
        <table:table-row table:style-name="ro1">
          <table:table-cell office:value-type="float" office:value="-0.613604" calcext:value-type="float">
            <text:p>-0.613604</text:p>
          </table:table-cell>
          <table:table-cell office:value-type="float" office:value="-0.601815" calcext:value-type="float">
            <text:p>-0.601815</text:p>
          </table:table-cell>
          <table:table-cell office:value-type="float" office:value="-0.600975" calcext:value-type="float">
            <text:p>-0.600975</text:p>
          </table:table-cell>
          <table:table-cell office:value-type="float" office:value="-0.61471" calcext:value-type="float">
            <text:p>-0.61471</text:p>
          </table:table-cell>
        </table:table-row>
        <table:table-row table:style-name="ro1">
          <table:table-cell office:value-type="float" office:value="-0.477338" calcext:value-type="float">
            <text:p>-0.477338</text:p>
          </table:table-cell>
          <table:table-cell office:value-type="float" office:value="-0.605294" calcext:value-type="float">
            <text:p>-0.605294</text:p>
          </table:table-cell>
          <table:table-cell office:value-type="float" office:value="-0.603547" calcext:value-type="float">
            <text:p>-0.603547</text:p>
          </table:table-cell>
          <table:table-cell office:value-type="float" office:value="-0.622503" calcext:value-type="float">
            <text:p>-0.622503</text:p>
          </table:table-cell>
        </table:table-row>
        <table:table-row table:style-name="ro1">
          <table:table-cell office:value-type="float" office:value="-0.701885" calcext:value-type="float">
            <text:p>-0.701885</text:p>
          </table:table-cell>
          <table:table-cell office:value-type="float" office:value="-0.608761" calcext:value-type="float">
            <text:p>-0.608761</text:p>
          </table:table-cell>
          <table:table-cell office:value-type="float" office:value="-0.584285" calcext:value-type="float">
            <text:p>-0.584285</text:p>
          </table:table-cell>
          <table:table-cell office:value-type="float" office:value="-0.620208" calcext:value-type="float">
            <text:p>-0.620208</text:p>
          </table:table-cell>
        </table:table-row>
        <table:table-row table:style-name="ro1">
          <table:table-cell office:value-type="float" office:value="-0.599822" calcext:value-type="float">
            <text:p>-0.599822</text:p>
          </table:table-cell>
          <table:table-cell office:value-type="float" office:value="-0.612217" calcext:value-type="float">
            <text:p>-0.612217</text:p>
          </table:table-cell>
          <table:table-cell office:value-type="float" office:value="-0.565654" calcext:value-type="float">
            <text:p>-0.565654</text:p>
          </table:table-cell>
          <table:table-cell office:value-type="float" office:value="-0.609216" calcext:value-type="float">
            <text:p>-0.609216</text:p>
          </table:table-cell>
        </table:table-row>
        <table:table-row table:style-name="ro1">
          <table:table-cell office:value-type="float" office:value="-0.528779" calcext:value-type="float">
            <text:p>-0.528779</text:p>
          </table:table-cell>
          <table:table-cell office:value-type="float" office:value="-0.615661" calcext:value-type="float">
            <text:p>-0.615661</text:p>
          </table:table-cell>
          <table:table-cell office:value-type="float" office:value="-0.623351" calcext:value-type="float">
            <text:p>-0.623351</text:p>
          </table:table-cell>
          <table:table-cell office:value-type="float" office:value="-0.604693" calcext:value-type="float">
            <text:p>-0.604693</text:p>
          </table:table-cell>
        </table:table-row>
        <table:table-row table:style-name="ro1">
          <table:table-cell office:value-type="float" office:value="-0.520445" calcext:value-type="float">
            <text:p>-0.520445</text:p>
          </table:table-cell>
          <table:table-cell office:value-type="float" office:value="-0.619094" calcext:value-type="float">
            <text:p>-0.619094</text:p>
          </table:table-cell>
          <table:table-cell office:value-type="float" office:value="-0.616963" calcext:value-type="float">
            <text:p>-0.616963</text:p>
          </table:table-cell>
          <table:table-cell office:value-type="float" office:value="-0.616468" calcext:value-type="float">
            <text:p>-0.616468</text:p>
          </table:table-cell>
        </table:table-row>
        <table:table-row table:style-name="ro1">
          <table:table-cell office:value-type="float" office:value="-0.765826" calcext:value-type="float">
            <text:p>-0.765826</text:p>
          </table:table-cell>
          <table:table-cell office:value-type="float" office:value="-0.622515" calcext:value-type="float">
            <text:p>-0.622515</text:p>
          </table:table-cell>
          <table:table-cell office:value-type="float" office:value="-0.619335" calcext:value-type="float">
            <text:p>-0.619335</text:p>
          </table:table-cell>
          <table:table-cell office:value-type="float" office:value="-0.628267" calcext:value-type="float">
            <text:p>-0.628267</text:p>
          </table:table-cell>
        </table:table-row>
        <table:table-row table:style-name="ro1">
          <table:table-cell office:value-type="float" office:value="-0.669945" calcext:value-type="float">
            <text:p>-0.669945</text:p>
          </table:table-cell>
          <table:table-cell office:value-type="float" office:value="-0.625923" calcext:value-type="float">
            <text:p>-0.625923</text:p>
          </table:table-cell>
          <table:table-cell office:value-type="float" office:value="-0.62102" calcext:value-type="float">
            <text:p>-0.62102</text:p>
          </table:table-cell>
          <table:table-cell office:value-type="float" office:value="-0.647671" calcext:value-type="float">
            <text:p>-0.647671</text:p>
          </table:table-cell>
        </table:table-row>
        <table:table-row table:style-name="ro1">
          <table:table-cell office:value-type="float" office:value="-0.61168" calcext:value-type="float">
            <text:p>-0.61168</text:p>
          </table:table-cell>
          <table:table-cell office:value-type="float" office:value="-0.62932" calcext:value-type="float">
            <text:p>-0.62932</text:p>
          </table:table-cell>
          <table:table-cell office:value-type="float" office:value="-0.667854" calcext:value-type="float">
            <text:p>-0.667854</text:p>
          </table:table-cell>
          <table:table-cell office:value-type="float" office:value="-0.651538" calcext:value-type="float">
            <text:p>-0.651538</text:p>
          </table:table-cell>
        </table:table-row>
        <table:table-row table:style-name="ro1">
          <table:table-cell office:value-type="float" office:value="-0.537207" calcext:value-type="float">
            <text:p>-0.537207</text:p>
          </table:table-cell>
          <table:table-cell office:value-type="float" office:value="-0.632705" calcext:value-type="float">
            <text:p>-0.632705</text:p>
          </table:table-cell>
          <table:table-cell office:value-type="float" office:value="-0.663368" calcext:value-type="float">
            <text:p>-0.663368</text:p>
          </table:table-cell>
          <table:table-cell office:value-type="float" office:value="-0.662882" calcext:value-type="float">
            <text:p>-0.662882</text:p>
          </table:table-cell>
        </table:table-row>
        <table:table-row table:style-name="ro1">
          <table:table-cell office:value-type="float" office:value="-0.754611" calcext:value-type="float">
            <text:p>-0.754611</text:p>
          </table:table-cell>
          <table:table-cell office:value-type="float" office:value="-0.636078" calcext:value-type="float">
            <text:p>-0.636078</text:p>
          </table:table-cell>
          <table:table-cell office:value-type="float" office:value="-0.667536" calcext:value-type="float">
            <text:p>-0.667536</text:p>
          </table:table-cell>
          <table:table-cell office:value-type="float" office:value="-0.672003" calcext:value-type="float">
            <text:p>-0.672003</text:p>
          </table:table-cell>
        </table:table-row>
        <table:table-row table:style-name="ro1">
          <table:table-cell office:value-type="float" office:value="-0.743398" calcext:value-type="float">
            <text:p>-0.743398</text:p>
          </table:table-cell>
          <table:table-cell office:value-type="float" office:value="-0.639439" calcext:value-type="float">
            <text:p>-0.639439</text:p>
          </table:table-cell>
          <table:table-cell office:value-type="float" office:value="-0.694084" calcext:value-type="float">
            <text:p>-0.694084</text:p>
          </table:table-cell>
          <table:table-cell office:value-type="float" office:value="-0.681601" calcext:value-type="float">
            <text:p>-0.681601</text:p>
          </table:table-cell>
        </table:table-row>
        <table:table-row table:style-name="ro1">
          <table:table-cell office:value-type="float" office:value="-0.690784" calcext:value-type="float">
            <text:p>-0.690784</text:p>
          </table:table-cell>
          <table:table-cell office:value-type="float" office:value="-0.642788" calcext:value-type="float">
            <text:p>-0.642788</text:p>
          </table:table-cell>
          <table:table-cell office:value-type="float" office:value="-0.731563" calcext:value-type="float">
            <text:p>-0.731563</text:p>
          </table:table-cell>
          <table:table-cell office:value-type="float" office:value="-0.667628" calcext:value-type="float">
            <text:p>-0.667628</text:p>
          </table:table-cell>
        </table:table-row>
        <table:table-row table:style-name="ro1">
          <table:table-cell office:value-type="float" office:value="-0.744421" calcext:value-type="float">
            <text:p>-0.744421</text:p>
          </table:table-cell>
          <table:table-cell office:value-type="float" office:value="-0.646124" calcext:value-type="float">
            <text:p>-0.646124</text:p>
          </table:table-cell>
          <table:table-cell office:value-type="float" office:value="-0.706464" calcext:value-type="float">
            <text:p>-0.706464</text:p>
          </table:table-cell>
          <table:table-cell office:value-type="float" office:value="-0.669494" calcext:value-type="float">
            <text:p>-0.669494</text:p>
          </table:table-cell>
        </table:table-row>
        <table:table-row table:style-name="ro1">
          <table:table-cell office:value-type="float" office:value="-0.724603" calcext:value-type="float">
            <text:p>-0.724603</text:p>
          </table:table-cell>
          <table:table-cell office:value-type="float" office:value="-0.649448" calcext:value-type="float">
            <text:p>-0.649448</text:p>
          </table:table-cell>
          <table:table-cell office:value-type="float" office:value="-0.682989" calcext:value-type="float">
            <text:p>-0.682989</text:p>
          </table:table-cell>
          <table:table-cell office:value-type="float" office:value="-0.684073" calcext:value-type="float">
            <text:p>-0.684073</text:p>
          </table:table-cell>
        </table:table-row>
        <table:table-row table:style-name="ro1">
          <table:table-cell office:value-type="float" office:value="-0.629117" calcext:value-type="float">
            <text:p>-0.629117</text:p>
          </table:table-cell>
          <table:table-cell office:value-type="float" office:value="-0.65276" calcext:value-type="float">
            <text:p>-0.65276</text:p>
          </table:table-cell>
          <table:table-cell office:value-type="float" office:value="-0.667257" calcext:value-type="float">
            <text:p>-0.667257</text:p>
          </table:table-cell>
          <table:table-cell office:value-type="float" office:value="-0.703602" calcext:value-type="float">
            <text:p>-0.703602</text:p>
          </table:table-cell>
        </table:table-row>
        <table:table-row table:style-name="ro1">
          <table:table-cell office:value-type="float" office:value="-0.626019" calcext:value-type="float">
            <text:p>-0.626019</text:p>
          </table:table-cell>
          <table:table-cell office:value-type="float" office:value="-0.656059" calcext:value-type="float">
            <text:p>-0.656059</text:p>
          </table:table-cell>
          <table:table-cell office:value-type="float" office:value="-0.656466" calcext:value-type="float">
            <text:p>-0.656466</text:p>
          </table:table-cell>
          <table:table-cell office:value-type="float" office:value="-0.695883" calcext:value-type="float">
            <text:p>-0.695883</text:p>
          </table:table-cell>
        </table:table-row>
        <table:table-row table:style-name="ro1">
          <table:table-cell office:value-type="float" office:value="-0.612124" calcext:value-type="float">
            <text:p>-0.612124</text:p>
          </table:table-cell>
          <table:table-cell office:value-type="float" office:value="-0.659346" calcext:value-type="float">
            <text:p>-0.659346</text:p>
          </table:table-cell>
          <table:table-cell office:value-type="float" office:value="-0.665956" calcext:value-type="float">
            <text:p>-0.665956</text:p>
          </table:table-cell>
          <table:table-cell office:value-type="float" office:value="-0.692421" calcext:value-type="float">
            <text:p>-0.692421</text:p>
          </table:table-cell>
        </table:table-row>
        <table:table-row table:style-name="ro1">
          <table:table-cell office:value-type="float" office:value="-0.690468" calcext:value-type="float">
            <text:p>-0.690468</text:p>
          </table:table-cell>
          <table:table-cell office:value-type="float" office:value="-0.66262" calcext:value-type="float">
            <text:p>-0.66262</text:p>
          </table:table-cell>
          <table:table-cell office:value-type="float" office:value="-0.690537" calcext:value-type="float">
            <text:p>-0.690537</text:p>
          </table:table-cell>
          <table:table-cell office:value-type="float" office:value="-0.679971" calcext:value-type="float">
            <text:p>-0.679971</text:p>
          </table:table-cell>
        </table:table-row>
        <table:table-row table:style-name="ro1">
          <table:table-cell office:value-type="float" office:value="-0.772051" calcext:value-type="float">
            <text:p>-0.772051</text:p>
          </table:table-cell>
          <table:table-cell office:value-type="float" office:value="-0.665882" calcext:value-type="float">
            <text:p>-0.665882</text:p>
          </table:table-cell>
          <table:table-cell office:value-type="float" office:value="-0.699273" calcext:value-type="float">
            <text:p>-0.699273</text:p>
          </table:table-cell>
          <table:table-cell office:value-type="float" office:value="-0.685992" calcext:value-type="float">
            <text:p>-0.685992</text:p>
          </table:table-cell>
        </table:table-row>
        <table:table-row table:style-name="ro1">
          <table:table-cell office:value-type="float" office:value="-0.752024" calcext:value-type="float">
            <text:p>-0.752024</text:p>
          </table:table-cell>
          <table:table-cell office:value-type="float" office:value="-0.669131" calcext:value-type="float">
            <text:p>-0.669131</text:p>
          </table:table-cell>
          <table:table-cell office:value-type="float" office:value="-0.717912" calcext:value-type="float">
            <text:p>-0.717912</text:p>
          </table:table-cell>
          <table:table-cell office:value-type="float" office:value="-0.680531" calcext:value-type="float">
            <text:p>-0.680531</text:p>
          </table:table-cell>
        </table:table-row>
        <table:table-row table:style-name="ro1">
          <table:table-cell office:value-type="float" office:value="-0.669698" calcext:value-type="float">
            <text:p>-0.669698</text:p>
          </table:table-cell>
          <table:table-cell office:value-type="float" office:value="-0.672367" calcext:value-type="float">
            <text:p>-0.672367</text:p>
          </table:table-cell>
          <table:table-cell office:value-type="float" office:value="-0.690584" calcext:value-type="float">
            <text:p>-0.690584</text:p>
          </table:table-cell>
          <table:table-cell office:value-type="float" office:value="-0.67527" calcext:value-type="float">
            <text:p>-0.67527</text:p>
          </table:table-cell>
        </table:table-row>
        <table:table-row table:style-name="ro1">
          <table:table-cell office:value-type="float" office:value="-0.705319" calcext:value-type="float">
            <text:p>-0.705319</text:p>
          </table:table-cell>
          <table:table-cell office:value-type="float" office:value="-0.67559" calcext:value-type="float">
            <text:p>-0.67559</text:p>
          </table:table-cell>
          <table:table-cell office:value-type="float" office:value="-0.698306" calcext:value-type="float">
            <text:p>-0.698306</text:p>
          </table:table-cell>
          <table:table-cell office:value-type="float" office:value="-0.681395" calcext:value-type="float">
            <text:p>-0.681395</text:p>
          </table:table-cell>
        </table:table-row>
        <table:table-row table:style-name="ro1">
          <table:table-cell office:value-type="float" office:value="-0.553831" calcext:value-type="float">
            <text:p>-0.553831</text:p>
          </table:table-cell>
          <table:table-cell office:value-type="float" office:value="-0.678801" calcext:value-type="float">
            <text:p>-0.678801</text:p>
          </table:table-cell>
          <table:table-cell office:value-type="float" office:value="-0.680807" calcext:value-type="float">
            <text:p>-0.680807</text:p>
          </table:table-cell>
          <table:table-cell office:value-type="float" office:value="-0.693442" calcext:value-type="float">
            <text:p>-0.693442</text:p>
          </table:table-cell>
        </table:table-row>
        <table:table-row table:style-name="ro1">
          <table:table-cell office:value-type="float" office:value="-0.810659" calcext:value-type="float">
            <text:p>-0.810659</text:p>
          </table:table-cell>
          <table:table-cell office:value-type="float" office:value="-0.681998" calcext:value-type="float">
            <text:p>-0.681998</text:p>
          </table:table-cell>
          <table:table-cell office:value-type="float" office:value="-0.661117" calcext:value-type="float">
            <text:p>-0.661117</text:p>
          </table:table-cell>
          <table:table-cell office:value-type="float" office:value="-0.698205" calcext:value-type="float">
            <text:p>-0.698205</text:p>
          </table:table-cell>
        </table:table-row>
        <table:table-row table:style-name="ro1">
          <table:table-cell office:value-type="float" office:value="-0.664531" calcext:value-type="float">
            <text:p>-0.664531</text:p>
          </table:table-cell>
          <table:table-cell office:value-type="float" office:value="-0.685183" calcext:value-type="float">
            <text:p>-0.685183</text:p>
          </table:table-cell>
          <table:table-cell office:value-type="float" office:value="-0.658732" calcext:value-type="float">
            <text:p>-0.658732</text:p>
          </table:table-cell>
          <table:table-cell office:value-type="float" office:value="-0.678203" calcext:value-type="float">
            <text:p>-0.678203</text:p>
          </table:table-cell>
        </table:table-row>
        <table:table-row table:style-name="ro1">
          <table:table-cell office:value-type="float" office:value="-0.571247" calcext:value-type="float">
            <text:p>-0.571247</text:p>
          </table:table-cell>
          <table:table-cell office:value-type="float" office:value="-0.688355" calcext:value-type="float">
            <text:p>-0.688355</text:p>
          </table:table-cell>
          <table:table-cell office:value-type="float" office:value="-0.696894" calcext:value-type="float">
            <text:p>-0.696894</text:p>
          </table:table-cell>
          <table:table-cell office:value-type="float" office:value="-0.663602" calcext:value-type="float">
            <text:p>-0.663602</text:p>
          </table:table-cell>
        </table:table-row>
        <table:table-row table:style-name="ro1">
          <table:table-cell office:value-type="float" office:value="-0.693394" calcext:value-type="float">
            <text:p>-0.693394</text:p>
          </table:table-cell>
          <table:table-cell office:value-type="float" office:value="-0.691513" calcext:value-type="float">
            <text:p>-0.691513</text:p>
          </table:table-cell>
          <table:table-cell office:value-type="float" office:value="-0.683335" calcext:value-type="float">
            <text:p>-0.683335</text:p>
          </table:table-cell>
          <table:table-cell office:value-type="float" office:value="-0.677871" calcext:value-type="float">
            <text:p>-0.677871</text:p>
          </table:table-cell>
        </table:table-row>
        <table:table-row table:style-name="ro1">
          <table:table-cell office:value-type="float" office:value="-0.744639" calcext:value-type="float">
            <text:p>-0.744639</text:p>
          </table:table-cell>
          <table:table-cell office:value-type="float" office:value="-0.694658" calcext:value-type="float">
            <text:p>-0.694658</text:p>
          </table:table-cell>
          <table:table-cell office:value-type="float" office:value="-0.660834" calcext:value-type="float">
            <text:p>-0.660834</text:p>
          </table:table-cell>
          <table:table-cell office:value-type="float" office:value="-0.685543" calcext:value-type="float">
            <text:p>-0.685543</text:p>
          </table:table-cell>
        </table:table-row>
        <table:table-row table:style-name="ro1">
          <table:table-cell office:value-type="float" office:value="-0.742864" calcext:value-type="float">
            <text:p>-0.742864</text:p>
          </table:table-cell>
          <table:table-cell office:value-type="float" office:value="-0.69779" calcext:value-type="float">
            <text:p>-0.69779</text:p>
          </table:table-cell>
          <table:table-cell office:value-type="float" office:value="-0.664867" calcext:value-type="float">
            <text:p>-0.664867</text:p>
          </table:table-cell>
          <table:table-cell office:value-type="float" office:value="-0.687312" calcext:value-type="float">
            <text:p>-0.687312</text:p>
          </table:table-cell>
        </table:table-row>
        <table:table-row table:style-name="ro1">
          <table:table-cell office:value-type="float" office:value="-0.552028" calcext:value-type="float">
            <text:p>-0.552028</text:p>
          </table:table-cell>
          <table:table-cell office:value-type="float" office:value="-0.700909" calcext:value-type="float">
            <text:p>-0.700909</text:p>
          </table:table-cell>
          <table:table-cell office:value-type="float" office:value="-0.691519" calcext:value-type="float">
            <text:p>-0.691519</text:p>
          </table:table-cell>
          <table:table-cell office:value-type="float" office:value="-0.68754" calcext:value-type="float">
            <text:p>-0.68754</text:p>
          </table:table-cell>
        </table:table-row>
        <table:table-row table:style-name="ro1">
          <table:table-cell office:value-type="float" office:value="-0.591409" calcext:value-type="float">
            <text:p>-0.591409</text:p>
          </table:table-cell>
          <table:table-cell office:value-type="float" office:value="-0.704015" calcext:value-type="float">
            <text:p>-0.704015</text:p>
          </table:table-cell>
          <table:table-cell office:value-type="float" office:value="-0.700534" calcext:value-type="float">
            <text:p>-0.700534</text:p>
          </table:table-cell>
          <table:table-cell office:value-type="float" office:value="-0.704184" calcext:value-type="float">
            <text:p>-0.704184</text:p>
          </table:table-cell>
        </table:table-row>
        <table:table-row table:style-name="ro1">
          <table:table-cell office:value-type="float" office:value="-0.826656" calcext:value-type="float">
            <text:p>-0.826656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66662" calcext:value-type="float">
            <text:p>-0.66662</text:p>
          </table:table-cell>
          <table:table-cell office:value-type="float" office:value="-0.706681" calcext:value-type="float">
            <text:p>-0.706681</text:p>
          </table:table-cell>
        </table:table-row>
        <table:table-row table:style-name="ro1">
          <table:table-cell office:value-type="float" office:value="-0.789714" calcext:value-type="float">
            <text:p>-0.789714</text:p>
          </table:table-cell>
          <table:table-cell office:value-type="float" office:value="-0.710185" calcext:value-type="float">
            <text:p>-0.710185</text:p>
          </table:table-cell>
          <table:table-cell office:value-type="float" office:value="-0.718846" calcext:value-type="float">
            <text:p>-0.718846</text:p>
          </table:table-cell>
          <table:table-cell office:value-type="float" office:value="-0.720587" calcext:value-type="float">
            <text:p>-0.720587</text:p>
          </table:table-cell>
        </table:table-row>
        <table:table-row table:style-name="ro1">
          <table:table-cell office:value-type="float" office:value="-0.573293" calcext:value-type="float">
            <text:p>-0.573293</text:p>
          </table:table-cell>
          <table:table-cell office:value-type="float" office:value="-0.71325" calcext:value-type="float">
            <text:p>-0.71325</text:p>
          </table:table-cell>
          <table:table-cell office:value-type="float" office:value="-0.770089" calcext:value-type="float">
            <text:p>-0.770089</text:p>
          </table:table-cell>
          <table:table-cell office:value-type="float" office:value="-0.707992" calcext:value-type="float">
            <text:p>-0.707992</text:p>
          </table:table-cell>
        </table:table-row>
        <table:table-row table:style-name="ro1">
          <table:table-cell office:value-type="float" office:value="-0.813159" calcext:value-type="float">
            <text:p>-0.813159</text:p>
          </table:table-cell>
          <table:table-cell office:value-type="float" office:value="-0.716302" calcext:value-type="float">
            <text:p>-0.716302</text:p>
          </table:table-cell>
          <table:table-cell office:value-type="float" office:value="-0.7245" calcext:value-type="float">
            <text:p>-0.7245</text:p>
          </table:table-cell>
          <table:table-cell office:value-type="float" office:value="-0.717783" calcext:value-type="float">
            <text:p>-0.717783</text:p>
          </table:table-cell>
        </table:table-row>
        <table:table-row table:style-name="ro1">
          <table:table-cell office:value-type="float" office:value="-0.847625" calcext:value-type="float">
            <text:p>-0.847625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-0.735828" calcext:value-type="float">
            <text:p>-0.735828</text:p>
          </table:table-cell>
          <table:table-cell office:value-type="float" office:value="-0.737982" calcext:value-type="float">
            <text:p>-0.737982</text:p>
          </table:table-cell>
        </table:table-row>
        <table:table-row table:style-name="ro1">
          <table:table-cell office:value-type="float" office:value="-0.598709" calcext:value-type="float">
            <text:p>-0.598709</text:p>
          </table:table-cell>
          <table:table-cell office:value-type="float" office:value="-0.722364" calcext:value-type="float">
            <text:p>-0.722364</text:p>
          </table:table-cell>
          <table:table-cell office:value-type="float" office:value="-0.742388" calcext:value-type="float">
            <text:p>-0.742388</text:p>
          </table:table-cell>
          <table:table-cell office:value-type="float" office:value="-0.744852" calcext:value-type="float">
            <text:p>-0.744852</text:p>
          </table:table-cell>
        </table:table-row>
        <table:table-row table:style-name="ro1">
          <table:table-cell office:value-type="float" office:value="-0.846355" calcext:value-type="float">
            <text:p>-0.846355</text:p>
          </table:table-cell>
          <table:table-cell office:value-type="float" office:value="-0.725374" calcext:value-type="float">
            <text:p>-0.725374</text:p>
          </table:table-cell>
          <table:table-cell office:value-type="float" office:value="-0.74987" calcext:value-type="float">
            <text:p>-0.74987</text:p>
          </table:table-cell>
          <table:table-cell office:value-type="float" office:value="-0.728058" calcext:value-type="float">
            <text:p>-0.728058</text:p>
          </table:table-cell>
        </table:table-row>
        <table:table-row table:style-name="ro1">
          <table:table-cell office:value-type="float" office:value="-0.606094" calcext:value-type="float">
            <text:p>-0.606094</text:p>
          </table:table-cell>
          <table:table-cell office:value-type="float" office:value="-0.728371" calcext:value-type="float">
            <text:p>-0.728371</text:p>
          </table:table-cell>
          <table:table-cell office:value-type="float" office:value="-0.735188" calcext:value-type="float">
            <text:p>-0.735188</text:p>
          </table:table-cell>
          <table:table-cell office:value-type="float" office:value="-0.71639" calcext:value-type="float">
            <text:p>-0.71639</text:p>
          </table:table-cell>
        </table:table-row>
        <table:table-row table:style-name="ro1">
          <table:table-cell office:value-type="float" office:value="-0.850569" calcext:value-type="float">
            <text:p>-0.850569</text:p>
          </table:table-cell>
          <table:table-cell office:value-type="float" office:value="-0.731354" calcext:value-type="float">
            <text:p>-0.731354</text:p>
          </table:table-cell>
          <table:table-cell office:value-type="float" office:value="-0.748842" calcext:value-type="float">
            <text:p>-0.748842</text:p>
          </table:table-cell>
          <table:table-cell office:value-type="float" office:value="-0.737085" calcext:value-type="float">
            <text:p>-0.737085</text:p>
          </table:table-cell>
        </table:table-row>
        <table:table-row table:style-name="ro1">
          <table:table-cell office:value-type="float" office:value="-0.774216" calcext:value-type="float">
            <text:p>-0.774216</text:p>
          </table:table-cell>
          <table:table-cell office:value-type="float" office:value="-0.734323" calcext:value-type="float">
            <text:p>-0.734323</text:p>
          </table:table-cell>
          <table:table-cell office:value-type="float" office:value="-0.707956" calcext:value-type="float">
            <text:p>-0.707956</text:p>
          </table:table-cell>
          <table:table-cell office:value-type="float" office:value="-0.739886" calcext:value-type="float">
            <text:p>-0.739886</text:p>
          </table:table-cell>
        </table:table-row>
        <table:table-row table:style-name="ro1">
          <table:table-cell office:value-type="float" office:value="-0.666976" calcext:value-type="float">
            <text:p>-0.666976</text:p>
          </table:table-cell>
          <table:table-cell office:value-type="float" office:value="-0.737277" calcext:value-type="float">
            <text:p>-0.737277</text:p>
          </table:table-cell>
          <table:table-cell office:value-type="float" office:value="-0.71901" calcext:value-type="float">
            <text:p>-0.71901</text:p>
          </table:table-cell>
          <table:table-cell office:value-type="float" office:value="-0.738905" calcext:value-type="float">
            <text:p>-0.738905</text:p>
          </table:table-cell>
        </table:table-row>
        <table:table-row table:style-name="ro1">
          <table:table-cell office:value-type="float" office:value="-0.641928" calcext:value-type="float">
            <text:p>-0.641928</text:p>
          </table:table-cell>
          <table:table-cell office:value-type="float" office:value="-0.740218" calcext:value-type="float">
            <text:p>-0.740218</text:p>
          </table:table-cell>
          <table:table-cell office:value-type="float" office:value="-0.709084" calcext:value-type="float">
            <text:p>-0.709084</text:p>
          </table:table-cell>
          <table:table-cell office:value-type="float" office:value="-0.751044" calcext:value-type="float">
            <text:p>-0.751044</text:p>
          </table:table-cell>
        </table:table-row>
        <table:table-row table:style-name="ro1">
          <table:table-cell office:value-type="float" office:value="-0.661364" calcext:value-type="float">
            <text:p>-0.661364</text:p>
          </table:table-cell>
          <table:table-cell office:value-type="float" office:value="-0.743145" calcext:value-type="float">
            <text:p>-0.743145</text:p>
          </table:table-cell>
          <table:table-cell office:value-type="float" office:value="-0.723035" calcext:value-type="float">
            <text:p>-0.723035</text:p>
          </table:table-cell>
          <table:table-cell office:value-type="float" office:value="-0.753275" calcext:value-type="float">
            <text:p>-0.753275</text:p>
          </table:table-cell>
        </table:table-row>
        <table:table-row table:style-name="ro1">
          <table:table-cell office:value-type="float" office:value="-0.800936" calcext:value-type="float">
            <text:p>-0.800936</text:p>
          </table:table-cell>
          <table:table-cell office:value-type="float" office:value="-0.746057" calcext:value-type="float">
            <text:p>-0.746057</text:p>
          </table:table-cell>
          <table:table-cell office:value-type="float" office:value="-0.757007" calcext:value-type="float">
            <text:p>-0.757007</text:p>
          </table:table-cell>
          <table:table-cell office:value-type="float" office:value="-0.772637" calcext:value-type="float">
            <text:p>-0.772637</text:p>
          </table:table-cell>
        </table:table-row>
        <table:table-row table:style-name="ro1">
          <table:table-cell office:value-type="float" office:value="-0.843974" calcext:value-type="float">
            <text:p>-0.843974</text:p>
          </table:table-cell>
          <table:table-cell office:value-type="float" office:value="-0.748956" calcext:value-type="float">
            <text:p>-0.748956</text:p>
          </table:table-cell>
          <table:table-cell office:value-type="float" office:value="-0.775069" calcext:value-type="float">
            <text:p>-0.775069</text:p>
          </table:table-cell>
          <table:table-cell office:value-type="float" office:value="-0.757171" calcext:value-type="float">
            <text:p>-0.757171</text:p>
          </table:table-cell>
        </table:table-row>
        <table:table-row table:style-name="ro1">
          <table:table-cell office:value-type="float" office:value="-0.836834" calcext:value-type="float">
            <text:p>-0.836834</text:p>
          </table:table-cell>
          <table:table-cell office:value-type="float" office:value="-0.75184" calcext:value-type="float">
            <text:p>-0.75184</text:p>
          </table:table-cell>
          <table:table-cell office:value-type="float" office:value="-0.816974" calcext:value-type="float">
            <text:p>-0.816974</text:p>
          </table:table-cell>
          <table:table-cell office:value-type="float" office:value="-0.756853" calcext:value-type="float">
            <text:p>-0.756853</text:p>
          </table:table-cell>
        </table:table-row>
        <table:table-row table:style-name="ro1">
          <table:table-cell office:value-type="float" office:value="-0.732239" calcext:value-type="float">
            <text:p>-0.732239</text:p>
          </table:table-cell>
          <table:table-cell office:value-type="float" office:value="-0.75471" calcext:value-type="float">
            <text:p>-0.75471</text:p>
          </table:table-cell>
          <table:table-cell office:value-type="float" office:value="-0.820604" calcext:value-type="float">
            <text:p>-0.820604</text:p>
          </table:table-cell>
          <table:table-cell office:value-type="float" office:value="-0.775915" calcext:value-type="float">
            <text:p>-0.775915</text:p>
          </table:table-cell>
        </table:table-row>
        <table:table-row table:style-name="ro1">
          <table:table-cell office:value-type="float" office:value="-0.87089" calcext:value-type="float">
            <text:p>-0.87089</text:p>
          </table:table-cell>
          <table:table-cell office:value-type="float" office:value="-0.757565" calcext:value-type="float">
            <text:p>-0.757565</text:p>
          </table:table-cell>
          <table:table-cell office:value-type="float" office:value="-0.787897" calcext:value-type="float">
            <text:p>-0.787897</text:p>
          </table:table-cell>
          <table:table-cell office:value-type="float" office:value="-0.790681" calcext:value-type="float">
            <text:p>-0.790681</text:p>
          </table:table-cell>
        </table:table-row>
        <table:table-row table:style-name="ro1">
          <table:table-cell office:value-type="float" office:value="-0.819085" calcext:value-type="float">
            <text:p>-0.819085</text:p>
          </table:table-cell>
          <table:table-cell office:value-type="float" office:value="-0.760406" calcext:value-type="float">
            <text:p>-0.760406</text:p>
          </table:table-cell>
          <table:table-cell office:value-type="float" office:value="-0.774673" calcext:value-type="float">
            <text:p>-0.774673</text:p>
          </table:table-cell>
          <table:table-cell office:value-type="float" office:value="-0.788127" calcext:value-type="float">
            <text:p>-0.788127</text:p>
          </table:table-cell>
        </table:table-row>
        <table:table-row table:style-name="ro1">
          <table:table-cell office:value-type="float" office:value="-0.68044" calcext:value-type="float">
            <text:p>-0.68044</text:p>
          </table:table-cell>
          <table:table-cell office:value-type="float" office:value="-0.763232" calcext:value-type="float">
            <text:p>-0.763232</text:p>
          </table:table-cell>
          <table:table-cell office:value-type="float" office:value="-0.803557" calcext:value-type="float">
            <text:p>-0.803557</text:p>
          </table:table-cell>
          <table:table-cell office:value-type="float" office:value="-0.785621" calcext:value-type="float">
            <text:p>-0.785621</text:p>
          </table:table-cell>
        </table:table-row>
        <table:table-row table:style-name="ro1">
          <table:table-cell office:value-type="float" office:value="-0.770712" calcext:value-type="float">
            <text:p>-0.770712</text:p>
          </table:table-cell>
          <table:table-cell office:value-type="float" office:value="-0.766044" calcext:value-type="float">
            <text:p>-0.766044</text:p>
          </table:table-cell>
          <table:table-cell office:value-type="float" office:value="-0.790251" calcext:value-type="float">
            <text:p>-0.790251</text:p>
          </table:table-cell>
          <table:table-cell office:value-type="float" office:value="-0.779555" calcext:value-type="float">
            <text:p>-0.779555</text:p>
          </table:table-cell>
        </table:table-row>
        <table:table-row table:style-name="ro1">
          <table:table-cell office:value-type="float" office:value="-0.876662" calcext:value-type="float">
            <text:p>-0.876662</text:p>
          </table:table-cell>
          <table:table-cell office:value-type="float" office:value="-0.768842" calcext:value-type="float">
            <text:p>-0.768842</text:p>
          </table:table-cell>
          <table:table-cell office:value-type="float" office:value="-0.753088" calcext:value-type="float">
            <text:p>-0.753088</text:p>
          </table:table-cell>
          <table:table-cell office:value-type="float" office:value="-0.776665" calcext:value-type="float">
            <text:p>-0.776665</text:p>
          </table:table-cell>
        </table:table-row>
        <table:table-row table:style-name="ro1">
          <table:table-cell office:value-type="float" office:value="-0.804358" calcext:value-type="float">
            <text:p>-0.804358</text:p>
          </table:table-cell>
          <table:table-cell office:value-type="float" office:value="-0.771625" calcext:value-type="float">
            <text:p>-0.771625</text:p>
          </table:table-cell>
          <table:table-cell office:value-type="float" office:value="-0.771675" calcext:value-type="float">
            <text:p>-0.771675</text:p>
          </table:table-cell>
          <table:table-cell office:value-type="float" office:value="-0.768695" calcext:value-type="float">
            <text:p>-0.768695</text:p>
          </table:table-cell>
        </table:table-row>
        <table:table-row table:style-name="ro1">
          <table:table-cell office:value-type="float" office:value="-0.633268" calcext:value-type="float">
            <text:p>-0.633268</text:p>
          </table:table-cell>
          <table:table-cell office:value-type="float" office:value="-0.774393" calcext:value-type="float">
            <text:p>-0.774393</text:p>
          </table:table-cell>
          <table:table-cell office:value-type="float" office:value="-0.77298" calcext:value-type="float">
            <text:p>-0.77298</text:p>
          </table:table-cell>
          <table:table-cell office:value-type="float" office:value="-0.752266" calcext:value-type="float">
            <text:p>-0.752266</text:p>
          </table:table-cell>
        </table:table-row>
        <table:table-row table:style-name="ro1">
          <table:table-cell office:value-type="float" office:value="-0.773374" calcext:value-type="float">
            <text:p>-0.773374</text:p>
          </table:table-cell>
          <table:table-cell office:value-type="float" office:value="-0.777146" calcext:value-type="float">
            <text:p>-0.777146</text:p>
          </table:table-cell>
          <table:table-cell office:value-type="float" office:value="-0.758658" calcext:value-type="float">
            <text:p>-0.758658</text:p>
          </table:table-cell>
          <table:table-cell office:value-type="float" office:value="-0.747742" calcext:value-type="float">
            <text:p>-0.747742</text:p>
          </table:table-cell>
        </table:table-row>
        <table:table-row table:style-name="ro1">
          <table:table-cell office:value-type="float" office:value="-0.777239" calcext:value-type="float">
            <text:p>-0.777239</text:p>
          </table:table-cell>
          <table:table-cell office:value-type="float" office:value="-0.779884" calcext:value-type="float">
            <text:p>-0.779884</text:p>
          </table:table-cell>
          <table:table-cell office:value-type="float" office:value="-0.7267" calcext:value-type="float">
            <text:p>-0.7267</text:p>
          </table:table-cell>
          <table:table-cell office:value-type="float" office:value="-0.764008" calcext:value-type="float">
            <text:p>-0.764008</text:p>
          </table:table-cell>
        </table:table-row>
        <table:table-row table:style-name="ro1">
          <table:table-cell office:value-type="float" office:value="-0.805052" calcext:value-type="float">
            <text:p>-0.805052</text:p>
          </table:table-cell>
          <table:table-cell office:value-type="float" office:value="-0.782608" calcext:value-type="float">
            <text:p>-0.782608</text:p>
          </table:table-cell>
          <table:table-cell office:value-type="float" office:value="-0.738079" calcext:value-type="float">
            <text:p>-0.738079</text:p>
          </table:table-cell>
          <table:table-cell office:value-type="float" office:value="-0.766982" calcext:value-type="float">
            <text:p>-0.766982</text:p>
          </table:table-cell>
        </table:table-row>
        <table:table-row table:style-name="ro1">
          <table:table-cell office:value-type="float" office:value="-0.644567" calcext:value-type="float">
            <text:p>-0.644567</text:p>
          </table:table-cell>
          <table:table-cell office:value-type="float" office:value="-0.785317" calcext:value-type="float">
            <text:p>-0.785317</text:p>
          </table:table-cell>
          <table:table-cell office:value-type="float" office:value="-0.737268" calcext:value-type="float">
            <text:p>-0.737268</text:p>
          </table:table-cell>
          <table:table-cell office:value-type="float" office:value="-0.758663" calcext:value-type="float">
            <text:p>-0.758663</text:p>
          </table:table-cell>
        </table:table-row>
        <table:table-row table:style-name="ro1">
          <table:table-cell office:value-type="float" office:value="-0.690166" calcext:value-type="float">
            <text:p>-0.690166</text:p>
          </table:table-cell>
          <table:table-cell office:value-type="float" office:value="-0.788011" calcext:value-type="float">
            <text:p>-0.788011</text:p>
          </table:table-cell>
          <table:table-cell office:value-type="float" office:value="-0.753694" calcext:value-type="float">
            <text:p>-0.753694</text:p>
          </table:table-cell>
          <table:table-cell office:value-type="float" office:value="-0.761951" calcext:value-type="float">
            <text:p>-0.761951</text:p>
          </table:table-cell>
        </table:table-row>
        <table:table-row table:style-name="ro1">
          <table:table-cell office:value-type="float" office:value="-0.769319" calcext:value-type="float">
            <text:p>-0.769319</text:p>
          </table:table-cell>
          <table:table-cell office:value-type="float" office:value="-0.79069" calcext:value-type="float">
            <text:p>-0.79069</text:p>
          </table:table-cell>
          <table:table-cell office:value-type="float" office:value="-0.75337" calcext:value-type="float">
            <text:p>-0.75337</text:p>
          </table:table-cell>
          <table:table-cell office:value-type="float" office:value="-0.77706" calcext:value-type="float">
            <text:p>-0.77706</text:p>
          </table:table-cell>
        </table:table-row>
        <table:table-row table:style-name="ro1">
          <table:table-cell office:value-type="float" office:value="-0.859365" calcext:value-type="float">
            <text:p>-0.859365</text:p>
          </table:table-cell>
          <table:table-cell office:value-type="float" office:value="-0.793353" calcext:value-type="float">
            <text:p>-0.793353</text:p>
          </table:table-cell>
          <table:table-cell office:value-type="float" office:value="-0.781487" calcext:value-type="float">
            <text:p>-0.781487</text:p>
          </table:table-cell>
          <table:table-cell office:value-type="float" office:value="-0.782265" calcext:value-type="float">
            <text:p>-0.782265</text:p>
          </table:table-cell>
        </table:table-row>
        <table:table-row table:style-name="ro1">
          <table:table-cell office:value-type="float" office:value="-0.803434" calcext:value-type="float">
            <text:p>-0.803434</text:p>
          </table:table-cell>
          <table:table-cell office:value-type="float" office:value="-0.796002" calcext:value-type="float">
            <text:p>-0.796002</text:p>
          </table:table-cell>
          <table:table-cell office:value-type="float" office:value="-0.811558" calcext:value-type="float">
            <text:p>-0.811558</text:p>
          </table:table-cell>
          <table:table-cell office:value-type="float" office:value="-0.797769" calcext:value-type="float">
            <text:p>-0.797769</text:p>
          </table:table-cell>
        </table:table-row>
        <table:table-row table:style-name="ro1">
          <table:table-cell office:value-type="float" office:value="-0.785154" calcext:value-type="float">
            <text:p>-0.785154</text:p>
          </table:table-cell>
          <table:table-cell office:value-type="float" office:value="-0.798636" calcext:value-type="float">
            <text:p>-0.798636</text:p>
          </table:table-cell>
          <table:table-cell office:value-type="float" office:value="-0.817589" calcext:value-type="float">
            <text:p>-0.817589</text:p>
          </table:table-cell>
          <table:table-cell office:value-type="float" office:value="-0.784914" calcext:value-type="float">
            <text:p>-0.784914</text:p>
          </table:table-cell>
        </table:table-row>
        <table:table-row table:style-name="ro1">
          <table:table-cell office:value-type="float" office:value="-0.840519" calcext:value-type="float">
            <text:p>-0.840519</text:p>
          </table:table-cell>
          <table:table-cell office:value-type="float" office:value="-0.801254" calcext:value-type="float">
            <text:p>-0.801254</text:p>
          </table:table-cell>
          <table:table-cell office:value-type="float" office:value="-0.81184" calcext:value-type="float">
            <text:p>-0.81184</text:p>
          </table:table-cell>
          <table:table-cell office:value-type="float" office:value="-0.796632" calcext:value-type="float">
            <text:p>-0.796632</text:p>
          </table:table-cell>
        </table:table-row>
        <table:table-row table:style-name="ro1">
          <table:table-cell office:value-type="float" office:value="-0.799473" calcext:value-type="float">
            <text:p>-0.799473</text:p>
          </table:table-cell>
          <table:table-cell office:value-type="float" office:value="-0.803857" calcext:value-type="float">
            <text:p>-0.803857</text:p>
          </table:table-cell>
          <table:table-cell office:value-type="float" office:value="-0.84071" calcext:value-type="float">
            <text:p>-0.84071</text:p>
          </table:table-cell>
          <table:table-cell office:value-type="float" office:value="-0.798361" calcext:value-type="float">
            <text:p>-0.798361</text:p>
          </table:table-cell>
        </table:table-row>
        <table:table-row table:style-name="ro1">
          <table:table-cell office:value-type="float" office:value="-0.830623" calcext:value-type="float">
            <text:p>-0.830623</text:p>
          </table:table-cell>
          <table:table-cell office:value-type="float" office:value="-0.806445" calcext:value-type="float">
            <text:p>-0.806445</text:p>
          </table:table-cell>
          <table:table-cell office:value-type="float" office:value="-0.81641" calcext:value-type="float">
            <text:p>-0.81641</text:p>
          </table:table-cell>
          <table:table-cell office:value-type="float" office:value="-0.815015" calcext:value-type="float">
            <text:p>-0.815015</text:p>
          </table:table-cell>
        </table:table-row>
        <table:table-row table:style-name="ro1">
          <table:table-cell office:value-type="float" office:value="-0.947784" calcext:value-type="float">
            <text:p>-0.947784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802998" calcext:value-type="float">
            <text:p>-0.802998</text:p>
          </table:table-cell>
          <table:table-cell office:value-type="float" office:value="-0.808815" calcext:value-type="float">
            <text:p>-0.808815</text:p>
          </table:table-cell>
        </table:table-row>
        <table:table-row table:style-name="ro1">
          <table:table-cell office:value-type="float" office:value="-0.663653" calcext:value-type="float">
            <text:p>-0.663653</text:p>
          </table:table-cell>
          <table:table-cell office:value-type="float" office:value="-0.811574" calcext:value-type="float">
            <text:p>-0.811574</text:p>
          </table:table-cell>
          <table:table-cell office:value-type="float" office:value="-0.784941" calcext:value-type="float">
            <text:p>-0.784941</text:p>
          </table:table-cell>
          <table:table-cell office:value-type="float" office:value="-0.818565" calcext:value-type="float">
            <text:p>-0.818565</text:p>
          </table:table-cell>
        </table:table-row>
        <table:table-row table:style-name="ro1">
          <table:table-cell office:value-type="float" office:value="-0.773457" calcext:value-type="float">
            <text:p>-0.773457</text:p>
          </table:table-cell>
          <table:table-cell office:value-type="float" office:value="-0.814116" calcext:value-type="float">
            <text:p>-0.814116</text:p>
          </table:table-cell>
          <table:table-cell office:value-type="float" office:value="-0.809318" calcext:value-type="float">
            <text:p>-0.809318</text:p>
          </table:table-cell>
          <table:table-cell office:value-type="float" office:value="-0.82016" calcext:value-type="float">
            <text:p>-0.82016</text:p>
          </table:table-cell>
        </table:table-row>
        <table:table-row table:style-name="ro1">
          <table:table-cell office:value-type="float" office:value="-0.709192" calcext:value-type="float">
            <text:p>-0.709192</text:p>
          </table:table-cell>
          <table:table-cell office:value-type="float" office:value="-0.816642" calcext:value-type="float">
            <text:p>-0.816642</text:p>
          </table:table-cell>
          <table:table-cell office:value-type="float" office:value="-0.777996" calcext:value-type="float">
            <text:p>-0.777996</text:p>
          </table:table-cell>
          <table:table-cell office:value-type="float" office:value="-0.829205" calcext:value-type="float">
            <text:p>-0.829205</text:p>
          </table:table-cell>
        </table:table-row>
        <table:table-row table:style-name="ro1">
          <table:table-cell office:value-type="float" office:value="-0.952507" calcext:value-type="float">
            <text:p>-0.952507</text:p>
          </table:table-cell>
          <table:table-cell office:value-type="float" office:value="-0.819152" calcext:value-type="float">
            <text:p>-0.819152</text:p>
          </table:table-cell>
          <table:table-cell office:value-type="float" office:value="-0.827401" calcext:value-type="float">
            <text:p>-0.827401</text:p>
          </table:table-cell>
          <table:table-cell office:value-type="float" office:value="-0.844555" calcext:value-type="float">
            <text:p>-0.844555</text:p>
          </table:table-cell>
        </table:table-row>
        <table:table-row table:style-name="ro1">
          <table:table-cell office:value-type="float" office:value="-0.791172" calcext:value-type="float">
            <text:p>-0.791172</text:p>
          </table:table-cell>
          <table:table-cell office:value-type="float" office:value="-0.821647" calcext:value-type="float">
            <text:p>-0.821647</text:p>
          </table:table-cell>
          <table:table-cell office:value-type="float" office:value="-0.833249" calcext:value-type="float">
            <text:p>-0.833249</text:p>
          </table:table-cell>
          <table:table-cell office:value-type="float" office:value="-0.840277" calcext:value-type="float">
            <text:p>-0.840277</text:p>
          </table:table-cell>
        </table:table-row>
        <table:table-row table:style-name="ro1">
          <table:table-cell office:value-type="float" office:value="-0.910678" calcext:value-type="float">
            <text:p>-0.910678</text:p>
          </table:table-cell>
          <table:table-cell office:value-type="float" office:value="-0.824126" calcext:value-type="float">
            <text:p>-0.824126</text:p>
          </table:table-cell>
          <table:table-cell office:value-type="float" office:value="-0.879414" calcext:value-type="float">
            <text:p>-0.879414</text:p>
          </table:table-cell>
          <table:table-cell office:value-type="float" office:value="-0.827998" calcext:value-type="float">
            <text:p>-0.827998</text:p>
          </table:table-cell>
        </table:table-row>
        <table:table-row table:style-name="ro1">
          <table:table-cell office:value-type="float" office:value="-0.802699" calcext:value-type="float">
            <text:p>-0.802699</text:p>
          </table:table-cell>
          <table:table-cell office:value-type="float" office:value="-0.82659" calcext:value-type="float">
            <text:p>-0.82659</text:p>
          </table:table-cell>
          <table:table-cell office:value-type="float" office:value="-0.882577" calcext:value-type="float">
            <text:p>-0.882577</text:p>
          </table:table-cell>
          <table:table-cell office:value-type="float" office:value="-0.852652" calcext:value-type="float">
            <text:p>-0.852652</text:p>
          </table:table-cell>
        </table:table-row>
        <table:table-row table:style-name="ro1">
          <table:table-cell office:value-type="float" office:value="-0.940018" calcext:value-type="float">
            <text:p>-0.940018</text:p>
          </table:table-cell>
          <table:table-cell office:value-type="float" office:value="-0.829038" calcext:value-type="float">
            <text:p>-0.829038</text:p>
          </table:table-cell>
          <table:table-cell office:value-type="float" office:value="-0.881056" calcext:value-type="float">
            <text:p>-0.881056</text:p>
          </table:table-cell>
          <table:table-cell office:value-type="float" office:value="-0.848895" calcext:value-type="float">
            <text:p>-0.848895</text:p>
          </table:table-cell>
        </table:table-row>
        <table:table-row table:style-name="ro1">
          <table:table-cell office:value-type="float" office:value="-0.968322" calcext:value-type="float">
            <text:p>-0.968322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861462" calcext:value-type="float">
            <text:p>-0.861462</text:p>
          </table:table-cell>
          <table:table-cell office:value-type="float" office:value="-0.867604" calcext:value-type="float">
            <text:p>-0.867604</text:p>
          </table:table-cell>
        </table:table-row>
        <table:table-row table:style-name="ro1">
          <table:table-cell office:value-type="float" office:value="-0.783567" calcext:value-type="float">
            <text:p>-0.783567</text:p>
          </table:table-cell>
          <table:table-cell office:value-type="float" office:value="-0.833886" calcext:value-type="float">
            <text:p>-0.833886</text:p>
          </table:table-cell>
          <table:table-cell office:value-type="float" office:value="-0.887893" calcext:value-type="float">
            <text:p>-0.887893</text:p>
          </table:table-cell>
          <table:table-cell office:value-type="float" office:value="-0.863843" calcext:value-type="float">
            <text:p>-0.863843</text:p>
          </table:table-cell>
        </table:table-row>
        <table:table-row table:style-name="ro1">
          <table:table-cell office:value-type="float" office:value="-0.812707" calcext:value-type="float">
            <text:p>-0.812707</text:p>
          </table:table-cell>
          <table:table-cell office:value-type="float" office:value="-0.836286" calcext:value-type="float">
            <text:p>-0.836286</text:p>
          </table:table-cell>
          <table:table-cell office:value-type="float" office:value="-0.846316" calcext:value-type="float">
            <text:p>-0.846316</text:p>
          </table:table-cell>
          <table:table-cell office:value-type="float" office:value="-0.864319" calcext:value-type="float">
            <text:p>-0.864319</text:p>
          </table:table-cell>
        </table:table-row>
        <table:table-row table:style-name="ro1">
          <table:table-cell office:value-type="float" office:value="-0.934851" calcext:value-type="float">
            <text:p>-0.934851</text:p>
          </table:table-cell>
          <table:table-cell office:value-type="float" office:value="-0.838671" calcext:value-type="float">
            <text:p>-0.838671</text:p>
          </table:table-cell>
          <table:table-cell office:value-type="float" office:value="-0.835648" calcext:value-type="float">
            <text:p>-0.835648</text:p>
          </table:table-cell>
          <table:table-cell office:value-type="float" office:value="-0.858254" calcext:value-type="float">
            <text:p>-0.858254</text:p>
          </table:table-cell>
        </table:table-row>
        <table:table-row table:style-name="ro1">
          <table:table-cell office:value-type="float" office:value="-0.732134" calcext:value-type="float">
            <text:p>-0.732134</text:p>
          </table:table-cell>
          <table:table-cell office:value-type="float" office:value="-0.841039" calcext:value-type="float">
            <text:p>-0.841039</text:p>
          </table:table-cell>
          <table:table-cell office:value-type="float" office:value="-0.861163" calcext:value-type="float">
            <text:p>-0.861163</text:p>
          </table:table-cell>
          <table:table-cell office:value-type="float" office:value="-0.859953" calcext:value-type="float">
            <text:p>-0.859953</text:p>
          </table:table-cell>
        </table:table-row>
        <table:table-row table:style-name="ro1">
          <table:table-cell office:value-type="float" office:value="-0.914983" calcext:value-type="float">
            <text:p>-0.914983</text:p>
          </table:table-cell>
          <table:table-cell office:value-type="float" office:value="-0.843391" calcext:value-type="float">
            <text:p>-0.843391</text:p>
          </table:table-cell>
          <table:table-cell office:value-type="float" office:value="-0.857903" calcext:value-type="float">
            <text:p>-0.857903</text:p>
          </table:table-cell>
          <table:table-cell office:value-type="float" office:value="-0.842968" calcext:value-type="float">
            <text:p>-0.842968</text:p>
          </table:table-cell>
        </table:table-row>
        <table:table-row table:style-name="ro1">
          <table:table-cell office:value-type="float" office:value="-0.91114" calcext:value-type="float">
            <text:p>-0.91114</text:p>
          </table:table-cell>
          <table:table-cell office:value-type="float" office:value="-0.845728" calcext:value-type="float">
            <text:p>-0.845728</text:p>
          </table:table-cell>
          <table:table-cell office:value-type="float" office:value="-0.839725" calcext:value-type="float">
            <text:p>-0.839725</text:p>
          </table:table-cell>
          <table:table-cell office:value-type="float" office:value="-0.84634" calcext:value-type="float">
            <text:p>-0.84634</text:p>
          </table:table-cell>
        </table:table-row>
        <table:table-row table:style-name="ro1">
          <table:table-cell office:value-type="float" office:value="-0.796408" calcext:value-type="float">
            <text:p>-0.796408</text:p>
          </table:table-cell>
          <table:table-cell office:value-type="float" office:value="-0.848048" calcext:value-type="float">
            <text:p>-0.848048</text:p>
          </table:table-cell>
          <table:table-cell office:value-type="float" office:value="-0.857576" calcext:value-type="float">
            <text:p>-0.857576</text:p>
          </table:table-cell>
          <table:table-cell office:value-type="float" office:value="-0.84714" calcext:value-type="float">
            <text:p>-0.84714</text:p>
          </table:table-cell>
        </table:table-row>
        <table:table-row table:style-name="ro1">
          <table:table-cell office:value-type="float" office:value="-0.843962" calcext:value-type="float">
            <text:p>-0.843962</text:p>
          </table:table-cell>
          <table:table-cell office:value-type="float" office:value="-0.850352" calcext:value-type="float">
            <text:p>-0.850352</text:p>
          </table:table-cell>
          <table:table-cell office:value-type="float" office:value="-0.825215" calcext:value-type="float">
            <text:p>-0.825215</text:p>
          </table:table-cell>
          <table:table-cell office:value-type="float" office:value="-0.853156" calcext:value-type="float">
            <text:p>-0.853156</text:p>
          </table:table-cell>
        </table:table-row>
        <table:table-row table:style-name="ro1">
          <table:table-cell office:value-type="float" office:value="-0.821389" calcext:value-type="float">
            <text:p>-0.821389</text:p>
          </table:table-cell>
          <table:table-cell office:value-type="float" office:value="-0.85264" calcext:value-type="float">
            <text:p>-0.85264</text:p>
          </table:table-cell>
          <table:table-cell office:value-type="float" office:value="-0.84407" calcext:value-type="float">
            <text:p>-0.84407</text:p>
          </table:table-cell>
          <table:table-cell office:value-type="float" office:value="-0.847788" calcext:value-type="float">
            <text:p>-0.847788</text:p>
          </table:table-cell>
        </table:table-row>
        <table:table-row table:style-name="ro1">
          <table:table-cell office:value-type="float" office:value="-0.753179" calcext:value-type="float">
            <text:p>-0.753179</text:p>
          </table:table-cell>
          <table:table-cell office:value-type="float" office:value="-0.854912" calcext:value-type="float">
            <text:p>-0.854912</text:p>
          </table:table-cell>
          <table:table-cell office:value-type="float" office:value="-0.843263" calcext:value-type="float">
            <text:p>-0.843263</text:p>
          </table:table-cell>
          <table:table-cell office:value-type="float" office:value="-0.853287" calcext:value-type="float">
            <text:p>-0.853287</text:p>
          </table:table-cell>
        </table:table-row>
        <table:table-row table:style-name="ro1">
          <table:table-cell office:value-type="float" office:value="-1.005415" calcext:value-type="float">
            <text:p>-1.005415</text:p>
          </table:table-cell>
          <table:table-cell office:value-type="float" office:value="-0.857167" calcext:value-type="float">
            <text:p>-0.857167</text:p>
          </table:table-cell>
          <table:table-cell office:value-type="float" office:value="-0.850248" calcext:value-type="float">
            <text:p>-0.850248</text:p>
          </table:table-cell>
          <table:table-cell office:value-type="float" office:value="-0.846936" calcext:value-type="float">
            <text:p>-0.846936</text:p>
          </table:table-cell>
        </table:table-row>
        <table:table-row table:style-name="ro1">
          <table:table-cell office:value-type="float" office:value="-0.792372" calcext:value-type="float">
            <text:p>-0.792372</text:p>
          </table:table-cell>
          <table:table-cell office:value-type="float" office:value="-0.859406" calcext:value-type="float">
            <text:p>-0.859406</text:p>
          </table:table-cell>
          <table:table-cell office:value-type="float" office:value="-0.861131" calcext:value-type="float">
            <text:p>-0.861131</text:p>
          </table:table-cell>
          <table:table-cell office:value-type="float" office:value="-0.855839" calcext:value-type="float">
            <text:p>-0.855839</text:p>
          </table:table-cell>
        </table:table-row>
        <table:table-row table:style-name="ro1">
          <table:table-cell office:value-type="float" office:value="-0.878887" calcext:value-type="float">
            <text:p>-0.878887</text:p>
          </table:table-cell>
          <table:table-cell office:value-type="float" office:value="-0.861629" calcext:value-type="float">
            <text:p>-0.861629</text:p>
          </table:table-cell>
          <table:table-cell office:value-type="float" office:value="-0.869018" calcext:value-type="float">
            <text:p>-0.869018</text:p>
          </table:table-cell>
          <table:table-cell office:value-type="float" office:value="-0.84988" calcext:value-type="float">
            <text:p>-0.84988</text:p>
          </table:table-cell>
        </table:table-row>
        <table:table-row table:style-name="ro1">
          <table:table-cell office:value-type="float" office:value="-0.875803" calcext:value-type="float">
            <text:p>-0.875803</text:p>
          </table:table-cell>
          <table:table-cell office:value-type="float" office:value="-0.863836" calcext:value-type="float">
            <text:p>-0.863836</text:p>
          </table:table-cell>
          <table:table-cell office:value-type="float" office:value="-0.83696" calcext:value-type="float">
            <text:p>-0.83696</text:p>
          </table:table-cell>
          <table:table-cell office:value-type="float" office:value="-0.846825" calcext:value-type="float">
            <text:p>-0.846825</text:p>
          </table:table-cell>
        </table:table-row>
        <table:table-row table:style-name="ro1">
          <table:table-cell office:value-type="float" office:value="-0.792614" calcext:value-type="float">
            <text:p>-0.792614</text:p>
          </table:table-cell>
          <table:table-cell office:value-type="float" office:value="-0.866025" calcext:value-type="float">
            <text:p>-0.866025</text:p>
          </table:table-cell>
          <table:table-cell office:value-type="float" office:value="-0.8803" calcext:value-type="float">
            <text:p>-0.8803</text:p>
          </table:table-cell>
          <table:table-cell office:value-type="float" office:value="-0.841135" calcext:value-type="float">
            <text:p>-0.841135</text:p>
          </table:table-cell>
        </table:table-row>
        <table:table-row table:style-name="ro1">
          <table:table-cell office:value-type="float" office:value="-0.845128" calcext:value-type="float">
            <text:p>-0.845128</text:p>
          </table:table-cell>
          <table:table-cell office:value-type="float" office:value="-0.868199" calcext:value-type="float">
            <text:p>-0.868199</text:p>
          </table:table-cell>
          <table:table-cell office:value-type="float" office:value="-0.850694" calcext:value-type="float">
            <text:p>-0.850694</text:p>
          </table:table-cell>
          <table:table-cell office:value-type="float" office:value="-0.855759" calcext:value-type="float">
            <text:p>-0.855759</text:p>
          </table:table-cell>
        </table:table-row>
        <table:table-row table:style-name="ro1">
          <table:table-cell office:value-type="float" office:value="-1.009068" calcext:value-type="float">
            <text:p>-1.009068</text:p>
          </table:table-cell>
          <table:table-cell office:value-type="float" office:value="-0.870356" calcext:value-type="float">
            <text:p>-0.870356</text:p>
          </table:table-cell>
          <table:table-cell office:value-type="float" office:value="-0.837605" calcext:value-type="float">
            <text:p>-0.837605</text:p>
          </table:table-cell>
          <table:table-cell office:value-type="float" office:value="-0.840945" calcext:value-type="float">
            <text:p>-0.840945</text:p>
          </table:table-cell>
        </table:table-row>
        <table:table-row table:style-name="ro1">
          <table:table-cell office:value-type="float" office:value="-0.730858" calcext:value-type="float">
            <text:p>-0.730858</text:p>
          </table:table-cell>
          <table:table-cell office:value-type="float" office:value="-0.872496" calcext:value-type="float">
            <text:p>-0.872496</text:p>
          </table:table-cell>
          <table:table-cell office:value-type="float" office:value="-0.830842" calcext:value-type="float">
            <text:p>-0.830842</text:p>
          </table:table-cell>
          <table:table-cell office:value-type="float" office:value="-0.848961" calcext:value-type="float">
            <text:p>-0.848961</text:p>
          </table:table-cell>
        </table:table-row>
        <table:table-row table:style-name="ro1">
          <table:table-cell office:value-type="float" office:value="-0.810357" calcext:value-type="float">
            <text:p>-0.810357</text:p>
          </table:table-cell>
          <table:table-cell office:value-type="float" office:value="-0.87462" calcext:value-type="float">
            <text:p>-0.87462</text:p>
          </table:table-cell>
          <table:table-cell office:value-type="float" office:value="-0.844625" calcext:value-type="float">
            <text:p>-0.844625</text:p>
          </table:table-cell>
          <table:table-cell office:value-type="float" office:value="-0.836729" calcext:value-type="float">
            <text:p>-0.836729</text:p>
          </table:table-cell>
        </table:table-row>
        <table:table-row table:style-name="ro1">
          <table:table-cell office:value-type="float" office:value="-0.7588" calcext:value-type="float">
            <text:p>-0.7588</text:p>
          </table:table-cell>
          <table:table-cell office:value-type="float" office:value="-0.876727" calcext:value-type="float">
            <text:p>-0.876727</text:p>
          </table:table-cell>
          <table:table-cell office:value-type="float" office:value="-0.811303" calcext:value-type="float">
            <text:p>-0.811303</text:p>
          </table:table-cell>
          <table:table-cell office:value-type="float" office:value="-0.833438" calcext:value-type="float">
            <text:p>-0.833438</text:p>
          </table:table-cell>
        </table:table-row>
        <table:table-row table:style-name="ro1">
          <table:table-cell office:value-type="float" office:value="-0.914044" calcext:value-type="float">
            <text:p>-0.914044</text:p>
          </table:table-cell>
          <table:table-cell office:value-type="float" office:value="-0.878817" calcext:value-type="float">
            <text:p>-0.878817</text:p>
          </table:table-cell>
          <table:table-cell office:value-type="float" office:value="-0.841243" calcext:value-type="float">
            <text:p>-0.841243</text:p>
          </table:table-cell>
          <table:table-cell office:value-type="float" office:value="-0.834009" calcext:value-type="float">
            <text:p>-0.834009</text:p>
          </table:table-cell>
        </table:table-row>
        <table:table-row table:style-name="ro1">
          <table:table-cell office:value-type="float" office:value="-0.842459" calcext:value-type="float">
            <text:p>-0.842459</text:p>
          </table:table-cell>
          <table:table-cell office:value-type="float" office:value="-0.880891" calcext:value-type="float">
            <text:p>-0.880891</text:p>
          </table:table-cell>
          <table:table-cell office:value-type="float" office:value="-0.828037" calcext:value-type="float">
            <text:p>-0.828037</text:p>
          </table:table-cell>
          <table:table-cell office:value-type="float" office:value="-0.833787" calcext:value-type="float">
            <text:p>-0.833787</text:p>
          </table:table-cell>
        </table:table-row>
        <table:table-row table:style-name="ro1">
          <table:table-cell office:value-type="float" office:value="-0.880557" calcext:value-type="float">
            <text:p>-0.880557</text:p>
          </table:table-cell>
          <table:table-cell office:value-type="float" office:value="-0.882948" calcext:value-type="float">
            <text:p>-0.882948</text:p>
          </table:table-cell>
          <table:table-cell office:value-type="float" office:value="-0.844199" calcext:value-type="float">
            <text:p>-0.844199</text:p>
          </table:table-cell>
          <table:table-cell office:value-type="float" office:value="-0.833864" calcext:value-type="float">
            <text:p>-0.833864</text:p>
          </table:table-cell>
        </table:table-row>
        <table:table-row table:style-name="ro1">
          <table:table-cell office:value-type="float" office:value="-0.744327" calcext:value-type="float">
            <text:p>-0.744327</text:p>
          </table:table-cell>
          <table:table-cell office:value-type="float" office:value="-0.884988" calcext:value-type="float">
            <text:p>-0.884988</text:p>
          </table:table-cell>
          <table:table-cell office:value-type="float" office:value="-0.821169" calcext:value-type="float">
            <text:p>-0.821169</text:p>
          </table:table-cell>
          <table:table-cell office:value-type="float" office:value="-0.860488" calcext:value-type="float">
            <text:p>-0.860488</text:p>
          </table:table-cell>
        </table:table-row>
        <table:table-row table:style-name="ro1">
          <table:table-cell office:value-type="float" office:value="-0.839609" calcext:value-type="float">
            <text:p>-0.839609</text:p>
          </table:table-cell>
          <table:table-cell office:value-type="float" office:value="-0.887011" calcext:value-type="float">
            <text:p>-0.887011</text:p>
          </table:table-cell>
          <table:table-cell office:value-type="float" office:value="-0.821213" calcext:value-type="float">
            <text:p>-0.821213</text:p>
          </table:table-cell>
          <table:table-cell office:value-type="float" office:value="-0.881342" calcext:value-type="float">
            <text:p>-0.881342</text:p>
          </table:table-cell>
        </table:table-row>
        <table:table-row table:style-name="ro1">
          <table:table-cell office:value-type="float" office:value="-0.798894" calcext:value-type="float">
            <text:p>-0.798894</text:p>
          </table:table-cell>
          <table:table-cell office:value-type="float" office:value="-0.889017" calcext:value-type="float">
            <text:p>-0.889017</text:p>
          </table:table-cell>
          <table:table-cell office:value-type="float" office:value="-0.847086" calcext:value-type="float">
            <text:p>-0.847086</text:p>
          </table:table-cell>
          <table:table-cell office:value-type="float" office:value="-0.884357" calcext:value-type="float">
            <text:p>-0.884357</text:p>
          </table:table-cell>
        </table:table-row>
        <table:table-row table:style-name="ro1">
          <table:table-cell office:value-type="float" office:value="-0.842681" calcext:value-type="float">
            <text:p>-0.842681</text:p>
          </table:table-cell>
          <table:table-cell office:value-type="float" office:value="-0.891007" calcext:value-type="float">
            <text:p>-0.891007</text:p>
          </table:table-cell>
          <table:table-cell office:value-type="float" office:value="-0.902963" calcext:value-type="float">
            <text:p>-0.902963</text:p>
          </table:table-cell>
          <table:table-cell office:value-type="float" office:value="-0.879342" calcext:value-type="float">
            <text:p>-0.879342</text:p>
          </table:table-cell>
        </table:table-row>
        <table:table-row table:style-name="ro1">
          <table:table-cell office:value-type="float" office:value="-1.009919" calcext:value-type="float">
            <text:p>-1.009919</text:p>
          </table:table-cell>
          <table:table-cell office:value-type="float" office:value="-0.892979" calcext:value-type="float">
            <text:p>-0.892979</text:p>
          </table:table-cell>
          <table:table-cell office:value-type="float" office:value="-0.942993" calcext:value-type="float">
            <text:p>-0.942993</text:p>
          </table:table-cell>
          <table:table-cell office:value-type="float" office:value="-0.883665" calcext:value-type="float">
            <text:p>-0.883665</text:p>
          </table:table-cell>
        </table:table-row>
        <table:table-row table:style-name="ro1">
          <table:table-cell office:value-type="float" office:value="-1.023716" calcext:value-type="float">
            <text:p>-1.023716</text:p>
          </table:table-cell>
          <table:table-cell office:value-type="float" office:value="-0.894934" calcext:value-type="float">
            <text:p>-0.894934</text:p>
          </table:table-cell>
          <table:table-cell office:value-type="float" office:value="-0.941608" calcext:value-type="float">
            <text:p>-0.941608</text:p>
          </table:table-cell>
          <table:table-cell office:value-type="float" office:value="-0.882805" calcext:value-type="float">
            <text:p>-0.882805</text:p>
          </table:table-cell>
        </table:table-row>
        <table:table-row table:style-name="ro1">
          <table:table-cell office:value-type="float" office:value="-1.039759" calcext:value-type="float">
            <text:p>-1.039759</text:p>
          </table:table-cell>
          <table:table-cell office:value-type="float" office:value="-0.896873" calcext:value-type="float">
            <text:p>-0.896873</text:p>
          </table:table-cell>
          <table:table-cell office:value-type="float" office:value="-0.944847" calcext:value-type="float">
            <text:p>-0.944847</text:p>
          </table:table-cell>
          <table:table-cell office:value-type="float" office:value="-0.909942" calcext:value-type="float">
            <text:p>-0.909942</text:p>
          </table:table-cell>
        </table:table-row>
        <table:table-row table:style-name="ro1">
          <table:table-cell office:value-type="float" office:value="-0.791965" calcext:value-type="float">
            <text:p>-0.791965</text:p>
          </table:table-cell>
          <table:table-cell office:value-type="float" office:value="-0.898794" calcext:value-type="float">
            <text:p>-0.898794</text:p>
          </table:table-cell>
          <table:table-cell office:value-type="float" office:value="-0.920865" calcext:value-type="float">
            <text:p>-0.920865</text:p>
          </table:table-cell>
          <table:table-cell office:value-type="float" office:value="-0.914972" calcext:value-type="float">
            <text:p>-0.914972</text:p>
          </table:table-cell>
        </table:table-row>
        <table:table-row table:style-name="ro1">
          <table:table-cell office:value-type="float" office:value="-0.858879" calcext:value-type="float">
            <text:p>-0.858879</text:p>
          </table:table-cell>
          <table:table-cell office:value-type="float" office:value="-0.900698" calcext:value-type="float">
            <text:p>-0.900698</text:p>
          </table:table-cell>
          <table:table-cell office:value-type="float" office:value="-0.890341" calcext:value-type="float">
            <text:p>-0.890341</text:p>
          </table:table-cell>
          <table:table-cell office:value-type="float" office:value="-0.924996" calcext:value-type="float">
            <text:p>-0.924996</text:p>
          </table:table-cell>
        </table:table-row>
        <table:table-row table:style-name="ro1">
          <table:table-cell office:value-type="float" office:value="-0.89001" calcext:value-type="float">
            <text:p>-0.89001</text:p>
          </table:table-cell>
          <table:table-cell office:value-type="float" office:value="-0.902585" calcext:value-type="float">
            <text:p>-0.902585</text:p>
          </table:table-cell>
          <table:table-cell office:value-type="float" office:value="-0.890957" calcext:value-type="float">
            <text:p>-0.890957</text:p>
          </table:table-cell>
          <table:table-cell office:value-type="float" office:value="-0.925985" calcext:value-type="float">
            <text:p>-0.925985</text:p>
          </table:table-cell>
        </table:table-row>
        <table:table-row table:style-name="ro1">
          <table:table-cell office:value-type="float" office:value="-0.871096" calcext:value-type="float">
            <text:p>-0.871096</text:p>
          </table:table-cell>
          <table:table-cell office:value-type="float" office:value="-0.904455" calcext:value-type="float">
            <text:p>-0.904455</text:p>
          </table:table-cell>
          <table:table-cell office:value-type="float" office:value="-0.911552" calcext:value-type="float">
            <text:p>-0.911552</text:p>
          </table:table-cell>
          <table:table-cell office:value-type="float" office:value="-0.921282" calcext:value-type="float">
            <text:p>-0.921282</text:p>
          </table:table-cell>
        </table:table-row>
        <table:table-row table:style-name="ro1">
          <table:table-cell office:value-type="float" office:value="-1.042837" calcext:value-type="float">
            <text:p>-1.042837</text:p>
          </table:table-cell>
          <table:table-cell office:value-type="float" office:value="-0.906308" calcext:value-type="float">
            <text:p>-0.906308</text:p>
          </table:table-cell>
          <table:table-cell office:value-type="float" office:value="-0.921606" calcext:value-type="float">
            <text:p>-0.921606</text:p>
          </table:table-cell>
          <table:table-cell office:value-type="float" office:value="-0.901847" calcext:value-type="float">
            <text:p>-0.901847</text:p>
          </table:table-cell>
        </table:table-row>
        <table:table-row table:style-name="ro1">
          <table:table-cell office:value-type="float" office:value="-0.894938" calcext:value-type="float">
            <text:p>-0.894938</text:p>
          </table:table-cell>
          <table:table-cell office:value-type="float" office:value="-0.908143" calcext:value-type="float">
            <text:p>-0.908143</text:p>
          </table:table-cell>
          <table:table-cell office:value-type="float" office:value="-0.914318" calcext:value-type="float">
            <text:p>-0.914318</text:p>
          </table:table-cell>
          <table:table-cell office:value-type="float" office:value="-0.901079" calcext:value-type="float">
            <text:p>-0.901079</text:p>
          </table:table-cell>
        </table:table-row>
        <table:table-row table:style-name="ro1">
          <table:table-cell office:value-type="float" office:value="-0.909152" calcext:value-type="float">
            <text:p>-0.909152</text:p>
          </table:table-cell>
          <table:table-cell office:value-type="float" office:value="-0.909961" calcext:value-type="float">
            <text:p>-0.909961</text:p>
          </table:table-cell>
          <table:table-cell office:value-type="float" office:value="-0.931734" calcext:value-type="float">
            <text:p>-0.931734</text:p>
          </table:table-cell>
          <table:table-cell office:value-type="float" office:value="-0.925235" calcext:value-type="float">
            <text:p>-0.925235</text:p>
          </table:table-cell>
        </table:table-row>
        <table:table-row table:style-name="ro1">
          <table:table-cell office:value-type="float" office:value="-0.853568" calcext:value-type="float">
            <text:p>-0.853568</text:p>
          </table:table-cell>
          <table:table-cell office:value-type="float" office:value="-0.911762" calcext:value-type="float">
            <text:p>-0.911762</text:p>
          </table:table-cell>
          <table:table-cell office:value-type="float" office:value="-0.885153" calcext:value-type="float">
            <text:p>-0.885153</text:p>
          </table:table-cell>
          <table:table-cell office:value-type="float" office:value="-0.938343" calcext:value-type="float">
            <text:p>-0.938343</text:p>
          </table:table-cell>
        </table:table-row>
        <table:table-row table:style-name="ro1">
          <table:table-cell office:value-type="float" office:value="-0.958176" calcext:value-type="float">
            <text:p>-0.958176</text:p>
          </table:table-cell>
          <table:table-cell office:value-type="float" office:value="-0.913545" calcext:value-type="float">
            <text:p>-0.913545</text:p>
          </table:table-cell>
          <table:table-cell office:value-type="float" office:value="-0.912427" calcext:value-type="float">
            <text:p>-0.912427</text:p>
          </table:table-cell>
          <table:table-cell office:value-type="float" office:value="-0.93259" calcext:value-type="float">
            <text:p>-0.93259</text:p>
          </table:table-cell>
        </table:table-row>
        <table:table-row table:style-name="ro1">
          <table:table-cell office:value-type="float" office:value="-0.809932" calcext:value-type="float">
            <text:p>-0.809932</text:p>
          </table:table-cell>
          <table:table-cell office:value-type="float" office:value="-0.915311" calcext:value-type="float">
            <text:p>-0.915311</text:p>
          </table:table-cell>
          <table:table-cell office:value-type="float" office:value="-0.942133" calcext:value-type="float">
            <text:p>-0.942133</text:p>
          </table:table-cell>
          <table:table-cell office:value-type="float" office:value="-0.943747" calcext:value-type="float">
            <text:p>-0.943747</text:p>
          </table:table-cell>
        </table:table-row>
        <table:table-row table:style-name="ro1">
          <table:table-cell office:value-type="float" office:value="-1.031311" calcext:value-type="float">
            <text:p>-1.031311</text:p>
          </table:table-cell>
          <table:table-cell office:value-type="float" office:value="-0.91706" calcext:value-type="float">
            <text:p>-0.91706</text:p>
          </table:table-cell>
          <table:table-cell office:value-type="float" office:value="-0.972033" calcext:value-type="float">
            <text:p>-0.972033</text:p>
          </table:table-cell>
          <table:table-cell office:value-type="float" office:value="-0.944269" calcext:value-type="float">
            <text:p>-0.944269</text:p>
          </table:table-cell>
        </table:table-row>
        <table:table-row table:style-name="ro1">
          <table:table-cell office:value-type="float" office:value="-1.057682" calcext:value-type="float">
            <text:p>-1.057682</text:p>
          </table:table-cell>
          <table:table-cell office:value-type="float" office:value="-0.918791" calcext:value-type="float">
            <text:p>-0.918791</text:p>
          </table:table-cell>
          <table:table-cell office:value-type="float" office:value="-0.945744" calcext:value-type="float">
            <text:p>-0.945744</text:p>
          </table:table-cell>
          <table:table-cell office:value-type="float" office:value="-0.956139" calcext:value-type="float">
            <text:p>-0.956139</text:p>
          </table:table-cell>
        </table:table-row>
        <table:table-row table:style-name="ro1">
          <table:table-cell office:value-type="float" office:value="-1.003067" calcext:value-type="float">
            <text:p>-1.003067</text:p>
          </table:table-cell>
          <table:table-cell office:value-type="float" office:value="-0.920505" calcext:value-type="float">
            <text:p>-0.920505</text:p>
          </table:table-cell>
          <table:table-cell office:value-type="float" office:value="-0.982523" calcext:value-type="float">
            <text:p>-0.982523</text:p>
          </table:table-cell>
          <table:table-cell office:value-type="float" office:value="-0.952434" calcext:value-type="float">
            <text:p>-0.952434</text:p>
          </table:table-cell>
        </table:table-row>
        <table:table-row table:style-name="ro1">
          <table:table-cell office:value-type="float" office:value="-0.826731" calcext:value-type="float">
            <text:p>-0.826731</text:p>
          </table:table-cell>
          <table:table-cell office:value-type="float" office:value="-0.922201" calcext:value-type="float">
            <text:p>-0.922201</text:p>
          </table:table-cell>
          <table:table-cell office:value-type="float" office:value="-0.985975" calcext:value-type="float">
            <text:p>-0.985975</text:p>
          </table:table-cell>
          <table:table-cell office:value-type="float" office:value="-0.970568" calcext:value-type="float">
            <text:p>-0.970568</text:p>
          </table:table-cell>
        </table:table-row>
        <table:table-row table:style-name="ro1">
          <table:table-cell office:value-type="float" office:value="-0.993826" calcext:value-type="float">
            <text:p>-0.993826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97954" calcext:value-type="float">
            <text:p>-0.97954</text:p>
          </table:table-cell>
          <table:table-cell office:value-type="float" office:value="-0.965954" calcext:value-type="float">
            <text:p>-0.965954</text:p>
          </table:table-cell>
        </table:table-row>
        <table:table-row table:style-name="ro1">
          <table:table-cell office:value-type="float" office:value="-1.04857" calcext:value-type="float">
            <text:p>-1.04857</text:p>
          </table:table-cell>
          <table:table-cell office:value-type="float" office:value="-0.925541" calcext:value-type="float">
            <text:p>-0.925541</text:p>
          </table:table-cell>
          <table:table-cell office:value-type="float" office:value="-0.952607" calcext:value-type="float">
            <text:p>-0.952607</text:p>
          </table:table-cell>
          <table:table-cell office:value-type="float" office:value="-0.974865" calcext:value-type="float">
            <text:p>-0.974865</text:p>
          </table:table-cell>
        </table:table-row>
        <table:table-row table:style-name="ro1">
          <table:table-cell office:value-type="float" office:value="-1.025508" calcext:value-type="float">
            <text:p>-1.025508</text:p>
          </table:table-cell>
          <table:table-cell office:value-type="float" office:value="-0.927184" calcext:value-type="float">
            <text:p>-0.927184</text:p>
          </table:table-cell>
          <table:table-cell office:value-type="float" office:value="-0.99787" calcext:value-type="float">
            <text:p>-0.99787</text:p>
          </table:table-cell>
          <table:table-cell office:value-type="float" office:value="-0.973979" calcext:value-type="float">
            <text:p>-0.973979</text:p>
          </table:table-cell>
        </table:table-row>
        <table:table-row table:style-name="ro1">
          <table:table-cell office:value-type="float" office:value="-0.868401" calcext:value-type="float">
            <text:p>-0.868401</text:p>
          </table:table-cell>
          <table:table-cell office:value-type="float" office:value="-0.92881" calcext:value-type="float">
            <text:p>-0.92881</text:p>
          </table:table-cell>
          <table:table-cell office:value-type="float" office:value="-0.980587" calcext:value-type="float">
            <text:p>-0.980587</text:p>
          </table:table-cell>
          <table:table-cell office:value-type="float" office:value="-0.95397" calcext:value-type="float">
            <text:p>-0.95397</text:p>
          </table:table-cell>
        </table:table-row>
        <table:table-row table:style-name="ro1">
          <table:table-cell office:value-type="float" office:value="-1.053046" calcext:value-type="float">
            <text:p>-1.053046</text:p>
          </table:table-cell>
          <table:table-cell office:value-type="float" office:value="-0.930418" calcext:value-type="float">
            <text:p>-0.930418</text:p>
          </table:table-cell>
          <table:table-cell office:value-type="float" office:value="-0.952465" calcext:value-type="float">
            <text:p>-0.952465</text:p>
          </table:table-cell>
          <table:table-cell office:value-type="float" office:value="-0.944283" calcext:value-type="float">
            <text:p>-0.944283</text:p>
          </table:table-cell>
        </table:table-row>
        <table:table-row table:style-name="ro1">
          <table:table-cell office:value-type="float" office:value="-0.907414" calcext:value-type="float">
            <text:p>-0.907414</text:p>
          </table:table-cell>
          <table:table-cell office:value-type="float" office:value="-0.932008" calcext:value-type="float">
            <text:p>-0.932008</text:p>
          </table:table-cell>
          <table:table-cell office:value-type="float" office:value="-0.951677" calcext:value-type="float">
            <text:p>-0.951677</text:p>
          </table:table-cell>
          <table:table-cell office:value-type="float" office:value="-0.946203" calcext:value-type="float">
            <text:p>-0.946203</text:p>
          </table:table-cell>
        </table:table-row>
        <table:table-row table:style-name="ro1">
          <table:table-cell office:value-type="float" office:value="-0.907957" calcext:value-type="float">
            <text:p>-0.907957</text:p>
          </table:table-cell>
          <table:table-cell office:value-type="float" office:value="-0.93358" calcext:value-type="float">
            <text:p>-0.93358</text:p>
          </table:table-cell>
          <table:table-cell office:value-type="float" office:value="-0.945513" calcext:value-type="float">
            <text:p>-0.945513</text:p>
          </table:table-cell>
          <table:table-cell office:value-type="float" office:value="-0.944162" calcext:value-type="float">
            <text:p>-0.944162</text:p>
          </table:table-cell>
        </table:table-row>
        <table:table-row table:style-name="ro1">
          <table:table-cell office:value-type="float" office:value="-1.021568" calcext:value-type="float">
            <text:p>-1.021568</text:p>
          </table:table-cell>
          <table:table-cell office:value-type="float" office:value="-0.935135" calcext:value-type="float">
            <text:p>-0.935135</text:p>
          </table:table-cell>
          <table:table-cell office:value-type="float" office:value="-0.914206" calcext:value-type="float">
            <text:p>-0.914206</text:p>
          </table:table-cell>
          <table:table-cell office:value-type="float" office:value="-0.936788" calcext:value-type="float">
            <text:p>-0.936788</text:p>
          </table:table-cell>
        </table:table-row>
        <table:table-row table:style-name="ro1">
          <table:table-cell office:value-type="float" office:value="-0.837582" calcext:value-type="float">
            <text:p>-0.837582</text:p>
          </table:table-cell>
          <table:table-cell office:value-type="float" office:value="-0.936672" calcext:value-type="float">
            <text:p>-0.936672</text:p>
          </table:table-cell>
          <table:table-cell office:value-type="float" office:value="-0.902293" calcext:value-type="float">
            <text:p>-0.902293</text:p>
          </table:table-cell>
          <table:table-cell office:value-type="float" office:value="-0.919624" calcext:value-type="float">
            <text:p>-0.919624</text:p>
          </table:table-cell>
        </table:table-row>
        <table:table-row table:style-name="ro1">
          <table:table-cell office:value-type="float" office:value="-0.896511" calcext:value-type="float">
            <text:p>-0.896511</text:p>
          </table:table-cell>
          <table:table-cell office:value-type="float" office:value="-0.938191" calcext:value-type="float">
            <text:p>-0.938191</text:p>
          </table:table-cell>
          <table:table-cell office:value-type="float" office:value="-0.914976" calcext:value-type="float">
            <text:p>-0.914976</text:p>
          </table:table-cell>
          <table:table-cell office:value-type="float" office:value="-0.928571" calcext:value-type="float">
            <text:p>-0.928571</text:p>
          </table:table-cell>
        </table:table-row>
        <table:table-row table:style-name="ro1">
          <table:table-cell office:value-type="float" office:value="-0.847849" calcext:value-type="float">
            <text:p>-0.847849</text:p>
          </table:table-cell>
          <table:table-cell office:value-type="float" office:value="-0.939693" calcext:value-type="float">
            <text:p>-0.939693</text:p>
          </table:table-cell>
          <table:table-cell office:value-type="float" office:value="-0.904153" calcext:value-type="float">
            <text:p>-0.904153</text:p>
          </table:table-cell>
          <table:table-cell office:value-type="float" office:value="-0.909894" calcext:value-type="float">
            <text:p>-0.909894</text:p>
          </table:table-cell>
        </table:table-row>
        <table:table-row table:style-name="ro1">
          <table:table-cell office:value-type="float" office:value="-0.971371" calcext:value-type="float">
            <text:p>-0.971371</text:p>
          </table:table-cell>
          <table:table-cell office:value-type="float" office:value="-0.941176" calcext:value-type="float">
            <text:p>-0.941176</text:p>
          </table:table-cell>
          <table:table-cell office:value-type="float" office:value="-0.903979" calcext:value-type="float">
            <text:p>-0.903979</text:p>
          </table:table-cell>
          <table:table-cell office:value-type="float" office:value="-0.917828" calcext:value-type="float">
            <text:p>-0.917828</text:p>
          </table:table-cell>
        </table:table-row>
        <table:table-row table:style-name="ro1">
          <table:table-cell office:value-type="float" office:value="-0.967454" calcext:value-type="float">
            <text:p>-0.967454</text:p>
          </table:table-cell>
          <table:table-cell office:value-type="float" office:value="-0.942641" calcext:value-type="float">
            <text:p>-0.942641</text:p>
          </table:table-cell>
          <table:table-cell office:value-type="float" office:value="-0.918041" calcext:value-type="float">
            <text:p>-0.918041</text:p>
          </table:table-cell>
          <table:table-cell office:value-type="float" office:value="-0.913332" calcext:value-type="float">
            <text:p>-0.913332</text:p>
          </table:table-cell>
        </table:table-row>
        <table:table-row table:style-name="ro1">
          <table:table-cell office:value-type="float" office:value="-0.836713" calcext:value-type="float">
            <text:p>-0.836713</text:p>
          </table:table-cell>
          <table:table-cell office:value-type="float" office:value="-0.944089" calcext:value-type="float">
            <text:p>-0.944089</text:p>
          </table:table-cell>
          <table:table-cell office:value-type="float" office:value="-0.91799" calcext:value-type="float">
            <text:p>-0.91799</text:p>
          </table:table-cell>
          <table:table-cell office:value-type="float" office:value="-0.916558" calcext:value-type="float">
            <text:p>-0.916558</text:p>
          </table:table-cell>
        </table:table-row>
        <table:table-row table:style-name="ro1">
          <table:table-cell office:value-type="float" office:value="-0.966817" calcext:value-type="float">
            <text:p>-0.966817</text:p>
          </table:table-cell>
          <table:table-cell office:value-type="float" office:value="-0.945519" calcext:value-type="float">
            <text:p>-0.945519</text:p>
          </table:table-cell>
          <table:table-cell office:value-type="float" office:value="-0.922653" calcext:value-type="float">
            <text:p>-0.922653</text:p>
          </table:table-cell>
          <table:table-cell office:value-type="float" office:value="-0.928119" calcext:value-type="float">
            <text:p>-0.928119</text:p>
          </table:table-cell>
        </table:table-row>
        <table:table-row table:style-name="ro1">
          <table:table-cell office:value-type="float" office:value="-0.847595" calcext:value-type="float">
            <text:p>-0.847595</text:p>
          </table:table-cell>
          <table:table-cell office:value-type="float" office:value="-0.94693" calcext:value-type="float">
            <text:p>-0.94693</text:p>
          </table:table-cell>
          <table:table-cell office:value-type="float" office:value="-0.900864" calcext:value-type="float">
            <text:p>-0.900864</text:p>
          </table:table-cell>
          <table:table-cell office:value-type="float" office:value="-0.92116" calcext:value-type="float">
            <text:p>-0.92116</text:p>
          </table:table-cell>
        </table:table-row>
        <table:table-row table:style-name="ro1">
          <table:table-cell office:value-type="float" office:value="-0.994687" calcext:value-type="float">
            <text:p>-0.994687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-0.944931" calcext:value-type="float">
            <text:p>-0.944931</text:p>
          </table:table-cell>
          <table:table-cell office:value-type="float" office:value="-0.928703" calcext:value-type="float">
            <text:p>-0.928703</text:p>
          </table:table-cell>
        </table:table-row>
        <table:table-row table:style-name="ro1">
          <table:table-cell office:value-type="float" office:value="-0.858508" calcext:value-type="float">
            <text:p>-0.858508</text:p>
          </table:table-cell>
          <table:table-cell office:value-type="float" office:value="-0.949699" calcext:value-type="float">
            <text:p>-0.949699</text:p>
          </table:table-cell>
          <table:table-cell office:value-type="float" office:value="-0.944518" calcext:value-type="float">
            <text:p>-0.944518</text:p>
          </table:table-cell>
          <table:table-cell office:value-type="float" office:value="-0.940814" calcext:value-type="float">
            <text:p>-0.940814</text:p>
          </table:table-cell>
        </table:table-row>
        <table:table-row table:style-name="ro1">
          <table:table-cell office:value-type="float" office:value="-1.057048" calcext:value-type="float">
            <text:p>-1.05704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938993" calcext:value-type="float">
            <text:p>-0.938993</text:p>
          </table:table-cell>
          <table:table-cell office:value-type="float" office:value="-0.93431" calcext:value-type="float">
            <text:p>-0.93431</text:p>
          </table:table-cell>
        </table:table-row>
        <table:table-row table:style-name="ro1">
          <table:table-cell office:value-type="float" office:value="-0.964754" calcext:value-type="float">
            <text:p>-0.964754</text:p>
          </table:table-cell>
          <table:table-cell office:value-type="float" office:value="-0.952396" calcext:value-type="float">
            <text:p>-0.952396</text:p>
          </table:table-cell>
          <table:table-cell office:value-type="float" office:value="-0.926219" calcext:value-type="float">
            <text:p>-0.926219</text:p>
          </table:table-cell>
          <table:table-cell office:value-type="float" office:value="-0.941327" calcext:value-type="float">
            <text:p>-0.941327</text:p>
          </table:table-cell>
        </table:table-row>
        <table:table-row table:style-name="ro1">
          <table:table-cell office:value-type="float" office:value="-0.819967" calcext:value-type="float">
            <text:p>-0.819967</text:p>
          </table:table-cell>
          <table:table-cell office:value-type="float" office:value="-0.953717" calcext:value-type="float">
            <text:p>-0.953717</text:p>
          </table:table-cell>
          <table:table-cell office:value-type="float" office:value="-0.975435" calcext:value-type="float">
            <text:p>-0.975435</text:p>
          </table:table-cell>
          <table:table-cell office:value-type="float" office:value="-0.949636" calcext:value-type="float">
            <text:p>-0.949636</text:p>
          </table:table-cell>
        </table:table-row>
        <table:table-row table:style-name="ro1">
          <table:table-cell office:value-type="float" office:value="-0.930818" calcext:value-type="float">
            <text:p>-0.930818</text:p>
          </table:table-cell>
          <table:table-cell office:value-type="float" office:value="-0.95502" calcext:value-type="float">
            <text:p>-0.95502</text:p>
          </table:table-cell>
          <table:table-cell office:value-type="float" office:value="-0.943209" calcext:value-type="float">
            <text:p>-0.943209</text:p>
          </table:table-cell>
          <table:table-cell office:value-type="float" office:value="-0.963712" calcext:value-type="float">
            <text:p>-0.963712</text:p>
          </table:table-cell>
        </table:table-row>
        <table:table-row table:style-name="ro1">
          <table:table-cell office:value-type="float" office:value="-1.104589" calcext:value-type="float">
            <text:p>-1.104589</text:p>
          </table:table-cell>
          <table:table-cell office:value-type="float" office:value="-0.956305" calcext:value-type="float">
            <text:p>-0.956305</text:p>
          </table:table-cell>
          <table:table-cell office:value-type="float" office:value="-0.933037" calcext:value-type="float">
            <text:p>-0.933037</text:p>
          </table:table-cell>
          <table:table-cell office:value-type="float" office:value="-0.972695" calcext:value-type="float">
            <text:p>-0.972695</text:p>
          </table:table-cell>
        </table:table-row>
        <table:table-row table:style-name="ro1">
          <table:table-cell office:value-type="float" office:value="-0.895916" calcext:value-type="float">
            <text:p>-0.895916</text:p>
          </table:table-cell>
          <table:table-cell office:value-type="float" office:value="-0.957571" calcext:value-type="float">
            <text:p>-0.957571</text:p>
          </table:table-cell>
          <table:table-cell office:value-type="float" office:value="-0.980686" calcext:value-type="float">
            <text:p>-0.980686</text:p>
          </table:table-cell>
          <table:table-cell office:value-type="float" office:value="-0.974585" calcext:value-type="float">
            <text:p>-0.974585</text:p>
          </table:table-cell>
        </table:table-row>
        <table:table-row table:style-name="ro1">
          <table:table-cell office:value-type="float" office:value="-0.913897" calcext:value-type="float">
            <text:p>-0.913897</text:p>
          </table:table-cell>
          <table:table-cell office:value-type="float" office:value="-0.95882" calcext:value-type="float">
            <text:p>-0.95882</text:p>
          </table:table-cell>
          <table:table-cell office:value-type="float" office:value="-0.99501" calcext:value-type="float">
            <text:p>-0.99501</text:p>
          </table:table-cell>
          <table:table-cell office:value-type="float" office:value="-0.976723" calcext:value-type="float">
            <text:p>-0.976723</text:p>
          </table:table-cell>
        </table:table-row>
        <table:table-row table:style-name="ro1">
          <table:table-cell office:value-type="float" office:value="-1.058213" calcext:value-type="float">
            <text:p>-1.058213</text:p>
          </table:table-cell>
          <table:table-cell office:value-type="float" office:value="-0.96005" calcext:value-type="float">
            <text:p>-0.96005</text:p>
          </table:table-cell>
          <table:table-cell office:value-type="float" office:value="-0.992792" calcext:value-type="float">
            <text:p>-0.992792</text:p>
          </table:table-cell>
          <table:table-cell office:value-type="float" office:value="-0.985748" calcext:value-type="float">
            <text:p>-0.985748</text:p>
          </table:table-cell>
        </table:table-row>
        <table:table-row table:style-name="ro1">
          <table:table-cell office:value-type="float" office:value="-1.002438" calcext:value-type="float">
            <text:p>-1.002438</text:p>
          </table:table-cell>
          <table:table-cell office:value-type="float" office:value="-0.961262" calcext:value-type="float">
            <text:p>-0.961262</text:p>
          </table:table-cell>
          <table:table-cell office:value-type="float" office:value="-0.989468" calcext:value-type="float">
            <text:p>-0.989468</text:p>
          </table:table-cell>
          <table:table-cell office:value-type="float" office:value="-0.987484" calcext:value-type="float">
            <text:p>-0.987484</text:p>
          </table:table-cell>
        </table:table-row>
        <table:table-row table:style-name="ro1">
          <table:table-cell office:value-type="float" office:value="-1.093499" calcext:value-type="float">
            <text:p>-1.093499</text:p>
          </table:table-cell>
          <table:table-cell office:value-type="float" office:value="-0.962455" calcext:value-type="float">
            <text:p>-0.962455</text:p>
          </table:table-cell>
          <table:table-cell office:value-type="float" office:value="-1.022802" calcext:value-type="float">
            <text:p>-1.022802</text:p>
          </table:table-cell>
          <table:table-cell office:value-type="float" office:value="-0.995719" calcext:value-type="float">
            <text:p>-0.995719</text:p>
          </table:table-cell>
        </table:table-row>
        <table:table-row table:style-name="ro1">
          <table:table-cell office:value-type="float" office:value="-0.879294" calcext:value-type="float">
            <text:p>-0.879294</text:p>
          </table:table-cell>
          <table:table-cell office:value-type="float" office:value="-0.96363" calcext:value-type="float">
            <text:p>-0.96363</text:p>
          </table:table-cell>
          <table:table-cell office:value-type="float" office:value="-1.023966" calcext:value-type="float">
            <text:p>-1.023966</text:p>
          </table:table-cell>
          <table:table-cell office:value-type="float" office:value="-0.983617" calcext:value-type="float">
            <text:p>-0.983617</text:p>
          </table:table-cell>
        </table:table-row>
        <table:table-row table:style-name="ro1">
          <table:table-cell office:value-type="float" office:value="-1.080569" calcext:value-type="float">
            <text:p>-1.080569</text:p>
          </table:table-cell>
          <table:table-cell office:value-type="float" office:value="-0.964787" calcext:value-type="float">
            <text:p>-0.964787</text:p>
          </table:table-cell>
          <table:table-cell office:value-type="float" office:value="-0.99129" calcext:value-type="float">
            <text:p>-0.99129</text:p>
          </table:table-cell>
          <table:table-cell office:value-type="float" office:value="-1.002907" calcext:value-type="float">
            <text:p>-1.002907</text:p>
          </table:table-cell>
        </table:table-row>
        <table:table-row table:style-name="ro1">
          <table:table-cell office:value-type="float" office:value="-1.06403" calcext:value-type="float">
            <text:p>-1.06403</text:p>
          </table:table-cell>
          <table:table-cell office:value-type="float" office:value="-0.965926" calcext:value-type="float">
            <text:p>-0.965926</text:p>
          </table:table-cell>
          <table:table-cell office:value-type="float" office:value="-0.976871" calcext:value-type="float">
            <text:p>-0.976871</text:p>
          </table:table-cell>
          <table:table-cell office:value-type="float" office:value="-1.003438" calcext:value-type="float">
            <text:p>-1.003438</text:p>
          </table:table-cell>
        </table:table-row>
        <table:table-row table:style-name="ro1">
          <table:table-cell office:value-type="float" office:value="-0.839061" calcext:value-type="float">
            <text:p>-0.839061</text:p>
          </table:table-cell>
          <table:table-cell office:value-type="float" office:value="-0.967046" calcext:value-type="float">
            <text:p>-0.967046</text:p>
          </table:table-cell>
          <table:table-cell office:value-type="float" office:value="-0.995306" calcext:value-type="float">
            <text:p>-0.995306</text:p>
          </table:table-cell>
          <table:table-cell office:value-type="float" office:value="-0.982853" calcext:value-type="float">
            <text:p>-0.982853</text:p>
          </table:table-cell>
        </table:table-row>
        <table:table-row table:style-name="ro1">
          <table:table-cell office:value-type="float" office:value="-1.021402" calcext:value-type="float">
            <text:p>-1.021402</text:p>
          </table:table-cell>
          <table:table-cell office:value-type="float" office:value="-0.968148" calcext:value-type="float">
            <text:p>-0.968148</text:p>
          </table:table-cell>
          <table:table-cell office:value-type="float" office:value="-1.000813" calcext:value-type="float">
            <text:p>-1.000813</text:p>
          </table:table-cell>
          <table:table-cell office:value-type="float" office:value="-0.985254" calcext:value-type="float">
            <text:p>-0.985254</text:p>
          </table:table-cell>
        </table:table-row>
        <table:table-row table:style-name="ro1">
          <table:table-cell office:value-type="float" office:value="-0.971467" calcext:value-type="float">
            <text:p>-0.971467</text:p>
          </table:table-cell>
          <table:table-cell office:value-type="float" office:value="-0.969231" calcext:value-type="float">
            <text:p>-0.969231</text:p>
          </table:table-cell>
          <table:table-cell office:value-type="float" office:value="-0.971955" calcext:value-type="float">
            <text:p>-0.971955</text:p>
          </table:table-cell>
          <table:table-cell office:value-type="float" office:value="-0.981223" calcext:value-type="float">
            <text:p>-0.981223</text:p>
          </table:table-cell>
        </table:table-row>
        <table:table-row table:style-name="ro1">
          <table:table-cell office:value-type="float" office:value="-1.108106" calcext:value-type="float">
            <text:p>-1.108106</text:p>
          </table:table-cell>
          <table:table-cell office:value-type="float" office:value="-0.970296" calcext:value-type="float">
            <text:p>-0.970296</text:p>
          </table:table-cell>
          <table:table-cell office:value-type="float" office:value="-0.970497" calcext:value-type="float">
            <text:p>-0.970497</text:p>
          </table:table-cell>
          <table:table-cell office:value-type="float" office:value="-0.993781" calcext:value-type="float">
            <text:p>-0.993781</text:p>
          </table:table-cell>
        </table:table-row>
        <table:table-row table:style-name="ro1">
          <table:table-cell office:value-type="float" office:value="-0.919741" calcext:value-type="float">
            <text:p>-0.919741</text:p>
          </table:table-cell>
          <table:table-cell office:value-type="float" office:value="-0.971342" calcext:value-type="float">
            <text:p>-0.971342</text:p>
          </table:table-cell>
          <table:table-cell office:value-type="float" office:value="-0.971987" calcext:value-type="float">
            <text:p>-0.971987</text:p>
          </table:table-cell>
          <table:table-cell office:value-type="float" office:value="-0.985664" calcext:value-type="float">
            <text:p>-0.985664</text:p>
          </table:table-cell>
        </table:table-row>
        <table:table-row table:style-name="ro1">
          <table:table-cell office:value-type="float" office:value="-0.831772" calcext:value-type="float">
            <text:p>-0.831772</text:p>
          </table:table-cell>
          <table:table-cell office:value-type="float" office:value="-0.97237" calcext:value-type="float">
            <text:p>-0.97237</text:p>
          </table:table-cell>
          <table:table-cell office:value-type="float" office:value="-0.987525" calcext:value-type="float">
            <text:p>-0.987525</text:p>
          </table:table-cell>
          <table:table-cell office:value-type="float" office:value="-0.971757" calcext:value-type="float">
            <text:p>-0.971757</text:p>
          </table:table-cell>
        </table:table-row>
        <table:table-row table:style-name="ro1">
          <table:table-cell office:value-type="float" office:value="-1.028852" calcext:value-type="float">
            <text:p>-1.028852</text:p>
          </table:table-cell>
          <table:table-cell office:value-type="float" office:value="-0.973379" calcext:value-type="float">
            <text:p>-0.973379</text:p>
          </table:table-cell>
          <table:table-cell office:value-type="float" office:value="-0.969391" calcext:value-type="float">
            <text:p>-0.969391</text:p>
          </table:table-cell>
          <table:table-cell office:value-type="float" office:value="-0.981937" calcext:value-type="float">
            <text:p>-0.981937</text:p>
          </table:table-cell>
        </table:table-row>
        <table:table-row table:style-name="ro1">
          <table:table-cell office:value-type="float" office:value="-1.049158" calcext:value-type="float">
            <text:p>-1.049158</text:p>
          </table:table-cell>
          <table:table-cell office:value-type="float" office:value="-0.97437" calcext:value-type="float">
            <text:p>-0.97437</text:p>
          </table:table-cell>
          <table:table-cell office:value-type="float" office:value="-0.983699" calcext:value-type="float">
            <text:p>-0.983699</text:p>
          </table:table-cell>
          <table:table-cell office:value-type="float" office:value="-0.967703" calcext:value-type="float">
            <text:p>-0.967703</text:p>
          </table:table-cell>
        </table:table-row>
        <table:table-row table:style-name="ro1">
          <table:table-cell office:value-type="float" office:value="-1.017433" calcext:value-type="float">
            <text:p>-1.017433</text:p>
          </table:table-cell>
          <table:table-cell office:value-type="float" office:value="-0.975342" calcext:value-type="float">
            <text:p>-0.975342</text:p>
          </table:table-cell>
          <table:table-cell office:value-type="float" office:value="-0.999554" calcext:value-type="float">
            <text:p>-0.999554</text:p>
          </table:table-cell>
          <table:table-cell office:value-type="float" office:value="-0.960411" calcext:value-type="float">
            <text:p>-0.960411</text:p>
          </table:table-cell>
        </table:table-row>
        <table:table-row table:style-name="ro1">
          <table:table-cell office:value-type="float" office:value="-0.99128" calcext:value-type="float">
            <text:p>-0.99128</text:p>
          </table:table-cell>
          <table:table-cell office:value-type="float" office:value="-0.976296" calcext:value-type="float">
            <text:p>-0.976296</text:p>
          </table:table-cell>
          <table:table-cell office:value-type="float" office:value="-0.983993" calcext:value-type="float">
            <text:p>-0.983993</text:p>
          </table:table-cell>
          <table:table-cell office:value-type="float" office:value="-0.936639" calcext:value-type="float">
            <text:p>-0.936639</text:p>
          </table:table-cell>
        </table:table-row>
        <table:table-row table:style-name="ro1">
          <table:table-cell office:value-type="float" office:value="-0.911051" calcext:value-type="float">
            <text:p>-0.911051</text:p>
          </table:table-cell>
          <table:table-cell office:value-type="float" office:value="-0.977231" calcext:value-type="float">
            <text:p>-0.977231</text:p>
          </table:table-cell>
          <table:table-cell office:value-type="float" office:value="-0.947128" calcext:value-type="float">
            <text:p>-0.947128</text:p>
          </table:table-cell>
          <table:table-cell office:value-type="float" office:value="-0.94973" calcext:value-type="float">
            <text:p>-0.94973</text:p>
          </table:table-cell>
        </table:table-row>
        <table:table-row table:style-name="ro1">
          <table:table-cell office:value-type="float" office:value="-0.951043" calcext:value-type="float">
            <text:p>-0.951043</text:p>
          </table:table-cell>
          <table:table-cell office:value-type="float" office:value="-0.978148" calcext:value-type="float">
            <text:p>-0.978148</text:p>
          </table:table-cell>
          <table:table-cell office:value-type="float" office:value="-0.92189" calcext:value-type="float">
            <text:p>-0.92189</text:p>
          </table:table-cell>
          <table:table-cell office:value-type="float" office:value="-0.963695" calcext:value-type="float">
            <text:p>-0.963695</text:p>
          </table:table-cell>
        </table:table-row>
        <table:table-row table:style-name="ro1">
          <table:table-cell office:value-type="float" office:value="-0.864833" calcext:value-type="float">
            <text:p>-0.864833</text:p>
          </table:table-cell>
          <table:table-cell office:value-type="float" office:value="-0.979045" calcext:value-type="float">
            <text:p>-0.979045</text:p>
          </table:table-cell>
          <table:table-cell office:value-type="float" office:value="-0.892957" calcext:value-type="float">
            <text:p>-0.892957</text:p>
          </table:table-cell>
          <table:table-cell office:value-type="float" office:value="-0.955852" calcext:value-type="float">
            <text:p>-0.955852</text:p>
          </table:table-cell>
        </table:table-row>
        <table:table-row table:style-name="ro1">
          <table:table-cell office:value-type="float" office:value="-0.891246" calcext:value-type="float">
            <text:p>-0.891246</text:p>
          </table:table-cell>
          <table:table-cell office:value-type="float" office:value="-0.979925" calcext:value-type="float">
            <text:p>-0.979925</text:p>
          </table:table-cell>
          <table:table-cell office:value-type="float" office:value="-0.923495" calcext:value-type="float">
            <text:p>-0.923495</text:p>
          </table:table-cell>
          <table:table-cell office:value-type="float" office:value="-0.94572" calcext:value-type="float">
            <text:p>-0.94572</text:p>
          </table:table-cell>
        </table:table-row>
        <table:table-row table:style-name="ro1">
          <table:table-cell office:value-type="float" office:value="-0.846613" calcext:value-type="float">
            <text:p>-0.846613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930365" calcext:value-type="float">
            <text:p>-0.930365</text:p>
          </table:table-cell>
          <table:table-cell office:value-type="float" office:value="-0.931628" calcext:value-type="float">
            <text:p>-0.931628</text:p>
          </table:table-cell>
        </table:table-row>
        <table:table-row table:style-name="ro1">
          <table:table-cell office:value-type="float" office:value="-1.063742" calcext:value-type="float">
            <text:p>-1.063742</text:p>
          </table:table-cell>
          <table:table-cell office:value-type="float" office:value="-0.981627" calcext:value-type="float">
            <text:p>-0.981627</text:p>
          </table:table-cell>
          <table:table-cell office:value-type="float" office:value="-0.945915" calcext:value-type="float">
            <text:p>-0.945915</text:p>
          </table:table-cell>
          <table:table-cell office:value-type="float" office:value="-0.928202" calcext:value-type="float">
            <text:p>-0.928202</text:p>
          </table:table-cell>
        </table:table-row>
        <table:table-row table:style-name="ro1">
          <table:table-cell office:value-type="float" office:value="-0.985391" calcext:value-type="float">
            <text:p>-0.985391</text:p>
          </table:table-cell>
          <table:table-cell office:value-type="float" office:value="-0.98245" calcext:value-type="float">
            <text:p>-0.98245</text:p>
          </table:table-cell>
          <table:table-cell office:value-type="float" office:value="-0.955206" calcext:value-type="float">
            <text:p>-0.955206</text:p>
          </table:table-cell>
          <table:table-cell office:value-type="float" office:value="-0.937679" calcext:value-type="float">
            <text:p>-0.937679</text:p>
          </table:table-cell>
        </table:table-row>
        <table:table-row table:style-name="ro1">
          <table:table-cell office:value-type="float" office:value="-0.942583" calcext:value-type="float">
            <text:p>-0.942583</text:p>
          </table:table-cell>
          <table:table-cell office:value-type="float" office:value="-0.983255" calcext:value-type="float">
            <text:p>-0.983255</text:p>
          </table:table-cell>
          <table:table-cell office:value-type="float" office:value="-0.958369" calcext:value-type="float">
            <text:p>-0.958369</text:p>
          </table:table-cell>
          <table:table-cell office:value-type="float" office:value="-0.947609" calcext:value-type="float">
            <text:p>-0.947609</text:p>
          </table:table-cell>
        </table:table-row>
        <table:table-row table:style-name="ro1">
          <table:table-cell office:value-type="float" office:value="-0.937701" calcext:value-type="float">
            <text:p>-0.937701</text:p>
          </table:table-cell>
          <table:table-cell office:value-type="float" office:value="-0.984041" calcext:value-type="float">
            <text:p>-0.984041</text:p>
          </table:table-cell>
          <table:table-cell office:value-type="float" office:value="-0.936337" calcext:value-type="float">
            <text:p>-0.936337</text:p>
          </table:table-cell>
          <table:table-cell office:value-type="float" office:value="-0.95071" calcext:value-type="float">
            <text:p>-0.95071</text:p>
          </table:table-cell>
        </table:table-row>
        <table:table-row table:style-name="ro1">
          <table:table-cell office:value-type="float" office:value="-0.862428" calcext:value-type="float">
            <text:p>-0.862428</text:p>
          </table:table-cell>
          <table:table-cell office:value-type="float" office:value="-0.984808" calcext:value-type="float">
            <text:p>-0.984808</text:p>
          </table:table-cell>
          <table:table-cell office:value-type="float" office:value="-0.94232" calcext:value-type="float">
            <text:p>-0.94232</text:p>
          </table:table-cell>
          <table:table-cell office:value-type="float" office:value="-0.955176" calcext:value-type="float">
            <text:p>-0.955176</text:p>
          </table:table-cell>
        </table:table-row>
        <table:table-row table:style-name="ro1">
          <table:table-cell office:value-type="float" office:value="-0.953586" calcext:value-type="float">
            <text:p>-0.953586</text:p>
          </table:table-cell>
          <table:table-cell office:value-type="float" office:value="-0.985556" calcext:value-type="float">
            <text:p>-0.985556</text:p>
          </table:table-cell>
          <table:table-cell office:value-type="float" office:value="-0.965857" calcext:value-type="float">
            <text:p>-0.965857</text:p>
          </table:table-cell>
          <table:table-cell office:value-type="float" office:value="-0.965872" calcext:value-type="float">
            <text:p>-0.965872</text:p>
          </table:table-cell>
        </table:table-row>
        <table:table-row table:style-name="ro1">
          <table:table-cell office:value-type="float" office:value="-1.015303" calcext:value-type="float">
            <text:p>-1.015303</text:p>
          </table:table-cell>
          <table:table-cell office:value-type="float" office:value="-0.986286" calcext:value-type="float">
            <text:p>-0.986286</text:p>
          </table:table-cell>
          <table:table-cell office:value-type="float" office:value="-0.958106" calcext:value-type="float">
            <text:p>-0.958106</text:p>
          </table:table-cell>
          <table:table-cell office:value-type="float" office:value="-0.968754" calcext:value-type="float">
            <text:p>-0.968754</text:p>
          </table:table-cell>
        </table:table-row>
        <table:table-row table:style-name="ro1">
          <table:table-cell office:value-type="float" office:value="-1.060268" calcext:value-type="float">
            <text:p>-1.060268</text:p>
          </table:table-cell>
          <table:table-cell office:value-type="float" office:value="-0.986996" calcext:value-type="float">
            <text:p>-0.986996</text:p>
          </table:table-cell>
          <table:table-cell office:value-type="float" office:value="-0.973694" calcext:value-type="float">
            <text:p>-0.973694</text:p>
          </table:table-cell>
          <table:table-cell office:value-type="float" office:value="-0.982363" calcext:value-type="float">
            <text:p>-0.982363</text:p>
          </table:table-cell>
        </table:table-row>
        <table:table-row table:style-name="ro1">
          <table:table-cell office:value-type="float" office:value="-0.898948" calcext:value-type="float">
            <text:p>-0.898948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-0.975832" calcext:value-type="float">
            <text:p>-0.975832</text:p>
          </table:table-cell>
          <table:table-cell office:value-type="float" office:value="-0.978366" calcext:value-type="float">
            <text:p>-0.978366</text:p>
          </table:table-cell>
        </table:table-row>
        <table:table-row table:style-name="ro1">
          <table:table-cell office:value-type="float" office:value="-0.940367" calcext:value-type="float">
            <text:p>-0.940367</text:p>
          </table:table-cell>
          <table:table-cell office:value-type="float" office:value="-0.988362" calcext:value-type="float">
            <text:p>-0.988362</text:p>
          </table:table-cell>
          <table:table-cell office:value-type="float" office:value="-0.99186" calcext:value-type="float">
            <text:p>-0.99186</text:p>
          </table:table-cell>
          <table:table-cell office:value-type="float" office:value="-0.993185" calcext:value-type="float">
            <text:p>-0.993185</text:p>
          </table:table-cell>
        </table:table-row>
        <table:table-row table:style-name="ro1">
          <table:table-cell office:value-type="float" office:value="-0.964277" calcext:value-type="float">
            <text:p>-0.964277</text:p>
          </table:table-cell>
          <table:table-cell office:value-type="float" office:value="-0.989016" calcext:value-type="float">
            <text:p>-0.989016</text:p>
          </table:table-cell>
          <table:table-cell office:value-type="float" office:value="-1.006825" calcext:value-type="float">
            <text:p>-1.006825</text:p>
          </table:table-cell>
          <table:table-cell office:value-type="float" office:value="-1.007229" calcext:value-type="float">
            <text:p>-1.007229</text:p>
          </table:table-cell>
        </table:table-row>
        <table:table-row table:style-name="ro1">
          <table:table-cell office:value-type="float" office:value="-1.095444" calcext:value-type="float">
            <text:p>-1.095444</text:p>
          </table:table-cell>
          <table:table-cell office:value-type="float" office:value="-0.989651" calcext:value-type="float">
            <text:p>-0.989651</text:p>
          </table:table-cell>
          <table:table-cell office:value-type="float" office:value="-1.006758" calcext:value-type="float">
            <text:p>-1.006758</text:p>
          </table:table-cell>
          <table:table-cell office:value-type="float" office:value="-1.017156" calcext:value-type="float">
            <text:p>-1.017156</text:p>
          </table:table-cell>
        </table:table-row>
        <table:table-row table:style-name="ro1">
          <table:table-cell office:value-type="float" office:value="-1.135091" calcext:value-type="float">
            <text:p>-1.135091</text:p>
          </table:table-cell>
          <table:table-cell office:value-type="float" office:value="-0.990268" calcext:value-type="float">
            <text:p>-0.990268</text:p>
          </table:table-cell>
          <table:table-cell office:value-type="float" office:value="-1.038825" calcext:value-type="float">
            <text:p>-1.038825</text:p>
          </table:table-cell>
          <table:table-cell office:value-type="float" office:value="-1.00747" calcext:value-type="float">
            <text:p>-1.00747</text:p>
          </table:table-cell>
        </table:table-row>
        <table:table-row table:style-name="ro1">
          <table:table-cell office:value-type="float" office:value="-0.898613" calcext:value-type="float">
            <text:p>-0.898613</text:p>
          </table:table-cell>
          <table:table-cell office:value-type="float" office:value="-0.990866" calcext:value-type="float">
            <text:p>-0.990866</text:p>
          </table:table-cell>
          <table:table-cell office:value-type="float" office:value="-1.049354" calcext:value-type="float">
            <text:p>-1.049354</text:p>
          </table:table-cell>
          <table:table-cell office:value-type="float" office:value="-0.988562" calcext:value-type="float">
            <text:p>-0.988562</text:p>
          </table:table-cell>
        </table:table-row>
        <table:table-row table:style-name="ro1">
          <table:table-cell office:value-type="float" office:value="-1.100704" calcext:value-type="float">
            <text:p>-1.100704</text:p>
          </table:table-cell>
          <table:table-cell office:value-type="float" office:value="-0.991445" calcext:value-type="float">
            <text:p>-0.991445</text:p>
          </table:table-cell>
          <table:table-cell office:value-type="float" office:value="-1.04282" calcext:value-type="float">
            <text:p>-1.04282</text:p>
          </table:table-cell>
          <table:table-cell office:value-type="float" office:value="-1.007152" calcext:value-type="float">
            <text:p>-1.007152</text:p>
          </table:table-cell>
        </table:table-row>
        <table:table-row table:style-name="ro1">
          <table:table-cell office:value-type="float" office:value="-1.016919" calcext:value-type="float">
            <text:p>-1.016919</text:p>
          </table:table-cell>
          <table:table-cell office:value-type="float" office:value="-0.992005" calcext:value-type="float">
            <text:p>-0.992005</text:p>
          </table:table-cell>
          <table:table-cell office:value-type="float" office:value="-0.997556" calcext:value-type="float">
            <text:p>-0.997556</text:p>
          </table:table-cell>
          <table:table-cell office:value-type="float" office:value="-1.008262" calcext:value-type="float">
            <text:p>-1.008262</text:p>
          </table:table-cell>
        </table:table-row>
        <table:table-row table:style-name="ro1">
          <table:table-cell office:value-type="float" office:value="-1.062776" calcext:value-type="float">
            <text:p>-1.062776</text:p>
          </table:table-cell>
          <table:table-cell office:value-type="float" office:value="-0.992546" calcext:value-type="float">
            <text:p>-0.992546</text:p>
          </table:table-cell>
          <table:table-cell office:value-type="float" office:value="-0.988288" calcext:value-type="float">
            <text:p>-0.988288</text:p>
          </table:table-cell>
          <table:table-cell office:value-type="float" office:value="-1.004068" calcext:value-type="float">
            <text:p>-1.004068</text:p>
          </table:table-cell>
        </table:table-row>
        <table:table-row table:style-name="ro1">
          <table:table-cell office:value-type="float" office:value="-0.908768" calcext:value-type="float">
            <text:p>-0.908768</text:p>
          </table:table-cell>
          <table:table-cell office:value-type="float" office:value="-0.993068" calcext:value-type="float">
            <text:p>-0.993068</text:p>
          </table:table-cell>
          <table:table-cell office:value-type="float" office:value="-0.988835" calcext:value-type="float">
            <text:p>-0.988835</text:p>
          </table:table-cell>
          <table:table-cell office:value-type="float" office:value="-0.996148" calcext:value-type="float">
            <text:p>-0.996148</text:p>
          </table:table-cell>
        </table:table-row>
        <table:table-row table:style-name="ro1">
          <table:table-cell office:value-type="float" office:value="-0.852274" calcext:value-type="float">
            <text:p>-0.852274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-0.975967" calcext:value-type="float">
            <text:p>-0.975967</text:p>
          </table:table-cell>
          <table:table-cell office:value-type="float" office:value="-0.979732" calcext:value-type="float">
            <text:p>-0.979732</text:p>
          </table:table-cell>
        </table:table-row>
        <table:table-row table:style-name="ro1">
          <table:table-cell office:value-type="float" office:value="-1.103438" calcext:value-type="float">
            <text:p>-1.103438</text:p>
          </table:table-cell>
          <table:table-cell office:value-type="float" office:value="-0.994056" calcext:value-type="float">
            <text:p>-0.994056</text:p>
          </table:table-cell>
          <table:table-cell office:value-type="float" office:value="-0.947039" calcext:value-type="float">
            <text:p>-0.947039</text:p>
          </table:table-cell>
          <table:table-cell office:value-type="float" office:value="-0.988285" calcext:value-type="float">
            <text:p>-0.988285</text:p>
          </table:table-cell>
        </table:table-row>
        <table:table-row table:style-name="ro1">
          <table:table-cell office:value-type="float" office:value="-0.95258" calcext:value-type="float">
            <text:p>-0.95258</text:p>
          </table:table-cell>
          <table:table-cell office:value-type="float" office:value="-0.994522" calcext:value-type="float">
            <text:p>-0.994522</text:p>
          </table:table-cell>
          <table:table-cell office:value-type="float" office:value="-0.96695" calcext:value-type="float">
            <text:p>-0.96695</text:p>
          </table:table-cell>
          <table:table-cell office:value-type="float" office:value="-0.991278" calcext:value-type="float">
            <text:p>-0.991278</text:p>
          </table:table-cell>
        </table:table-row>
        <table:table-row table:style-name="ro1">
          <table:table-cell office:value-type="float" office:value="-0.918136" calcext:value-type="float">
            <text:p>-0.918136</text:p>
          </table:table-cell>
          <table:table-cell office:value-type="float" office:value="-0.994969" calcext:value-type="float">
            <text:p>-0.994969</text:p>
          </table:table-cell>
          <table:table-cell office:value-type="float" office:value="-0.987399" calcext:value-type="float">
            <text:p>-0.987399</text:p>
          </table:table-cell>
          <table:table-cell office:value-type="float" office:value="-0.984573" calcext:value-type="float">
            <text:p>-0.984573</text:p>
          </table:table-cell>
        </table:table-row>
        <table:table-row table:style-name="ro1">
          <table:table-cell office:value-type="float" office:value="-1.008326" calcext:value-type="float">
            <text:p>-1.008326</text:p>
          </table:table-cell>
          <table:table-cell office:value-type="float" office:value="-0.995396" calcext:value-type="float">
            <text:p>-0.995396</text:p>
          </table:table-cell>
          <table:table-cell office:value-type="float" office:value="-0.96525" calcext:value-type="float">
            <text:p>-0.96525</text:p>
          </table:table-cell>
          <table:table-cell office:value-type="float" office:value="-0.981075" calcext:value-type="float">
            <text:p>-0.981075</text:p>
          </table:table-cell>
        </table:table-row>
        <table:table-row table:style-name="ro1">
          <table:table-cell office:value-type="float" office:value="-0.954515" calcext:value-type="float">
            <text:p>-0.954515</text:p>
          </table:table-cell>
          <table:table-cell office:value-type="float" office:value="-0.995805" calcext:value-type="float">
            <text:p>-0.995805</text:p>
          </table:table-cell>
          <table:table-cell office:value-type="float" office:value="-1.00146" calcext:value-type="float">
            <text:p>-1.00146</text:p>
          </table:table-cell>
          <table:table-cell office:value-type="float" office:value="-0.999055" calcext:value-type="float">
            <text:p>-0.999055</text:p>
          </table:table-cell>
        </table:table-row>
        <table:table-row table:style-name="ro1">
          <table:table-cell office:value-type="float" office:value="-0.992696" calcext:value-type="float">
            <text:p>-0.992696</text:p>
          </table:table-cell>
          <table:table-cell office:value-type="float" office:value="-0.996195" calcext:value-type="float">
            <text:p>-0.996195</text:p>
          </table:table-cell>
          <table:table-cell office:value-type="float" office:value="-1.006466" calcext:value-type="float">
            <text:p>-1.006466</text:p>
          </table:table-cell>
          <table:table-cell office:value-type="float" office:value="-1.012919" calcext:value-type="float">
            <text:p>-1.012919</text:p>
          </table:table-cell>
        </table:table-row>
        <table:table-row table:style-name="ro1">
          <table:table-cell office:value-type="float" office:value="-1.13363" calcext:value-type="float">
            <text:p>-1.13363</text:p>
          </table:table-cell>
          <table:table-cell office:value-type="float" office:value="-0.996566" calcext:value-type="float">
            <text:p>-0.996566</text:p>
          </table:table-cell>
          <table:table-cell office:value-type="float" office:value="-1.009659" calcext:value-type="float">
            <text:p>-1.009659</text:p>
          </table:table-cell>
          <table:table-cell office:value-type="float" office:value="-1.01484" calcext:value-type="float">
            <text:p>-1.01484</text:p>
          </table:table-cell>
        </table:table-row>
        <table:table-row table:style-name="ro1">
          <table:table-cell office:value-type="float" office:value="-0.943163" calcext:value-type="float">
            <text:p>-0.943163</text:p>
          </table:table-cell>
          <table:table-cell office:value-type="float" office:value="-0.996917" calcext:value-type="float">
            <text:p>-0.996917</text:p>
          </table:table-cell>
          <table:table-cell office:value-type="float" office:value="-1.040067" calcext:value-type="float">
            <text:p>-1.040067</text:p>
          </table:table-cell>
          <table:table-cell office:value-type="float" office:value="-1.021303" calcext:value-type="float">
            <text:p>-1.021303</text:p>
          </table:table-cell>
        </table:table-row>
        <table:table-row table:style-name="ro1">
          <table:table-cell office:value-type="float" office:value="-1.024295" calcext:value-type="float">
            <text:p>-1.024295</text:p>
          </table:table-cell>
          <table:table-cell office:value-type="float" office:value="-0.99725" calcext:value-type="float">
            <text:p>-0.99725</text:p>
          </table:table-cell>
          <table:table-cell office:value-type="float" office:value="-1.042484" calcext:value-type="float">
            <text:p>-1.042484</text:p>
          </table:table-cell>
          <table:table-cell office:value-type="float" office:value="-1.032002" calcext:value-type="float">
            <text:p>-1.032002</text:p>
          </table:table-cell>
        </table:table-row>
        <table:table-row table:style-name="ro1">
          <table:table-cell office:value-type="float" office:value="-1.106552" calcext:value-type="float">
            <text:p>-1.106552</text:p>
          </table:table-cell>
          <table:table-cell office:value-type="float" office:value="-0.997564" calcext:value-type="float">
            <text:p>-0.997564</text:p>
          </table:table-cell>
          <table:table-cell office:value-type="float" office:value="-1.040671" calcext:value-type="float">
            <text:p>-1.040671</text:p>
          </table:table-cell>
          <table:table-cell office:value-type="float" office:value="-1.030396" calcext:value-type="float">
            <text:p>-1.030396</text:p>
          </table:table-cell>
        </table:table-row>
        <table:table-row table:style-name="ro1">
          <table:table-cell office:value-type="float" office:value="-1.00478" calcext:value-type="float">
            <text:p>-1.00478</text:p>
          </table:table-cell>
          <table:table-cell office:value-type="float" office:value="-0.997859" calcext:value-type="float">
            <text:p>-0.997859</text:p>
          </table:table-cell>
          <table:table-cell office:value-type="float" office:value="-1.056774" calcext:value-type="float">
            <text:p>-1.056774</text:p>
          </table:table-cell>
          <table:table-cell office:value-type="float" office:value="-1.029031" calcext:value-type="float">
            <text:p>-1.029031</text:p>
          </table:table-cell>
        </table:table-row>
        <table:table-row table:style-name="ro1">
          <table:table-cell office:value-type="float" office:value="-1.124565" calcext:value-type="float">
            <text:p>-1.124565</text:p>
          </table:table-cell>
          <table:table-cell office:value-type="float" office:value="-0.998135" calcext:value-type="float">
            <text:p>-0.998135</text:p>
          </table:table-cell>
          <table:table-cell office:value-type="float" office:value="-1.059078" calcext:value-type="float">
            <text:p>-1.059078</text:p>
          </table:table-cell>
          <table:table-cell office:value-type="float" office:value="-1.017973" calcext:value-type="float">
            <text:p>-1.017973</text:p>
          </table:table-cell>
        </table:table-row>
        <table:table-row table:style-name="ro1">
          <table:table-cell office:value-type="float" office:value="-1.023679" calcext:value-type="float">
            <text:p>-1.023679</text:p>
          </table:table-cell>
          <table:table-cell office:value-type="float" office:value="-0.998392" calcext:value-type="float">
            <text:p>-0.998392</text:p>
          </table:table-cell>
          <table:table-cell office:value-type="float" office:value="-1.035899" calcext:value-type="float">
            <text:p>-1.035899</text:p>
          </table:table-cell>
          <table:table-cell office:value-type="float" office:value="-0.99441" calcext:value-type="float">
            <text:p>-0.99441</text:p>
          </table:table-cell>
        </table:table-row>
        <table:table-row table:style-name="ro1">
          <table:table-cell office:value-type="float" office:value="-1.035818" calcext:value-type="float">
            <text:p>-1.035818</text:p>
          </table:table-cell>
          <table:table-cell office:value-type="float" office:value="-0.99863" calcext:value-type="float">
            <text:p>-0.99863</text:p>
          </table:table-cell>
          <table:table-cell office:value-type="float" office:value="-1.022845" calcext:value-type="float">
            <text:p>-1.022845</text:p>
          </table:table-cell>
          <table:table-cell office:value-type="float" office:value="-0.998122" calcext:value-type="float">
            <text:p>-0.998122</text:p>
          </table:table-cell>
        </table:table-row>
        <table:table-row table:style-name="ro1">
          <table:table-cell office:value-type="float" office:value="-0.990658" calcext:value-type="float">
            <text:p>-0.990658</text:p>
          </table:table-cell>
          <table:table-cell office:value-type="float" office:value="-0.998848" calcext:value-type="float">
            <text:p>-0.998848</text:p>
          </table:table-cell>
          <table:table-cell office:value-type="float" office:value="-0.972143" calcext:value-type="float">
            <text:p>-0.972143</text:p>
          </table:table-cell>
          <table:table-cell office:value-type="float" office:value="-0.999256" calcext:value-type="float">
            <text:p>-0.999256</text:p>
          </table:table-cell>
        </table:table-row>
        <table:table-row table:style-name="ro1">
          <table:table-cell office:value-type="float" office:value="-0.93951" calcext:value-type="float">
            <text:p>-0.93951</text:p>
          </table:table-cell>
          <table:table-cell office:value-type="float" office:value="-0.999048" calcext:value-type="float">
            <text:p>-0.999048</text:p>
          </table:table-cell>
          <table:table-cell office:value-type="float" office:value="-0.942296" calcext:value-type="float">
            <text:p>-0.942296</text:p>
          </table:table-cell>
          <table:table-cell office:value-type="float" office:value="-0.996262" calcext:value-type="float">
            <text:p>-0.996262</text:p>
          </table:table-cell>
        </table:table-row>
        <table:table-row table:style-name="ro1">
          <table:table-cell office:value-type="float" office:value="-0.871054" calcext:value-type="float">
            <text:p>-0.871054</text:p>
          </table:table-cell>
          <table:table-cell office:value-type="float" office:value="-0.999229" calcext:value-type="float">
            <text:p>-0.999229</text:p>
          </table:table-cell>
          <table:table-cell office:value-type="float" office:value="-0.93193" calcext:value-type="float">
            <text:p>-0.93193</text:p>
          </table:table-cell>
          <table:table-cell office:value-type="float" office:value="-0.98313" calcext:value-type="float">
            <text:p>-0.98313</text:p>
          </table:table-cell>
        </table:table-row>
        <table:table-row table:style-name="ro1">
          <table:table-cell office:value-type="float" office:value="-0.874441" calcext:value-type="float">
            <text:p>-0.874441</text:p>
          </table:table-cell>
          <table:table-cell office:value-type="float" office:value="-0.999391" calcext:value-type="float">
            <text:p>-0.999391</text:p>
          </table:table-cell>
          <table:table-cell office:value-type="float" office:value="-0.941152" calcext:value-type="float">
            <text:p>-0.941152</text:p>
          </table:table-cell>
          <table:table-cell office:value-type="float" office:value="-0.964017" calcext:value-type="float">
            <text:p>-0.964017</text:p>
          </table:table-cell>
        </table:table-row>
        <table:table-row table:style-name="ro1">
          <table:table-cell office:value-type="float" office:value="-0.983989" calcext:value-type="float">
            <text:p>-0.983989</text:p>
          </table:table-cell>
          <table:table-cell office:value-type="float" office:value="-0.999534" calcext:value-type="float">
            <text:p>-0.999534</text:p>
          </table:table-cell>
          <table:table-cell office:value-type="float" office:value="-0.967974" calcext:value-type="float">
            <text:p>-0.967974</text:p>
          </table:table-cell>
          <table:table-cell office:value-type="float" office:value="-0.969193" calcext:value-type="float">
            <text:p>-0.969193</text:p>
          </table:table-cell>
        </table:table-row>
        <table:table-row table:style-name="ro1">
          <table:table-cell office:value-type="float" office:value="-1.036771" calcext:value-type="float">
            <text:p>-1.036771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-0.965829" calcext:value-type="float">
            <text:p>-0.965829</text:p>
          </table:table-cell>
          <table:table-cell office:value-type="float" office:value="-0.956236" calcext:value-type="float">
            <text:p>-0.956236</text:p>
          </table:table-cell>
        </table:table-row>
        <table:table-row table:style-name="ro1">
          <table:table-cell office:value-type="float" office:value="-1.073619" calcext:value-type="float">
            <text:p>-1.073619</text:p>
          </table:table-cell>
          <table:table-cell office:value-type="float" office:value="-0.999762" calcext:value-type="float">
            <text:p>-0.999762</text:p>
          </table:table-cell>
          <table:table-cell office:value-type="float" office:value="-0.973804" calcext:value-type="float">
            <text:p>-0.973804</text:p>
          </table:table-cell>
          <table:table-cell office:value-type="float" office:value="-0.96822" calcext:value-type="float">
            <text:p>-0.96822</text:p>
          </table:table-cell>
        </table:table-row>
        <table:table-row table:style-name="ro1">
          <table:table-cell office:value-type="float" office:value="-0.860326" calcext:value-type="float">
            <text:p>-0.860326</text:p>
          </table:table-cell>
          <table:table-cell office:value-type="float" office:value="-0.999848" calcext:value-type="float">
            <text:p>-0.999848</text:p>
          </table:table-cell>
          <table:table-cell office:value-type="float" office:value="-0.99313" calcext:value-type="float">
            <text:p>-0.99313</text:p>
          </table:table-cell>
          <table:table-cell office:value-type="float" office:value="-0.971862" calcext:value-type="float">
            <text:p>-0.971862</text:p>
          </table:table-cell>
        </table:table-row>
        <table:table-row table:style-name="ro1">
          <table:table-cell office:value-type="float" office:value="-0.914319" calcext:value-type="float">
            <text:p>-0.914319</text:p>
          </table:table-cell>
          <table:table-cell office:value-type="float" office:value="-0.999914" calcext:value-type="float">
            <text:p>-0.999914</text:p>
          </table:table-cell>
          <table:table-cell office:value-type="float" office:value="-0.964434" calcext:value-type="float">
            <text:p>-0.964434</text:p>
          </table:table-cell>
          <table:table-cell office:value-type="float" office:value="-0.992396" calcext:value-type="float">
            <text:p>-0.992396</text:p>
          </table:table-cell>
        </table:table-row>
        <table:table-row table:style-name="ro1">
          <table:table-cell office:value-type="float" office:value="-1.08062" calcext:value-type="float">
            <text:p>-1.08062</text:p>
          </table:table-cell>
          <table:table-cell office:value-type="float" office:value="-0.999962" calcext:value-type="float">
            <text:p>-0.999962</text:p>
          </table:table-cell>
          <table:table-cell office:value-type="float" office:value="-0.974207" calcext:value-type="float">
            <text:p>-0.974207</text:p>
          </table:table-cell>
          <table:table-cell office:value-type="float" office:value="-0.995003" calcext:value-type="float">
            <text:p>-0.995003</text:p>
          </table:table-cell>
        </table:table-row>
        <table:table-row table:style-name="ro1">
          <table:table-cell office:value-type="float" office:value="-0.89329" calcext:value-type="float">
            <text:p>-0.89329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998055" calcext:value-type="float">
            <text:p>-0.998055</text:p>
          </table:table-cell>
          <table:table-cell office:value-type="float" office:value="-0.98559" calcext:value-type="float">
            <text:p>-0.98559</text:p>
          </table:table-cell>
        </table:table-row>
        <table:table-row table:style-name="ro1">
          <table:table-cell office:value-type="float" office:value="-1.122485" calcext:value-type="float">
            <text:p>-1.122485</text:p>
          </table:table-cell>
          <table:table-cell office:value-type="float" office:value="-1" calcext:value-type="float">
            <text:p>-1</text:p>
          </table:table-cell>
          <table:table-cell office:value-type="float" office:value="-1.034577" calcext:value-type="float">
            <text:p>-1.034577</text:p>
          </table:table-cell>
          <table:table-cell office:value-type="float" office:value="-0.993717" calcext:value-type="float">
            <text:p>-0.993717</text:p>
          </table:table-cell>
        </table:table-row>
        <table:table-row table:style-name="ro1">
          <table:table-cell office:value-type="float" office:value="-0.979566" calcext:value-type="float">
            <text:p>-0.979566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999076" calcext:value-type="float">
            <text:p>-0.999076</text:p>
          </table:table-cell>
          <table:table-cell office:value-type="float" office:value="-0.9745" calcext:value-type="float">
            <text:p>-0.9745</text:p>
          </table:table-cell>
        </table:table-row>
        <table:table-row table:style-name="ro1">
          <table:table-cell office:value-type="float" office:value="-1.096928" calcext:value-type="float">
            <text:p>-1.096928</text:p>
          </table:table-cell>
          <table:table-cell office:value-type="float" office:value="-0.999962" calcext:value-type="float">
            <text:p>-0.999962</text:p>
          </table:table-cell>
          <table:table-cell office:value-type="float" office:value="-0.996509" calcext:value-type="float">
            <text:p>-0.996509</text:p>
          </table:table-cell>
          <table:table-cell office:value-type="float" office:value="-0.974721" calcext:value-type="float">
            <text:p>-0.974721</text:p>
          </table:table-cell>
        </table:table-row>
        <table:table-row table:style-name="ro1">
          <table:table-cell office:value-type="float" office:value="-0.903115" calcext:value-type="float">
            <text:p>-0.903115</text:p>
          </table:table-cell>
          <table:table-cell office:value-type="float" office:value="-0.999914" calcext:value-type="float">
            <text:p>-0.999914</text:p>
          </table:table-cell>
          <table:table-cell office:value-type="float" office:value="-0.997245" calcext:value-type="float">
            <text:p>-0.997245</text:p>
          </table:table-cell>
          <table:table-cell office:value-type="float" office:value="-0.98228" calcext:value-type="float">
            <text:p>-0.98228</text:p>
          </table:table-cell>
        </table:table-row>
        <table:table-row table:style-name="ro1">
          <table:table-cell office:value-type="float" office:value="-0.880452" calcext:value-type="float">
            <text:p>-0.880452</text:p>
          </table:table-cell>
          <table:table-cell office:value-type="float" office:value="-0.999848" calcext:value-type="float">
            <text:p>-0.999848</text:p>
          </table:table-cell>
          <table:table-cell office:value-type="float" office:value="-0.973779" calcext:value-type="float">
            <text:p>-0.973779</text:p>
          </table:table-cell>
          <table:table-cell office:value-type="float" office:value="-0.97345" calcext:value-type="float">
            <text:p>-0.97345</text:p>
          </table:table-cell>
        </table:table-row>
        <table:table-row table:style-name="ro1">
          <table:table-cell office:value-type="float" office:value="-1.126169" calcext:value-type="float">
            <text:p>-1.126169</text:p>
          </table:table-cell>
          <table:table-cell office:value-type="float" office:value="-0.999762" calcext:value-type="float">
            <text:p>-0.999762</text:p>
          </table:table-cell>
          <table:table-cell office:value-type="float" office:value="-0.926943" calcext:value-type="float">
            <text:p>-0.926943</text:p>
          </table:table-cell>
          <table:table-cell office:value-type="float" office:value="-0.983987" calcext:value-type="float">
            <text:p>-0.983987</text:p>
          </table:table-cell>
        </table:table-row>
        <table:table-row table:style-name="ro1">
          <table:table-cell office:value-type="float" office:value="-0.862235" calcext:value-type="float">
            <text:p>-0.862235</text:p>
          </table:table-cell>
          <table:table-cell office:value-type="float" office:value="-0.999657" calcext:value-type="float">
            <text:p>-0.999657</text:p>
          </table:table-cell>
          <table:table-cell office:value-type="float" office:value="-0.945814" calcext:value-type="float">
            <text:p>-0.945814</text:p>
          </table:table-cell>
          <table:table-cell office:value-type="float" office:value="-0.963402" calcext:value-type="float">
            <text:p>-0.963402</text:p>
          </table:table-cell>
        </table:table-row>
        <table:table-row table:style-name="ro1">
          <table:table-cell office:value-type="float" office:value="-0.862747" calcext:value-type="float">
            <text:p>-0.862747</text:p>
          </table:table-cell>
          <table:table-cell office:value-type="float" office:value="-0.999534" calcext:value-type="float">
            <text:p>-0.999534</text:p>
          </table:table-cell>
          <table:table-cell office:value-type="float" office:value="-0.966421" calcext:value-type="float">
            <text:p>-0.966421</text:p>
          </table:table-cell>
          <table:table-cell office:value-type="float" office:value="-0.952608" calcext:value-type="float">
            <text:p>-0.952608</text:p>
          </table:table-cell>
        </table:table-row>
        <table:table-row table:style-name="ro1">
          <table:table-cell office:value-type="float" office:value="-0.997469" calcext:value-type="float">
            <text:p>-0.997469</text:p>
          </table:table-cell>
          <table:table-cell office:value-type="float" office:value="-0.999391" calcext:value-type="float">
            <text:p>-0.999391</text:p>
          </table:table-cell>
          <table:table-cell office:value-type="float" office:value="-0.943028" calcext:value-type="float">
            <text:p>-0.943028</text:p>
          </table:table-cell>
          <table:table-cell office:value-type="float" office:value="-0.944791" calcext:value-type="float">
            <text:p>-0.944791</text:p>
          </table:table-cell>
        </table:table-row>
        <table:table-row table:style-name="ro1">
          <table:table-cell office:value-type="float" office:value="-0.98349" calcext:value-type="float">
            <text:p>-0.98349</text:p>
          </table:table-cell>
          <table:table-cell office:value-type="float" office:value="-0.999229" calcext:value-type="float">
            <text:p>-0.999229</text:p>
          </table:table-cell>
          <table:table-cell office:value-type="float" office:value="-0.949791" calcext:value-type="float">
            <text:p>-0.949791</text:p>
          </table:table-cell>
          <table:table-cell office:value-type="float" office:value="-0.950862" calcext:value-type="float">
            <text:p>-0.950862</text:p>
          </table:table-cell>
        </table:table-row>
        <table:table-row table:style-name="ro1">
          <table:table-cell office:value-type="float" office:value="-1.0092" calcext:value-type="float">
            <text:p>-1.0092</text:p>
          </table:table-cell>
          <table:table-cell office:value-type="float" office:value="-0.999048" calcext:value-type="float">
            <text:p>-0.999048</text:p>
          </table:table-cell>
          <table:table-cell office:value-type="float" office:value="-0.949408" calcext:value-type="float">
            <text:p>-0.949408</text:p>
          </table:table-cell>
          <table:table-cell office:value-type="float" office:value="-0.954004" calcext:value-type="float">
            <text:p>-0.954004</text:p>
          </table:table-cell>
        </table:table-row>
        <table:table-row table:style-name="ro1">
          <table:table-cell office:value-type="float" office:value="-0.896052" calcext:value-type="float">
            <text:p>-0.896052</text:p>
          </table:table-cell>
          <table:table-cell office:value-type="float" office:value="-0.998848" calcext:value-type="float">
            <text:p>-0.998848</text:p>
          </table:table-cell>
          <table:table-cell office:value-type="float" office:value="-0.952103" calcext:value-type="float">
            <text:p>-0.952103</text:p>
          </table:table-cell>
          <table:table-cell office:value-type="float" office:value="-0.931916" calcext:value-type="float">
            <text:p>-0.931916</text:p>
          </table:table-cell>
        </table:table-row>
        <table:table-row table:style-name="ro1">
          <table:table-cell office:value-type="float" office:value="-0.860834" calcext:value-type="float">
            <text:p>-0.860834</text:p>
          </table:table-cell>
          <table:table-cell office:value-type="float" office:value="-0.99863" calcext:value-type="float">
            <text:p>-0.99863</text:p>
          </table:table-cell>
          <table:table-cell office:value-type="float" office:value="-0.949384" calcext:value-type="float">
            <text:p>-0.949384</text:p>
          </table:table-cell>
          <table:table-cell office:value-type="float" office:value="-0.935388" calcext:value-type="float">
            <text:p>-0.935388</text:p>
          </table:table-cell>
        </table:table-row>
        <table:table-row table:style-name="ro1">
          <table:table-cell office:value-type="float" office:value="-1.010941" calcext:value-type="float">
            <text:p>-1.010941</text:p>
          </table:table-cell>
          <table:table-cell office:value-type="float" office:value="-0.998392" calcext:value-type="float">
            <text:p>-0.998392</text:p>
          </table:table-cell>
          <table:table-cell office:value-type="float" office:value="-0.930545" calcext:value-type="float">
            <text:p>-0.930545</text:p>
          </table:table-cell>
          <table:table-cell office:value-type="float" office:value="-0.950216" calcext:value-type="float">
            <text:p>-0.950216</text:p>
          </table:table-cell>
        </table:table-row>
        <table:table-row table:style-name="ro1">
          <table:table-cell office:value-type="float" office:value="-0.969895" calcext:value-type="float">
            <text:p>-0.969895</text:p>
          </table:table-cell>
          <table:table-cell office:value-type="float" office:value="-0.998135" calcext:value-type="float">
            <text:p>-0.998135</text:p>
          </table:table-cell>
          <table:table-cell office:value-type="float" office:value="-0.927975" calcext:value-type="float">
            <text:p>-0.927975</text:p>
          </table:table-cell>
          <table:table-cell office:value-type="float" office:value="-0.937235" calcext:value-type="float">
            <text:p>-0.937235</text:p>
          </table:table-cell>
        </table:table-row>
        <table:table-row table:style-name="ro1">
          <table:table-cell office:value-type="float" office:value="-0.915007" calcext:value-type="float">
            <text:p>-0.915007</text:p>
          </table:table-cell>
          <table:table-cell office:value-type="float" office:value="-0.997859" calcext:value-type="float">
            <text:p>-0.997859</text:p>
          </table:table-cell>
          <table:table-cell office:value-type="float" office:value="-0.935895" calcext:value-type="float">
            <text:p>-0.935895</text:p>
          </table:table-cell>
          <table:table-cell office:value-type="float" office:value="-0.926027" calcext:value-type="float">
            <text:p>-0.926027</text:p>
          </table:table-cell>
        </table:table-row>
        <table:table-row table:style-name="ro1">
          <table:table-cell office:value-type="float" office:value="-0.883203" calcext:value-type="float">
            <text:p>-0.883203</text:p>
          </table:table-cell>
          <table:table-cell office:value-type="float" office:value="-0.997564" calcext:value-type="float">
            <text:p>-0.997564</text:p>
          </table:table-cell>
          <table:table-cell office:value-type="float" office:value="-0.938878" calcext:value-type="float">
            <text:p>-0.938878</text:p>
          </table:table-cell>
          <table:table-cell office:value-type="float" office:value="-0.926781" calcext:value-type="float">
            <text:p>-0.926781</text:p>
          </table:table-cell>
        </table:table-row>
        <table:table-row table:style-name="ro1">
          <table:table-cell office:value-type="float" office:value="-0.900432" calcext:value-type="float">
            <text:p>-0.900432</text:p>
          </table:table-cell>
          <table:table-cell office:value-type="float" office:value="-0.99725" calcext:value-type="float">
            <text:p>-0.99725</text:p>
          </table:table-cell>
          <table:table-cell office:value-type="float" office:value="-0.915834" calcext:value-type="float">
            <text:p>-0.915834</text:p>
          </table:table-cell>
          <table:table-cell office:value-type="float" office:value="-0.939298" calcext:value-type="float">
            <text:p>-0.939298</text:p>
          </table:table-cell>
        </table:table-row>
        <table:table-row table:style-name="ro1">
          <table:table-cell office:value-type="float" office:value="-1.025856" calcext:value-type="float">
            <text:p>-1.025856</text:p>
          </table:table-cell>
          <table:table-cell office:value-type="float" office:value="-0.996917" calcext:value-type="float">
            <text:p>-0.996917</text:p>
          </table:table-cell>
          <table:table-cell office:value-type="float" office:value="-0.904872" calcext:value-type="float">
            <text:p>-0.904872</text:p>
          </table:table-cell>
          <table:table-cell office:value-type="float" office:value="-0.964378" calcext:value-type="float">
            <text:p>-0.964378</text:p>
          </table:table-cell>
        </table:table-row>
        <table:table-row table:style-name="ro1">
          <table:table-cell office:value-type="float" office:value="-0.854675" calcext:value-type="float">
            <text:p>-0.854675</text:p>
          </table:table-cell>
          <table:table-cell office:value-type="float" office:value="-0.996566" calcext:value-type="float">
            <text:p>-0.996566</text:p>
          </table:table-cell>
          <table:table-cell office:value-type="float" office:value="-0.931732" calcext:value-type="float">
            <text:p>-0.931732</text:p>
          </table:table-cell>
          <table:table-cell office:value-type="float" office:value="-0.972299" calcext:value-type="float">
            <text:p>-0.972299</text:p>
          </table:table-cell>
        </table:table-row>
        <table:table-row table:style-name="ro1">
          <table:table-cell office:value-type="float" office:value="-0.860197" calcext:value-type="float">
            <text:p>-0.860197</text:p>
          </table:table-cell>
          <table:table-cell office:value-type="float" office:value="-0.996195" calcext:value-type="float">
            <text:p>-0.996195</text:p>
          </table:table-cell>
          <table:table-cell office:value-type="float" office:value="-0.958393" calcext:value-type="float">
            <text:p>-0.958393</text:p>
          </table:table-cell>
          <table:table-cell office:value-type="float" office:value="-0.964696" calcext:value-type="float">
            <text:p>-0.964696</text:p>
          </table:table-cell>
        </table:table-row>
        <table:table-row table:style-name="ro1">
          <table:table-cell office:value-type="float" office:value="-1.017502" calcext:value-type="float">
            <text:p>-1.017502</text:p>
          </table:table-cell>
          <table:table-cell office:value-type="float" office:value="-0.995805" calcext:value-type="float">
            <text:p>-0.995805</text:p>
          </table:table-cell>
          <table:table-cell office:value-type="float" office:value="-0.980565" calcext:value-type="float">
            <text:p>-0.980565</text:p>
          </table:table-cell>
          <table:table-cell office:value-type="float" office:value="-0.976133" calcext:value-type="float">
            <text:p>-0.976133</text:p>
          </table:table-cell>
        </table:table-row>
        <table:table-row table:style-name="ro1">
          <table:table-cell office:value-type="float" office:value="-1.033736" calcext:value-type="float">
            <text:p>-1.033736</text:p>
          </table:table-cell>
          <table:table-cell office:value-type="float" office:value="-0.995396" calcext:value-type="float">
            <text:p>-0.995396</text:p>
          </table:table-cell>
          <table:table-cell office:value-type="float" office:value="-1.029243" calcext:value-type="float">
            <text:p>-1.029243</text:p>
          </table:table-cell>
          <table:table-cell office:value-type="float" office:value="-0.992226" calcext:value-type="float">
            <text:p>-0.992226</text:p>
          </table:table-cell>
        </table:table-row>
        <table:table-row table:style-name="ro1">
          <table:table-cell office:value-type="float" office:value="-1.136716" calcext:value-type="float">
            <text:p>-1.136716</text:p>
          </table:table-cell>
          <table:table-cell office:value-type="float" office:value="-0.994969" calcext:value-type="float">
            <text:p>-0.994969</text:p>
          </table:table-cell>
          <table:table-cell office:value-type="float" office:value="-1.034456" calcext:value-type="float">
            <text:p>-1.034456</text:p>
          </table:table-cell>
          <table:table-cell office:value-type="float" office:value="-1.013099" calcext:value-type="float">
            <text:p>-1.013099</text:p>
          </table:table-cell>
        </table:table-row>
        <table:table-row table:style-name="ro1">
          <table:table-cell office:value-type="float" office:value="-1.098066" calcext:value-type="float">
            <text:p>-1.098066</text:p>
          </table:table-cell>
          <table:table-cell office:value-type="float" office:value="-0.994522" calcext:value-type="float">
            <text:p>-0.994522</text:p>
          </table:table-cell>
          <table:table-cell office:value-type="float" office:value="-1.039118" calcext:value-type="float">
            <text:p>-1.039118</text:p>
          </table:table-cell>
          <table:table-cell office:value-type="float" office:value="-1.004617" calcext:value-type="float">
            <text:p>-1.004617</text:p>
          </table:table-cell>
        </table:table-row>
        <table:table-row table:style-name="ro1">
          <table:table-cell office:value-type="float" office:value="-0.886262" calcext:value-type="float">
            <text:p>-0.886262</text:p>
          </table:table-cell>
          <table:table-cell office:value-type="float" office:value="-0.994056" calcext:value-type="float">
            <text:p>-0.994056</text:p>
          </table:table-cell>
          <table:table-cell office:value-type="float" office:value="-1.044416" calcext:value-type="float">
            <text:p>-1.044416</text:p>
          </table:table-cell>
          <table:table-cell office:value-type="float" office:value="-1.016411" calcext:value-type="float">
            <text:p>-1.016411</text:p>
          </table:table-cell>
        </table:table-row>
        <table:table-row table:style-name="ro1">
          <table:table-cell office:value-type="float" office:value="-1.040813" calcext:value-type="float">
            <text:p>-1.040813</text:p>
          </table:table-cell>
          <table:table-cell office:value-type="float" office:value="-0.993572" calcext:value-type="float">
            <text:p>-0.993572</text:p>
          </table:table-cell>
          <table:table-cell office:value-type="float" office:value="-1.04308" calcext:value-type="float">
            <text:p>-1.04308</text:p>
          </table:table-cell>
          <table:table-cell office:value-type="float" office:value="-1.027617" calcext:value-type="float">
            <text:p>-1.027617</text:p>
          </table:table-cell>
        </table:table-row>
        <table:table-row table:style-name="ro1">
          <table:table-cell office:value-type="float" office:value="-1.060227" calcext:value-type="float">
            <text:p>-1.060227</text:p>
          </table:table-cell>
          <table:table-cell office:value-type="float" office:value="-0.993068" calcext:value-type="float">
            <text:p>-0.993068</text:p>
          </table:table-cell>
          <table:table-cell office:value-type="float" office:value="-1.009978" calcext:value-type="float">
            <text:p>-1.009978</text:p>
          </table:table-cell>
          <table:table-cell office:value-type="float" office:value="-1.030383" calcext:value-type="float">
            <text:p>-1.030383</text:p>
          </table:table-cell>
        </table:table-row>
        <table:table-row table:style-name="ro1">
          <table:table-cell office:value-type="float" office:value="-1.130036" calcext:value-type="float">
            <text:p>-1.130036</text:p>
          </table:table-cell>
          <table:table-cell office:value-type="float" office:value="-0.992546" calcext:value-type="float">
            <text:p>-0.992546</text:p>
          </table:table-cell>
          <table:table-cell office:value-type="float" office:value="-1.029608" calcext:value-type="float">
            <text:p>-1.029608</text:p>
          </table:table-cell>
          <table:table-cell office:value-type="float" office:value="-1.020965" calcext:value-type="float">
            <text:p>-1.020965</text:p>
          </table:table-cell>
        </table:table-row>
        <table:table-row table:style-name="ro1">
          <table:table-cell office:value-type="float" office:value="-0.932557" calcext:value-type="float">
            <text:p>-0.932557</text:p>
          </table:table-cell>
          <table:table-cell office:value-type="float" office:value="-0.992005" calcext:value-type="float">
            <text:p>-0.992005</text:p>
          </table:table-cell>
          <table:table-cell office:value-type="float" office:value="-1.018139" calcext:value-type="float">
            <text:p>-1.018139</text:p>
          </table:table-cell>
          <table:table-cell office:value-type="float" office:value="-1.017299" calcext:value-type="float">
            <text:p>-1.017299</text:p>
          </table:table-cell>
        </table:table-row>
        <table:table-row table:style-name="ro1">
          <table:table-cell office:value-type="float" office:value="-0.984409" calcext:value-type="float">
            <text:p>-0.984409</text:p>
          </table:table-cell>
          <table:table-cell office:value-type="float" office:value="-0.991445" calcext:value-type="float">
            <text:p>-0.991445</text:p>
          </table:table-cell>
          <table:table-cell office:value-type="float" office:value="-1.015677" calcext:value-type="float">
            <text:p>-1.015677</text:p>
          </table:table-cell>
          <table:table-cell office:value-type="float" office:value="-1.006216" calcext:value-type="float">
            <text:p>-1.006216</text:p>
          </table:table-cell>
        </table:table-row>
        <table:table-row table:style-name="ro1">
          <table:table-cell office:value-type="float" office:value="-0.983467" calcext:value-type="float">
            <text:p>-0.983467</text:p>
          </table:table-cell>
          <table:table-cell office:value-type="float" office:value="-0.990866" calcext:value-type="float">
            <text:p>-0.990866</text:p>
          </table:table-cell>
          <table:table-cell office:value-type="float" office:value="-0.975698" calcext:value-type="float">
            <text:p>-0.975698</text:p>
          </table:table-cell>
          <table:table-cell office:value-type="float" office:value="-1.012905" calcext:value-type="float">
            <text:p>-1.012905</text:p>
          </table:table-cell>
        </table:table-row>
        <table:table-row table:style-name="ro1">
          <table:table-cell office:value-type="float" office:value="-1.047921" calcext:value-type="float">
            <text:p>-1.047921</text:p>
          </table:table-cell>
          <table:table-cell office:value-type="float" office:value="-0.990268" calcext:value-type="float">
            <text:p>-0.990268</text:p>
          </table:table-cell>
          <table:table-cell office:value-type="float" office:value="-1.008465" calcext:value-type="float">
            <text:p>-1.008465</text:p>
          </table:table-cell>
          <table:table-cell office:value-type="float" office:value="-1.000188" calcext:value-type="float">
            <text:p>-1.000188</text:p>
          </table:table-cell>
        </table:table-row>
        <table:table-row table:style-name="ro1">
          <table:table-cell office:value-type="float" office:value="-0.930137" calcext:value-type="float">
            <text:p>-0.930137</text:p>
          </table:table-cell>
          <table:table-cell office:value-type="float" office:value="-0.989651" calcext:value-type="float">
            <text:p>-0.989651</text:p>
          </table:table-cell>
          <table:table-cell office:value-type="float" office:value="-1.006814" calcext:value-type="float">
            <text:p>-1.006814</text:p>
          </table:table-cell>
          <table:table-cell office:value-type="float" office:value="-0.987695" calcext:value-type="float">
            <text:p>-0.987695</text:p>
          </table:table-cell>
        </table:table-row>
        <table:table-row table:style-name="ro1">
          <table:table-cell office:value-type="float" office:value="-1.096395" calcext:value-type="float">
            <text:p>-1.096395</text:p>
          </table:table-cell>
          <table:table-cell office:value-type="float" office:value="-0.989016" calcext:value-type="float">
            <text:p>-0.989016</text:p>
          </table:table-cell>
          <table:table-cell office:value-type="float" office:value="-1.002089" calcext:value-type="float">
            <text:p>-1.002089</text:p>
          </table:table-cell>
          <table:table-cell office:value-type="float" office:value="-0.983603" calcext:value-type="float">
            <text:p>-0.983603</text:p>
          </table:table-cell>
        </table:table-row>
        <table:table-row table:style-name="ro1">
          <table:table-cell office:value-type="float" office:value="-0.976154" calcext:value-type="float">
            <text:p>-0.976154</text:p>
          </table:table-cell>
          <table:table-cell office:value-type="float" office:value="-0.988362" calcext:value-type="float">
            <text:p>-0.988362</text:p>
          </table:table-cell>
          <table:table-cell office:value-type="float" office:value="-0.97269" calcext:value-type="float">
            <text:p>-0.97269</text:p>
          </table:table-cell>
          <table:table-cell office:value-type="float" office:value="-0.985015" calcext:value-type="float">
            <text:p>-0.985015</text:p>
          </table:table-cell>
        </table:table-row>
        <table:table-row table:style-name="ro1">
          <table:table-cell office:value-type="float" office:value="-0.959841" calcext:value-type="float">
            <text:p>-0.959841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-0.971223" calcext:value-type="float">
            <text:p>-0.971223</text:p>
          </table:table-cell>
          <table:table-cell office:value-type="float" office:value="-0.978497" calcext:value-type="float">
            <text:p>-0.978497</text:p>
          </table:table-cell>
        </table:table-row>
        <table:table-row table:style-name="ro1">
          <table:table-cell office:value-type="float" office:value="-0.900924" calcext:value-type="float">
            <text:p>-0.900924</text:p>
          </table:table-cell>
          <table:table-cell office:value-type="float" office:value="-0.986996" calcext:value-type="float">
            <text:p>-0.986996</text:p>
          </table:table-cell>
          <table:table-cell office:value-type="float" office:value="-0.968949" calcext:value-type="float">
            <text:p>-0.968949</text:p>
          </table:table-cell>
          <table:table-cell office:value-type="float" office:value="-0.97355" calcext:value-type="float">
            <text:p>-0.97355</text:p>
          </table:table-cell>
        </table:table-row>
        <table:table-row table:style-name="ro1">
          <table:table-cell office:value-type="float" office:value="-0.922803" calcext:value-type="float">
            <text:p>-0.922803</text:p>
          </table:table-cell>
          <table:table-cell office:value-type="float" office:value="-0.986286" calcext:value-type="float">
            <text:p>-0.986286</text:p>
          </table:table-cell>
          <table:table-cell office:value-type="float" office:value="-0.963336" calcext:value-type="float">
            <text:p>-0.963336</text:p>
          </table:table-cell>
          <table:table-cell office:value-type="float" office:value="-0.972121" calcext:value-type="float">
            <text:p>-0.972121</text:p>
          </table:table-cell>
        </table:table-row>
        <table:table-row table:style-name="ro1">
          <table:table-cell office:value-type="float" office:value="-1.085027" calcext:value-type="float">
            <text:p>-1.085027</text:p>
          </table:table-cell>
          <table:table-cell office:value-type="float" office:value="-0.985556" calcext:value-type="float">
            <text:p>-0.985556</text:p>
          </table:table-cell>
          <table:table-cell office:value-type="float" office:value="-0.95391" calcext:value-type="float">
            <text:p>-0.95391</text:p>
          </table:table-cell>
          <table:table-cell office:value-type="float" office:value="-0.980757" calcext:value-type="float">
            <text:p>-0.980757</text:p>
          </table:table-cell>
        </table:table-row>
        <table:table-row table:style-name="ro1">
          <table:table-cell office:value-type="float" office:value="-0.948087" calcext:value-type="float">
            <text:p>-0.948087</text:p>
          </table:table-cell>
          <table:table-cell office:value-type="float" office:value="-0.984808" calcext:value-type="float">
            <text:p>-0.984808</text:p>
          </table:table-cell>
          <table:table-cell office:value-type="float" office:value="-0.959535" calcext:value-type="float">
            <text:p>-0.959535</text:p>
          </table:table-cell>
          <table:table-cell office:value-type="float" office:value="-0.964818" calcext:value-type="float">
            <text:p>-0.964818</text:p>
          </table:table-cell>
        </table:table-row>
        <table:table-row table:style-name="ro1">
          <table:table-cell office:value-type="float" office:value="-0.912711" calcext:value-type="float">
            <text:p>-0.912711</text:p>
          </table:table-cell>
          <table:table-cell office:value-type="float" office:value="-0.984041" calcext:value-type="float">
            <text:p>-0.984041</text:p>
          </table:table-cell>
          <table:table-cell office:value-type="float" office:value="-0.981415" calcext:value-type="float">
            <text:p>-0.981415</text:p>
          </table:table-cell>
          <table:table-cell office:value-type="float" office:value="-0.963353" calcext:value-type="float">
            <text:p>-0.963353</text:p>
          </table:table-cell>
        </table:table-row>
        <table:table-row table:style-name="ro1">
          <table:table-cell office:value-type="float" office:value="-0.929048" calcext:value-type="float">
            <text:p>-0.929048</text:p>
          </table:table-cell>
          <table:table-cell office:value-type="float" office:value="-0.983255" calcext:value-type="float">
            <text:p>-0.983255</text:p>
          </table:table-cell>
          <table:table-cell office:value-type="float" office:value="-0.969435" calcext:value-type="float">
            <text:p>-0.969435</text:p>
          </table:table-cell>
          <table:table-cell office:value-type="float" office:value="-0.952072" calcext:value-type="float">
            <text:p>-0.952072</text:p>
          </table:table-cell>
        </table:table-row>
        <table:table-row table:style-name="ro1">
          <table:table-cell office:value-type="float" office:value="-1.032207" calcext:value-type="float">
            <text:p>-1.032207</text:p>
          </table:table-cell>
          <table:table-cell office:value-type="float" office:value="-0.98245" calcext:value-type="float">
            <text:p>-0.98245</text:p>
          </table:table-cell>
          <table:table-cell office:value-type="float" office:value="-0.964032" calcext:value-type="float">
            <text:p>-0.964032</text:p>
          </table:table-cell>
          <table:table-cell office:value-type="float" office:value="-0.969431" calcext:value-type="float">
            <text:p>-0.969431</text:p>
          </table:table-cell>
        </table:table-row>
        <table:table-row table:style-name="ro1">
          <table:table-cell office:value-type="float" office:value="-1.025127" calcext:value-type="float">
            <text:p>-1.025127</text:p>
          </table:table-cell>
          <table:table-cell office:value-type="float" office:value="-0.981627" calcext:value-type="float">
            <text:p>-0.981627</text:p>
          </table:table-cell>
          <table:table-cell office:value-type="float" office:value="-0.973497" calcext:value-type="float">
            <text:p>-0.973497</text:p>
          </table:table-cell>
          <table:table-cell office:value-type="float" office:value="-0.96951" calcext:value-type="float">
            <text:p>-0.96951</text:p>
          </table:table-cell>
        </table:table-row>
        <table:table-row table:style-name="ro1">
          <table:table-cell office:value-type="float" office:value="-0.921071" calcext:value-type="float">
            <text:p>-0.921071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954837" calcext:value-type="float">
            <text:p>-0.954837</text:p>
          </table:table-cell>
          <table:table-cell office:value-type="float" office:value="-0.94637" calcext:value-type="float">
            <text:p>-0.94637</text:p>
          </table:table-cell>
        </table:table-row>
        <table:table-row table:style-name="ro1">
          <table:table-cell office:value-type="float" office:value="-0.960033" calcext:value-type="float">
            <text:p>-0.960033</text:p>
          </table:table-cell>
          <table:table-cell office:value-type="float" office:value="-0.979925" calcext:value-type="float">
            <text:p>-0.979925</text:p>
          </table:table-cell>
          <table:table-cell office:value-type="float" office:value="-0.96677" calcext:value-type="float">
            <text:p>-0.96677</text:p>
          </table:table-cell>
          <table:table-cell office:value-type="float" office:value="-0.944614" calcext:value-type="float">
            <text:p>-0.944614</text:p>
          </table:table-cell>
        </table:table-row>
        <table:table-row table:style-name="ro1">
          <table:table-cell office:value-type="float" office:value="-0.835751" calcext:value-type="float">
            <text:p>-0.835751</text:p>
          </table:table-cell>
          <table:table-cell office:value-type="float" office:value="-0.979045" calcext:value-type="float">
            <text:p>-0.979045</text:p>
          </table:table-cell>
          <table:table-cell office:value-type="float" office:value="-0.946481" calcext:value-type="float">
            <text:p>-0.946481</text:p>
          </table:table-cell>
          <table:table-cell office:value-type="float" office:value="-0.962676" calcext:value-type="float">
            <text:p>-0.962676</text:p>
          </table:table-cell>
        </table:table-row>
        <table:table-row table:style-name="ro1">
          <table:table-cell office:value-type="float" office:value="-1.091872" calcext:value-type="float">
            <text:p>-1.091872</text:p>
          </table:table-cell>
          <table:table-cell office:value-type="float" office:value="-0.978148" calcext:value-type="float">
            <text:p>-0.978148</text:p>
          </table:table-cell>
          <table:table-cell office:value-type="float" office:value="-0.928362" calcext:value-type="float">
            <text:p>-0.928362</text:p>
          </table:table-cell>
          <table:table-cell office:value-type="float" office:value="-0.969819" calcext:value-type="float">
            <text:p>-0.969819</text:p>
          </table:table-cell>
        </table:table-row>
        <table:table-row table:style-name="ro1">
          <table:table-cell office:value-type="float" office:value="-0.92368" calcext:value-type="float">
            <text:p>-0.92368</text:p>
          </table:table-cell>
          <table:table-cell office:value-type="float" office:value="-0.977231" calcext:value-type="float">
            <text:p>-0.977231</text:p>
          </table:table-cell>
          <table:table-cell office:value-type="float" office:value="-0.92211" calcext:value-type="float">
            <text:p>-0.92211</text:p>
          </table:table-cell>
          <table:table-cell office:value-type="float" office:value="-0.971515" calcext:value-type="float">
            <text:p>-0.971515</text:p>
          </table:table-cell>
        </table:table-row>
        <table:table-row table:style-name="ro1">
          <table:table-cell office:value-type="float" office:value="-0.83048" calcext:value-type="float">
            <text:p>-0.83048</text:p>
          </table:table-cell>
          <table:table-cell office:value-type="float" office:value="-0.976296" calcext:value-type="float">
            <text:p>-0.976296</text:p>
          </table:table-cell>
          <table:table-cell office:value-type="float" office:value="-0.97724" calcext:value-type="float">
            <text:p>-0.97724</text:p>
          </table:table-cell>
          <table:table-cell office:value-type="float" office:value="-0.962424" calcext:value-type="float">
            <text:p>-0.962424</text:p>
          </table:table-cell>
        </table:table-row>
        <table:table-row table:style-name="ro1">
          <table:table-cell office:value-type="float" office:value="-0.928769" calcext:value-type="float">
            <text:p>-0.928769</text:p>
          </table:table-cell>
          <table:table-cell office:value-type="float" office:value="-0.975342" calcext:value-type="float">
            <text:p>-0.975342</text:p>
          </table:table-cell>
          <table:table-cell office:value-type="float" office:value="-0.960388" calcext:value-type="float">
            <text:p>-0.960388</text:p>
          </table:table-cell>
          <table:table-cell office:value-type="float" office:value="-0.964935" calcext:value-type="float">
            <text:p>-0.964935</text:p>
          </table:table-cell>
        </table:table-row>
        <table:table-row table:style-name="ro1">
          <table:table-cell office:value-type="float" office:value="-1.111401" calcext:value-type="float">
            <text:p>-1.111401</text:p>
          </table:table-cell>
          <table:table-cell office:value-type="float" office:value="-0.97437" calcext:value-type="float">
            <text:p>-0.97437</text:p>
          </table:table-cell>
          <table:table-cell office:value-type="float" office:value="-0.985826" calcext:value-type="float">
            <text:p>-0.985826</text:p>
          </table:table-cell>
          <table:table-cell office:value-type="float" office:value="-0.977408" calcext:value-type="float">
            <text:p>-0.977408</text:p>
          </table:table-cell>
        </table:table-row>
        <table:table-row table:style-name="ro1">
          <table:table-cell office:value-type="float" office:value="-1.007614" calcext:value-type="float">
            <text:p>-1.007614</text:p>
          </table:table-cell>
          <table:table-cell office:value-type="float" office:value="-0.973379" calcext:value-type="float">
            <text:p>-0.973379</text:p>
          </table:table-cell>
          <table:table-cell office:value-type="float" office:value="-1.004754" calcext:value-type="float">
            <text:p>-1.004754</text:p>
          </table:table-cell>
          <table:table-cell office:value-type="float" office:value="-0.988763" calcext:value-type="float">
            <text:p>-0.988763</text:p>
          </table:table-cell>
        </table:table-row>
        <table:table-row table:style-name="ro1">
          <table:table-cell office:value-type="float" office:value="-1.050872" calcext:value-type="float">
            <text:p>-1.050872</text:p>
          </table:table-cell>
          <table:table-cell office:value-type="float" office:value="-0.97237" calcext:value-type="float">
            <text:p>-0.97237</text:p>
          </table:table-cell>
          <table:table-cell office:value-type="float" office:value="-1.008739" calcext:value-type="float">
            <text:p>-1.008739</text:p>
          </table:table-cell>
          <table:table-cell office:value-type="float" office:value="-0.972111" calcext:value-type="float">
            <text:p>-0.972111</text:p>
          </table:table-cell>
        </table:table-row>
        <table:table-row table:style-name="ro1">
          <table:table-cell office:value-type="float" office:value="-0.92512" calcext:value-type="float">
            <text:p>-0.92512</text:p>
          </table:table-cell>
          <table:table-cell office:value-type="float" office:value="-0.971342" calcext:value-type="float">
            <text:p>-0.971342</text:p>
          </table:table-cell>
          <table:table-cell office:value-type="float" office:value="-1.005907" calcext:value-type="float">
            <text:p>-1.005907</text:p>
          </table:table-cell>
          <table:table-cell office:value-type="float" office:value="-0.977198" calcext:value-type="float">
            <text:p>-0.977198</text:p>
          </table:table-cell>
        </table:table-row>
        <table:table-row table:style-name="ro1">
          <table:table-cell office:value-type="float" office:value="-0.948691" calcext:value-type="float">
            <text:p>-0.948691</text:p>
          </table:table-cell>
          <table:table-cell office:value-type="float" office:value="-0.970296" calcext:value-type="float">
            <text:p>-0.970296</text:p>
          </table:table-cell>
          <table:table-cell office:value-type="float" office:value="-0.996514" calcext:value-type="float">
            <text:p>-0.996514</text:p>
          </table:table-cell>
          <table:table-cell office:value-type="float" office:value="-0.995596" calcext:value-type="float">
            <text:p>-0.995596</text:p>
          </table:table-cell>
        </table:table-row>
        <table:table-row table:style-name="ro1">
          <table:table-cell office:value-type="float" office:value="-1.097243" calcext:value-type="float">
            <text:p>-1.097243</text:p>
          </table:table-cell>
          <table:table-cell office:value-type="float" office:value="-0.969231" calcext:value-type="float">
            <text:p>-0.969231</text:p>
          </table:table-cell>
          <table:table-cell office:value-type="float" office:value="-0.96808" calcext:value-type="float">
            <text:p>-0.96808</text:p>
          </table:table-cell>
          <table:table-cell office:value-type="float" office:value="-1.00637" calcext:value-type="float">
            <text:p>-1.00637</text:p>
          </table:table-cell>
        </table:table-row>
        <table:table-row table:style-name="ro1">
          <table:table-cell office:value-type="float" office:value="-0.960649" calcext:value-type="float">
            <text:p>-0.960649</text:p>
          </table:table-cell>
          <table:table-cell office:value-type="float" office:value="-0.968148" calcext:value-type="float">
            <text:p>-0.968148</text:p>
          </table:table-cell>
          <table:table-cell office:value-type="float" office:value="-0.978983" calcext:value-type="float">
            <text:p>-0.978983</text:p>
          </table:table-cell>
          <table:table-cell office:value-type="float" office:value="-0.980483" calcext:value-type="float">
            <text:p>-0.980483</text:p>
          </table:table-cell>
        </table:table-row>
        <table:table-row table:style-name="ro1">
          <table:table-cell office:value-type="float" office:value="-0.908698" calcext:value-type="float">
            <text:p>-0.908698</text:p>
          </table:table-cell>
          <table:table-cell office:value-type="float" office:value="-0.967046" calcext:value-type="float">
            <text:p>-0.967046</text:p>
          </table:table-cell>
          <table:table-cell office:value-type="float" office:value="-0.995816" calcext:value-type="float">
            <text:p>-0.995816</text:p>
          </table:table-cell>
          <table:table-cell office:value-type="float" office:value="-0.978105" calcext:value-type="float">
            <text:p>-0.978105</text:p>
          </table:table-cell>
        </table:table-row>
        <table:table-row table:style-name="ro1">
          <table:table-cell office:value-type="float" office:value="-0.979639" calcext:value-type="float">
            <text:p>-0.979639</text:p>
          </table:table-cell>
          <table:table-cell office:value-type="float" office:value="-0.965926" calcext:value-type="float">
            <text:p>-0.965926</text:p>
          </table:table-cell>
          <table:table-cell office:value-type="float" office:value="-0.985824" calcext:value-type="float">
            <text:p>-0.985824</text:p>
          </table:table-cell>
          <table:table-cell office:value-type="float" office:value="-0.962719" calcext:value-type="float">
            <text:p>-0.962719</text:p>
          </table:table-cell>
        </table:table-row>
        <table:table-row table:style-name="ro1">
          <table:table-cell office:value-type="float" office:value="-1.032857" calcext:value-type="float">
            <text:p>-1.032857</text:p>
          </table:table-cell>
          <table:table-cell office:value-type="float" office:value="-0.964787" calcext:value-type="float">
            <text:p>-0.964787</text:p>
          </table:table-cell>
          <table:table-cell office:value-type="float" office:value="-0.959024" calcext:value-type="float">
            <text:p>-0.959024</text:p>
          </table:table-cell>
          <table:table-cell office:value-type="float" office:value="-0.956222" calcext:value-type="float">
            <text:p>-0.956222</text:p>
          </table:table-cell>
        </table:table-row>
        <table:table-row table:style-name="ro1">
          <table:table-cell office:value-type="float" office:value="-1.047282" calcext:value-type="float">
            <text:p>-1.047282</text:p>
          </table:table-cell>
          <table:table-cell office:value-type="float" office:value="-0.96363" calcext:value-type="float">
            <text:p>-0.96363</text:p>
          </table:table-cell>
          <table:table-cell office:value-type="float" office:value="-0.973574" calcext:value-type="float">
            <text:p>-0.973574</text:p>
          </table:table-cell>
          <table:table-cell office:value-type="float" office:value="-0.958741" calcext:value-type="float">
            <text:p>-0.958741</text:p>
          </table:table-cell>
        </table:table-row>
        <table:table-row table:style-name="ro1">
          <table:table-cell office:value-type="float" office:value="-0.82665" calcext:value-type="float">
            <text:p>-0.82665</text:p>
          </table:table-cell>
          <table:table-cell office:value-type="float" office:value="-0.962455" calcext:value-type="float">
            <text:p>-0.962455</text:p>
          </table:table-cell>
          <table:table-cell office:value-type="float" office:value="-0.953973" calcext:value-type="float">
            <text:p>-0.953973</text:p>
          </table:table-cell>
          <table:table-cell office:value-type="float" office:value="-0.938505" calcext:value-type="float">
            <text:p>-0.938505</text:p>
          </table:table-cell>
        </table:table-row>
        <table:table-row table:style-name="ro1">
          <table:table-cell office:value-type="float" office:value="-0.981448" calcext:value-type="float">
            <text:p>-0.981448</text:p>
          </table:table-cell>
          <table:table-cell office:value-type="float" office:value="-0.961262" calcext:value-type="float">
            <text:p>-0.961262</text:p>
          </table:table-cell>
          <table:table-cell office:value-type="float" office:value="-0.918131" calcext:value-type="float">
            <text:p>-0.918131</text:p>
          </table:table-cell>
          <table:table-cell office:value-type="float" office:value="-0.949901" calcext:value-type="float">
            <text:p>-0.949901</text:p>
          </table:table-cell>
        </table:table-row>
        <table:table-row table:style-name="ro1">
          <table:table-cell office:value-type="float" office:value="-0.88163" calcext:value-type="float">
            <text:p>-0.88163</text:p>
          </table:table-cell>
          <table:table-cell office:value-type="float" office:value="-0.96005" calcext:value-type="float">
            <text:p>-0.96005</text:p>
          </table:table-cell>
          <table:table-cell office:value-type="float" office:value="-0.903956" calcext:value-type="float">
            <text:p>-0.903956</text:p>
          </table:table-cell>
          <table:table-cell office:value-type="float" office:value="-0.950006" calcext:value-type="float">
            <text:p>-0.950006</text:p>
          </table:table-cell>
        </table:table-row>
        <table:table-row table:style-name="ro1">
          <table:table-cell office:value-type="float" office:value="-0.85365" calcext:value-type="float">
            <text:p>-0.85365</text:p>
          </table:table-cell>
          <table:table-cell office:value-type="float" office:value="-0.95882" calcext:value-type="float">
            <text:p>-0.95882</text:p>
          </table:table-cell>
          <table:table-cell office:value-type="float" office:value="-0.913556" calcext:value-type="float">
            <text:p>-0.913556</text:p>
          </table:table-cell>
          <table:table-cell office:value-type="float" office:value="-0.93859" calcext:value-type="float">
            <text:p>-0.93859</text:p>
          </table:table-cell>
        </table:table-row>
        <table:table-row table:style-name="ro1">
          <table:table-cell office:value-type="float" office:value="-0.976406" calcext:value-type="float">
            <text:p>-0.976406</text:p>
          </table:table-cell>
          <table:table-cell office:value-type="float" office:value="-0.957571" calcext:value-type="float">
            <text:p>-0.957571</text:p>
          </table:table-cell>
          <table:table-cell office:value-type="float" office:value="-0.934467" calcext:value-type="float">
            <text:p>-0.934467</text:p>
          </table:table-cell>
          <table:table-cell office:value-type="float" office:value="-0.937544" calcext:value-type="float">
            <text:p>-0.937544</text:p>
          </table:table-cell>
        </table:table-row>
        <table:table-row table:style-name="ro1">
          <table:table-cell office:value-type="float" office:value="-0.87465" calcext:value-type="float">
            <text:p>-0.87465</text:p>
          </table:table-cell>
          <table:table-cell office:value-type="float" office:value="-0.956305" calcext:value-type="float">
            <text:p>-0.956305</text:p>
          </table:table-cell>
          <table:table-cell office:value-type="float" office:value="-0.94011" calcext:value-type="float">
            <text:p>-0.94011</text:p>
          </table:table-cell>
          <table:table-cell office:value-type="float" office:value="-0.939958" calcext:value-type="float">
            <text:p>-0.939958</text:p>
          </table:table-cell>
        </table:table-row>
        <table:table-row table:style-name="ro1">
          <table:table-cell office:value-type="float" office:value="-1.086005" calcext:value-type="float">
            <text:p>-1.086005</text:p>
          </table:table-cell>
          <table:table-cell office:value-type="float" office:value="-0.95502" calcext:value-type="float">
            <text:p>-0.95502</text:p>
          </table:table-cell>
          <table:table-cell office:value-type="float" office:value="-0.940194" calcext:value-type="float">
            <text:p>-0.940194</text:p>
          </table:table-cell>
          <table:table-cell office:value-type="float" office:value="-0.948617" calcext:value-type="float">
            <text:p>-0.948617</text:p>
          </table:table-cell>
        </table:table-row>
        <table:table-row table:style-name="ro1">
          <table:table-cell office:value-type="float" office:value="-0.909845" calcext:value-type="float">
            <text:p>-0.909845</text:p>
          </table:table-cell>
          <table:table-cell office:value-type="float" office:value="-0.953717" calcext:value-type="float">
            <text:p>-0.953717</text:p>
          </table:table-cell>
          <table:table-cell office:value-type="float" office:value="-0.949184" calcext:value-type="float">
            <text:p>-0.949184</text:p>
          </table:table-cell>
          <table:table-cell office:value-type="float" office:value="-0.934692" calcext:value-type="float">
            <text:p>-0.934692</text:p>
          </table:table-cell>
        </table:table-row>
        <table:table-row table:style-name="ro1">
          <table:table-cell office:value-type="float" office:value="-0.854067" calcext:value-type="float">
            <text:p>-0.854067</text:p>
          </table:table-cell>
          <table:table-cell office:value-type="float" office:value="-0.952396" calcext:value-type="float">
            <text:p>-0.952396</text:p>
          </table:table-cell>
          <table:table-cell office:value-type="float" office:value="-0.989021" calcext:value-type="float">
            <text:p>-0.989021</text:p>
          </table:table-cell>
          <table:table-cell office:value-type="float" office:value="-0.937552" calcext:value-type="float">
            <text:p>-0.937552</text:p>
          </table:table-cell>
        </table:table-row>
        <table:table-row table:style-name="ro1">
          <table:table-cell office:value-type="float" office:value="-1.021355" calcext:value-type="float">
            <text:p>-1.021355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956198" calcext:value-type="float">
            <text:p>-0.956198</text:p>
          </table:table-cell>
          <table:table-cell office:value-type="float" office:value="-0.947428" calcext:value-type="float">
            <text:p>-0.947428</text:p>
          </table:table-cell>
        </table:table-row>
        <table:table-row table:style-name="ro1">
          <table:table-cell office:value-type="float" office:value="-1.073835" calcext:value-type="float">
            <text:p>-1.073835</text:p>
          </table:table-cell>
          <table:table-cell office:value-type="float" office:value="-0.949699" calcext:value-type="float">
            <text:p>-0.949699</text:p>
          </table:table-cell>
          <table:table-cell office:value-type="float" office:value="-0.939884" calcext:value-type="float">
            <text:p>-0.939884</text:p>
          </table:table-cell>
          <table:table-cell office:value-type="float" office:value="-0.942641" calcext:value-type="float">
            <text:p>-0.942641</text:p>
          </table:table-cell>
        </table:table-row>
        <table:table-row table:style-name="ro1">
          <table:table-cell office:value-type="float" office:value="-0.921891" calcext:value-type="float">
            <text:p>-0.921891</text:p>
          </table:table-cell>
          <table:table-cell office:value-type="float" office:value="-0.948324" calcext:value-type="float">
            <text:p>-0.948324</text:p>
          </table:table-cell>
          <table:table-cell office:value-type="float" office:value="-0.951688" calcext:value-type="float">
            <text:p>-0.951688</text:p>
          </table:table-cell>
          <table:table-cell office:value-type="float" office:value="-0.956713" calcext:value-type="float">
            <text:p>-0.956713</text:p>
          </table:table-cell>
        </table:table-row>
        <table:table-row table:style-name="ro1">
          <table:table-cell office:value-type="float" office:value="-0.828278" calcext:value-type="float">
            <text:p>-0.828278</text:p>
          </table:table-cell>
          <table:table-cell office:value-type="float" office:value="-0.94693" calcext:value-type="float">
            <text:p>-0.94693</text:p>
          </table:table-cell>
          <table:table-cell office:value-type="float" office:value="-0.939874" calcext:value-type="float">
            <text:p>-0.939874</text:p>
          </table:table-cell>
          <table:table-cell office:value-type="float" office:value="-0.937524" calcext:value-type="float">
            <text:p>-0.937524</text:p>
          </table:table-cell>
        </table:table-row>
        <table:table-row table:style-name="ro1">
          <table:table-cell office:value-type="float" office:value="-0.913085" calcext:value-type="float">
            <text:p>-0.913085</text:p>
          </table:table-cell>
          <table:table-cell office:value-type="float" office:value="-0.945519" calcext:value-type="float">
            <text:p>-0.945519</text:p>
          </table:table-cell>
          <table:table-cell office:value-type="float" office:value="-0.909859" calcext:value-type="float">
            <text:p>-0.909859</text:p>
          </table:table-cell>
          <table:table-cell office:value-type="float" office:value="-0.926629" calcext:value-type="float">
            <text:p>-0.926629</text:p>
          </table:table-cell>
        </table:table-row>
        <table:table-row table:style-name="ro1">
          <table:table-cell office:value-type="float" office:value="-0.962286" calcext:value-type="float">
            <text:p>-0.962286</text:p>
          </table:table-cell>
          <table:table-cell office:value-type="float" office:value="-0.944089" calcext:value-type="float">
            <text:p>-0.944089</text:p>
          </table:table-cell>
          <table:table-cell office:value-type="float" office:value="-0.931368" calcext:value-type="float">
            <text:p>-0.931368</text:p>
          </table:table-cell>
          <table:table-cell office:value-type="float" office:value="-0.927217" calcext:value-type="float">
            <text:p>-0.927217</text:p>
          </table:table-cell>
        </table:table-row>
        <table:table-row table:style-name="ro1">
          <table:table-cell office:value-type="float" office:value="-0.923757" calcext:value-type="float">
            <text:p>-0.923757</text:p>
          </table:table-cell>
          <table:table-cell office:value-type="float" office:value="-0.942641" calcext:value-type="float">
            <text:p>-0.942641</text:p>
          </table:table-cell>
          <table:table-cell office:value-type="float" office:value="-0.940697" calcext:value-type="float">
            <text:p>-0.940697</text:p>
          </table:table-cell>
          <table:table-cell office:value-type="float" office:value="-0.920648" calcext:value-type="float">
            <text:p>-0.920648</text:p>
          </table:table-cell>
        </table:table-row>
        <table:table-row table:style-name="ro1">
          <table:table-cell office:value-type="float" office:value="-1.029437" calcext:value-type="float">
            <text:p>-1.029437</text:p>
          </table:table-cell>
          <table:table-cell office:value-type="float" office:value="-0.941176" calcext:value-type="float">
            <text:p>-0.941176</text:p>
          </table:table-cell>
          <table:table-cell office:value-type="float" office:value="-0.91608" calcext:value-type="float">
            <text:p>-0.91608</text:p>
          </table:table-cell>
          <table:table-cell office:value-type="float" office:value="-0.916213" calcext:value-type="float">
            <text:p>-0.916213</text:p>
          </table:table-cell>
        </table:table-row>
        <table:table-row table:style-name="ro1">
          <table:table-cell office:value-type="float" office:value="-0.874924" calcext:value-type="float">
            <text:p>-0.874924</text:p>
          </table:table-cell>
          <table:table-cell office:value-type="float" office:value="-0.939693" calcext:value-type="float">
            <text:p>-0.939693</text:p>
          </table:table-cell>
          <table:table-cell office:value-type="float" office:value="-0.89573" calcext:value-type="float">
            <text:p>-0.89573</text:p>
          </table:table-cell>
          <table:table-cell office:value-type="float" office:value="-0.907183" calcext:value-type="float">
            <text:p>-0.907183</text:p>
          </table:table-cell>
        </table:table-row>
        <table:table-row table:style-name="ro1">
          <table:table-cell office:value-type="float" office:value="-0.790001" calcext:value-type="float">
            <text:p>-0.790001</text:p>
          </table:table-cell>
          <table:table-cell office:value-type="float" office:value="-0.938191" calcext:value-type="float">
            <text:p>-0.938191</text:p>
          </table:table-cell>
          <table:table-cell office:value-type="float" office:value="-0.900798" calcext:value-type="float">
            <text:p>-0.900798</text:p>
          </table:table-cell>
          <table:table-cell office:value-type="float" office:value="-0.905425" calcext:value-type="float">
            <text:p>-0.905425</text:p>
          </table:table-cell>
        </table:table-row>
        <table:table-row table:style-name="ro1">
          <table:table-cell office:value-type="float" office:value="-0.860537" calcext:value-type="float">
            <text:p>-0.860537</text:p>
          </table:table-cell>
          <table:table-cell office:value-type="float" office:value="-0.936672" calcext:value-type="float">
            <text:p>-0.936672</text:p>
          </table:table-cell>
          <table:table-cell office:value-type="float" office:value="-0.89992" calcext:value-type="float">
            <text:p>-0.89992</text:p>
          </table:table-cell>
          <table:table-cell office:value-type="float" office:value="-0.91943" calcext:value-type="float">
            <text:p>-0.91943</text:p>
          </table:table-cell>
        </table:table-row>
        <table:table-row table:style-name="ro1">
          <table:table-cell office:value-type="float" office:value="-0.949097" calcext:value-type="float">
            <text:p>-0.949097</text:p>
          </table:table-cell>
          <table:table-cell office:value-type="float" office:value="-0.935135" calcext:value-type="float">
            <text:p>-0.935135</text:p>
          </table:table-cell>
          <table:table-cell office:value-type="float" office:value="-0.889448" calcext:value-type="float">
            <text:p>-0.889448</text:p>
          </table:table-cell>
          <table:table-cell office:value-type="float" office:value="-0.902641" calcext:value-type="float">
            <text:p>-0.902641</text:p>
          </table:table-cell>
        </table:table-row>
        <table:table-row table:style-name="ro1">
          <table:table-cell office:value-type="float" office:value="-1.025044" calcext:value-type="float">
            <text:p>-1.025044</text:p>
          </table:table-cell>
          <table:table-cell office:value-type="float" office:value="-0.93358" calcext:value-type="float">
            <text:p>-0.93358</text:p>
          </table:table-cell>
          <table:table-cell office:value-type="float" office:value="-0.893236" calcext:value-type="float">
            <text:p>-0.893236</text:p>
          </table:table-cell>
          <table:table-cell office:value-type="float" office:value="-0.889317" calcext:value-type="float">
            <text:p>-0.889317</text:p>
          </table:table-cell>
        </table:table-row>
        <table:table-row table:style-name="ro1">
          <table:table-cell office:value-type="float" office:value="-0.822565" calcext:value-type="float">
            <text:p>-0.822565</text:p>
          </table:table-cell>
          <table:table-cell office:value-type="float" office:value="-0.932008" calcext:value-type="float">
            <text:p>-0.932008</text:p>
          </table:table-cell>
          <table:table-cell office:value-type="float" office:value="-0.934556" calcext:value-type="float">
            <text:p>-0.934556</text:p>
          </table:table-cell>
          <table:table-cell office:value-type="float" office:value="-0.875488" calcext:value-type="float">
            <text:p>-0.875488</text:p>
          </table:table-cell>
        </table:table-row>
        <table:table-row table:style-name="ro1">
          <table:table-cell office:value-type="float" office:value="-0.808939" calcext:value-type="float">
            <text:p>-0.808939</text:p>
          </table:table-cell>
          <table:table-cell office:value-type="float" office:value="-0.930418" calcext:value-type="float">
            <text:p>-0.930418</text:p>
          </table:table-cell>
          <table:table-cell office:value-type="float" office:value="-0.900258" calcext:value-type="float">
            <text:p>-0.900258</text:p>
          </table:table-cell>
          <table:table-cell office:value-type="float" office:value="-0.872576" calcext:value-type="float">
            <text:p>-0.872576</text:p>
          </table:table-cell>
        </table:table-row>
        <table:table-row table:style-name="ro1">
          <table:table-cell office:value-type="float" office:value="-1.067138" calcext:value-type="float">
            <text:p>-1.067138</text:p>
          </table:table-cell>
          <table:table-cell office:value-type="float" office:value="-0.92881" calcext:value-type="float">
            <text:p>-0.92881</text:p>
          </table:table-cell>
          <table:table-cell office:value-type="float" office:value="-0.850689" calcext:value-type="float">
            <text:p>-0.850689</text:p>
          </table:table-cell>
          <table:table-cell office:value-type="float" office:value="-0.884867" calcext:value-type="float">
            <text:p>-0.884867</text:p>
          </table:table-cell>
        </table:table-row>
        <table:table-row table:style-name="ro1">
          <table:table-cell office:value-type="float" office:value="-0.777606" calcext:value-type="float">
            <text:p>-0.777606</text:p>
          </table:table-cell>
          <table:table-cell office:value-type="float" office:value="-0.927184" calcext:value-type="float">
            <text:p>-0.927184</text:p>
          </table:table-cell>
          <table:table-cell office:value-type="float" office:value="-0.861638" calcext:value-type="float">
            <text:p>-0.861638</text:p>
          </table:table-cell>
          <table:table-cell office:value-type="float" office:value="-0.902457" calcext:value-type="float">
            <text:p>-0.902457</text:p>
          </table:table-cell>
        </table:table-row>
        <table:table-row table:style-name="ro1">
          <table:table-cell office:value-type="float" office:value="-0.7772" calcext:value-type="float">
            <text:p>-0.7772</text:p>
          </table:table-cell>
          <table:table-cell office:value-type="float" office:value="-0.925541" calcext:value-type="float">
            <text:p>-0.925541</text:p>
          </table:table-cell>
          <table:table-cell office:value-type="float" office:value="-0.868429" calcext:value-type="float">
            <text:p>-0.868429</text:p>
          </table:table-cell>
          <table:table-cell office:value-type="float" office:value="-0.895934" calcext:value-type="float">
            <text:p>-0.895934</text:p>
          </table:table-cell>
        </table:table-row>
        <table:table-row table:style-name="ro1">
          <table:table-cell office:value-type="float" office:value="-0.877313" calcext:value-type="float">
            <text:p>-0.87731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840042" calcext:value-type="float">
            <text:p>-0.840042</text:p>
          </table:table-cell>
          <table:table-cell office:value-type="float" office:value="-0.895952" calcext:value-type="float">
            <text:p>-0.895952</text:p>
          </table:table-cell>
        </table:table-row>
        <table:table-row table:style-name="ro1">
          <table:table-cell office:value-type="float" office:value="-0.842892" calcext:value-type="float">
            <text:p>-0.842892</text:p>
          </table:table-cell>
          <table:table-cell office:value-type="float" office:value="-0.922201" calcext:value-type="float">
            <text:p>-0.922201</text:p>
          </table:table-cell>
          <table:table-cell office:value-type="float" office:value="-0.895326" calcext:value-type="float">
            <text:p>-0.895326</text:p>
          </table:table-cell>
          <table:table-cell office:value-type="float" office:value="-0.913441" calcext:value-type="float">
            <text:p>-0.913441</text:p>
          </table:table-cell>
        </table:table-row>
        <table:table-row table:style-name="ro1">
          <table:table-cell office:value-type="float" office:value="-0.925201" calcext:value-type="float">
            <text:p>-0.925201</text:p>
          </table:table-cell>
          <table:table-cell office:value-type="float" office:value="-0.920505" calcext:value-type="float">
            <text:p>-0.920505</text:p>
          </table:table-cell>
          <table:table-cell office:value-type="float" office:value="-0.915355" calcext:value-type="float">
            <text:p>-0.915355</text:p>
          </table:table-cell>
          <table:table-cell office:value-type="float" office:value="-0.916487" calcext:value-type="float">
            <text:p>-0.916487</text:p>
          </table:table-cell>
        </table:table-row>
        <table:table-row table:style-name="ro1">
          <table:table-cell office:value-type="float" office:value="-1.054026" calcext:value-type="float">
            <text:p>-1.054026</text:p>
          </table:table-cell>
          <table:table-cell office:value-type="float" office:value="-0.918791" calcext:value-type="float">
            <text:p>-0.918791</text:p>
          </table:table-cell>
          <table:table-cell office:value-type="float" office:value="-0.944942" calcext:value-type="float">
            <text:p>-0.944942</text:p>
          </table:table-cell>
          <table:table-cell office:value-type="float" office:value="-0.908723" calcext:value-type="float">
            <text:p>-0.908723</text:p>
          </table:table-cell>
        </table:table-row>
        <table:table-row table:style-name="ro1">
          <table:table-cell office:value-type="float" office:value="-0.877344" calcext:value-type="float">
            <text:p>-0.877344</text:p>
          </table:table-cell>
          <table:table-cell office:value-type="float" office:value="-0.91706" calcext:value-type="float">
            <text:p>-0.91706</text:p>
          </table:table-cell>
          <table:table-cell office:value-type="float" office:value="-0.979351" calcext:value-type="float">
            <text:p>-0.979351</text:p>
          </table:table-cell>
          <table:table-cell office:value-type="float" office:value="-0.927552" calcext:value-type="float">
            <text:p>-0.927552</text:p>
          </table:table-cell>
        </table:table-row>
        <table:table-row table:style-name="ro1">
          <table:table-cell office:value-type="float" office:value="-1.025248" calcext:value-type="float">
            <text:p>-1.025248</text:p>
          </table:table-cell>
          <table:table-cell office:value-type="float" office:value="-0.915311" calcext:value-type="float">
            <text:p>-0.915311</text:p>
          </table:table-cell>
          <table:table-cell office:value-type="float" office:value="-0.9628" calcext:value-type="float">
            <text:p>-0.9628</text:p>
          </table:table-cell>
          <table:table-cell office:value-type="float" office:value="-0.941227" calcext:value-type="float">
            <text:p>-0.941227</text:p>
          </table:table-cell>
        </table:table-row>
        <table:table-row table:style-name="ro1">
          <table:table-cell office:value-type="float" office:value="-1.014939" calcext:value-type="float">
            <text:p>-1.014939</text:p>
          </table:table-cell>
          <table:table-cell office:value-type="float" office:value="-0.913545" calcext:value-type="float">
            <text:p>-0.913545</text:p>
          </table:table-cell>
          <table:table-cell office:value-type="float" office:value="-0.948342" calcext:value-type="float">
            <text:p>-0.948342</text:p>
          </table:table-cell>
          <table:table-cell office:value-type="float" office:value="-0.940737" calcext:value-type="float">
            <text:p>-0.940737</text:p>
          </table:table-cell>
        </table:table-row>
        <table:table-row table:style-name="ro1">
          <table:table-cell office:value-type="float" office:value="-0.842444" calcext:value-type="float">
            <text:p>-0.842444</text:p>
          </table:table-cell>
          <table:table-cell office:value-type="float" office:value="-0.911762" calcext:value-type="float">
            <text:p>-0.911762</text:p>
          </table:table-cell>
          <table:table-cell office:value-type="float" office:value="-0.969818" calcext:value-type="float">
            <text:p>-0.969818</text:p>
          </table:table-cell>
          <table:table-cell office:value-type="float" office:value="-0.936674" calcext:value-type="float">
            <text:p>-0.936674</text:p>
          </table:table-cell>
        </table:table-row>
        <table:table-row table:style-name="ro1">
          <table:table-cell office:value-type="float" office:value="-0.981737" calcext:value-type="float">
            <text:p>-0.981737</text:p>
          </table:table-cell>
          <table:table-cell office:value-type="float" office:value="-0.909961" calcext:value-type="float">
            <text:p>-0.909961</text:p>
          </table:table-cell>
          <table:table-cell office:value-type="float" office:value="-0.950293" calcext:value-type="float">
            <text:p>-0.950293</text:p>
          </table:table-cell>
          <table:table-cell office:value-type="float" office:value="-0.92118" calcext:value-type="float">
            <text:p>-0.92118</text:p>
          </table:table-cell>
        </table:table-row>
        <table:table-row table:style-name="ro1">
          <table:table-cell office:value-type="float" office:value="-0.984727" calcext:value-type="float">
            <text:p>-0.984727</text:p>
          </table:table-cell>
          <table:table-cell office:value-type="float" office:value="-0.908143" calcext:value-type="float">
            <text:p>-0.908143</text:p>
          </table:table-cell>
          <table:table-cell office:value-type="float" office:value="-0.92169" calcext:value-type="float">
            <text:p>-0.92169</text:p>
          </table:table-cell>
          <table:table-cell office:value-type="float" office:value="-0.913357" calcext:value-type="float">
            <text:p>-0.913357</text:p>
          </table:table-cell>
        </table:table-row>
        <table:table-row table:style-name="ro1">
          <table:table-cell office:value-type="float" office:value="-0.92762" calcext:value-type="float">
            <text:p>-0.92762</text:p>
          </table:table-cell>
          <table:table-cell office:value-type="float" office:value="-0.906308" calcext:value-type="float">
            <text:p>-0.906308</text:p>
          </table:table-cell>
          <table:table-cell office:value-type="float" office:value="-0.912841" calcext:value-type="float">
            <text:p>-0.912841</text:p>
          </table:table-cell>
          <table:table-cell office:value-type="float" office:value="-0.928254" calcext:value-type="float">
            <text:p>-0.928254</text:p>
          </table:table-cell>
        </table:table-row>
        <table:table-row table:style-name="ro1">
          <table:table-cell office:value-type="float" office:value="-0.871923" calcext:value-type="float">
            <text:p>-0.871923</text:p>
          </table:table-cell>
          <table:table-cell office:value-type="float" office:value="-0.904455" calcext:value-type="float">
            <text:p>-0.904455</text:p>
          </table:table-cell>
          <table:table-cell office:value-type="float" office:value="-0.867448" calcext:value-type="float">
            <text:p>-0.867448</text:p>
          </table:table-cell>
          <table:table-cell office:value-type="float" office:value="-0.907233" calcext:value-type="float">
            <text:p>-0.907233</text:p>
          </table:table-cell>
        </table:table-row>
        <table:table-row table:style-name="ro1">
          <table:table-cell office:value-type="float" office:value="-0.798203" calcext:value-type="float">
            <text:p>-0.798203</text:p>
          </table:table-cell>
          <table:table-cell office:value-type="float" office:value="-0.902585" calcext:value-type="float">
            <text:p>-0.902585</text:p>
          </table:table-cell>
          <table:table-cell office:value-type="float" office:value="-0.864098" calcext:value-type="float">
            <text:p>-0.864098</text:p>
          </table:table-cell>
          <table:table-cell office:value-type="float" office:value="-0.889491" calcext:value-type="float">
            <text:p>-0.889491</text:p>
          </table:table-cell>
        </table:table-row>
        <table:table-row table:style-name="ro1">
          <table:table-cell office:value-type="float" office:value="-0.754771" calcext:value-type="float">
            <text:p>-0.754771</text:p>
          </table:table-cell>
          <table:table-cell office:value-type="float" office:value="-0.900698" calcext:value-type="float">
            <text:p>-0.900698</text:p>
          </table:table-cell>
          <table:table-cell office:value-type="float" office:value="-0.886816" calcext:value-type="float">
            <text:p>-0.886816</text:p>
          </table:table-cell>
          <table:table-cell office:value-type="float" office:value="-0.890931" calcext:value-type="float">
            <text:p>-0.890931</text:p>
          </table:table-cell>
        </table:table-row>
        <table:table-row table:style-name="ro1">
          <table:table-cell office:value-type="float" office:value="-0.967974" calcext:value-type="float">
            <text:p>-0.967974</text:p>
          </table:table-cell>
          <table:table-cell office:value-type="float" office:value="-0.898794" calcext:value-type="float">
            <text:p>-0.898794</text:p>
          </table:table-cell>
          <table:table-cell office:value-type="float" office:value="-0.871233" calcext:value-type="float">
            <text:p>-0.871233</text:p>
          </table:table-cell>
          <table:table-cell office:value-type="float" office:value="-0.873137" calcext:value-type="float">
            <text:p>-0.873137</text:p>
          </table:table-cell>
        </table:table-row>
        <table:table-row table:style-name="ro1">
          <table:table-cell office:value-type="float" office:value="-1.04121" calcext:value-type="float">
            <text:p>-1.04121</text:p>
          </table:table-cell>
          <table:table-cell office:value-type="float" office:value="-0.896873" calcext:value-type="float">
            <text:p>-0.896873</text:p>
          </table:table-cell>
          <table:table-cell office:value-type="float" office:value="-0.875549" calcext:value-type="float">
            <text:p>-0.875549</text:p>
          </table:table-cell>
          <table:table-cell office:value-type="float" office:value="-0.860915" calcext:value-type="float">
            <text:p>-0.860915</text:p>
          </table:table-cell>
        </table:table-row>
        <table:table-row table:style-name="ro1">
          <table:table-cell office:value-type="float" office:value="-0.794009" calcext:value-type="float">
            <text:p>-0.794009</text:p>
          </table:table-cell>
          <table:table-cell office:value-type="float" office:value="-0.894934" calcext:value-type="float">
            <text:p>-0.894934</text:p>
          </table:table-cell>
          <table:table-cell office:value-type="float" office:value="-0.896251" calcext:value-type="float">
            <text:p>-0.896251</text:p>
          </table:table-cell>
          <table:table-cell office:value-type="float" office:value="-0.844547" calcext:value-type="float">
            <text:p>-0.844547</text:p>
          </table:table-cell>
        </table:table-row>
        <table:table-row table:style-name="ro1">
          <table:table-cell office:value-type="float" office:value="-0.819782" calcext:value-type="float">
            <text:p>-0.819782</text:p>
          </table:table-cell>
          <table:table-cell office:value-type="float" office:value="-0.892979" calcext:value-type="float">
            <text:p>-0.892979</text:p>
          </table:table-cell>
          <table:table-cell office:value-type="float" office:value="-0.859857" calcext:value-type="float">
            <text:p>-0.859857</text:p>
          </table:table-cell>
          <table:table-cell office:value-type="float" office:value="-0.853052" calcext:value-type="float">
            <text:p>-0.853052</text:p>
          </table:table-cell>
        </table:table-row>
        <table:table-row table:style-name="ro1">
          <table:table-cell office:value-type="float" office:value="-0.858283" calcext:value-type="float">
            <text:p>-0.858283</text:p>
          </table:table-cell>
          <table:table-cell office:value-type="float" office:value="-0.891007" calcext:value-type="float">
            <text:p>-0.891007</text:p>
          </table:table-cell>
          <table:table-cell office:value-type="float" office:value="-0.821672" calcext:value-type="float">
            <text:p>-0.821672</text:p>
          </table:table-cell>
          <table:table-cell office:value-type="float" office:value="-0.859736" calcext:value-type="float">
            <text:p>-0.859736</text:p>
          </table:table-cell>
        </table:table-row>
        <table:table-row table:style-name="ro1">
          <table:table-cell office:value-type="float" office:value="-0.786003" calcext:value-type="float">
            <text:p>-0.786003</text:p>
          </table:table-cell>
          <table:table-cell office:value-type="float" office:value="-0.889017" calcext:value-type="float">
            <text:p>-0.889017</text:p>
          </table:table-cell>
          <table:table-cell office:value-type="float" office:value="-0.812384" calcext:value-type="float">
            <text:p>-0.812384</text:p>
          </table:table-cell>
          <table:table-cell office:value-type="float" office:value="-0.87738" calcext:value-type="float">
            <text:p>-0.87738</text:p>
          </table:table-cell>
        </table:table-row>
        <table:table-row table:style-name="ro1">
          <table:table-cell office:value-type="float" office:value="-0.850287" calcext:value-type="float">
            <text:p>-0.850287</text:p>
          </table:table-cell>
          <table:table-cell office:value-type="float" office:value="-0.887011" calcext:value-type="float">
            <text:p>-0.887011</text:p>
          </table:table-cell>
          <table:table-cell office:value-type="float" office:value="-0.841523" calcext:value-type="float">
            <text:p>-0.841523</text:p>
          </table:table-cell>
          <table:table-cell office:value-type="float" office:value="-0.861381" calcext:value-type="float">
            <text:p>-0.861381</text:p>
          </table:table-cell>
        </table:table-row>
        <table:table-row table:style-name="ro1">
          <table:table-cell office:value-type="float" office:value="-0.747569" calcext:value-type="float">
            <text:p>-0.747569</text:p>
          </table:table-cell>
          <table:table-cell office:value-type="float" office:value="-0.884988" calcext:value-type="float">
            <text:p>-0.884988</text:p>
          </table:table-cell>
          <table:table-cell office:value-type="float" office:value="-0.844212" calcext:value-type="float">
            <text:p>-0.844212</text:p>
          </table:table-cell>
          <table:table-cell office:value-type="float" office:value="-0.850451" calcext:value-type="float">
            <text:p>-0.850451</text:p>
          </table:table-cell>
        </table:table-row>
        <table:table-row table:style-name="ro1">
          <table:table-cell office:value-type="float" office:value="-0.965476" calcext:value-type="float">
            <text:p>-0.965476</text:p>
          </table:table-cell>
          <table:table-cell office:value-type="float" office:value="-0.882948" calcext:value-type="float">
            <text:p>-0.882948</text:p>
          </table:table-cell>
          <table:table-cell office:value-type="float" office:value="-0.876782" calcext:value-type="float">
            <text:p>-0.876782</text:p>
          </table:table-cell>
          <table:table-cell office:value-type="float" office:value="-0.856308" calcext:value-type="float">
            <text:p>-0.856308</text:p>
          </table:table-cell>
        </table:table-row>
        <table:table-row table:style-name="ro1">
          <table:table-cell office:value-type="float" office:value="-0.871727" calcext:value-type="float">
            <text:p>-0.871727</text:p>
          </table:table-cell>
          <table:table-cell office:value-type="float" office:value="-0.880891" calcext:value-type="float">
            <text:p>-0.880891</text:p>
          </table:table-cell>
          <table:table-cell office:value-type="float" office:value="-0.865123" calcext:value-type="float">
            <text:p>-0.865123</text:p>
          </table:table-cell>
          <table:table-cell office:value-type="float" office:value="-0.85829" calcext:value-type="float">
            <text:p>-0.85829</text:p>
          </table:table-cell>
        </table:table-row>
        <table:table-row table:style-name="ro1">
          <table:table-cell office:value-type="float" office:value="-0.948856" calcext:value-type="float">
            <text:p>-0.948856</text:p>
          </table:table-cell>
          <table:table-cell office:value-type="float" office:value="-0.878817" calcext:value-type="float">
            <text:p>-0.878817</text:p>
          </table:table-cell>
          <table:table-cell office:value-type="float" office:value="-0.899804" calcext:value-type="float">
            <text:p>-0.899804</text:p>
          </table:table-cell>
          <table:table-cell office:value-type="float" office:value="-0.848877" calcext:value-type="float">
            <text:p>-0.848877</text:p>
          </table:table-cell>
        </table:table-row>
        <table:table-row table:style-name="ro1">
          <table:table-cell office:value-type="float" office:value="-0.79199" calcext:value-type="float">
            <text:p>-0.79199</text:p>
          </table:table-cell>
          <table:table-cell office:value-type="float" office:value="-0.876727" calcext:value-type="float">
            <text:p>-0.876727</text:p>
          </table:table-cell>
          <table:table-cell office:value-type="float" office:value="-0.878397" calcext:value-type="float">
            <text:p>-0.878397</text:p>
          </table:table-cell>
          <table:table-cell office:value-type="float" office:value="-0.844418" calcext:value-type="float">
            <text:p>-0.844418</text:p>
          </table:table-cell>
        </table:table-row>
        <table:table-row table:style-name="ro1">
          <table:table-cell office:value-type="float" office:value="-0.920975" calcext:value-type="float">
            <text:p>-0.920975</text:p>
          </table:table-cell>
          <table:table-cell office:value-type="float" office:value="-0.87462" calcext:value-type="float">
            <text:p>-0.87462</text:p>
          </table:table-cell>
          <table:table-cell office:value-type="float" office:value="-0.872368" calcext:value-type="float">
            <text:p>-0.872368</text:p>
          </table:table-cell>
          <table:table-cell office:value-type="float" office:value="-0.858028" calcext:value-type="float">
            <text:p>-0.858028</text:p>
          </table:table-cell>
        </table:table-row>
        <table:table-row table:style-name="ro1">
          <table:table-cell office:value-type="float" office:value="-0.858439" calcext:value-type="float">
            <text:p>-0.858439</text:p>
          </table:table-cell>
          <table:table-cell office:value-type="float" office:value="-0.872496" calcext:value-type="float">
            <text:p>-0.872496</text:p>
          </table:table-cell>
          <table:table-cell office:value-type="float" office:value="-0.833546" calcext:value-type="float">
            <text:p>-0.833546</text:p>
          </table:table-cell>
          <table:table-cell office:value-type="float" office:value="-0.867011" calcext:value-type="float">
            <text:p>-0.867011</text:p>
          </table:table-cell>
        </table:table-row>
        <table:table-row table:style-name="ro1">
          <table:table-cell office:value-type="float" office:value="-0.841584" calcext:value-type="float">
            <text:p>-0.841584</text:p>
          </table:table-cell>
          <table:table-cell office:value-type="float" office:value="-0.870356" calcext:value-type="float">
            <text:p>-0.870356</text:p>
          </table:table-cell>
          <table:table-cell office:value-type="float" office:value="-0.822537" calcext:value-type="float">
            <text:p>-0.822537</text:p>
          </table:table-cell>
          <table:table-cell office:value-type="float" office:value="-0.844291" calcext:value-type="float">
            <text:p>-0.844291</text:p>
          </table:table-cell>
        </table:table-row>
        <table:table-row table:style-name="ro1">
          <table:table-cell office:value-type="float" office:value="-0.754743" calcext:value-type="float">
            <text:p>-0.754743</text:p>
          </table:table-cell>
          <table:table-cell office:value-type="float" office:value="-0.868199" calcext:value-type="float">
            <text:p>-0.868199</text:p>
          </table:table-cell>
          <table:table-cell office:value-type="float" office:value="-0.838342" calcext:value-type="float">
            <text:p>-0.838342</text:p>
          </table:table-cell>
          <table:table-cell office:value-type="float" office:value="-0.849142" calcext:value-type="float">
            <text:p>-0.849142</text:p>
          </table:table-cell>
        </table:table-row>
        <table:table-row table:style-name="ro1">
          <table:table-cell office:value-type="float" office:value="-0.736948" calcext:value-type="float">
            <text:p>-0.736948</text:p>
          </table:table-cell>
          <table:table-cell office:value-type="float" office:value="-0.866025" calcext:value-type="float">
            <text:p>-0.866025</text:p>
          </table:table-cell>
          <table:table-cell office:value-type="float" office:value="-0.835931" calcext:value-type="float">
            <text:p>-0.835931</text:p>
          </table:table-cell>
          <table:table-cell office:value-type="float" office:value="-0.842401" calcext:value-type="float">
            <text:p>-0.842401</text:p>
          </table:table-cell>
        </table:table-row>
        <table:table-row table:style-name="ro1">
          <table:table-cell office:value-type="float" office:value="-0.999998" calcext:value-type="float">
            <text:p>-0.999998</text:p>
          </table:table-cell>
          <table:table-cell office:value-type="float" office:value="-0.863836" calcext:value-type="float">
            <text:p>-0.863836</text:p>
          </table:table-cell>
          <table:table-cell office:value-type="float" office:value="-0.810725" calcext:value-type="float">
            <text:p>-0.810725</text:p>
          </table:table-cell>
          <table:table-cell office:value-type="float" office:value="-0.842525" calcext:value-type="float">
            <text:p>-0.842525</text:p>
          </table:table-cell>
        </table:table-row>
        <table:table-row table:style-name="ro1">
          <table:table-cell office:value-type="float" office:value="-0.846384" calcext:value-type="float">
            <text:p>-0.846384</text:p>
          </table:table-cell>
          <table:table-cell office:value-type="float" office:value="-0.861629" calcext:value-type="float">
            <text:p>-0.861629</text:p>
          </table:table-cell>
          <table:table-cell office:value-type="float" office:value="-0.844795" calcext:value-type="float">
            <text:p>-0.844795</text:p>
          </table:table-cell>
          <table:table-cell office:value-type="float" office:value="-0.831823" calcext:value-type="float">
            <text:p>-0.831823</text:p>
          </table:table-cell>
        </table:table-row>
        <table:table-row table:style-name="ro1">
          <table:table-cell office:value-type="float" office:value="-0.715554" calcext:value-type="float">
            <text:p>-0.715554</text:p>
          </table:table-cell>
          <table:table-cell office:value-type="float" office:value="-0.859406" calcext:value-type="float">
            <text:p>-0.859406</text:p>
          </table:table-cell>
          <table:table-cell office:value-type="float" office:value="-0.872345" calcext:value-type="float">
            <text:p>-0.872345</text:p>
          </table:table-cell>
          <table:table-cell office:value-type="float" office:value="-0.821188" calcext:value-type="float">
            <text:p>-0.821188</text:p>
          </table:table-cell>
        </table:table-row>
        <table:table-row table:style-name="ro1">
          <table:table-cell office:value-type="float" office:value="-0.925092" calcext:value-type="float">
            <text:p>-0.925092</text:p>
          </table:table-cell>
          <table:table-cell office:value-type="float" office:value="-0.857167" calcext:value-type="float">
            <text:p>-0.857167</text:p>
          </table:table-cell>
          <table:table-cell office:value-type="float" office:value="-0.831016" calcext:value-type="float">
            <text:p>-0.831016</text:p>
          </table:table-cell>
          <table:table-cell office:value-type="float" office:value="-0.812701" calcext:value-type="float">
            <text:p>-0.812701</text:p>
          </table:table-cell>
        </table:table-row>
        <table:table-row table:style-name="ro1">
          <table:table-cell office:value-type="float" office:value="-0.8747" calcext:value-type="float">
            <text:p>-0.8747</text:p>
          </table:table-cell>
          <table:table-cell office:value-type="float" office:value="-0.854912" calcext:value-type="float">
            <text:p>-0.854912</text:p>
          </table:table-cell>
          <table:table-cell office:value-type="float" office:value="-0.82239" calcext:value-type="float">
            <text:p>-0.82239</text:p>
          </table:table-cell>
          <table:table-cell office:value-type="float" office:value="-0.815297" calcext:value-type="float">
            <text:p>-0.815297</text:p>
          </table:table-cell>
        </table:table-row>
        <table:table-row table:style-name="ro1">
          <table:table-cell office:value-type="float" office:value="-0.793354" calcext:value-type="float">
            <text:p>-0.793354</text:p>
          </table:table-cell>
          <table:table-cell office:value-type="float" office:value="-0.85264" calcext:value-type="float">
            <text:p>-0.85264</text:p>
          </table:table-cell>
          <table:table-cell office:value-type="float" office:value="-0.82757" calcext:value-type="float">
            <text:p>-0.82757</text:p>
          </table:table-cell>
          <table:table-cell office:value-type="float" office:value="-0.830343" calcext:value-type="float">
            <text:p>-0.830343</text:p>
          </table:table-cell>
        </table:table-row>
        <table:table-row table:style-name="ro1">
          <table:table-cell office:value-type="float" office:value="-0.803253" calcext:value-type="float">
            <text:p>-0.803253</text:p>
          </table:table-cell>
          <table:table-cell office:value-type="float" office:value="-0.850352" calcext:value-type="float">
            <text:p>-0.850352</text:p>
          </table:table-cell>
          <table:table-cell office:value-type="float" office:value="-0.792198" calcext:value-type="float">
            <text:p>-0.792198</text:p>
          </table:table-cell>
          <table:table-cell office:value-type="float" office:value="-0.804831" calcext:value-type="float">
            <text:p>-0.804831</text:p>
          </table:table-cell>
        </table:table-row>
        <table:table-row table:style-name="ro1">
          <table:table-cell office:value-type="float" office:value="-0.741453" calcext:value-type="float">
            <text:p>-0.741453</text:p>
          </table:table-cell>
          <table:table-cell office:value-type="float" office:value="-0.848048" calcext:value-type="float">
            <text:p>-0.848048</text:p>
          </table:table-cell>
          <table:table-cell office:value-type="float" office:value="-0.773917" calcext:value-type="float">
            <text:p>-0.773917</text:p>
          </table:table-cell>
          <table:table-cell office:value-type="float" office:value="-0.798339" calcext:value-type="float">
            <text:p>-0.798339</text:p>
          </table:table-cell>
        </table:table-row>
        <table:table-row table:style-name="ro1">
          <table:table-cell office:value-type="float" office:value="-0.748234" calcext:value-type="float">
            <text:p>-0.748234</text:p>
          </table:table-cell>
          <table:table-cell office:value-type="float" office:value="-0.845728" calcext:value-type="float">
            <text:p>-0.845728</text:p>
          </table:table-cell>
          <table:table-cell office:value-type="float" office:value="-0.795738" calcext:value-type="float">
            <text:p>-0.795738</text:p>
          </table:table-cell>
          <table:table-cell office:value-type="float" office:value="-0.797864" calcext:value-type="float">
            <text:p>-0.797864</text:p>
          </table:table-cell>
        </table:table-row>
        <table:table-row table:style-name="ro1">
          <table:table-cell office:value-type="float" office:value="-0.783295" calcext:value-type="float">
            <text:p>-0.783295</text:p>
          </table:table-cell>
          <table:table-cell office:value-type="float" office:value="-0.843391" calcext:value-type="float">
            <text:p>-0.843391</text:p>
          </table:table-cell>
          <table:table-cell office:value-type="float" office:value="-0.778959" calcext:value-type="float">
            <text:p>-0.778959</text:p>
          </table:table-cell>
          <table:table-cell office:value-type="float" office:value="-0.799441" calcext:value-type="float">
            <text:p>-0.799441</text:p>
          </table:table-cell>
        </table:table-row>
        <table:table-row table:style-name="ro1">
          <table:table-cell office:value-type="float" office:value="-0.902458" calcext:value-type="float">
            <text:p>-0.902458</text:p>
          </table:table-cell>
          <table:table-cell office:value-type="float" office:value="-0.841039" calcext:value-type="float">
            <text:p>-0.841039</text:p>
          </table:table-cell>
          <table:table-cell office:value-type="float" office:value="-0.785664" calcext:value-type="float">
            <text:p>-0.785664</text:p>
          </table:table-cell>
          <table:table-cell office:value-type="float" office:value="-0.783217" calcext:value-type="float">
            <text:p>-0.783217</text:p>
          </table:table-cell>
        </table:table-row>
        <table:table-row table:style-name="ro1">
          <table:table-cell office:value-type="float" office:value="-0.719359" calcext:value-type="float">
            <text:p>-0.719359</text:p>
          </table:table-cell>
          <table:table-cell office:value-type="float" office:value="-0.838671" calcext:value-type="float">
            <text:p>-0.838671</text:p>
          </table:table-cell>
          <table:table-cell office:value-type="float" office:value="-0.778082" calcext:value-type="float">
            <text:p>-0.778082</text:p>
          </table:table-cell>
          <table:table-cell office:value-type="float" office:value="-0.799143" calcext:value-type="float">
            <text:p>-0.799143</text:p>
          </table:table-cell>
        </table:table-row>
        <table:table-row table:style-name="ro1">
          <table:table-cell office:value-type="float" office:value="-0.774979" calcext:value-type="float">
            <text:p>-0.774979</text:p>
          </table:table-cell>
          <table:table-cell office:value-type="float" office:value="-0.836286" calcext:value-type="float">
            <text:p>-0.836286</text:p>
          </table:table-cell>
          <table:table-cell office:value-type="float" office:value="-0.809912" calcext:value-type="float">
            <text:p>-0.809912</text:p>
          </table:table-cell>
          <table:table-cell office:value-type="float" office:value="-0.806708" calcext:value-type="float">
            <text:p>-0.806708</text:p>
          </table:table-cell>
        </table:table-row>
        <table:table-row table:style-name="ro1">
          <table:table-cell office:value-type="float" office:value="-0.710324" calcext:value-type="float">
            <text:p>-0.710324</text:p>
          </table:table-cell>
          <table:table-cell office:value-type="float" office:value="-0.833886" calcext:value-type="float">
            <text:p>-0.833886</text:p>
          </table:table-cell>
          <table:table-cell office:value-type="float" office:value="-0.768667" calcext:value-type="float">
            <text:p>-0.768667</text:p>
          </table:table-cell>
          <table:table-cell office:value-type="float" office:value="-0.806232" calcext:value-type="float">
            <text:p>-0.806232</text:p>
          </table:table-cell>
        </table:table-row>
        <table:table-row table:style-name="ro1">
          <table:table-cell office:value-type="float" office:value="-0.942442" calcext:value-type="float">
            <text:p>-0.942442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818503" calcext:value-type="float">
            <text:p>-0.818503</text:p>
          </table:table-cell>
          <table:table-cell office:value-type="float" office:value="-0.801769" calcext:value-type="float">
            <text:p>-0.801769</text:p>
          </table:table-cell>
        </table:table-row>
        <table:table-row table:style-name="ro1">
          <table:table-cell office:value-type="float" office:value="-0.696235" calcext:value-type="float">
            <text:p>-0.696235</text:p>
          </table:table-cell>
          <table:table-cell office:value-type="float" office:value="-0.829038" calcext:value-type="float">
            <text:p>-0.829038</text:p>
          </table:table-cell>
          <table:table-cell office:value-type="float" office:value="-0.8408" calcext:value-type="float">
            <text:p>-0.8408</text:p>
          </table:table-cell>
          <table:table-cell office:value-type="float" office:value="-0.796454" calcext:value-type="float">
            <text:p>-0.796454</text:p>
          </table:table-cell>
        </table:table-row>
        <table:table-row table:style-name="ro1">
          <table:table-cell office:value-type="float" office:value="-0.968536" calcext:value-type="float">
            <text:p>-0.968536</text:p>
          </table:table-cell>
          <table:table-cell office:value-type="float" office:value="-0.82659" calcext:value-type="float">
            <text:p>-0.82659</text:p>
          </table:table-cell>
          <table:table-cell office:value-type="float" office:value="-0.84598" calcext:value-type="float">
            <text:p>-0.84598</text:p>
          </table:table-cell>
          <table:table-cell office:value-type="float" office:value="-0.797612" calcext:value-type="float">
            <text:p>-0.797612</text:p>
          </table:table-cell>
        </table:table-row>
        <table:table-row table:style-name="ro1">
          <table:table-cell office:value-type="float" office:value="-0.886468" calcext:value-type="float">
            <text:p>-0.886468</text:p>
          </table:table-cell>
          <table:table-cell office:value-type="float" office:value="-0.824126" calcext:value-type="float">
            <text:p>-0.824126</text:p>
          </table:table-cell>
          <table:table-cell office:value-type="float" office:value="-0.797321" calcext:value-type="float">
            <text:p>-0.797321</text:p>
          </table:table-cell>
          <table:table-cell office:value-type="float" office:value="-0.794935" calcext:value-type="float">
            <text:p>-0.794935</text:p>
          </table:table-cell>
        </table:table-row>
        <table:table-row table:style-name="ro1">
          <table:table-cell office:value-type="float" office:value="-0.736221" calcext:value-type="float">
            <text:p>-0.736221</text:p>
          </table:table-cell>
          <table:table-cell office:value-type="float" office:value="-0.821647" calcext:value-type="float">
            <text:p>-0.821647</text:p>
          </table:table-cell>
          <table:table-cell office:value-type="float" office:value="-0.803038" calcext:value-type="float">
            <text:p>-0.803038</text:p>
          </table:table-cell>
          <table:table-cell office:value-type="float" office:value="-0.808845" calcext:value-type="float">
            <text:p>-0.808845</text:p>
          </table:table-cell>
        </table:table-row>
        <table:table-row table:style-name="ro1">
          <table:table-cell office:value-type="float" office:value="-0.699146" calcext:value-type="float">
            <text:p>-0.699146</text:p>
          </table:table-cell>
          <table:table-cell office:value-type="float" office:value="-0.819152" calcext:value-type="float">
            <text:p>-0.819152</text:p>
          </table:table-cell>
          <table:table-cell office:value-type="float" office:value="-0.792371" calcext:value-type="float">
            <text:p>-0.792371</text:p>
          </table:table-cell>
          <table:table-cell office:value-type="float" office:value="-0.819981" calcext:value-type="float">
            <text:p>-0.819981</text:p>
          </table:table-cell>
        </table:table-row>
        <table:table-row table:style-name="ro1">
          <table:table-cell office:value-type="float" office:value="-0.724824" calcext:value-type="float">
            <text:p>-0.724824</text:p>
          </table:table-cell>
          <table:table-cell office:value-type="float" office:value="-0.816642" calcext:value-type="float">
            <text:p>-0.816642</text:p>
          </table:table-cell>
          <table:table-cell office:value-type="float" office:value="-0.753059" calcext:value-type="float">
            <text:p>-0.753059</text:p>
          </table:table-cell>
          <table:table-cell office:value-type="float" office:value="-0.809272" calcext:value-type="float">
            <text:p>-0.809272</text:p>
          </table:table-cell>
        </table:table-row>
        <table:table-row table:style-name="ro1">
          <table:table-cell office:value-type="float" office:value="-0.915198" calcext:value-type="float">
            <text:p>-0.915198</text:p>
          </table:table-cell>
          <table:table-cell office:value-type="float" office:value="-0.814116" calcext:value-type="float">
            <text:p>-0.814116</text:p>
          </table:table-cell>
          <table:table-cell office:value-type="float" office:value="-0.791414" calcext:value-type="float">
            <text:p>-0.791414</text:p>
          </table:table-cell>
          <table:table-cell office:value-type="float" office:value="-0.812478" calcext:value-type="float">
            <text:p>-0.812478</text:p>
          </table:table-cell>
        </table:table-row>
        <table:table-row table:style-name="ro1">
          <table:table-cell office:value-type="float" office:value="-0.689907" calcext:value-type="float">
            <text:p>-0.689907</text:p>
          </table:table-cell>
          <table:table-cell office:value-type="float" office:value="-0.811574" calcext:value-type="float">
            <text:p>-0.811574</text:p>
          </table:table-cell>
          <table:table-cell office:value-type="float" office:value="-0.818149" calcext:value-type="float">
            <text:p>-0.818149</text:p>
          </table:table-cell>
          <table:table-cell office:value-type="float" office:value="-0.810334" calcext:value-type="float">
            <text:p>-0.810334</text:p>
          </table:table-cell>
        </table:table-row>
        <table:table-row table:style-name="ro1">
          <table:table-cell office:value-type="float" office:value="-0.927998" calcext:value-type="float">
            <text:p>-0.927998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838113" calcext:value-type="float">
            <text:p>-0.838113</text:p>
          </table:table-cell>
          <table:table-cell office:value-type="float" office:value="-0.792039" calcext:value-type="float">
            <text:p>-0.792039</text:p>
          </table:table-cell>
        </table:table-row>
        <table:table-row table:style-name="ro1">
          <table:table-cell office:value-type="float" office:value="-0.83282" calcext:value-type="float">
            <text:p>-0.83282</text:p>
          </table:table-cell>
          <table:table-cell office:value-type="float" office:value="-0.806445" calcext:value-type="float">
            <text:p>-0.806445</text:p>
          </table:table-cell>
          <table:table-cell office:value-type="float" office:value="-0.801373" calcext:value-type="float">
            <text:p>-0.801373</text:p>
          </table:table-cell>
          <table:table-cell office:value-type="float" office:value="-0.786226" calcext:value-type="float">
            <text:p>-0.786226</text:p>
          </table:table-cell>
        </table:table-row>
        <table:table-row table:style-name="ro1">
          <table:table-cell office:value-type="float" office:value="-0.824643" calcext:value-type="float">
            <text:p>-0.824643</text:p>
          </table:table-cell>
          <table:table-cell office:value-type="float" office:value="-0.803857" calcext:value-type="float">
            <text:p>-0.803857</text:p>
          </table:table-cell>
          <table:table-cell office:value-type="float" office:value="-0.852381" calcext:value-type="float">
            <text:p>-0.852381</text:p>
          </table:table-cell>
          <table:table-cell office:value-type="float" office:value="-0.792088" calcext:value-type="float">
            <text:p>-0.792088</text:p>
          </table:table-cell>
        </table:table-row>
        <table:table-row table:style-name="ro1">
          <table:table-cell office:value-type="float" office:value="-0.731499" calcext:value-type="float">
            <text:p>-0.731499</text:p>
          </table:table-cell>
          <table:table-cell office:value-type="float" office:value="-0.801254" calcext:value-type="float">
            <text:p>-0.801254</text:p>
          </table:table-cell>
          <table:table-cell office:value-type="float" office:value="-0.803825" calcext:value-type="float">
            <text:p>-0.803825</text:p>
          </table:table-cell>
          <table:table-cell office:value-type="float" office:value="-0.81099" calcext:value-type="float">
            <text:p>-0.81099</text:p>
          </table:table-cell>
        </table:table-row>
        <table:table-row table:style-name="ro1">
          <table:table-cell office:value-type="float" office:value="-0.944946" calcext:value-type="float">
            <text:p>-0.944946</text:p>
          </table:table-cell>
          <table:table-cell office:value-type="float" office:value="-0.798636" calcext:value-type="float">
            <text:p>-0.798636</text:p>
          </table:table-cell>
          <table:table-cell office:value-type="float" office:value="-0.771717" calcext:value-type="float">
            <text:p>-0.771717</text:p>
          </table:table-cell>
          <table:table-cell office:value-type="float" office:value="-0.80366" calcext:value-type="float">
            <text:p>-0.80366</text:p>
          </table:table-cell>
        </table:table-row>
        <table:table-row table:style-name="ro1">
          <table:table-cell office:value-type="float" office:value="-0.685222" calcext:value-type="float">
            <text:p>-0.685222</text:p>
          </table:table-cell>
          <table:table-cell office:value-type="float" office:value="-0.796002" calcext:value-type="float">
            <text:p>-0.796002</text:p>
          </table:table-cell>
          <table:table-cell office:value-type="float" office:value="-0.759514" calcext:value-type="float">
            <text:p>-0.759514</text:p>
          </table:table-cell>
          <table:table-cell office:value-type="float" office:value="-0.819244" calcext:value-type="float">
            <text:p>-0.819244</text:p>
          </table:table-cell>
        </table:table-row>
        <table:table-row table:style-name="ro1">
          <table:table-cell office:value-type="float" office:value="-0.672278" calcext:value-type="float">
            <text:p>-0.672278</text:p>
          </table:table-cell>
          <table:table-cell office:value-type="float" office:value="-0.793353" calcext:value-type="float">
            <text:p>-0.793353</text:p>
          </table:table-cell>
          <table:table-cell office:value-type="float" office:value="-0.799765" calcext:value-type="float">
            <text:p>-0.799765</text:p>
          </table:table-cell>
          <table:table-cell office:value-type="float" office:value="-0.800498" calcext:value-type="float">
            <text:p>-0.800498</text:p>
          </table:table-cell>
        </table:table-row>
        <table:table-row table:style-name="ro1">
          <table:table-cell office:value-type="float" office:value="-0.763628" calcext:value-type="float">
            <text:p>-0.763628</text:p>
          </table:table-cell>
          <table:table-cell office:value-type="float" office:value="-0.79069" calcext:value-type="float">
            <text:p>-0.79069</text:p>
          </table:table-cell>
          <table:table-cell office:value-type="float" office:value="-0.777688" calcext:value-type="float">
            <text:p>-0.777688</text:p>
          </table:table-cell>
          <table:table-cell office:value-type="float" office:value="-0.792104" calcext:value-type="float">
            <text:p>-0.792104</text:p>
          </table:table-cell>
        </table:table-row>
        <table:table-row table:style-name="ro1">
          <table:table-cell office:value-type="float" office:value="-0.932751" calcext:value-type="float">
            <text:p>-0.932751</text:p>
          </table:table-cell>
          <table:table-cell office:value-type="float" office:value="-0.788011" calcext:value-type="float">
            <text:p>-0.788011</text:p>
          </table:table-cell>
          <table:table-cell office:value-type="float" office:value="-0.812911" calcext:value-type="float">
            <text:p>-0.812911</text:p>
          </table:table-cell>
          <table:table-cell office:value-type="float" office:value="-0.787843" calcext:value-type="float">
            <text:p>-0.787843</text:p>
          </table:table-cell>
        </table:table-row>
        <table:table-row table:style-name="ro1">
          <table:table-cell office:value-type="float" office:value="-0.834564" calcext:value-type="float">
            <text:p>-0.834564</text:p>
          </table:table-cell>
          <table:table-cell office:value-type="float" office:value="-0.785317" calcext:value-type="float">
            <text:p>-0.785317</text:p>
          </table:table-cell>
          <table:table-cell office:value-type="float" office:value="-0.822814" calcext:value-type="float">
            <text:p>-0.822814</text:p>
          </table:table-cell>
          <table:table-cell office:value-type="float" office:value="-0.800787" calcext:value-type="float">
            <text:p>-0.800787</text:p>
          </table:table-cell>
        </table:table-row>
        <table:table-row table:style-name="ro1">
          <table:table-cell office:value-type="float" office:value="-0.861335" calcext:value-type="float">
            <text:p>-0.861335</text:p>
          </table:table-cell>
          <table:table-cell office:value-type="float" office:value="-0.782608" calcext:value-type="float">
            <text:p>-0.782608</text:p>
          </table:table-cell>
          <table:table-cell office:value-type="float" office:value="-0.818185" calcext:value-type="float">
            <text:p>-0.818185</text:p>
          </table:table-cell>
          <table:table-cell office:value-type="float" office:value="-0.771324" calcext:value-type="float">
            <text:p>-0.771324</text:p>
          </table:table-cell>
        </table:table-row>
        <table:table-row table:style-name="ro1">
          <table:table-cell office:value-type="float" office:value="-0.721796" calcext:value-type="float">
            <text:p>-0.721796</text:p>
          </table:table-cell>
          <table:table-cell office:value-type="float" office:value="-0.779884" calcext:value-type="float">
            <text:p>-0.779884</text:p>
          </table:table-cell>
          <table:table-cell office:value-type="float" office:value="-0.78719" calcext:value-type="float">
            <text:p>-0.78719</text:p>
          </table:table-cell>
          <table:table-cell office:value-type="float" office:value="-0.770476" calcext:value-type="float">
            <text:p>-0.770476</text:p>
          </table:table-cell>
        </table:table-row>
        <table:table-row table:style-name="ro1">
          <table:table-cell office:value-type="float" office:value="-0.740481" calcext:value-type="float">
            <text:p>-0.740481</text:p>
          </table:table-cell>
          <table:table-cell office:value-type="float" office:value="-0.777146" calcext:value-type="float">
            <text:p>-0.777146</text:p>
          </table:table-cell>
          <table:table-cell office:value-type="float" office:value="-0.795052" calcext:value-type="float">
            <text:p>-0.795052</text:p>
          </table:table-cell>
          <table:table-cell office:value-type="float" office:value="-0.791506" calcext:value-type="float">
            <text:p>-0.791506</text:p>
          </table:table-cell>
        </table:table-row>
        <table:table-row table:style-name="ro1">
          <table:table-cell office:value-type="float" office:value="-0.777775" calcext:value-type="float">
            <text:p>-0.777775</text:p>
          </table:table-cell>
          <table:table-cell office:value-type="float" office:value="-0.774393" calcext:value-type="float">
            <text:p>-0.774393</text:p>
          </table:table-cell>
          <table:table-cell office:value-type="float" office:value="-0.746957" calcext:value-type="float">
            <text:p>-0.746957</text:p>
          </table:table-cell>
          <table:table-cell office:value-type="float" office:value="-0.795166" calcext:value-type="float">
            <text:p>-0.795166</text:p>
          </table:table-cell>
        </table:table-row>
        <table:table-row table:style-name="ro1">
          <table:table-cell office:value-type="float" office:value="-0.873876" calcext:value-type="float">
            <text:p>-0.873876</text:p>
          </table:table-cell>
          <table:table-cell office:value-type="float" office:value="-0.771625" calcext:value-type="float">
            <text:p>-0.771625</text:p>
          </table:table-cell>
          <table:table-cell office:value-type="float" office:value="-0.737776" calcext:value-type="float">
            <text:p>-0.737776</text:p>
          </table:table-cell>
          <table:table-cell office:value-type="float" office:value="-0.768931" calcext:value-type="float">
            <text:p>-0.768931</text:p>
          </table:table-cell>
        </table:table-row>
        <table:table-row table:style-name="ro1">
          <table:table-cell office:value-type="float" office:value="-0.620861" calcext:value-type="float">
            <text:p>-0.620861</text:p>
          </table:table-cell>
          <table:table-cell office:value-type="float" office:value="-0.768842" calcext:value-type="float">
            <text:p>-0.768842</text:p>
          </table:table-cell>
          <table:table-cell office:value-type="float" office:value="-0.770402" calcext:value-type="float">
            <text:p>-0.770402</text:p>
          </table:table-cell>
          <table:table-cell office:value-type="float" office:value="-0.76222" calcext:value-type="float">
            <text:p>-0.76222</text:p>
          </table:table-cell>
        </table:table-row>
        <table:table-row table:style-name="ro1">
          <table:table-cell office:value-type="float" office:value="-0.675889" calcext:value-type="float">
            <text:p>-0.675889</text:p>
          </table:table-cell>
          <table:table-cell office:value-type="float" office:value="-0.766044" calcext:value-type="float">
            <text:p>-0.766044</text:p>
          </table:table-cell>
          <table:table-cell office:value-type="float" office:value="-0.775624" calcext:value-type="float">
            <text:p>-0.775624</text:p>
          </table:table-cell>
          <table:table-cell office:value-type="float" office:value="-0.750336" calcext:value-type="float">
            <text:p>-0.750336</text:p>
          </table:table-cell>
        </table:table-row>
        <table:table-row table:style-name="ro1">
          <table:table-cell office:value-type="float" office:value="-0.90361" calcext:value-type="float">
            <text:p>-0.90361</text:p>
          </table:table-cell>
          <table:table-cell office:value-type="float" office:value="-0.763232" calcext:value-type="float">
            <text:p>-0.763232</text:p>
          </table:table-cell>
          <table:table-cell office:value-type="float" office:value="-0.729683" calcext:value-type="float">
            <text:p>-0.729683</text:p>
          </table:table-cell>
          <table:table-cell office:value-type="float" office:value="-0.760031" calcext:value-type="float">
            <text:p>-0.760031</text:p>
          </table:table-cell>
        </table:table-row>
        <table:table-row table:style-name="ro1">
          <table:table-cell office:value-type="float" office:value="-0.803888" calcext:value-type="float">
            <text:p>-0.803888</text:p>
          </table:table-cell>
          <table:table-cell office:value-type="float" office:value="-0.760406" calcext:value-type="float">
            <text:p>-0.760406</text:p>
          </table:table-cell>
          <table:table-cell office:value-type="float" office:value="-0.757659" calcext:value-type="float">
            <text:p>-0.757659</text:p>
          </table:table-cell>
          <table:table-cell office:value-type="float" office:value="-0.77365" calcext:value-type="float">
            <text:p>-0.77365</text:p>
          </table:table-cell>
        </table:table-row>
        <table:table-row table:style-name="ro1">
          <table:table-cell office:value-type="float" office:value="-0.644169" calcext:value-type="float">
            <text:p>-0.644169</text:p>
          </table:table-cell>
          <table:table-cell office:value-type="float" office:value="-0.757565" calcext:value-type="float">
            <text:p>-0.757565</text:p>
          </table:table-cell>
          <table:table-cell office:value-type="float" office:value="-0.768604" calcext:value-type="float">
            <text:p>-0.768604</text:p>
          </table:table-cell>
          <table:table-cell office:value-type="float" office:value="-0.777056" calcext:value-type="float">
            <text:p>-0.777056</text:p>
          </table:table-cell>
        </table:table-row>
        <table:table-row table:style-name="ro1">
          <table:table-cell office:value-type="float" office:value="-0.76074" calcext:value-type="float">
            <text:p>-0.76074</text:p>
          </table:table-cell>
          <table:table-cell office:value-type="float" office:value="-0.75471" calcext:value-type="float">
            <text:p>-0.75471</text:p>
          </table:table-cell>
          <table:table-cell office:value-type="float" office:value="-0.753568" calcext:value-type="float">
            <text:p>-0.753568</text:p>
          </table:table-cell>
          <table:table-cell office:value-type="float" office:value="-0.769121" calcext:value-type="float">
            <text:p>-0.769121</text:p>
          </table:table-cell>
        </table:table-row>
        <table:table-row table:style-name="ro1">
          <table:table-cell office:value-type="float" office:value="-0.730615" calcext:value-type="float">
            <text:p>-0.730615</text:p>
          </table:table-cell>
          <table:table-cell office:value-type="float" office:value="-0.75184" calcext:value-type="float">
            <text:p>-0.75184</text:p>
          </table:table-cell>
          <table:table-cell office:value-type="float" office:value="-0.770849" calcext:value-type="float">
            <text:p>-0.770849</text:p>
          </table:table-cell>
          <table:table-cell office:value-type="float" office:value="-0.792027" calcext:value-type="float">
            <text:p>-0.792027</text:p>
          </table:table-cell>
        </table:table-row>
        <table:table-row table:style-name="ro1">
          <table:table-cell office:value-type="float" office:value="-0.828432" calcext:value-type="float">
            <text:p>-0.828432</text:p>
          </table:table-cell>
          <table:table-cell office:value-type="float" office:value="-0.748956" calcext:value-type="float">
            <text:p>-0.748956</text:p>
          </table:table-cell>
          <table:table-cell office:value-type="float" office:value="-0.805065" calcext:value-type="float">
            <text:p>-0.805065</text:p>
          </table:table-cell>
          <table:table-cell office:value-type="float" office:value="-0.801589" calcext:value-type="float">
            <text:p>-0.801589</text:p>
          </table:table-cell>
        </table:table-row>
        <table:table-row table:style-name="ro1">
          <table:table-cell office:value-type="float" office:value="-0.890292" calcext:value-type="float">
            <text:p>-0.890292</text:p>
          </table:table-cell>
          <table:table-cell office:value-type="float" office:value="-0.746057" calcext:value-type="float">
            <text:p>-0.746057</text:p>
          </table:table-cell>
          <table:table-cell office:value-type="float" office:value="-0.810234" calcext:value-type="float">
            <text:p>-0.810234</text:p>
          </table:table-cell>
          <table:table-cell office:value-type="float" office:value="-0.780698" calcext:value-type="float">
            <text:p>-0.780698</text:p>
          </table:table-cell>
        </table:table-row>
        <table:table-row table:style-name="ro1">
          <table:table-cell office:value-type="float" office:value="-0.815247" calcext:value-type="float">
            <text:p>-0.815247</text:p>
          </table:table-cell>
          <table:table-cell office:value-type="float" office:value="-0.743145" calcext:value-type="float">
            <text:p>-0.743145</text:p>
          </table:table-cell>
          <table:table-cell office:value-type="float" office:value="-0.838676" calcext:value-type="float">
            <text:p>-0.838676</text:p>
          </table:table-cell>
          <table:table-cell office:value-type="float" office:value="-0.779906" calcext:value-type="float">
            <text:p>-0.779906</text:p>
          </table:table-cell>
        </table:table-row>
        <table:table-row table:style-name="ro1">
          <table:table-cell office:value-type="float" office:value="-0.786584" calcext:value-type="float">
            <text:p>-0.786584</text:p>
          </table:table-cell>
          <table:table-cell office:value-type="float" office:value="-0.740218" calcext:value-type="float">
            <text:p>-0.740218</text:p>
          </table:table-cell>
          <table:table-cell office:value-type="float" office:value="-0.829204" calcext:value-type="float">
            <text:p>-0.829204</text:p>
          </table:table-cell>
          <table:table-cell office:value-type="float" office:value="-0.777764" calcext:value-type="float">
            <text:p>-0.777764</text:p>
          </table:table-cell>
        </table:table-row>
        <table:table-row table:style-name="ro1">
          <table:table-cell office:value-type="float" office:value="-0.872826" calcext:value-type="float">
            <text:p>-0.872826</text:p>
          </table:table-cell>
          <table:table-cell office:value-type="float" office:value="-0.737277" calcext:value-type="float">
            <text:p>-0.737277</text:p>
          </table:table-cell>
          <table:table-cell office:value-type="float" office:value="-0.785908" calcext:value-type="float">
            <text:p>-0.785908</text:p>
          </table:table-cell>
          <table:table-cell office:value-type="float" office:value="-0.76312" calcext:value-type="float">
            <text:p>-0.76312</text:p>
          </table:table-cell>
        </table:table-row>
        <table:table-row table:style-name="ro1">
          <table:table-cell office:value-type="float" office:value="-0.781075" calcext:value-type="float">
            <text:p>-0.781075</text:p>
          </table:table-cell>
          <table:table-cell office:value-type="float" office:value="-0.734323" calcext:value-type="float">
            <text:p>-0.734323</text:p>
          </table:table-cell>
          <table:table-cell office:value-type="float" office:value="-0.781895" calcext:value-type="float">
            <text:p>-0.781895</text:p>
          </table:table-cell>
          <table:table-cell office:value-type="float" office:value="-0.769252" calcext:value-type="float">
            <text:p>-0.769252</text:p>
          </table:table-cell>
        </table:table-row>
        <table:table-row table:style-name="ro1">
          <table:table-cell office:value-type="float" office:value="-0.67381" calcext:value-type="float">
            <text:p>-0.67381</text:p>
          </table:table-cell>
          <table:table-cell office:value-type="float" office:value="-0.731354" calcext:value-type="float">
            <text:p>-0.731354</text:p>
          </table:table-cell>
          <table:table-cell office:value-type="float" office:value="-0.748699" calcext:value-type="float">
            <text:p>-0.748699</text:p>
          </table:table-cell>
          <table:table-cell office:value-type="float" office:value="-0.763343" calcext:value-type="float">
            <text:p>-0.763343</text:p>
          </table:table-cell>
        </table:table-row>
        <table:table-row table:style-name="ro1">
          <table:table-cell office:value-type="float" office:value="-0.79518" calcext:value-type="float">
            <text:p>-0.79518</text:p>
          </table:table-cell>
          <table:table-cell office:value-type="float" office:value="-0.728371" calcext:value-type="float">
            <text:p>-0.728371</text:p>
          </table:table-cell>
          <table:table-cell office:value-type="float" office:value="-0.694065" calcext:value-type="float">
            <text:p>-0.694065</text:p>
          </table:table-cell>
          <table:table-cell office:value-type="float" office:value="-0.739834" calcext:value-type="float">
            <text:p>-0.739834</text:p>
          </table:table-cell>
        </table:table-row>
        <table:table-row table:style-name="ro1">
          <table:table-cell office:value-type="float" office:value="-0.620606" calcext:value-type="float">
            <text:p>-0.620606</text:p>
          </table:table-cell>
          <table:table-cell office:value-type="float" office:value="-0.725374" calcext:value-type="float">
            <text:p>-0.725374</text:p>
          </table:table-cell>
          <table:table-cell office:value-type="float" office:value="-0.697463" calcext:value-type="float">
            <text:p>-0.697463</text:p>
          </table:table-cell>
          <table:table-cell office:value-type="float" office:value="-0.741921" calcext:value-type="float">
            <text:p>-0.741921</text:p>
          </table:table-cell>
        </table:table-row>
        <table:table-row table:style-name="ro1">
          <table:table-cell office:value-type="float" office:value="-0.599655" calcext:value-type="float">
            <text:p>-0.599655</text:p>
          </table:table-cell>
          <table:table-cell office:value-type="float" office:value="-0.722364" calcext:value-type="float">
            <text:p>-0.722364</text:p>
          </table:table-cell>
          <table:table-cell office:value-type="float" office:value="-0.715387" calcext:value-type="float">
            <text:p>-0.715387</text:p>
          </table:table-cell>
          <table:table-cell office:value-type="float" office:value="-0.738581" calcext:value-type="float">
            <text:p>-0.738581</text:p>
          </table:table-cell>
        </table:table-row>
        <table:table-row table:style-name="ro1">
          <table:table-cell office:value-type="float" office:value="-0.798066" calcext:value-type="float">
            <text:p>-0.798066</text:p>
          </table:table-cell>
          <table:table-cell office:value-type="float" office:value="-0.71934" calcext:value-type="float">
            <text:p>-0.71934</text:p>
          </table:table-cell>
          <table:table-cell office:value-type="float" office:value="-0.682691" calcext:value-type="float">
            <text:p>-0.682691</text:p>
          </table:table-cell>
          <table:table-cell office:value-type="float" office:value="-0.723082" calcext:value-type="float">
            <text:p>-0.723082</text:p>
          </table:table-cell>
        </table:table-row>
        <table:table-row table:style-name="ro1">
          <table:table-cell office:value-type="float" office:value="-0.763432" calcext:value-type="float">
            <text:p>-0.763432</text:p>
          </table:table-cell>
          <table:table-cell office:value-type="float" office:value="-0.716302" calcext:value-type="float">
            <text:p>-0.716302</text:p>
          </table:table-cell>
          <table:table-cell office:value-type="float" office:value="-0.72621" calcext:value-type="float">
            <text:p>-0.72621</text:p>
          </table:table-cell>
          <table:table-cell office:value-type="float" office:value="-0.716427" calcext:value-type="float">
            <text:p>-0.716427</text:p>
          </table:table-cell>
        </table:table-row>
        <table:table-row table:style-name="ro1">
          <table:table-cell office:value-type="float" office:value="-0.631697" calcext:value-type="float">
            <text:p>-0.631697</text:p>
          </table:table-cell>
          <table:table-cell office:value-type="float" office:value="-0.71325" calcext:value-type="float">
            <text:p>-0.71325</text:p>
          </table:table-cell>
          <table:table-cell office:value-type="float" office:value="-0.756248" calcext:value-type="float">
            <text:p>-0.756248</text:p>
          </table:table-cell>
          <table:table-cell office:value-type="float" office:value="-0.730911" calcext:value-type="float">
            <text:p>-0.730911</text:p>
          </table:table-cell>
        </table:table-row>
        <table:table-row table:style-name="ro1">
          <table:table-cell office:value-type="float" office:value="-0.838202" calcext:value-type="float">
            <text:p>-0.838202</text:p>
          </table:table-cell>
          <table:table-cell office:value-type="float" office:value="-0.710185" calcext:value-type="float">
            <text:p>-0.710185</text:p>
          </table:table-cell>
          <table:table-cell office:value-type="float" office:value="-0.737101" calcext:value-type="float">
            <text:p>-0.737101</text:p>
          </table:table-cell>
          <table:table-cell office:value-type="float" office:value="-0.712592" calcext:value-type="float">
            <text:p>-0.712592</text:p>
          </table:table-cell>
        </table:table-row>
        <table:table-row table:style-name="ro1">
          <table:table-cell office:value-type="float" office:value="-0.749845" calcext:value-type="float">
            <text:p>-0.74984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72599" calcext:value-type="float">
            <text:p>-0.72599</text:p>
          </table:table-cell>
          <table:table-cell office:value-type="float" office:value="-0.729407" calcext:value-type="float">
            <text:p>-0.729407</text:p>
          </table:table-cell>
        </table:table-row>
        <table:table-row table:style-name="ro1">
          <table:table-cell office:value-type="float" office:value="-0.702332" calcext:value-type="float">
            <text:p>-0.702332</text:p>
          </table:table-cell>
          <table:table-cell office:value-type="float" office:value="-0.704015" calcext:value-type="float">
            <text:p>-0.704015</text:p>
          </table:table-cell>
          <table:table-cell office:value-type="float" office:value="-0.766277" calcext:value-type="float">
            <text:p>-0.766277</text:p>
          </table:table-cell>
          <table:table-cell office:value-type="float" office:value="-0.732434" calcext:value-type="float">
            <text:p>-0.732434</text:p>
          </table:table-cell>
        </table:table-row>
        <table:table-row table:style-name="ro1">
          <table:table-cell office:value-type="float" office:value="-0.707874" calcext:value-type="float">
            <text:p>-0.707874</text:p>
          </table:table-cell>
          <table:table-cell office:value-type="float" office:value="-0.700909" calcext:value-type="float">
            <text:p>-0.700909</text:p>
          </table:table-cell>
          <table:table-cell office:value-type="float" office:value="-0.717371" calcext:value-type="float">
            <text:p>-0.717371</text:p>
          </table:table-cell>
          <table:table-cell office:value-type="float" office:value="-0.723581" calcext:value-type="float">
            <text:p>-0.723581</text:p>
          </table:table-cell>
        </table:table-row>
        <table:table-row table:style-name="ro1">
          <table:table-cell office:value-type="float" office:value="-0.833136" calcext:value-type="float">
            <text:p>-0.833136</text:p>
          </table:table-cell>
          <table:table-cell office:value-type="float" office:value="-0.69779" calcext:value-type="float">
            <text:p>-0.69779</text:p>
          </table:table-cell>
          <table:table-cell office:value-type="float" office:value="-0.728516" calcext:value-type="float">
            <text:p>-0.728516</text:p>
          </table:table-cell>
          <table:table-cell office:value-type="float" office:value="-0.715164" calcext:value-type="float">
            <text:p>-0.715164</text:p>
          </table:table-cell>
        </table:table-row>
        <table:table-row table:style-name="ro1">
          <table:table-cell office:value-type="float" office:value="-0.593669" calcext:value-type="float">
            <text:p>-0.593669</text:p>
          </table:table-cell>
          <table:table-cell office:value-type="float" office:value="-0.694658" calcext:value-type="float">
            <text:p>-0.694658</text:p>
          </table:table-cell>
          <table:table-cell office:value-type="float" office:value="-0.714639" calcext:value-type="float">
            <text:p>-0.714639</text:p>
          </table:table-cell>
          <table:table-cell office:value-type="float" office:value="-0.732164" calcext:value-type="float">
            <text:p>-0.732164</text:p>
          </table:table-cell>
        </table:table-row>
        <table:table-row table:style-name="ro1">
          <table:table-cell office:value-type="float" office:value="-0.805569" calcext:value-type="float">
            <text:p>-0.805569</text:p>
          </table:table-cell>
          <table:table-cell office:value-type="float" office:value="-0.691513" calcext:value-type="float">
            <text:p>-0.691513</text:p>
          </table:table-cell>
          <table:table-cell office:value-type="float" office:value="-0.7132" calcext:value-type="float">
            <text:p>-0.7132</text:p>
          </table:table-cell>
          <table:table-cell office:value-type="float" office:value="-0.727797" calcext:value-type="float">
            <text:p>-0.727797</text:p>
          </table:table-cell>
        </table:table-row>
        <table:table-row table:style-name="ro1">
          <table:table-cell office:value-type="float" office:value="-0.632947" calcext:value-type="float">
            <text:p>-0.632947</text:p>
          </table:table-cell>
          <table:table-cell office:value-type="float" office:value="-0.688355" calcext:value-type="float">
            <text:p>-0.688355</text:p>
          </table:table-cell>
          <table:table-cell office:value-type="float" office:value="-0.680743" calcext:value-type="float">
            <text:p>-0.680743</text:p>
          </table:table-cell>
          <table:table-cell office:value-type="float" office:value="-0.723992" calcext:value-type="float">
            <text:p>-0.723992</text:p>
          </table:table-cell>
        </table:table-row>
        <table:table-row table:style-name="ro1">
          <table:table-cell office:value-type="float" office:value="-0.700682" calcext:value-type="float">
            <text:p>-0.700682</text:p>
          </table:table-cell>
          <table:table-cell office:value-type="float" office:value="-0.685183" calcext:value-type="float">
            <text:p>-0.685183</text:p>
          </table:table-cell>
          <table:table-cell office:value-type="float" office:value="-0.725748" calcext:value-type="float">
            <text:p>-0.725748</text:p>
          </table:table-cell>
          <table:table-cell office:value-type="float" office:value="-0.734066" calcext:value-type="float">
            <text:p>-0.734066</text:p>
          </table:table-cell>
        </table:table-row>
        <table:table-row table:style-name="ro1">
          <table:table-cell office:value-type="float" office:value="-0.670848" calcext:value-type="float">
            <text:p>-0.670848</text:p>
          </table:table-cell>
          <table:table-cell office:value-type="float" office:value="-0.681998" calcext:value-type="float">
            <text:p>-0.681998</text:p>
          </table:table-cell>
          <table:table-cell office:value-type="float" office:value="-0.722667" calcext:value-type="float">
            <text:p>-0.722667</text:p>
          </table:table-cell>
          <table:table-cell office:value-type="float" office:value="-0.720104" calcext:value-type="float">
            <text:p>-0.720104</text:p>
          </table:table-cell>
        </table:table-row>
        <table:table-row table:style-name="ro1">
          <table:table-cell office:value-type="float" office:value="-0.818695" calcext:value-type="float">
            <text:p>-0.818695</text:p>
          </table:table-cell>
          <table:table-cell office:value-type="float" office:value="-0.678801" calcext:value-type="float">
            <text:p>-0.678801</text:p>
          </table:table-cell>
          <table:table-cell office:value-type="float" office:value="-0.737676" calcext:value-type="float">
            <text:p>-0.737676</text:p>
          </table:table-cell>
          <table:table-cell office:value-type="float" office:value="-0.713923" calcext:value-type="float">
            <text:p>-0.713923</text:p>
          </table:table-cell>
        </table:table-row>
        <table:table-row table:style-name="ro1">
          <table:table-cell office:value-type="float" office:value="-0.790164" calcext:value-type="float">
            <text:p>-0.790164</text:p>
          </table:table-cell>
          <table:table-cell office:value-type="float" office:value="-0.67559" calcext:value-type="float">
            <text:p>-0.67559</text:p>
          </table:table-cell>
          <table:table-cell office:value-type="float" office:value="-0.760168" calcext:value-type="float">
            <text:p>-0.760168</text:p>
          </table:table-cell>
          <table:table-cell office:value-type="float" office:value="-0.719748" calcext:value-type="float">
            <text:p>-0.719748</text:p>
          </table:table-cell>
        </table:table-row>
        <table:table-row table:style-name="ro1">
          <table:table-cell office:value-type="float" office:value="-0.707991" calcext:value-type="float">
            <text:p>-0.707991</text:p>
          </table:table-cell>
          <table:table-cell office:value-type="float" office:value="-0.672367" calcext:value-type="float">
            <text:p>-0.672367</text:p>
          </table:table-cell>
          <table:table-cell office:value-type="float" office:value="-0.736858" calcext:value-type="float">
            <text:p>-0.736858</text:p>
          </table:table-cell>
          <table:table-cell office:value-type="float" office:value="-0.709061" calcext:value-type="float">
            <text:p>-0.709061</text:p>
          </table:table-cell>
        </table:table-row>
        <table:table-row table:style-name="ro1">
          <table:table-cell office:value-type="float" office:value="-0.813145" calcext:value-type="float">
            <text:p>-0.813145</text:p>
          </table:table-cell>
          <table:table-cell office:value-type="float" office:value="-0.669131" calcext:value-type="float">
            <text:p>-0.669131</text:p>
          </table:table-cell>
          <table:table-cell office:value-type="float" office:value="-0.726148" calcext:value-type="float">
            <text:p>-0.726148</text:p>
          </table:table-cell>
          <table:table-cell office:value-type="float" office:value="-0.712101" calcext:value-type="float">
            <text:p>-0.712101</text:p>
          </table:table-cell>
        </table:table-row>
        <table:table-row table:style-name="ro1">
          <table:table-cell office:value-type="float" office:value="-0.554296" calcext:value-type="float">
            <text:p>-0.554296</text:p>
          </table:table-cell>
          <table:table-cell office:value-type="float" office:value="-0.665882" calcext:value-type="float">
            <text:p>-0.665882</text:p>
          </table:table-cell>
          <table:table-cell office:value-type="float" office:value="-0.699664" calcext:value-type="float">
            <text:p>-0.699664</text:p>
          </table:table-cell>
          <table:table-cell office:value-type="float" office:value="-0.714723" calcext:value-type="float">
            <text:p>-0.714723</text:p>
          </table:table-cell>
        </table:table-row>
        <table:table-row table:style-name="ro1">
          <table:table-cell office:value-type="float" office:value="-0.765147" calcext:value-type="float">
            <text:p>-0.765147</text:p>
          </table:table-cell>
          <table:table-cell office:value-type="float" office:value="-0.66262" calcext:value-type="float">
            <text:p>-0.66262</text:p>
          </table:table-cell>
          <table:table-cell office:value-type="float" office:value="-0.695669" calcext:value-type="float">
            <text:p>-0.695669</text:p>
          </table:table-cell>
          <table:table-cell office:value-type="float" office:value="-0.712243" calcext:value-type="float">
            <text:p>-0.712243</text:p>
          </table:table-cell>
        </table:table-row>
        <table:table-row table:style-name="ro1">
          <table:table-cell office:value-type="float" office:value="-0.657743" calcext:value-type="float">
            <text:p>-0.657743</text:p>
          </table:table-cell>
          <table:table-cell office:value-type="float" office:value="-0.659346" calcext:value-type="float">
            <text:p>-0.659346</text:p>
          </table:table-cell>
          <table:table-cell office:value-type="float" office:value="-0.666316" calcext:value-type="float">
            <text:p>-0.666316</text:p>
          </table:table-cell>
          <table:table-cell office:value-type="float" office:value="-0.699044" calcext:value-type="float">
            <text:p>-0.699044</text:p>
          </table:table-cell>
        </table:table-row>
        <table:table-row table:style-name="ro1">
          <table:table-cell office:value-type="float" office:value="-0.688015" calcext:value-type="float">
            <text:p>-0.688015</text:p>
          </table:table-cell>
          <table:table-cell office:value-type="float" office:value="-0.656059" calcext:value-type="float">
            <text:p>-0.656059</text:p>
          </table:table-cell>
          <table:table-cell office:value-type="float" office:value="-0.701362" calcext:value-type="float">
            <text:p>-0.701362</text:p>
          </table:table-cell>
          <table:table-cell office:value-type="float" office:value="-0.698364" calcext:value-type="float">
            <text:p>-0.698364</text:p>
          </table:table-cell>
        </table:table-row>
        <table:table-row table:style-name="ro1">
          <table:table-cell office:value-type="float" office:value="-0.666383" calcext:value-type="float">
            <text:p>-0.666383</text:p>
          </table:table-cell>
          <table:table-cell office:value-type="float" office:value="-0.65276" calcext:value-type="float">
            <text:p>-0.65276</text:p>
          </table:table-cell>
          <table:table-cell office:value-type="float" office:value="-0.677046" calcext:value-type="float">
            <text:p>-0.677046</text:p>
          </table:table-cell>
          <table:table-cell office:value-type="float" office:value="-0.690354" calcext:value-type="float">
            <text:p>-0.690354</text:p>
          </table:table-cell>
        </table:table-row>
        <table:table-row table:style-name="ro1">
          <table:table-cell office:value-type="float" office:value="-0.729523" calcext:value-type="float">
            <text:p>-0.729523</text:p>
          </table:table-cell>
          <table:table-cell office:value-type="float" office:value="-0.649448" calcext:value-type="float">
            <text:p>-0.649448</text:p>
          </table:table-cell>
          <table:table-cell office:value-type="float" office:value="-0.680199" calcext:value-type="float">
            <text:p>-0.680199</text:p>
          </table:table-cell>
          <table:table-cell office:value-type="float" office:value="-0.674442" calcext:value-type="float">
            <text:p>-0.674442</text:p>
          </table:table-cell>
        </table:table-row>
        <table:table-row table:style-name="ro1">
          <table:table-cell office:value-type="float" office:value="-0.643567" calcext:value-type="float">
            <text:p>-0.643567</text:p>
          </table:table-cell>
          <table:table-cell office:value-type="float" office:value="-0.646124" calcext:value-type="float">
            <text:p>-0.646124</text:p>
          </table:table-cell>
          <table:table-cell office:value-type="float" office:value="-0.699132" calcext:value-type="float">
            <text:p>-0.699132</text:p>
          </table:table-cell>
          <table:table-cell office:value-type="float" office:value="-0.675899" calcext:value-type="float">
            <text:p>-0.675899</text:p>
          </table:table-cell>
        </table:table-row>
        <table:table-row table:style-name="ro1">
          <table:table-cell office:value-type="float" office:value="-0.673511" calcext:value-type="float">
            <text:p>-0.673511</text:p>
          </table:table-cell>
          <table:table-cell office:value-type="float" office:value="-0.642788" calcext:value-type="float">
            <text:p>-0.642788</text:p>
          </table:table-cell>
          <table:table-cell office:value-type="float" office:value="-0.689832" calcext:value-type="float">
            <text:p>-0.689832</text:p>
          </table:table-cell>
          <table:table-cell office:value-type="float" office:value="-0.674333" calcext:value-type="float">
            <text:p>-0.674333</text:p>
          </table:table-cell>
        </table:table-row>
        <table:table-row table:style-name="ro1">
          <table:table-cell office:value-type="float" office:value="-0.782678" calcext:value-type="float">
            <text:p>-0.782678</text:p>
          </table:table-cell>
          <table:table-cell office:value-type="float" office:value="-0.639439" calcext:value-type="float">
            <text:p>-0.639439</text:p>
          </table:table-cell>
          <table:table-cell office:value-type="float" office:value="-0.67155" calcext:value-type="float">
            <text:p>-0.67155</text:p>
          </table:table-cell>
          <table:table-cell office:value-type="float" office:value="-0.664155" calcext:value-type="float">
            <text:p>-0.664155</text:p>
          </table:table-cell>
        </table:table-row>
        <table:table-row table:style-name="ro1">
          <table:table-cell office:value-type="float" office:value="-0.619885" calcext:value-type="float">
            <text:p>-0.619885</text:p>
          </table:table-cell>
          <table:table-cell office:value-type="float" office:value="-0.636078" calcext:value-type="float">
            <text:p>-0.636078</text:p>
          </table:table-cell>
          <table:table-cell office:value-type="float" office:value="-0.656901" calcext:value-type="float">
            <text:p>-0.656901</text:p>
          </table:table-cell>
          <table:table-cell office:value-type="float" office:value="-0.649335" calcext:value-type="float">
            <text:p>-0.649335</text:p>
          </table:table-cell>
        </table:table-row>
        <table:table-row table:style-name="ro1">
          <table:table-cell office:value-type="float" office:value="-0.638112" calcext:value-type="float">
            <text:p>-0.638112</text:p>
          </table:table-cell>
          <table:table-cell office:value-type="float" office:value="-0.632705" calcext:value-type="float">
            <text:p>-0.632705</text:p>
          </table:table-cell>
          <table:table-cell office:value-type="float" office:value="-0.671784" calcext:value-type="float">
            <text:p>-0.671784</text:p>
          </table:table-cell>
          <table:table-cell office:value-type="float" office:value="-0.631994" calcext:value-type="float">
            <text:p>-0.631994</text:p>
          </table:table-cell>
        </table:table-row>
        <table:table-row table:style-name="ro1">
          <table:table-cell office:value-type="float" office:value="-0.570322" calcext:value-type="float">
            <text:p>-0.570322</text:p>
          </table:table-cell>
          <table:table-cell office:value-type="float" office:value="-0.62932" calcext:value-type="float">
            <text:p>-0.62932</text:p>
          </table:table-cell>
          <table:table-cell office:value-type="float" office:value="-0.624406" calcext:value-type="float">
            <text:p>-0.624406</text:p>
          </table:table-cell>
          <table:table-cell office:value-type="float" office:value="-0.609826" calcext:value-type="float">
            <text:p>-0.609826</text:p>
          </table:table-cell>
        </table:table-row>
        <table:table-row table:style-name="ro1">
          <table:table-cell office:value-type="float" office:value="-0.747924" calcext:value-type="float">
            <text:p>-0.747924</text:p>
          </table:table-cell>
          <table:table-cell office:value-type="float" office:value="-0.625923" calcext:value-type="float">
            <text:p>-0.625923</text:p>
          </table:table-cell>
          <table:table-cell office:value-type="float" office:value="-0.605428" calcext:value-type="float">
            <text:p>-0.605428</text:p>
          </table:table-cell>
          <table:table-cell office:value-type="float" office:value="-0.612577" calcext:value-type="float">
            <text:p>-0.612577</text:p>
          </table:table-cell>
        </table:table-row>
        <table:table-row table:style-name="ro1">
          <table:table-cell office:value-type="float" office:value="-0.54579" calcext:value-type="float">
            <text:p>-0.54579</text:p>
          </table:table-cell>
          <table:table-cell office:value-type="float" office:value="-0.622515" calcext:value-type="float">
            <text:p>-0.622515</text:p>
          </table:table-cell>
          <table:table-cell office:value-type="float" office:value="-0.572932" calcext:value-type="float">
            <text:p>-0.572932</text:p>
          </table:table-cell>
          <table:table-cell office:value-type="float" office:value="-0.600952" calcext:value-type="float">
            <text:p>-0.600952</text:p>
          </table:table-cell>
        </table:table-row>
        <table:table-row table:style-name="ro1">
          <table:table-cell office:value-type="float" office:value="-0.524994" calcext:value-type="float">
            <text:p>-0.524994</text:p>
          </table:table-cell>
          <table:table-cell office:value-type="float" office:value="-0.619094" calcext:value-type="float">
            <text:p>-0.619094</text:p>
          </table:table-cell>
          <table:table-cell office:value-type="float" office:value="-0.556003" calcext:value-type="float">
            <text:p>-0.556003</text:p>
          </table:table-cell>
          <table:table-cell office:value-type="float" office:value="-0.597221" calcext:value-type="float">
            <text:p>-0.597221</text:p>
          </table:table-cell>
        </table:table-row>
        <table:table-row table:style-name="ro1">
          <table:table-cell office:value-type="float" office:value="-0.475632" calcext:value-type="float">
            <text:p>-0.475632</text:p>
          </table:table-cell>
          <table:table-cell office:value-type="float" office:value="-0.615661" calcext:value-type="float">
            <text:p>-0.615661</text:p>
          </table:table-cell>
          <table:table-cell office:value-type="float" office:value="-0.541182" calcext:value-type="float">
            <text:p>-0.541182</text:p>
          </table:table-cell>
          <table:table-cell office:value-type="float" office:value="-0.603574" calcext:value-type="float">
            <text:p>-0.603574</text:p>
          </table:table-cell>
        </table:table-row>
        <table:table-row table:style-name="ro1">
          <table:table-cell office:value-type="float" office:value="-0.485675" calcext:value-type="float">
            <text:p>-0.485675</text:p>
          </table:table-cell>
          <table:table-cell office:value-type="float" office:value="-0.612217" calcext:value-type="float">
            <text:p>-0.612217</text:p>
          </table:table-cell>
          <table:table-cell office:value-type="float" office:value="-0.541153" calcext:value-type="float">
            <text:p>-0.541153</text:p>
          </table:table-cell>
          <table:table-cell office:value-type="float" office:value="-0.611177" calcext:value-type="float">
            <text:p>-0.611177</text:p>
          </table:table-cell>
        </table:table-row>
        <table:table-row table:style-name="ro1">
          <table:table-cell office:value-type="float" office:value="-0.673822" calcext:value-type="float">
            <text:p>-0.673822</text:p>
          </table:table-cell>
          <table:table-cell office:value-type="float" office:value="-0.608761" calcext:value-type="float">
            <text:p>-0.608761</text:p>
          </table:table-cell>
          <table:table-cell office:value-type="float" office:value="-0.584481" calcext:value-type="float">
            <text:p>-0.584481</text:p>
          </table:table-cell>
          <table:table-cell office:value-type="float" office:value="-0.599958" calcext:value-type="float">
            <text:p>-0.599958</text:p>
          </table:table-cell>
        </table:table-row>
        <table:table-row table:style-name="ro1">
          <table:table-cell office:value-type="float" office:value="-0.545642" calcext:value-type="float">
            <text:p>-0.545642</text:p>
          </table:table-cell>
          <table:table-cell office:value-type="float" office:value="-0.605294" calcext:value-type="float">
            <text:p>-0.605294</text:p>
          </table:table-cell>
          <table:table-cell office:value-type="float" office:value="-0.627307" calcext:value-type="float">
            <text:p>-0.627307</text:p>
          </table:table-cell>
          <table:table-cell office:value-type="float" office:value="-0.598633" calcext:value-type="float">
            <text:p>-0.598633</text:p>
          </table:table-cell>
        </table:table-row>
        <table:table-row table:style-name="ro1">
          <table:table-cell office:value-type="float" office:value="-0.741637" calcext:value-type="float">
            <text:p>-0.741637</text:p>
          </table:table-cell>
          <table:table-cell office:value-type="float" office:value="-0.601815" calcext:value-type="float">
            <text:p>-0.601815</text:p>
          </table:table-cell>
          <table:table-cell office:value-type="float" office:value="-0.674521" calcext:value-type="float">
            <text:p>-0.674521</text:p>
          </table:table-cell>
          <table:table-cell office:value-type="float" office:value="-0.610841" calcext:value-type="float">
            <text:p>-0.610841</text:p>
          </table:table-cell>
        </table:table-row>
        <table:table-row table:style-name="ro1">
          <table:table-cell office:value-type="float" office:value="-0.689763" calcext:value-type="float">
            <text:p>-0.689763</text:p>
          </table:table-cell>
          <table:table-cell office:value-type="float" office:value="-0.598325" calcext:value-type="float">
            <text:p>-0.598325</text:p>
          </table:table-cell>
          <table:table-cell office:value-type="float" office:value="-0.62914" calcext:value-type="float">
            <text:p>-0.62914</text:p>
          </table:table-cell>
          <table:table-cell office:value-type="float" office:value="-0.618973" calcext:value-type="float">
            <text:p>-0.618973</text:p>
          </table:table-cell>
        </table:table-row>
        <table:table-row table:style-name="ro1">
          <table:table-cell office:value-type="float" office:value="-0.721743" calcext:value-type="float">
            <text:p>-0.721743</text:p>
          </table:table-cell>
          <table:table-cell office:value-type="float" office:value="-0.594823" calcext:value-type="float">
            <text:p>-0.594823</text:p>
          </table:table-cell>
          <table:table-cell office:value-type="float" office:value="-0.666681" calcext:value-type="float">
            <text:p>-0.666681</text:p>
          </table:table-cell>
          <table:table-cell office:value-type="float" office:value="-0.617868" calcext:value-type="float">
            <text:p>-0.617868</text:p>
          </table:table-cell>
        </table:table-row>
        <table:table-row table:style-name="ro1">
          <table:table-cell office:value-type="float" office:value="-0.446917" calcext:value-type="float">
            <text:p>-0.446917</text:p>
          </table:table-cell>
          <table:table-cell office:value-type="float" office:value="-0.59131" calcext:value-type="float">
            <text:p>-0.59131</text:p>
          </table:table-cell>
          <table:table-cell office:value-type="float" office:value="-0.654369" calcext:value-type="float">
            <text:p>-0.654369</text:p>
          </table:table-cell>
          <table:table-cell office:value-type="float" office:value="-0.618898" calcext:value-type="float">
            <text:p>-0.618898</text:p>
          </table:table-cell>
        </table:table-row>
        <table:table-row table:style-name="ro1">
          <table:table-cell office:value-type="float" office:value="-0.733348" calcext:value-type="float">
            <text:p>-0.733348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0.639306" calcext:value-type="float">
            <text:p>-0.639306</text:p>
          </table:table-cell>
          <table:table-cell office:value-type="float" office:value="-0.622727" calcext:value-type="float">
            <text:p>-0.622727</text:p>
          </table:table-cell>
        </table:table-row>
        <table:table-row table:style-name="ro1">
          <table:table-cell office:value-type="float" office:value="-0.680074" calcext:value-type="float">
            <text:p>-0.680074</text:p>
          </table:table-cell>
          <table:table-cell office:value-type="float" office:value="-0.58425" calcext:value-type="float">
            <text:p>-0.58425</text:p>
          </table:table-cell>
          <table:table-cell office:value-type="float" office:value="-0.587653" calcext:value-type="float">
            <text:p>-0.587653</text:p>
          </table:table-cell>
          <table:table-cell office:value-type="float" office:value="-0.62104" calcext:value-type="float">
            <text:p>-0.62104</text:p>
          </table:table-cell>
        </table:table-row>
        <table:table-row table:style-name="ro1">
          <table:table-cell office:value-type="float" office:value="-0.614449" calcext:value-type="float">
            <text:p>-0.614449</text:p>
          </table:table-cell>
          <table:table-cell office:value-type="float" office:value="-0.580703" calcext:value-type="float">
            <text:p>-0.580703</text:p>
          </table:table-cell>
          <table:table-cell office:value-type="float" office:value="-0.59767" calcext:value-type="float">
            <text:p>-0.59767</text:p>
          </table:table-cell>
          <table:table-cell office:value-type="float" office:value="-0.596543" calcext:value-type="float">
            <text:p>-0.596543</text:p>
          </table:table-cell>
        </table:table-row>
        <table:table-row table:style-name="ro1">
          <table:table-cell office:value-type="float" office:value="-0.463479" calcext:value-type="float">
            <text:p>-0.463479</text:p>
          </table:table-cell>
          <table:table-cell office:value-type="float" office:value="-0.577145" calcext:value-type="float">
            <text:p>-0.577145</text:p>
          </table:table-cell>
          <table:table-cell office:value-type="float" office:value="-0.59419" calcext:value-type="float">
            <text:p>-0.59419</text:p>
          </table:table-cell>
          <table:table-cell office:value-type="float" office:value="-0.590009" calcext:value-type="float">
            <text:p>-0.590009</text:p>
          </table:table-cell>
        </table:table-row>
        <table:table-row table:style-name="ro1">
          <table:table-cell office:value-type="float" office:value="-0.497004" calcext:value-type="float">
            <text:p>-0.497004</text:p>
          </table:table-cell>
          <table:table-cell office:value-type="float" office:value="-0.573576" calcext:value-type="float">
            <text:p>-0.573576</text:p>
          </table:table-cell>
          <table:table-cell office:value-type="float" office:value="-0.56359" calcext:value-type="float">
            <text:p>-0.56359</text:p>
          </table:table-cell>
          <table:table-cell office:value-type="float" office:value="-0.569984" calcext:value-type="float">
            <text:p>-0.569984</text:p>
          </table:table-cell>
        </table:table-row>
        <table:table-row table:style-name="ro1">
          <table:table-cell office:value-type="float" office:value="-0.715945" calcext:value-type="float">
            <text:p>-0.715945</text:p>
          </table:table-cell>
          <table:table-cell office:value-type="float" office:value="-0.569997" calcext:value-type="float">
            <text:p>-0.569997</text:p>
          </table:table-cell>
          <table:table-cell office:value-type="float" office:value="-0.535135" calcext:value-type="float">
            <text:p>-0.535135</text:p>
          </table:table-cell>
          <table:table-cell office:value-type="float" office:value="-0.572183" calcext:value-type="float">
            <text:p>-0.572183</text:p>
          </table:table-cell>
        </table:table-row>
        <table:table-row table:style-name="ro1">
          <table:table-cell office:value-type="float" office:value="-0.527076" calcext:value-type="float">
            <text:p>-0.527076</text:p>
          </table:table-cell>
          <table:table-cell office:value-type="float" office:value="-0.566406" calcext:value-type="float">
            <text:p>-0.566406</text:p>
          </table:table-cell>
          <table:table-cell office:value-type="float" office:value="-0.566018" calcext:value-type="float">
            <text:p>-0.566018</text:p>
          </table:table-cell>
          <table:table-cell office:value-type="float" office:value="-0.548745" calcext:value-type="float">
            <text:p>-0.548745</text:p>
          </table:table-cell>
        </table:table-row>
        <table:table-row table:style-name="ro1">
          <table:table-cell office:value-type="float" office:value="-0.472175" calcext:value-type="float">
            <text:p>-0.472175</text:p>
          </table:table-cell>
          <table:table-cell office:value-type="float" office:value="-0.562805" calcext:value-type="float">
            <text:p>-0.562805</text:p>
          </table:table-cell>
          <table:table-cell office:value-type="float" office:value="-0.566911" calcext:value-type="float">
            <text:p>-0.566911</text:p>
          </table:table-cell>
          <table:table-cell office:value-type="float" office:value="-0.543756" calcext:value-type="float">
            <text:p>-0.543756</text:p>
          </table:table-cell>
        </table:table-row>
        <table:table-row table:style-name="ro1">
          <table:table-cell office:value-type="float" office:value="-0.61789" calcext:value-type="float">
            <text:p>-0.61789</text:p>
          </table:table-cell>
          <table:table-cell office:value-type="float" office:value="-0.559193" calcext:value-type="float">
            <text:p>-0.559193</text:p>
          </table:table-cell>
          <table:table-cell office:value-type="float" office:value="-0.517943" calcext:value-type="float">
            <text:p>-0.517943</text:p>
          </table:table-cell>
          <table:table-cell office:value-type="float" office:value="-0.532359" calcext:value-type="float">
            <text:p>-0.532359</text:p>
          </table:table-cell>
        </table:table-row>
        <table:table-row table:style-name="ro1">
          <table:table-cell office:value-type="float" office:value="-0.501471" calcext:value-type="float">
            <text:p>-0.501471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507633" calcext:value-type="float">
            <text:p>-0.507633</text:p>
          </table:table-cell>
          <table:table-cell office:value-type="float" office:value="-0.527826" calcext:value-type="float">
            <text:p>-0.527826</text:p>
          </table:table-cell>
        </table:table-row>
        <table:table-row table:style-name="ro1">
          <table:table-cell office:value-type="float" office:value="-0.471104" calcext:value-type="float">
            <text:p>-0.471104</text:p>
          </table:table-cell>
          <table:table-cell office:value-type="float" office:value="-0.551937" calcext:value-type="float">
            <text:p>-0.551937</text:p>
          </table:table-cell>
          <table:table-cell office:value-type="float" office:value="-0.538237" calcext:value-type="float">
            <text:p>-0.538237</text:p>
          </table:table-cell>
          <table:table-cell office:value-type="float" office:value="-0.535461" calcext:value-type="float">
            <text:p>-0.535461</text:p>
          </table:table-cell>
        </table:table-row>
        <table:table-row table:style-name="ro1">
          <table:table-cell office:value-type="float" office:value="-0.475529" calcext:value-type="float">
            <text:p>-0.475529</text:p>
          </table:table-cell>
          <table:table-cell office:value-type="float" office:value="-0.548293" calcext:value-type="float">
            <text:p>-0.548293</text:p>
          </table:table-cell>
          <table:table-cell office:value-type="float" office:value="-0.512476" calcext:value-type="float">
            <text:p>-0.512476</text:p>
          </table:table-cell>
          <table:table-cell office:value-type="float" office:value="-0.505723" calcext:value-type="float">
            <text:p>-0.505723</text:p>
          </table:table-cell>
        </table:table-row>
        <table:table-row table:style-name="ro1">
          <table:table-cell office:value-type="float" office:value="-0.625192" calcext:value-type="float">
            <text:p>-0.625192</text:p>
          </table:table-cell>
          <table:table-cell office:value-type="float" office:value="-0.544639" calcext:value-type="float">
            <text:p>-0.544639</text:p>
          </table:table-cell>
          <table:table-cell office:value-type="float" office:value="-0.494905" calcext:value-type="float">
            <text:p>-0.494905</text:p>
          </table:table-cell>
          <table:table-cell office:value-type="float" office:value="-0.508317" calcext:value-type="float">
            <text:p>-0.508317</text:p>
          </table:table-cell>
        </table:table-row>
        <table:table-row table:style-name="ro1">
          <table:table-cell office:value-type="float" office:value="-0.489085" calcext:value-type="float">
            <text:p>-0.489085</text:p>
          </table:table-cell>
          <table:table-cell office:value-type="float" office:value="-0.540974" calcext:value-type="float">
            <text:p>-0.540974</text:p>
          </table:table-cell>
          <table:table-cell office:value-type="float" office:value="-0.516882" calcext:value-type="float">
            <text:p>-0.516882</text:p>
          </table:table-cell>
          <table:table-cell office:value-type="float" office:value="-0.517188" calcext:value-type="float">
            <text:p>-0.517188</text:p>
          </table:table-cell>
        </table:table-row>
        <table:table-row table:style-name="ro1">
          <table:table-cell office:value-type="float" office:value="-0.413618" calcext:value-type="float">
            <text:p>-0.413618</text:p>
          </table:table-cell>
          <table:table-cell office:value-type="float" office:value="-0.5373" calcext:value-type="float">
            <text:p>-0.5373</text:p>
          </table:table-cell>
          <table:table-cell office:value-type="float" office:value="-0.49954" calcext:value-type="float">
            <text:p>-0.49954</text:p>
          </table:table-cell>
          <table:table-cell office:value-type="float" office:value="-0.516737" calcext:value-type="float">
            <text:p>-0.516737</text:p>
          </table:table-cell>
        </table:table-row>
        <table:table-row table:style-name="ro1">
          <table:table-cell office:value-type="float" office:value="-0.580989" calcext:value-type="float">
            <text:p>-0.580989</text:p>
          </table:table-cell>
          <table:table-cell office:value-type="float" office:value="-0.533615" calcext:value-type="float">
            <text:p>-0.533615</text:p>
          </table:table-cell>
          <table:table-cell office:value-type="float" office:value="-0.485624" calcext:value-type="float">
            <text:p>-0.485624</text:p>
          </table:table-cell>
          <table:table-cell office:value-type="float" office:value="-0.515801" calcext:value-type="float">
            <text:p>-0.515801</text:p>
          </table:table-cell>
        </table:table-row>
        <table:table-row table:style-name="ro1">
          <table:table-cell office:value-type="float" office:value="-0.388819" calcext:value-type="float">
            <text:p>-0.388819</text:p>
          </table:table-cell>
          <table:table-cell office:value-type="float" office:value="-0.529919" calcext:value-type="float">
            <text:p>-0.529919</text:p>
          </table:table-cell>
          <table:table-cell office:value-type="float" office:value="-0.501759" calcext:value-type="float">
            <text:p>-0.501759</text:p>
          </table:table-cell>
          <table:table-cell office:value-type="float" office:value="-0.514548" calcext:value-type="float">
            <text:p>-0.514548</text:p>
          </table:table-cell>
        </table:table-row>
        <table:table-row table:style-name="ro1">
          <table:table-cell office:value-type="float" office:value="-0.55561" calcext:value-type="float">
            <text:p>-0.55561</text:p>
          </table:table-cell>
          <table:table-cell office:value-type="float" office:value="-0.526214" calcext:value-type="float">
            <text:p>-0.526214</text:p>
          </table:table-cell>
          <table:table-cell office:value-type="float" office:value="-0.54162" calcext:value-type="float">
            <text:p>-0.54162</text:p>
          </table:table-cell>
          <table:table-cell office:value-type="float" office:value="-0.507612" calcext:value-type="float">
            <text:p>-0.507612</text:p>
          </table:table-cell>
        </table:table-row>
        <table:table-row table:style-name="ro1">
          <table:table-cell office:value-type="float" office:value="-0.56976" calcext:value-type="float">
            <text:p>-0.56976</text:p>
          </table:table-cell>
          <table:table-cell office:value-type="float" office:value="-0.522499" calcext:value-type="float">
            <text:p>-0.522499</text:p>
          </table:table-cell>
          <table:table-cell office:value-type="float" office:value="-0.523659" calcext:value-type="float">
            <text:p>-0.523659</text:p>
          </table:table-cell>
          <table:table-cell office:value-type="float" office:value="-0.509491" calcext:value-type="float">
            <text:p>-0.509491</text:p>
          </table:table-cell>
        </table:table-row>
        <table:table-row table:style-name="ro1">
          <table:table-cell office:value-type="float" office:value="-0.612924" calcext:value-type="float">
            <text:p>-0.612924</text:p>
          </table:table-cell>
          <table:table-cell office:value-type="float" office:value="-0.518773" calcext:value-type="float">
            <text:p>-0.518773</text:p>
          </table:table-cell>
          <table:table-cell office:value-type="float" office:value="-0.537358" calcext:value-type="float">
            <text:p>-0.537358</text:p>
          </table:table-cell>
          <table:table-cell office:value-type="float" office:value="-0.497336" calcext:value-type="float">
            <text:p>-0.497336</text:p>
          </table:table-cell>
        </table:table-row>
        <table:table-row table:style-name="ro1">
          <table:table-cell office:value-type="float" office:value="-0.491183" calcext:value-type="float">
            <text:p>-0.491183</text:p>
          </table:table-cell>
          <table:table-cell office:value-type="float" office:value="-0.515038" calcext:value-type="float">
            <text:p>-0.515038</text:p>
          </table:table-cell>
          <table:table-cell office:value-type="float" office:value="-0.506084" calcext:value-type="float">
            <text:p>-0.506084</text:p>
          </table:table-cell>
          <table:table-cell office:value-type="float" office:value="-0.517107" calcext:value-type="float">
            <text:p>-0.517107</text:p>
          </table:table-cell>
        </table:table-row>
        <table:table-row table:style-name="ro1">
          <table:table-cell office:value-type="float" office:value="-0.457316" calcext:value-type="float">
            <text:p>-0.457316</text:p>
          </table:table-cell>
          <table:table-cell office:value-type="float" office:value="-0.511293" calcext:value-type="float">
            <text:p>-0.511293</text:p>
          </table:table-cell>
          <table:table-cell office:value-type="float" office:value="-0.521304" calcext:value-type="float">
            <text:p>-0.521304</text:p>
          </table:table-cell>
          <table:table-cell office:value-type="float" office:value="-0.511467" calcext:value-type="float">
            <text:p>-0.511467</text:p>
          </table:table-cell>
        </table:table-row>
        <table:table-row table:style-name="ro1">
          <table:table-cell office:value-type="float" office:value="-0.399238" calcext:value-type="float">
            <text:p>-0.399238</text:p>
          </table:table-cell>
          <table:table-cell office:value-type="float" office:value="-0.507538" calcext:value-type="float">
            <text:p>-0.507538</text:p>
          </table:table-cell>
          <table:table-cell office:value-type="float" office:value="-0.469794" calcext:value-type="float">
            <text:p>-0.469794</text:p>
          </table:table-cell>
          <table:table-cell office:value-type="float" office:value="-0.514769" calcext:value-type="float">
            <text:p>-0.514769</text:p>
          </table:table-cell>
        </table:table-row>
        <table:table-row table:style-name="ro1">
          <table:table-cell office:value-type="float" office:value="-0.645862" calcext:value-type="float">
            <text:p>-0.645862</text:p>
          </table:table-cell>
          <table:table-cell office:value-type="float" office:value="-0.503774" calcext:value-type="float">
            <text:p>-0.503774</text:p>
          </table:table-cell>
          <table:table-cell office:value-type="float" office:value="-0.497779" calcext:value-type="float">
            <text:p>-0.497779</text:p>
          </table:table-cell>
          <table:table-cell office:value-type="float" office:value="-0.506709" calcext:value-type="float">
            <text:p>-0.506709</text:p>
          </table:table-cell>
        </table:table-row>
        <table:table-row table:style-name="ro1">
          <table:table-cell office:value-type="float" office:value="-0.355375" calcext:value-type="float">
            <text:p>-0.355375</text:p>
          </table:table-cell>
          <table:table-cell office:value-type="float" office:value="-0.5" calcext:value-type="float">
            <text:p>-0.5</text:p>
          </table:table-cell>
          <table:table-cell office:value-type="float" office:value="-0.510103" calcext:value-type="float">
            <text:p>-0.510103</text:p>
          </table:table-cell>
          <table:table-cell office:value-type="float" office:value="-0.500107" calcext:value-type="float">
            <text:p>-0.500107</text:p>
          </table:table-cell>
        </table:table-row>
        <table:table-row table:style-name="ro1">
          <table:table-cell office:value-type="float" office:value="-0.631105" calcext:value-type="float">
            <text:p>-0.631105</text:p>
          </table:table-cell>
          <table:table-cell office:value-type="float" office:value="-0.496217" calcext:value-type="float">
            <text:p>-0.496217</text:p>
          </table:table-cell>
          <table:table-cell office:value-type="float" office:value="-0.515286" calcext:value-type="float">
            <text:p>-0.515286</text:p>
          </table:table-cell>
          <table:table-cell office:value-type="float" office:value="-0.479813" calcext:value-type="float">
            <text:p>-0.479813</text:p>
          </table:table-cell>
        </table:table-row>
        <table:table-row table:style-name="ro1">
          <table:table-cell office:value-type="float" office:value="-0.518938" calcext:value-type="float">
            <text:p>-0.518938</text:p>
          </table:table-cell>
          <table:table-cell office:value-type="float" office:value="-0.492424" calcext:value-type="float">
            <text:p>-0.492424</text:p>
          </table:table-cell>
          <table:table-cell office:value-type="float" office:value="-0.479502" calcext:value-type="float">
            <text:p>-0.479502</text:p>
          </table:table-cell>
          <table:table-cell office:value-type="float" office:value="-0.467651" calcext:value-type="float">
            <text:p>-0.467651</text:p>
          </table:table-cell>
        </table:table-row>
        <table:table-row table:style-name="ro1">
          <table:table-cell office:value-type="float" office:value="-0.42515" calcext:value-type="float">
            <text:p>-0.42515</text:p>
          </table:table-cell>
          <table:table-cell office:value-type="float" office:value="-0.488621" calcext:value-type="float">
            <text:p>-0.488621</text:p>
          </table:table-cell>
          <table:table-cell office:value-type="float" office:value="-0.507856" calcext:value-type="float">
            <text:p>-0.507856</text:p>
          </table:table-cell>
          <table:table-cell office:value-type="float" office:value="-0.466639" calcext:value-type="float">
            <text:p>-0.466639</text:p>
          </table:table-cell>
        </table:table-row>
        <table:table-row table:style-name="ro1">
          <table:table-cell office:value-type="float" office:value="-0.466945" calcext:value-type="float">
            <text:p>-0.466945</text:p>
          </table:table-cell>
          <table:table-cell office:value-type="float" office:value="-0.48481" calcext:value-type="float">
            <text:p>-0.48481</text:p>
          </table:table-cell>
          <table:table-cell office:value-type="float" office:value="-0.459573" calcext:value-type="float">
            <text:p>-0.459573</text:p>
          </table:table-cell>
          <table:table-cell office:value-type="float" office:value="-0.479977" calcext:value-type="float">
            <text:p>-0.479977</text:p>
          </table:table-cell>
        </table:table-row>
        <table:table-row table:style-name="ro1">
          <table:table-cell office:value-type="float" office:value="-0.497142" calcext:value-type="float">
            <text:p>-0.497142</text:p>
          </table:table-cell>
          <table:table-cell office:value-type="float" office:value="-0.480989" calcext:value-type="float">
            <text:p>-0.480989</text:p>
          </table:table-cell>
          <table:table-cell office:value-type="float" office:value="-0.427265" calcext:value-type="float">
            <text:p>-0.427265</text:p>
          </table:table-cell>
          <table:table-cell office:value-type="float" office:value="-0.456192" calcext:value-type="float">
            <text:p>-0.456192</text:p>
          </table:table-cell>
        </table:table-row>
        <table:table-row table:style-name="ro1">
          <table:table-cell office:value-type="float" office:value="-0.38969" calcext:value-type="float">
            <text:p>-0.38969</text:p>
          </table:table-cell>
          <table:table-cell office:value-type="float" office:value="-0.477159" calcext:value-type="float">
            <text:p>-0.477159</text:p>
          </table:table-cell>
          <table:table-cell office:value-type="float" office:value="-0.431471" calcext:value-type="float">
            <text:p>-0.431471</text:p>
          </table:table-cell>
          <table:table-cell office:value-type="float" office:value="-0.455456" calcext:value-type="float">
            <text:p>-0.455456</text:p>
          </table:table-cell>
        </table:table-row>
        <table:table-row table:style-name="ro1">
          <table:table-cell office:value-type="float" office:value="-0.357402" calcext:value-type="float">
            <text:p>-0.357402</text:p>
          </table:table-cell>
          <table:table-cell office:value-type="float" office:value="-0.47332" calcext:value-type="float">
            <text:p>-0.47332</text:p>
          </table:table-cell>
          <table:table-cell office:value-type="float" office:value="-0.447274" calcext:value-type="float">
            <text:p>-0.447274</text:p>
          </table:table-cell>
          <table:table-cell office:value-type="float" office:value="-0.431628" calcext:value-type="float">
            <text:p>-0.431628</text:p>
          </table:table-cell>
        </table:table-row>
        <table:table-row table:style-name="ro1">
          <table:table-cell office:value-type="float" office:value="-0.446177" calcext:value-type="float">
            <text:p>-0.446177</text:p>
          </table:table-cell>
          <table:table-cell office:value-type="float" office:value="-0.469472" calcext:value-type="float">
            <text:p>-0.469472</text:p>
          </table:table-cell>
          <table:table-cell office:value-type="float" office:value="-0.424691" calcext:value-type="float">
            <text:p>-0.424691</text:p>
          </table:table-cell>
          <table:table-cell office:value-type="float" office:value="-0.418935" calcext:value-type="float">
            <text:p>-0.418935</text:p>
          </table:table-cell>
        </table:table-row>
        <table:table-row table:style-name="ro1">
          <table:table-cell office:value-type="float" office:value="-0.545959" calcext:value-type="float">
            <text:p>-0.545959</text:p>
          </table:table-cell>
          <table:table-cell office:value-type="float" office:value="-0.465615" calcext:value-type="float">
            <text:p>-0.465615</text:p>
          </table:table-cell>
          <table:table-cell office:value-type="float" office:value="-0.416209" calcext:value-type="float">
            <text:p>-0.416209</text:p>
          </table:table-cell>
          <table:table-cell office:value-type="float" office:value="-0.418614" calcext:value-type="float">
            <text:p>-0.418614</text:p>
          </table:table-cell>
        </table:table-row>
        <table:table-row table:style-name="ro1">
          <table:table-cell office:value-type="float" office:value="-0.38423" calcext:value-type="float">
            <text:p>-0.38423</text:p>
          </table:table-cell>
          <table:table-cell office:value-type="float" office:value="-0.461749" calcext:value-type="float">
            <text:p>-0.461749</text:p>
          </table:table-cell>
          <table:table-cell office:value-type="float" office:value="-0.418528" calcext:value-type="float">
            <text:p>-0.418528</text:p>
          </table:table-cell>
          <table:table-cell office:value-type="float" office:value="-0.42183" calcext:value-type="float">
            <text:p>-0.42183</text:p>
          </table:table-cell>
        </table:table-row>
        <table:table-row table:style-name="ro1">
          <table:table-cell office:value-type="float" office:value="-0.34728" calcext:value-type="float">
            <text:p>-0.34728</text:p>
          </table:table-cell>
          <table:table-cell office:value-type="float" office:value="-0.457874" calcext:value-type="float">
            <text:p>-0.457874</text:p>
          </table:table-cell>
          <table:table-cell office:value-type="float" office:value="-0.405154" calcext:value-type="float">
            <text:p>-0.405154</text:p>
          </table:table-cell>
          <table:table-cell office:value-type="float" office:value="-0.416061" calcext:value-type="float">
            <text:p>-0.416061</text:p>
          </table:table-cell>
        </table:table-row>
        <table:table-row table:style-name="ro1">
          <table:table-cell office:value-type="float" office:value="-0.368998" calcext:value-type="float">
            <text:p>-0.368998</text:p>
          </table:table-cell>
          <table:table-cell office:value-type="float" office:value="-0.45399" calcext:value-type="float">
            <text:p>-0.45399</text:p>
          </table:table-cell>
          <table:table-cell office:value-type="float" office:value="-0.380287" calcext:value-type="float">
            <text:p>-0.380287</text:p>
          </table:table-cell>
          <table:table-cell office:value-type="float" office:value="-0.416869" calcext:value-type="float">
            <text:p>-0.416869</text:p>
          </table:table-cell>
        </table:table-row>
        <table:table-row table:style-name="ro1">
          <table:table-cell office:value-type="float" office:value="-0.379307" calcext:value-type="float">
            <text:p>-0.379307</text:p>
          </table:table-cell>
          <table:table-cell office:value-type="float" office:value="-0.450098" calcext:value-type="float">
            <text:p>-0.450098</text:p>
          </table:table-cell>
          <table:table-cell office:value-type="float" office:value="-0.403905" calcext:value-type="float">
            <text:p>-0.403905</text:p>
          </table:table-cell>
          <table:table-cell office:value-type="float" office:value="-0.413288" calcext:value-type="float">
            <text:p>-0.413288</text:p>
          </table:table-cell>
        </table:table-row>
        <table:table-row table:style-name="ro1">
          <table:table-cell office:value-type="float" office:value="-0.421621" calcext:value-type="float">
            <text:p>-0.421621</text:p>
          </table:table-cell>
          <table:table-cell office:value-type="float" office:value="-0.446198" calcext:value-type="float">
            <text:p>-0.446198</text:p>
          </table:table-cell>
          <table:table-cell office:value-type="float" office:value="-0.421187" calcext:value-type="float">
            <text:p>-0.421187</text:p>
          </table:table-cell>
          <table:table-cell office:value-type="float" office:value="-0.422715" calcext:value-type="float">
            <text:p>-0.422715</text:p>
          </table:table-cell>
        </table:table-row>
        <table:table-row table:style-name="ro1">
          <table:table-cell office:value-type="float" office:value="-0.502323" calcext:value-type="float">
            <text:p>-0.502323</text:p>
          </table:table-cell>
          <table:table-cell office:value-type="float" office:value="-0.442289" calcext:value-type="float">
            <text:p>-0.442289</text:p>
          </table:table-cell>
          <table:table-cell office:value-type="float" office:value="-0.427103" calcext:value-type="float">
            <text:p>-0.427103</text:p>
          </table:table-cell>
          <table:table-cell office:value-type="float" office:value="-0.422811" calcext:value-type="float">
            <text:p>-0.422811</text:p>
          </table:table-cell>
        </table:table-row>
        <table:table-row table:style-name="ro1">
          <table:table-cell office:value-type="float" office:value="-0.433686" calcext:value-type="float">
            <text:p>-0.433686</text:p>
          </table:table-cell>
          <table:table-cell office:value-type="float" office:value="-0.438371" calcext:value-type="float">
            <text:p>-0.438371</text:p>
          </table:table-cell>
          <table:table-cell office:value-type="float" office:value="-0.414842" calcext:value-type="float">
            <text:p>-0.414842</text:p>
          </table:table-cell>
          <table:table-cell office:value-type="float" office:value="-0.429986" calcext:value-type="float">
            <text:p>-0.429986</text:p>
          </table:table-cell>
        </table:table-row>
        <table:table-row table:style-name="ro1">
          <table:table-cell office:value-type="float" office:value="-0.39858" calcext:value-type="float">
            <text:p>-0.39858</text:p>
          </table:table-cell>
          <table:table-cell office:value-type="float" office:value="-0.434445" calcext:value-type="float">
            <text:p>-0.434445</text:p>
          </table:table-cell>
          <table:table-cell office:value-type="float" office:value="-0.440494" calcext:value-type="float">
            <text:p>-0.440494</text:p>
          </table:table-cell>
          <table:table-cell office:value-type="float" office:value="-0.428072" calcext:value-type="float">
            <text:p>-0.428072</text:p>
          </table:table-cell>
        </table:table-row>
        <table:table-row table:style-name="ro1">
          <table:table-cell office:value-type="float" office:value="-0.318003" calcext:value-type="float">
            <text:p>-0.318003</text:p>
          </table:table-cell>
          <table:table-cell office:value-type="float" office:value="-0.430511" calcext:value-type="float">
            <text:p>-0.430511</text:p>
          </table:table-cell>
          <table:table-cell office:value-type="float" office:value="-0.449431" calcext:value-type="float">
            <text:p>-0.449431</text:p>
          </table:table-cell>
          <table:table-cell office:value-type="float" office:value="-0.42934" calcext:value-type="float">
            <text:p>-0.42934</text:p>
          </table:table-cell>
        </table:table-row>
        <table:table-row table:style-name="ro1">
          <table:table-cell office:value-type="float" office:value="-0.549879" calcext:value-type="float">
            <text:p>-0.549879</text:p>
          </table:table-cell>
          <table:table-cell office:value-type="float" office:value="-0.426569" calcext:value-type="float">
            <text:p>-0.426569</text:p>
          </table:table-cell>
          <table:table-cell office:value-type="float" office:value="-0.455325" calcext:value-type="float">
            <text:p>-0.455325</text:p>
          </table:table-cell>
          <table:table-cell office:value-type="float" office:value="-0.431677" calcext:value-type="float">
            <text:p>-0.431677</text:p>
          </table:table-cell>
        </table:table-row>
        <table:table-row table:style-name="ro1">
          <table:table-cell office:value-type="float" office:value="-0.547011" calcext:value-type="float">
            <text:p>-0.547011</text:p>
          </table:table-cell>
          <table:table-cell office:value-type="float" office:value="-0.422618" calcext:value-type="float">
            <text:p>-0.422618</text:p>
          </table:table-cell>
          <table:table-cell office:value-type="float" office:value="-0.440855" calcext:value-type="float">
            <text:p>-0.440855</text:p>
          </table:table-cell>
          <table:table-cell office:value-type="float" office:value="-0.434577" calcext:value-type="float">
            <text:p>-0.434577</text:p>
          </table:table-cell>
        </table:table-row>
        <table:table-row table:style-name="ro1">
          <table:table-cell office:value-type="float" office:value="-0.463154" calcext:value-type="float">
            <text:p>-0.463154</text:p>
          </table:table-cell>
          <table:table-cell office:value-type="float" office:value="-0.41866" calcext:value-type="float">
            <text:p>-0.41866</text:p>
          </table:table-cell>
          <table:table-cell office:value-type="float" office:value="-0.453843" calcext:value-type="float">
            <text:p>-0.453843</text:p>
          </table:table-cell>
          <table:table-cell office:value-type="float" office:value="-0.43025" calcext:value-type="float">
            <text:p>-0.43025</text:p>
          </table:table-cell>
        </table:table-row>
        <table:table-row table:style-name="ro1">
          <table:table-cell office:value-type="float" office:value="-0.326231" calcext:value-type="float">
            <text:p>-0.326231</text:p>
          </table:table-cell>
          <table:table-cell office:value-type="float" office:value="-0.414693" calcext:value-type="float">
            <text:p>-0.414693</text:p>
          </table:table-cell>
          <table:table-cell office:value-type="float" office:value="-0.424871" calcext:value-type="float">
            <text:p>-0.424871</text:p>
          </table:table-cell>
          <table:table-cell office:value-type="float" office:value="-0.430596" calcext:value-type="float">
            <text:p>-0.430596</text:p>
          </table:table-cell>
        </table:table-row>
        <table:table-row table:style-name="ro1">
          <table:table-cell office:value-type="float" office:value="-0.382942" calcext:value-type="float">
            <text:p>-0.382942</text:p>
          </table:table-cell>
          <table:table-cell office:value-type="float" office:value="-0.410719" calcext:value-type="float">
            <text:p>-0.410719</text:p>
          </table:table-cell>
          <table:table-cell office:value-type="float" office:value="-0.406173" calcext:value-type="float">
            <text:p>-0.406173</text:p>
          </table:table-cell>
          <table:table-cell office:value-type="float" office:value="-0.430987" calcext:value-type="float">
            <text:p>-0.430987</text:p>
          </table:table-cell>
        </table:table-row>
        <table:table-row table:style-name="ro1">
          <table:table-cell office:value-type="float" office:value="-0.405018" calcext:value-type="float">
            <text:p>-0.405018</text:p>
          </table:table-cell>
          <table:table-cell office:value-type="float" office:value="-0.406737" calcext:value-type="float">
            <text:p>-0.406737</text:p>
          </table:table-cell>
          <table:table-cell office:value-type="float" office:value="-0.404487" calcext:value-type="float">
            <text:p>-0.404487</text:p>
          </table:table-cell>
          <table:table-cell office:value-type="float" office:value="-0.438541" calcext:value-type="float">
            <text:p>-0.438541</text:p>
          </table:table-cell>
        </table:table-row>
        <table:table-row table:style-name="ro1">
          <table:table-cell office:value-type="float" office:value="-0.45352" calcext:value-type="float">
            <text:p>-0.45352</text:p>
          </table:table-cell>
          <table:table-cell office:value-type="float" office:value="-0.402747" calcext:value-type="float">
            <text:p>-0.402747</text:p>
          </table:table-cell>
          <table:table-cell office:value-type="float" office:value="-0.42674" calcext:value-type="float">
            <text:p>-0.42674</text:p>
          </table:table-cell>
          <table:table-cell office:value-type="float" office:value="-0.426377" calcext:value-type="float">
            <text:p>-0.426377</text:p>
          </table:table-cell>
        </table:table-row>
        <table:table-row table:style-name="ro1">
          <table:table-cell office:value-type="float" office:value="-0.454728" calcext:value-type="float">
            <text:p>-0.454728</text:p>
          </table:table-cell>
          <table:table-cell office:value-type="float" office:value="-0.398749" calcext:value-type="float">
            <text:p>-0.398749</text:p>
          </table:table-cell>
          <table:table-cell office:value-type="float" office:value="-0.430727" calcext:value-type="float">
            <text:p>-0.430727</text:p>
          </table:table-cell>
          <table:table-cell office:value-type="float" office:value="-0.417376" calcext:value-type="float">
            <text:p>-0.417376</text:p>
          </table:table-cell>
        </table:table-row>
        <table:table-row table:style-name="ro1">
          <table:table-cell office:value-type="float" office:value="-0.437492" calcext:value-type="float">
            <text:p>-0.437492</text:p>
          </table:table-cell>
          <table:table-cell office:value-type="float" office:value="-0.394744" calcext:value-type="float">
            <text:p>-0.394744</text:p>
          </table:table-cell>
          <table:table-cell office:value-type="float" office:value="-0.429943" calcext:value-type="float">
            <text:p>-0.429943</text:p>
          </table:table-cell>
          <table:table-cell office:value-type="float" office:value="-0.39815" calcext:value-type="float">
            <text:p>-0.39815</text:p>
          </table:table-cell>
        </table:table-row>
        <table:table-row table:style-name="ro1">
          <table:table-cell office:value-type="float" office:value="-0.402877" calcext:value-type="float">
            <text:p>-0.402877</text:p>
          </table:table-cell>
          <table:table-cell office:value-type="float" office:value="-0.390731" calcext:value-type="float">
            <text:p>-0.390731</text:p>
          </table:table-cell>
          <table:table-cell office:value-type="float" office:value="-0.422454" calcext:value-type="float">
            <text:p>-0.422454</text:p>
          </table:table-cell>
          <table:table-cell office:value-type="float" office:value="-0.402351" calcext:value-type="float">
            <text:p>-0.402351</text:p>
          </table:table-cell>
        </table:table-row>
        <table:table-row table:style-name="ro1">
          <table:table-cell office:value-type="float" office:value="-0.401099" calcext:value-type="float">
            <text:p>-0.401099</text:p>
          </table:table-cell>
          <table:table-cell office:value-type="float" office:value="-0.386711" calcext:value-type="float">
            <text:p>-0.386711</text:p>
          </table:table-cell>
          <table:table-cell office:value-type="float" office:value="-0.421109" calcext:value-type="float">
            <text:p>-0.421109</text:p>
          </table:table-cell>
          <table:table-cell office:value-type="float" office:value="-0.404307" calcext:value-type="float">
            <text:p>-0.404307</text:p>
          </table:table-cell>
        </table:table-row>
        <table:table-row table:style-name="ro1">
          <table:table-cell office:value-type="float" office:value="-0.416076" calcext:value-type="float">
            <text:p>-0.416076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383943" calcext:value-type="float">
            <text:p>-0.383943</text:p>
          </table:table-cell>
          <table:table-cell office:value-type="float" office:value="-0.399833" calcext:value-type="float">
            <text:p>-0.399833</text:p>
          </table:table-cell>
        </table:table-row>
        <table:table-row table:style-name="ro1">
          <table:table-cell office:value-type="float" office:value="-0.448001" calcext:value-type="float">
            <text:p>-0.448001</text:p>
          </table:table-cell>
          <table:table-cell office:value-type="float" office:value="-0.378649" calcext:value-type="float">
            <text:p>-0.378649</text:p>
          </table:table-cell>
          <table:table-cell office:value-type="float" office:value="-0.377856" calcext:value-type="float">
            <text:p>-0.377856</text:p>
          </table:table-cell>
          <table:table-cell office:value-type="float" office:value="-0.381934" calcext:value-type="float">
            <text:p>-0.381934</text:p>
          </table:table-cell>
        </table:table-row>
        <table:table-row table:style-name="ro1">
          <table:table-cell office:value-type="float" office:value="-0.251665" calcext:value-type="float">
            <text:p>-0.251665</text:p>
          </table:table-cell>
          <table:table-cell office:value-type="float" office:value="-0.374607" calcext:value-type="float">
            <text:p>-0.374607</text:p>
          </table:table-cell>
          <table:table-cell office:value-type="float" office:value="-0.378528" calcext:value-type="float">
            <text:p>-0.378528</text:p>
          </table:table-cell>
          <table:table-cell office:value-type="float" office:value="-0.363339" calcext:value-type="float">
            <text:p>-0.363339</text:p>
          </table:table-cell>
        </table:table-row>
        <table:table-row table:style-name="ro1">
          <table:table-cell office:value-type="float" office:value="-0.372442" calcext:value-type="float">
            <text:p>-0.372442</text:p>
          </table:table-cell>
          <table:table-cell office:value-type="float" office:value="-0.370557" calcext:value-type="float">
            <text:p>-0.370557</text:p>
          </table:table-cell>
          <table:table-cell office:value-type="float" office:value="-0.366473" calcext:value-type="float">
            <text:p>-0.366473</text:p>
          </table:table-cell>
          <table:table-cell office:value-type="float" office:value="-0.355089" calcext:value-type="float">
            <text:p>-0.355089</text:p>
          </table:table-cell>
        </table:table-row>
        <table:table-row table:style-name="ro1">
          <table:table-cell office:value-type="float" office:value="-0.404457" calcext:value-type="float">
            <text:p>-0.404457</text:p>
          </table:table-cell>
          <table:table-cell office:value-type="float" office:value="-0.366501" calcext:value-type="float">
            <text:p>-0.366501</text:p>
          </table:table-cell>
          <table:table-cell office:value-type="float" office:value="-0.328199" calcext:value-type="float">
            <text:p>-0.328199</text:p>
          </table:table-cell>
          <table:table-cell office:value-type="float" office:value="-0.353302" calcext:value-type="float">
            <text:p>-0.353302</text:p>
          </table:table-cell>
        </table:table-row>
        <table:table-row table:style-name="ro1">
          <table:table-cell office:value-type="float" office:value="-0.355802" calcext:value-type="float">
            <text:p>-0.355802</text:p>
          </table:table-cell>
          <table:table-cell office:value-type="float" office:value="-0.362438" calcext:value-type="float">
            <text:p>-0.362438</text:p>
          </table:table-cell>
          <table:table-cell office:value-type="float" office:value="-0.327904" calcext:value-type="float">
            <text:p>-0.327904</text:p>
          </table:table-cell>
          <table:table-cell office:value-type="float" office:value="-0.342663" calcext:value-type="float">
            <text:p>-0.342663</text:p>
          </table:table-cell>
        </table:table-row>
        <table:table-row table:style-name="ro1">
          <table:table-cell office:value-type="float" office:value="-0.256629" calcext:value-type="float">
            <text:p>-0.256629</text:p>
          </table:table-cell>
          <table:table-cell office:value-type="float" office:value="-0.358368" calcext:value-type="float">
            <text:p>-0.358368</text:p>
          </table:table-cell>
          <table:table-cell office:value-type="float" office:value="-0.322764" calcext:value-type="float">
            <text:p>-0.322764</text:p>
          </table:table-cell>
          <table:table-cell office:value-type="float" office:value="-0.3239" calcext:value-type="float">
            <text:p>-0.3239</text:p>
          </table:table-cell>
        </table:table-row>
        <table:table-row table:style-name="ro1">
          <table:table-cell office:value-type="float" office:value="-0.25019" calcext:value-type="float">
            <text:p>-0.25019</text:p>
          </table:table-cell>
          <table:table-cell office:value-type="float" office:value="-0.354291" calcext:value-type="float">
            <text:p>-0.354291</text:p>
          </table:table-cell>
          <table:table-cell office:value-type="float" office:value="-0.318516" calcext:value-type="float">
            <text:p>-0.318516</text:p>
          </table:table-cell>
          <table:table-cell office:value-type="float" office:value="-0.314888" calcext:value-type="float">
            <text:p>-0.314888</text:p>
          </table:table-cell>
        </table:table-row>
        <table:table-row table:style-name="ro1">
          <table:table-cell office:value-type="float" office:value="-0.346745" calcext:value-type="float">
            <text:p>-0.346745</text:p>
          </table:table-cell>
          <table:table-cell office:value-type="float" office:value="-0.350207" calcext:value-type="float">
            <text:p>-0.350207</text:p>
          </table:table-cell>
          <table:table-cell office:value-type="float" office:value="-0.304169" calcext:value-type="float">
            <text:p>-0.304169</text:p>
          </table:table-cell>
          <table:table-cell office:value-type="float" office:value="-0.332117" calcext:value-type="float">
            <text:p>-0.332117</text:p>
          </table:table-cell>
        </table:table-row>
        <table:table-row table:style-name="ro1">
          <table:table-cell office:value-type="float" office:value="-0.383215" calcext:value-type="float">
            <text:p>-0.383215</text:p>
          </table:table-cell>
          <table:table-cell office:value-type="float" office:value="-0.346117" calcext:value-type="float">
            <text:p>-0.346117</text:p>
          </table:table-cell>
          <table:table-cell office:value-type="float" office:value="-0.294781" calcext:value-type="float">
            <text:p>-0.294781</text:p>
          </table:table-cell>
          <table:table-cell office:value-type="float" office:value="-0.338514" calcext:value-type="float">
            <text:p>-0.338514</text:p>
          </table:table-cell>
        </table:table-row>
        <table:table-row table:style-name="ro1">
          <table:table-cell office:value-type="float" office:value="-0.284067" calcext:value-type="float">
            <text:p>-0.284067</text:p>
          </table:table-cell>
          <table:table-cell office:value-type="float" office:value="-0.34202" calcext:value-type="float">
            <text:p>-0.34202</text:p>
          </table:table-cell>
          <table:table-cell office:value-type="float" office:value="-0.314517" calcext:value-type="float">
            <text:p>-0.314517</text:p>
          </table:table-cell>
          <table:table-cell office:value-type="float" office:value="-0.33099" calcext:value-type="float">
            <text:p>-0.33099</text:p>
          </table:table-cell>
        </table:table-row>
        <table:table-row table:style-name="ro1">
          <table:table-cell office:value-type="float" office:value="-0.20969" calcext:value-type="float">
            <text:p>-0.20969</text:p>
          </table:table-cell>
          <table:table-cell office:value-type="float" office:value="-0.337917" calcext:value-type="float">
            <text:p>-0.337917</text:p>
          </table:table-cell>
          <table:table-cell office:value-type="float" office:value="-0.333404" calcext:value-type="float">
            <text:p>-0.333404</text:p>
          </table:table-cell>
          <table:table-cell office:value-type="float" office:value="-0.319079" calcext:value-type="float">
            <text:p>-0.319079</text:p>
          </table:table-cell>
        </table:table-row>
        <table:table-row table:style-name="ro1">
          <table:table-cell office:value-type="float" office:value="-0.348868" calcext:value-type="float">
            <text:p>-0.348868</text:p>
          </table:table-cell>
          <table:table-cell office:value-type="float" office:value="-0.333807" calcext:value-type="float">
            <text:p>-0.333807</text:p>
          </table:table-cell>
          <table:table-cell office:value-type="float" office:value="-0.345322" calcext:value-type="float">
            <text:p>-0.345322</text:p>
          </table:table-cell>
          <table:table-cell office:value-type="float" office:value="-0.336482" calcext:value-type="float">
            <text:p>-0.336482</text:p>
          </table:table-cell>
        </table:table-row>
        <table:table-row table:style-name="ro1">
          <table:table-cell office:value-type="float" office:value="-0.44118" calcext:value-type="float">
            <text:p>-0.44118</text:p>
          </table:table-cell>
          <table:table-cell office:value-type="float" office:value="-0.329691" calcext:value-type="float">
            <text:p>-0.329691</text:p>
          </table:table-cell>
          <table:table-cell office:value-type="float" office:value="-0.352848" calcext:value-type="float">
            <text:p>-0.352848</text:p>
          </table:table-cell>
          <table:table-cell office:value-type="float" office:value="-0.342227" calcext:value-type="float">
            <text:p>-0.342227</text:p>
          </table:table-cell>
        </table:table-row>
        <table:table-row table:style-name="ro1">
          <table:table-cell office:value-type="float" office:value="-0.442806" calcext:value-type="float">
            <text:p>-0.442806</text:p>
          </table:table-cell>
          <table:table-cell office:value-type="float" office:value="-0.325568" calcext:value-type="float">
            <text:p>-0.325568</text:p>
          </table:table-cell>
          <table:table-cell office:value-type="float" office:value="-0.355865" calcext:value-type="float">
            <text:p>-0.355865</text:p>
          </table:table-cell>
          <table:table-cell office:value-type="float" office:value="-0.34586" calcext:value-type="float">
            <text:p>-0.34586</text:p>
          </table:table-cell>
        </table:table-row>
        <table:table-row table:style-name="ro1">
          <table:table-cell office:value-type="float" office:value="-0.321697" calcext:value-type="float">
            <text:p>-0.321697</text:p>
          </table:table-cell>
          <table:table-cell office:value-type="float" office:value="-0.321439" calcext:value-type="float">
            <text:p>-0.321439</text:p>
          </table:table-cell>
          <table:table-cell office:value-type="float" office:value="-0.375704" calcext:value-type="float">
            <text:p>-0.375704</text:p>
          </table:table-cell>
          <table:table-cell office:value-type="float" office:value="-0.34774" calcext:value-type="float">
            <text:p>-0.34774</text:p>
          </table:table-cell>
        </table:table-row>
        <table:table-row table:style-name="ro1">
          <table:table-cell office:value-type="float" office:value="-0.224775" calcext:value-type="float">
            <text:p>-0.224775</text:p>
          </table:table-cell>
          <table:table-cell office:value-type="float" office:value="-0.317305" calcext:value-type="float">
            <text:p>-0.317305</text:p>
          </table:table-cell>
          <table:table-cell office:value-type="float" office:value="-0.350146" calcext:value-type="float">
            <text:p>-0.350146</text:p>
          </table:table-cell>
          <table:table-cell office:value-type="float" office:value="-0.351213" calcext:value-type="float">
            <text:p>-0.351213</text:p>
          </table:table-cell>
        </table:table-row>
        <table:table-row table:style-name="ro1">
          <table:table-cell office:value-type="float" office:value="-0.448062" calcext:value-type="float">
            <text:p>-0.448062</text:p>
          </table:table-cell>
          <table:table-cell office:value-type="float" office:value="-0.313164" calcext:value-type="float">
            <text:p>-0.313164</text:p>
          </table:table-cell>
          <table:table-cell office:value-type="float" office:value="-0.338926" calcext:value-type="float">
            <text:p>-0.338926</text:p>
          </table:table-cell>
          <table:table-cell office:value-type="float" office:value="-0.354355" calcext:value-type="float">
            <text:p>-0.354355</text:p>
          </table:table-cell>
        </table:table-row>
        <table:table-row table:style-name="ro1">
          <table:table-cell office:value-type="float" office:value="-0.313391" calcext:value-type="float">
            <text:p>-0.3133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355365" calcext:value-type="float">
            <text:p>-0.355365</text:p>
          </table:table-cell>
          <table:table-cell office:value-type="float" office:value="-0.341622" calcext:value-type="float">
            <text:p>-0.341622</text:p>
          </table:table-cell>
        </table:table-row>
        <table:table-row table:style-name="ro1">
          <table:table-cell office:value-type="float" office:value="-0.386708" calcext:value-type="float">
            <text:p>-0.386708</text:p>
          </table:table-cell>
          <table:table-cell office:value-type="float" office:value="-0.304864" calcext:value-type="float">
            <text:p>-0.304864</text:p>
          </table:table-cell>
          <table:table-cell office:value-type="float" office:value="-0.374864" calcext:value-type="float">
            <text:p>-0.374864</text:p>
          </table:table-cell>
          <table:table-cell office:value-type="float" office:value="-0.324108" calcext:value-type="float">
            <text:p>-0.324108</text:p>
          </table:table-cell>
        </table:table-row>
        <table:table-row table:style-name="ro1">
          <table:table-cell office:value-type="float" office:value="-0.403893" calcext:value-type="float">
            <text:p>-0.403893</text:p>
          </table:table-cell>
          <table:table-cell office:value-type="float" office:value="-0.300706" calcext:value-type="float">
            <text:p>-0.300706</text:p>
          </table:table-cell>
          <table:table-cell office:value-type="float" office:value="-0.334102" calcext:value-type="float">
            <text:p>-0.334102</text:p>
          </table:table-cell>
          <table:table-cell office:value-type="float" office:value="-0.296076" calcext:value-type="float">
            <text:p>-0.296076</text:p>
          </table:table-cell>
        </table:table-row>
        <table:table-row table:style-name="ro1">
          <table:table-cell office:value-type="float" office:value="-0.32227" calcext:value-type="float">
            <text:p>-0.32227</text:p>
          </table:table-cell>
          <table:table-cell office:value-type="float" office:value="-0.296542" calcext:value-type="float">
            <text:p>-0.296542</text:p>
          </table:table-cell>
          <table:table-cell office:value-type="float" office:value="-0.313185" calcext:value-type="float">
            <text:p>-0.313185</text:p>
          </table:table-cell>
          <table:table-cell office:value-type="float" office:value="-0.284741" calcext:value-type="float">
            <text:p>-0.284741</text:p>
          </table:table-cell>
        </table:table-row>
        <table:table-row table:style-name="ro1">
          <table:table-cell office:value-type="float" office:value="-0.244251" calcext:value-type="float">
            <text:p>-0.244251</text:p>
          </table:table-cell>
          <table:table-cell office:value-type="float" office:value="-0.292372" calcext:value-type="float">
            <text:p>-0.292372</text:p>
          </table:table-cell>
          <table:table-cell office:value-type="float" office:value="-0.285549" calcext:value-type="float">
            <text:p>-0.285549</text:p>
          </table:table-cell>
          <table:table-cell office:value-type="float" office:value="-0.300282" calcext:value-type="float">
            <text:p>-0.300282</text:p>
          </table:table-cell>
        </table:table-row>
        <table:table-row table:style-name="ro1">
          <table:table-cell office:value-type="float" office:value="-0.208806" calcext:value-type="float">
            <text:p>-0.208806</text:p>
          </table:table-cell>
          <table:table-cell office:value-type="float" office:value="-0.288196" calcext:value-type="float">
            <text:p>-0.288196</text:p>
          </table:table-cell>
          <table:table-cell office:value-type="float" office:value="-0.231661" calcext:value-type="float">
            <text:p>-0.231661</text:p>
          </table:table-cell>
          <table:table-cell office:value-type="float" office:value="-0.29567" calcext:value-type="float">
            <text:p>-0.29567</text:p>
          </table:table-cell>
        </table:table-row>
        <table:table-row table:style-name="ro1">
          <table:table-cell office:value-type="float" office:value="-0.248528" calcext:value-type="float">
            <text:p>-0.248528</text:p>
          </table:table-cell>
          <table:table-cell office:value-type="float" office:value="-0.284015" calcext:value-type="float">
            <text:p>-0.284015</text:p>
          </table:table-cell>
          <table:table-cell office:value-type="float" office:value="-0.20661" calcext:value-type="float">
            <text:p>-0.20661</text:p>
          </table:table-cell>
          <table:table-cell office:value-type="float" office:value="-0.302356" calcext:value-type="float">
            <text:p>-0.302356</text:p>
          </table:table-cell>
        </table:table-row>
        <table:table-row table:style-name="ro1">
          <table:table-cell office:value-type="float" office:value="-0.134454" calcext:value-type="float">
            <text:p>-0.134454</text:p>
          </table:table-cell>
          <table:table-cell office:value-type="float" office:value="-0.279829" calcext:value-type="float">
            <text:p>-0.279829</text:p>
          </table:table-cell>
          <table:table-cell office:value-type="float" office:value="-0.236905" calcext:value-type="float">
            <text:p>-0.236905</text:p>
          </table:table-cell>
          <table:table-cell office:value-type="float" office:value="-0.301347" calcext:value-type="float">
            <text:p>-0.301347</text:p>
          </table:table-cell>
        </table:table-row>
        <table:table-row table:style-name="ro1">
          <table:table-cell office:value-type="float" office:value="-0.197011" calcext:value-type="float">
            <text:p>-0.197011</text:p>
          </table:table-cell>
          <table:table-cell office:value-type="float" office:value="-0.275637" calcext:value-type="float">
            <text:p>-0.275637</text:p>
          </table:table-cell>
          <table:table-cell office:value-type="float" office:value="-0.27461" calcext:value-type="float">
            <text:p>-0.27461</text:p>
          </table:table-cell>
          <table:table-cell office:value-type="float" office:value="-0.290347" calcext:value-type="float">
            <text:p>-0.290347</text:p>
          </table:table-cell>
        </table:table-row>
        <table:table-row table:style-name="ro1">
          <table:table-cell office:value-type="float" office:value="-0.39573" calcext:value-type="float">
            <text:p>-0.39573</text:p>
          </table:table-cell>
          <table:table-cell office:value-type="float" office:value="-0.27144" calcext:value-type="float">
            <text:p>-0.27144</text:p>
          </table:table-cell>
          <table:table-cell office:value-type="float" office:value="-0.30229" calcext:value-type="float">
            <text:p>-0.30229</text:p>
          </table:table-cell>
          <table:table-cell office:value-type="float" office:value="-0.291691" calcext:value-type="float">
            <text:p>-0.291691</text:p>
          </table:table-cell>
        </table:table-row>
        <table:table-row table:style-name="ro1">
          <table:table-cell office:value-type="float" office:value="-0.397331" calcext:value-type="float">
            <text:p>-0.397331</text:p>
          </table:table-cell>
          <table:table-cell office:value-type="float" office:value="-0.267238" calcext:value-type="float">
            <text:p>-0.267238</text:p>
          </table:table-cell>
          <table:table-cell office:value-type="float" office:value="-0.350521" calcext:value-type="float">
            <text:p>-0.350521</text:p>
          </table:table-cell>
          <table:table-cell office:value-type="float" office:value="-0.289705" calcext:value-type="float">
            <text:p>-0.289705</text:p>
          </table:table-cell>
        </table:table-row>
        <table:table-row table:style-name="ro1">
          <table:table-cell office:value-type="float" office:value="-0.386928" calcext:value-type="float">
            <text:p>-0.386928</text:p>
          </table:table-cell>
          <table:table-cell office:value-type="float" office:value="-0.263031" calcext:value-type="float">
            <text:p>-0.263031</text:p>
          </table:table-cell>
          <table:table-cell office:value-type="float" office:value="-0.367699" calcext:value-type="float">
            <text:p>-0.367699</text:p>
          </table:table-cell>
          <table:table-cell office:value-type="float" office:value="-0.285354" calcext:value-type="float">
            <text:p>-0.285354</text:p>
          </table:table-cell>
        </table:table-row>
        <table:table-row table:style-name="ro1">
          <table:table-cell office:value-type="float" office:value="-0.375609" calcext:value-type="float">
            <text:p>-0.375609</text:p>
          </table:table-cell>
          <table:table-cell office:value-type="float" office:value="-0.258819" calcext:value-type="float">
            <text:p>-0.258819</text:p>
          </table:table-cell>
          <table:table-cell office:value-type="float" office:value="-0.355963" calcext:value-type="float">
            <text:p>-0.355963</text:p>
          </table:table-cell>
          <table:table-cell office:value-type="float" office:value="-0.275116" calcext:value-type="float">
            <text:p>-0.275116</text:p>
          </table:table-cell>
        </table:table-row>
        <table:table-row table:style-name="ro1">
          <table:table-cell office:value-type="float" office:value="-0.282898" calcext:value-type="float">
            <text:p>-0.282898</text:p>
          </table:table-cell>
          <table:table-cell office:value-type="float" office:value="-0.254602" calcext:value-type="float">
            <text:p>-0.254602</text:p>
          </table:table-cell>
          <table:table-cell office:value-type="float" office:value="-0.320978" calcext:value-type="float">
            <text:p>-0.320978</text:p>
          </table:table-cell>
          <table:table-cell office:value-type="float" office:value="-0.279688" calcext:value-type="float">
            <text:p>-0.279688</text:p>
          </table:table-cell>
        </table:table-row>
        <table:table-row table:style-name="ro1">
          <table:table-cell office:value-type="float" office:value="-0.337052" calcext:value-type="float">
            <text:p>-0.337052</text:p>
          </table:table-cell>
          <table:table-cell office:value-type="float" office:value="-0.25038" calcext:value-type="float">
            <text:p>-0.25038</text:p>
          </table:table-cell>
          <table:table-cell office:value-type="float" office:value="-0.275781" calcext:value-type="float">
            <text:p>-0.275781</text:p>
          </table:table-cell>
          <table:table-cell office:value-type="float" office:value="-0.290473" calcext:value-type="float">
            <text:p>-0.290473</text:p>
          </table:table-cell>
        </table:table-row>
        <table:table-row table:style-name="ro1">
          <table:table-cell office:value-type="float" office:value="-0.222405" calcext:value-type="float">
            <text:p>-0.222405</text:p>
          </table:table-cell>
          <table:table-cell office:value-type="float" office:value="-0.246153" calcext:value-type="float">
            <text:p>-0.246153</text:p>
          </table:table-cell>
          <table:table-cell office:value-type="float" office:value="-0.227841" calcext:value-type="float">
            <text:p>-0.227841</text:p>
          </table:table-cell>
          <table:table-cell office:value-type="float" office:value="-0.275381" calcext:value-type="float">
            <text:p>-0.275381</text:p>
          </table:table-cell>
        </table:table-row>
        <table:table-row table:style-name="ro1">
          <table:table-cell office:value-type="float" office:value="-0.160943" calcext:value-type="float">
            <text:p>-0.160943</text:p>
          </table:table-cell>
          <table:table-cell office:value-type="float" office:value="-0.241922" calcext:value-type="float">
            <text:p>-0.241922</text:p>
          </table:table-cell>
          <table:table-cell office:value-type="float" office:value="-0.208212" calcext:value-type="float">
            <text:p>-0.208212</text:p>
          </table:table-cell>
          <table:table-cell office:value-type="float" office:value="-0.270356" calcext:value-type="float">
            <text:p>-0.270356</text:p>
          </table:table-cell>
        </table:table-row>
        <table:table-row table:style-name="ro1">
          <table:table-cell office:value-type="float" office:value="-0.135909" calcext:value-type="float">
            <text:p>-0.135909</text:p>
          </table:table-cell>
          <table:table-cell office:value-type="float" office:value="-0.237686" calcext:value-type="float">
            <text:p>-0.237686</text:p>
          </table:table-cell>
          <table:table-cell office:value-type="float" office:value="-0.20393" calcext:value-type="float">
            <text:p>-0.20393</text:p>
          </table:table-cell>
          <table:table-cell office:value-type="float" office:value="-0.253421" calcext:value-type="float">
            <text:p>-0.253421</text:p>
          </table:table-cell>
        </table:table-row>
        <table:table-row table:style-name="ro1">
          <table:table-cell office:value-type="float" office:value="-0.184754" calcext:value-type="float">
            <text:p>-0.184754</text:p>
          </table:table-cell>
          <table:table-cell office:value-type="float" office:value="-0.233445" calcext:value-type="float">
            <text:p>-0.233445</text:p>
          </table:table-cell>
          <table:table-cell office:value-type="float" office:value="-0.205393" calcext:value-type="float">
            <text:p>-0.205393</text:p>
          </table:table-cell>
          <table:table-cell office:value-type="float" office:value="-0.242809" calcext:value-type="float">
            <text:p>-0.242809</text:p>
          </table:table-cell>
        </table:table-row>
        <table:table-row table:style-name="ro1">
          <table:table-cell office:value-type="float" office:value="-0.315641" calcext:value-type="float">
            <text:p>-0.315641</text:p>
          </table:table-cell>
          <table:table-cell office:value-type="float" office:value="-0.2292" calcext:value-type="float">
            <text:p>-0.2292</text:p>
          </table:table-cell>
          <table:table-cell office:value-type="float" office:value="-0.241616" calcext:value-type="float">
            <text:p>-0.241616</text:p>
          </table:table-cell>
          <table:table-cell office:value-type="float" office:value="-0.249532" calcext:value-type="float">
            <text:p>-0.249532</text:p>
          </table:table-cell>
        </table:table-row>
        <table:table-row table:style-name="ro1">
          <table:table-cell office:value-type="float" office:value="-0.229719" calcext:value-type="float">
            <text:p>-0.229719</text:p>
          </table:table-cell>
          <table:table-cell office:value-type="float" office:value="-0.224951" calcext:value-type="float">
            <text:p>-0.224951</text:p>
          </table:table-cell>
          <table:table-cell office:value-type="float" office:value="-0.254562" calcext:value-type="float">
            <text:p>-0.254562</text:p>
          </table:table-cell>
          <table:table-cell office:value-type="float" office:value="-0.235343" calcext:value-type="float">
            <text:p>-0.235343</text:p>
          </table:table-cell>
        </table:table-row>
        <table:table-row table:style-name="ro1">
          <table:table-cell office:value-type="float" office:value="-0.342059" calcext:value-type="float">
            <text:p>-0.342059</text:p>
          </table:table-cell>
          <table:table-cell office:value-type="float" office:value="-0.220697" calcext:value-type="float">
            <text:p>-0.220697</text:p>
          </table:table-cell>
          <table:table-cell office:value-type="float" office:value="-0.269386" calcext:value-type="float">
            <text:p>-0.269386</text:p>
          </table:table-cell>
          <table:table-cell office:value-type="float" office:value="-0.24197" calcext:value-type="float">
            <text:p>-0.24197</text:p>
          </table:table-cell>
        </table:table-row>
        <table:table-row table:style-name="ro1">
          <table:table-cell office:value-type="float" office:value="-0.200639" calcext:value-type="float">
            <text:p>-0.200639</text:p>
          </table:table-cell>
          <table:table-cell office:value-type="float" office:value="-0.21644" calcext:value-type="float">
            <text:p>-0.21644</text:p>
          </table:table-cell>
          <table:table-cell office:value-type="float" office:value="-0.277628" calcext:value-type="float">
            <text:p>-0.277628</text:p>
          </table:table-cell>
          <table:table-cell office:value-type="float" office:value="-0.24898" calcext:value-type="float">
            <text:p>-0.24898</text:p>
          </table:table-cell>
        </table:table-row>
        <table:table-row table:style-name="ro1">
          <table:table-cell office:value-type="float" office:value="-0.258875" calcext:value-type="float">
            <text:p>-0.258875</text:p>
          </table:table-cell>
          <table:table-cell office:value-type="float" office:value="-0.212178" calcext:value-type="float">
            <text:p>-0.212178</text:p>
          </table:table-cell>
          <table:table-cell office:value-type="float" office:value="-0.26788" calcext:value-type="float">
            <text:p>-0.26788</text:p>
          </table:table-cell>
          <table:table-cell office:value-type="float" office:value="-0.263099" calcext:value-type="float">
            <text:p>-0.263099</text:p>
          </table:table-cell>
        </table:table-row>
        <table:table-row table:style-name="ro1">
          <table:table-cell office:value-type="float" office:value="-0.356852" calcext:value-type="float">
            <text:p>-0.356852</text:p>
          </table:table-cell>
          <table:table-cell office:value-type="float" office:value="-0.207912" calcext:value-type="float">
            <text:p>-0.207912</text:p>
          </table:table-cell>
          <table:table-cell office:value-type="float" office:value="-0.258529" calcext:value-type="float">
            <text:p>-0.258529</text:p>
          </table:table-cell>
          <table:table-cell office:value-type="float" office:value="-0.26336" calcext:value-type="float">
            <text:p>-0.26336</text:p>
          </table:table-cell>
        </table:table-row>
        <table:table-row table:style-name="ro1">
          <table:table-cell office:value-type="float" office:value="-0.180975" calcext:value-type="float">
            <text:p>-0.180975</text:p>
          </table:table-cell>
          <table:table-cell office:value-type="float" office:value="-0.203642" calcext:value-type="float">
            <text:p>-0.203642</text:p>
          </table:table-cell>
          <table:table-cell office:value-type="float" office:value="-0.266011" calcext:value-type="float">
            <text:p>-0.266011</text:p>
          </table:table-cell>
          <table:table-cell office:value-type="float" office:value="-0.24314" calcext:value-type="float">
            <text:p>-0.24314</text:p>
          </table:table-cell>
        </table:table-row>
        <table:table-row table:style-name="ro1">
          <table:table-cell office:value-type="float" office:value="-0.295305" calcext:value-type="float">
            <text:p>-0.295305</text:p>
          </table:table-cell>
          <table:table-cell office:value-type="float" office:value="-0.199368" calcext:value-type="float">
            <text:p>-0.199368</text:p>
          </table:table-cell>
          <table:table-cell office:value-type="float" office:value="-0.272479" calcext:value-type="float">
            <text:p>-0.272479</text:p>
          </table:table-cell>
          <table:table-cell office:value-type="float" office:value="-0.241059" calcext:value-type="float">
            <text:p>-0.241059</text:p>
          </table:table-cell>
        </table:table-row>
        <table:table-row table:style-name="ro1">
          <table:table-cell office:value-type="float" office:value="-0.238052" calcext:value-type="float">
            <text:p>-0.238052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238635" calcext:value-type="float">
            <text:p>-0.238635</text:p>
          </table:table-cell>
          <table:table-cell office:value-type="float" office:value="-0.224249" calcext:value-type="float">
            <text:p>-0.224249</text:p>
          </table:table-cell>
        </table:table-row>
        <table:table-row table:style-name="ro1">
          <table:table-cell office:value-type="float" office:value="-0.291215" calcext:value-type="float">
            <text:p>-0.291215</text:p>
          </table:table-cell>
          <table:table-cell office:value-type="float" office:value="-0.190809" calcext:value-type="float">
            <text:p>-0.190809</text:p>
          </table:table-cell>
          <table:table-cell office:value-type="float" office:value="-0.221083" calcext:value-type="float">
            <text:p>-0.221083</text:p>
          </table:table-cell>
          <table:table-cell office:value-type="float" office:value="-0.208609" calcext:value-type="float">
            <text:p>-0.208609</text:p>
          </table:table-cell>
        </table:table-row>
        <table:table-row table:style-name="ro1">
          <table:table-cell office:value-type="float" office:value="-0.187629" calcext:value-type="float">
            <text:p>-0.187629</text:p>
          </table:table-cell>
          <table:table-cell office:value-type="float" office:value="-0.186524" calcext:value-type="float">
            <text:p>-0.186524</text:p>
          </table:table-cell>
          <table:table-cell office:value-type="float" office:value="-0.203389" calcext:value-type="float">
            <text:p>-0.203389</text:p>
          </table:table-cell>
          <table:table-cell office:value-type="float" office:value="-0.196204" calcext:value-type="float">
            <text:p>-0.196204</text:p>
          </table:table-cell>
        </table:table-row>
        <table:table-row table:style-name="ro1">
          <table:table-cell office:value-type="float" office:value="-0.093217" calcext:value-type="float">
            <text:p>-0.093217</text:p>
          </table:table-cell>
          <table:table-cell office:value-type="float" office:value="-0.182236" calcext:value-type="float">
            <text:p>-0.182236</text:p>
          </table:table-cell>
          <table:table-cell office:value-type="float" office:value="-0.187206" calcext:value-type="float">
            <text:p>-0.187206</text:p>
          </table:table-cell>
          <table:table-cell office:value-type="float" office:value="-0.183246" calcext:value-type="float">
            <text:p>-0.183246</text:p>
          </table:table-cell>
        </table:table-row>
        <table:table-row table:style-name="ro1">
          <table:table-cell office:value-type="float" office:value="-0.206832" calcext:value-type="float">
            <text:p>-0.206832</text:p>
          </table:table-cell>
          <table:table-cell office:value-type="float" office:value="-0.177944" calcext:value-type="float">
            <text:p>-0.177944</text:p>
          </table:table-cell>
          <table:table-cell office:value-type="float" office:value="-0.134685" calcext:value-type="float">
            <text:p>-0.134685</text:p>
          </table:table-cell>
          <table:table-cell office:value-type="float" office:value="-0.1717" calcext:value-type="float">
            <text:p>-0.1717</text:p>
          </table:table-cell>
        </table:table-row>
        <table:table-row table:style-name="ro1">
          <table:table-cell office:value-type="float" office:value="-0.157141" calcext:value-type="float">
            <text:p>-0.157141</text:p>
          </table:table-cell>
          <table:table-cell office:value-type="float" office:value="-0.173648" calcext:value-type="float">
            <text:p>-0.173648</text:p>
          </table:table-cell>
          <table:table-cell office:value-type="float" office:value="-0.121642" calcext:value-type="float">
            <text:p>-0.121642</text:p>
          </table:table-cell>
          <table:table-cell office:value-type="float" office:value="-0.167381" calcext:value-type="float">
            <text:p>-0.167381</text:p>
          </table:table-cell>
        </table:table-row>
        <table:table-row table:style-name="ro1">
          <table:table-cell office:value-type="float" office:value="-0.028607" calcext:value-type="float">
            <text:p>-0.028607</text:p>
          </table:table-cell>
          <table:table-cell office:value-type="float" office:value="-0.16935" calcext:value-type="float">
            <text:p>-0.16935</text:p>
          </table:table-cell>
          <table:table-cell office:value-type="float" office:value="-0.145863" calcext:value-type="float">
            <text:p>-0.145863</text:p>
          </table:table-cell>
          <table:table-cell office:value-type="float" office:value="-0.149962" calcext:value-type="float">
            <text:p>-0.149962</text:p>
          </table:table-cell>
        </table:table-row>
        <table:table-row table:style-name="ro1">
          <table:table-cell office:value-type="float" office:value="-0.122413" calcext:value-type="float">
            <text:p>-0.122413</text:p>
          </table:table-cell>
          <table:table-cell office:value-type="float" office:value="-0.165048" calcext:value-type="float">
            <text:p>-0.165048</text:p>
          </table:table-cell>
          <table:table-cell office:value-type="float" office:value="-0.115289" calcext:value-type="float">
            <text:p>-0.115289</text:p>
          </table:table-cell>
          <table:table-cell office:value-type="float" office:value="-0.123727" calcext:value-type="float">
            <text:p>-0.123727</text:p>
          </table:table-cell>
        </table:table-row>
        <table:table-row table:style-name="ro1">
          <table:table-cell office:value-type="float" office:value="-0.214323" calcext:value-type="float">
            <text:p>-0.214323</text:p>
          </table:table-cell>
          <table:table-cell office:value-type="float" office:value="-0.160743" calcext:value-type="float">
            <text:p>-0.160743</text:p>
          </table:table-cell>
          <table:table-cell office:value-type="float" office:value="-0.133421" calcext:value-type="float">
            <text:p>-0.133421</text:p>
          </table:table-cell>
          <table:table-cell office:value-type="float" office:value="-0.118419" calcext:value-type="float">
            <text:p>-0.118419</text:p>
          </table:table-cell>
        </table:table-row>
        <table:table-row table:style-name="ro1">
          <table:table-cell office:value-type="float" office:value="-0.053963" calcext:value-type="float">
            <text:p>-0.053963</text:p>
          </table:table-cell>
          <table:table-cell office:value-type="float" office:value="-0.156434" calcext:value-type="float">
            <text:p>-0.156434</text:p>
          </table:table-cell>
          <table:table-cell office:value-type="float" office:value="-0.136987" calcext:value-type="float">
            <text:p>-0.136987</text:p>
          </table:table-cell>
          <table:table-cell office:value-type="float" office:value="-0.131684" calcext:value-type="float">
            <text:p>-0.131684</text:p>
          </table:table-cell>
        </table:table-row>
        <table:table-row table:style-name="ro1">
          <table:table-cell office:value-type="float" office:value="-0.247802" calcext:value-type="float">
            <text:p>-0.247802</text:p>
          </table:table-cell>
          <table:table-cell office:value-type="float" office:value="-0.152123" calcext:value-type="float">
            <text:p>-0.152123</text:p>
          </table:table-cell>
          <table:table-cell office:value-type="float" office:value="-0.11303" calcext:value-type="float">
            <text:p>-0.11303</text:p>
          </table:table-cell>
          <table:table-cell office:value-type="float" office:value="-0.123942" calcext:value-type="float">
            <text:p>-0.123942</text:p>
          </table:table-cell>
        </table:table-row>
        <table:table-row table:style-name="ro1">
          <table:table-cell office:value-type="float" office:value="-0.046437" calcext:value-type="float">
            <text:p>-0.046437</text:p>
          </table:table-cell>
          <table:table-cell office:value-type="float" office:value="-0.147809" calcext:value-type="float">
            <text:p>-0.147809</text:p>
          </table:table-cell>
          <table:table-cell office:value-type="float" office:value="-0.096013" calcext:value-type="float">
            <text:p>-0.096013</text:p>
          </table:table-cell>
          <table:table-cell office:value-type="float" office:value="-0.120531" calcext:value-type="float">
            <text:p>-0.120531</text:p>
          </table:table-cell>
        </table:table-row>
        <table:table-row table:style-name="ro1">
          <table:table-cell office:value-type="float" office:value="-0.002628" calcext:value-type="float">
            <text:p>-0.002628</text:p>
          </table:table-cell>
          <table:table-cell office:value-type="float" office:value="-0.143493" calcext:value-type="float">
            <text:p>-0.143493</text:p>
          </table:table-cell>
          <table:table-cell office:value-type="float" office:value="-0.133048" calcext:value-type="float">
            <text:p>-0.133048</text:p>
          </table:table-cell>
          <table:table-cell office:value-type="float" office:value="-0.116256" calcext:value-type="float">
            <text:p>-0.116256</text:p>
          </table:table-cell>
        </table:table-row>
        <table:table-row table:style-name="ro1">
          <table:table-cell office:value-type="float" office:value="-0.129239" calcext:value-type="float">
            <text:p>-0.129239</text:p>
          </table:table-cell>
          <table:table-cell office:value-type="float" office:value="-0.139173" calcext:value-type="float">
            <text:p>-0.139173</text:p>
          </table:table-cell>
          <table:table-cell office:value-type="float" office:value="-0.107823" calcext:value-type="float">
            <text:p>-0.107823</text:p>
          </table:table-cell>
          <table:table-cell office:value-type="float" office:value="-0.11987" calcext:value-type="float">
            <text:p>-0.11987</text:p>
          </table:table-cell>
        </table:table-row>
        <table:table-row table:style-name="ro1">
          <table:table-cell office:value-type="float" office:value="-0.239134" calcext:value-type="float">
            <text:p>-0.239134</text:p>
          </table:table-cell>
          <table:table-cell office:value-type="float" office:value="-0.134851" calcext:value-type="float">
            <text:p>-0.134851</text:p>
          </table:table-cell>
          <table:table-cell office:value-type="float" office:value="-0.122458" calcext:value-type="float">
            <text:p>-0.122458</text:p>
          </table:table-cell>
          <table:table-cell office:value-type="float" office:value="-0.119439" calcext:value-type="float">
            <text:p>-0.119439</text:p>
          </table:table-cell>
        </table:table-row>
        <table:table-row table:style-name="ro1">
          <table:table-cell office:value-type="float" office:value="-0.121678" calcext:value-type="float">
            <text:p>-0.121678</text:p>
          </table:table-cell>
          <table:table-cell office:value-type="float" office:value="-0.130526" calcext:value-type="float">
            <text:p>-0.130526</text:p>
          </table:table-cell>
          <table:table-cell office:value-type="float" office:value="-0.118249" calcext:value-type="float">
            <text:p>-0.118249</text:p>
          </table:table-cell>
          <table:table-cell office:value-type="float" office:value="-0.112877" calcext:value-type="float">
            <text:p>-0.112877</text:p>
          </table:table-cell>
        </table:table-row>
        <table:table-row table:style-name="ro1">
          <table:table-cell office:value-type="float" office:value="-0.119612" calcext:value-type="float">
            <text:p>-0.119612</text:p>
          </table:table-cell>
          <table:table-cell office:value-type="float" office:value="-0.126199" calcext:value-type="float">
            <text:p>-0.126199</text:p>
          </table:table-cell>
          <table:table-cell office:value-type="float" office:value="-0.124835" calcext:value-type="float">
            <text:p>-0.124835</text:p>
          </table:table-cell>
          <table:table-cell office:value-type="float" office:value="-0.095634" calcext:value-type="float">
            <text:p>-0.095634</text:p>
          </table:table-cell>
        </table:table-row>
        <table:table-row table:style-name="ro1">
          <table:table-cell office:value-type="float" office:value="0.018414" calcext:value-type="float">
            <text:p>0.018414</text:p>
          </table:table-cell>
          <table:table-cell office:value-type="float" office:value="-0.121869" calcext:value-type="float">
            <text:p>-0.121869</text:p>
          </table:table-cell>
          <table:table-cell office:value-type="float" office:value="-0.118925" calcext:value-type="float">
            <text:p>-0.118925</text:p>
          </table:table-cell>
          <table:table-cell office:value-type="float" office:value="-0.090126" calcext:value-type="float">
            <text:p>-0.090126</text:p>
          </table:table-cell>
        </table:table-row>
        <table:table-row table:style-name="ro1">
          <table:table-cell office:value-type="float" office:value="-0.162165" calcext:value-type="float">
            <text:p>-0.162165</text:p>
          </table:table-cell>
          <table:table-cell office:value-type="float" office:value="-0.117537" calcext:value-type="float">
            <text:p>-0.117537</text:p>
          </table:table-cell>
          <table:table-cell office:value-type="float" office:value="-0.090944" calcext:value-type="float">
            <text:p>-0.090944</text:p>
          </table:table-cell>
          <table:table-cell office:value-type="float" office:value="-0.088152" calcext:value-type="float">
            <text:p>-0.088152</text:p>
          </table:table-cell>
        </table:table-row>
        <table:table-row table:style-name="ro1">
          <table:table-cell office:value-type="float" office:value="-0.209586" calcext:value-type="float">
            <text:p>-0.209586</text:p>
          </table:table-cell>
          <table:table-cell office:value-type="float" office:value="-0.113203" calcext:value-type="float">
            <text:p>-0.113203</text:p>
          </table:table-cell>
          <table:table-cell office:value-type="float" office:value="-0.078648" calcext:value-type="float">
            <text:p>-0.078648</text:p>
          </table:table-cell>
          <table:table-cell office:value-type="float" office:value="-0.095893" calcext:value-type="float">
            <text:p>-0.095893</text:p>
          </table:table-cell>
        </table:table-row>
        <table:table-row table:style-name="ro1">
          <table:table-cell office:value-type="float" office:value="0.018226" calcext:value-type="float">
            <text:p>0.018226</text:p>
          </table:table-cell>
          <table:table-cell office:value-type="float" office:value="-0.108867" calcext:value-type="float">
            <text:p>-0.108867</text:p>
          </table:table-cell>
          <table:table-cell office:value-type="float" office:value="-0.079501" calcext:value-type="float">
            <text:p>-0.079501</text:p>
          </table:table-cell>
          <table:table-cell office:value-type="float" office:value="-0.085937" calcext:value-type="float">
            <text:p>-0.085937</text:p>
          </table:table-cell>
        </table:table-row>
        <table:table-row table:style-name="ro1">
          <table:table-cell office:value-type="float" office:value="-0.058131" calcext:value-type="float">
            <text:p>-0.058131</text:p>
          </table:table-cell>
          <table:table-cell office:value-type="float" office:value="-0.104528" calcext:value-type="float">
            <text:p>-0.104528</text:p>
          </table:table-cell>
          <table:table-cell office:value-type="float" office:value="-0.04325" calcext:value-type="float">
            <text:p>-0.04325</text:p>
          </table:table-cell>
          <table:table-cell office:value-type="float" office:value="-0.079799" calcext:value-type="float">
            <text:p>-0.079799</text:p>
          </table:table-cell>
        </table:table-row>
        <table:table-row table:style-name="ro1">
          <table:table-cell office:value-type="float" office:value="0.014149" calcext:value-type="float">
            <text:p>0.014149</text:p>
          </table:table-cell>
          <table:table-cell office:value-type="float" office:value="-0.100188" calcext:value-type="float">
            <text:p>-0.100188</text:p>
          </table:table-cell>
          <table:table-cell office:value-type="float" office:value="-0.044212" calcext:value-type="float">
            <text:p>-0.044212</text:p>
          </table:table-cell>
          <table:table-cell office:value-type="float" office:value="-0.068776" calcext:value-type="float">
            <text:p>-0.068776</text:p>
          </table:table-cell>
        </table:table-row>
        <table:table-row table:style-name="ro1">
          <table:table-cell office:value-type="float" office:value="0.01909" calcext:value-type="float">
            <text:p>0.01909</text:p>
          </table:table-cell>
          <table:table-cell office:value-type="float" office:value="-0.095846" calcext:value-type="float">
            <text:p>-0.095846</text:p>
          </table:table-cell>
          <table:table-cell office:value-type="float" office:value="-0.07378" calcext:value-type="float">
            <text:p>-0.07378</text:p>
          </table:table-cell>
          <table:table-cell office:value-type="float" office:value="-0.079928" calcext:value-type="float">
            <text:p>-0.079928</text:p>
          </table:table-cell>
        </table:table-row>
        <table:table-row table:style-name="ro1">
          <table:table-cell office:value-type="float" office:value="-0.214398" calcext:value-type="float">
            <text:p>-0.214398</text:p>
          </table:table-cell>
          <table:table-cell office:value-type="float" office:value="-0.091502" calcext:value-type="float">
            <text:p>-0.091502</text:p>
          </table:table-cell>
          <table:table-cell office:value-type="float" office:value="-0.072985" calcext:value-type="float">
            <text:p>-0.072985</text:p>
          </table:table-cell>
          <table:table-cell office:value-type="float" office:value="-0.076193" calcext:value-type="float">
            <text:p>-0.076193</text:p>
          </table:table-cell>
        </table:table-row>
        <table:table-row table:style-name="ro1">
          <table:table-cell office:value-type="float" office:value="-0.129612" calcext:value-type="float">
            <text:p>-0.129612</text:p>
          </table:table-cell>
          <table:table-cell office:value-type="float" office:value="-0.087156" calcext:value-type="float">
            <text:p>-0.087156</text:p>
          </table:table-cell>
          <table:table-cell office:value-type="float" office:value="-0.075487" calcext:value-type="float">
            <text:p>-0.075487</text:p>
          </table:table-cell>
          <table:table-cell office:value-type="float" office:value="-0.073434" calcext:value-type="float">
            <text:p>-0.073434</text:p>
          </table:table-cell>
        </table:table-row>
        <table:table-row table:style-name="ro1">
          <table:table-cell office:value-type="float" office:value="-0.054157" calcext:value-type="float">
            <text:p>-0.054157</text:p>
          </table:table-cell>
          <table:table-cell office:value-type="float" office:value="-0.082808" calcext:value-type="float">
            <text:p>-0.082808</text:p>
          </table:table-cell>
          <table:table-cell office:value-type="float" office:value="-0.100158" calcext:value-type="float">
            <text:p>-0.100158</text:p>
          </table:table-cell>
          <table:table-cell office:value-type="float" office:value="-0.076532" calcext:value-type="float">
            <text:p>-0.076532</text:p>
          </table:table-cell>
        </table:table-row>
        <table:table-row table:style-name="ro1">
          <table:table-cell office:value-type="float" office:value="0.001641" calcext:value-type="float">
            <text:p>0.001641</text:p>
          </table:table-cell>
          <table:table-cell office:value-type="float" office:value="-0.078459" calcext:value-type="float">
            <text:p>-0.078459</text:p>
          </table:table-cell>
          <table:table-cell office:value-type="float" office:value="-0.081494" calcext:value-type="float">
            <text:p>-0.081494</text:p>
          </table:table-cell>
          <table:table-cell office:value-type="float" office:value="-0.08564" calcext:value-type="float">
            <text:p>-0.08564</text:p>
          </table:table-cell>
        </table:table-row>
        <table:table-row table:style-name="ro1">
          <table:table-cell office:value-type="float" office:value="-0.104268" calcext:value-type="float">
            <text:p>-0.104268</text:p>
          </table:table-cell>
          <table:table-cell office:value-type="float" office:value="-0.074108" calcext:value-type="float">
            <text:p>-0.074108</text:p>
          </table:table-cell>
          <table:table-cell office:value-type="float" office:value="-0.091419" calcext:value-type="float">
            <text:p>-0.091419</text:p>
          </table:table-cell>
          <table:table-cell office:value-type="float" office:value="-0.098556" calcext:value-type="float">
            <text:p>-0.098556</text:p>
          </table:table-cell>
        </table:table-row>
        <table:table-row table:style-name="ro1">
          <table:table-cell office:value-type="float" office:value="-0.121075" calcext:value-type="float">
            <text:p>-0.121075</text:p>
          </table:table-cell>
          <table:table-cell office:value-type="float" office:value="-0.069756" calcext:value-type="float">
            <text:p>-0.069756</text:p>
          </table:table-cell>
          <table:table-cell office:value-type="float" office:value="-0.083757" calcext:value-type="float">
            <text:p>-0.083757</text:p>
          </table:table-cell>
          <table:table-cell office:value-type="float" office:value="-0.099664" calcext:value-type="float">
            <text:p>-0.099664</text:p>
          </table:table-cell>
        </table:table-row>
        <table:table-row table:style-name="ro1">
          <table:table-cell office:value-type="float" office:value="-0.179238" calcext:value-type="float">
            <text:p>-0.179238</text:p>
          </table:table-cell>
          <table:table-cell office:value-type="float" office:value="-0.065403" calcext:value-type="float">
            <text:p>-0.065403</text:p>
          </table:table-cell>
          <table:table-cell office:value-type="float" office:value="-0.11575" calcext:value-type="float">
            <text:p>-0.11575</text:p>
          </table:table-cell>
          <table:table-cell office:value-type="float" office:value="-0.07873" calcext:value-type="float">
            <text:p>-0.07873</text:p>
          </table:table-cell>
        </table:table-row>
        <table:table-row table:style-name="ro1">
          <table:table-cell office:value-type="float" office:value="-0.015847" calcext:value-type="float">
            <text:p>-0.015847</text:p>
          </table:table-cell>
          <table:table-cell office:value-type="float" office:value="-0.061049" calcext:value-type="float">
            <text:p>-0.061049</text:p>
          </table:table-cell>
          <table:table-cell office:value-type="float" office:value="-0.120482" calcext:value-type="float">
            <text:p>-0.120482</text:p>
          </table:table-cell>
          <table:table-cell office:value-type="float" office:value="-0.083988" calcext:value-type="float">
            <text:p>-0.083988</text:p>
          </table:table-cell>
        </table:table-row>
        <table:table-row table:style-name="ro1">
          <table:table-cell office:value-type="float" office:value="-0.158322" calcext:value-type="float">
            <text:p>-0.158322</text:p>
          </table:table-cell>
          <table:table-cell office:value-type="float" office:value="-0.056693" calcext:value-type="float">
            <text:p>-0.056693</text:p>
          </table:table-cell>
          <table:table-cell office:value-type="float" office:value="-0.094887" calcext:value-type="float">
            <text:p>-0.094887</text:p>
          </table:table-cell>
          <table:table-cell office:value-type="float" office:value="-0.081396" calcext:value-type="float">
            <text:p>-0.081396</text:p>
          </table:table-cell>
        </table:table-row>
        <table:table-row table:style-name="ro1">
          <table:table-cell office:value-type="float" office:value="-0.127928" calcext:value-type="float">
            <text:p>-0.127928</text:p>
          </table:table-cell>
          <table:table-cell office:value-type="float" office:value="-0.052336" calcext:value-type="float">
            <text:p>-0.052336</text:p>
          </table:table-cell>
          <table:table-cell office:value-type="float" office:value="-0.055864" calcext:value-type="float">
            <text:p>-0.055864</text:p>
          </table:table-cell>
          <table:table-cell office:value-type="float" office:value="-0.093151" calcext:value-type="float">
            <text:p>-0.093151</text:p>
          </table:table-cell>
        </table:table-row>
        <table:table-row table:style-name="ro1">
          <table:table-cell office:value-type="float" office:value="0.006897" calcext:value-type="float">
            <text:p>0.006897</text:p>
          </table:table-cell>
          <table:table-cell office:value-type="float" office:value="-0.047978" calcext:value-type="float">
            <text:p>-0.047978</text:p>
          </table:table-cell>
          <table:table-cell office:value-type="float" office:value="-0.090184" calcext:value-type="float">
            <text:p>-0.090184</text:p>
          </table:table-cell>
          <table:table-cell office:value-type="float" office:value="-0.098456" calcext:value-type="float">
            <text:p>-0.098456</text:p>
          </table:table-cell>
        </table:table-row>
        <table:table-row table:style-name="ro1">
          <table:table-cell office:value-type="float" office:value="0.015877" calcext:value-type="float">
            <text:p>0.015877</text:p>
          </table:table-cell>
          <table:table-cell office:value-type="float" office:value="-0.043619" calcext:value-type="float">
            <text:p>-0.043619</text:p>
          </table:table-cell>
          <table:table-cell office:value-type="float" office:value="-0.06365" calcext:value-type="float">
            <text:p>-0.06365</text:p>
          </table:table-cell>
          <table:table-cell office:value-type="float" office:value="-0.094594" calcext:value-type="float">
            <text:p>-0.094594</text:p>
          </table:table-cell>
        </table:table-row>
        <table:table-row table:style-name="ro1">
          <table:table-cell office:value-type="float" office:value="-0.187448" calcext:value-type="float">
            <text:p>-0.187448</text:p>
          </table:table-cell>
          <table:table-cell office:value-type="float" office:value="-0.03926" calcext:value-type="float">
            <text:p>-0.03926</text:p>
          </table:table-cell>
          <table:table-cell office:value-type="float" office:value="-0.063596" calcext:value-type="float">
            <text:p>-0.063596</text:p>
          </table:table-cell>
          <table:table-cell office:value-type="float" office:value="-0.091451" calcext:value-type="float">
            <text:p>-0.091451</text:p>
          </table:table-cell>
        </table:table-row>
        <table:table-row table:style-name="ro1">
          <table:table-cell office:value-type="float" office:value="-0.025648" calcext:value-type="float">
            <text:p>-0.025648</text:p>
          </table:table-cell>
          <table:table-cell office:value-type="float" office:value="-0.034899" calcext:value-type="float">
            <text:p>-0.034899</text:p>
          </table:table-cell>
          <table:table-cell office:value-type="float" office:value="-0.0975" calcext:value-type="float">
            <text:p>-0.0975</text:p>
          </table:table-cell>
          <table:table-cell office:value-type="float" office:value="-0.078989" calcext:value-type="float">
            <text:p>-0.078989</text:p>
          </table:table-cell>
        </table:table-row>
        <table:table-row table:style-name="ro1">
          <table:table-cell office:value-type="float" office:value="-0.127661" calcext:value-type="float">
            <text:p>-0.127661</text:p>
          </table:table-cell>
          <table:table-cell office:value-type="float" office:value="-0.030539" calcext:value-type="float">
            <text:p>-0.030539</text:p>
          </table:table-cell>
          <table:table-cell office:value-type="float" office:value="-0.116394" calcext:value-type="float">
            <text:p>-0.116394</text:p>
          </table:table-cell>
          <table:table-cell office:value-type="float" office:value="-0.078138" calcext:value-type="float">
            <text:p>-0.078138</text:p>
          </table:table-cell>
        </table:table-row>
        <table:table-row table:style-name="ro1">
          <table:table-cell office:value-type="float" office:value="-0.16262" calcext:value-type="float">
            <text:p>-0.16262</text:p>
          </table:table-cell>
          <table:table-cell office:value-type="float" office:value="-0.026177" calcext:value-type="float">
            <text:p>-0.026177</text:p>
          </table:table-cell>
          <table:table-cell office:value-type="float" office:value="-0.107837" calcext:value-type="float">
            <text:p>-0.107837</text:p>
          </table:table-cell>
          <table:table-cell office:value-type="float" office:value="-0.056602" calcext:value-type="float">
            <text:p>-0.056602</text:p>
          </table:table-cell>
        </table:table-row>
        <table:table-row table:style-name="ro1">
          <table:table-cell office:value-type="float" office:value="-0.078595" calcext:value-type="float">
            <text:p>-0.078595</text:p>
          </table:table-cell>
          <table:table-cell office:value-type="float" office:value="-0.021815" calcext:value-type="float">
            <text:p>-0.021815</text:p>
          </table:table-cell>
          <table:table-cell office:value-type="float" office:value="-0.07846" calcext:value-type="float">
            <text:p>-0.07846</text:p>
          </table:table-cell>
          <table:table-cell office:value-type="float" office:value="-0.078595" calcext:value-type="float">
            <text:p>-0.078595</text:p>
          </table:table-cell>
        </table:table-row>
        <table:table-row table:style-name="ro1">
          <table:table-cell office:value-type="float" office:value="-0.144663" calcext:value-type="float">
            <text:p>-0.144663</text:p>
          </table:table-cell>
          <table:table-cell office:value-type="float" office:value="-0.017452" calcext:value-type="float">
            <text:p>-0.017452</text:p>
          </table:table-cell>
          <table:table-cell office:value-type="float" office:value="-0.082721" calcext:value-type="float">
            <text:p>-0.082721</text:p>
          </table:table-cell>
          <table:table-cell office:value-type="float" office:value="-0.144663" calcext:value-type="float">
            <text:p>-0.144663</text:p>
          </table:table-cell>
        </table:table-row>
        <table:table-row table:style-name="ro1">
          <table:table-cell office:value-type="float" office:value="0.121235" calcext:value-type="float">
            <text:p>0.121235</text:p>
          </table:table-cell>
          <table:table-cell office:value-type="float" office:value="-0.01309" calcext:value-type="float">
            <text:p>-0.01309</text:p>
          </table:table-cell>
          <table:table-cell office:value-type="float" office:value="-0.028403" calcext:value-type="float">
            <text:p>-0.028403</text:p>
          </table:table-cell>
          <table:table-cell office:value-type="float" office:value="0.121235" calcext:value-type="float">
            <text:p>0.121235</text:p>
          </table:table-cell>
        </table:table-row>
        <table:table-row table:style-name="ro1">
          <table:table-cell office:value-type="float" office:value="-0.148965" calcext:value-type="float">
            <text:p>-0.148965</text:p>
          </table:table-cell>
          <table:table-cell office:value-type="float" office:value="-0.008727" calcext:value-type="float">
            <text:p>-0.008727</text:p>
          </table:table-cell>
          <table:table-cell table:number-columns-repeated="2" office:value-type="float" office:value="-0.148965" calcext:value-type="float">
            <text:p>-0.148965</text:p>
          </table:table-cell>
        </table:table-row>
        <table:table-row table:style-name="ro1">
          <table:table-cell office:value-type="float" office:value="0.108973" calcext:value-type="float">
            <text:p>0.108973</text:p>
          </table:table-cell>
          <table:table-cell office:value-type="float" office:value="-0.004363" calcext:value-type="float">
            <text:p>-0.004363</text:p>
          </table:table-cell>
          <table:table-cell table:number-columns-repeated="2" office:value-type="float" office:value="0.108973" calcext:value-type="float">
            <text:p>0.108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9T14:51:50.336676095</dc:date>
    <meta:editing-duration>PT1H25M2S</meta:editing-duration>
    <meta:editing-cycles>9</meta:editing-cycles>
    <meta:generator>LibreOffice/6.4.6.2$Linux_X86_64 LibreOffice_project/40$Build-2</meta:generator>
    <meta:document-statistic meta:table-count="1" meta:cell-count="57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8cm" svg:stroke-color="#004586" svg:stroke-opacity="48%" draw:fill-color="#004586" draw:opacity="48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61cm" svg:height="14.745cm" xlink:href=".." xlink:type="simple" chart:class="chart:line" chart:style-name="ch1">
        <chart:legend chart:legend-position="bottom" svg:x="6.853cm" svg:y="14.146cm" style:legend-expansion="wide" chart:style-name="ch2"/>
        <chart:plot-area chart:style-name="ch3" table:cell-range-address="plots.A1:plots.D1441" chart:data-source-has-labels="row" svg:x="0.117cm" svg:y="0.609cm" svg:width="21.946cm" svg:height="13.589cm">
          <chartooo:coordinate-region svg:x="0.95cm" svg:y="0.808cm" svg:width="21.113cm" svg:height="13.1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s.A2:plots.A1441" chart:label-cell-address="plots.A1:plots.A1" chart:class="chart:line">
            <chart:data-point chart:repeated="1440"/>
          </chart:series>
          <chart:series chart:style-name="ch7" chart:values-cell-range-address="plots.B2:plots.B1441" chart:label-cell-address="plots.B1:plots.B1" chart:class="chart:line">
            <chart:data-point chart:repeated="1440"/>
          </chart:series>
          <chart:series chart:style-name="ch8" chart:values-cell-range-address="plots.C2:plots.C1441" chart:label-cell-address="plots.C1:plots.C1" chart:class="chart:line">
            <chart:data-point chart:repeated="1440"/>
          </chart:series>
          <chart:series chart:style-name="ch9" chart:values-cell-range-address="plots.D2:plots.D1441" chart:label-cell-address="plots.D1:plots.D1" chart:class="chart:line">
            <chart:data-point chart:repeated="14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isy</text:p>
                <draw:g>
                  <svg:desc>plots.A1:plots.A1</svg:desc>
                </draw:g>
              </table:table-cell>
              <table:table-cell office:value-type="string">
                <text:p>Original</text:p>
                <draw:g>
                  <svg:desc>plots.B1:plots.B1</svg:desc>
                </draw:g>
              </table:table-cell>
              <table:table-cell office:value-type="string">
                <text:p>Average</text:p>
                <draw:g>
                  <svg:desc>plots.C1:plots.C1</svg:desc>
                </draw:g>
              </table:table-cell>
              <table:table-cell office:value-type="string">
                <text:p>Median</text:p>
                <draw:g>
                  <svg:desc>plots.D1:plo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0519">
                <text:p>-0.090519</text:p>
                <draw:g>
                  <svg:desc>plots.A2:plots.A1441</svg:desc>
                </draw:g>
              </table:table-cell>
              <table:table-cell office:value-type="float" office:value="0">
                <text:p>0</text:p>
                <draw:g>
                  <svg:desc>plots.B2:plots.B1441</svg:desc>
                </draw:g>
              </table:table-cell>
              <table:table-cell office:value-type="float" office:value="-0.090519">
                <text:p>-0.090519</text:p>
                <draw:g>
                  <svg:desc>plots.C2:plots.C1441</svg:desc>
                </draw:g>
              </table:table-cell>
              <table:table-cell office:value-type="float" office:value="-0.090519">
                <text:p>-0.090519</text:p>
                <draw:g>
                  <svg:desc>plots.D2:plots.D1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7436">
                <text:p>-0.007436</text:p>
              </table:table-cell>
              <table:table-cell office:value-type="float" office:value="0.004363">
                <text:p>0.004363</text:p>
              </table:table-cell>
              <table:table-cell office:value-type="float" office:value="-0.007436">
                <text:p>-0.007436</text:p>
              </table:table-cell>
              <table:table-cell office:value-type="float" office:value="-0.007436">
                <text:p>-0.007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5091">
                <text:p>0.155091</text:p>
              </table:table-cell>
              <table:table-cell office:value-type="float" office:value="0.008727">
                <text:p>0.008727</text:p>
              </table:table-cell>
              <table:table-cell office:value-type="float" office:value="0.048976">
                <text:p>0.048976</text:p>
              </table:table-cell>
              <table:table-cell office:value-type="float" office:value="0.086787">
                <text:p>0.08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6787">
                <text:p>0.086787</text:p>
              </table:table-cell>
              <table:table-cell office:value-type="float" office:value="0.01309">
                <text:p>0.01309</text:p>
              </table:table-cell>
              <table:table-cell office:value-type="float" office:value="0.066901">
                <text:p>0.066901</text:p>
              </table:table-cell>
              <table:table-cell office:value-type="float" office:value="0.086787">
                <text:p>0.086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957">
                <text:p>0.100957</text:p>
              </table:table-cell>
              <table:table-cell office:value-type="float" office:value="0.017452">
                <text:p>0.017452</text:p>
              </table:table-cell>
              <table:table-cell office:value-type="float" office:value="0.100764">
                <text:p>0.100764</text:p>
              </table:table-cell>
              <table:table-cell office:value-type="float" office:value="0.100957">
                <text:p>0.100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894">
                <text:p>-0.000894</text:p>
              </table:table-cell>
              <table:table-cell office:value-type="float" office:value="0.021815">
                <text:p>0.021815</text:p>
              </table:table-cell>
              <table:table-cell office:value-type="float" office:value="0.090373">
                <text:p>0.090373</text:p>
              </table:table-cell>
              <table:table-cell office:value-type="float" office:value="0.050645">
                <text:p>0.050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1877">
                <text:p>0.161877</text:p>
              </table:table-cell>
              <table:table-cell office:value-type="float" office:value="0.026177">
                <text:p>0.026177</text:p>
              </table:table-cell>
              <table:table-cell office:value-type="float" office:value="0.057906">
                <text:p>0.057906</text:p>
              </table:table-cell>
              <table:table-cell office:value-type="float" office:value="0.051152">
                <text:p>0.051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8">
                <text:p>0.103138</text:p>
              </table:table-cell>
              <table:table-cell office:value-type="float" office:value="0.030539">
                <text:p>0.030539</text:p>
              </table:table-cell>
              <table:table-cell office:value-type="float" office:value="0.04287">
                <text:p>0.04287</text:p>
              </table:table-cell>
              <table:table-cell office:value-type="float" office:value="0.067061">
                <text:p>0.067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7555">
                <text:p>-0.07555</text:p>
              </table:table-cell>
              <table:table-cell office:value-type="float" office:value="0.034899">
                <text:p>0.034899</text:p>
              </table:table-cell>
              <table:table-cell office:value-type="float" office:value="0.053178">
                <text:p>0.053178</text:p>
              </table:table-cell>
              <table:table-cell office:value-type="float" office:value="0.052702">
                <text:p>0.052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779">
                <text:p>0.025779</text:p>
              </table:table-cell>
              <table:table-cell office:value-type="float" office:value="0.03926">
                <text:p>0.03926</text:p>
              </table:table-cell>
              <table:table-cell office:value-type="float" office:value="0.013259">
                <text:p>0.013259</text:p>
              </table:table-cell>
              <table:table-cell office:value-type="float" office:value="0.045849">
                <text:p>0.045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0645">
                <text:p>0.050645</text:p>
              </table:table-cell>
              <table:table-cell office:value-type="float" office:value="0.043619">
                <text:p>0.043619</text:p>
              </table:table-cell>
              <table:table-cell office:value-type="float" office:value="0.026143">
                <text:p>0.026143</text:p>
              </table:table-cell>
              <table:table-cell office:value-type="float" office:value="0.054901">
                <text:p>0.054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7719">
                <text:p>-0.037719</text:p>
              </table:table-cell>
              <table:table-cell office:value-type="float" office:value="0.047978">
                <text:p>0.047978</text:p>
              </table:table-cell>
              <table:table-cell office:value-type="float" office:value="0.040682">
                <text:p>0.040682</text:p>
              </table:table-cell>
              <table:table-cell office:value-type="float" office:value="0.068752">
                <text:p>0.068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7559">
                <text:p>0.167559</text:p>
              </table:table-cell>
              <table:table-cell office:value-type="float" office:value="0.052336">
                <text:p>0.052336</text:p>
              </table:table-cell>
              <table:table-cell office:value-type="float" office:value="0.037805">
                <text:p>0.037805</text:p>
              </table:table-cell>
              <table:table-cell office:value-type="float" office:value="0.066532">
                <text:p>0.066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2855">
                <text:p>-0.002855</text:p>
              </table:table-cell>
              <table:table-cell office:value-type="float" office:value="0.056693">
                <text:p>0.056693</text:p>
              </table:table-cell>
              <table:table-cell office:value-type="float" office:value="0.067784">
                <text:p>0.067784</text:p>
              </table:table-cell>
              <table:table-cell office:value-type="float" office:value="0.07183">
                <text:p>0.07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397">
                <text:p>0.011397</text:p>
              </table:table-cell>
              <table:table-cell office:value-type="float" office:value="0.061049">
                <text:p>0.061049</text:p>
              </table:table-cell>
              <table:table-cell office:value-type="float" office:value="0.10562">
                <text:p>0.10562</text:p>
              </table:table-cell>
              <table:table-cell office:value-type="float" office:value="0.088674">
                <text:p>0.088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0536">
                <text:p>0.200536</text:p>
              </table:table-cell>
              <table:table-cell office:value-type="float" office:value="0.065403">
                <text:p>0.065403</text:p>
              </table:table-cell>
              <table:table-cell office:value-type="float" office:value="0.099601">
                <text:p>0.099601</text:p>
              </table:table-cell>
              <table:table-cell office:value-type="float" office:value="0.086236">
                <text:p>0.086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461">
                <text:p>0.151461</text:p>
              </table:table-cell>
              <table:table-cell office:value-type="float" office:value="0.069756">
                <text:p>0.069756</text:p>
              </table:table-cell>
              <table:table-cell office:value-type="float" office:value="0.132454">
                <text:p>0.132454</text:p>
              </table:table-cell>
              <table:table-cell office:value-type="float" office:value="0.081651">
                <text:p>0.081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7464">
                <text:p>0.137464</text:p>
              </table:table-cell>
              <table:table-cell office:value-type="float" office:value="0.074108">
                <text:p>0.074108</text:p>
              </table:table-cell>
              <table:table-cell office:value-type="float" office:value="0.152121">
                <text:p>0.152121</text:p>
              </table:table-cell>
              <table:table-cell office:value-type="float" office:value="0.103554">
                <text:p>0.103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1413">
                <text:p>0.161413</text:p>
              </table:table-cell>
              <table:table-cell office:value-type="float" office:value="0.078459">
                <text:p>0.078459</text:p>
              </table:table-cell>
              <table:table-cell office:value-type="float" office:value="0.111807">
                <text:p>0.111807</text:p>
              </table:table-cell>
              <table:table-cell office:value-type="float" office:value="0.101826">
                <text:p>0.101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9733">
                <text:p>0.109733</text:p>
              </table:table-cell>
              <table:table-cell office:value-type="float" office:value="0.082808">
                <text:p>0.082808</text:p>
              </table:table-cell>
              <table:table-cell office:value-type="float" office:value="0.081557">
                <text:p>0.081557</text:p>
              </table:table-cell>
              <table:table-cell office:value-type="float" office:value="0.103184">
                <text:p>0.1031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037">
                <text:p>-0.001037</text:p>
              </table:table-cell>
              <table:table-cell office:value-type="float" office:value="0.087156">
                <text:p>0.087156</text:p>
              </table:table-cell>
              <table:table-cell office:value-type="float" office:value="0.094706">
                <text:p>0.094706</text:p>
              </table:table-cell>
              <table:table-cell office:value-type="float" office:value="0.123797">
                <text:p>0.123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14">
                <text:p>0.000214</text:p>
              </table:table-cell>
              <table:table-cell office:value-type="float" office:value="0.091502">
                <text:p>0.091502</text:p>
              </table:table-cell>
              <table:table-cell office:value-type="float" office:value="0.092134">
                <text:p>0.092134</text:p>
              </table:table-cell>
              <table:table-cell office:value-type="float" office:value="0.110273">
                <text:p>0.110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3207">
                <text:p>0.203207</text:p>
              </table:table-cell>
              <table:table-cell office:value-type="float" office:value="0.095846">
                <text:p>0.095846</text:p>
              </table:table-cell>
              <table:table-cell office:value-type="float" office:value="0.072605">
                <text:p>0.072605</text:p>
              </table:table-cell>
              <table:table-cell office:value-type="float" office:value="0.112866">
                <text:p>0.112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8554">
                <text:p>0.148554</text:p>
              </table:table-cell>
              <table:table-cell office:value-type="float" office:value="0.100188">
                <text:p>0.100188</text:p>
              </table:table-cell>
              <table:table-cell office:value-type="float" office:value="0.120439">
                <text:p>0.120439</text:p>
              </table:table-cell>
              <table:table-cell office:value-type="float" office:value="0.106932">
                <text:p>0.106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087">
                <text:p>0.012087</text:p>
              </table:table-cell>
              <table:table-cell office:value-type="float" office:value="0.104528">
                <text:p>0.104528</text:p>
              </table:table-cell>
              <table:table-cell office:value-type="float" office:value="0.130752">
                <text:p>0.130752</text:p>
              </table:table-cell>
              <table:table-cell office:value-type="float" office:value="0.101549">
                <text:p>0.1015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8133">
                <text:p>0.238133</text:p>
              </table:table-cell>
              <table:table-cell office:value-type="float" office:value="0.108867">
                <text:p>0.108867</text:p>
              </table:table-cell>
              <table:table-cell office:value-type="float" office:value="0.126106">
                <text:p>0.126106</text:p>
              </table:table-cell>
              <table:table-cell office:value-type="float" office:value="0.106932">
                <text:p>0.106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1778">
                <text:p>0.051778</text:p>
              </table:table-cell>
              <table:table-cell office:value-type="float" office:value="0.113203">
                <text:p>0.113203</text:p>
              </table:table-cell>
              <table:table-cell office:value-type="float" office:value="0.110834">
                <text:p>0.110834</text:p>
              </table:table-cell>
              <table:table-cell office:value-type="float" office:value="0.127294">
                <text:p>0.127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9978">
                <text:p>0.179978</text:p>
              </table:table-cell>
              <table:table-cell office:value-type="float" office:value="0.117537">
                <text:p>0.117537</text:p>
              </table:table-cell>
              <table:table-cell office:value-type="float" office:value="0.128856">
                <text:p>0.128856</text:p>
              </table:table-cell>
              <table:table-cell office:value-type="float" office:value="0.13349">
                <text:p>0.13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194">
                <text:p>0.072194</text:p>
              </table:table-cell>
              <table:table-cell office:value-type="float" office:value="0.121869">
                <text:p>0.121869</text:p>
              </table:table-cell>
              <table:table-cell office:value-type="float" office:value="0.115019">
                <text:p>0.115019</text:p>
              </table:table-cell>
              <table:table-cell office:value-type="float" office:value="0.136871">
                <text:p>0.136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2195">
                <text:p>0.102195</text:p>
              </table:table-cell>
              <table:table-cell office:value-type="float" office:value="0.126199">
                <text:p>0.126199</text:p>
              </table:table-cell>
              <table:table-cell office:value-type="float" office:value="0.149253">
                <text:p>0.149253</text:p>
              </table:table-cell>
              <table:table-cell office:value-type="float" office:value="0.143333">
                <text:p>0.14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8952">
                <text:p>0.168952</text:p>
              </table:table-cell>
              <table:table-cell office:value-type="float" office:value="0.130526">
                <text:p>0.130526</text:p>
              </table:table-cell>
              <table:table-cell office:value-type="float" office:value="0.126931">
                <text:p>0.126931</text:p>
              </table:table-cell>
              <table:table-cell office:value-type="float" office:value="0.163037">
                <text:p>0.1630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2947">
                <text:p>0.222947</text:p>
              </table:table-cell>
              <table:table-cell office:value-type="float" office:value="0.134851">
                <text:p>0.134851</text:p>
              </table:table-cell>
              <table:table-cell office:value-type="float" office:value="0.160571">
                <text:p>0.160571</text:p>
              </table:table-cell>
              <table:table-cell office:value-type="float" office:value="0.143128">
                <text:p>0.143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8369">
                <text:p>0.068369</text:p>
              </table:table-cell>
              <table:table-cell office:value-type="float" office:value="0.139173">
                <text:p>0.139173</text:p>
              </table:table-cell>
              <table:table-cell office:value-type="float" office:value="0.18406">
                <text:p>0.18406</text:p>
              </table:table-cell>
              <table:table-cell office:value-type="float" office:value="0.16591">
                <text:p>0.165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0393">
                <text:p>0.240393</text:p>
              </table:table-cell>
              <table:table-cell office:value-type="float" office:value="0.143493">
                <text:p>0.143493</text:p>
              </table:table-cell>
              <table:table-cell office:value-type="float" office:value="0.196035">
                <text:p>0.196035</text:p>
              </table:table-cell>
              <table:table-cell office:value-type="float" office:value="0.170358">
                <text:p>0.170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9641">
                <text:p>0.219641</text:p>
              </table:table-cell>
              <table:table-cell office:value-type="float" office:value="0.147809">
                <text:p>0.147809</text:p>
              </table:table-cell>
              <table:table-cell office:value-type="float" office:value="0.155272">
                <text:p>0.155272</text:p>
              </table:table-cell>
              <table:table-cell office:value-type="float" office:value="0.192776">
                <text:p>0.1927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8823">
                <text:p>0.228823</text:p>
              </table:table-cell>
              <table:table-cell office:value-type="float" office:value="0.152123">
                <text:p>0.152123</text:p>
              </table:table-cell>
              <table:table-cell office:value-type="float" office:value="0.202074">
                <text:p>0.202074</text:p>
              </table:table-cell>
              <table:table-cell office:value-type="float" office:value="0.189352">
                <text:p>0.189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134">
                <text:p>0.019134</text:p>
              </table:table-cell>
              <table:table-cell office:value-type="float" office:value="0.156434">
                <text:p>0.156434</text:p>
              </table:table-cell>
              <table:table-cell office:value-type="float" office:value="0.199778">
                <text:p>0.199778</text:p>
              </table:table-cell>
              <table:table-cell office:value-type="float" office:value="0.199069">
                <text:p>0.1990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2381">
                <text:p>0.302381</text:p>
              </table:table-cell>
              <table:table-cell office:value-type="float" office:value="0.160743">
                <text:p>0.160743</text:p>
              </table:table-cell>
              <table:table-cell office:value-type="float" office:value="0.219609">
                <text:p>0.219609</text:p>
              </table:table-cell>
              <table:table-cell office:value-type="float" office:value="0.191432">
                <text:p>0.191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911">
                <text:p>0.228911</text:p>
              </table:table-cell>
              <table:table-cell office:value-type="float" office:value="0.165048">
                <text:p>0.165048</text:p>
              </table:table-cell>
              <table:table-cell office:value-type="float" office:value="0.18675">
                <text:p>0.18675</text:p>
              </table:table-cell>
              <table:table-cell office:value-type="float" office:value="0.211774">
                <text:p>0.211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8795">
                <text:p>0.318795</text:p>
              </table:table-cell>
              <table:table-cell office:value-type="float" office:value="0.16935">
                <text:p>0.16935</text:p>
              </table:table-cell>
              <table:table-cell office:value-type="float" office:value="0.23809">
                <text:p>0.23809</text:p>
              </table:table-cell>
              <table:table-cell office:value-type="float" office:value="0.220872">
                <text:p>0.220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4528">
                <text:p>0.064528</text:p>
              </table:table-cell>
              <table:table-cell office:value-type="float" office:value="0.173648">
                <text:p>0.173648</text:p>
              </table:table-cell>
              <table:table-cell office:value-type="float" office:value="0.205403">
                <text:p>0.205403</text:p>
              </table:table-cell>
              <table:table-cell office:value-type="float" office:value="0.229164">
                <text:p>0.229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5837">
                <text:p>0.275837</text:p>
              </table:table-cell>
              <table:table-cell office:value-type="float" office:value="0.177944">
                <text:p>0.177944</text:p>
              </table:table-cell>
              <table:table-cell office:value-type="float" office:value="0.218047">
                <text:p>0.218047</text:p>
              </table:table-cell>
              <table:table-cell office:value-type="float" office:value="0.235845">
                <text:p>0.2358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8942">
                <text:p>0.138942</text:p>
              </table:table-cell>
              <table:table-cell office:value-type="float" office:value="0.182236">
                <text:p>0.182236</text:p>
              </table:table-cell>
              <table:table-cell office:value-type="float" office:value="0.222381">
                <text:p>0.222381</text:p>
              </table:table-cell>
              <table:table-cell office:value-type="float" office:value="0.240041">
                <text:p>0.240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2131">
                <text:p>0.292131</text:p>
              </table:table-cell>
              <table:table-cell office:value-type="float" office:value="0.186524">
                <text:p>0.186524</text:p>
              </table:table-cell>
              <table:table-cell office:value-type="float" office:value="0.271647">
                <text:p>0.271647</text:p>
              </table:table-cell>
              <table:table-cell office:value-type="float" office:value="0.218821">
                <text:p>0.218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0466">
                <text:p>0.340466</text:p>
              </table:table-cell>
              <table:table-cell office:value-type="float" office:value="0.190809">
                <text:p>0.190809</text:p>
              </table:table-cell>
              <table:table-cell office:value-type="float" office:value="0.276942">
                <text:p>0.276942</text:p>
              </table:table-cell>
              <table:table-cell office:value-type="float" office:value="0.223819">
                <text:p>0.223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0858">
                <text:p>0.310858</text:p>
              </table:table-cell>
              <table:table-cell office:value-type="float" office:value="0.19509">
                <text:p>0.19509</text:p>
              </table:table-cell>
              <table:table-cell office:value-type="float" office:value="0.262211">
                <text:p>0.262211</text:p>
              </table:table-cell>
              <table:table-cell office:value-type="float" office:value="0.204351">
                <text:p>0.204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2313">
                <text:p>0.302313</text:p>
              </table:table-cell>
              <table:table-cell office:value-type="float" office:value="0.199368">
                <text:p>0.199368</text:p>
              </table:table-cell>
              <table:table-cell office:value-type="float" office:value="0.217578">
                <text:p>0.217578</text:p>
              </table:table-cell>
              <table:table-cell office:value-type="float" office:value="0.22498">
                <text:p>0.224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289">
                <text:p>0.065289</text:p>
              </table:table-cell>
              <table:table-cell office:value-type="float" office:value="0.203642">
                <text:p>0.203642</text:p>
              </table:table-cell>
              <table:table-cell office:value-type="float" office:value="0.206263">
                <text:p>0.206263</text:p>
              </table:table-cell>
              <table:table-cell office:value-type="float" office:value="0.220872">
                <text:p>0.220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8963">
                <text:p>0.068963</text:p>
              </table:table-cell>
              <table:table-cell office:value-type="float" office:value="0.207912">
                <text:p>0.207912</text:p>
              </table:table-cell>
              <table:table-cell office:value-type="float" office:value="0.16502">
                <text:p>0.16502</text:p>
              </table:table-cell>
              <table:table-cell office:value-type="float" office:value="0.23005">
                <text:p>0.23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3891">
                <text:p>0.283891</text:p>
              </table:table-cell>
              <table:table-cell office:value-type="float" office:value="0.212178">
                <text:p>0.212178</text:p>
              </table:table-cell>
              <table:table-cell office:value-type="float" office:value="0.162846">
                <text:p>0.162846</text:p>
              </table:table-cell>
              <table:table-cell office:value-type="float" office:value="0.237597">
                <text:p>0.2375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4643">
                <text:p>0.104643</text:p>
              </table:table-cell>
              <table:table-cell office:value-type="float" office:value="0.21644">
                <text:p>0.21644</text:p>
              </table:table-cell>
              <table:table-cell office:value-type="float" office:value="0.195919">
                <text:p>0.195919</text:p>
              </table:table-cell>
              <table:table-cell office:value-type="float" office:value="0.225432">
                <text:p>0.225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1446">
                <text:p>0.291446</text:p>
              </table:table-cell>
              <table:table-cell office:value-type="float" office:value="0.220697">
                <text:p>0.220697</text:p>
              </table:table-cell>
              <table:table-cell office:value-type="float" office:value="0.230105">
                <text:p>0.230105</text:p>
              </table:table-cell>
              <table:table-cell office:value-type="float" office:value="0.230337">
                <text:p>0.2303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0653">
                <text:p>0.230653</text:p>
              </table:table-cell>
              <table:table-cell office:value-type="float" office:value="0.224951">
                <text:p>0.224951</text:p>
              </table:table-cell>
              <table:table-cell office:value-type="float" office:value="0.248358">
                <text:p>0.248358</text:p>
              </table:table-cell>
              <table:table-cell office:value-type="float" office:value="0.212283">
                <text:p>0.212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9893">
                <text:p>0.239893</text:p>
              </table:table-cell>
              <table:table-cell office:value-type="float" office:value="0.2292">
                <text:p>0.2292</text:p>
              </table:table-cell>
              <table:table-cell office:value-type="float" office:value="0.26876">
                <text:p>0.26876</text:p>
              </table:table-cell>
              <table:table-cell office:value-type="float" office:value="0.23434">
                <text:p>0.23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5155">
                <text:p>0.375155</text:p>
              </table:table-cell>
              <table:table-cell office:value-type="float" office:value="0.233445">
                <text:p>0.233445</text:p>
              </table:table-cell>
              <table:table-cell office:value-type="float" office:value="0.283431">
                <text:p>0.283431</text:p>
              </table:table-cell>
              <table:table-cell office:value-type="float" office:value="0.26189">
                <text:p>0.26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6653">
                <text:p>0.206653</text:p>
              </table:table-cell>
              <table:table-cell office:value-type="float" office:value="0.237686">
                <text:p>0.237686</text:p>
              </table:table-cell>
              <table:table-cell office:value-type="float" office:value="0.258045">
                <text:p>0.258045</text:p>
              </table:table-cell>
              <table:table-cell office:value-type="float" office:value="0.264762">
                <text:p>0.264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803">
                <text:p>0.364803</text:p>
              </table:table-cell>
              <table:table-cell office:value-type="float" office:value="0.241922">
                <text:p>0.241922</text:p>
              </table:table-cell>
              <table:table-cell office:value-type="float" office:value="0.27165">
                <text:p>0.27165</text:p>
              </table:table-cell>
              <table:table-cell office:value-type="float" office:value="0.276218">
                <text:p>0.276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3723">
                <text:p>0.103723</text:p>
              </table:table-cell>
              <table:table-cell office:value-type="float" office:value="0.246153">
                <text:p>0.246153</text:p>
              </table:table-cell>
              <table:table-cell office:value-type="float" office:value="0.271022">
                <text:p>0.271022</text:p>
              </table:table-cell>
              <table:table-cell office:value-type="float" office:value="0.282156">
                <text:p>0.282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7917">
                <text:p>0.307917</text:p>
              </table:table-cell>
              <table:table-cell office:value-type="float" office:value="0.25038">
                <text:p>0.25038</text:p>
              </table:table-cell>
              <table:table-cell office:value-type="float" office:value="0.292788">
                <text:p>0.292788</text:p>
              </table:table-cell>
              <table:table-cell office:value-type="float" office:value="0.295348">
                <text:p>0.295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2016">
                <text:p>0.372016</text:p>
              </table:table-cell>
              <table:table-cell office:value-type="float" office:value="0.254602">
                <text:p>0.254602</text:p>
              </table:table-cell>
              <table:table-cell office:value-type="float" office:value="0.265959">
                <text:p>0.265959</text:p>
              </table:table-cell>
              <table:table-cell office:value-type="float" office:value="0.310347">
                <text:p>0.310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5479">
                <text:p>0.315479</text:p>
              </table:table-cell>
              <table:table-cell office:value-type="float" office:value="0.258819">
                <text:p>0.258819</text:p>
              </table:table-cell>
              <table:table-cell office:value-type="float" office:value="0.316567">
                <text:p>0.316567</text:p>
              </table:table-cell>
              <table:table-cell office:value-type="float" office:value="0.296637">
                <text:p>0.296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066">
                <text:p>0.23066</text:p>
              </table:table-cell>
              <table:table-cell office:value-type="float" office:value="0.263031">
                <text:p>0.263031</text:p>
              </table:table-cell>
              <table:table-cell office:value-type="float" office:value="0.330137">
                <text:p>0.330137</text:p>
              </table:table-cell>
              <table:table-cell office:value-type="float" office:value="0.3061">
                <text:p>0.3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56764">
                <text:p>0.356764</text:p>
              </table:table-cell>
              <table:table-cell office:value-type="float" office:value="0.267238">
                <text:p>0.267238</text:p>
              </table:table-cell>
              <table:table-cell office:value-type="float" office:value="0.33671">
                <text:p>0.33671</text:p>
              </table:table-cell>
              <table:table-cell office:value-type="float" office:value="0.294547">
                <text:p>0.294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5766">
                <text:p>0.375766</text:p>
              </table:table-cell>
              <table:table-cell office:value-type="float" office:value="0.27144">
                <text:p>0.27144</text:p>
              </table:table-cell>
              <table:table-cell office:value-type="float" office:value="0.318484">
                <text:p>0.318484</text:p>
              </table:table-cell>
              <table:table-cell office:value-type="float" office:value="0.319671">
                <text:p>0.3196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4882">
                <text:p>0.404882</text:p>
              </table:table-cell>
              <table:table-cell office:value-type="float" office:value="0.275637">
                <text:p>0.275637</text:p>
              </table:table-cell>
              <table:table-cell office:value-type="float" office:value="0.3345">
                <text:p>0.3345</text:p>
              </table:table-cell>
              <table:table-cell office:value-type="float" office:value="0.323553">
                <text:p>0.323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4347">
                <text:p>0.224347</text:p>
              </table:table-cell>
              <table:table-cell office:value-type="float" office:value="0.279829">
                <text:p>0.279829</text:p>
              </table:table-cell>
              <table:table-cell office:value-type="float" office:value="0.310691">
                <text:p>0.310691</text:p>
              </table:table-cell>
              <table:table-cell office:value-type="float" office:value="0.310368">
                <text:p>0.310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0739">
                <text:p>0.310739</text:p>
              </table:table-cell>
              <table:table-cell office:value-type="float" office:value="0.284015">
                <text:p>0.284015</text:p>
              </table:table-cell>
              <table:table-cell office:value-type="float" office:value="0.311556">
                <text:p>0.311556</text:p>
              </table:table-cell>
              <table:table-cell office:value-type="float" office:value="0.3106">
                <text:p>0.3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7721">
                <text:p>0.237721</text:p>
              </table:table-cell>
              <table:table-cell office:value-type="float" office:value="0.288196">
                <text:p>0.288196</text:p>
              </table:table-cell>
              <table:table-cell office:value-type="float" office:value="0.300704">
                <text:p>0.300704</text:p>
              </table:table-cell>
              <table:table-cell office:value-type="float" office:value="0.324131">
                <text:p>0.324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0091">
                <text:p>0.380091</text:p>
              </table:table-cell>
              <table:table-cell office:value-type="float" office:value="0.292372">
                <text:p>0.292372</text:p>
              </table:table-cell>
              <table:table-cell office:value-type="float" office:value="0.301231">
                <text:p>0.301231</text:p>
              </table:table-cell>
              <table:table-cell office:value-type="float" office:value="0.3293">
                <text:p>0.3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0622">
                <text:p>0.350622</text:p>
              </table:table-cell>
              <table:table-cell office:value-type="float" office:value="0.296542">
                <text:p>0.296542</text:p>
              </table:table-cell>
              <table:table-cell office:value-type="float" office:value="0.302689">
                <text:p>0.302689</text:p>
              </table:table-cell>
              <table:table-cell office:value-type="float" office:value="0.322836">
                <text:p>0.3228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26982">
                <text:p>0.226982</text:p>
              </table:table-cell>
              <table:table-cell office:value-type="float" office:value="0.300706">
                <text:p>0.300706</text:p>
              </table:table-cell>
              <table:table-cell office:value-type="float" office:value="0.331045">
                <text:p>0.331045</text:p>
              </table:table-cell>
              <table:table-cell office:value-type="float" office:value="0.325788">
                <text:p>0.3257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803">
                <text:p>0.31803</text:p>
              </table:table-cell>
              <table:table-cell office:value-type="float" office:value="0.304864">
                <text:p>0.304864</text:p>
              </table:table-cell>
              <table:table-cell office:value-type="float" office:value="0.33775">
                <text:p>0.33775</text:p>
              </table:table-cell>
              <table:table-cell office:value-type="float" office:value="0.345935">
                <text:p>0.345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9498">
                <text:p>0.379498</text:p>
              </table:table-cell>
              <table:table-cell office:value-type="float" office:value="0.309017">
                <text:p>0.309017</text:p>
              </table:table-cell>
              <table:table-cell office:value-type="float" office:value="0.32856">
                <text:p>0.32856</text:p>
              </table:table-cell>
              <table:table-cell office:value-type="float" office:value="0.336018">
                <text:p>0.336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362">
                <text:p>0.41362</text:p>
              </table:table-cell>
              <table:table-cell office:value-type="float" office:value="0.313164">
                <text:p>0.313164</text:p>
              </table:table-cell>
              <table:table-cell office:value-type="float" office:value="0.370634">
                <text:p>0.370634</text:p>
              </table:table-cell>
              <table:table-cell office:value-type="float" office:value="0.351656">
                <text:p>0.351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4668">
                <text:p>0.304668</text:p>
              </table:table-cell>
              <table:table-cell office:value-type="float" office:value="0.317305">
                <text:p>0.317305</text:p>
              </table:table-cell>
              <table:table-cell office:value-type="float" office:value="0.39622">
                <text:p>0.39622</text:p>
              </table:table-cell>
              <table:table-cell office:value-type="float" office:value="0.339282">
                <text:p>0.339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355">
                <text:p>0.437355</text:p>
              </table:table-cell>
              <table:table-cell office:value-type="float" office:value="0.321439">
                <text:p>0.321439</text:p>
              </table:table-cell>
              <table:table-cell office:value-type="float" office:value="0.360651">
                <text:p>0.360651</text:p>
              </table:table-cell>
              <table:table-cell office:value-type="float" office:value="0.347442">
                <text:p>0.347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45958">
                <text:p>0.445958</text:p>
              </table:table-cell>
              <table:table-cell office:value-type="float" office:value="0.325568">
                <text:p>0.325568</text:p>
              </table:table-cell>
              <table:table-cell office:value-type="float" office:value="0.359875">
                <text:p>0.359875</text:p>
              </table:table-cell>
              <table:table-cell office:value-type="float" office:value="0.365798">
                <text:p>0.3657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1653">
                <text:p>0.201653</text:p>
              </table:table-cell>
              <table:table-cell office:value-type="float" office:value="0.329691">
                <text:p>0.329691</text:p>
              </table:table-cell>
              <table:table-cell office:value-type="float" office:value="0.347735">
                <text:p>0.347735</text:p>
              </table:table-cell>
              <table:table-cell office:value-type="float" office:value="0.380085">
                <text:p>0.3800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974">
                <text:p>0.40974</text:p>
              </table:table-cell>
              <table:table-cell office:value-type="float" office:value="0.333807">
                <text:p>0.333807</text:p>
              </table:table-cell>
              <table:table-cell office:value-type="float" office:value="0.348341">
                <text:p>0.348341</text:p>
              </table:table-cell>
              <table:table-cell office:value-type="float" office:value="0.390814">
                <text:p>0.390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3971">
                <text:p>0.243971</text:p>
              </table:table-cell>
              <table:table-cell office:value-type="float" office:value="0.337917">
                <text:p>0.337917</text:p>
              </table:table-cell>
              <table:table-cell office:value-type="float" office:value="0.344931">
                <text:p>0.344931</text:p>
              </table:table-cell>
              <table:table-cell office:value-type="float" office:value="0.38578">
                <text:p>0.385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0383">
                <text:p>0.440383</text:p>
              </table:table-cell>
              <table:table-cell office:value-type="float" office:value="0.34202">
                <text:p>0.34202</text:p>
              </table:table-cell>
              <table:table-cell office:value-type="float" office:value="0.399637">
                <text:p>0.399637</text:p>
              </table:table-cell>
              <table:table-cell office:value-type="float" office:value="0.390467">
                <text:p>0.3904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8907">
                <text:p>0.428907</text:p>
              </table:table-cell>
              <table:table-cell office:value-type="float" office:value="0.346117">
                <text:p>0.346117</text:p>
              </table:table-cell>
              <table:table-cell office:value-type="float" office:value="0.417192">
                <text:p>0.417192</text:p>
              </table:table-cell>
              <table:table-cell office:value-type="float" office:value="0.395462">
                <text:p>0.395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5186">
                <text:p>0.475186</text:p>
              </table:table-cell>
              <table:table-cell office:value-type="float" office:value="0.350207">
                <text:p>0.350207</text:p>
              </table:table-cell>
              <table:table-cell office:value-type="float" office:value="0.440046">
                <text:p>0.440046</text:p>
              </table:table-cell>
              <table:table-cell office:value-type="float" office:value="0.389544">
                <text:p>0.389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7512">
                <text:p>0.497512</text:p>
              </table:table-cell>
              <table:table-cell office:value-type="float" office:value="0.354291">
                <text:p>0.354291</text:p>
              </table:table-cell>
              <table:table-cell office:value-type="float" office:value="0.423216">
                <text:p>0.423216</text:p>
              </table:table-cell>
              <table:table-cell office:value-type="float" office:value="0.408553">
                <text:p>0.4085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8243">
                <text:p>0.358243</text:p>
              </table:table-cell>
              <table:table-cell office:value-type="float" office:value="0.358368">
                <text:p>0.358368</text:p>
              </table:table-cell>
              <table:table-cell office:value-type="float" office:value="0.435893">
                <text:p>0.435893</text:p>
              </table:table-cell>
              <table:table-cell office:value-type="float" office:value="0.393329">
                <text:p>0.3933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623">
                <text:p>0.35623</text:p>
              </table:table-cell>
              <table:table-cell office:value-type="float" office:value="0.362438">
                <text:p>0.362438</text:p>
              </table:table-cell>
              <table:table-cell office:value-type="float" office:value="0.417029">
                <text:p>0.417029</text:p>
              </table:table-cell>
              <table:table-cell office:value-type="float" office:value="0.419226">
                <text:p>0.419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2296">
                <text:p>0.492296</text:p>
              </table:table-cell>
              <table:table-cell office:value-type="float" office:value="0.366501">
                <text:p>0.366501</text:p>
              </table:table-cell>
              <table:table-cell office:value-type="float" office:value="0.399677">
                <text:p>0.399677</text:p>
              </table:table-cell>
              <table:table-cell office:value-type="float" office:value="0.40889">
                <text:p>0.40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0866">
                <text:p>0.380866</text:p>
              </table:table-cell>
              <table:table-cell office:value-type="float" office:value="0.370557">
                <text:p>0.370557</text:p>
              </table:table-cell>
              <table:table-cell office:value-type="float" office:value="0.376483">
                <text:p>0.376483</text:p>
              </table:table-cell>
              <table:table-cell office:value-type="float" office:value="0.395874">
                <text:p>0.395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0749">
                <text:p>0.410749</text:p>
              </table:table-cell>
              <table:table-cell office:value-type="float" office:value="0.374607">
                <text:p>0.374607</text:p>
              </table:table-cell>
              <table:table-cell office:value-type="float" office:value="0.411004">
                <text:p>0.411004</text:p>
              </table:table-cell>
              <table:table-cell office:value-type="float" office:value="0.391192">
                <text:p>0.391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2273">
                <text:p>0.242273</text:p>
              </table:table-cell>
              <table:table-cell office:value-type="float" office:value="0.378649">
                <text:p>0.378649</text:p>
              </table:table-cell>
              <table:table-cell office:value-type="float" office:value="0.377884">
                <text:p>0.377884</text:p>
              </table:table-cell>
              <table:table-cell office:value-type="float" office:value="0.386897">
                <text:p>0.3868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8839">
                <text:p>0.528839</text:p>
              </table:table-cell>
              <table:table-cell office:value-type="float" office:value="0.382683">
                <text:p>0.382683</text:p>
              </table:table-cell>
              <table:table-cell office:value-type="float" office:value="0.358855">
                <text:p>0.358855</text:p>
              </table:table-cell>
              <table:table-cell office:value-type="float" office:value="0.391198">
                <text:p>0.3911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6693">
                <text:p>0.326693</text:p>
              </table:table-cell>
              <table:table-cell office:value-type="float" office:value="0.386711">
                <text:p>0.386711</text:p>
              </table:table-cell>
              <table:table-cell office:value-type="float" office:value="0.361443">
                <text:p>0.361443</text:p>
              </table:table-cell>
              <table:table-cell office:value-type="float" office:value="0.392138">
                <text:p>0.392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5723">
                <text:p>0.285723</text:p>
              </table:table-cell>
              <table:table-cell office:value-type="float" office:value="0.390731">
                <text:p>0.390731</text:p>
              </table:table-cell>
              <table:table-cell office:value-type="float" office:value="0.403043">
                <text:p>0.403043</text:p>
              </table:table-cell>
              <table:table-cell office:value-type="float" office:value="0.397775">
                <text:p>0.397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369">
                <text:p>0.42369</text:p>
              </table:table-cell>
              <table:table-cell office:value-type="float" office:value="0.394744">
                <text:p>0.394744</text:p>
              </table:table-cell>
              <table:table-cell office:value-type="float" office:value="0.378385">
                <text:p>0.378385</text:p>
              </table:table-cell>
              <table:table-cell office:value-type="float" office:value="0.408435">
                <text:p>0.408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0269">
                <text:p>0.450269</text:p>
              </table:table-cell>
              <table:table-cell office:value-type="float" office:value="0.398749">
                <text:p>0.398749</text:p>
              </table:table-cell>
              <table:table-cell office:value-type="float" office:value="0.38636">
                <text:p>0.38636</text:p>
              </table:table-cell>
              <table:table-cell office:value-type="float" office:value="0.402271">
                <text:p>0.402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5548">
                <text:p>0.405548</text:p>
              </table:table-cell>
              <table:table-cell office:value-type="float" office:value="0.402747">
                <text:p>0.402747</text:p>
              </table:table-cell>
              <table:table-cell office:value-type="float" office:value="0.440077">
                <text:p>0.440077</text:p>
              </table:table-cell>
              <table:table-cell office:value-type="float" office:value="0.409196">
                <text:p>0.409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6568">
                <text:p>0.366568</text:p>
              </table:table-cell>
              <table:table-cell office:value-type="float" office:value="0.406737">
                <text:p>0.406737</text:p>
              </table:table-cell>
              <table:table-cell office:value-type="float" office:value="0.454964">
                <text:p>0.454964</text:p>
              </table:table-cell>
              <table:table-cell office:value-type="float" office:value="0.387218">
                <text:p>0.3872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5431">
                <text:p>0.55431</text:p>
              </table:table-cell>
              <table:table-cell office:value-type="float" office:value="0.410719">
                <text:p>0.410719</text:p>
              </table:table-cell>
              <table:table-cell office:value-type="float" office:value="0.433499">
                <text:p>0.433499</text:p>
              </table:table-cell>
              <table:table-cell office:value-type="float" office:value="0.405341">
                <text:p>0.405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8127">
                <text:p>0.498127</text:p>
              </table:table-cell>
              <table:table-cell office:value-type="float" office:value="0.414693">
                <text:p>0.414693</text:p>
              </table:table-cell>
              <table:table-cell office:value-type="float" office:value="0.41608">
                <text:p>0.41608</text:p>
              </table:table-cell>
              <table:table-cell office:value-type="float" office:value="0.409254">
                <text:p>0.4092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2943">
                <text:p>0.342943</text:p>
              </table:table-cell>
              <table:table-cell office:value-type="float" office:value="0.41866">
                <text:p>0.41866</text:p>
              </table:table-cell>
              <table:table-cell office:value-type="float" office:value="0.400182">
                <text:p>0.400182</text:p>
              </table:table-cell>
              <table:table-cell office:value-type="float" office:value="0.403338">
                <text:p>0.4033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8451">
                <text:p>0.318451</text:p>
              </table:table-cell>
              <table:table-cell office:value-type="float" office:value="0.422618">
                <text:p>0.422618</text:p>
              </table:table-cell>
              <table:table-cell office:value-type="float" office:value="0.39453">
                <text:p>0.39453</text:p>
              </table:table-cell>
              <table:table-cell office:value-type="float" office:value="0.40402">
                <text:p>0.404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87078">
                <text:p>0.287078</text:p>
              </table:table-cell>
              <table:table-cell office:value-type="float" office:value="0.426569">
                <text:p>0.426569</text:p>
              </table:table-cell>
              <table:table-cell office:value-type="float" office:value="0.360657">
                <text:p>0.360657</text:p>
              </table:table-cell>
              <table:table-cell office:value-type="float" office:value="0.394921">
                <text:p>0.3949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6049">
                <text:p>0.526049</text:p>
              </table:table-cell>
              <table:table-cell office:value-type="float" office:value="0.430511">
                <text:p>0.430511</text:p>
              </table:table-cell>
              <table:table-cell office:value-type="float" office:value="0.36379">
                <text:p>0.36379</text:p>
              </table:table-cell>
              <table:table-cell office:value-type="float" office:value="0.391964">
                <text:p>0.3919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8762">
                <text:p>0.328762</text:p>
              </table:table-cell>
              <table:table-cell office:value-type="float" office:value="0.434445">
                <text:p>0.434445</text:p>
              </table:table-cell>
              <table:table-cell office:value-type="float" office:value="0.391655">
                <text:p>0.391655</text:p>
              </table:table-cell>
              <table:table-cell office:value-type="float" office:value="0.371269">
                <text:p>0.371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8609">
                <text:p>0.358609</text:p>
              </table:table-cell>
              <table:table-cell office:value-type="float" office:value="0.438371">
                <text:p>0.438371</text:p>
              </table:table-cell>
              <table:table-cell office:value-type="float" office:value="0.395331">
                <text:p>0.395331</text:p>
              </table:table-cell>
              <table:table-cell office:value-type="float" office:value="0.357235">
                <text:p>0.3572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57777">
                <text:p>0.457777</text:p>
              </table:table-cell>
              <table:table-cell office:value-type="float" office:value="0.442289">
                <text:p>0.442289</text:p>
              </table:table-cell>
              <table:table-cell office:value-type="float" office:value="0.35693">
                <text:p>0.35693</text:p>
              </table:table-cell>
              <table:table-cell office:value-type="float" office:value="0.380428">
                <text:p>0.380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05459">
                <text:p>0.305459</text:p>
              </table:table-cell>
              <table:table-cell office:value-type="float" office:value="0.446198">
                <text:p>0.446198</text:p>
              </table:table-cell>
              <table:table-cell office:value-type="float" office:value="0.356511">
                <text:p>0.356511</text:p>
              </table:table-cell>
              <table:table-cell office:value-type="float" office:value="0.394155">
                <text:p>0.394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4044">
                <text:p>0.334044</text:p>
              </table:table-cell>
              <table:table-cell office:value-type="float" office:value="0.450098">
                <text:p>0.450098</text:p>
              </table:table-cell>
              <table:table-cell office:value-type="float" office:value="0.353539">
                <text:p>0.353539</text:p>
              </table:table-cell>
              <table:table-cell office:value-type="float" office:value="0.416155">
                <text:p>0.416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6665">
                <text:p>0.326665</text:p>
              </table:table-cell>
              <table:table-cell office:value-type="float" office:value="0.45399">
                <text:p>0.45399</text:p>
              </table:table-cell>
              <table:table-cell office:value-type="float" office:value="0.381596">
                <text:p>0.381596</text:p>
              </table:table-cell>
              <table:table-cell office:value-type="float" office:value="0.401704">
                <text:p>0.401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375">
                <text:p>0.34375</text:p>
              </table:table-cell>
              <table:table-cell office:value-type="float" office:value="0.457874">
                <text:p>0.457874</text:p>
              </table:table-cell>
              <table:table-cell office:value-type="float" office:value="0.414394">
                <text:p>0.414394</text:p>
              </table:table-cell>
              <table:table-cell office:value-type="float" office:value="0.423598">
                <text:p>0.423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8063">
                <text:p>0.598063</text:p>
              </table:table-cell>
              <table:table-cell office:value-type="float" office:value="0.461749">
                <text:p>0.461749</text:p>
              </table:table-cell>
              <table:table-cell office:value-type="float" office:value="0.453402">
                <text:p>0.453402</text:p>
              </table:table-cell>
              <table:table-cell office:value-type="float" office:value="0.43296">
                <text:p>0.43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9446">
                <text:p>0.469446</text:p>
              </table:table-cell>
              <table:table-cell office:value-type="float" office:value="0.465615">
                <text:p>0.465615</text:p>
              </table:table-cell>
              <table:table-cell office:value-type="float" office:value="0.461486">
                <text:p>0.461486</text:p>
              </table:table-cell>
              <table:table-cell office:value-type="float" office:value="0.426424">
                <text:p>0.426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9084">
                <text:p>0.529084</text:p>
              </table:table-cell>
              <table:table-cell office:value-type="float" office:value="0.469472">
                <text:p>0.469472</text:p>
              </table:table-cell>
              <table:table-cell office:value-type="float" office:value="0.506655">
                <text:p>0.506655</text:p>
              </table:table-cell>
              <table:table-cell office:value-type="float" office:value="0.439059">
                <text:p>0.4390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67087">
                <text:p>0.367087</text:p>
              </table:table-cell>
              <table:table-cell office:value-type="float" office:value="0.47332">
                <text:p>0.47332</text:p>
              </table:table-cell>
              <table:table-cell office:value-type="float" office:value="0.47936">
                <text:p>0.47936</text:p>
              </table:table-cell>
              <table:table-cell office:value-type="float" office:value="0.453482">
                <text:p>0.453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9596">
                <text:p>0.569596</text:p>
              </table:table-cell>
              <table:table-cell office:value-type="float" office:value="0.477159">
                <text:p>0.477159</text:p>
              </table:table-cell>
              <table:table-cell office:value-type="float" office:value="0.462647">
                <text:p>0.462647</text:p>
              </table:table-cell>
              <table:table-cell office:value-type="float" office:value="0.458111">
                <text:p>0.458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159">
                <text:p>0.46159</text:p>
              </table:table-cell>
              <table:table-cell office:value-type="float" office:value="0.480989">
                <text:p>0.480989</text:p>
              </table:table-cell>
              <table:table-cell office:value-type="float" office:value="0.445719">
                <text:p>0.445719</text:p>
              </table:table-cell>
              <table:table-cell office:value-type="float" office:value="0.460132">
                <text:p>0.4601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8588">
                <text:p>0.38588</text:p>
              </table:table-cell>
              <table:table-cell office:value-type="float" office:value="0.48481">
                <text:p>0.48481</text:p>
              </table:table-cell>
              <table:table-cell office:value-type="float" office:value="0.470842">
                <text:p>0.470842</text:p>
              </table:table-cell>
              <table:table-cell office:value-type="float" office:value="0.461492">
                <text:p>0.4614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4444">
                <text:p>0.444444</text:p>
              </table:table-cell>
              <table:table-cell office:value-type="float" office:value="0.488621">
                <text:p>0.488621</text:p>
              </table:table-cell>
              <table:table-cell office:value-type="float" office:value="0.432439">
                <text:p>0.432439</text:p>
              </table:table-cell>
              <table:table-cell office:value-type="float" office:value="0.454353">
                <text:p>0.4543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2699">
                <text:p>0.492699</text:p>
              </table:table-cell>
              <table:table-cell office:value-type="float" office:value="0.492424">
                <text:p>0.492424</text:p>
              </table:table-cell>
              <table:table-cell office:value-type="float" office:value="0.413318">
                <text:p>0.413318</text:p>
              </table:table-cell>
              <table:table-cell office:value-type="float" office:value="0.449374">
                <text:p>0.449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7585">
                <text:p>0.377585</text:p>
              </table:table-cell>
              <table:table-cell office:value-type="float" office:value="0.496217">
                <text:p>0.496217</text:p>
              </table:table-cell>
              <table:table-cell office:value-type="float" office:value="0.458746">
                <text:p>0.458746</text:p>
              </table:table-cell>
              <table:table-cell office:value-type="float" office:value="0.450044">
                <text:p>0.450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5983">
                <text:p>0.365983</text:p>
              </table:table-cell>
              <table:table-cell office:value-type="float" office:value="0.5">
                <text:p>0.5</text:p>
              </table:table-cell>
              <table:table-cell office:value-type="float" office:value="0.448041">
                <text:p>0.448041</text:p>
              </table:table-cell>
              <table:table-cell office:value-type="float" office:value="0.443004">
                <text:p>0.443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302">
                <text:p>0.61302</text:p>
              </table:table-cell>
              <table:table-cell office:value-type="float" office:value="0.503774">
                <text:p>0.503774</text:p>
              </table:table-cell>
              <table:table-cell office:value-type="float" office:value="0.444363">
                <text:p>0.444363</text:p>
              </table:table-cell>
              <table:table-cell office:value-type="float" office:value="0.440816">
                <text:p>0.440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90919">
                <text:p>0.390919</text:p>
              </table:table-cell>
              <table:table-cell office:value-type="float" office:value="0.507538">
                <text:p>0.507538</text:p>
              </table:table-cell>
              <table:table-cell office:value-type="float" office:value="0.443737">
                <text:p>0.443737</text:p>
              </table:table-cell>
              <table:table-cell office:value-type="float" office:value="0.45054">
                <text:p>0.450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4307">
                <text:p>0.474307</text:p>
              </table:table-cell>
              <table:table-cell office:value-type="float" office:value="0.511293">
                <text:p>0.511293</text:p>
              </table:table-cell>
              <table:table-cell office:value-type="float" office:value="0.468973">
                <text:p>0.468973</text:p>
              </table:table-cell>
              <table:table-cell office:value-type="float" office:value="0.459933">
                <text:p>0.4599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4457">
                <text:p>0.374457</text:p>
              </table:table-cell>
              <table:table-cell office:value-type="float" office:value="0.515038">
                <text:p>0.515038</text:p>
              </table:table-cell>
              <table:table-cell office:value-type="float" office:value="0.433874">
                <text:p>0.433874</text:p>
              </table:table-cell>
              <table:table-cell office:value-type="float" office:value="0.451941">
                <text:p>0.4519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2161">
                <text:p>0.492161</text:p>
              </table:table-cell>
              <table:table-cell office:value-type="float" office:value="0.518773">
                <text:p>0.518773</text:p>
              </table:table-cell>
              <table:table-cell office:value-type="float" office:value="0.454258">
                <text:p>0.454258</text:p>
              </table:table-cell>
              <table:table-cell office:value-type="float" office:value="0.476733">
                <text:p>0.4767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37526">
                <text:p>0.437526</text:p>
              </table:table-cell>
              <table:table-cell office:value-type="float" office:value="0.522499">
                <text:p>0.522499</text:p>
              </table:table-cell>
              <table:table-cell office:value-type="float" office:value="0.468951">
                <text:p>0.468951</text:p>
              </table:table-cell>
              <table:table-cell office:value-type="float" office:value="0.497295">
                <text:p>0.4972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2839">
                <text:p>0.492839</text:p>
              </table:table-cell>
              <table:table-cell office:value-type="float" office:value="0.526214">
                <text:p>0.526214</text:p>
              </table:table-cell>
              <table:table-cell office:value-type="float" office:value="0.475016">
                <text:p>0.475016</text:p>
              </table:table-cell>
              <table:table-cell office:value-type="float" office:value="0.491052">
                <text:p>0.4910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47772">
                <text:p>0.547772</text:p>
              </table:table-cell>
              <table:table-cell office:value-type="float" office:value="0.529919">
                <text:p>0.529919</text:p>
              </table:table-cell>
              <table:table-cell office:value-type="float" office:value="0.506643">
                <text:p>0.506643</text:p>
              </table:table-cell>
              <table:table-cell office:value-type="float" office:value="0.496908">
                <text:p>0.4969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04785">
                <text:p>0.404785</text:p>
              </table:table-cell>
              <table:table-cell office:value-type="float" office:value="0.533615">
                <text:p>0.533615</text:p>
              </table:table-cell>
              <table:table-cell office:value-type="float" office:value="0.537571">
                <text:p>0.537571</text:p>
              </table:table-cell>
              <table:table-cell office:value-type="float" office:value="0.49448">
                <text:p>0.494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0294">
                <text:p>0.650294</text:p>
              </table:table-cell>
              <table:table-cell office:value-type="float" office:value="0.5373">
                <text:p>0.5373</text:p>
              </table:table-cell>
              <table:table-cell office:value-type="float" office:value="0.547872">
                <text:p>0.547872</text:p>
              </table:table-cell>
              <table:table-cell office:value-type="float" office:value="0.512984">
                <text:p>0.5129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2167">
                <text:p>0.592167</text:p>
              </table:table-cell>
              <table:table-cell office:value-type="float" office:value="0.540974">
                <text:p>0.540974</text:p>
              </table:table-cell>
              <table:table-cell office:value-type="float" office:value="0.529384">
                <text:p>0.529384</text:p>
              </table:table-cell>
              <table:table-cell office:value-type="float" office:value="0.512056">
                <text:p>0.5120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4343">
                <text:p>0.544343</text:p>
              </table:table-cell>
              <table:table-cell office:value-type="float" office:value="0.544639">
                <text:p>0.544639</text:p>
              </table:table-cell>
              <table:table-cell office:value-type="float" office:value="0.537947">
                <text:p>0.537947</text:p>
              </table:table-cell>
              <table:table-cell office:value-type="float" office:value="0.535784">
                <text:p>0.5357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55332">
                <text:p>0.455332</text:p>
              </table:table-cell>
              <table:table-cell office:value-type="float" office:value="0.548293">
                <text:p>0.548293</text:p>
              </table:table-cell>
              <table:table-cell office:value-type="float" office:value="0.523489">
                <text:p>0.523489</text:p>
              </table:table-cell>
              <table:table-cell office:value-type="float" office:value="0.554955">
                <text:p>0.554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47601">
                <text:p>0.447601</text:p>
              </table:table-cell>
              <table:table-cell office:value-type="float" office:value="0.551937">
                <text:p>0.551937</text:p>
              </table:table-cell>
              <table:table-cell office:value-type="float" office:value="0.501446">
                <text:p>0.501446</text:p>
              </table:table-cell>
              <table:table-cell office:value-type="float" office:value="0.548098">
                <text:p>0.5480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78004">
                <text:p>0.578004</text:p>
              </table:table-cell>
              <table:table-cell office:value-type="float" office:value="0.55557">
                <text:p>0.55557</text:p>
              </table:table-cell>
              <table:table-cell office:value-type="float" office:value="0.532284">
                <text:p>0.532284</text:p>
              </table:table-cell>
              <table:table-cell office:value-type="float" office:value="0.574986">
                <text:p>0.5749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1949">
                <text:p>0.481949</text:p>
              </table:table-cell>
              <table:table-cell office:value-type="float" office:value="0.559193">
                <text:p>0.559193</text:p>
              </table:table-cell>
              <table:table-cell office:value-type="float" office:value="0.581963">
                <text:p>0.581963</text:p>
              </table:table-cell>
              <table:table-cell office:value-type="float" office:value="0.573442">
                <text:p>0.5734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98535">
                <text:p>0.698535</text:p>
              </table:table-cell>
              <table:table-cell office:value-type="float" office:value="0.562805">
                <text:p>0.562805</text:p>
              </table:table-cell>
              <table:table-cell office:value-type="float" office:value="0.586912">
                <text:p>0.586912</text:p>
              </table:table-cell>
              <table:table-cell office:value-type="float" office:value="0.56195">
                <text:p>0.561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03725">
                <text:p>0.703725</text:p>
              </table:table-cell>
              <table:table-cell office:value-type="float" office:value="0.566406">
                <text:p>0.566406</text:p>
              </table:table-cell>
              <table:table-cell office:value-type="float" office:value="0.61142">
                <text:p>0.61142</text:p>
              </table:table-cell>
              <table:table-cell office:value-type="float" office:value="0.557479">
                <text:p>0.5574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72347">
                <text:p>0.472347</text:p>
              </table:table-cell>
              <table:table-cell office:value-type="float" office:value="0.569997">
                <text:p>0.569997</text:p>
              </table:table-cell>
              <table:table-cell office:value-type="float" office:value="0.641694">
                <text:p>0.641694</text:p>
              </table:table-cell>
              <table:table-cell office:value-type="float" office:value="0.5826">
                <text:p>0.58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0546">
                <text:p>0.700546</text:p>
              </table:table-cell>
              <table:table-cell office:value-type="float" office:value="0.573576">
                <text:p>0.573576</text:p>
              </table:table-cell>
              <table:table-cell office:value-type="float" office:value="0.595136">
                <text:p>0.595136</text:p>
              </table:table-cell>
              <table:table-cell office:value-type="float" office:value="0.597572">
                <text:p>0.5975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33317">
                <text:p>0.633317</text:p>
              </table:table-cell>
              <table:table-cell office:value-type="float" office:value="0.577145">
                <text:p>0.577145</text:p>
              </table:table-cell>
              <table:table-cell office:value-type="float" office:value="0.553425">
                <text:p>0.553425</text:p>
              </table:table-cell>
              <table:table-cell office:value-type="float" office:value="0.58818">
                <text:p>0.588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65746">
                <text:p>0.465746</text:p>
              </table:table-cell>
              <table:table-cell office:value-type="float" office:value="0.580703">
                <text:p>0.580703</text:p>
              </table:table-cell>
              <table:table-cell office:value-type="float" office:value="0.605287">
                <text:p>0.605287</text:p>
              </table:table-cell>
              <table:table-cell office:value-type="float" office:value="0.586225">
                <text:p>0.5862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95171">
                <text:p>0.495171</text:p>
              </table:table-cell>
              <table:table-cell office:value-type="float" office:value="0.58425">
                <text:p>0.58425</text:p>
              </table:table-cell>
              <table:table-cell office:value-type="float" office:value="0.587637">
                <text:p>0.587637</text:p>
              </table:table-cell>
              <table:table-cell office:value-type="float" office:value="0.584541">
                <text:p>0.5845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31654">
                <text:p>0.731654</text:p>
              </table:table-cell>
              <table:table-cell office:value-type="float" office:value="0.587785">
                <text:p>0.587785</text:p>
              </table:table-cell>
              <table:table-cell office:value-type="float" office:value="0.555912">
                <text:p>0.555912</text:p>
              </table:table-cell>
              <table:table-cell office:value-type="float" office:value="0.56882">
                <text:p>0.568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12296">
                <text:p>0.612296</text:p>
              </table:table-cell>
              <table:table-cell office:value-type="float" office:value="0.59131">
                <text:p>0.59131</text:p>
              </table:table-cell>
              <table:table-cell office:value-type="float" office:value="0.554851">
                <text:p>0.554851</text:p>
              </table:table-cell>
              <table:table-cell office:value-type="float" office:value="0.583855">
                <text:p>0.5838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4691">
                <text:p>0.474691</text:p>
              </table:table-cell>
              <table:table-cell office:value-type="float" office:value="0.594823">
                <text:p>0.594823</text:p>
              </table:table-cell>
              <table:table-cell office:value-type="float" office:value="0.59182">
                <text:p>0.59182</text:p>
              </table:table-cell>
              <table:table-cell office:value-type="float" office:value="0.587889">
                <text:p>0.587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60443">
                <text:p>0.460443</text:p>
              </table:table-cell>
              <table:table-cell office:value-type="float" office:value="0.598325">
                <text:p>0.598325</text:p>
              </table:table-cell>
              <table:table-cell office:value-type="float" office:value="0.551648">
                <text:p>0.551648</text:p>
              </table:table-cell>
              <table:table-cell office:value-type="float" office:value="0.584422">
                <text:p>0.5844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80015">
                <text:p>0.680015</text:p>
              </table:table-cell>
              <table:table-cell office:value-type="float" office:value="0.601815">
                <text:p>0.601815</text:p>
              </table:table-cell>
              <table:table-cell office:value-type="float" office:value="0.556734">
                <text:p>0.556734</text:p>
              </table:table-cell>
              <table:table-cell office:value-type="float" office:value="0.586147">
                <text:p>0.5861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30796">
                <text:p>0.530796</text:p>
              </table:table-cell>
              <table:table-cell office:value-type="float" office:value="0.605294">
                <text:p>0.605294</text:p>
              </table:table-cell>
              <table:table-cell office:value-type="float" office:value="0.61078">
                <text:p>0.61078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37727">
                <text:p>0.637727</text:p>
              </table:table-cell>
              <table:table-cell office:value-type="float" office:value="0.608761">
                <text:p>0.608761</text:p>
              </table:table-cell>
              <table:table-cell office:value-type="float" office:value="0.637728">
                <text:p>0.637728</text:p>
              </table:table-cell>
              <table:table-cell office:value-type="float" office:value="0.589939">
                <text:p>0.5899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44919">
                <text:p>0.744919</text:p>
              </table:table-cell>
              <table:table-cell office:value-type="float" office:value="0.612217">
                <text:p>0.612217</text:p>
              </table:table-cell>
              <table:table-cell office:value-type="float" office:value="0.598669">
                <text:p>0.598669</text:p>
              </table:table-cell>
              <table:table-cell office:value-type="float" office:value="0.582487">
                <text:p>0.5824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5184">
                <text:p>0.595184</text:p>
              </table:table-cell>
              <table:table-cell office:value-type="float" office:value="0.615661">
                <text:p>0.615661</text:p>
              </table:table-cell>
              <table:table-cell office:value-type="float" office:value="0.642457">
                <text:p>0.642457</text:p>
              </table:table-cell>
              <table:table-cell office:value-type="float" office:value="0.594242">
                <text:p>0.5942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84717">
                <text:p>0.484717</text:p>
              </table:table-cell>
              <table:table-cell office:value-type="float" office:value="0.619094">
                <text:p>0.619094</text:p>
              </table:table-cell>
              <table:table-cell office:value-type="float" office:value="0.618672">
                <text:p>0.618672</text:p>
              </table:table-cell>
              <table:table-cell office:value-type="float" office:value="0.618994">
                <text:p>0.6189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49737">
                <text:p>0.749737</text:p>
              </table:table-cell>
              <table:table-cell office:value-type="float" office:value="0.622515">
                <text:p>0.622515</text:p>
              </table:table-cell>
              <table:table-cell office:value-type="float" office:value="0.575754">
                <text:p>0.575754</text:p>
              </table:table-cell>
              <table:table-cell office:value-type="float" office:value="0.623748">
                <text:p>0.6237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18805">
                <text:p>0.518805</text:p>
              </table:table-cell>
              <table:table-cell office:value-type="float" office:value="0.625923">
                <text:p>0.625923</text:p>
              </table:table-cell>
              <table:table-cell office:value-type="float" office:value="0.577516">
                <text:p>0.577516</text:p>
              </table:table-cell>
              <table:table-cell office:value-type="float" office:value="0.63116">
                <text:p>0.631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30328">
                <text:p>0.530328</text:p>
              </table:table-cell>
              <table:table-cell office:value-type="float" office:value="0.62932">
                <text:p>0.62932</text:p>
              </table:table-cell>
              <table:table-cell office:value-type="float" office:value="0.627115">
                <text:p>0.627115</text:p>
              </table:table-cell>
              <table:table-cell office:value-type="float" office:value="0.639131">
                <text:p>0.639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03994">
                <text:p>0.603994</text:p>
              </table:table-cell>
              <table:table-cell office:value-type="float" office:value="0.632705">
                <text:p>0.632705</text:p>
              </table:table-cell>
              <table:table-cell office:value-type="float" office:value="0.62363">
                <text:p>0.62363</text:p>
              </table:table-cell>
              <table:table-cell office:value-type="float" office:value="0.626554">
                <text:p>0.626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2711">
                <text:p>0.732711</text:p>
              </table:table-cell>
              <table:table-cell office:value-type="float" office:value="0.636078">
                <text:p>0.636078</text:p>
              </table:table-cell>
              <table:table-cell office:value-type="float" office:value="0.642333">
                <text:p>0.642333</text:p>
              </table:table-cell>
              <table:table-cell office:value-type="float" office:value="0.630705">
                <text:p>0.630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32311">
                <text:p>0.732311</text:p>
              </table:table-cell>
              <table:table-cell office:value-type="float" office:value="0.639439">
                <text:p>0.639439</text:p>
              </table:table-cell>
              <table:table-cell office:value-type="float" office:value="0.68135">
                <text:p>0.68135</text:p>
              </table:table-cell>
              <table:table-cell office:value-type="float" office:value="0.653449">
                <text:p>0.653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12322">
                <text:p>0.612322</text:p>
              </table:table-cell>
              <table:table-cell office:value-type="float" office:value="0.642788">
                <text:p>0.642788</text:p>
              </table:table-cell>
              <table:table-cell office:value-type="float" office:value="0.681867">
                <text:p>0.681867</text:p>
              </table:table-cell>
              <table:table-cell office:value-type="float" office:value="0.635444">
                <text:p>0.6354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25412">
                <text:p>0.725412</text:p>
              </table:table-cell>
              <table:table-cell office:value-type="float" office:value="0.646124">
                <text:p>0.646124</text:p>
              </table:table-cell>
              <table:table-cell office:value-type="float" office:value="0.663492">
                <text:p>0.663492</text:p>
              </table:table-cell>
              <table:table-cell office:value-type="float" office:value="0.639715">
                <text:p>0.6397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06577">
                <text:p>0.606577</text:p>
              </table:table-cell>
              <table:table-cell office:value-type="float" office:value="0.649448">
                <text:p>0.649448</text:p>
              </table:table-cell>
              <table:table-cell office:value-type="float" office:value="0.664012">
                <text:p>0.664012</text:p>
              </table:table-cell>
              <table:table-cell office:value-type="float" office:value="0.663173">
                <text:p>0.6631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40836">
                <text:p>0.640836</text:p>
              </table:table-cell>
              <table:table-cell office:value-type="float" office:value="0.65276">
                <text:p>0.65276</text:p>
              </table:table-cell>
              <table:table-cell office:value-type="float" office:value="0.651884">
                <text:p>0.651884</text:p>
              </table:table-cell>
              <table:table-cell office:value-type="float" office:value="0.667505">
                <text:p>0.6675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34911">
                <text:p>0.734911</text:p>
              </table:table-cell>
              <table:table-cell office:value-type="float" office:value="0.656059">
                <text:p>0.656059</text:p>
              </table:table-cell>
              <table:table-cell office:value-type="float" office:value="0.619957">
                <text:p>0.619957</text:p>
              </table:table-cell>
              <table:table-cell office:value-type="float" office:value="0.669354">
                <text:p>0.6693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1682">
                <text:p>0.551682</text:p>
              </table:table-cell>
              <table:table-cell office:value-type="float" office:value="0.659346">
                <text:p>0.659346</text:p>
              </table:table-cell>
              <table:table-cell office:value-type="float" office:value="0.656315">
                <text:p>0.656315</text:p>
              </table:table-cell>
              <table:table-cell office:value-type="float" office:value="0.65059">
                <text:p>0.650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5781">
                <text:p>0.565781</text:p>
              </table:table-cell>
              <table:table-cell office:value-type="float" office:value="0.66262">
                <text:p>0.66262</text:p>
              </table:table-cell>
              <table:table-cell office:value-type="float" office:value="0.658477">
                <text:p>0.658477</text:p>
              </table:table-cell>
              <table:table-cell office:value-type="float" office:value="0.648157">
                <text:p>0.6481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88363">
                <text:p>0.788363</text:p>
              </table:table-cell>
              <table:table-cell office:value-type="float" office:value="0.665882">
                <text:p>0.665882</text:p>
              </table:table-cell>
              <table:table-cell office:value-type="float" office:value="0.662106">
                <text:p>0.662106</text:p>
              </table:table-cell>
              <table:table-cell office:value-type="float" office:value="0.636027">
                <text:p>0.6360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1647">
                <text:p>0.651647</text:p>
              </table:table-cell>
              <table:table-cell office:value-type="float" office:value="0.669131">
                <text:p>0.669131</text:p>
              </table:table-cell>
              <table:table-cell office:value-type="float" office:value="0.656951">
                <text:p>0.656951</text:p>
              </table:table-cell>
              <table:table-cell office:value-type="float" office:value="0.63716">
                <text:p>0.637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3055">
                <text:p>0.753055</text:p>
              </table:table-cell>
              <table:table-cell office:value-type="float" office:value="0.672367">
                <text:p>0.672367</text:p>
              </table:table-cell>
              <table:table-cell office:value-type="float" office:value="0.660906">
                <text:p>0.660906</text:p>
              </table:table-cell>
              <table:table-cell office:value-type="float" office:value="0.631601">
                <text:p>0.6316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25909">
                <text:p>0.525909</text:p>
              </table:table-cell>
              <table:table-cell office:value-type="float" office:value="0.67559">
                <text:p>0.67559</text:p>
              </table:table-cell>
              <table:table-cell office:value-type="float" office:value="0.62163">
                <text:p>0.62163</text:p>
              </table:table-cell>
              <table:table-cell office:value-type="float" office:value="0.626077">
                <text:p>0.6260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85556">
                <text:p>0.585556</text:p>
              </table:table-cell>
              <table:table-cell office:value-type="float" office:value="0.678801">
                <text:p>0.678801</text:p>
              </table:table-cell>
              <table:table-cell office:value-type="float" office:value="0.615108">
                <text:p>0.615108</text:p>
              </table:table-cell>
              <table:table-cell office:value-type="float" office:value="0.646736">
                <text:p>0.6467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91982">
                <text:p>0.591982</text:p>
              </table:table-cell>
              <table:table-cell office:value-type="float" office:value="0.681998">
                <text:p>0.681998</text:p>
              </table:table-cell>
              <table:table-cell office:value-type="float" office:value="0.580435">
                <text:p>0.580435</text:p>
              </table:table-cell>
              <table:table-cell office:value-type="float" office:value="0.663602">
                <text:p>0.6636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9037">
                <text:p>0.619037</text:p>
              </table:table-cell>
              <table:table-cell office:value-type="float" office:value="0.685183">
                <text:p>0.685183</text:p>
              </table:table-cell>
              <table:table-cell office:value-type="float" office:value="0.610082">
                <text:p>0.610082</text:p>
              </table:table-cell>
              <table:table-cell office:value-type="float" office:value="0.64721">
                <text:p>0.647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9692">
                <text:p>0.579692</text:p>
              </table:table-cell>
              <table:table-cell office:value-type="float" office:value="0.688355">
                <text:p>0.688355</text:p>
              </table:table-cell>
              <table:table-cell office:value-type="float" office:value="0.648757">
                <text:p>0.648757</text:p>
              </table:table-cell>
              <table:table-cell office:value-type="float" office:value="0.663755">
                <text:p>0.6637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74145">
                <text:p>0.674145</text:p>
              </table:table-cell>
              <table:table-cell office:value-type="float" office:value="0.691513">
                <text:p>0.691513</text:p>
              </table:table-cell>
              <table:table-cell office:value-type="float" office:value="0.680623">
                <text:p>0.680623</text:p>
              </table:table-cell>
              <table:table-cell office:value-type="float" office:value="0.656418">
                <text:p>0.6564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78928">
                <text:p>0.778928</text:p>
              </table:table-cell>
              <table:table-cell office:value-type="float" office:value="0.694658">
                <text:p>0.694658</text:p>
              </table:table-cell>
              <table:table-cell office:value-type="float" office:value="0.678426">
                <text:p>0.678426</text:p>
              </table:table-cell>
              <table:table-cell office:value-type="float" office:value="0.668279">
                <text:p>0.6682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51314">
                <text:p>0.751314</text:p>
              </table:table-cell>
              <table:table-cell office:value-type="float" office:value="0.69779">
                <text:p>0.69779</text:p>
              </table:table-cell>
              <table:table-cell office:value-type="float" office:value="0.729216">
                <text:p>0.729216</text:p>
              </table:table-cell>
              <table:table-cell office:value-type="float" office:value="0.676314">
                <text:p>0.6763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0805">
                <text:p>0.60805</text:p>
              </table:table-cell>
              <table:table-cell office:value-type="float" office:value="0.700909">
                <text:p>0.700909</text:p>
              </table:table-cell>
              <table:table-cell office:value-type="float" office:value="0.728855">
                <text:p>0.728855</text:p>
              </table:table-cell>
              <table:table-cell office:value-type="float" office:value="0.681261">
                <text:p>0.681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33642">
                <text:p>0.833642</text:p>
              </table:table-cell>
              <table:table-cell office:value-type="float" office:value="0.704015">
                <text:p>0.704015</text:p>
              </table:table-cell>
              <table:table-cell office:value-type="float" office:value="0.704347">
                <text:p>0.704347</text:p>
              </table:table-cell>
              <table:table-cell office:value-type="float" office:value="0.684763">
                <text:p>0.6847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2342">
                <text:p>0.672342</text:p>
              </table:table-cell>
              <table:table-cell office:value-type="float" office:value="0.707107">
                <text:p>0.707107</text:p>
              </table:table-cell>
              <table:table-cell office:value-type="float" office:value="0.688872">
                <text:p>0.688872</text:p>
              </table:table-cell>
              <table:table-cell office:value-type="float" office:value="0.698061">
                <text:p>0.698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56387">
                <text:p>0.656387</text:p>
              </table:table-cell>
              <table:table-cell office:value-type="float" office:value="0.710185">
                <text:p>0.710185</text:p>
              </table:table-cell>
              <table:table-cell office:value-type="float" office:value="0.696542">
                <text:p>0.696542</text:p>
              </table:table-cell>
              <table:table-cell office:value-type="float" office:value="0.690794">
                <text:p>0.6907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73941">
                <text:p>0.673941</text:p>
              </table:table-cell>
              <table:table-cell office:value-type="float" office:value="0.71325">
                <text:p>0.71325</text:p>
              </table:table-cell>
              <table:table-cell office:value-type="float" office:value="0.661325">
                <text:p>0.661325</text:p>
              </table:table-cell>
              <table:table-cell office:value-type="float" office:value="0.686682">
                <text:p>0.6866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46397">
                <text:p>0.646397</text:p>
              </table:table-cell>
              <table:table-cell office:value-type="float" office:value="0.716302">
                <text:p>0.716302</text:p>
              </table:table-cell>
              <table:table-cell office:value-type="float" office:value="0.67205">
                <text:p>0.67205</text:p>
              </table:table-cell>
              <table:table-cell office:value-type="float" office:value="0.681331">
                <text:p>0.6813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57559">
                <text:p>0.657559</text:p>
              </table:table-cell>
              <table:table-cell office:value-type="float" office:value="0.71934">
                <text:p>0.71934</text:p>
              </table:table-cell>
              <table:table-cell office:value-type="float" office:value="0.659615">
                <text:p>0.659615</text:p>
              </table:table-cell>
              <table:table-cell office:value-type="float" office:value="0.697717">
                <text:p>0.6977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25968">
                <text:p>0.725968</text:p>
              </table:table-cell>
              <table:table-cell office:value-type="float" office:value="0.722364">
                <text:p>0.722364</text:p>
              </table:table-cell>
              <table:table-cell office:value-type="float" office:value="0.671564">
                <text:p>0.671564</text:p>
              </table:table-cell>
              <table:table-cell office:value-type="float" office:value="0.701125">
                <text:p>0.701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94208">
                <text:p>0.594208</text:p>
              </table:table-cell>
              <table:table-cell office:value-type="float" office:value="0.725374">
                <text:p>0.725374</text:p>
              </table:table-cell>
              <table:table-cell office:value-type="float" office:value="0.680777">
                <text:p>0.680777</text:p>
              </table:table-cell>
              <table:table-cell office:value-type="float" office:value="0.711792">
                <text:p>0.7117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3369">
                <text:p>0.73369</text:p>
              </table:table-cell>
              <table:table-cell office:value-type="float" office:value="0.728371">
                <text:p>0.728371</text:p>
              </table:table-cell>
              <table:table-cell office:value-type="float" office:value="0.706924">
                <text:p>0.706924</text:p>
              </table:table-cell>
              <table:table-cell office:value-type="float" office:value="0.713353">
                <text:p>0.713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92459">
                <text:p>0.692459</text:p>
              </table:table-cell>
              <table:table-cell office:value-type="float" office:value="0.731354">
                <text:p>0.731354</text:p>
              </table:table-cell>
              <table:table-cell office:value-type="float" office:value="0.735956">
                <text:p>0.735956</text:p>
              </table:table-cell>
              <table:table-cell office:value-type="float" office:value="0.732155">
                <text:p>0.7321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8295">
                <text:p>0.788295</text:p>
              </table:table-cell>
              <table:table-cell office:value-type="float" office:value="0.734323">
                <text:p>0.734323</text:p>
              </table:table-cell>
              <table:table-cell office:value-type="float" office:value="0.77505">
                <text:p>0.77505</text:p>
              </table:table-cell>
              <table:table-cell office:value-type="float" office:value="0.733289">
                <text:p>0.7332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1127">
                <text:p>0.871127</text:p>
              </table:table-cell>
              <table:table-cell office:value-type="float" office:value="0.737277">
                <text:p>0.737277</text:p>
              </table:table-cell>
              <table:table-cell office:value-type="float" office:value="0.763024">
                <text:p>0.763024</text:p>
              </table:table-cell>
              <table:table-cell office:value-type="float" office:value="0.731358">
                <text:p>0.7313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968">
                <text:p>0.78968</text:p>
              </table:table-cell>
              <table:table-cell office:value-type="float" office:value="0.740218">
                <text:p>0.740218</text:p>
              </table:table-cell>
              <table:table-cell office:value-type="float" office:value="0.800686">
                <text:p>0.800686</text:p>
              </table:table-cell>
              <table:table-cell office:value-type="float" office:value="0.724795">
                <text:p>0.7247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3558">
                <text:p>0.673558</text:p>
              </table:table-cell>
              <table:table-cell office:value-type="float" office:value="0.743145">
                <text:p>0.743145</text:p>
              </table:table-cell>
              <table:table-cell office:value-type="float" office:value="0.7748">
                <text:p>0.7748</text:p>
              </table:table-cell>
              <table:table-cell office:value-type="float" office:value="0.726085">
                <text:p>0.7260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077">
                <text:p>0.88077</text:p>
              </table:table-cell>
              <table:table-cell office:value-type="float" office:value="0.746057">
                <text:p>0.746057</text:p>
              </table:table-cell>
              <table:table-cell office:value-type="float" office:value="0.727837">
                <text:p>0.727837</text:p>
              </table:table-cell>
              <table:table-cell office:value-type="float" office:value="0.732622">
                <text:p>0.7326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58864">
                <text:p>0.658864</text:p>
              </table:table-cell>
              <table:table-cell office:value-type="float" office:value="0.748956">
                <text:p>0.748956</text:p>
              </table:table-cell>
              <table:table-cell office:value-type="float" office:value="0.700658">
                <text:p>0.700658</text:p>
              </table:table-cell>
              <table:table-cell office:value-type="float" office:value="0.747226">
                <text:p>0.7472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36316">
                <text:p>0.636316</text:p>
              </table:table-cell>
              <table:table-cell office:value-type="float" office:value="0.75184">
                <text:p>0.75184</text:p>
              </table:table-cell>
              <table:table-cell office:value-type="float" office:value="0.687625">
                <text:p>0.687625</text:p>
              </table:table-cell>
              <table:table-cell office:value-type="float" office:value="0.753851">
                <text:p>0.7538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3785">
                <text:p>0.653785</text:p>
              </table:table-cell>
              <table:table-cell office:value-type="float" office:value="0.75471">
                <text:p>0.75471</text:p>
              </table:table-cell>
              <table:table-cell office:value-type="float" office:value="0.672591">
                <text:p>0.672591</text:p>
              </table:table-cell>
              <table:table-cell office:value-type="float" office:value="0.738081">
                <text:p>0.7380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08393">
                <text:p>0.608393</text:p>
              </table:table-cell>
              <table:table-cell office:value-type="float" office:value="0.757565">
                <text:p>0.757565</text:p>
              </table:table-cell>
              <table:table-cell office:value-type="float" office:value="0.711439">
                <text:p>0.711439</text:p>
              </table:table-cell>
              <table:table-cell office:value-type="float" office:value="0.733137">
                <text:p>0.7331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05598">
                <text:p>0.805598</text:p>
              </table:table-cell>
              <table:table-cell office:value-type="float" office:value="0.760406">
                <text:p>0.760406</text:p>
              </table:table-cell>
              <table:table-cell office:value-type="float" office:value="0.756409">
                <text:p>0.756409</text:p>
              </table:table-cell>
              <table:table-cell office:value-type="float" office:value="0.749332">
                <text:p>0.7493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53104">
                <text:p>0.853104</text:p>
              </table:table-cell>
              <table:table-cell office:value-type="float" office:value="0.763232">
                <text:p>0.763232</text:p>
              </table:table-cell>
              <table:table-cell office:value-type="float" office:value="0.765185">
                <text:p>0.765185</text:p>
              </table:table-cell>
              <table:table-cell office:value-type="float" office:value="0.746754">
                <text:p>0.7467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61164">
                <text:p>0.861164</text:p>
              </table:table-cell>
              <table:table-cell office:value-type="float" office:value="0.766044">
                <text:p>0.766044</text:p>
              </table:table-cell>
              <table:table-cell office:value-type="float" office:value="0.790564">
                <text:p>0.790564</text:p>
              </table:table-cell>
              <table:table-cell office:value-type="float" office:value="0.767733">
                <text:p>0.7677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97665">
                <text:p>0.697665</text:p>
              </table:table-cell>
              <table:table-cell office:value-type="float" office:value="0.768842">
                <text:p>0.768842</text:p>
              </table:table-cell>
              <table:table-cell office:value-type="float" office:value="0.799786">
                <text:p>0.799786</text:p>
              </table:table-cell>
              <table:table-cell office:value-type="float" office:value="0.769783">
                <text:p>0.7697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35289">
                <text:p>0.735289</text:p>
              </table:table-cell>
              <table:table-cell office:value-type="float" office:value="0.771625">
                <text:p>0.771625</text:p>
              </table:table-cell>
              <table:table-cell office:value-type="float" office:value="0.799647">
                <text:p>0.799647</text:p>
              </table:table-cell>
              <table:table-cell office:value-type="float" office:value="0.771946">
                <text:p>0.7719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5171">
                <text:p>0.85171</text:p>
              </table:table-cell>
              <table:table-cell office:value-type="float" office:value="0.774393">
                <text:p>0.774393</text:p>
              </table:table-cell>
              <table:table-cell office:value-type="float" office:value="0.80534">
                <text:p>0.80534</text:p>
              </table:table-cell>
              <table:table-cell office:value-type="float" office:value="0.801343">
                <text:p>0.8013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2407">
                <text:p>0.852407</text:p>
              </table:table-cell>
              <table:table-cell office:value-type="float" office:value="0.777146">
                <text:p>0.777146</text:p>
              </table:table-cell>
              <table:table-cell office:value-type="float" office:value="0.79758">
                <text:p>0.79758</text:p>
              </table:table-cell>
              <table:table-cell office:value-type="float" office:value="0.80843">
                <text:p>0.808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89628">
                <text:p>0.889628</text:p>
              </table:table-cell>
              <table:table-cell office:value-type="float" office:value="0.779884">
                <text:p>0.779884</text:p>
              </table:table-cell>
              <table:table-cell office:value-type="float" office:value="0.786038">
                <text:p>0.786038</text:p>
              </table:table-cell>
              <table:table-cell office:value-type="float" office:value="0.813346">
                <text:p>0.8133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58869">
                <text:p>0.658869</text:p>
              </table:table-cell>
              <table:table-cell office:value-type="float" office:value="0.782608">
                <text:p>0.782608</text:p>
              </table:table-cell>
              <table:table-cell office:value-type="float" office:value="0.802048">
                <text:p>0.802048</text:p>
              </table:table-cell>
              <table:table-cell office:value-type="float" office:value="0.798895">
                <text:p>0.7988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77578">
                <text:p>0.677578</text:p>
              </table:table-cell>
              <table:table-cell office:value-type="float" office:value="0.785317">
                <text:p>0.785317</text:p>
              </table:table-cell>
              <table:table-cell office:value-type="float" office:value="0.808279">
                <text:p>0.808279</text:p>
              </table:table-cell>
              <table:table-cell office:value-type="float" office:value="0.820226">
                <text:p>0.8202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3176">
                <text:p>0.93176</text:p>
              </table:table-cell>
              <table:table-cell office:value-type="float" office:value="0.788011">
                <text:p>0.788011</text:p>
              </table:table-cell>
              <table:table-cell office:value-type="float" office:value="0.811788">
                <text:p>0.811788</text:p>
              </table:table-cell>
              <table:table-cell office:value-type="float" office:value="0.820865">
                <text:p>0.8208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83561">
                <text:p>0.883561</text:p>
              </table:table-cell>
              <table:table-cell office:value-type="float" office:value="0.79069">
                <text:p>0.79069</text:p>
              </table:table-cell>
              <table:table-cell office:value-type="float" office:value="0.820456">
                <text:p>0.820456</text:p>
              </table:table-cell>
              <table:table-cell office:value-type="float" office:value="0.812913">
                <text:p>0.8129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07172">
                <text:p>0.907172</text:p>
              </table:table-cell>
              <table:table-cell office:value-type="float" office:value="0.793353">
                <text:p>0.793353</text:p>
              </table:table-cell>
              <table:table-cell office:value-type="float" office:value="0.871401">
                <text:p>0.871401</text:p>
              </table:table-cell>
              <table:table-cell office:value-type="float" office:value="0.801894">
                <text:p>0.8018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02211">
                <text:p>0.702211</text:p>
              </table:table-cell>
              <table:table-cell office:value-type="float" office:value="0.796002">
                <text:p>0.796002</text:p>
              </table:table-cell>
              <table:table-cell office:value-type="float" office:value="0.833512">
                <text:p>0.833512</text:p>
              </table:table-cell>
              <table:table-cell office:value-type="float" office:value="0.788276">
                <text:p>0.7882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32304">
                <text:p>0.932304</text:p>
              </table:table-cell>
              <table:table-cell office:value-type="float" office:value="0.798636">
                <text:p>0.798636</text:p>
              </table:table-cell>
              <table:table-cell office:value-type="float" office:value="0.809649">
                <text:p>0.809649</text:p>
              </table:table-cell>
              <table:table-cell office:value-type="float" office:value="0.797939">
                <text:p>0.7979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42312">
                <text:p>0.742312</text:p>
              </table:table-cell>
              <table:table-cell office:value-type="float" office:value="0.801254">
                <text:p>0.801254</text:p>
              </table:table-cell>
              <table:table-cell office:value-type="float" office:value="0.774453">
                <text:p>0.774453</text:p>
              </table:table-cell>
              <table:table-cell office:value-type="float" office:value="0.798257">
                <text:p>0.7982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64245">
                <text:p>0.764245</text:p>
              </table:table-cell>
              <table:table-cell office:value-type="float" office:value="0.803857">
                <text:p>0.803857</text:p>
              </table:table-cell>
              <table:table-cell office:value-type="float" office:value="0.781976">
                <text:p>0.781976</text:p>
              </table:table-cell>
              <table:table-cell office:value-type="float" office:value="0.776091">
                <text:p>0.7760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1196">
                <text:p>0.731196</text:p>
              </table:table-cell>
              <table:table-cell office:value-type="float" office:value="0.806445">
                <text:p>0.806445</text:p>
              </table:table-cell>
              <table:table-cell office:value-type="float" office:value="0.748549">
                <text:p>0.748549</text:p>
              </table:table-cell>
              <table:table-cell office:value-type="float" office:value="0.75714">
                <text:p>0.757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39824">
                <text:p>0.739824</text:p>
              </table:table-cell>
              <table:table-cell office:value-type="float" office:value="0.809017">
                <text:p>0.809017</text:p>
              </table:table-cell>
              <table:table-cell office:value-type="float" office:value="0.736302">
                <text:p>0.736302</text:p>
              </table:table-cell>
              <table:table-cell office:value-type="float" office:value="0.754881">
                <text:p>0.7548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65167">
                <text:p>0.765167</text:p>
              </table:table-cell>
              <table:table-cell office:value-type="float" office:value="0.811574">
                <text:p>0.811574</text:p>
              </table:table-cell>
              <table:table-cell office:value-type="float" office:value="0.721039">
                <text:p>0.721039</text:p>
              </table:table-cell>
              <table:table-cell office:value-type="float" office:value="0.770024">
                <text:p>0.7700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81077">
                <text:p>0.681077</text:p>
              </table:table-cell>
              <table:table-cell office:value-type="float" office:value="0.814116">
                <text:p>0.814116</text:p>
              </table:table-cell>
              <table:table-cell office:value-type="float" office:value="0.70982">
                <text:p>0.70982</text:p>
              </table:table-cell>
              <table:table-cell office:value-type="float" office:value="0.752197">
                <text:p>0.7521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87933">
                <text:p>0.687933</text:p>
              </table:table-cell>
              <table:table-cell office:value-type="float" office:value="0.816642">
                <text:p>0.816642</text:p>
              </table:table-cell>
              <table:table-cell office:value-type="float" office:value="0.73832">
                <text:p>0.73832</text:p>
              </table:table-cell>
              <table:table-cell office:value-type="float" office:value="0.759076">
                <text:p>0.759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75098">
                <text:p>0.675098</text:p>
              </table:table-cell>
              <table:table-cell office:value-type="float" office:value="0.819152">
                <text:p>0.819152</text:p>
              </table:table-cell>
              <table:table-cell office:value-type="float" office:value="0.759043">
                <text:p>0.759043</text:p>
              </table:table-cell>
              <table:table-cell office:value-type="float" office:value="0.772716">
                <text:p>0.7727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82324">
                <text:p>0.882324</text:p>
              </table:table-cell>
              <table:table-cell office:value-type="float" office:value="0.821647">
                <text:p>0.821647</text:p>
              </table:table-cell>
              <table:table-cell office:value-type="float" office:value="0.770068">
                <text:p>0.770068</text:p>
              </table:table-cell>
              <table:table-cell office:value-type="float" office:value="0.790604">
                <text:p>0.7906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68782">
                <text:p>0.868782</text:p>
              </table:table-cell>
              <table:table-cell office:value-type="float" office:value="0.824126">
                <text:p>0.824126</text:p>
              </table:table-cell>
              <table:table-cell office:value-type="float" office:value="0.796079">
                <text:p>0.796079</text:p>
              </table:table-cell>
              <table:table-cell office:value-type="float" office:value="0.790452">
                <text:p>0.7904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36204">
                <text:p>0.736204</text:p>
              </table:table-cell>
              <table:table-cell office:value-type="float" office:value="0.82659">
                <text:p>0.82659</text:p>
              </table:table-cell>
              <table:table-cell office:value-type="float" office:value="0.843916">
                <text:p>0.843916</text:p>
              </table:table-cell>
              <table:table-cell office:value-type="float" office:value="0.785763">
                <text:p>0.7857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17987">
                <text:p>0.817987</text:p>
              </table:table-cell>
              <table:table-cell office:value-type="float" office:value="0.829038">
                <text:p>0.829038</text:p>
              </table:table-cell>
              <table:table-cell office:value-type="float" office:value="0.853044">
                <text:p>0.853044</text:p>
              </table:table-cell>
              <table:table-cell office:value-type="float" office:value="0.789659">
                <text:p>0.7896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14286">
                <text:p>0.914286</text:p>
              </table:table-cell>
              <table:table-cell office:value-type="float" office:value="0.83147">
                <text:p>0.83147</text:p>
              </table:table-cell>
              <table:table-cell office:value-type="float" office:value="0.826918">
                <text:p>0.826918</text:p>
              </table:table-cell>
              <table:table-cell office:value-type="float" office:value="0.796251">
                <text:p>0.796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7963">
                <text:p>0.927963</text:p>
              </table:table-cell>
              <table:table-cell office:value-type="float" office:value="0.833886">
                <text:p>0.833886</text:p>
              </table:table-cell>
              <table:table-cell office:value-type="float" office:value="0.822395">
                <text:p>0.822395</text:p>
              </table:table-cell>
              <table:table-cell office:value-type="float" office:value="0.805688">
                <text:p>0.805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38151">
                <text:p>0.738151</text:p>
              </table:table-cell>
              <table:table-cell office:value-type="float" office:value="0.836286">
                <text:p>0.836286</text:p>
              </table:table-cell>
              <table:table-cell office:value-type="float" office:value="0.803584">
                <text:p>0.803584</text:p>
              </table:table-cell>
              <table:table-cell office:value-type="float" office:value="0.808309">
                <text:p>0.8083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13589">
                <text:p>0.713589</text:p>
              </table:table-cell>
              <table:table-cell office:value-type="float" office:value="0.838671">
                <text:p>0.838671</text:p>
              </table:table-cell>
              <table:table-cell office:value-type="float" office:value="0.772816">
                <text:p>0.772816</text:p>
              </table:table-cell>
              <table:table-cell office:value-type="float" office:value="0.817079">
                <text:p>0.8170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23931">
                <text:p>0.723931</text:p>
              </table:table-cell>
              <table:table-cell office:value-type="float" office:value="0.841039">
                <text:p>0.841039</text:p>
              </table:table-cell>
              <table:table-cell office:value-type="float" office:value="0.743005">
                <text:p>0.743005</text:p>
              </table:table-cell>
              <table:table-cell office:value-type="float" office:value="0.825386">
                <text:p>0.8253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60448">
                <text:p>0.760448</text:p>
              </table:table-cell>
              <table:table-cell office:value-type="float" office:value="0.843391">
                <text:p>0.843391</text:p>
              </table:table-cell>
              <table:table-cell office:value-type="float" office:value="0.777604">
                <text:p>0.777604</text:p>
              </table:table-cell>
              <table:table-cell office:value-type="float" office:value="0.831062">
                <text:p>0.8310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78905">
                <text:p>0.778905</text:p>
              </table:table-cell>
              <table:table-cell office:value-type="float" office:value="0.845728">
                <text:p>0.845728</text:p>
              </table:table-cell>
              <table:table-cell office:value-type="float" office:value="0.827938">
                <text:p>0.827938</text:p>
              </table:table-cell>
              <table:table-cell office:value-type="float" office:value="0.822455">
                <text:p>0.8224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1115">
                <text:p>0.91115</text:p>
              </table:table-cell>
              <table:table-cell office:value-type="float" office:value="0.848048">
                <text:p>0.848048</text:p>
              </table:table-cell>
              <table:table-cell office:value-type="float" office:value="0.848667">
                <text:p>0.848667</text:p>
              </table:table-cell>
              <table:table-cell office:value-type="float" office:value="0.824748">
                <text:p>0.824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65256">
                <text:p>0.965256</text:p>
              </table:table-cell>
              <table:table-cell office:value-type="float" office:value="0.850352">
                <text:p>0.850352</text:p>
              </table:table-cell>
              <table:table-cell office:value-type="float" office:value="0.872663">
                <text:p>0.872663</text:p>
              </table:table-cell>
              <table:table-cell office:value-type="float" office:value="0.836146">
                <text:p>0.8361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27576">
                <text:p>0.827576</text:p>
              </table:table-cell>
              <table:table-cell office:value-type="float" office:value="0.85264">
                <text:p>0.85264</text:p>
              </table:table-cell>
              <table:table-cell office:value-type="float" office:value="0.880804">
                <text:p>0.880804</text:p>
              </table:table-cell>
              <table:table-cell office:value-type="float" office:value="0.846745">
                <text:p>0.8467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80431">
                <text:p>0.880431</text:p>
              </table:table-cell>
              <table:table-cell office:value-type="float" office:value="0.854912">
                <text:p>0.854912</text:p>
              </table:table-cell>
              <table:table-cell office:value-type="float" office:value="0.889211">
                <text:p>0.889211</text:p>
              </table:table-cell>
              <table:table-cell office:value-type="float" office:value="0.847688">
                <text:p>0.8476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19608">
                <text:p>0.819608</text:p>
              </table:table-cell>
              <table:table-cell office:value-type="float" office:value="0.857167">
                <text:p>0.857167</text:p>
              </table:table-cell>
              <table:table-cell office:value-type="float" office:value="0.868866">
                <text:p>0.868866</text:p>
              </table:table-cell>
              <table:table-cell office:value-type="float" office:value="0.860836">
                <text:p>0.8608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53183">
                <text:p>0.953183</text:p>
              </table:table-cell>
              <table:table-cell office:value-type="float" office:value="0.859406">
                <text:p>0.859406</text:p>
              </table:table-cell>
              <table:table-cell office:value-type="float" office:value="0.869385">
                <text:p>0.869385</text:p>
              </table:table-cell>
              <table:table-cell office:value-type="float" office:value="0.863046">
                <text:p>0.8630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63531">
                <text:p>0.863531</text:p>
              </table:table-cell>
              <table:table-cell office:value-type="float" office:value="0.861629">
                <text:p>0.861629</text:p>
              </table:table-cell>
              <table:table-cell office:value-type="float" office:value="0.840161">
                <text:p>0.840161</text:p>
              </table:table-cell>
              <table:table-cell office:value-type="float" office:value="0.868604">
                <text:p>0.8686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30175">
                <text:p>0.830175</text:p>
              </table:table-cell>
              <table:table-cell office:value-type="float" office:value="0.863836">
                <text:p>0.863836</text:p>
              </table:table-cell>
              <table:table-cell office:value-type="float" office:value="0.857253">
                <text:p>0.857253</text:p>
              </table:table-cell>
              <table:table-cell office:value-type="float" office:value="0.863263">
                <text:p>0.8632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34308">
                <text:p>0.734308</text:p>
              </table:table-cell>
              <table:table-cell office:value-type="float" office:value="0.866025">
                <text:p>0.866025</text:p>
              </table:table-cell>
              <table:table-cell office:value-type="float" office:value="0.827261">
                <text:p>0.827261</text:p>
              </table:table-cell>
              <table:table-cell office:value-type="float" office:value="0.861942">
                <text:p>0.8619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05068">
                <text:p>0.905068</text:p>
              </table:table-cell>
              <table:table-cell office:value-type="float" office:value="0.868199">
                <text:p>0.868199</text:p>
              </table:table-cell>
              <table:table-cell office:value-type="float" office:value="0.849011">
                <text:p>0.849011</text:p>
              </table:table-cell>
              <table:table-cell office:value-type="float" office:value="0.864247">
                <text:p>0.8642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03224">
                <text:p>0.803224</text:p>
              </table:table-cell>
              <table:table-cell office:value-type="float" office:value="0.870356">
                <text:p>0.870356</text:p>
              </table:table-cell>
              <table:table-cell office:value-type="float" office:value="0.864277">
                <text:p>0.864277</text:p>
              </table:table-cell>
              <table:table-cell office:value-type="float" office:value="0.860493">
                <text:p>0.8604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2282">
                <text:p>0.972282</text:p>
              </table:table-cell>
              <table:table-cell office:value-type="float" office:value="0.872496">
                <text:p>0.872496</text:p>
              </table:table-cell>
              <table:table-cell office:value-type="float" office:value="0.880026">
                <text:p>0.880026</text:p>
              </table:table-cell>
              <table:table-cell office:value-type="float" office:value="0.849322">
                <text:p>0.849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06504">
                <text:p>0.906504</text:p>
              </table:table-cell>
              <table:table-cell office:value-type="float" office:value="0.87462">
                <text:p>0.87462</text:p>
              </table:table-cell>
              <table:table-cell office:value-type="float" office:value="0.880168">
                <text:p>0.880168</text:p>
              </table:table-cell>
              <table:table-cell office:value-type="float" office:value="0.860415">
                <text:p>0.8604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13051">
                <text:p>0.813051</text:p>
              </table:table-cell>
              <table:table-cell office:value-type="float" office:value="0.876727">
                <text:p>0.876727</text:p>
              </table:table-cell>
              <table:table-cell office:value-type="float" office:value="0.875187">
                <text:p>0.875187</text:p>
              </table:table-cell>
              <table:table-cell office:value-type="float" office:value="0.870509">
                <text:p>0.8705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05782">
                <text:p>0.905782</text:p>
              </table:table-cell>
              <table:table-cell office:value-type="float" office:value="0.878817">
                <text:p>0.878817</text:p>
              </table:table-cell>
              <table:table-cell office:value-type="float" office:value="0.846791">
                <text:p>0.846791</text:p>
              </table:table-cell>
              <table:table-cell office:value-type="float" office:value="0.894332">
                <text:p>0.8943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78315">
                <text:p>0.778315</text:p>
              </table:table-cell>
              <table:table-cell office:value-type="float" office:value="0.880891">
                <text:p>0.880891</text:p>
              </table:table-cell>
              <table:table-cell office:value-type="float" office:value="0.862601">
                <text:p>0.862601</text:p>
              </table:table-cell>
              <table:table-cell office:value-type="float" office:value="0.886126">
                <text:p>0.8861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30304">
                <text:p>0.830304</text:p>
              </table:table-cell>
              <table:table-cell office:value-type="float" office:value="0.882948">
                <text:p>0.882948</text:p>
              </table:table-cell>
              <table:table-cell office:value-type="float" office:value="0.888231">
                <text:p>0.888231</text:p>
              </table:table-cell>
              <table:table-cell office:value-type="float" office:value="0.896078">
                <text:p>0.896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85555">
                <text:p>0.985555</text:p>
              </table:table-cell>
              <table:table-cell office:value-type="float" office:value="0.884988">
                <text:p>0.884988</text:p>
              </table:table-cell>
              <table:table-cell office:value-type="float" office:value="0.906348">
                <text:p>0.906348</text:p>
              </table:table-cell>
              <table:table-cell office:value-type="float" office:value="0.877401">
                <text:p>0.8774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41201">
                <text:p>0.941201</text:p>
              </table:table-cell>
              <table:table-cell office:value-type="float" office:value="0.887011">
                <text:p>0.887011</text:p>
              </table:table-cell>
              <table:table-cell office:value-type="float" office:value="0.913646">
                <text:p>0.913646</text:p>
              </table:table-cell>
              <table:table-cell office:value-type="float" office:value="0.868193">
                <text:p>0.8681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6366">
                <text:p>0.996366</text:p>
              </table:table-cell>
              <table:table-cell office:value-type="float" office:value="0.889017">
                <text:p>0.889017</text:p>
              </table:table-cell>
              <table:table-cell office:value-type="float" office:value="0.930123">
                <text:p>0.930123</text:p>
              </table:table-cell>
              <table:table-cell office:value-type="float" office:value="0.875759">
                <text:p>0.8757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14804">
                <text:p>0.814804</text:p>
              </table:table-cell>
              <table:table-cell office:value-type="float" office:value="0.891007">
                <text:p>0.891007</text:p>
              </table:table-cell>
              <table:table-cell office:value-type="float" office:value="0.886381">
                <text:p>0.886381</text:p>
              </table:table-cell>
              <table:table-cell office:value-type="float" office:value="0.8687">
                <text:p>0.86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12691">
                <text:p>0.912691</text:p>
              </table:table-cell>
              <table:table-cell office:value-type="float" office:value="0.892979">
                <text:p>0.892979</text:p>
              </table:table-cell>
              <table:table-cell office:value-type="float" office:value="0.859183">
                <text:p>0.859183</text:p>
              </table:table-cell>
              <table:table-cell office:value-type="float" office:value="0.885878">
                <text:p>0.8858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66841">
                <text:p>0.766841</text:p>
              </table:table-cell>
              <table:table-cell office:value-type="float" office:value="0.894934">
                <text:p>0.894934</text:p>
              </table:table-cell>
              <table:table-cell office:value-type="float" office:value="0.839166">
                <text:p>0.839166</text:p>
              </table:table-cell>
              <table:table-cell office:value-type="float" office:value="0.891849">
                <text:p>0.891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05212">
                <text:p>0.805212</text:p>
              </table:table-cell>
              <table:table-cell office:value-type="float" office:value="0.896873">
                <text:p>0.896873</text:p>
              </table:table-cell>
              <table:table-cell office:value-type="float" office:value="0.841832">
                <text:p>0.841832</text:p>
              </table:table-cell>
              <table:table-cell office:value-type="float" office:value="0.892817">
                <text:p>0.8928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96281">
                <text:p>0.896281</text:p>
              </table:table-cell>
              <table:table-cell office:value-type="float" office:value="0.898794">
                <text:p>0.898794</text:p>
              </table:table-cell>
              <table:table-cell office:value-type="float" office:value="0.852747">
                <text:p>0.852747</text:p>
              </table:table-cell>
              <table:table-cell office:value-type="float" office:value="0.880075">
                <text:p>0.8800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28134">
                <text:p>0.828134</text:p>
              </table:table-cell>
              <table:table-cell office:value-type="float" office:value="0.900698">
                <text:p>0.900698</text:p>
              </table:table-cell>
              <table:table-cell office:value-type="float" office:value="0.878577">
                <text:p>0.878577</text:p>
              </table:table-cell>
              <table:table-cell office:value-type="float" office:value="0.881186">
                <text:p>0.8811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67268">
                <text:p>0.967268</text:p>
              </table:table-cell>
              <table:table-cell office:value-type="float" office:value="0.902585">
                <text:p>0.902585</text:p>
              </table:table-cell>
              <table:table-cell office:value-type="float" office:value="0.916775">
                <text:p>0.916775</text:p>
              </table:table-cell>
              <table:table-cell office:value-type="float" office:value="0.880758">
                <text:p>0.8807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5992">
                <text:p>0.895992</text:p>
              </table:table-cell>
              <table:table-cell office:value-type="float" office:value="0.904455">
                <text:p>0.904455</text:p>
              </table:table-cell>
              <table:table-cell office:value-type="float" office:value="0.897727">
                <text:p>0.897727</text:p>
              </table:table-cell>
              <table:table-cell office:value-type="float" office:value="0.880297">
                <text:p>0.8802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6201">
                <text:p>0.996201</text:p>
              </table:table-cell>
              <table:table-cell office:value-type="float" office:value="0.906308">
                <text:p>0.906308</text:p>
              </table:table-cell>
              <table:table-cell office:value-type="float" office:value="0.933818">
                <text:p>0.933818</text:p>
              </table:table-cell>
              <table:table-cell office:value-type="float" office:value="0.884345">
                <text:p>0.8843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01041">
                <text:p>0.801041</text:p>
              </table:table-cell>
              <table:table-cell office:value-type="float" office:value="0.908143">
                <text:p>0.908143</text:p>
              </table:table-cell>
              <table:table-cell office:value-type="float" office:value="0.902382">
                <text:p>0.902382</text:p>
              </table:table-cell>
              <table:table-cell office:value-type="float" office:value="0.895355">
                <text:p>0.895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08586">
                <text:p>1.008586</text:p>
              </table:table-cell>
              <table:table-cell office:value-type="float" office:value="0.909961">
                <text:p>0.909961</text:p>
              </table:table-cell>
              <table:table-cell office:value-type="float" office:value="0.904708">
                <text:p>0.904708</text:p>
              </table:table-cell>
              <table:table-cell office:value-type="float" office:value="0.906114">
                <text:p>0.9061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10088">
                <text:p>0.810088</text:p>
              </table:table-cell>
              <table:table-cell office:value-type="float" office:value="0.911762">
                <text:p>0.911762</text:p>
              </table:table-cell>
              <table:table-cell office:value-type="float" office:value="0.867741">
                <text:p>0.867741</text:p>
              </table:table-cell>
              <table:table-cell office:value-type="float" office:value="0.911628">
                <text:p>0.9116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07623">
                <text:p>0.907623</text:p>
              </table:table-cell>
              <table:table-cell office:value-type="float" office:value="0.913545">
                <text:p>0.913545</text:p>
              </table:table-cell>
              <table:table-cell office:value-type="float" office:value="0.892799">
                <text:p>0.892799</text:p>
              </table:table-cell>
              <table:table-cell office:value-type="float" office:value="0.896963">
                <text:p>0.896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11366">
                <text:p>0.811366</text:p>
              </table:table-cell>
              <table:table-cell office:value-type="float" office:value="0.915311">
                <text:p>0.915311</text:p>
              </table:table-cell>
              <table:table-cell office:value-type="float" office:value="0.894006">
                <text:p>0.894006</text:p>
              </table:table-cell>
              <table:table-cell office:value-type="float" office:value="0.888346">
                <text:p>0.8883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26331">
                <text:p>0.926331</text:p>
              </table:table-cell>
              <table:table-cell office:value-type="float" office:value="0.91706">
                <text:p>0.91706</text:p>
              </table:table-cell>
              <table:table-cell office:value-type="float" office:value="0.909747">
                <text:p>0.909747</text:p>
              </table:table-cell>
              <table:table-cell office:value-type="float" office:value="0.878856">
                <text:p>0.8788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014623">
                <text:p>1.014623</text:p>
              </table:table-cell>
              <table:table-cell office:value-type="float" office:value="0.918791">
                <text:p>0.918791</text:p>
              </table:table-cell>
              <table:table-cell office:value-type="float" office:value="0.889412">
                <text:p>0.889412</text:p>
              </table:table-cell>
              <table:table-cell office:value-type="float" office:value="0.894426">
                <text:p>0.8944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88794">
                <text:p>0.888794</text:p>
              </table:table-cell>
              <table:table-cell office:value-type="float" office:value="0.920505">
                <text:p>0.920505</text:p>
              </table:table-cell>
              <table:table-cell office:value-type="float" office:value="0.88738">
                <text:p>0.88738</text:p>
              </table:table-cell>
              <table:table-cell office:value-type="float" office:value="0.885828">
                <text:p>0.8858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05948">
                <text:p>0.805948</text:p>
              </table:table-cell>
              <table:table-cell office:value-type="float" office:value="0.922201">
                <text:p>0.922201</text:p>
              </table:table-cell>
              <table:table-cell office:value-type="float" office:value="0.880476">
                <text:p>0.880476</text:p>
              </table:table-cell>
              <table:table-cell office:value-type="float" office:value="0.892726">
                <text:p>0.8927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01202">
                <text:p>0.801202</text:p>
              </table:table-cell>
              <table:table-cell office:value-type="float" office:value="0.92388">
                <text:p>0.92388</text:p>
              </table:table-cell>
              <table:table-cell office:value-type="float" office:value="0.872013">
                <text:p>0.872013</text:p>
              </table:table-cell>
              <table:table-cell office:value-type="float" office:value="0.898857">
                <text:p>0.8988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91813">
                <text:p>0.891813</text:p>
              </table:table-cell>
              <table:table-cell office:value-type="float" office:value="0.925541">
                <text:p>0.925541</text:p>
              </table:table-cell>
              <table:table-cell office:value-type="float" office:value="0.877057">
                <text:p>0.877057</text:p>
              </table:table-cell>
              <table:table-cell office:value-type="float" office:value="0.901749">
                <text:p>0.9017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231">
                <text:p>0.97231</text:p>
              </table:table-cell>
              <table:table-cell office:value-type="float" office:value="0.927184">
                <text:p>0.927184</text:p>
              </table:table-cell>
              <table:table-cell office:value-type="float" office:value="0.893059">
                <text:p>0.893059</text:p>
              </table:table-cell>
              <table:table-cell office:value-type="float" office:value="0.890826">
                <text:p>0.8908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14011">
                <text:p>0.914011</text:p>
              </table:table-cell>
              <table:table-cell office:value-type="float" office:value="0.92881">
                <text:p>0.92881</text:p>
              </table:table-cell>
              <table:table-cell office:value-type="float" office:value="0.927834">
                <text:p>0.927834</text:p>
              </table:table-cell>
              <table:table-cell office:value-type="float" office:value="0.884778">
                <text:p>0.8847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85961">
                <text:p>0.885961</text:p>
              </table:table-cell>
              <table:table-cell office:value-type="float" office:value="0.930418">
                <text:p>0.930418</text:p>
              </table:table-cell>
              <table:table-cell office:value-type="float" office:value="0.918106">
                <text:p>0.918106</text:p>
              </table:table-cell>
              <table:table-cell office:value-type="float" office:value="0.880869">
                <text:p>0.8808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5073">
                <text:p>0.975073</text:p>
              </table:table-cell>
              <table:table-cell office:value-type="float" office:value="0.932008">
                <text:p>0.932008</text:p>
              </table:table-cell>
              <table:table-cell office:value-type="float" office:value="0.88488">
                <text:p>0.88488</text:p>
              </table:table-cell>
              <table:table-cell office:value-type="float" office:value="0.887227">
                <text:p>0.8872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43176">
                <text:p>0.843176</text:p>
              </table:table-cell>
              <table:table-cell office:value-type="float" office:value="0.93358">
                <text:p>0.93358</text:p>
              </table:table-cell>
              <table:table-cell office:value-type="float" office:value="0.891696">
                <text:p>0.891696</text:p>
              </table:table-cell>
              <table:table-cell office:value-type="float" office:value="0.893324">
                <text:p>0.8933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0618">
                <text:p>0.80618</text:p>
              </table:table-cell>
              <table:table-cell office:value-type="float" office:value="0.935135">
                <text:p>0.935135</text:p>
              </table:table-cell>
              <table:table-cell office:value-type="float" office:value="0.883662">
                <text:p>0.883662</text:p>
              </table:table-cell>
              <table:table-cell office:value-type="float" office:value="0.887932">
                <text:p>0.8879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48092">
                <text:p>0.948092</text:p>
              </table:table-cell>
              <table:table-cell office:value-type="float" office:value="0.936672">
                <text:p>0.936672</text:p>
              </table:table-cell>
              <table:table-cell office:value-type="float" office:value="0.863824">
                <text:p>0.863824</text:p>
              </table:table-cell>
              <table:table-cell office:value-type="float" office:value="0.89517">
                <text:p>0.895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45788">
                <text:p>0.845788</text:p>
              </table:table-cell>
              <table:table-cell office:value-type="float" office:value="0.938191">
                <text:p>0.938191</text:p>
              </table:table-cell>
              <table:table-cell office:value-type="float" office:value="0.868844">
                <text:p>0.868844</text:p>
              </table:table-cell>
              <table:table-cell office:value-type="float" office:value="0.902749">
                <text:p>0.9027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75886">
                <text:p>0.875886</text:p>
              </table:table-cell>
              <table:table-cell office:value-type="float" office:value="0.939693">
                <text:p>0.939693</text:p>
              </table:table-cell>
              <table:table-cell office:value-type="float" office:value="0.874107">
                <text:p>0.874107</text:p>
              </table:table-cell>
              <table:table-cell office:value-type="float" office:value="0.915624">
                <text:p>0.9156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8273">
                <text:p>0.868273</text:p>
              </table:table-cell>
              <table:table-cell office:value-type="float" office:value="0.941176">
                <text:p>0.941176</text:p>
              </table:table-cell>
              <table:table-cell office:value-type="float" office:value="0.894876">
                <text:p>0.894876</text:p>
              </table:table-cell>
              <table:table-cell office:value-type="float" office:value="0.90922">
                <text:p>0.909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32498">
                <text:p>0.832498</text:p>
              </table:table-cell>
              <table:table-cell office:value-type="float" office:value="0.942641">
                <text:p>0.942641</text:p>
              </table:table-cell>
              <table:table-cell office:value-type="float" office:value="0.925194">
                <text:p>0.925194</text:p>
              </table:table-cell>
              <table:table-cell office:value-type="float" office:value="0.924731">
                <text:p>0.9247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51935">
                <text:p>1.051935</text:p>
              </table:table-cell>
              <table:table-cell office:value-type="float" office:value="0.944089">
                <text:p>0.944089</text:p>
              </table:table-cell>
              <table:table-cell office:value-type="float" office:value="0.955534">
                <text:p>0.955534</text:p>
              </table:table-cell>
              <table:table-cell office:value-type="float" office:value="0.938298">
                <text:p>0.9382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7378">
                <text:p>0.997378</text:p>
              </table:table-cell>
              <table:table-cell office:value-type="float" office:value="0.945519">
                <text:p>0.945519</text:p>
              </table:table-cell>
              <table:table-cell office:value-type="float" office:value="0.962804">
                <text:p>0.962804</text:p>
              </table:table-cell>
              <table:table-cell office:value-type="float" office:value="0.941318">
                <text:p>0.9413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27588">
                <text:p>1.027588</text:p>
              </table:table-cell>
              <table:table-cell office:value-type="float" office:value="0.94693">
                <text:p>0.94693</text:p>
              </table:table-cell>
              <table:table-cell office:value-type="float" office:value="0.999064">
                <text:p>0.999064</text:p>
              </table:table-cell>
              <table:table-cell office:value-type="float" office:value="0.941906">
                <text:p>0.9419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04622">
                <text:p>0.904622</text:p>
              </table:table-cell>
              <table:table-cell office:value-type="float" office:value="0.948324">
                <text:p>0.948324</text:p>
              </table:table-cell>
              <table:table-cell office:value-type="float" office:value="0.979762">
                <text:p>0.979762</text:p>
              </table:table-cell>
              <table:table-cell office:value-type="float" office:value="0.949809">
                <text:p>0.9498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13797">
                <text:p>1.013797</text:p>
              </table:table-cell>
              <table:table-cell office:value-type="float" office:value="0.949699">
                <text:p>0.949699</text:p>
              </table:table-cell>
              <table:table-cell office:value-type="float" office:value="0.976548">
                <text:p>0.976548</text:p>
              </table:table-cell>
              <table:table-cell office:value-type="float" office:value="0.953102">
                <text:p>0.9531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55426">
                <text:p>0.955426</text:p>
              </table:table-cell>
              <table:table-cell office:value-type="float" office:value="0.951057">
                <text:p>0.951057</text:p>
              </table:table-cell>
              <table:table-cell office:value-type="float" office:value="0.941482">
                <text:p>0.941482</text:p>
              </table:table-cell>
              <table:table-cell office:value-type="float" office:value="0.959203">
                <text:p>0.9592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81309">
                <text:p>0.981309</text:p>
              </table:table-cell>
              <table:table-cell office:value-type="float" office:value="0.952396">
                <text:p>0.952396</text:p>
              </table:table-cell>
              <table:table-cell office:value-type="float" office:value="0.95312">
                <text:p>0.95312</text:p>
              </table:table-cell>
              <table:table-cell office:value-type="float" office:value="0.946801">
                <text:p>0.9468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52256">
                <text:p>0.852256</text:p>
              </table:table-cell>
              <table:table-cell office:value-type="float" office:value="0.953717">
                <text:p>0.953717</text:p>
              </table:table-cell>
              <table:table-cell office:value-type="float" office:value="0.931261">
                <text:p>0.931261</text:p>
              </table:table-cell>
              <table:table-cell office:value-type="float" office:value="0.939083">
                <text:p>0.9390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62812">
                <text:p>0.962812</text:p>
              </table:table-cell>
              <table:table-cell office:value-type="float" office:value="0.95502">
                <text:p>0.95502</text:p>
              </table:table-cell>
              <table:table-cell office:value-type="float" office:value="0.920097">
                <text:p>0.920097</text:p>
              </table:table-cell>
              <table:table-cell office:value-type="float" office:value="0.939276">
                <text:p>0.9392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04503">
                <text:p>0.904503</text:p>
              </table:table-cell>
              <table:table-cell office:value-type="float" office:value="0.956305">
                <text:p>0.956305</text:p>
              </table:table-cell>
              <table:table-cell office:value-type="float" office:value="0.906938">
                <text:p>0.906938</text:p>
              </table:table-cell>
              <table:table-cell office:value-type="float" office:value="0.938409">
                <text:p>0.9384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99605">
                <text:p>0.899605</text:p>
              </table:table-cell>
              <table:table-cell office:value-type="float" office:value="0.957571">
                <text:p>0.957571</text:p>
              </table:table-cell>
              <table:table-cell office:value-type="float" office:value="0.918983">
                <text:p>0.918983</text:p>
              </table:table-cell>
              <table:table-cell office:value-type="float" office:value="0.939779">
                <text:p>0.9397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15516">
                <text:p>0.915516</text:p>
              </table:table-cell>
              <table:table-cell office:value-type="float" office:value="0.95882">
                <text:p>0.95882</text:p>
              </table:table-cell>
              <table:table-cell office:value-type="float" office:value="0.932362">
                <text:p>0.932362</text:p>
              </table:table-cell>
              <table:table-cell office:value-type="float" office:value="0.951807">
                <text:p>0.9518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12477">
                <text:p>0.912477</text:p>
              </table:table-cell>
              <table:table-cell office:value-type="float" office:value="0.96005">
                <text:p>0.96005</text:p>
              </table:table-cell>
              <table:table-cell office:value-type="float" office:value="0.930479">
                <text:p>0.930479</text:p>
              </table:table-cell>
              <table:table-cell office:value-type="float" office:value="0.949548">
                <text:p>0.9495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29708">
                <text:p>1.029708</text:p>
              </table:table-cell>
              <table:table-cell office:value-type="float" office:value="0.961262">
                <text:p>0.961262</text:p>
              </table:table-cell>
              <table:table-cell office:value-type="float" office:value="0.956331">
                <text:p>0.956331</text:p>
              </table:table-cell>
              <table:table-cell office:value-type="float" office:value="0.955898">
                <text:p>0.9558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5088">
                <text:p>0.895088</text:p>
              </table:table-cell>
              <table:table-cell office:value-type="float" office:value="0.962455">
                <text:p>0.962455</text:p>
              </table:table-cell>
              <table:table-cell office:value-type="float" office:value="0.990774">
                <text:p>0.990774</text:p>
              </table:table-cell>
              <table:table-cell office:value-type="float" office:value="0.95514">
                <text:p>0.955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28868">
                <text:p>1.028868</text:p>
              </table:table-cell>
              <table:table-cell office:value-type="float" office:value="0.96363">
                <text:p>0.96363</text:p>
              </table:table-cell>
              <table:table-cell office:value-type="float" office:value="0.999573">
                <text:p>0.999573</text:p>
              </table:table-cell>
              <table:table-cell office:value-type="float" office:value="0.952624">
                <text:p>0.9526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87729">
                <text:p>1.087729</text:p>
              </table:table-cell>
              <table:table-cell office:value-type="float" office:value="0.964787">
                <text:p>0.964787</text:p>
              </table:table-cell>
              <table:table-cell office:value-type="float" office:value="0.978051">
                <text:p>0.978051</text:p>
              </table:table-cell>
              <table:table-cell office:value-type="float" office:value="0.953799">
                <text:p>0.9537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5647">
                <text:p>0.95647</text:p>
              </table:table-cell>
              <table:table-cell office:value-type="float" office:value="0.965926">
                <text:p>0.965926</text:p>
              </table:table-cell>
              <table:table-cell office:value-type="float" office:value="0.989929">
                <text:p>0.989929</text:p>
              </table:table-cell>
              <table:table-cell office:value-type="float" office:value="0.951653">
                <text:p>0.9516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22101">
                <text:p>0.922101</text:p>
              </table:table-cell>
              <table:table-cell office:value-type="float" office:value="0.967046">
                <text:p>0.967046</text:p>
              </table:table-cell>
              <table:table-cell office:value-type="float" office:value="0.959519">
                <text:p>0.959519</text:p>
              </table:table-cell>
              <table:table-cell office:value-type="float" office:value="0.958802">
                <text:p>0.9588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4477">
                <text:p>0.954477</text:p>
              </table:table-cell>
              <table:table-cell office:value-type="float" office:value="0.968148">
                <text:p>0.968148</text:p>
              </table:table-cell>
              <table:table-cell office:value-type="float" office:value="0.92448">
                <text:p>0.92448</text:p>
              </table:table-cell>
              <table:table-cell office:value-type="float" office:value="0.964357">
                <text:p>0.9643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7682">
                <text:p>0.87682</text:p>
              </table:table-cell>
              <table:table-cell office:value-type="float" office:value="0.969231">
                <text:p>0.969231</text:p>
              </table:table-cell>
              <table:table-cell office:value-type="float" office:value="0.911569">
                <text:p>0.911569</text:p>
              </table:table-cell>
              <table:table-cell office:value-type="float" office:value="0.960493">
                <text:p>0.9604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1253">
                <text:p>0.91253</text:p>
              </table:table-cell>
              <table:table-cell office:value-type="float" office:value="0.970296">
                <text:p>0.970296</text:p>
              </table:table-cell>
              <table:table-cell office:value-type="float" office:value="0.925372">
                <text:p>0.925372</text:p>
              </table:table-cell>
              <table:table-cell office:value-type="float" office:value="0.965243">
                <text:p>0.9652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91917">
                <text:p>0.891917</text:p>
              </table:table-cell>
              <table:table-cell office:value-type="float" office:value="0.971342">
                <text:p>0.971342</text:p>
              </table:table-cell>
              <table:table-cell office:value-type="float" office:value="0.952638">
                <text:p>0.952638</text:p>
              </table:table-cell>
              <table:table-cell office:value-type="float" office:value="0.952835">
                <text:p>0.9528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1114">
                <text:p>0.991114</text:p>
              </table:table-cell>
              <table:table-cell office:value-type="float" office:value="0.97237">
                <text:p>0.97237</text:p>
              </table:table-cell>
              <table:table-cell office:value-type="float" office:value="0.947791">
                <text:p>0.947791</text:p>
              </table:table-cell>
              <table:table-cell office:value-type="float" office:value="0.953537">
                <text:p>0.9535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09081">
                <text:p>1.09081</text:p>
              </table:table-cell>
              <table:table-cell office:value-type="float" office:value="0.973379">
                <text:p>0.973379</text:p>
              </table:table-cell>
              <table:table-cell office:value-type="float" office:value="0.981509">
                <text:p>0.981509</text:p>
              </table:table-cell>
              <table:table-cell office:value-type="float" office:value="0.945487">
                <text:p>0.9454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52582">
                <text:p>0.852582</text:p>
              </table:table-cell>
              <table:table-cell office:value-type="float" office:value="0.97437">
                <text:p>0.97437</text:p>
              </table:table-cell>
              <table:table-cell office:value-type="float" office:value="0.993374">
                <text:p>0.993374</text:p>
              </table:table-cell>
              <table:table-cell office:value-type="float" office:value="0.938564">
                <text:p>0.9385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81124">
                <text:p>1.081124</text:p>
              </table:table-cell>
              <table:table-cell office:value-type="float" office:value="0.975342">
                <text:p>0.975342</text:p>
              </table:table-cell>
              <table:table-cell office:value-type="float" office:value="0.987989">
                <text:p>0.987989</text:p>
              </table:table-cell>
              <table:table-cell office:value-type="float" office:value="0.959187">
                <text:p>0.9591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51239">
                <text:p>0.951239</text:p>
              </table:table-cell>
              <table:table-cell office:value-type="float" office:value="0.976296">
                <text:p>0.976296</text:p>
              </table:table-cell>
              <table:table-cell office:value-type="float" office:value="0.936538">
                <text:p>0.936538</text:p>
              </table:table-cell>
              <table:table-cell office:value-type="float" office:value="0.959628">
                <text:p>0.9596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64192">
                <text:p>0.964192</text:p>
              </table:table-cell>
              <table:table-cell office:value-type="float" office:value="0.977231">
                <text:p>0.977231</text:p>
              </table:table-cell>
              <table:table-cell office:value-type="float" office:value="0.941686">
                <text:p>0.941686</text:p>
              </table:table-cell>
              <table:table-cell office:value-type="float" office:value="0.970632">
                <text:p>0.9706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33552">
                <text:p>0.833552</text:p>
              </table:table-cell>
              <table:table-cell office:value-type="float" office:value="0.978148">
                <text:p>0.978148</text:p>
              </table:table-cell>
              <table:table-cell office:value-type="float" office:value="0.946196">
                <text:p>0.946196</text:p>
              </table:table-cell>
              <table:table-cell office:value-type="float" office:value="0.973631">
                <text:p>0.9736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78325">
                <text:p>0.878325</text:p>
              </table:table-cell>
              <table:table-cell office:value-type="float" office:value="0.979045">
                <text:p>0.979045</text:p>
              </table:table-cell>
              <table:table-cell office:value-type="float" office:value="0.939424">
                <text:p>0.939424</text:p>
              </table:table-cell>
              <table:table-cell office:value-type="float" office:value="0.956057">
                <text:p>0.9560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03671">
                <text:p>1.103671</text:p>
              </table:table-cell>
              <table:table-cell office:value-type="float" office:value="0.979925">
                <text:p>0.979925</text:p>
              </table:table-cell>
              <table:table-cell office:value-type="float" office:value="0.949177">
                <text:p>0.949177</text:p>
              </table:table-cell>
              <table:table-cell office:value-type="float" office:value="0.973086">
                <text:p>0.9730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17378">
                <text:p>0.917378</text:p>
              </table:table-cell>
              <table:table-cell office:value-type="float" office:value="0.980785">
                <text:p>0.980785</text:p>
              </table:table-cell>
              <table:table-cell office:value-type="float" office:value="0.987288">
                <text:p>0.987288</text:p>
              </table:table-cell>
              <table:table-cell office:value-type="float" office:value="0.975966">
                <text:p>0.9759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12959">
                <text:p>1.012959</text:p>
              </table:table-cell>
              <table:table-cell office:value-type="float" office:value="0.981627">
                <text:p>0.981627</text:p>
              </table:table-cell>
              <table:table-cell office:value-type="float" office:value="0.991121">
                <text:p>0.991121</text:p>
              </table:table-cell>
              <table:table-cell office:value-type="float" office:value="0.973716">
                <text:p>0.9737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24109">
                <text:p>1.024109</text:p>
              </table:table-cell>
              <table:table-cell office:value-type="float" office:value="0.98245">
                <text:p>0.98245</text:p>
              </table:table-cell>
              <table:table-cell office:value-type="float" office:value="0.978368">
                <text:p>0.978368</text:p>
              </table:table-cell>
              <table:table-cell office:value-type="float" office:value="0.986468">
                <text:p>0.9864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9749">
                <text:p>0.89749</text:p>
              </table:table-cell>
              <table:table-cell office:value-type="float" office:value="0.983255">
                <text:p>0.983255</text:p>
              </table:table-cell>
              <table:table-cell office:value-type="float" office:value="1.017453">
                <text:p>1.017453</text:p>
              </table:table-cell>
              <table:table-cell office:value-type="float" office:value="0.990275">
                <text:p>0.9902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39903">
                <text:p>1.039903</text:p>
              </table:table-cell>
              <table:table-cell office:value-type="float" office:value="0.984041">
                <text:p>0.984041</text:p>
              </table:table-cell>
              <table:table-cell office:value-type="float" office:value="1.00016">
                <text:p>1.00016</text:p>
              </table:table-cell>
              <table:table-cell office:value-type="float" office:value="1.011835">
                <text:p>1.0118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2804">
                <text:p>1.112804</text:p>
              </table:table-cell>
              <table:table-cell office:value-type="float" office:value="0.984808">
                <text:p>0.984808</text:p>
              </table:table-cell>
              <table:table-cell office:value-type="float" office:value="1.016231">
                <text:p>1.016231</text:p>
              </table:table-cell>
              <table:table-cell office:value-type="float" office:value="0.998589">
                <text:p>0.9985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26493">
                <text:p>0.926493</text:p>
              </table:table-cell>
              <table:table-cell office:value-type="float" office:value="0.985556">
                <text:p>0.985556</text:p>
              </table:table-cell>
              <table:table-cell office:value-type="float" office:value="1.011819">
                <text:p>1.011819</text:p>
              </table:table-cell>
              <table:table-cell office:value-type="float" office:value="1.00076">
                <text:p>1.000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04463">
                <text:p>1.104463</text:p>
              </table:table-cell>
              <table:table-cell office:value-type="float" office:value="0.986286">
                <text:p>0.986286</text:p>
              </table:table-cell>
              <table:table-cell office:value-type="float" office:value="1.026935">
                <text:p>1.026935</text:p>
              </table:table-cell>
              <table:table-cell office:value-type="float" office:value="1.002449">
                <text:p>1.0024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5432">
                <text:p>0.875432</text:p>
              </table:table-cell>
              <table:table-cell office:value-type="float" office:value="0.986996">
                <text:p>0.986996</text:p>
              </table:table-cell>
              <table:table-cell office:value-type="float" office:value="0.995966">
                <text:p>0.995966</text:p>
              </table:table-cell>
              <table:table-cell office:value-type="float" office:value="0.994425">
                <text:p>0.9944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5483">
                <text:p>1.115483</text:p>
              </table:table-cell>
              <table:table-cell office:value-type="float" office:value="0.987688">
                <text:p>0.987688</text:p>
              </table:table-cell>
              <table:table-cell office:value-type="float" office:value="0.998921">
                <text:p>0.998921</text:p>
              </table:table-cell>
              <table:table-cell office:value-type="float" office:value="0.997445">
                <text:p>0.9974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57959">
                <text:p>0.957959</text:p>
              </table:table-cell>
              <table:table-cell office:value-type="float" office:value="0.988362">
                <text:p>0.988362</text:p>
              </table:table-cell>
              <table:table-cell office:value-type="float" office:value="0.984335">
                <text:p>0.984335</text:p>
              </table:table-cell>
              <table:table-cell office:value-type="float" office:value="1.006327">
                <text:p>1.0063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41269">
                <text:p>0.941269</text:p>
              </table:table-cell>
              <table:table-cell office:value-type="float" office:value="0.989016">
                <text:p>0.989016</text:p>
              </table:table-cell>
              <table:table-cell office:value-type="float" office:value="0.996417">
                <text:p>0.996417</text:p>
              </table:table-cell>
              <table:table-cell office:value-type="float" office:value="0.993789">
                <text:p>0.9937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31531">
                <text:p>1.031531</text:p>
              </table:table-cell>
              <table:table-cell office:value-type="float" office:value="0.989651">
                <text:p>0.989651</text:p>
              </table:table-cell>
              <table:table-cell office:value-type="float" office:value="0.959463">
                <text:p>0.959463</text:p>
              </table:table-cell>
              <table:table-cell office:value-type="float" office:value="0.999161">
                <text:p>0.9991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35843">
                <text:p>0.935843</text:p>
              </table:table-cell>
              <table:table-cell office:value-type="float" office:value="0.990268">
                <text:p>0.990268</text:p>
              </table:table-cell>
              <table:table-cell office:value-type="float" office:value="0.995393">
                <text:p>0.995393</text:p>
              </table:table-cell>
              <table:table-cell office:value-type="float" office:value="0.982044">
                <text:p>0.9820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30714">
                <text:p>0.930714</text:p>
              </table:table-cell>
              <table:table-cell office:value-type="float" office:value="0.990866">
                <text:p>0.990866</text:p>
              </table:table-cell>
              <table:table-cell office:value-type="float" office:value="1.002117">
                <text:p>1.002117</text:p>
              </table:table-cell>
              <table:table-cell office:value-type="float" office:value="0.988242">
                <text:p>0.9882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37606">
                <text:p>1.137606</text:p>
              </table:table-cell>
              <table:table-cell office:value-type="float" office:value="0.991445">
                <text:p>0.991445</text:p>
              </table:table-cell>
              <table:table-cell office:value-type="float" office:value="0.992926">
                <text:p>0.992926</text:p>
              </table:table-cell>
              <table:table-cell office:value-type="float" office:value="0.964103">
                <text:p>0.9641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4889">
                <text:p>0.974889</text:p>
              </table:table-cell>
              <table:table-cell office:value-type="float" office:value="0.992005">
                <text:p>0.992005</text:p>
              </table:table-cell>
              <table:table-cell office:value-type="float" office:value="0.988992">
                <text:p>0.988992</text:p>
              </table:table-cell>
              <table:table-cell office:value-type="float" office:value="0.966289">
                <text:p>0.9662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85579">
                <text:p>0.985579</text:p>
              </table:table-cell>
              <table:table-cell office:value-type="float" office:value="0.992546">
                <text:p>0.992546</text:p>
              </table:table-cell>
              <table:table-cell office:value-type="float" office:value="0.991573">
                <text:p>0.991573</text:p>
              </table:table-cell>
              <table:table-cell office:value-type="float" office:value="0.982079">
                <text:p>0.9820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16174">
                <text:p>0.916174</text:p>
              </table:table-cell>
              <table:table-cell office:value-type="float" office:value="0.993068">
                <text:p>0.993068</text:p>
              </table:table-cell>
              <table:table-cell office:value-type="float" office:value="0.934042">
                <text:p>0.934042</text:p>
              </table:table-cell>
              <table:table-cell office:value-type="float" office:value="0.970288">
                <text:p>0.9702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3616">
                <text:p>0.943616</text:p>
              </table:table-cell>
              <table:table-cell office:value-type="float" office:value="0.993572">
                <text:p>0.993572</text:p>
              </table:table-cell>
              <table:table-cell office:value-type="float" office:value="0.935466">
                <text:p>0.935466</text:p>
              </table:table-cell>
              <table:table-cell office:value-type="float" office:value="0.970311">
                <text:p>0.9703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4995">
                <text:p>0.84995</text:p>
              </table:table-cell>
              <table:table-cell office:value-type="float" office:value="0.994056">
                <text:p>0.994056</text:p>
              </table:table-cell>
              <table:table-cell office:value-type="float" office:value="0.961341">
                <text:p>0.961341</text:p>
              </table:table-cell>
              <table:table-cell office:value-type="float" office:value="0.976014">
                <text:p>0.9760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82009">
                <text:p>0.982009</text:p>
              </table:table-cell>
              <table:table-cell office:value-type="float" office:value="0.994522">
                <text:p>0.994522</text:p>
              </table:table-cell>
              <table:table-cell office:value-type="float" office:value="0.958473">
                <text:p>0.958473</text:p>
              </table:table-cell>
              <table:table-cell office:value-type="float" office:value="0.965691">
                <text:p>0.9656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14958">
                <text:p>1.114958</text:p>
              </table:table-cell>
              <table:table-cell office:value-type="float" office:value="0.994969">
                <text:p>0.994969</text:p>
              </table:table-cell>
              <table:table-cell office:value-type="float" office:value="0.956968">
                <text:p>0.956968</text:p>
              </table:table-cell>
              <table:table-cell office:value-type="float" office:value="0.975538">
                <text:p>0.9755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1832">
                <text:p>0.901832</text:p>
              </table:table-cell>
              <table:table-cell office:value-type="float" office:value="0.995396">
                <text:p>0.995396</text:p>
              </table:table-cell>
              <table:table-cell office:value-type="float" office:value="0.985669">
                <text:p>0.985669</text:p>
              </table:table-cell>
              <table:table-cell office:value-type="float" office:value="0.966242">
                <text:p>0.9662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36093">
                <text:p>0.936093</text:p>
              </table:table-cell>
              <table:table-cell office:value-type="float" office:value="0.995805">
                <text:p>0.995805</text:p>
              </table:table-cell>
              <table:table-cell office:value-type="float" office:value="0.994076">
                <text:p>0.994076</text:p>
              </table:table-cell>
              <table:table-cell office:value-type="float" office:value="0.970861">
                <text:p>0.9708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3451">
                <text:p>0.993451</text:p>
              </table:table-cell>
              <table:table-cell office:value-type="float" office:value="0.996195">
                <text:p>0.996195</text:p>
              </table:table-cell>
              <table:table-cell office:value-type="float" office:value="0.987725">
                <text:p>0.987725</text:p>
              </table:table-cell>
              <table:table-cell office:value-type="float" office:value="0.979589">
                <text:p>0.9795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24045">
                <text:p>1.024045</text:p>
              </table:table-cell>
              <table:table-cell office:value-type="float" office:value="0.996566">
                <text:p>0.996566</text:p>
              </table:table-cell>
              <table:table-cell office:value-type="float" office:value="0.984025">
                <text:p>0.984025</text:p>
              </table:table-cell>
              <table:table-cell office:value-type="float" office:value="0.996403">
                <text:p>0.9964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83206">
                <text:p>1.083206</text:p>
              </table:table-cell>
              <table:table-cell office:value-type="float" office:value="0.996917">
                <text:p>0.996917</text:p>
              </table:table-cell>
              <table:table-cell office:value-type="float" office:value="0.990202">
                <text:p>0.990202</text:p>
              </table:table-cell>
              <table:table-cell office:value-type="float" office:value="0.994655">
                <text:p>0.9946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83329">
                <text:p>0.883329</text:p>
              </table:table-cell>
              <table:table-cell office:value-type="float" office:value="0.99725">
                <text:p>0.99725</text:p>
              </table:table-cell>
              <table:table-cell office:value-type="float" office:value="0.999436">
                <text:p>0.999436</text:p>
              </table:table-cell>
              <table:table-cell office:value-type="float" office:value="0.993212">
                <text:p>0.9932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66979">
                <text:p>0.966979</text:p>
              </table:table-cell>
              <table:table-cell office:value-type="float" office:value="0.997564">
                <text:p>0.997564</text:p>
              </table:table-cell>
              <table:table-cell office:value-type="float" office:value="1.001608">
                <text:p>1.001608</text:p>
              </table:table-cell>
              <table:table-cell office:value-type="float" office:value="1.007332">
                <text:p>1.0073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39621">
                <text:p>1.039621</text:p>
              </table:table-cell>
              <table:table-cell office:value-type="float" office:value="0.997859">
                <text:p>0.997859</text:p>
              </table:table-cell>
              <table:table-cell office:value-type="float" office:value="0.977524">
                <text:p>0.977524</text:p>
              </table:table-cell>
              <table:table-cell office:value-type="float" office:value="1.018634">
                <text:p>1.0186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34905">
                <text:p>1.034905</text:p>
              </table:table-cell>
              <table:table-cell office:value-type="float" office:value="0.998135">
                <text:p>0.998135</text:p>
              </table:table-cell>
              <table:table-cell office:value-type="float" office:value="1.020676">
                <text:p>1.020676</text:p>
              </table:table-cell>
              <table:table-cell office:value-type="float" office:value="1.031448">
                <text:p>1.0314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62789">
                <text:p>0.962789</text:p>
              </table:table-cell>
              <table:table-cell office:value-type="float" office:value="0.998392">
                <text:p>0.998392</text:p>
              </table:table-cell>
              <table:table-cell office:value-type="float" office:value="1.03871">
                <text:p>1.03871</text:p>
              </table:table-cell>
              <table:table-cell office:value-type="float" office:value="1.028237">
                <text:p>1.0282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99086">
                <text:p>1.099086</text:p>
              </table:table-cell>
              <table:table-cell office:value-type="float" office:value="0.99863">
                <text:p>0.99863</text:p>
              </table:table-cell>
              <table:table-cell office:value-type="float" office:value="1.042868">
                <text:p>1.042868</text:p>
              </table:table-cell>
              <table:table-cell office:value-type="float" office:value="1.010678">
                <text:p>1.010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57147">
                <text:p>1.057147</text:p>
              </table:table-cell>
              <table:table-cell office:value-type="float" office:value="0.998848">
                <text:p>0.998848</text:p>
              </table:table-cell>
              <table:table-cell office:value-type="float" office:value="1.062768">
                <text:p>1.062768</text:p>
              </table:table-cell>
              <table:table-cell office:value-type="float" office:value="1.022911">
                <text:p>1.0229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60411">
                <text:p>1.060411</text:p>
              </table:table-cell>
              <table:table-cell office:value-type="float" office:value="0.999048">
                <text:p>0.999048</text:p>
              </table:table-cell>
              <table:table-cell office:value-type="float" office:value="1.067955">
                <text:p>1.067955</text:p>
              </table:table-cell>
              <table:table-cell office:value-type="float" office:value="1.031756">
                <text:p>1.0317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34407">
                <text:p>1.134407</text:p>
              </table:table-cell>
              <table:table-cell office:value-type="float" office:value="0.999229">
                <text:p>0.999229</text:p>
              </table:table-cell>
              <table:table-cell office:value-type="float" office:value="1.02615">
                <text:p>1.02615</text:p>
              </table:table-cell>
              <table:table-cell office:value-type="float" office:value="1.023219">
                <text:p>1.0232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88726">
                <text:p>0.988726</text:p>
              </table:table-cell>
              <table:table-cell office:value-type="float" office:value="0.999391">
                <text:p>0.999391</text:p>
              </table:table-cell>
              <table:table-cell office:value-type="float" office:value="1.018299">
                <text:p>1.018299</text:p>
              </table:table-cell>
              <table:table-cell office:value-type="float" office:value="1.030198">
                <text:p>1.030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90058">
                <text:p>0.890058</text:p>
              </table:table-cell>
              <table:table-cell office:value-type="float" office:value="0.999534">
                <text:p>0.999534</text:p>
              </table:table-cell>
              <table:table-cell office:value-type="float" office:value="1.019072">
                <text:p>1.019072</text:p>
              </table:table-cell>
              <table:table-cell office:value-type="float" office:value="1.04611">
                <text:p>1.046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17891">
                <text:p>1.017891</text:p>
              </table:table-cell>
              <table:table-cell office:value-type="float" office:value="0.999657">
                <text:p>0.999657</text:p>
              </table:table-cell>
              <table:table-cell office:value-type="float" office:value="0.981332">
                <text:p>0.981332</text:p>
              </table:table-cell>
              <table:table-cell office:value-type="float" office:value="1.030585">
                <text:p>1.0305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64277">
                <text:p>1.064277</text:p>
              </table:table-cell>
              <table:table-cell office:value-type="float" office:value="0.999762">
                <text:p>0.999762</text:p>
              </table:table-cell>
              <table:table-cell office:value-type="float" office:value="1.005923">
                <text:p>1.005923</text:p>
              </table:table-cell>
              <table:table-cell office:value-type="float" office:value="1.032079">
                <text:p>1.0320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45709">
                <text:p>0.945709</text:p>
              </table:table-cell>
              <table:table-cell office:value-type="float" office:value="0.999848">
                <text:p>0.999848</text:p>
              </table:table-cell>
              <table:table-cell office:value-type="float" office:value="1.055474">
                <text:p>1.055474</text:p>
              </table:table-cell>
              <table:table-cell office:value-type="float" office:value="1.039267">
                <text:p>1.0392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11679">
                <text:p>1.111679</text:p>
              </table:table-cell>
              <table:table-cell office:value-type="float" office:value="0.999914">
                <text:p>0.999914</text:p>
              </table:table-cell>
              <table:table-cell office:value-type="float" office:value="1.037559">
                <text:p>1.037559</text:p>
              </table:table-cell>
              <table:table-cell office:value-type="float" office:value="1.037637">
                <text:p>1.0376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37813">
                <text:p>1.137813</text:p>
              </table:table-cell>
              <table:table-cell office:value-type="float" office:value="0.999962">
                <text:p>0.999962</text:p>
              </table:table-cell>
              <table:table-cell office:value-type="float" office:value="1.03942">
                <text:p>1.03942</text:p>
              </table:table-cell>
              <table:table-cell office:value-type="float" office:value="1.048257">
                <text:p>1.0482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28317">
                <text:p>0.928317</text:p>
              </table:table-cell>
              <table:table-cell office:value-type="float" office:value="0.99999">
                <text:p>0.99999</text:p>
              </table:table-cell>
              <table:table-cell office:value-type="float" office:value="1.078174">
                <text:p>1.078174</text:p>
              </table:table-cell>
              <table:table-cell office:value-type="float" office:value="1.054608">
                <text:p>1.0546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73584">
                <text:p>1.073584</text:p>
              </table:table-cell>
              <table:table-cell office:value-type="float" office:value="1">
                <text:p>1</text:p>
              </table:table-cell>
              <table:table-cell office:value-type="float" office:value="1.079132">
                <text:p>1.079132</text:p>
              </table:table-cell>
              <table:table-cell office:value-type="float" office:value="1.046338">
                <text:p>1.0463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39479">
                <text:p>1.139479</text:p>
              </table:table-cell>
              <table:table-cell office:value-type="float" office:value="0.99999">
                <text:p>0.99999</text:p>
              </table:table-cell>
              <table:table-cell office:value-type="float" office:value="1.072679">
                <text:p>1.072679</text:p>
              </table:table-cell>
              <table:table-cell office:value-type="float" office:value="1.05098">
                <text:p>1.050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1647">
                <text:p>1.11647</text:p>
              </table:table-cell>
              <table:table-cell office:value-type="float" office:value="0.999962">
                <text:p>0.999962</text:p>
              </table:table-cell>
              <table:table-cell office:value-type="float" office:value="1.079">
                <text:p>1.079</text:p>
              </table:table-cell>
              <table:table-cell office:value-type="float" office:value="1.065895">
                <text:p>1.0658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05546">
                <text:p>1.105546</text:p>
              </table:table-cell>
              <table:table-cell office:value-type="float" office:value="0.999914">
                <text:p>0.999914</text:p>
              </table:table-cell>
              <table:table-cell office:value-type="float" office:value="1.049668">
                <text:p>1.049668</text:p>
              </table:table-cell>
              <table:table-cell office:value-type="float" office:value="1.061832">
                <text:p>1.0618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59923">
                <text:p>0.959923</text:p>
              </table:table-cell>
              <table:table-cell office:value-type="float" office:value="0.999848">
                <text:p>0.999848</text:p>
              </table:table-cell>
              <table:table-cell office:value-type="float" office:value="1.04484">
                <text:p>1.04484</text:p>
              </table:table-cell>
              <table:table-cell office:value-type="float" office:value="1.04998">
                <text:p>1.049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26925">
                <text:p>0.926925</text:p>
              </table:table-cell>
              <table:table-cell office:value-type="float" office:value="0.999762">
                <text:p>0.999762</text:p>
              </table:table-cell>
              <table:table-cell office:value-type="float" office:value="1.0435">
                <text:p>1.0435</text:p>
              </table:table-cell>
              <table:table-cell office:value-type="float" office:value="1.061035">
                <text:p>1.0610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115339">
                <text:p>1.115339</text:p>
              </table:table-cell>
              <table:table-cell office:value-type="float" office:value="0.999657">
                <text:p>0.999657</text:p>
              </table:table-cell>
              <table:table-cell office:value-type="float" office:value="1.035788">
                <text:p>1.035788</text:p>
              </table:table-cell>
              <table:table-cell office:value-type="float" office:value="1.050669">
                <text:p>1.0506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09769">
                <text:p>1.109769</text:p>
              </table:table-cell>
              <table:table-cell office:value-type="float" office:value="0.999534">
                <text:p>0.999534</text:p>
              </table:table-cell>
              <table:table-cell office:value-type="float" office:value="1.045292">
                <text:p>1.045292</text:p>
              </table:table-cell>
              <table:table-cell office:value-type="float" office:value="1.042694">
                <text:p>1.042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66983">
                <text:p>1.066983</text:p>
              </table:table-cell>
              <table:table-cell office:value-type="float" office:value="0.999391">
                <text:p>0.999391</text:p>
              </table:table-cell>
              <table:table-cell office:value-type="float" office:value="1.069891">
                <text:p>1.069891</text:p>
              </table:table-cell>
              <table:table-cell office:value-type="float" office:value="1.041057">
                <text:p>1.0410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007446">
                <text:p>1.007446</text:p>
              </table:table-cell>
              <table:table-cell office:value-type="float" office:value="0.999229">
                <text:p>0.999229</text:p>
              </table:table-cell>
              <table:table-cell office:value-type="float" office:value="1.038734">
                <text:p>1.038734</text:p>
              </table:table-cell>
              <table:table-cell office:value-type="float" office:value="1.042573">
                <text:p>1.0425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49921">
                <text:p>1.049921</text:p>
              </table:table-cell>
              <table:table-cell office:value-type="float" office:value="0.999048">
                <text:p>0.999048</text:p>
              </table:table-cell>
              <table:table-cell office:value-type="float" office:value="1.027132">
                <text:p>1.027132</text:p>
              </table:table-cell>
              <table:table-cell office:value-type="float" office:value="1.035376">
                <text:p>1.0353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59554">
                <text:p>0.959554</text:p>
              </table:table-cell>
              <table:table-cell office:value-type="float" office:value="0.998848">
                <text:p>0.998848</text:p>
              </table:table-cell>
              <table:table-cell office:value-type="float" office:value="1.033428">
                <text:p>1.033428</text:p>
              </table:table-cell>
              <table:table-cell office:value-type="float" office:value="1.052745">
                <text:p>1.0527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051758">
                <text:p>1.051758</text:p>
              </table:table-cell>
              <table:table-cell office:value-type="float" office:value="0.99863">
                <text:p>0.99863</text:p>
              </table:table-cell>
              <table:table-cell office:value-type="float" office:value="1.056383">
                <text:p>1.056383</text:p>
              </table:table-cell>
              <table:table-cell office:value-type="float" office:value="1.04528">
                <text:p>1.04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98462">
                <text:p>1.098462</text:p>
              </table:table-cell>
              <table:table-cell office:value-type="float" office:value="0.998392">
                <text:p>0.998392</text:p>
              </table:table-cell>
              <table:table-cell office:value-type="float" office:value="1.022551">
                <text:p>1.022551</text:p>
              </table:table-cell>
              <table:table-cell office:value-type="float" office:value="1.036497">
                <text:p>1.0364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22219">
                <text:p>1.122219</text:p>
              </table:table-cell>
              <table:table-cell office:value-type="float" office:value="0.998135">
                <text:p>0.998135</text:p>
              </table:table-cell>
              <table:table-cell office:value-type="float" office:value="1.054237">
                <text:p>1.054237</text:p>
              </table:table-cell>
              <table:table-cell office:value-type="float" office:value="1.039727">
                <text:p>1.0397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80762">
                <text:p>0.880762</text:p>
              </table:table-cell>
              <table:table-cell office:value-type="float" office:value="0.997859">
                <text:p>0.997859</text:p>
              </table:table-cell>
              <table:table-cell office:value-type="float" office:value="1.05053">
                <text:p>1.05053</text:p>
              </table:table-cell>
              <table:table-cell office:value-type="float" office:value="1.043853">
                <text:p>1.0438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17985">
                <text:p>1.117985</text:p>
              </table:table-cell>
              <table:table-cell office:value-type="float" office:value="0.997564">
                <text:p>0.997564</text:p>
              </table:table-cell>
              <table:table-cell office:value-type="float" office:value="1.033467">
                <text:p>1.033467</text:p>
              </table:table-cell>
              <table:table-cell office:value-type="float" office:value="1.034062">
                <text:p>1.034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33225">
                <text:p>1.033225</text:p>
              </table:table-cell>
              <table:table-cell office:value-type="float" office:value="0.99725">
                <text:p>0.99725</text:p>
              </table:table-cell>
              <table:table-cell office:value-type="float" office:value="1.029527">
                <text:p>1.029527</text:p>
              </table:table-cell>
              <table:table-cell office:value-type="float" office:value="1.033282">
                <text:p>1.0332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13146">
                <text:p>1.013146</text:p>
              </table:table-cell>
              <table:table-cell office:value-type="float" office:value="0.996917">
                <text:p>0.996917</text:p>
              </table:table-cell>
              <table:table-cell office:value-type="float" office:value="1.063942">
                <text:p>1.063942</text:p>
              </table:table-cell>
              <table:table-cell office:value-type="float" office:value="1.022992">
                <text:p>1.0229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02517">
                <text:p>1.102517</text:p>
              </table:table-cell>
              <table:table-cell office:value-type="float" office:value="0.996566">
                <text:p>0.996566</text:p>
              </table:table-cell>
              <table:table-cell office:value-type="float" office:value="1.028789">
                <text:p>1.028789</text:p>
              </table:table-cell>
              <table:table-cell office:value-type="float" office:value="1.007896">
                <text:p>1.0078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052837">
                <text:p>1.052837</text:p>
              </table:table-cell>
              <table:table-cell office:value-type="float" office:value="0.996195">
                <text:p>0.996195</text:p>
              </table:table-cell>
              <table:table-cell office:value-type="float" office:value="1.012337">
                <text:p>1.012337</text:p>
              </table:table-cell>
              <table:table-cell office:value-type="float" office:value="0.996744">
                <text:p>0.9967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42221">
                <text:p>0.942221</text:p>
              </table:table-cell>
              <table:table-cell office:value-type="float" office:value="0.995805">
                <text:p>0.995805</text:p>
              </table:table-cell>
              <table:table-cell office:value-type="float" office:value="0.997423">
                <text:p>0.997423</text:p>
              </table:table-cell>
              <table:table-cell office:value-type="float" office:value="1.019037">
                <text:p>1.0190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0965">
                <text:p>0.950965</text:p>
              </table:table-cell>
              <table:table-cell office:value-type="float" office:value="0.995396">
                <text:p>0.995396</text:p>
              </table:table-cell>
              <table:table-cell office:value-type="float" office:value="0.963401">
                <text:p>0.963401</text:p>
              </table:table-cell>
              <table:table-cell office:value-type="float" office:value="0.998893">
                <text:p>0.9988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38576">
                <text:p>0.938576</text:p>
              </table:table-cell>
              <table:table-cell office:value-type="float" office:value="0.994969">
                <text:p>0.994969</text:p>
              </table:table-cell>
              <table:table-cell office:value-type="float" office:value="0.952742">
                <text:p>0.952742</text:p>
              </table:table-cell>
              <table:table-cell office:value-type="float" office:value="0.984979">
                <text:p>0.9849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32407">
                <text:p>0.932407</text:p>
              </table:table-cell>
              <table:table-cell office:value-type="float" office:value="0.994522">
                <text:p>0.994522</text:p>
              </table:table-cell>
              <table:table-cell office:value-type="float" office:value="0.989496">
                <text:p>0.989496</text:p>
              </table:table-cell>
              <table:table-cell office:value-type="float" office:value="0.989811">
                <text:p>0.9898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954">
                <text:p>0.99954</text:p>
              </table:table-cell>
              <table:table-cell office:value-type="float" office:value="0.994056">
                <text:p>0.994056</text:p>
              </table:table-cell>
              <table:table-cell office:value-type="float" office:value="0.978582">
                <text:p>0.978582</text:p>
              </table:table-cell>
              <table:table-cell office:value-type="float" office:value="0.97899">
                <text:p>0.97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125991">
                <text:p>1.125991</text:p>
              </table:table-cell>
              <table:table-cell office:value-type="float" office:value="0.993572">
                <text:p>0.993572</text:p>
              </table:table-cell>
              <table:table-cell office:value-type="float" office:value="0.966902">
                <text:p>0.966902</text:p>
              </table:table-cell>
              <table:table-cell office:value-type="float" office:value="0.963245">
                <text:p>0.9632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96394">
                <text:p>0.896394</text:p>
              </table:table-cell>
              <table:table-cell office:value-type="float" office:value="0.993068">
                <text:p>0.993068</text:p>
              </table:table-cell>
              <table:table-cell office:value-type="float" office:value="0.99368">
                <text:p>0.99368</text:p>
              </table:table-cell>
              <table:table-cell office:value-type="float" office:value="0.957461">
                <text:p>0.9574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80178">
                <text:p>0.880178</text:p>
              </table:table-cell>
              <table:table-cell office:value-type="float" office:value="0.992546">
                <text:p>0.992546</text:p>
              </table:table-cell>
              <table:table-cell office:value-type="float" office:value="0.990469">
                <text:p>0.990469</text:p>
              </table:table-cell>
              <table:table-cell office:value-type="float" office:value="0.97004">
                <text:p>0.970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66298">
                <text:p>1.066298</text:p>
              </table:table-cell>
              <table:table-cell office:value-type="float" office:value="0.992005">
                <text:p>0.992005</text:p>
              </table:table-cell>
              <table:table-cell office:value-type="float" office:value="0.941199">
                <text:p>0.941199</text:p>
              </table:table-cell>
              <table:table-cell office:value-type="float" office:value="0.980521">
                <text:p>0.9805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83485">
                <text:p>0.983485</text:p>
              </table:table-cell>
              <table:table-cell office:value-type="float" office:value="0.991445">
                <text:p>0.991445</text:p>
              </table:table-cell>
              <table:table-cell office:value-type="float" office:value="0.93764">
                <text:p>0.93764</text:p>
              </table:table-cell>
              <table:table-cell office:value-type="float" office:value="0.982989">
                <text:p>0.9829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79639">
                <text:p>0.879639</text:p>
              </table:table-cell>
              <table:table-cell office:value-type="float" office:value="0.990866">
                <text:p>0.990866</text:p>
              </table:table-cell>
              <table:table-cell office:value-type="float" office:value="0.97947">
                <text:p>0.97947</text:p>
              </table:table-cell>
              <table:table-cell office:value-type="float" office:value="0.993878">
                <text:p>0.9938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78599">
                <text:p>0.878599</text:p>
              </table:table-cell>
              <table:table-cell office:value-type="float" office:value="0.990268">
                <text:p>0.990268</text:p>
              </table:table-cell>
              <table:table-cell office:value-type="float" office:value="0.976984">
                <text:p>0.976984</text:p>
              </table:table-cell>
              <table:table-cell office:value-type="float" office:value="0.973216">
                <text:p>0.9732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8933">
                <text:p>1.08933</text:p>
              </table:table-cell>
              <table:table-cell office:value-type="float" office:value="0.989651">
                <text:p>0.989651</text:p>
              </table:table-cell>
              <table:table-cell office:value-type="float" office:value="0.972198">
                <text:p>0.972198</text:p>
              </table:table-cell>
              <table:table-cell office:value-type="float" office:value="0.97138">
                <text:p>0.971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53866">
                <text:p>1.053866</text:p>
              </table:table-cell>
              <table:table-cell office:value-type="float" office:value="0.989016">
                <text:p>0.989016</text:p>
              </table:table-cell>
              <table:table-cell office:value-type="float" office:value="1.020134">
                <text:p>1.020134</text:p>
              </table:table-cell>
              <table:table-cell office:value-type="float" office:value="0.986189">
                <text:p>0.9861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59557">
                <text:p>0.959557</text:p>
              </table:table-cell>
              <table:table-cell office:value-type="float" office:value="0.988362">
                <text:p>0.988362</text:p>
              </table:table-cell>
              <table:table-cell office:value-type="float" office:value="1.024157">
                <text:p>1.024157</text:p>
              </table:table-cell>
              <table:table-cell office:value-type="float" office:value="0.982699">
                <text:p>0.9826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19319">
                <text:p>1.119319</text:p>
              </table:table-cell>
              <table:table-cell office:value-type="float" office:value="0.987688">
                <text:p>0.987688</text:p>
              </table:table-cell>
              <table:table-cell office:value-type="float" office:value="0.981529">
                <text:p>0.981529</text:p>
              </table:table-cell>
              <table:table-cell office:value-type="float" office:value="0.977002">
                <text:p>0.9770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98713">
                <text:p>0.898713</text:p>
              </table:table-cell>
              <table:table-cell office:value-type="float" office:value="0.986996">
                <text:p>0.986996</text:p>
              </table:table-cell>
              <table:table-cell office:value-type="float" office:value="0.979373">
                <text:p>0.979373</text:p>
              </table:table-cell>
              <table:table-cell office:value-type="float" office:value="0.975142">
                <text:p>0.9751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76192">
                <text:p>0.876192</text:p>
              </table:table-cell>
              <table:table-cell office:value-type="float" office:value="0.986286">
                <text:p>0.986286</text:p>
              </table:table-cell>
              <table:table-cell office:value-type="float" office:value="0.993042">
                <text:p>0.993042</text:p>
              </table:table-cell>
              <table:table-cell office:value-type="float" office:value="0.973782">
                <text:p>0.9737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043083">
                <text:p>1.043083</text:p>
              </table:table-cell>
              <table:table-cell office:value-type="float" office:value="0.985556">
                <text:p>0.985556</text:p>
              </table:table-cell>
              <table:table-cell office:value-type="float" office:value="0.953342">
                <text:p>0.953342</text:p>
              </table:table-cell>
              <table:table-cell office:value-type="float" office:value="0.968115">
                <text:p>0.9681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027904">
                <text:p>1.027904</text:p>
              </table:table-cell>
              <table:table-cell office:value-type="float" office:value="0.984808">
                <text:p>0.984808</text:p>
              </table:table-cell>
              <table:table-cell office:value-type="float" office:value="0.945435">
                <text:p>0.945435</text:p>
              </table:table-cell>
              <table:table-cell office:value-type="float" office:value="0.961092">
                <text:p>0.9610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20819">
                <text:p>0.920819</text:p>
              </table:table-cell>
              <table:table-cell office:value-type="float" office:value="0.984041">
                <text:p>0.984041</text:p>
              </table:table-cell>
              <table:table-cell office:value-type="float" office:value="0.942926">
                <text:p>0.942926</text:p>
              </table:table-cell>
              <table:table-cell office:value-type="float" office:value="0.954793">
                <text:p>0.9547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59177">
                <text:p>0.859177</text:p>
              </table:table-cell>
              <table:table-cell office:value-type="float" office:value="0.983255">
                <text:p>0.983255</text:p>
              </table:table-cell>
              <table:table-cell office:value-type="float" office:value="0.939708">
                <text:p>0.939708</text:p>
              </table:table-cell>
              <table:table-cell office:value-type="float" office:value="0.942818">
                <text:p>0.9428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63645">
                <text:p>0.863645</text:p>
              </table:table-cell>
              <table:table-cell office:value-type="float" office:value="0.98245">
                <text:p>0.98245</text:p>
              </table:table-cell>
              <table:table-cell office:value-type="float" office:value="0.92945">
                <text:p>0.92945</text:p>
              </table:table-cell>
              <table:table-cell office:value-type="float" office:value="0.963328">
                <text:p>0.9633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26994">
                <text:p>1.026994</text:p>
              </table:table-cell>
              <table:table-cell office:value-type="float" office:value="0.981627">
                <text:p>0.981627</text:p>
              </table:table-cell>
              <table:table-cell office:value-type="float" office:value="0.923339">
                <text:p>0.923339</text:p>
              </table:table-cell>
              <table:table-cell office:value-type="float" office:value="0.979046">
                <text:p>0.9790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76615">
                <text:p>0.976615</text:p>
              </table:table-cell>
              <table:table-cell office:value-type="float" office:value="0.980785">
                <text:p>0.980785</text:p>
              </table:table-cell>
              <table:table-cell office:value-type="float" office:value="0.949023">
                <text:p>0.949023</text:p>
              </table:table-cell>
              <table:table-cell office:value-type="float" office:value="0.964992">
                <text:p>0.9649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90265">
                <text:p>0.890265</text:p>
              </table:table-cell>
              <table:table-cell office:value-type="float" office:value="0.979925">
                <text:p>0.979925</text:p>
              </table:table-cell>
              <table:table-cell office:value-type="float" office:value="1.001157">
                <text:p>1.001157</text:p>
              </table:table-cell>
              <table:table-cell office:value-type="float" office:value="0.968309">
                <text:p>0.9683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87593">
                <text:p>0.987593</text:p>
              </table:table-cell>
              <table:table-cell office:value-type="float" office:value="0.979045">
                <text:p>0.979045</text:p>
              </table:table-cell>
              <table:table-cell office:value-type="float" office:value="1.005577">
                <text:p>1.005577</text:p>
              </table:table-cell>
              <table:table-cell office:value-type="float" office:value="0.977509">
                <text:p>0.9775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124319">
                <text:p>1.124319</text:p>
              </table:table-cell>
              <table:table-cell office:value-type="float" office:value="0.978148">
                <text:p>0.978148</text:p>
              </table:table-cell>
              <table:table-cell office:value-type="float" office:value="0.987952">
                <text:p>0.987952</text:p>
              </table:table-cell>
              <table:table-cell office:value-type="float" office:value="0.98868">
                <text:p>0.988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49093">
                <text:p>1.049093</text:p>
              </table:table-cell>
              <table:table-cell office:value-type="float" office:value="0.977231">
                <text:p>0.977231</text:p>
              </table:table-cell>
              <table:table-cell office:value-type="float" office:value="1.022778">
                <text:p>1.022778</text:p>
              </table:table-cell>
              <table:table-cell office:value-type="float" office:value="1.004246">
                <text:p>1.0042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88489">
                <text:p>0.888489</text:p>
              </table:table-cell>
              <table:table-cell office:value-type="float" office:value="0.976296">
                <text:p>0.976296</text:p>
              </table:table-cell>
              <table:table-cell office:value-type="float" office:value="1.029661">
                <text:p>1.029661</text:p>
              </table:table-cell>
              <table:table-cell office:value-type="float" office:value="1.011536">
                <text:p>1.0115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64396">
                <text:p>1.064396</text:p>
              </table:table-cell>
              <table:table-cell office:value-type="float" office:value="0.975342">
                <text:p>0.975342</text:p>
              </table:table-cell>
              <table:table-cell office:value-type="float" office:value="1.00121">
                <text:p>1.00121</text:p>
              </table:table-cell>
              <table:table-cell office:value-type="float" office:value="1.00844">
                <text:p>1.008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22009">
                <text:p>1.022009</text:p>
              </table:table-cell>
              <table:table-cell office:value-type="float" office:value="0.97437">
                <text:p>0.97437</text:p>
              </table:table-cell>
              <table:table-cell office:value-type="float" office:value="0.998366">
                <text:p>0.998366</text:p>
              </table:table-cell>
              <table:table-cell office:value-type="float" office:value="1.024631">
                <text:p>1.0246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82063">
                <text:p>0.982063</text:p>
              </table:table-cell>
              <table:table-cell office:value-type="float" office:value="0.973379">
                <text:p>0.973379</text:p>
              </table:table-cell>
              <table:table-cell office:value-type="float" office:value="1.042105">
                <text:p>1.042105</text:p>
              </table:table-cell>
              <table:table-cell office:value-type="float" office:value="1.010765">
                <text:p>1.0107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34872">
                <text:p>1.034872</text:p>
              </table:table-cell>
              <table:table-cell office:value-type="float" office:value="0.97237">
                <text:p>0.97237</text:p>
              </table:table-cell>
              <table:table-cell office:value-type="float" office:value="1.017737">
                <text:p>1.017737</text:p>
              </table:table-cell>
              <table:table-cell office:value-type="float" office:value="0.993808">
                <text:p>0.9938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07184">
                <text:p>1.107184</text:p>
              </table:table-cell>
              <table:table-cell office:value-type="float" office:value="0.971342">
                <text:p>0.971342</text:p>
              </table:table-cell>
              <table:table-cell office:value-type="float" office:value="1.027009">
                <text:p>1.027009</text:p>
              </table:table-cell>
              <table:table-cell office:value-type="float" office:value="0.98689">
                <text:p>0.986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42555">
                <text:p>0.942555</text:p>
              </table:table-cell>
              <table:table-cell office:value-type="float" office:value="0.970296">
                <text:p>0.970296</text:p>
              </table:table-cell>
              <table:table-cell office:value-type="float" office:value="0.99761">
                <text:p>0.99761</text:p>
              </table:table-cell>
              <table:table-cell office:value-type="float" office:value="1.000763">
                <text:p>1.0007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68371">
                <text:p>1.068371</text:p>
              </table:table-cell>
              <table:table-cell office:value-type="float" office:value="0.969231">
                <text:p>0.969231</text:p>
              </table:table-cell>
              <table:table-cell office:value-type="float" office:value="0.978194">
                <text:p>0.978194</text:p>
              </table:table-cell>
              <table:table-cell office:value-type="float" office:value="1.001446">
                <text:p>1.0014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5066">
                <text:p>0.835066</text:p>
              </table:table-cell>
              <table:table-cell office:value-type="float" office:value="0.968148">
                <text:p>0.968148</text:p>
              </table:table-cell>
              <table:table-cell office:value-type="float" office:value="0.951356">
                <text:p>0.951356</text:p>
              </table:table-cell>
              <table:table-cell office:value-type="float" office:value="1.003533">
                <text:p>1.0035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37795">
                <text:p>0.937795</text:p>
              </table:table-cell>
              <table:table-cell office:value-type="float" office:value="0.967046">
                <text:p>0.967046</text:p>
              </table:table-cell>
              <table:table-cell office:value-type="float" office:value="0.971064">
                <text:p>0.971064</text:p>
              </table:table-cell>
              <table:table-cell office:value-type="float" office:value="1.009192">
                <text:p>1.0091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72991">
                <text:p>0.972991</text:p>
              </table:table-cell>
              <table:table-cell office:value-type="float" office:value="0.965926">
                <text:p>0.965926</text:p>
              </table:table-cell>
              <table:table-cell office:value-type="float" office:value="0.971769">
                <text:p>0.971769</text:p>
              </table:table-cell>
              <table:table-cell office:value-type="float" office:value="1.007407">
                <text:p>1.0074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41095">
                <text:p>1.041095</text:p>
              </table:table-cell>
              <table:table-cell office:value-type="float" office:value="0.964787">
                <text:p>0.964787</text:p>
              </table:table-cell>
              <table:table-cell office:value-type="float" office:value="1.01375">
                <text:p>1.01375</text:p>
              </table:table-cell>
              <table:table-cell office:value-type="float" office:value="0.983627">
                <text:p>0.9836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719">
                <text:p>1.0719</text:p>
              </table:table-cell>
              <table:table-cell office:value-type="float" office:value="0.96363">
                <text:p>0.96363</text:p>
              </table:table-cell>
              <table:table-cell office:value-type="float" office:value="1.035053">
                <text:p>1.035053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44969">
                <text:p>1.044969</text:p>
              </table:table-cell>
              <table:table-cell office:value-type="float" office:value="0.962455">
                <text:p>0.962455</text:p>
              </table:table-cell>
              <table:table-cell office:value-type="float" office:value="1.043503">
                <text:p>1.043503</text:p>
              </table:table-cell>
              <table:table-cell office:value-type="float" office:value="0.975686">
                <text:p>0.9756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44309">
                <text:p>1.044309</text:p>
              </table:table-cell>
              <table:table-cell office:value-type="float" office:value="0.961262">
                <text:p>0.961262</text:p>
              </table:table-cell>
              <table:table-cell office:value-type="float" office:value="1.004405">
                <text:p>1.004405</text:p>
              </table:table-cell>
              <table:table-cell office:value-type="float" office:value="0.972968">
                <text:p>0.9729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15241">
                <text:p>1.015241</text:p>
              </table:table-cell>
              <table:table-cell office:value-type="float" office:value="0.96005">
                <text:p>0.96005</text:p>
              </table:table-cell>
              <table:table-cell office:value-type="float" office:value="0.983316">
                <text:p>0.983316</text:p>
              </table:table-cell>
              <table:table-cell office:value-type="float" office:value="0.982946">
                <text:p>0.9829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45607">
                <text:p>0.845607</text:p>
              </table:table-cell>
              <table:table-cell office:value-type="float" office:value="0.95882">
                <text:p>0.95882</text:p>
              </table:table-cell>
              <table:table-cell office:value-type="float" office:value="0.965747">
                <text:p>0.965747</text:p>
              </table:table-cell>
              <table:table-cell office:value-type="float" office:value="0.973345">
                <text:p>0.9733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66453">
                <text:p>0.966453</text:p>
              </table:table-cell>
              <table:table-cell office:value-type="float" office:value="0.957571">
                <text:p>0.957571</text:p>
              </table:table-cell>
              <table:table-cell office:value-type="float" office:value="0.917918">
                <text:p>0.917918</text:p>
              </table:table-cell>
              <table:table-cell office:value-type="float" office:value="0.963931">
                <text:p>0.9639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57122">
                <text:p>0.957122</text:p>
              </table:table-cell>
              <table:table-cell office:value-type="float" office:value="0.956305">
                <text:p>0.956305</text:p>
              </table:table-cell>
              <table:table-cell office:value-type="float" office:value="0.924382">
                <text:p>0.924382</text:p>
              </table:table-cell>
              <table:table-cell office:value-type="float" office:value="0.954093">
                <text:p>0.9540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05167">
                <text:p>0.805167</text:p>
              </table:table-cell>
              <table:table-cell office:value-type="float" office:value="0.95502">
                <text:p>0.95502</text:p>
              </table:table-cell>
              <table:table-cell office:value-type="float" office:value="0.928735">
                <text:p>0.928735</text:p>
              </table:table-cell>
              <table:table-cell office:value-type="float" office:value="0.941846">
                <text:p>0.9418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47558">
                <text:p>1.047558</text:p>
              </table:table-cell>
              <table:table-cell office:value-type="float" office:value="0.953717">
                <text:p>0.953717</text:p>
              </table:table-cell>
              <table:table-cell office:value-type="float" office:value="0.922952">
                <text:p>0.922952</text:p>
              </table:table-cell>
              <table:table-cell office:value-type="float" office:value="0.929282">
                <text:p>0.9292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7372">
                <text:p>0.867372</text:p>
              </table:table-cell>
              <table:table-cell office:value-type="float" office:value="0.952396">
                <text:p>0.952396</text:p>
              </table:table-cell>
              <table:table-cell office:value-type="float" office:value="0.924266">
                <text:p>0.924266</text:p>
              </table:table-cell>
              <table:table-cell office:value-type="float" office:value="0.934201">
                <text:p>0.9342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37542">
                <text:p>0.937542</text:p>
              </table:table-cell>
              <table:table-cell office:value-type="float" office:value="0.951057">
                <text:p>0.951057</text:p>
              </table:table-cell>
              <table:table-cell office:value-type="float" office:value="0.945281">
                <text:p>0.945281</text:p>
              </table:table-cell>
              <table:table-cell office:value-type="float" office:value="0.936882">
                <text:p>0.9368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63689">
                <text:p>0.963689</text:p>
              </table:table-cell>
              <table:table-cell office:value-type="float" office:value="0.949699">
                <text:p>0.949699</text:p>
              </table:table-cell>
              <table:table-cell office:value-type="float" office:value="0.916991">
                <text:p>0.916991</text:p>
              </table:table-cell>
              <table:table-cell office:value-type="float" office:value="0.948209">
                <text:p>0.9482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10245">
                <text:p>0.910245</text:p>
              </table:table-cell>
              <table:table-cell office:value-type="float" office:value="0.948324">
                <text:p>0.948324</text:p>
              </table:table-cell>
              <table:table-cell office:value-type="float" office:value="0.957387">
                <text:p>0.957387</text:p>
              </table:table-cell>
              <table:table-cell office:value-type="float" office:value="0.941513">
                <text:p>0.9415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06104">
                <text:p>0.906104</text:p>
              </table:table-cell>
              <table:table-cell office:value-type="float" office:value="0.94693">
                <text:p>0.94693</text:p>
              </table:table-cell>
              <table:table-cell office:value-type="float" office:value="0.944899">
                <text:p>0.944899</text:p>
              </table:table-cell>
              <table:table-cell office:value-type="float" office:value="0.952531">
                <text:p>0.9525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69352">
                <text:p>1.069352</text:p>
              </table:table-cell>
              <table:table-cell office:value-type="float" office:value="0.945519">
                <text:p>0.945519</text:p>
              </table:table-cell>
              <table:table-cell office:value-type="float" office:value="0.97037">
                <text:p>0.97037</text:p>
              </table:table-cell>
              <table:table-cell office:value-type="float" office:value="0.929479">
                <text:p>0.9294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75102">
                <text:p>0.875102</text:p>
              </table:table-cell>
              <table:table-cell office:value-type="float" office:value="0.944089">
                <text:p>0.944089</text:p>
              </table:table-cell>
              <table:table-cell office:value-type="float" office:value="0.965013">
                <text:p>0.965013</text:p>
              </table:table-cell>
              <table:table-cell office:value-type="float" office:value="0.92605">
                <text:p>0.926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91045">
                <text:p>1.091045</text:p>
              </table:table-cell>
              <table:table-cell office:value-type="float" office:value="0.942641">
                <text:p>0.942641</text:p>
              </table:table-cell>
              <table:table-cell office:value-type="float" office:value="0.969066">
                <text:p>0.969066</text:p>
              </table:table-cell>
              <table:table-cell office:value-type="float" office:value="0.926348">
                <text:p>0.9263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83462">
                <text:p>0.883462</text:p>
              </table:table-cell>
              <table:table-cell office:value-type="float" office:value="0.941176">
                <text:p>0.941176</text:p>
              </table:table-cell>
              <table:table-cell office:value-type="float" office:value="0.913992">
                <text:p>0.913992</text:p>
              </table:table-cell>
              <table:table-cell office:value-type="float" office:value="0.93074">
                <text:p>0.930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2637">
                <text:p>0.92637</text:p>
              </table:table-cell>
              <table:table-cell office:value-type="float" office:value="0.939693">
                <text:p>0.939693</text:p>
              </table:table-cell>
              <table:table-cell office:value-type="float" office:value="0.904903">
                <text:p>0.904903</text:p>
              </table:table-cell>
              <table:table-cell office:value-type="float" office:value="0.944348">
                <text:p>0.9443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93982">
                <text:p>0.793982</text:p>
              </table:table-cell>
              <table:table-cell office:value-type="float" office:value="0.938191">
                <text:p>0.938191</text:p>
              </table:table-cell>
              <table:table-cell office:value-type="float" office:value="0.874859">
                <text:p>0.874859</text:p>
              </table:table-cell>
              <table:table-cell office:value-type="float" office:value="0.944778">
                <text:p>0.9447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29657">
                <text:p>0.829657</text:p>
              </table:table-cell>
              <table:table-cell office:value-type="float" office:value="0.936672">
                <text:p>0.936672</text:p>
              </table:table-cell>
              <table:table-cell office:value-type="float" office:value="0.900567">
                <text:p>0.900567</text:p>
              </table:table-cell>
              <table:table-cell office:value-type="float" office:value="0.919417">
                <text:p>0.9194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40825">
                <text:p>0.940825</text:p>
              </table:table-cell>
              <table:table-cell office:value-type="float" office:value="0.935135">
                <text:p>0.935135</text:p>
              </table:table-cell>
              <table:table-cell office:value-type="float" office:value="0.927278">
                <text:p>0.927278</text:p>
              </table:table-cell>
              <table:table-cell office:value-type="float" office:value="0.936772">
                <text:p>0.9367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11998">
                <text:p>1.011998</text:p>
              </table:table-cell>
              <table:table-cell office:value-type="float" office:value="0.93358">
                <text:p>0.93358</text:p>
              </table:table-cell>
              <table:table-cell office:value-type="float" office:value="0.950649">
                <text:p>0.950649</text:p>
              </table:table-cell>
              <table:table-cell office:value-type="float" office:value="0.92829">
                <text:p>0.928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59927">
                <text:p>1.059927</text:p>
              </table:table-cell>
              <table:table-cell office:value-type="float" office:value="0.932008">
                <text:p>0.932008</text:p>
              </table:table-cell>
              <table:table-cell office:value-type="float" office:value="0.942794">
                <text:p>0.942794</text:p>
              </table:table-cell>
              <table:table-cell office:value-type="float" office:value="0.941526">
                <text:p>0.9415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1084">
                <text:p>0.91084</text:p>
              </table:table-cell>
              <table:table-cell office:value-type="float" office:value="0.930418">
                <text:p>0.930418</text:p>
              </table:table-cell>
              <table:table-cell office:value-type="float" office:value="0.967831">
                <text:p>0.967831</text:p>
              </table:table-cell>
              <table:table-cell office:value-type="float" office:value="0.942203">
                <text:p>0.9422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9038">
                <text:p>0.79038</text:p>
              </table:table-cell>
              <table:table-cell office:value-type="float" office:value="0.92881">
                <text:p>0.92881</text:p>
              </table:table-cell>
              <table:table-cell office:value-type="float" office:value="0.964979">
                <text:p>0.964979</text:p>
              </table:table-cell>
              <table:table-cell office:value-type="float" office:value="0.943837">
                <text:p>0.9438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066012">
                <text:p>1.066012</text:p>
              </table:table-cell>
              <table:table-cell office:value-type="float" office:value="0.927184">
                <text:p>0.927184</text:p>
              </table:table-cell>
              <table:table-cell office:value-type="float" office:value="0.958806">
                <text:p>0.958806</text:p>
              </table:table-cell>
              <table:table-cell office:value-type="float" office:value="0.947104">
                <text:p>0.9471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7737">
                <text:p>0.997737</text:p>
              </table:table-cell>
              <table:table-cell office:value-type="float" office:value="0.925541">
                <text:p>0.925541</text:p>
              </table:table-cell>
              <table:table-cell office:value-type="float" office:value="0.963401">
                <text:p>0.963401</text:p>
              </table:table-cell>
              <table:table-cell office:value-type="float" office:value="0.931657">
                <text:p>0.9316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029058">
                <text:p>1.029058</text:p>
              </table:table-cell>
              <table:table-cell office:value-type="float" office:value="0.92388">
                <text:p>0.92388</text:p>
              </table:table-cell>
              <table:table-cell office:value-type="float" office:value="0.967717">
                <text:p>0.967717</text:p>
              </table:table-cell>
              <table:table-cell office:value-type="float" office:value="0.931682">
                <text:p>0.931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33817">
                <text:p>0.933817</text:p>
              </table:table-cell>
              <table:table-cell office:value-type="float" office:value="0.922201">
                <text:p>0.922201</text:p>
              </table:table-cell>
              <table:table-cell office:value-type="float" office:value="0.927633">
                <text:p>0.927633</text:p>
              </table:table-cell>
              <table:table-cell office:value-type="float" office:value="0.914348">
                <text:p>0.9143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11962">
                <text:p>0.811962</text:p>
              </table:table-cell>
              <table:table-cell office:value-type="float" office:value="0.920505">
                <text:p>0.920505</text:p>
              </table:table-cell>
              <table:table-cell office:value-type="float" office:value="0.882267">
                <text:p>0.882267</text:p>
              </table:table-cell>
              <table:table-cell office:value-type="float" office:value="0.922484">
                <text:p>0.9224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6559">
                <text:p>0.86559</text:p>
              </table:table-cell>
              <table:table-cell office:value-type="float" office:value="0.918791">
                <text:p>0.918791</text:p>
              </table:table-cell>
              <table:table-cell office:value-type="float" office:value="0.878909">
                <text:p>0.878909</text:p>
              </table:table-cell>
              <table:table-cell office:value-type="float" office:value="0.942822">
                <text:p>0.9428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70908">
                <text:p>0.770908</text:p>
              </table:table-cell>
              <table:table-cell office:value-type="float" office:value="0.91706">
                <text:p>0.91706</text:p>
              </table:table-cell>
              <table:table-cell office:value-type="float" office:value="0.865996">
                <text:p>0.865996</text:p>
              </table:table-cell>
              <table:table-cell office:value-type="float" office:value="0.918006">
                <text:p>0.9180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012269">
                <text:p>1.012269</text:p>
              </table:table-cell>
              <table:table-cell office:value-type="float" office:value="0.915311">
                <text:p>0.915311</text:p>
              </table:table-cell>
              <table:table-cell office:value-type="float" office:value="0.903673">
                <text:p>0.903673</text:p>
              </table:table-cell>
              <table:table-cell office:value-type="float" office:value="0.898702">
                <text:p>0.8987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69253">
                <text:p>0.869253</text:p>
              </table:table-cell>
              <table:table-cell office:value-type="float" office:value="0.913545">
                <text:p>0.913545</text:p>
              </table:table-cell>
              <table:table-cell office:value-type="float" office:value="0.933373">
                <text:p>0.933373</text:p>
              </table:table-cell>
              <table:table-cell office:value-type="float" office:value="0.877072">
                <text:p>0.8770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000345">
                <text:p>1.000345</text:p>
              </table:table-cell>
              <table:table-cell office:value-type="float" office:value="0.911762">
                <text:p>0.911762</text:p>
              </table:table-cell>
              <table:table-cell office:value-type="float" office:value="0.937799">
                <text:p>0.937799</text:p>
              </table:table-cell>
              <table:table-cell office:value-type="float" office:value="0.868188">
                <text:p>0.8681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1409">
                <text:p>1.01409</text:p>
              </table:table-cell>
              <table:table-cell office:value-type="float" office:value="0.909961">
                <text:p>0.909961</text:p>
              </table:table-cell>
              <table:table-cell office:value-type="float" office:value="0.892423">
                <text:p>0.892423</text:p>
              </table:table-cell>
              <table:table-cell office:value-type="float" office:value="0.880019">
                <text:p>0.8800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93036">
                <text:p>0.793036</text:p>
              </table:table-cell>
              <table:table-cell office:value-type="float" office:value="0.908143">
                <text:p>0.908143</text:p>
              </table:table-cell>
              <table:table-cell office:value-type="float" office:value="0.876799">
                <text:p>0.876799</text:p>
              </table:table-cell>
              <table:table-cell office:value-type="float" office:value="0.878967">
                <text:p>0.8789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85393">
                <text:p>0.785393</text:p>
              </table:table-cell>
              <table:table-cell office:value-type="float" office:value="0.906308">
                <text:p>0.906308</text:p>
              </table:table-cell>
              <table:table-cell office:value-type="float" office:value="0.843949">
                <text:p>0.843949</text:p>
              </table:table-cell>
              <table:table-cell office:value-type="float" office:value="0.881053">
                <text:p>0.8810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91132">
                <text:p>0.791132</text:p>
              </table:table-cell>
              <table:table-cell office:value-type="float" office:value="0.904455">
                <text:p>0.904455</text:p>
              </table:table-cell>
              <table:table-cell office:value-type="float" office:value="0.829552">
                <text:p>0.829552</text:p>
              </table:table-cell>
              <table:table-cell office:value-type="float" office:value="0.88331">
                <text:p>0.883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36093">
                <text:p>0.836093</text:p>
              </table:table-cell>
              <table:table-cell office:value-type="float" office:value="0.902585">
                <text:p>0.902585</text:p>
              </table:table-cell>
              <table:table-cell office:value-type="float" office:value="0.841748">
                <text:p>0.841748</text:p>
              </table:table-cell>
              <table:table-cell office:value-type="float" office:value="0.882701">
                <text:p>0.8827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42105">
                <text:p>0.942105</text:p>
              </table:table-cell>
              <table:table-cell office:value-type="float" office:value="0.900698">
                <text:p>0.900698</text:p>
              </table:table-cell>
              <table:table-cell office:value-type="float" office:value="0.84344">
                <text:p>0.84344</text:p>
              </table:table-cell>
              <table:table-cell office:value-type="float" office:value="0.880014">
                <text:p>0.8800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54018">
                <text:p>0.854018</text:p>
              </table:table-cell>
              <table:table-cell office:value-type="float" office:value="0.898794">
                <text:p>0.898794</text:p>
              </table:table-cell>
              <table:table-cell office:value-type="float" office:value="0.892633">
                <text:p>0.892633</text:p>
              </table:table-cell>
              <table:table-cell office:value-type="float" office:value="0.878069">
                <text:p>0.8780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93852">
                <text:p>0.793852</text:p>
              </table:table-cell>
              <table:table-cell office:value-type="float" office:value="0.896873">
                <text:p>0.896873</text:p>
              </table:table-cell>
              <table:table-cell office:value-type="float" office:value="0.897925">
                <text:p>0.897925</text:p>
              </table:table-cell>
              <table:table-cell office:value-type="float" office:value="0.877884">
                <text:p>0.8778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037097">
                <text:p>1.037097</text:p>
              </table:table-cell>
              <table:table-cell office:value-type="float" office:value="0.894934">
                <text:p>0.894934</text:p>
              </table:table-cell>
              <table:table-cell office:value-type="float" office:value="0.903662">
                <text:p>0.903662</text:p>
              </table:table-cell>
              <table:table-cell office:value-type="float" office:value="0.898585">
                <text:p>0.8985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62555">
                <text:p>0.862555</text:p>
              </table:table-cell>
              <table:table-cell office:value-type="float" office:value="0.892979">
                <text:p>0.892979</text:p>
              </table:table-cell>
              <table:table-cell office:value-type="float" office:value="0.931396">
                <text:p>0.931396</text:p>
              </table:table-cell>
              <table:table-cell office:value-type="float" office:value="0.909024">
                <text:p>0.9090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70786">
                <text:p>0.970786</text:p>
              </table:table-cell>
              <table:table-cell office:value-type="float" office:value="0.891007">
                <text:p>0.891007</text:p>
              </table:table-cell>
              <table:table-cell office:value-type="float" office:value="0.930826">
                <text:p>0.930826</text:p>
              </table:table-cell>
              <table:table-cell office:value-type="float" office:value="0.926038">
                <text:p>0.9260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2689">
                <text:p>0.992689</text:p>
              </table:table-cell>
              <table:table-cell office:value-type="float" office:value="0.889017">
                <text:p>0.889017</text:p>
              </table:table-cell>
              <table:table-cell office:value-type="float" office:value="0.926027">
                <text:p>0.926027</text:p>
              </table:table-cell>
              <table:table-cell office:value-type="float" office:value="0.913053">
                <text:p>0.9130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91003">
                <text:p>0.791003</text:p>
              </table:table-cell>
              <table:table-cell office:value-type="float" office:value="0.887011">
                <text:p>0.887011</text:p>
              </table:table-cell>
              <table:table-cell office:value-type="float" office:value="0.93471">
                <text:p>0.93471</text:p>
              </table:table-cell>
              <table:table-cell office:value-type="float" office:value="0.902862">
                <text:p>0.9028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013102">
                <text:p>1.013102</text:p>
              </table:table-cell>
              <table:table-cell office:value-type="float" office:value="0.884988">
                <text:p>0.884988</text:p>
              </table:table-cell>
              <table:table-cell office:value-type="float" office:value="0.945202">
                <text:p>0.945202</text:p>
              </table:table-cell>
              <table:table-cell office:value-type="float" office:value="0.900534">
                <text:p>0.9005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0597">
                <text:p>0.90597</text:p>
              </table:table-cell>
              <table:table-cell office:value-type="float" office:value="0.882948">
                <text:p>0.882948</text:p>
              </table:table-cell>
              <table:table-cell office:value-type="float" office:value="0.906517">
                <text:p>0.906517</text:p>
              </table:table-cell>
              <table:table-cell office:value-type="float" office:value="0.888238">
                <text:p>0.8882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023246">
                <text:p>1.023246</text:p>
              </table:table-cell>
              <table:table-cell office:value-type="float" office:value="0.880891">
                <text:p>0.880891</text:p>
              </table:table-cell>
              <table:table-cell office:value-type="float" office:value="0.896701">
                <text:p>0.896701</text:p>
              </table:table-cell>
              <table:table-cell office:value-type="float" office:value="0.88829">
                <text:p>0.888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99265">
                <text:p>0.799265</text:p>
              </table:table-cell>
              <table:table-cell office:value-type="float" office:value="0.878817">
                <text:p>0.878817</text:p>
              </table:table-cell>
              <table:table-cell office:value-type="float" office:value="0.847729">
                <text:p>0.847729</text:p>
              </table:table-cell>
              <table:table-cell office:value-type="float" office:value="0.8733">
                <text:p>0.87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41921">
                <text:p>0.741921</text:p>
              </table:table-cell>
              <table:table-cell office:value-type="float" office:value="0.876727">
                <text:p>0.876727</text:p>
              </table:table-cell>
              <table:table-cell office:value-type="float" office:value="0.846903">
                <text:p>0.846903</text:p>
              </table:table-cell>
              <table:table-cell office:value-type="float" office:value="0.866873">
                <text:p>0.8668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68245">
                <text:p>0.768245</text:p>
              </table:table-cell>
              <table:table-cell office:value-type="float" office:value="0.87462">
                <text:p>0.87462</text:p>
              </table:table-cell>
              <table:table-cell office:value-type="float" office:value="0.814879">
                <text:p>0.814879</text:p>
              </table:table-cell>
              <table:table-cell office:value-type="float" office:value="0.8708">
                <text:p>0.87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01836">
                <text:p>0.901836</text:p>
              </table:table-cell>
              <table:table-cell office:value-type="float" office:value="0.872496">
                <text:p>0.872496</text:p>
              </table:table-cell>
              <table:table-cell office:value-type="float" office:value="0.816205">
                <text:p>0.816205</text:p>
              </table:table-cell>
              <table:table-cell office:value-type="float" office:value="0.845405">
                <text:p>0.8454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63129">
                <text:p>0.863129</text:p>
              </table:table-cell>
              <table:table-cell office:value-type="float" office:value="0.870356">
                <text:p>0.870356</text:p>
              </table:table-cell>
              <table:table-cell office:value-type="float" office:value="0.852219">
                <text:p>0.852219</text:p>
              </table:table-cell>
              <table:table-cell office:value-type="float" office:value="0.829692">
                <text:p>0.8296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05893">
                <text:p>0.805893</text:p>
              </table:table-cell>
              <table:table-cell office:value-type="float" office:value="0.868199">
                <text:p>0.868199</text:p>
              </table:table-cell>
              <table:table-cell office:value-type="float" office:value="0.86541">
                <text:p>0.86541</text:p>
              </table:table-cell>
              <table:table-cell office:value-type="float" office:value="0.811864">
                <text:p>0.8118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21994">
                <text:p>0.921994</text:p>
              </table:table-cell>
              <table:table-cell office:value-type="float" office:value="0.866025">
                <text:p>0.866025</text:p>
              </table:table-cell>
              <table:table-cell office:value-type="float" office:value="0.831794">
                <text:p>0.831794</text:p>
              </table:table-cell>
              <table:table-cell office:value-type="float" office:value="0.8275">
                <text:p>0.82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34196">
                <text:p>0.834196</text:p>
              </table:table-cell>
              <table:table-cell office:value-type="float" office:value="0.863836">
                <text:p>0.863836</text:p>
              </table:table-cell>
              <table:table-cell office:value-type="float" office:value="0.805794">
                <text:p>0.805794</text:p>
              </table:table-cell>
              <table:table-cell office:value-type="float" office:value="0.834868">
                <text:p>0.8348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33757">
                <text:p>0.733757</text:p>
              </table:table-cell>
              <table:table-cell office:value-type="float" office:value="0.861629">
                <text:p>0.861629</text:p>
              </table:table-cell>
              <table:table-cell office:value-type="float" office:value="0.810043">
                <text:p>0.810043</text:p>
              </table:table-cell>
              <table:table-cell office:value-type="float" office:value="0.845259">
                <text:p>0.8452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3313">
                <text:p>0.73313</text:p>
              </table:table-cell>
              <table:table-cell office:value-type="float" office:value="0.859406">
                <text:p>0.859406</text:p>
              </table:table-cell>
              <table:table-cell office:value-type="float" office:value="0.819898">
                <text:p>0.819898</text:p>
              </table:table-cell>
              <table:table-cell office:value-type="float" office:value="0.850232">
                <text:p>0.850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27137">
                <text:p>0.827137</text:p>
              </table:table-cell>
              <table:table-cell office:value-type="float" office:value="0.857167">
                <text:p>0.857167</text:p>
              </table:table-cell>
              <table:table-cell office:value-type="float" office:value="0.817653">
                <text:p>0.817653</text:p>
              </table:table-cell>
              <table:table-cell office:value-type="float" office:value="0.855701">
                <text:p>0.8557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1268">
                <text:p>0.971268</text:p>
              </table:table-cell>
              <table:table-cell office:value-type="float" office:value="0.854912">
                <text:p>0.854912</text:p>
              </table:table-cell>
              <table:table-cell office:value-type="float" office:value="0.84741">
                <text:p>0.84741</text:p>
              </table:table-cell>
              <table:table-cell office:value-type="float" office:value="0.8596">
                <text:p>0.85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2297">
                <text:p>0.82297</text:p>
              </table:table-cell>
              <table:table-cell office:value-type="float" office:value="0.85264">
                <text:p>0.85264</text:p>
              </table:table-cell>
              <table:table-cell office:value-type="float" office:value="0.89209">
                <text:p>0.89209</text:p>
              </table:table-cell>
              <table:table-cell office:value-type="float" office:value="0.864941">
                <text:p>0.8649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82546">
                <text:p>0.882546</text:p>
              </table:table-cell>
              <table:table-cell office:value-type="float" office:value="0.850352">
                <text:p>0.850352</text:p>
              </table:table-cell>
              <table:table-cell office:value-type="float" office:value="0.911322">
                <text:p>0.911322</text:p>
              </table:table-cell>
              <table:table-cell office:value-type="float" office:value="0.872214">
                <text:p>0.8722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56529">
                <text:p>0.956529</text:p>
              </table:table-cell>
              <table:table-cell office:value-type="float" office:value="0.848048">
                <text:p>0.848048</text:p>
              </table:table-cell>
              <table:table-cell office:value-type="float" office:value="0.886824">
                <text:p>0.886824</text:p>
              </table:table-cell>
              <table:table-cell office:value-type="float" office:value="0.888379">
                <text:p>0.8883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23297">
                <text:p>0.923297</text:p>
              </table:table-cell>
              <table:table-cell office:value-type="float" office:value="0.845728">
                <text:p>0.845728</text:p>
              </table:table-cell>
              <table:table-cell office:value-type="float" office:value="0.91838">
                <text:p>0.91838</text:p>
              </table:table-cell>
              <table:table-cell office:value-type="float" office:value="0.904868">
                <text:p>0.9048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4878">
                <text:p>0.84878</text:p>
              </table:table-cell>
              <table:table-cell office:value-type="float" office:value="0.843391">
                <text:p>0.843391</text:p>
              </table:table-cell>
              <table:table-cell office:value-type="float" office:value="0.924711">
                <text:p>0.924711</text:p>
              </table:table-cell>
              <table:table-cell office:value-type="float" office:value="0.904157">
                <text:p>0.9041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80747">
                <text:p>0.980747</text:p>
              </table:table-cell>
              <table:table-cell office:value-type="float" office:value="0.841039">
                <text:p>0.841039</text:p>
              </table:table-cell>
              <table:table-cell office:value-type="float" office:value="0.915718">
                <text:p>0.915718</text:p>
              </table:table-cell>
              <table:table-cell office:value-type="float" office:value="0.9029">
                <text:p>0.9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14199">
                <text:p>0.914199</text:p>
              </table:table-cell>
              <table:table-cell office:value-type="float" office:value="0.838671">
                <text:p>0.838671</text:p>
              </table:table-cell>
              <table:table-cell office:value-type="float" office:value="0.91396">
                <text:p>0.91396</text:p>
              </table:table-cell>
              <table:table-cell office:value-type="float" office:value="0.902622">
                <text:p>0.9026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11567">
                <text:p>0.911567</text:p>
              </table:table-cell>
              <table:table-cell office:value-type="float" office:value="0.836286">
                <text:p>0.836286</text:p>
              </table:table-cell>
              <table:table-cell office:value-type="float" office:value="0.908067">
                <text:p>0.908067</text:p>
              </table:table-cell>
              <table:table-cell office:value-type="float" office:value="0.891714">
                <text:p>0.8917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14508">
                <text:p>0.914508</text:p>
              </table:table-cell>
              <table:table-cell office:value-type="float" office:value="0.833886">
                <text:p>0.833886</text:p>
              </table:table-cell>
              <table:table-cell office:value-type="float" office:value="0.903407">
                <text:p>0.903407</text:p>
              </table:table-cell>
              <table:table-cell office:value-type="float" office:value="0.86625">
                <text:p>0.86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19314">
                <text:p>0.819314</text:p>
              </table:table-cell>
              <table:table-cell office:value-type="float" office:value="0.83147">
                <text:p>0.83147</text:p>
              </table:table-cell>
              <table:table-cell office:value-type="float" office:value="0.884549">
                <text:p>0.884549</text:p>
              </table:table-cell>
              <table:table-cell office:value-type="float" office:value="0.867713">
                <text:p>0.8677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57444">
                <text:p>0.957444</text:p>
              </table:table-cell>
              <table:table-cell office:value-type="float" office:value="0.829038">
                <text:p>0.829038</text:p>
              </table:table-cell>
              <table:table-cell office:value-type="float" office:value="0.854748">
                <text:p>0.854748</text:p>
              </table:table-cell>
              <table:table-cell office:value-type="float" office:value="0.874437">
                <text:p>0.8744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1991">
                <text:p>0.81991</text:p>
              </table:table-cell>
              <table:table-cell office:value-type="float" office:value="0.82659">
                <text:p>0.82659</text:p>
              </table:table-cell>
              <table:table-cell office:value-type="float" office:value="0.80713">
                <text:p>0.80713</text:p>
              </table:table-cell>
              <table:table-cell office:value-type="float" office:value="0.86651">
                <text:p>0.866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62562">
                <text:p>0.762562</text:p>
              </table:table-cell>
              <table:table-cell office:value-type="float" office:value="0.824126">
                <text:p>0.824126</text:p>
              </table:table-cell>
              <table:table-cell office:value-type="float" office:value="0.831146">
                <text:p>0.831146</text:p>
              </table:table-cell>
              <table:table-cell office:value-type="float" office:value="0.851097">
                <text:p>0.8510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7642">
                <text:p>0.67642</text:p>
              </table:table-cell>
              <table:table-cell office:value-type="float" office:value="0.821647">
                <text:p>0.821647</text:p>
              </table:table-cell>
              <table:table-cell office:value-type="float" office:value="0.824206">
                <text:p>0.824206</text:p>
              </table:table-cell>
              <table:table-cell office:value-type="float" office:value="0.841276">
                <text:p>0.8412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39394">
                <text:p>0.939394</text:p>
              </table:table-cell>
              <table:table-cell office:value-type="float" office:value="0.819152">
                <text:p>0.819152</text:p>
              </table:table-cell>
              <table:table-cell office:value-type="float" office:value="0.838935">
                <text:p>0.838935</text:p>
              </table:table-cell>
              <table:table-cell office:value-type="float" office:value="0.830247">
                <text:p>0.8302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22743">
                <text:p>0.922743</text:p>
              </table:table-cell>
              <table:table-cell office:value-type="float" office:value="0.816642">
                <text:p>0.816642</text:p>
              </table:table-cell>
              <table:table-cell office:value-type="float" office:value="0.835353">
                <text:p>0.835353</text:p>
              </table:table-cell>
              <table:table-cell office:value-type="float" office:value="0.829678">
                <text:p>0.8296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93553">
                <text:p>0.893553</text:p>
              </table:table-cell>
              <table:table-cell office:value-type="float" office:value="0.814116">
                <text:p>0.814116</text:p>
              </table:table-cell>
              <table:table-cell office:value-type="float" office:value="0.860775">
                <text:p>0.860775</text:p>
              </table:table-cell>
              <table:table-cell office:value-type="float" office:value="0.805978">
                <text:p>0.8059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44653">
                <text:p>0.744653</text:p>
              </table:table-cell>
              <table:table-cell office:value-type="float" office:value="0.811574">
                <text:p>0.811574</text:p>
              </table:table-cell>
              <table:table-cell office:value-type="float" office:value="0.831535">
                <text:p>0.831535</text:p>
              </table:table-cell>
              <table:table-cell office:value-type="float" office:value="0.817368">
                <text:p>0.8173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03533">
                <text:p>0.803533</text:p>
              </table:table-cell>
              <table:table-cell office:value-type="float" office:value="0.809017">
                <text:p>0.809017</text:p>
              </table:table-cell>
              <table:table-cell office:value-type="float" office:value="0.809597">
                <text:p>0.809597</text:p>
              </table:table-cell>
              <table:table-cell office:value-type="float" office:value="0.820017">
                <text:p>0.8200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93194">
                <text:p>0.793194</text:p>
              </table:table-cell>
              <table:table-cell office:value-type="float" office:value="0.806445">
                <text:p>0.806445</text:p>
              </table:table-cell>
              <table:table-cell office:value-type="float" office:value="0.770236">
                <text:p>0.770236</text:p>
              </table:table-cell>
              <table:table-cell office:value-type="float" office:value="0.823221">
                <text:p>0.8232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13049">
                <text:p>0.813049</text:p>
              </table:table-cell>
              <table:table-cell office:value-type="float" office:value="0.803857">
                <text:p>0.803857</text:p>
              </table:table-cell>
              <table:table-cell office:value-type="float" office:value="0.810345">
                <text:p>0.810345</text:p>
              </table:table-cell>
              <table:table-cell office:value-type="float" office:value="0.822234">
                <text:p>0.8222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96751">
                <text:p>0.696751</text:p>
              </table:table-cell>
              <table:table-cell office:value-type="float" office:value="0.801254">
                <text:p>0.801254</text:p>
              </table:table-cell>
              <table:table-cell office:value-type="float" office:value="0.807979">
                <text:p>0.807979</text:p>
              </table:table-cell>
              <table:table-cell office:value-type="float" office:value="0.805946">
                <text:p>0.8059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45199">
                <text:p>0.945199</text:p>
              </table:table-cell>
              <table:table-cell office:value-type="float" office:value="0.798636">
                <text:p>0.798636</text:p>
              </table:table-cell>
              <table:table-cell office:value-type="float" office:value="0.791673">
                <text:p>0.791673</text:p>
              </table:table-cell>
              <table:table-cell office:value-type="float" office:value="0.792633">
                <text:p>0.7926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91699">
                <text:p>0.791699</text:p>
              </table:table-cell>
              <table:table-cell office:value-type="float" office:value="0.796002">
                <text:p>0.796002</text:p>
              </table:table-cell>
              <table:table-cell office:value-type="float" office:value="0.81477">
                <text:p>0.81477</text:p>
              </table:table-cell>
              <table:table-cell office:value-type="float" office:value="0.785223">
                <text:p>0.7852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11668">
                <text:p>0.711668</text:p>
              </table:table-cell>
              <table:table-cell office:value-type="float" office:value="0.793353">
                <text:p>0.793353</text:p>
              </table:table-cell>
              <table:table-cell office:value-type="float" office:value="0.824136">
                <text:p>0.824136</text:p>
              </table:table-cell>
              <table:table-cell office:value-type="float" office:value="0.774351">
                <text:p>0.7743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28531">
                <text:p>0.928531</text:p>
              </table:table-cell>
              <table:table-cell office:value-type="float" office:value="0.79069">
                <text:p>0.79069</text:p>
              </table:table-cell>
              <table:table-cell office:value-type="float" office:value="0.784518">
                <text:p>0.784518</text:p>
              </table:table-cell>
              <table:table-cell office:value-type="float" office:value="0.768832">
                <text:p>0.7688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43581">
                <text:p>0.743581</text:p>
              </table:table-cell>
              <table:table-cell office:value-type="float" office:value="0.788011">
                <text:p>0.788011</text:p>
              </table:table-cell>
              <table:table-cell office:value-type="float" office:value="0.758807">
                <text:p>0.758807</text:p>
              </table:table-cell>
              <table:table-cell office:value-type="float" office:value="0.754182">
                <text:p>0.7541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47112">
                <text:p>0.747112</text:p>
              </table:table-cell>
              <table:table-cell office:value-type="float" office:value="0.785317">
                <text:p>0.785317</text:p>
              </table:table-cell>
              <table:table-cell office:value-type="float" office:value="0.753262">
                <text:p>0.753262</text:p>
              </table:table-cell>
              <table:table-cell office:value-type="float" office:value="0.758322">
                <text:p>0.7583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63143">
                <text:p>0.663143</text:p>
              </table:table-cell>
              <table:table-cell office:value-type="float" office:value="0.782608">
                <text:p>0.782608</text:p>
              </table:table-cell>
              <table:table-cell office:value-type="float" office:value="0.714052">
                <text:p>0.714052</text:p>
              </table:table-cell>
              <table:table-cell office:value-type="float" office:value="0.752908">
                <text:p>0.7529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83941">
                <text:p>0.683941</text:p>
              </table:table-cell>
              <table:table-cell office:value-type="float" office:value="0.779884">
                <text:p>0.779884</text:p>
              </table:table-cell>
              <table:table-cell office:value-type="float" office:value="0.695716">
                <text:p>0.695716</text:p>
              </table:table-cell>
              <table:table-cell office:value-type="float" office:value="0.74629">
                <text:p>0.7462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32482">
                <text:p>0.732482</text:p>
              </table:table-cell>
              <table:table-cell office:value-type="float" office:value="0.777146">
                <text:p>0.777146</text:p>
              </table:table-cell>
              <table:table-cell office:value-type="float" office:value="0.69475">
                <text:p>0.69475</text:p>
              </table:table-cell>
              <table:table-cell office:value-type="float" office:value="0.744423">
                <text:p>0.7444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51899">
                <text:p>0.651899</text:p>
              </table:table-cell>
              <table:table-cell office:value-type="float" office:value="0.774393">
                <text:p>0.774393</text:p>
              </table:table-cell>
              <table:table-cell office:value-type="float" office:value="0.739252">
                <text:p>0.739252</text:p>
              </table:table-cell>
              <table:table-cell office:value-type="float" office:value="0.727248">
                <text:p>0.7272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42286">
                <text:p>0.742286</text:p>
              </table:table-cell>
              <table:table-cell office:value-type="float" office:value="0.771625">
                <text:p>0.771625</text:p>
              </table:table-cell>
              <table:table-cell office:value-type="float" office:value="0.746243">
                <text:p>0.746243</text:p>
              </table:table-cell>
              <table:table-cell office:value-type="float" office:value="0.737373">
                <text:p>0.7373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85652">
                <text:p>0.885652</text:p>
              </table:table-cell>
              <table:table-cell office:value-type="float" office:value="0.768842">
                <text:p>0.768842</text:p>
              </table:table-cell>
              <table:table-cell office:value-type="float" office:value="0.737973">
                <text:p>0.737973</text:p>
              </table:table-cell>
              <table:table-cell office:value-type="float" office:value="0.732885">
                <text:p>0.7328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18895">
                <text:p>0.718895</text:p>
              </table:table-cell>
              <table:table-cell office:value-type="float" office:value="0.766044">
                <text:p>0.766044</text:p>
              </table:table-cell>
              <table:table-cell office:value-type="float" office:value="0.755515">
                <text:p>0.755515</text:p>
              </table:table-cell>
              <table:table-cell office:value-type="float" office:value="0.753228">
                <text:p>0.7532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91134">
                <text:p>0.691134</text:p>
              </table:table-cell>
              <table:table-cell office:value-type="float" office:value="0.763232">
                <text:p>0.763232</text:p>
              </table:table-cell>
              <table:table-cell office:value-type="float" office:value="0.778049">
                <text:p>0.778049</text:p>
              </table:table-cell>
              <table:table-cell office:value-type="float" office:value="0.768582">
                <text:p>0.7685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39606">
                <text:p>0.739606</text:p>
              </table:table-cell>
              <table:table-cell office:value-type="float" office:value="0.760406">
                <text:p>0.760406</text:p>
              </table:table-cell>
              <table:table-cell office:value-type="float" office:value="0.740468">
                <text:p>0.740468</text:p>
              </table:table-cell>
              <table:table-cell office:value-type="float" office:value="0.776266">
                <text:p>0.7762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54956">
                <text:p>0.854956</text:p>
              </table:table-cell>
              <table:table-cell office:value-type="float" office:value="0.757565">
                <text:p>0.757565</text:p>
              </table:table-cell>
              <table:table-cell office:value-type="float" office:value="0.77407">
                <text:p>0.77407</text:p>
              </table:table-cell>
              <table:table-cell office:value-type="float" office:value="0.788626">
                <text:p>0.7886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97748">
                <text:p>0.697748</text:p>
              </table:table-cell>
              <table:table-cell office:value-type="float" office:value="0.75471">
                <text:p>0.75471</text:p>
              </table:table-cell>
              <table:table-cell office:value-type="float" office:value="0.806411">
                <text:p>0.806411</text:p>
              </table:table-cell>
              <table:table-cell office:value-type="float" office:value="0.798553">
                <text:p>0.7985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86907">
                <text:p>0.886907</text:p>
              </table:table-cell>
              <table:table-cell office:value-type="float" office:value="0.75184">
                <text:p>0.75184</text:p>
              </table:table-cell>
              <table:table-cell office:value-type="float" office:value="0.821892">
                <text:p>0.821892</text:p>
              </table:table-cell>
              <table:table-cell office:value-type="float" office:value="0.777584">
                <text:p>0.7775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52838">
                <text:p>0.852838</text:p>
              </table:table-cell>
              <table:table-cell office:value-type="float" office:value="0.748956">
                <text:p>0.748956</text:p>
              </table:table-cell>
              <table:table-cell office:value-type="float" office:value="0.808472">
                <text:p>0.808472</text:p>
              </table:table-cell>
              <table:table-cell office:value-type="float" office:value="0.780637">
                <text:p>0.7806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17011">
                <text:p>0.817011</text:p>
              </table:table-cell>
              <table:table-cell office:value-type="float" office:value="0.746057">
                <text:p>0.746057</text:p>
              </table:table-cell>
              <table:table-cell office:value-type="float" office:value="0.839219">
                <text:p>0.839219</text:p>
              </table:table-cell>
              <table:table-cell office:value-type="float" office:value="0.793275">
                <text:p>0.7932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87857">
                <text:p>0.787857</text:p>
              </table:table-cell>
              <table:table-cell office:value-type="float" office:value="0.743145">
                <text:p>0.743145</text:p>
              </table:table-cell>
              <table:table-cell office:value-type="float" office:value="0.792836">
                <text:p>0.792836</text:p>
              </table:table-cell>
              <table:table-cell office:value-type="float" office:value="0.779186">
                <text:p>0.7791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51483">
                <text:p>0.851483</text:p>
              </table:table-cell>
              <table:table-cell office:value-type="float" office:value="0.740218">
                <text:p>0.740218</text:p>
              </table:table-cell>
              <table:table-cell office:value-type="float" office:value="0.772764">
                <text:p>0.772764</text:p>
              </table:table-cell>
              <table:table-cell office:value-type="float" office:value="0.771678">
                <text:p>0.7716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65499">
                <text:p>0.65499</text:p>
              </table:table-cell>
              <table:table-cell office:value-type="float" office:value="0.737277">
                <text:p>0.737277</text:p>
              </table:table-cell>
              <table:table-cell office:value-type="float" office:value="0.775393">
                <text:p>0.775393</text:p>
              </table:table-cell>
              <table:table-cell office:value-type="float" office:value="0.774285">
                <text:p>0.7742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52477">
                <text:p>0.752477</text:p>
              </table:table-cell>
              <table:table-cell office:value-type="float" office:value="0.734323">
                <text:p>0.734323</text:p>
              </table:table-cell>
              <table:table-cell office:value-type="float" office:value="0.734748">
                <text:p>0.734748</text:p>
              </table:table-cell>
              <table:table-cell office:value-type="float" office:value="0.757399">
                <text:p>0.7573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30155">
                <text:p>0.830155</text:p>
              </table:table-cell>
              <table:table-cell office:value-type="float" office:value="0.731354">
                <text:p>0.731354</text:p>
              </table:table-cell>
              <table:table-cell office:value-type="float" office:value="0.718924">
                <text:p>0.718924</text:p>
              </table:table-cell>
              <table:table-cell office:value-type="float" office:value="0.753565">
                <text:p>0.7535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84632">
                <text:p>0.584632</text:p>
              </table:table-cell>
              <table:table-cell office:value-type="float" office:value="0.728371">
                <text:p>0.728371</text:p>
              </table:table-cell>
              <table:table-cell office:value-type="float" office:value="0.733211">
                <text:p>0.733211</text:p>
              </table:table-cell>
              <table:table-cell office:value-type="float" office:value="0.741932">
                <text:p>0.7419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72366">
                <text:p>0.772366</text:p>
              </table:table-cell>
              <table:table-cell office:value-type="float" office:value="0.725374">
                <text:p>0.725374</text:p>
              </table:table-cell>
              <table:table-cell office:value-type="float" office:value="0.722948">
                <text:p>0.722948</text:p>
              </table:table-cell>
              <table:table-cell office:value-type="float" office:value="0.738442">
                <text:p>0.7384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26422">
                <text:p>0.726422</text:p>
              </table:table-cell>
              <table:table-cell office:value-type="float" office:value="0.722364">
                <text:p>0.722364</text:p>
              </table:table-cell>
              <table:table-cell office:value-type="float" office:value="0.71905">
                <text:p>0.71905</text:p>
              </table:table-cell>
              <table:table-cell office:value-type="float" office:value="0.738074">
                <text:p>0.7380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01166">
                <text:p>0.701166</text:p>
              </table:table-cell>
              <table:table-cell office:value-type="float" office:value="0.71934">
                <text:p>0.71934</text:p>
              </table:table-cell>
              <table:table-cell office:value-type="float" office:value="0.739932">
                <text:p>0.739932</text:p>
              </table:table-cell>
              <table:table-cell office:value-type="float" office:value="0.755592">
                <text:p>0.7555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10663">
                <text:p>0.810663</text:p>
              </table:table-cell>
              <table:table-cell office:value-type="float" office:value="0.716302">
                <text:p>0.716302</text:p>
              </table:table-cell>
              <table:table-cell office:value-type="float" office:value="0.735352">
                <text:p>0.735352</text:p>
              </table:table-cell>
              <table:table-cell office:value-type="float" office:value="0.745272">
                <text:p>0.7452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8904">
                <text:p>0.68904</text:p>
              </table:table-cell>
              <table:table-cell office:value-type="float" office:value="0.71325">
                <text:p>0.71325</text:p>
              </table:table-cell>
              <table:table-cell office:value-type="float" office:value="0.759556">
                <text:p>0.759556</text:p>
              </table:table-cell>
              <table:table-cell office:value-type="float" office:value="0.73359">
                <text:p>0.733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49467">
                <text:p>0.749467</text:p>
              </table:table-cell>
              <table:table-cell office:value-type="float" office:value="0.710185">
                <text:p>0.710185</text:p>
              </table:table-cell>
              <table:table-cell office:value-type="float" office:value="0.788859">
                <text:p>0.788859</text:p>
              </table:table-cell>
              <table:table-cell office:value-type="float" office:value="0.752691">
                <text:p>0.7526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47441">
                <text:p>0.847441</text:p>
              </table:table-cell>
              <table:table-cell office:value-type="float" office:value="0.707107">
                <text:p>0.707107</text:p>
              </table:table-cell>
              <table:table-cell office:value-type="float" office:value="0.754518">
                <text:p>0.754518</text:p>
              </table:table-cell>
              <table:table-cell office:value-type="float" office:value="0.747848">
                <text:p>0.7478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47684">
                <text:p>0.847684</text:p>
              </table:table-cell>
              <table:table-cell office:value-type="float" office:value="0.704015">
                <text:p>0.704015</text:p>
              </table:table-cell>
              <table:table-cell office:value-type="float" office:value="0.757041">
                <text:p>0.757041</text:p>
              </table:table-cell>
              <table:table-cell office:value-type="float" office:value="0.731936">
                <text:p>0.7319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38956">
                <text:p>0.638956</text:p>
              </table:table-cell>
              <table:table-cell office:value-type="float" office:value="0.700909">
                <text:p>0.700909</text:p>
              </table:table-cell>
              <table:table-cell office:value-type="float" office:value="0.766097">
                <text:p>0.766097</text:p>
              </table:table-cell>
              <table:table-cell office:value-type="float" office:value="0.736899">
                <text:p>0.7368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01658">
                <text:p>0.701658</text:p>
              </table:table-cell>
              <table:table-cell office:value-type="float" office:value="0.69779">
                <text:p>0.69779</text:p>
              </table:table-cell>
              <table:table-cell office:value-type="float" office:value="0.740427">
                <text:p>0.740427</text:p>
              </table:table-cell>
              <table:table-cell office:value-type="float" office:value="0.732721">
                <text:p>0.7327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94743">
                <text:p>0.794743</text:p>
              </table:table-cell>
              <table:table-cell office:value-type="float" office:value="0.694658">
                <text:p>0.694658</text:p>
              </table:table-cell>
              <table:table-cell office:value-type="float" office:value="0.681167">
                <text:p>0.681167</text:p>
              </table:table-cell>
              <table:table-cell office:value-type="float" office:value="0.719613">
                <text:p>0.7196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19091">
                <text:p>0.719091</text:p>
              </table:table-cell>
              <table:table-cell office:value-type="float" office:value="0.691513">
                <text:p>0.691513</text:p>
              </table:table-cell>
              <table:table-cell office:value-type="float" office:value="0.704529">
                <text:p>0.704529</text:p>
              </table:table-cell>
              <table:table-cell office:value-type="float" office:value="0.700624">
                <text:p>0.7006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51387">
                <text:p>0.551387</text:p>
              </table:table-cell>
              <table:table-cell office:value-type="float" office:value="0.688355">
                <text:p>0.688355</text:p>
              </table:table-cell>
              <table:table-cell office:value-type="float" office:value="0.717137">
                <text:p>0.717137</text:p>
              </table:table-cell>
              <table:table-cell office:value-type="float" office:value="0.684389">
                <text:p>0.6843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55764">
                <text:p>0.755764</text:p>
              </table:table-cell>
              <table:table-cell office:value-type="float" office:value="0.685183">
                <text:p>0.685183</text:p>
              </table:table-cell>
              <table:table-cell office:value-type="float" office:value="0.667159">
                <text:p>0.667159</text:p>
              </table:table-cell>
              <table:table-cell office:value-type="float" office:value="0.667489">
                <text:p>0.6674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64699">
                <text:p>0.764699</text:p>
              </table:table-cell>
              <table:table-cell office:value-type="float" office:value="0.681998">
                <text:p>0.681998</text:p>
              </table:table-cell>
              <table:table-cell office:value-type="float" office:value="0.631459">
                <text:p>0.631459</text:p>
              </table:table-cell>
              <table:table-cell office:value-type="float" office:value="0.662089">
                <text:p>0.6620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4855">
                <text:p>0.544855</text:p>
              </table:table-cell>
              <table:table-cell office:value-type="float" office:value="0.678801">
                <text:p>0.678801</text:p>
              </table:table-cell>
              <table:table-cell office:value-type="float" office:value="0.654953">
                <text:p>0.654953</text:p>
              </table:table-cell>
              <table:table-cell office:value-type="float" office:value="0.671495">
                <text:p>0.6714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40588">
                <text:p>0.540588</text:p>
              </table:table-cell>
              <table:table-cell office:value-type="float" office:value="0.67559">
                <text:p>0.67559</text:p>
              </table:table-cell>
              <table:table-cell office:value-type="float" office:value="0.636156">
                <text:p>0.636156</text:p>
              </table:table-cell>
              <table:table-cell office:value-type="float" office:value="0.657762">
                <text:p>0.6577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6886">
                <text:p>0.66886</text:p>
              </table:table-cell>
              <table:table-cell office:value-type="float" office:value="0.672367">
                <text:p>0.672367</text:p>
              </table:table-cell>
              <table:table-cell office:value-type="float" office:value="0.599128">
                <text:p>0.599128</text:p>
              </table:table-cell>
              <table:table-cell office:value-type="float" office:value="0.662611">
                <text:p>0.6626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61776">
                <text:p>0.661776</text:p>
              </table:table-cell>
              <table:table-cell office:value-type="float" office:value="0.669131">
                <text:p>0.669131</text:p>
              </table:table-cell>
              <table:table-cell office:value-type="float" office:value="0.651182">
                <text:p>0.651182</text:p>
              </table:table-cell>
              <table:table-cell office:value-type="float" office:value="0.675629">
                <text:p>0.6756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79559">
                <text:p>0.579559</text:p>
              </table:table-cell>
              <table:table-cell office:value-type="float" office:value="0.665882">
                <text:p>0.665882</text:p>
              </table:table-cell>
              <table:table-cell office:value-type="float" office:value="0.671801">
                <text:p>0.671801</text:p>
              </table:table-cell>
              <table:table-cell office:value-type="float" office:value="0.668482">
                <text:p>0.6684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05124">
                <text:p>0.805124</text:p>
              </table:table-cell>
              <table:table-cell office:value-type="float" office:value="0.66262">
                <text:p>0.66262</text:p>
              </table:table-cell>
              <table:table-cell office:value-type="float" office:value="0.692514">
                <text:p>0.692514</text:p>
              </table:table-cell>
              <table:table-cell office:value-type="float" office:value="0.652366">
                <text:p>0.6523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43684">
                <text:p>0.643684</text:p>
              </table:table-cell>
              <table:table-cell office:value-type="float" office:value="0.659346">
                <text:p>0.659346</text:p>
              </table:table-cell>
              <table:table-cell office:value-type="float" office:value="0.699075">
                <text:p>0.699075</text:p>
              </table:table-cell>
              <table:table-cell office:value-type="float" office:value="0.649013">
                <text:p>0.6490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72426">
                <text:p>0.772426</text:p>
              </table:table-cell>
              <table:table-cell office:value-type="float" office:value="0.656059">
                <text:p>0.656059</text:p>
              </table:table-cell>
              <table:table-cell office:value-type="float" office:value="0.718594">
                <text:p>0.718594</text:p>
              </table:table-cell>
              <table:table-cell office:value-type="float" office:value="0.648013">
                <text:p>0.6480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94582">
                <text:p>0.694582</text:p>
              </table:table-cell>
              <table:table-cell office:value-type="float" office:value="0.65276">
                <text:p>0.65276</text:p>
              </table:table-cell>
              <table:table-cell office:value-type="float" office:value="0.675054">
                <text:p>0.675054</text:p>
              </table:table-cell>
              <table:table-cell office:value-type="float" office:value="0.643629">
                <text:p>0.6436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77151">
                <text:p>0.677151</text:p>
              </table:table-cell>
              <table:table-cell office:value-type="float" office:value="0.649448">
                <text:p>0.649448</text:p>
              </table:table-cell>
              <table:table-cell office:value-type="float" office:value="0.647912">
                <text:p>0.647912</text:p>
              </table:table-cell>
              <table:table-cell office:value-type="float" office:value="0.644907">
                <text:p>0.6449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87424">
                <text:p>0.587424</text:p>
              </table:table-cell>
              <table:table-cell office:value-type="float" office:value="0.646124">
                <text:p>0.646124</text:p>
              </table:table-cell>
              <table:table-cell office:value-type="float" office:value="0.599343">
                <text:p>0.599343</text:p>
              </table:table-cell>
              <table:table-cell office:value-type="float" office:value="0.640488">
                <text:p>0.6404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07975">
                <text:p>0.507975</text:p>
              </table:table-cell>
              <table:table-cell office:value-type="float" office:value="0.642788">
                <text:p>0.642788</text:p>
              </table:table-cell>
              <table:table-cell office:value-type="float" office:value="0.584553">
                <text:p>0.584553</text:p>
              </table:table-cell>
              <table:table-cell office:value-type="float" office:value="0.621093">
                <text:p>0.6210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29581">
                <text:p>0.529581</text:p>
              </table:table-cell>
              <table:table-cell office:value-type="float" office:value="0.639439">
                <text:p>0.639439</text:p>
              </table:table-cell>
              <table:table-cell office:value-type="float" office:value="0.584291">
                <text:p>0.584291</text:p>
              </table:table-cell>
              <table:table-cell office:value-type="float" office:value="0.63078">
                <text:p>0.6307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20635">
                <text:p>0.620635</text:p>
              </table:table-cell>
              <table:table-cell office:value-type="float" office:value="0.636078">
                <text:p>0.636078</text:p>
              </table:table-cell>
              <table:table-cell office:value-type="float" office:value="0.572995">
                <text:p>0.572995</text:p>
              </table:table-cell>
              <table:table-cell office:value-type="float" office:value="0.603342">
                <text:p>0.6033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75841">
                <text:p>0.675841</text:p>
              </table:table-cell>
              <table:table-cell office:value-type="float" office:value="0.632705">
                <text:p>0.632705</text:p>
              </table:table-cell>
              <table:table-cell office:value-type="float" office:value="0.589757">
                <text:p>0.589757</text:p>
              </table:table-cell>
              <table:table-cell office:value-type="float" office:value="0.586065">
                <text:p>0.5860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30944">
                <text:p>0.530944</text:p>
              </table:table-cell>
              <table:table-cell office:value-type="float" office:value="0.62932">
                <text:p>0.62932</text:p>
              </table:table-cell>
              <table:table-cell office:value-type="float" office:value="0.633889">
                <text:p>0.633889</text:p>
              </table:table-cell>
              <table:table-cell office:value-type="float" office:value="0.569633">
                <text:p>0.5696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91781">
                <text:p>0.591781</text:p>
              </table:table-cell>
              <table:table-cell office:value-type="float" office:value="0.625923">
                <text:p>0.625923</text:p>
              </table:table-cell>
              <table:table-cell office:value-type="float" office:value="0.603884">
                <text:p>0.603884</text:p>
              </table:table-cell>
              <table:table-cell office:value-type="float" office:value="0.564999">
                <text:p>0.5649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50243">
                <text:p>0.750243</text:p>
              </table:table-cell>
              <table:table-cell office:value-type="float" office:value="0.622515">
                <text:p>0.622515</text:p>
              </table:table-cell>
              <table:table-cell office:value-type="float" office:value="0.569623">
                <text:p>0.569623</text:p>
              </table:table-cell>
              <table:table-cell office:value-type="float" office:value="0.585694">
                <text:p>0.5856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7061">
                <text:p>0.47061</text:p>
              </table:table-cell>
              <table:table-cell office:value-type="float" office:value="0.619094">
                <text:p>0.619094</text:p>
              </table:table-cell>
              <table:table-cell office:value-type="float" office:value="0.562712">
                <text:p>0.562712</text:p>
              </table:table-cell>
              <table:table-cell office:value-type="float" office:value="0.590495">
                <text:p>0.5904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04536">
                <text:p>0.504536</text:p>
              </table:table-cell>
              <table:table-cell office:value-type="float" office:value="0.615661">
                <text:p>0.615661</text:p>
              </table:table-cell>
              <table:table-cell office:value-type="float" office:value="0.551648">
                <text:p>0.551648</text:p>
              </table:table-cell>
              <table:table-cell office:value-type="float" office:value="0.594235">
                <text:p>0.5942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96389">
                <text:p>0.496389</text:p>
              </table:table-cell>
              <table:table-cell office:value-type="float" office:value="0.612217">
                <text:p>0.612217</text:p>
              </table:table-cell>
              <table:table-cell office:value-type="float" office:value="0.548722">
                <text:p>0.548722</text:p>
              </table:table-cell>
              <table:table-cell office:value-type="float" office:value="0.582671">
                <text:p>0.5826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3646">
                <text:p>0.53646</text:p>
              </table:table-cell>
              <table:table-cell office:value-type="float" office:value="0.608761">
                <text:p>0.608761</text:p>
              </table:table-cell>
              <table:table-cell office:value-type="float" office:value="0.571079">
                <text:p>0.571079</text:p>
              </table:table-cell>
              <table:table-cell office:value-type="float" office:value="0.595683">
                <text:p>0.5956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35613">
                <text:p>0.735613</text:p>
              </table:table-cell>
              <table:table-cell office:value-type="float" office:value="0.605294">
                <text:p>0.605294</text:p>
              </table:table-cell>
              <table:table-cell office:value-type="float" office:value="0.602527">
                <text:p>0.602527</text:p>
              </table:table-cell>
              <table:table-cell office:value-type="float" office:value="0.592525">
                <text:p>0.5925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82396">
                <text:p>0.582396</text:p>
              </table:table-cell>
              <table:table-cell office:value-type="float" office:value="0.601815">
                <text:p>0.601815</text:p>
              </table:table-cell>
              <table:table-cell office:value-type="float" office:value="0.612975">
                <text:p>0.612975</text:p>
              </table:table-cell>
              <table:table-cell office:value-type="float" office:value="0.589414">
                <text:p>0.5894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61774">
                <text:p>0.661774</text:p>
              </table:table-cell>
              <table:table-cell office:value-type="float" office:value="0.598325">
                <text:p>0.598325</text:p>
              </table:table-cell>
              <table:table-cell office:value-type="float" office:value="0.6405">
                <text:p>0.6405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48632">
                <text:p>0.548632</text:p>
              </table:table-cell>
              <table:table-cell office:value-type="float" office:value="0.594823">
                <text:p>0.594823</text:p>
              </table:table-cell>
              <table:table-cell office:value-type="float" office:value="0.604785">
                <text:p>0.604785</text:p>
              </table:table-cell>
              <table:table-cell office:value-type="float" office:value="0.608962">
                <text:p>0.6089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74082">
                <text:p>0.674082</text:p>
              </table:table-cell>
              <table:table-cell office:value-type="float" office:value="0.59131">
                <text:p>0.59131</text:p>
              </table:table-cell>
              <table:table-cell office:value-type="float" office:value="0.631511">
                <text:p>0.631511</text:p>
              </table:table-cell>
              <table:table-cell office:value-type="float" office:value="0.605345">
                <text:p>0.6053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57042">
                <text:p>0.557042</text:p>
              </table:table-cell>
              <table:table-cell office:value-type="float" office:value="0.587785">
                <text:p>0.587785</text:p>
              </table:table-cell>
              <table:table-cell office:value-type="float" office:value="0.634514">
                <text:p>0.634514</text:p>
              </table:table-cell>
              <table:table-cell office:value-type="float" office:value="0.597607">
                <text:p>0.5976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16026">
                <text:p>0.716026</text:p>
              </table:table-cell>
              <table:table-cell office:value-type="float" office:value="0.58425">
                <text:p>0.58425</text:p>
              </table:table-cell>
              <table:table-cell office:value-type="float" office:value="0.627464">
                <text:p>0.627464</text:p>
              </table:table-cell>
              <table:table-cell office:value-type="float" office:value="0.584322">
                <text:p>0.5843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676786">
                <text:p>0.676786</text:p>
              </table:table-cell>
              <table:table-cell office:value-type="float" office:value="0.580703">
                <text:p>0.580703</text:p>
              </table:table-cell>
              <table:table-cell office:value-type="float" office:value="0.583968">
                <text:p>0.583968</text:p>
              </table:table-cell>
              <table:table-cell office:value-type="float" office:value="0.592915">
                <text:p>0.5929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13385">
                <text:p>0.513385</text:p>
              </table:table-cell>
              <table:table-cell office:value-type="float" office:value="0.577145">
                <text:p>0.577145</text:p>
              </table:table-cell>
              <table:table-cell office:value-type="float" office:value="0.562827">
                <text:p>0.562827</text:p>
              </table:table-cell>
              <table:table-cell office:value-type="float" office:value="0.578586">
                <text:p>0.5785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56601">
                <text:p>0.456601</text:p>
              </table:table-cell>
              <table:table-cell office:value-type="float" office:value="0.573576">
                <text:p>0.573576</text:p>
              </table:table-cell>
              <table:table-cell office:value-type="float" office:value="0.537519">
                <text:p>0.537519</text:p>
              </table:table-cell>
              <table:table-cell office:value-type="float" office:value="0.590921">
                <text:p>0.5909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51336">
                <text:p>0.451336</text:p>
              </table:table-cell>
              <table:table-cell office:value-type="float" office:value="0.569997">
                <text:p>0.569997</text:p>
              </table:table-cell>
              <table:table-cell office:value-type="float" office:value="0.537545">
                <text:p>0.537545</text:p>
              </table:table-cell>
              <table:table-cell office:value-type="float" office:value="0.575463">
                <text:p>0.5754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9485">
                <text:p>0.589485</text:p>
              </table:table-cell>
              <table:table-cell office:value-type="float" office:value="0.566406">
                <text:p>0.566406</text:p>
              </table:table-cell>
              <table:table-cell office:value-type="float" office:value="0.535698">
                <text:p>0.535698</text:p>
              </table:table-cell>
              <table:table-cell office:value-type="float" office:value="0.569945">
                <text:p>0.5699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76915">
                <text:p>0.676915</text:p>
              </table:table-cell>
              <table:table-cell office:value-type="float" office:value="0.562805">
                <text:p>0.562805</text:p>
              </table:table-cell>
              <table:table-cell office:value-type="float" office:value="0.581243">
                <text:p>0.581243</text:p>
              </table:table-cell>
              <table:table-cell office:value-type="float" office:value="0.547316">
                <text:p>0.5473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04152">
                <text:p>0.504152</text:p>
              </table:table-cell>
              <table:table-cell office:value-type="float" office:value="0.559193">
                <text:p>0.559193</text:p>
              </table:table-cell>
              <table:table-cell office:value-type="float" office:value="0.591784">
                <text:p>0.591784</text:p>
              </table:table-cell>
              <table:table-cell office:value-type="float" office:value="0.547763">
                <text:p>0.5477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84327">
                <text:p>0.684327</text:p>
              </table:table-cell>
              <table:table-cell office:value-type="float" office:value="0.55557">
                <text:p>0.55557</text:p>
              </table:table-cell>
              <table:table-cell office:value-type="float" office:value="0.573157">
                <text:p>0.573157</text:p>
              </table:table-cell>
              <table:table-cell office:value-type="float" office:value="0.550038">
                <text:p>0.5500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04037">
                <text:p>0.504037</text:p>
              </table:table-cell>
              <table:table-cell office:value-type="float" office:value="0.551937">
                <text:p>0.551937</text:p>
              </table:table-cell>
              <table:table-cell office:value-type="float" office:value="0.531195">
                <text:p>0.531195</text:p>
              </table:table-cell>
              <table:table-cell office:value-type="float" office:value="0.560083">
                <text:p>0.5600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96351">
                <text:p>0.496351</text:p>
              </table:table-cell>
              <table:table-cell office:value-type="float" office:value="0.548293">
                <text:p>0.548293</text:p>
              </table:table-cell>
              <table:table-cell office:value-type="float" office:value="0.566705">
                <text:p>0.566705</text:p>
              </table:table-cell>
              <table:table-cell office:value-type="float" office:value="0.557589">
                <text:p>0.5575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67104">
                <text:p>0.467104</text:p>
              </table:table-cell>
              <table:table-cell office:value-type="float" office:value="0.544639">
                <text:p>0.544639</text:p>
              </table:table-cell>
              <table:table-cell office:value-type="float" office:value="0.537522">
                <text:p>0.537522</text:p>
              </table:table-cell>
              <table:table-cell office:value-type="float" office:value="0.538461">
                <text:p>0.5384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81704">
                <text:p>0.681704</text:p>
              </table:table-cell>
              <table:table-cell office:value-type="float" office:value="0.540974">
                <text:p>0.540974</text:p>
              </table:table-cell>
              <table:table-cell office:value-type="float" office:value="0.550133">
                <text:p>0.550133</text:p>
              </table:table-cell>
              <table:table-cell office:value-type="float" office:value="0.529119">
                <text:p>0.5291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3841">
                <text:p>0.53841</text:p>
              </table:table-cell>
              <table:table-cell office:value-type="float" office:value="0.5373">
                <text:p>0.5373</text:p>
              </table:table-cell>
              <table:table-cell office:value-type="float" office:value="0.535644">
                <text:p>0.535644</text:p>
              </table:table-cell>
              <table:table-cell office:value-type="float" office:value="0.520875">
                <text:p>0.5208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67095">
                <text:p>0.567095</text:p>
              </table:table-cell>
              <table:table-cell office:value-type="float" office:value="0.533615">
                <text:p>0.533615</text:p>
              </table:table-cell>
              <table:table-cell office:value-type="float" office:value="0.518038">
                <text:p>0.518038</text:p>
              </table:table-cell>
              <table:table-cell office:value-type="float" office:value="0.498011">
                <text:p>0.4980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23903">
                <text:p>0.423903</text:p>
              </table:table-cell>
              <table:table-cell office:value-type="float" office:value="0.529919">
                <text:p>0.529919</text:p>
              </table:table-cell>
              <table:table-cell office:value-type="float" office:value="0.496527">
                <text:p>0.496527</text:p>
              </table:table-cell>
              <table:table-cell office:value-type="float" office:value="0.507125">
                <text:p>0.507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79076">
                <text:p>0.379076</text:p>
              </table:table-cell>
              <table:table-cell office:value-type="float" office:value="0.526214">
                <text:p>0.526214</text:p>
              </table:table-cell>
              <table:table-cell office:value-type="float" office:value="0.471538">
                <text:p>0.471538</text:p>
              </table:table-cell>
              <table:table-cell office:value-type="float" office:value="0.519912">
                <text:p>0.5199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7415">
                <text:p>0.57415</text:p>
              </table:table-cell>
              <table:table-cell office:value-type="float" office:value="0.522499">
                <text:p>0.522499</text:p>
              </table:table-cell>
              <table:table-cell office:value-type="float" office:value="0.444684">
                <text:p>0.444684</text:p>
              </table:table-cell>
              <table:table-cell office:value-type="float" office:value="0.520543">
                <text:p>0.5205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13464">
                <text:p>0.413464</text:p>
              </table:table-cell>
              <table:table-cell office:value-type="float" office:value="0.518773">
                <text:p>0.518773</text:p>
              </table:table-cell>
              <table:table-cell office:value-type="float" office:value="0.480761">
                <text:p>0.480761</text:p>
              </table:table-cell>
              <table:table-cell office:value-type="float" office:value="0.49057">
                <text:p>0.490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32827">
                <text:p>0.432827</text:p>
              </table:table-cell>
              <table:table-cell office:value-type="float" office:value="0.515038">
                <text:p>0.515038</text:p>
              </table:table-cell>
              <table:table-cell office:value-type="float" office:value="0.532348">
                <text:p>0.532348</text:p>
              </table:table-cell>
              <table:table-cell office:value-type="float" office:value="0.485037">
                <text:p>0.4850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04286">
                <text:p>0.604286</text:p>
              </table:table-cell>
              <table:table-cell office:value-type="float" office:value="0.511293">
                <text:p>0.511293</text:p>
              </table:table-cell>
              <table:table-cell office:value-type="float" office:value="0.512328">
                <text:p>0.512328</text:p>
              </table:table-cell>
              <table:table-cell office:value-type="float" office:value="0.464681">
                <text:p>0.46468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3701">
                <text:p>0.63701</text:p>
              </table:table-cell>
              <table:table-cell office:value-type="float" office:value="0.507538">
                <text:p>0.507538</text:p>
              </table:table-cell>
              <table:table-cell office:value-type="float" office:value="0.500035">
                <text:p>0.500035</text:p>
              </table:table-cell>
              <table:table-cell office:value-type="float" office:value="0.472241">
                <text:p>0.4722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74049">
                <text:p>0.474049</text:p>
              </table:table-cell>
              <table:table-cell office:value-type="float" office:value="0.503774">
                <text:p>0.503774</text:p>
              </table:table-cell>
              <table:table-cell office:value-type="float" office:value="0.508978">
                <text:p>0.508978</text:p>
              </table:table-cell>
              <table:table-cell office:value-type="float" office:value="0.49365">
                <text:p>0.493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52003">
                <text:p>0.352003</text:p>
              </table:table-cell>
              <table:table-cell office:value-type="float" office:value="0.5">
                <text:p>0.5</text:p>
              </table:table-cell>
              <table:table-cell office:value-type="float" office:value="0.456757">
                <text:p>0.456757</text:p>
              </table:table-cell>
              <table:table-cell office:value-type="float" office:value="0.496077">
                <text:p>0.4960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77541">
                <text:p>0.477541</text:p>
              </table:table-cell>
              <table:table-cell office:value-type="float" office:value="0.496217">
                <text:p>0.496217</text:p>
              </table:table-cell>
              <table:table-cell office:value-type="float" office:value="0.430767">
                <text:p>0.430767</text:p>
              </table:table-cell>
              <table:table-cell office:value-type="float" office:value="0.513249">
                <text:p>0.5132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43178">
                <text:p>0.343178</text:p>
              </table:table-cell>
              <table:table-cell office:value-type="float" office:value="0.492424">
                <text:p>0.492424</text:p>
              </table:table-cell>
              <table:table-cell office:value-type="float" office:value="0.458874">
                <text:p>0.458874</text:p>
              </table:table-cell>
              <table:table-cell office:value-type="float" office:value="0.503662">
                <text:p>0.5036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07062">
                <text:p>0.507062</text:p>
              </table:table-cell>
              <table:table-cell office:value-type="float" office:value="0.488621">
                <text:p>0.488621</text:p>
              </table:table-cell>
              <table:table-cell office:value-type="float" office:value="0.508642">
                <text:p>0.508642</text:p>
              </table:table-cell>
              <table:table-cell office:value-type="float" office:value="0.503349">
                <text:p>0.5033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14582">
                <text:p>0.614582</text:p>
              </table:table-cell>
              <table:table-cell office:value-type="float" office:value="0.48481">
                <text:p>0.48481</text:p>
              </table:table-cell>
              <table:table-cell office:value-type="float" office:value="0.533605">
                <text:p>0.533605</text:p>
              </table:table-cell>
              <table:table-cell office:value-type="float" office:value="0.498784">
                <text:p>0.4987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0845">
                <text:p>0.600845</text:p>
              </table:table-cell>
              <table:table-cell office:value-type="float" office:value="0.480989">
                <text:p>0.480989</text:p>
              </table:table-cell>
              <table:table-cell office:value-type="float" office:value="0.530443">
                <text:p>0.530443</text:p>
              </table:table-cell>
              <table:table-cell office:value-type="float" office:value="0.504677">
                <text:p>0.5046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2354">
                <text:p>0.602354</text:p>
              </table:table-cell>
              <table:table-cell office:value-type="float" office:value="0.477159">
                <text:p>0.477159</text:p>
              </table:table-cell>
              <table:table-cell office:value-type="float" office:value="0.549199">
                <text:p>0.549199</text:p>
              </table:table-cell>
              <table:table-cell office:value-type="float" office:value="0.510369">
                <text:p>0.5103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27368">
                <text:p>0.327368</text:p>
              </table:table-cell>
              <table:table-cell office:value-type="float" office:value="0.47332">
                <text:p>0.47332</text:p>
              </table:table-cell>
              <table:table-cell office:value-type="float" office:value="0.543641">
                <text:p>0.543641</text:p>
              </table:table-cell>
              <table:table-cell office:value-type="float" office:value="0.501158">
                <text:p>0.5011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0842">
                <text:p>0.600842</text:p>
              </table:table-cell>
              <table:table-cell office:value-type="float" office:value="0.469472">
                <text:p>0.469472</text:p>
              </table:table-cell>
              <table:table-cell office:value-type="float" office:value="0.531248">
                <text:p>0.531248</text:p>
              </table:table-cell>
              <table:table-cell office:value-type="float" office:value="0.512739">
                <text:p>0.5127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86795">
                <text:p>0.586795</text:p>
              </table:table-cell>
              <table:table-cell office:value-type="float" office:value="0.465615">
                <text:p>0.465615</text:p>
              </table:table-cell>
              <table:table-cell office:value-type="float" office:value="0.493699">
                <text:p>0.493699</text:p>
              </table:table-cell>
              <table:table-cell office:value-type="float" office:value="0.503681">
                <text:p>0.5036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38878">
                <text:p>0.538878</text:p>
              </table:table-cell>
              <table:table-cell office:value-type="float" office:value="0.461749">
                <text:p>0.461749</text:p>
              </table:table-cell>
              <table:table-cell office:value-type="float" office:value="0.503471">
                <text:p>0.503471</text:p>
              </table:table-cell>
              <table:table-cell office:value-type="float" office:value="0.475682">
                <text:p>0.4756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14613">
                <text:p>0.414613</text:p>
              </table:table-cell>
              <table:table-cell office:value-type="float" office:value="0.457874">
                <text:p>0.457874</text:p>
              </table:table-cell>
              <table:table-cell office:value-type="float" office:value="0.477416">
                <text:p>0.477416</text:p>
              </table:table-cell>
              <table:table-cell office:value-type="float" office:value="0.448257">
                <text:p>0.4482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76224">
                <text:p>0.376224</text:p>
              </table:table-cell>
              <table:table-cell office:value-type="float" office:value="0.45399">
                <text:p>0.45399</text:p>
              </table:table-cell>
              <table:table-cell office:value-type="float" office:value="0.441541">
                <text:p>0.441541</text:p>
              </table:table-cell>
              <table:table-cell office:value-type="float" office:value="0.433311">
                <text:p>0.4333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70569">
                <text:p>0.470569</text:p>
              </table:table-cell>
              <table:table-cell office:value-type="float" office:value="0.450098">
                <text:p>0.450098</text:p>
              </table:table-cell>
              <table:table-cell office:value-type="float" office:value="0.395083">
                <text:p>0.395083</text:p>
              </table:table-cell>
              <table:table-cell office:value-type="float" office:value="0.45309">
                <text:p>0.453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07418">
                <text:p>0.407418</text:p>
              </table:table-cell>
              <table:table-cell office:value-type="float" office:value="0.446198">
                <text:p>0.446198</text:p>
              </table:table-cell>
              <table:table-cell office:value-type="float" office:value="0.371995">
                <text:p>0.371995</text:p>
              </table:table-cell>
              <table:table-cell office:value-type="float" office:value="0.448535">
                <text:p>0.4485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06591">
                <text:p>0.306591</text:p>
              </table:table-cell>
              <table:table-cell office:value-type="float" office:value="0.442289">
                <text:p>0.442289</text:p>
              </table:table-cell>
              <table:table-cell office:value-type="float" office:value="0.38434">
                <text:p>0.38434</text:p>
              </table:table-cell>
              <table:table-cell office:value-type="float" office:value="0.429799">
                <text:p>0.4297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99173">
                <text:p>0.299173</text:p>
              </table:table-cell>
              <table:table-cell office:value-type="float" office:value="0.438371">
                <text:p>0.438371</text:p>
              </table:table-cell>
              <table:table-cell office:value-type="float" office:value="0.399215">
                <text:p>0.399215</text:p>
              </table:table-cell>
              <table:table-cell office:value-type="float" office:value="0.407473">
                <text:p>0.4074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37945">
                <text:p>0.437945</text:p>
              </table:table-cell>
              <table:table-cell office:value-type="float" office:value="0.434445">
                <text:p>0.434445</text:p>
              </table:table-cell>
              <table:table-cell office:value-type="float" office:value="0.427879">
                <text:p>0.427879</text:p>
              </table:table-cell>
              <table:table-cell office:value-type="float" office:value="0.415532">
                <text:p>0.4155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544944">
                <text:p>0.544944</text:p>
              </table:table-cell>
              <table:table-cell office:value-type="float" office:value="0.430511">
                <text:p>0.430511</text:p>
              </table:table-cell>
              <table:table-cell office:value-type="float" office:value="0.4427">
                <text:p>0.4427</text:p>
              </table:table-cell>
              <table:table-cell office:value-type="float" office:value="0.410399">
                <text:p>0.4103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50739">
                <text:p>0.550739</text:p>
              </table:table-cell>
              <table:table-cell office:value-type="float" office:value="0.426569">
                <text:p>0.426569</text:p>
              </table:table-cell>
              <table:table-cell office:value-type="float" office:value="0.441524">
                <text:p>0.441524</text:p>
              </table:table-cell>
              <table:table-cell office:value-type="float" office:value="0.394821">
                <text:p>0.3948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80698">
                <text:p>0.380698</text:p>
              </table:table-cell>
              <table:table-cell office:value-type="float" office:value="0.422618">
                <text:p>0.422618</text:p>
              </table:table-cell>
              <table:table-cell office:value-type="float" office:value="0.454587">
                <text:p>0.454587</text:p>
              </table:table-cell>
              <table:table-cell office:value-type="float" office:value="0.384687">
                <text:p>0.3846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93291">
                <text:p>0.293291</text:p>
              </table:table-cell>
              <table:table-cell office:value-type="float" office:value="0.41866">
                <text:p>0.41866</text:p>
              </table:table-cell>
              <table:table-cell office:value-type="float" office:value="0.40955">
                <text:p>0.40955</text:p>
              </table:table-cell>
              <table:table-cell office:value-type="float" office:value="0.385455">
                <text:p>0.3854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503261">
                <text:p>0.503261</text:p>
              </table:table-cell>
              <table:table-cell office:value-type="float" office:value="0.414693">
                <text:p>0.414693</text:p>
              </table:table-cell>
              <table:table-cell office:value-type="float" office:value="0.359246">
                <text:p>0.359246</text:p>
              </table:table-cell>
              <table:table-cell office:value-type="float" office:value="0.396844">
                <text:p>0.3968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1976">
                <text:p>0.31976</text:p>
              </table:table-cell>
              <table:table-cell office:value-type="float" office:value="0.410719">
                <text:p>0.410719</text:p>
              </table:table-cell>
              <table:table-cell office:value-type="float" office:value="0.342295">
                <text:p>0.342295</text:p>
              </table:table-cell>
              <table:table-cell office:value-type="float" office:value="0.390243">
                <text:p>0.3902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9216">
                <text:p>0.299216</text:p>
              </table:table-cell>
              <table:table-cell office:value-type="float" office:value="0.406737">
                <text:p>0.406737</text:p>
              </table:table-cell>
              <table:table-cell office:value-type="float" office:value="0.346645">
                <text:p>0.346645</text:p>
              </table:table-cell>
              <table:table-cell office:value-type="float" office:value="0.383441">
                <text:p>0.3834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95943">
                <text:p>0.295943</text:p>
              </table:table-cell>
              <table:table-cell office:value-type="float" office:value="0.402747">
                <text:p>0.402747</text:p>
              </table:table-cell>
              <table:table-cell office:value-type="float" office:value="0.330882">
                <text:p>0.330882</text:p>
              </table:table-cell>
              <table:table-cell office:value-type="float" office:value="0.376582">
                <text:p>0.3765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15041">
                <text:p>0.315041</text:p>
              </table:table-cell>
              <table:table-cell office:value-type="float" office:value="0.398749">
                <text:p>0.398749</text:p>
              </table:table-cell>
              <table:table-cell office:value-type="float" office:value="0.339996">
                <text:p>0.339996</text:p>
              </table:table-cell>
              <table:table-cell office:value-type="float" office:value="0.389813">
                <text:p>0.3898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445">
                <text:p>0.42445</text:p>
              </table:table-cell>
              <table:table-cell office:value-type="float" office:value="0.394744">
                <text:p>0.394744</text:p>
              </table:table-cell>
              <table:table-cell office:value-type="float" office:value="0.374178">
                <text:p>0.374178</text:p>
              </table:table-cell>
              <table:table-cell office:value-type="float" office:value="0.386889">
                <text:p>0.38688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65329">
                <text:p>0.365329</text:p>
              </table:table-cell>
              <table:table-cell office:value-type="float" office:value="0.390731">
                <text:p>0.390731</text:p>
              </table:table-cell>
              <table:table-cell office:value-type="float" office:value="0.410047">
                <text:p>0.410047</text:p>
              </table:table-cell>
              <table:table-cell office:value-type="float" office:value="0.384334">
                <text:p>0.3843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70125">
                <text:p>0.470125</text:p>
              </table:table-cell>
              <table:table-cell office:value-type="float" office:value="0.386711">
                <text:p>0.386711</text:p>
              </table:table-cell>
              <table:table-cell office:value-type="float" office:value="0.452287">
                <text:p>0.452287</text:p>
              </table:table-cell>
              <table:table-cell office:value-type="float" office:value="0.387423">
                <text:p>0.3874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75286">
                <text:p>0.475286</text:p>
              </table:table-cell>
              <table:table-cell office:value-type="float" office:value="0.382683">
                <text:p>0.382683</text:p>
              </table:table-cell>
              <table:table-cell office:value-type="float" office:value="0.419622">
                <text:p>0.419622</text:p>
              </table:table-cell>
              <table:table-cell office:value-type="float" office:value="0.397982">
                <text:p>0.3979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526241">
                <text:p>0.526241</text:p>
              </table:table-cell>
              <table:table-cell office:value-type="float" office:value="0.378649">
                <text:p>0.378649</text:p>
              </table:table-cell>
              <table:table-cell office:value-type="float" office:value="0.441587">
                <text:p>0.441587</text:p>
              </table:table-cell>
              <table:table-cell office:value-type="float" office:value="0.410851">
                <text:p>0.4108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61125">
                <text:p>0.261125</text:p>
              </table:table-cell>
              <table:table-cell office:value-type="float" office:value="0.374607">
                <text:p>0.374607</text:p>
              </table:table-cell>
              <table:table-cell office:value-type="float" office:value="0.418311">
                <text:p>0.418311</text:p>
              </table:table-cell>
              <table:table-cell office:value-type="float" office:value="0.40381">
                <text:p>0.403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75156">
                <text:p>0.475156</text:p>
              </table:table-cell>
              <table:table-cell office:value-type="float" office:value="0.370557">
                <text:p>0.370557</text:p>
              </table:table-cell>
              <table:table-cell office:value-type="float" office:value="0.406326">
                <text:p>0.406326</text:p>
              </table:table-cell>
              <table:table-cell office:value-type="float" office:value="0.387267">
                <text:p>0.3872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53743">
                <text:p>0.353743</text:p>
              </table:table-cell>
              <table:table-cell office:value-type="float" office:value="0.366501">
                <text:p>0.366501</text:p>
              </table:table-cell>
              <table:table-cell office:value-type="float" office:value="0.388579">
                <text:p>0.388579</text:p>
              </table:table-cell>
              <table:table-cell office:value-type="float" office:value="0.379893">
                <text:p>0.3798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15365">
                <text:p>0.415365</text:p>
              </table:table-cell>
              <table:table-cell office:value-type="float" office:value="0.362438">
                <text:p>0.362438</text:p>
              </table:table-cell>
              <table:table-cell office:value-type="float" office:value="0.383871">
                <text:p>0.383871</text:p>
              </table:table-cell>
              <table:table-cell office:value-type="float" office:value="0.363251">
                <text:p>0.3632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37503">
                <text:p>0.437503</text:p>
              </table:table-cell>
              <table:table-cell office:value-type="float" office:value="0.358368">
                <text:p>0.358368</text:p>
              </table:table-cell>
              <table:table-cell office:value-type="float" office:value="0.337336">
                <text:p>0.337336</text:p>
              </table:table-cell>
              <table:table-cell office:value-type="float" office:value="0.352568">
                <text:p>0.3525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37586">
                <text:p>0.237586</text:p>
              </table:table-cell>
              <table:table-cell office:value-type="float" office:value="0.354291">
                <text:p>0.354291</text:p>
              </table:table-cell>
              <table:table-cell office:value-type="float" office:value="0.323431">
                <text:p>0.323431</text:p>
              </table:table-cell>
              <table:table-cell office:value-type="float" office:value="0.322003">
                <text:p>0.3220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42483">
                <text:p>0.242483</text:p>
              </table:table-cell>
              <table:table-cell office:value-type="float" office:value="0.350207">
                <text:p>0.350207</text:p>
              </table:table-cell>
              <table:table-cell office:value-type="float" office:value="0.297769">
                <text:p>0.297769</text:p>
              </table:table-cell>
              <table:table-cell office:value-type="float" office:value="0.326043">
                <text:p>0.3260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84215">
                <text:p>0.284215</text:p>
              </table:table-cell>
              <table:table-cell office:value-type="float" office:value="0.346117">
                <text:p>0.346117</text:p>
              </table:table-cell>
              <table:table-cell office:value-type="float" office:value="0.281825">
                <text:p>0.281825</text:p>
              </table:table-cell>
              <table:table-cell office:value-type="float" office:value="0.317076">
                <text:p>0.3170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87058">
                <text:p>0.287058</text:p>
              </table:table-cell>
              <table:table-cell office:value-type="float" office:value="0.34202">
                <text:p>0.34202</text:p>
              </table:table-cell>
              <table:table-cell office:value-type="float" office:value="0.272311">
                <text:p>0.272311</text:p>
              </table:table-cell>
              <table:table-cell office:value-type="float" office:value="0.310708">
                <text:p>0.3107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57779">
                <text:p>0.357779</text:p>
              </table:table-cell>
              <table:table-cell office:value-type="float" office:value="0.337917">
                <text:p>0.337917</text:p>
              </table:table-cell>
              <table:table-cell office:value-type="float" office:value="0.284929">
                <text:p>0.284929</text:p>
              </table:table-cell>
              <table:table-cell office:value-type="float" office:value="0.300473">
                <text:p>0.3004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9002">
                <text:p>0.19002</text:p>
              </table:table-cell>
              <table:table-cell office:value-type="float" office:value="0.333807">
                <text:p>0.333807</text:p>
              </table:table-cell>
              <table:table-cell office:value-type="float" office:value="0.303389">
                <text:p>0.303389</text:p>
              </table:table-cell>
              <table:table-cell office:value-type="float" office:value="0.300192">
                <text:p>0.3001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0557">
                <text:p>0.30557</text:p>
              </table:table-cell>
              <table:table-cell office:value-type="float" office:value="0.329691">
                <text:p>0.329691</text:p>
              </table:table-cell>
              <table:table-cell office:value-type="float" office:value="0.302717">
                <text:p>0.302717</text:p>
              </table:table-cell>
              <table:table-cell office:value-type="float" office:value="0.304242">
                <text:p>0.3042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76518">
                <text:p>0.376518</text:p>
              </table:table-cell>
              <table:table-cell office:value-type="float" office:value="0.325568">
                <text:p>0.325568</text:p>
              </table:table-cell>
              <table:table-cell office:value-type="float" office:value="0.291717">
                <text:p>0.291717</text:p>
              </table:table-cell>
              <table:table-cell office:value-type="float" office:value="0.322106">
                <text:p>0.3221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83694">
                <text:p>0.283694</text:p>
              </table:table-cell>
              <table:table-cell office:value-type="float" office:value="0.321439">
                <text:p>0.321439</text:p>
              </table:table-cell>
              <table:table-cell office:value-type="float" office:value="0.340595">
                <text:p>0.340595</text:p>
              </table:table-cell>
              <table:table-cell office:value-type="float" office:value="0.336037">
                <text:p>0.3360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02783">
                <text:p>0.302783</text:p>
              </table:table-cell>
              <table:table-cell office:value-type="float" office:value="0.317305">
                <text:p>0.317305</text:p>
              </table:table-cell>
              <table:table-cell office:value-type="float" office:value="0.335909">
                <text:p>0.335909</text:p>
              </table:table-cell>
              <table:table-cell office:value-type="float" office:value="0.332461">
                <text:p>0.3324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34406">
                <text:p>0.434406</text:p>
              </table:table-cell>
              <table:table-cell office:value-type="float" office:value="0.313164">
                <text:p>0.313164</text:p>
              </table:table-cell>
              <table:table-cell office:value-type="float" office:value="0.348401">
                <text:p>0.348401</text:p>
              </table:table-cell>
              <table:table-cell office:value-type="float" office:value="0.339489">
                <text:p>0.3394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82142">
                <text:p>0.282142</text:p>
              </table:table-cell>
              <table:table-cell office:value-type="float" office:value="0.309017">
                <text:p>0.309017</text:p>
              </table:table-cell>
              <table:table-cell office:value-type="float" office:value="0.379154">
                <text:p>0.379154</text:p>
              </table:table-cell>
              <table:table-cell office:value-type="float" office:value="0.339726">
                <text:p>0.3397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38979">
                <text:p>0.438979</text:p>
              </table:table-cell>
              <table:table-cell office:value-type="float" office:value="0.304864">
                <text:p>0.304864</text:p>
              </table:table-cell>
              <table:table-cell office:value-type="float" office:value="0.368143">
                <text:p>0.368143</text:p>
              </table:table-cell>
              <table:table-cell office:value-type="float" office:value="0.334577">
                <text:p>0.3345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37458">
                <text:p>0.437458</text:p>
              </table:table-cell>
              <table:table-cell office:value-type="float" office:value="0.300706">
                <text:p>0.300706</text:p>
              </table:table-cell>
              <table:table-cell office:value-type="float" office:value="0.368278">
                <text:p>0.368278</text:p>
              </table:table-cell>
              <table:table-cell office:value-type="float" office:value="0.329409">
                <text:p>0.3294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47728">
                <text:p>0.247728</text:p>
              </table:table-cell>
              <table:table-cell office:value-type="float" office:value="0.296542">
                <text:p>0.296542</text:p>
              </table:table-cell>
              <table:table-cell office:value-type="float" office:value="0.350375">
                <text:p>0.350375</text:p>
              </table:table-cell>
              <table:table-cell office:value-type="float" office:value="0.32657">
                <text:p>0.326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35079">
                <text:p>0.435079</text:p>
              </table:table-cell>
              <table:table-cell office:value-type="float" office:value="0.292372">
                <text:p>0.292372</text:p>
              </table:table-cell>
              <table:table-cell office:value-type="float" office:value="0.312366">
                <text:p>0.312366</text:p>
              </table:table-cell>
              <table:table-cell office:value-type="float" office:value="0.325948">
                <text:p>0.3259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9263">
                <text:p>0.19263</text:p>
              </table:table-cell>
              <table:table-cell office:value-type="float" office:value="0.288196">
                <text:p>0.288196</text:p>
              </table:table-cell>
              <table:table-cell office:value-type="float" office:value="0.288808">
                <text:p>0.288808</text:p>
              </table:table-cell>
              <table:table-cell office:value-type="float" office:value="0.299363">
                <text:p>0.2993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48934">
                <text:p>0.248934</text:p>
              </table:table-cell>
              <table:table-cell office:value-type="float" office:value="0.284015">
                <text:p>0.284015</text:p>
              </table:table-cell>
              <table:table-cell office:value-type="float" office:value="0.289756">
                <text:p>0.289756</text:p>
              </table:table-cell>
              <table:table-cell office:value-type="float" office:value="0.304575">
                <text:p>0.3045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19669">
                <text:p>0.319669</text:p>
              </table:table-cell>
              <table:table-cell office:value-type="float" office:value="0.279829">
                <text:p>0.279829</text:p>
              </table:table-cell>
              <table:table-cell office:value-type="float" office:value="0.261927">
                <text:p>0.261927</text:p>
              </table:table-cell>
              <table:table-cell office:value-type="float" office:value="0.301503">
                <text:p>0.3015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52464">
                <text:p>0.252464</text:p>
              </table:table-cell>
              <table:table-cell office:value-type="float" office:value="0.275637">
                <text:p>0.275637</text:p>
              </table:table-cell>
              <table:table-cell office:value-type="float" office:value="0.251796">
                <text:p>0.251796</text:p>
              </table:table-cell>
              <table:table-cell office:value-type="float" office:value="0.285742">
                <text:p>0.2857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95937">
                <text:p>0.295937</text:p>
              </table:table-cell>
              <table:table-cell office:value-type="float" office:value="0.27144">
                <text:p>0.27144</text:p>
              </table:table-cell>
              <table:table-cell office:value-type="float" office:value="0.269904">
                <text:p>0.269904</text:p>
              </table:table-cell>
              <table:table-cell office:value-type="float" office:value="0.277029">
                <text:p>0.2770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41972">
                <text:p>0.141972</text:p>
              </table:table-cell>
              <table:table-cell office:value-type="float" office:value="0.267238">
                <text:p>0.267238</text:p>
              </table:table-cell>
              <table:table-cell office:value-type="float" office:value="0.287009">
                <text:p>0.287009</text:p>
              </table:table-cell>
              <table:table-cell office:value-type="float" office:value="0.248418">
                <text:p>0.2484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39475">
                <text:p>0.339475</text:p>
              </table:table-cell>
              <table:table-cell office:value-type="float" office:value="0.263031">
                <text:p>0.263031</text:p>
              </table:table-cell>
              <table:table-cell office:value-type="float" office:value="0.289332">
                <text:p>0.289332</text:p>
              </table:table-cell>
              <table:table-cell office:value-type="float" office:value="0.263731">
                <text:p>0.2637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05193">
                <text:p>0.405193</text:p>
              </table:table-cell>
              <table:table-cell office:value-type="float" office:value="0.258819">
                <text:p>0.258819</text:p>
              </table:table-cell>
              <table:table-cell office:value-type="float" office:value="0.260522">
                <text:p>0.260522</text:p>
              </table:table-cell>
              <table:table-cell office:value-type="float" office:value="0.264889">
                <text:p>0.2648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64081">
                <text:p>0.264081</text:p>
              </table:table-cell>
              <table:table-cell office:value-type="float" office:value="0.254602">
                <text:p>0.254602</text:p>
              </table:table-cell>
              <table:table-cell office:value-type="float" office:value="0.2562">
                <text:p>0.2562</text:p>
              </table:table-cell>
              <table:table-cell office:value-type="float" office:value="0.245437">
                <text:p>0.2454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51885">
                <text:p>0.151885</text:p>
              </table:table-cell>
              <table:table-cell office:value-type="float" office:value="0.25038">
                <text:p>0.25038</text:p>
              </table:table-cell>
              <table:table-cell office:value-type="float" office:value="0.260518">
                <text:p>0.260518</text:p>
              </table:table-cell>
              <table:table-cell office:value-type="float" office:value="0.256672">
                <text:p>0.2566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20363">
                <text:p>0.120363</text:p>
              </table:table-cell>
              <table:table-cell office:value-type="float" office:value="0.246153">
                <text:p>0.246153</text:p>
              </table:table-cell>
              <table:table-cell office:value-type="float" office:value="0.231815">
                <text:p>0.231815</text:p>
              </table:table-cell>
              <table:table-cell office:value-type="float" office:value="0.240922">
                <text:p>0.2409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61066">
                <text:p>0.361066</text:p>
              </table:table-cell>
              <table:table-cell office:value-type="float" office:value="0.241922">
                <text:p>0.241922</text:p>
              </table:table-cell>
              <table:table-cell office:value-type="float" office:value="0.200137">
                <text:p>0.200137</text:p>
              </table:table-cell>
              <table:table-cell office:value-type="float" office:value="0.260306">
                <text:p>0.2603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61678">
                <text:p>0.261678</text:p>
              </table:table-cell>
              <table:table-cell office:value-type="float" office:value="0.237686">
                <text:p>0.237686</text:p>
              </table:table-cell>
              <table:table-cell office:value-type="float" office:value="0.24497">
                <text:p>0.24497</text:p>
              </table:table-cell>
              <table:table-cell office:value-type="float" office:value="0.245411">
                <text:p>0.2454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05693">
                <text:p>0.105693</text:p>
              </table:table-cell>
              <table:table-cell office:value-type="float" office:value="0.233445">
                <text:p>0.233445</text:p>
              </table:table-cell>
              <table:table-cell office:value-type="float" office:value="0.245436">
                <text:p>0.245436</text:p>
              </table:table-cell>
              <table:table-cell office:value-type="float" office:value="0.235485">
                <text:p>0.2354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76046">
                <text:p>0.376046</text:p>
              </table:table-cell>
              <table:table-cell office:value-type="float" office:value="0.2292">
                <text:p>0.2292</text:p>
              </table:table-cell>
              <table:table-cell office:value-type="float" office:value="0.24426">
                <text:p>0.24426</text:p>
              </table:table-cell>
              <table:table-cell office:value-type="float" office:value="0.230651">
                <text:p>0.2306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22696">
                <text:p>0.122696</text:p>
              </table:table-cell>
              <table:table-cell office:value-type="float" office:value="0.224951">
                <text:p>0.224951</text:p>
              </table:table-cell>
              <table:table-cell office:value-type="float" office:value="0.227051">
                <text:p>0.227051</text:p>
              </table:table-cell>
              <table:table-cell office:value-type="float" office:value="0.240498">
                <text:p>0.2404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55186">
                <text:p>0.355186</text:p>
              </table:table-cell>
              <table:table-cell office:value-type="float" office:value="0.220697">
                <text:p>0.220697</text:p>
              </table:table-cell>
              <table:table-cell office:value-type="float" office:value="0.265114">
                <text:p>0.265114</text:p>
              </table:table-cell>
              <table:table-cell office:value-type="float" office:value="0.243836">
                <text:p>0.2438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75632">
                <text:p>0.175632</text:p>
              </table:table-cell>
              <table:table-cell office:value-type="float" office:value="0.21644">
                <text:p>0.21644</text:p>
              </table:table-cell>
              <table:table-cell office:value-type="float" office:value="0.232087">
                <text:p>0.232087</text:p>
              </table:table-cell>
              <table:table-cell office:value-type="float" office:value="0.238923">
                <text:p>0.2389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96009">
                <text:p>0.296009</text:p>
              </table:table-cell>
              <table:table-cell office:value-type="float" office:value="0.212178">
                <text:p>0.212178</text:p>
              </table:table-cell>
              <table:table-cell office:value-type="float" office:value="0.259588">
                <text:p>0.259588</text:p>
              </table:table-cell>
              <table:table-cell office:value-type="float" office:value="0.222974">
                <text:p>0.2229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10912">
                <text:p>0.210912</text:p>
              </table:table-cell>
              <table:table-cell office:value-type="float" office:value="0.207912">
                <text:p>0.207912</text:p>
              </table:table-cell>
              <table:table-cell office:value-type="float" office:value="0.219968">
                <text:p>0.219968</text:p>
              </table:table-cell>
              <table:table-cell office:value-type="float" office:value="0.223786">
                <text:p>0.2237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60199">
                <text:p>0.260199</text:p>
              </table:table-cell>
              <table:table-cell office:value-type="float" office:value="0.203642">
                <text:p>0.203642</text:p>
              </table:table-cell>
              <table:table-cell office:value-type="float" office:value="0.246245">
                <text:p>0.246245</text:p>
              </table:table-cell>
              <table:table-cell office:value-type="float" office:value="0.209303">
                <text:p>0.2093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57085">
                <text:p>0.157085</text:p>
              </table:table-cell>
              <table:table-cell office:value-type="float" office:value="0.199368">
                <text:p>0.199368</text:p>
              </table:table-cell>
              <table:table-cell office:value-type="float" office:value="0.204291">
                <text:p>0.204291</text:p>
              </table:table-cell>
              <table:table-cell office:value-type="float" office:value="0.21908">
                <text:p>0.219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0702">
                <text:p>0.30702</text:p>
              </table:table-cell>
              <table:table-cell office:value-type="float" office:value="0.19509">
                <text:p>0.19509</text:p>
              </table:table-cell>
              <table:table-cell office:value-type="float" office:value="0.185034">
                <text:p>0.185034</text:p>
              </table:table-cell>
              <table:table-cell office:value-type="float" office:value="0.190181">
                <text:p>0.19018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86236">
                <text:p>0.086236</text:p>
              </table:table-cell>
              <table:table-cell office:value-type="float" office:value="0.190809">
                <text:p>0.190809</text:p>
              </table:table-cell>
              <table:table-cell office:value-type="float" office:value="0.176341">
                <text:p>0.176341</text:p>
              </table:table-cell>
              <table:table-cell office:value-type="float" office:value="0.177862">
                <text:p>0.1778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14629">
                <text:p>0.114629</text:p>
              </table:table-cell>
              <table:table-cell office:value-type="float" office:value="0.186524">
                <text:p>0.186524</text:p>
              </table:table-cell>
              <table:table-cell office:value-type="float" office:value="0.190973">
                <text:p>0.190973</text:p>
              </table:table-cell>
              <table:table-cell office:value-type="float" office:value="0.174696">
                <text:p>0.1746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16734">
                <text:p>0.216734</text:p>
              </table:table-cell>
              <table:table-cell office:value-type="float" office:value="0.182236">
                <text:p>0.182236</text:p>
              </table:table-cell>
              <table:table-cell office:value-type="float" office:value="0.137027">
                <text:p>0.137027</text:p>
              </table:table-cell>
              <table:table-cell office:value-type="float" office:value="0.158346">
                <text:p>0.1583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30244">
                <text:p>0.230244</text:p>
              </table:table-cell>
              <table:table-cell office:value-type="float" office:value="0.177944">
                <text:p>0.177944</text:p>
              </table:table-cell>
              <table:table-cell office:value-type="float" office:value="0.127805">
                <text:p>0.127805</text:p>
              </table:table-cell>
              <table:table-cell office:value-type="float" office:value="0.141103">
                <text:p>0.1411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37291">
                <text:p>0.037291</text:p>
              </table:table-cell>
              <table:table-cell office:value-type="float" office:value="0.173648">
                <text:p>0.173648</text:p>
              </table:table-cell>
              <table:table-cell office:value-type="float" office:value="0.157115">
                <text:p>0.157115</text:p>
              </table:table-cell>
              <table:table-cell office:value-type="float" office:value="0.14568">
                <text:p>0.145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40125">
                <text:p>0.040125</text:p>
              </table:table-cell>
              <table:table-cell office:value-type="float" office:value="0.16935">
                <text:p>0.16935</text:p>
              </table:table-cell>
              <table:table-cell office:value-type="float" office:value="0.119981">
                <text:p>0.119981</text:p>
              </table:table-cell>
              <table:table-cell office:value-type="float" office:value="0.11767">
                <text:p>0.117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6118">
                <text:p>0.26118</text:p>
              </table:table-cell>
              <table:table-cell office:value-type="float" office:value="0.165048">
                <text:p>0.165048</text:p>
              </table:table-cell>
              <table:table-cell office:value-type="float" office:value="0.088038">
                <text:p>0.088038</text:p>
              </table:table-cell>
              <table:table-cell office:value-type="float" office:value="0.110267">
                <text:p>0.1102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31061">
                <text:p>0.031061</text:p>
              </table:table-cell>
              <table:table-cell office:value-type="float" office:value="0.160743">
                <text:p>0.160743</text:p>
              </table:table-cell>
              <table:table-cell office:value-type="float" office:value="0.122065">
                <text:p>0.122065</text:p>
              </table:table-cell>
              <table:table-cell office:value-type="float" office:value="0.111246">
                <text:p>0.1112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70532">
                <text:p>0.070532</text:p>
              </table:table-cell>
              <table:table-cell office:value-type="float" office:value="0.156434">
                <text:p>0.156434</text:p>
              </table:table-cell>
              <table:table-cell office:value-type="float" office:value="0.113822">
                <text:p>0.113822</text:p>
              </table:table-cell>
              <table:table-cell office:value-type="float" office:value="0.095883">
                <text:p>0.0958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07424">
                <text:p>0.207424</text:p>
              </table:table-cell>
              <table:table-cell office:value-type="float" office:value="0.152123">
                <text:p>0.152123</text:p>
              </table:table-cell>
              <table:table-cell office:value-type="float" office:value="0.062547">
                <text:p>0.062547</text:p>
              </table:table-cell>
              <table:table-cell office:value-type="float" office:value="0.073926">
                <text:p>0.0739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1087">
                <text:p>-0.001087</text:p>
              </table:table-cell>
              <table:table-cell office:value-type="float" office:value="0.147809">
                <text:p>0.147809</text:p>
              </table:table-cell>
              <table:table-cell office:value-type="float" office:value="0.081415">
                <text:p>0.081415</text:p>
              </table:table-cell>
              <table:table-cell office:value-type="float" office:value="0.088765">
                <text:p>0.08876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4804">
                <text:p>0.004804</text:p>
              </table:table-cell>
              <table:table-cell office:value-type="float" office:value="0.143493">
                <text:p>0.143493</text:p>
              </table:table-cell>
              <table:table-cell office:value-type="float" office:value="0.076857">
                <text:p>0.076857</text:p>
              </table:table-cell>
              <table:table-cell office:value-type="float" office:value="0.101383">
                <text:p>0.1013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254">
                <text:p>0.1254</text:p>
              </table:table-cell>
              <table:table-cell office:value-type="float" office:value="0.139173">
                <text:p>0.139173</text:p>
              </table:table-cell>
              <table:table-cell office:value-type="float" office:value="0.033116">
                <text:p>0.033116</text:p>
              </table:table-cell>
              <table:table-cell office:value-type="float" office:value="0.097629">
                <text:p>0.0976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47743">
                <text:p>0.047743</text:p>
              </table:table-cell>
              <table:table-cell office:value-type="float" office:value="0.134851">
                <text:p>0.134851</text:p>
              </table:table-cell>
              <table:table-cell office:value-type="float" office:value="0.073437">
                <text:p>0.073437</text:p>
              </table:table-cell>
              <table:table-cell office:value-type="float" office:value="0.113967">
                <text:p>0.1139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11282">
                <text:p>-0.011282</text:p>
              </table:table-cell>
              <table:table-cell office:value-type="float" office:value="0.130526">
                <text:p>0.130526</text:p>
              </table:table-cell>
              <table:table-cell office:value-type="float" office:value="0.108261">
                <text:p>0.108261</text:p>
              </table:table-cell>
              <table:table-cell office:value-type="float" office:value="0.11356">
                <text:p>0.113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00518">
                <text:p>0.200518</text:p>
              </table:table-cell>
              <table:table-cell office:value-type="float" office:value="0.126199">
                <text:p>0.126199</text:p>
              </table:table-cell>
              <table:table-cell office:value-type="float" office:value="0.127157">
                <text:p>0.127157</text:p>
              </table:table-cell>
              <table:table-cell office:value-type="float" office:value="0.116942">
                <text:p>0.11694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78926">
                <text:p>0.178926</text:p>
              </table:table-cell>
              <table:table-cell office:value-type="float" office:value="0.121869">
                <text:p>0.121869</text:p>
              </table:table-cell>
              <table:table-cell office:value-type="float" office:value="0.159766">
                <text:p>0.159766</text:p>
              </table:table-cell>
              <table:table-cell office:value-type="float" office:value="0.137232">
                <text:p>0.1372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1988">
                <text:p>0.21988</text:p>
              </table:table-cell>
              <table:table-cell office:value-type="float" office:value="0.117537">
                <text:p>0.117537</text:p>
              </table:table-cell>
              <table:table-cell office:value-type="float" office:value="0.175232">
                <text:p>0.175232</text:p>
              </table:table-cell>
              <table:table-cell office:value-type="float" office:value="0.136361">
                <text:p>0.13636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10784">
                <text:p>0.210784</text:p>
              </table:table-cell>
              <table:table-cell office:value-type="float" office:value="0.113203">
                <text:p>0.113203</text:p>
              </table:table-cell>
              <table:table-cell office:value-type="float" office:value="0.184053">
                <text:p>0.184053</text:p>
              </table:table-cell>
              <table:table-cell office:value-type="float" office:value="0.130755">
                <text:p>0.1307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6051">
                <text:p>0.066051</text:p>
              </table:table-cell>
              <table:table-cell office:value-type="float" office:value="0.108867">
                <text:p>0.108867</text:p>
              </table:table-cell>
              <table:table-cell office:value-type="float" office:value="0.192689">
                <text:p>0.192689</text:p>
              </table:table-cell>
              <table:table-cell office:value-type="float" office:value="0.12549">
                <text:p>0.125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44621">
                <text:p>0.244621</text:p>
              </table:table-cell>
              <table:table-cell office:value-type="float" office:value="0.104528">
                <text:p>0.104528</text:p>
              </table:table-cell>
              <table:table-cell office:value-type="float" office:value="0.147759">
                <text:p>0.147759</text:p>
              </table:table-cell>
              <table:table-cell office:value-type="float" office:value="0.126878">
                <text:p>0.1268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22109">
                <text:p>0.222109</text:p>
              </table:table-cell>
              <table:table-cell office:value-type="float" office:value="0.100188">
                <text:p>0.100188</text:p>
              </table:table-cell>
              <table:table-cell office:value-type="float" office:value="0.118348">
                <text:p>0.118348</text:p>
              </table:table-cell>
              <table:table-cell office:value-type="float" office:value="0.122428">
                <text:p>0.1224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4773">
                <text:p>-0.004773</text:p>
              </table:table-cell>
              <table:table-cell office:value-type="float" office:value="0.095846">
                <text:p>0.095846</text:p>
              </table:table-cell>
              <table:table-cell office:value-type="float" office:value="0.103104">
                <text:p>0.103104</text:p>
              </table:table-cell>
              <table:table-cell office:value-type="float" office:value="0.119014">
                <text:p>0.1190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63732">
                <text:p>0.063732</text:p>
              </table:table-cell>
              <table:table-cell office:value-type="float" office:value="0.091502">
                <text:p>0.091502</text:p>
              </table:table-cell>
              <table:table-cell office:value-type="float" office:value="0.054976">
                <text:p>0.054976</text:p>
              </table:table-cell>
              <table:table-cell office:value-type="float" office:value="0.101813">
                <text:p>0.1018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10171">
                <text:p>-0.010171</text:p>
              </table:table-cell>
              <table:table-cell office:value-type="float" office:value="0.087156">
                <text:p>0.087156</text:p>
              </table:table-cell>
              <table:table-cell office:value-type="float" office:value="0.040869">
                <text:p>0.040869</text:p>
              </table:table-cell>
              <table:table-cell office:value-type="float" office:value="0.082832">
                <text:p>0.0828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398">
                <text:p>0.00398</text:p>
              </table:table-cell>
              <table:table-cell office:value-type="float" office:value="0.082808">
                <text:p>0.082808</text:p>
              </table:table-cell>
              <table:table-cell office:value-type="float" office:value="0.070097">
                <text:p>0.070097</text:p>
              </table:table-cell>
              <table:table-cell office:value-type="float" office:value="0.086747">
                <text:p>0.0867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51573">
                <text:p>0.151573</text:p>
              </table:table-cell>
              <table:table-cell office:value-type="float" office:value="0.078459">
                <text:p>0.078459</text:p>
              </table:table-cell>
              <table:table-cell office:value-type="float" office:value="0.063485">
                <text:p>0.063485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41369">
                <text:p>0.141369</text:p>
              </table:table-cell>
              <table:table-cell office:value-type="float" office:value="0.074108">
                <text:p>0.074108</text:p>
              </table:table-cell>
              <table:table-cell office:value-type="float" office:value="0.065917">
                <text:p>0.065917</text:p>
              </table:table-cell>
              <table:table-cell office:value-type="float" office:value="0.051474">
                <text:p>0.0514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0671">
                <text:p>0.030671</text:p>
              </table:table-cell>
              <table:table-cell office:value-type="float" office:value="0.069756">
                <text:p>0.069756</text:p>
              </table:table-cell>
              <table:table-cell office:value-type="float" office:value="0.086945">
                <text:p>0.086945</text:p>
              </table:table-cell>
              <table:table-cell office:value-type="float" office:value="0.05569">
                <text:p>0.055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992">
                <text:p>0.001992</text:p>
              </table:table-cell>
              <table:table-cell office:value-type="float" office:value="0.065403">
                <text:p>0.065403</text:p>
              </table:table-cell>
              <table:table-cell office:value-type="float" office:value="0.07487">
                <text:p>0.07487</text:p>
              </table:table-cell>
              <table:table-cell office:value-type="float" office:value="0.060404">
                <text:p>0.0604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0912">
                <text:p>0.10912</text:p>
              </table:table-cell>
              <table:table-cell office:value-type="float" office:value="0.061049">
                <text:p>0.061049</text:p>
              </table:table-cell>
              <table:table-cell office:value-type="float" office:value="0.044101">
                <text:p>0.044101</text:p>
              </table:table-cell>
              <table:table-cell office:value-type="float" office:value="0.072499">
                <text:p>0.0724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91195">
                <text:p>0.091195</text:p>
              </table:table-cell>
              <table:table-cell office:value-type="float" office:value="0.056693">
                <text:p>0.056693</text:p>
              </table:table-cell>
              <table:table-cell office:value-type="float" office:value="0.046288">
                <text:p>0.046288</text:p>
              </table:table-cell>
              <table:table-cell office:value-type="float" office:value="0.069952">
                <text:p>0.0699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12475">
                <text:p>-0.012475</text:p>
              </table:table-cell>
              <table:table-cell office:value-type="float" office:value="0.052336">
                <text:p>0.052336</text:p>
              </table:table-cell>
              <table:table-cell office:value-type="float" office:value="0.069006">
                <text:p>0.069006</text:p>
              </table:table-cell>
              <table:table-cell office:value-type="float" office:value="0.052285">
                <text:p>0.05228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41605">
                <text:p>0.041605</text:p>
              </table:table-cell>
              <table:table-cell office:value-type="float" office:value="0.047978">
                <text:p>0.047978</text:p>
              </table:table-cell>
              <table:table-cell office:value-type="float" office:value="0.071758">
                <text:p>0.071758</text:p>
              </table:table-cell>
              <table:table-cell office:value-type="float" office:value="0.051265">
                <text:p>0.0512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15582">
                <text:p>0.115582</text:p>
              </table:table-cell>
              <table:table-cell office:value-type="float" office:value="0.043619">
                <text:p>0.043619</text:p>
              </table:table-cell>
              <table:table-cell office:value-type="float" office:value="0.048711">
                <text:p>0.048711</text:p>
              </table:table-cell>
              <table:table-cell office:value-type="float" office:value="0.056697">
                <text:p>0.0566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22883">
                <text:p>0.122883</text:p>
              </table:table-cell>
              <table:table-cell office:value-type="float" office:value="0.03926">
                <text:p>0.03926</text:p>
              </table:table-cell>
              <table:table-cell office:value-type="float" office:value="0.042652">
                <text:p>0.042652</text:p>
              </table:table-cell>
              <table:table-cell office:value-type="float" office:value="0.055736">
                <text:p>0.0557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24041">
                <text:p>-0.024041</text:p>
              </table:table-cell>
              <table:table-cell office:value-type="float" office:value="0.034899">
                <text:p>0.034899</text:p>
              </table:table-cell>
              <table:table-cell office:value-type="float" office:value="0.060361">
                <text:p>0.060361</text:p>
              </table:table-cell>
              <table:table-cell office:value-type="float" office:value="0.038374">
                <text:p>0.0383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4277">
                <text:p>-0.04277</text:p>
              </table:table-cell>
              <table:table-cell office:value-type="float" office:value="0.030539">
                <text:p>0.030539</text:p>
              </table:table-cell>
              <table:table-cell office:value-type="float" office:value="0.055331">
                <text:p>0.055331</text:p>
              </table:table-cell>
              <table:table-cell office:value-type="float" office:value="0.024151">
                <text:p>0.0241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3015">
                <text:p>0.13015</text:p>
              </table:table-cell>
              <table:table-cell office:value-type="float" office:value="0.026177">
                <text:p>0.026177</text:p>
              </table:table-cell>
              <table:table-cell office:value-type="float" office:value="0.029039">
                <text:p>0.029039</text:p>
              </table:table-cell>
              <table:table-cell office:value-type="float" office:value="0.01604">
                <text:p>0.01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90432">
                <text:p>0.090432</text:p>
              </table:table-cell>
              <table:table-cell office:value-type="float" office:value="0.021815">
                <text:p>0.021815</text:p>
              </table:table-cell>
              <table:table-cell office:value-type="float" office:value="0.017474">
                <text:p>0.017474</text:p>
              </table:table-cell>
              <table:table-cell office:value-type="float" office:value="0.010243">
                <text:p>0.0102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858">
                <text:p>-0.00858</text:p>
              </table:table-cell>
              <table:table-cell office:value-type="float" office:value="0.017452">
                <text:p>0.017452</text:p>
              </table:table-cell>
              <table:table-cell office:value-type="float" office:value="0.012975">
                <text:p>0.012975</text:p>
              </table:table-cell>
              <table:table-cell office:value-type="float" office:value="-0.010324">
                <text:p>-0.0103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81866">
                <text:p>-0.081866</text:p>
              </table:table-cell>
              <table:table-cell office:value-type="float" office:value="0.01309">
                <text:p>0.01309</text:p>
              </table:table-cell>
              <table:table-cell office:value-type="float" office:value="-0.033393">
                <text:p>-0.033393</text:p>
              </table:table-cell>
              <table:table-cell office:value-type="float" office:value="-0.021693">
                <text:p>-0.0216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65263">
                <text:p>-0.065263</text:p>
              </table:table-cell>
              <table:table-cell office:value-type="float" office:value="0.008727">
                <text:p>0.008727</text:p>
              </table:table-cell>
              <table:table-cell office:value-type="float" office:value="-0.055911">
                <text:p>-0.055911</text:p>
              </table:table-cell>
              <table:table-cell office:value-type="float" office:value="-0.030211">
                <text:p>-0.0302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101692">
                <text:p>-0.101692</text:p>
              </table:table-cell>
              <table:table-cell office:value-type="float" office:value="0.004363">
                <text:p>0.004363</text:p>
              </table:table-cell>
              <table:table-cell office:value-type="float" office:value="-0.076327">
                <text:p>-0.076327</text:p>
              </table:table-cell>
              <table:table-cell office:value-type="float" office:value="-0.022291">
                <text:p>-0.0222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22158">
                <text:p>-0.022158</text:p>
              </table:table-cell>
              <table:table-cell office:value-type="float" office:value="0">
                <text:p>0</text:p>
              </table:table-cell>
              <table:table-cell office:value-type="float" office:value="-0.060389">
                <text:p>-0.060389</text:p>
              </table:table-cell>
              <table:table-cell office:value-type="float" office:value="-0.035613">
                <text:p>-0.0356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110659">
                <text:p>-0.110659</text:p>
              </table:table-cell>
              <table:table-cell office:value-type="float" office:value="-0.004363">
                <text:p>-0.004363</text:p>
              </table:table-cell>
              <table:table-cell office:value-type="float" office:value="-0.070884">
                <text:p>-0.070884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2177">
                <text:p>-0.002177</text:p>
              </table:table-cell>
              <table:table-cell office:value-type="float" office:value="-0.008727">
                <text:p>-0.008727</text:p>
              </table:table-cell>
              <table:table-cell office:value-type="float" office:value="-0.041676">
                <text:p>-0.041676</text:p>
              </table:table-cell>
              <table:table-cell office:value-type="float" office:value="-0.05549">
                <text:p>-0.055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117738">
                <text:p>-0.117738</text:p>
              </table:table-cell>
              <table:table-cell office:value-type="float" office:value="-0.01309">
                <text:p>-0.01309</text:p>
              </table:table-cell>
              <table:table-cell office:value-type="float" office:value="-0.040522">
                <text:p>-0.040522</text:p>
              </table:table-cell>
              <table:table-cell office:value-type="float" office:value="-0.050033">
                <text:p>-0.0500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44349">
                <text:p>0.044349</text:p>
              </table:table-cell>
              <table:table-cell office:value-type="float" office:value="-0.017452">
                <text:p>-0.017452</text:p>
              </table:table-cell>
              <table:table-cell office:value-type="float" office:value="-0.016336">
                <text:p>-0.016336</text:p>
              </table:table-cell>
              <table:table-cell office:value-type="float" office:value="-0.058726">
                <text:p>-0.0587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16387">
                <text:p>-0.016387</text:p>
              </table:table-cell>
              <table:table-cell office:value-type="float" office:value="-0.021815">
                <text:p>-0.021815</text:p>
              </table:table-cell>
              <table:table-cell office:value-type="float" office:value="-0.045313">
                <text:p>-0.045313</text:p>
              </table:table-cell>
              <table:table-cell office:value-type="float" office:value="-0.065362">
                <text:p>-0.0653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027">
                <text:p>0.01027</text:p>
              </table:table-cell>
              <table:table-cell office:value-type="float" office:value="-0.026177">
                <text:p>-0.026177</text:p>
              </table:table-cell>
              <table:table-cell office:value-type="float" office:value="-0.026134">
                <text:p>-0.026134</text:p>
              </table:table-cell>
              <table:table-cell office:value-type="float" office:value="-0.05642">
                <text:p>-0.0564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147063">
                <text:p>-0.147063</text:p>
              </table:table-cell>
              <table:table-cell office:value-type="float" office:value="-0.030539">
                <text:p>-0.030539</text:p>
              </table:table-cell>
              <table:table-cell office:value-type="float" office:value="-0.067183">
                <text:p>-0.067183</text:p>
              </table:table-cell>
              <table:table-cell office:value-type="float" office:value="-0.062116">
                <text:p>-0.0621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21841">
                <text:p>-0.021841</text:p>
              </table:table-cell>
              <table:table-cell office:value-type="float" office:value="-0.034899">
                <text:p>-0.034899</text:p>
              </table:table-cell>
              <table:table-cell office:value-type="float" office:value="-0.098843">
                <text:p>-0.098843</text:p>
              </table:table-cell>
              <table:table-cell office:value-type="float" office:value="-0.074939">
                <text:p>-0.07493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60894">
                <text:p>-0.160894</text:p>
              </table:table-cell>
              <table:table-cell office:value-type="float" office:value="-0.03926">
                <text:p>-0.03926</text:p>
              </table:table-cell>
              <table:table-cell office:value-type="float" office:value="-0.085654">
                <text:p>-0.085654</text:p>
              </table:table-cell>
              <table:table-cell office:value-type="float" office:value="-0.072543">
                <text:p>-0.0725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174687">
                <text:p>-0.174687</text:p>
              </table:table-cell>
              <table:table-cell office:value-type="float" office:value="-0.043619">
                <text:p>-0.043619</text:p>
              </table:table-cell>
              <table:table-cell office:value-type="float" office:value="-0.090906">
                <text:p>-0.090906</text:p>
              </table:table-cell>
              <table:table-cell office:value-type="float" office:value="-0.09547">
                <text:p>-0.095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76213">
                <text:p>0.076213</text:p>
              </table:table-cell>
              <table:table-cell office:value-type="float" office:value="-0.047978">
                <text:p>-0.047978</text:p>
              </table:table-cell>
              <table:table-cell office:value-type="float" office:value="-0.115183">
                <text:p>-0.115183</text:p>
              </table:table-cell>
              <table:table-cell office:value-type="float" office:value="-0.110033">
                <text:p>-0.1100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173325">
                <text:p>-0.173325</text:p>
              </table:table-cell>
              <table:table-cell office:value-type="float" office:value="-0.052336">
                <text:p>-0.052336</text:p>
              </table:table-cell>
              <table:table-cell office:value-type="float" office:value="-0.10128">
                <text:p>-0.10128</text:p>
              </table:table-cell>
              <table:table-cell office:value-type="float" office:value="-0.118554">
                <text:p>-0.1185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43223">
                <text:p>-0.143223</text:p>
              </table:table-cell>
              <table:table-cell office:value-type="float" office:value="-0.056693">
                <text:p>-0.056693</text:p>
              </table:table-cell>
              <table:table-cell office:value-type="float" office:value="-0.107913">
                <text:p>-0.107913</text:p>
              </table:table-cell>
              <table:table-cell office:value-type="float" office:value="-0.116962">
                <text:p>-0.1169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9138">
                <text:p>-0.09138</text:p>
              </table:table-cell>
              <table:table-cell office:value-type="float" office:value="-0.061049">
                <text:p>-0.061049</text:p>
              </table:table-cell>
              <table:table-cell office:value-type="float" office:value="-0.158471">
                <text:p>-0.158471</text:p>
              </table:table-cell>
              <table:table-cell office:value-type="float" office:value="-0.124683">
                <text:p>-0.1246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207852">
                <text:p>-0.207852</text:p>
              </table:table-cell>
              <table:table-cell office:value-type="float" office:value="-0.065403">
                <text:p>-0.065403</text:p>
              </table:table-cell>
              <table:table-cell office:value-type="float" office:value="-0.140499">
                <text:p>-0.140499</text:p>
              </table:table-cell>
              <table:table-cell office:value-type="float" office:value="-0.127687">
                <text:p>-0.1276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176579">
                <text:p>-0.176579</text:p>
              </table:table-cell>
              <table:table-cell office:value-type="float" office:value="-0.069756">
                <text:p>-0.069756</text:p>
              </table:table-cell>
              <table:table-cell office:value-type="float" office:value="-0.137765">
                <text:p>-0.137765</text:p>
              </table:table-cell>
              <table:table-cell office:value-type="float" office:value="-0.117522">
                <text:p>-0.1175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83465">
                <text:p>-0.083465</text:p>
              </table:table-cell>
              <table:table-cell office:value-type="float" office:value="-0.074108">
                <text:p>-0.074108</text:p>
              </table:table-cell>
              <table:table-cell office:value-type="float" office:value="-0.140842">
                <text:p>-0.140842</text:p>
              </table:table-cell>
              <table:table-cell office:value-type="float" office:value="-0.135026">
                <text:p>-0.1350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129551">
                <text:p>-0.129551</text:p>
              </table:table-cell>
              <table:table-cell office:value-type="float" office:value="-0.078459">
                <text:p>-0.078459</text:p>
              </table:table-cell>
              <table:table-cell office:value-type="float" office:value="-0.138061">
                <text:p>-0.138061</text:p>
              </table:table-cell>
              <table:table-cell office:value-type="float" office:value="-0.139872">
                <text:p>-0.13987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106764">
                <text:p>-0.106764</text:p>
              </table:table-cell>
              <table:table-cell office:value-type="float" office:value="-0.082808">
                <text:p>-0.082808</text:p>
              </table:table-cell>
              <table:table-cell office:value-type="float" office:value="-0.115318">
                <text:p>-0.115318</text:p>
              </table:table-cell>
              <table:table-cell office:value-type="float" office:value="-0.124109">
                <text:p>-0.1241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193946">
                <text:p>-0.193946</text:p>
              </table:table-cell>
              <table:table-cell office:value-type="float" office:value="-0.087156">
                <text:p>-0.087156</text:p>
              </table:table-cell>
              <table:table-cell office:value-type="float" office:value="-0.121891">
                <text:p>-0.121891</text:p>
              </table:table-cell>
              <table:table-cell office:value-type="float" office:value="-0.134737">
                <text:p>-0.1347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62865">
                <text:p>-0.062865</text:p>
              </table:table-cell>
              <table:table-cell office:value-type="float" office:value="-0.091502">
                <text:p>-0.091502</text:p>
              </table:table-cell>
              <table:table-cell office:value-type="float" office:value="-0.141308">
                <text:p>-0.141308</text:p>
              </table:table-cell>
              <table:table-cell office:value-type="float" office:value="-0.115298">
                <text:p>-0.1152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116333">
                <text:p>-0.116333</text:p>
              </table:table-cell>
              <table:table-cell office:value-type="float" office:value="-0.095846">
                <text:p>-0.095846</text:p>
              </table:table-cell>
              <table:table-cell office:value-type="float" office:value="-0.11392">
                <text:p>-0.11392</text:p>
              </table:table-cell>
              <table:table-cell office:value-type="float" office:value="-0.098927">
                <text:p>-0.0989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226633">
                <text:p>-0.226633</text:p>
              </table:table-cell>
              <table:table-cell office:value-type="float" office:value="-0.100188">
                <text:p>-0.100188</text:p>
              </table:table-cell>
              <table:table-cell office:value-type="float" office:value="-0.116788">
                <text:p>-0.116788</text:p>
              </table:table-cell>
              <table:table-cell office:value-type="float" office:value="-0.115814">
                <text:p>-0.1158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30175">
                <text:p>0.030175</text:p>
              </table:table-cell>
              <table:table-cell office:value-type="float" office:value="-0.104528">
                <text:p>-0.104528</text:p>
              </table:table-cell>
              <table:table-cell office:value-type="float" office:value="-0.103022">
                <text:p>-0.103022</text:p>
              </table:table-cell>
              <table:table-cell office:value-type="float" office:value="-0.128499">
                <text:p>-0.1284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208288">
                <text:p>-0.208288</text:p>
              </table:table-cell>
              <table:table-cell office:value-type="float" office:value="-0.108867">
                <text:p>-0.108867</text:p>
              </table:table-cell>
              <table:table-cell office:value-type="float" office:value="-0.079053">
                <text:p>-0.079053</text:p>
              </table:table-cell>
              <table:table-cell office:value-type="float" office:value="-0.140777">
                <text:p>-0.1407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5969">
                <text:p>0.005969</text:p>
              </table:table-cell>
              <table:table-cell office:value-type="float" office:value="-0.113203">
                <text:p>-0.113203</text:p>
              </table:table-cell>
              <table:table-cell office:value-type="float" office:value="-0.087571">
                <text:p>-0.087571</text:p>
              </table:table-cell>
              <table:table-cell office:value-type="float" office:value="-0.140741">
                <text:p>-0.1407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3508">
                <text:p>0.003508</text:p>
              </table:table-cell>
              <table:table-cell office:value-type="float" office:value="-0.117537">
                <text:p>-0.117537</text:p>
              </table:table-cell>
              <table:table-cell office:value-type="float" office:value="-0.147425">
                <text:p>-0.147425</text:p>
              </table:table-cell>
              <table:table-cell office:value-type="float" office:value="-0.157396">
                <text:p>-0.1573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26922">
                <text:p>-0.26922</text:p>
              </table:table-cell>
              <table:table-cell office:value-type="float" office:value="-0.121869">
                <text:p>-0.121869</text:p>
              </table:table-cell>
              <table:table-cell office:value-type="float" office:value="-0.154132">
                <text:p>-0.154132</text:p>
              </table:table-cell>
              <table:table-cell office:value-type="float" office:value="-0.166386">
                <text:p>-0.1663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269095">
                <text:p>-0.269095</text:p>
              </table:table-cell>
              <table:table-cell office:value-type="float" office:value="-0.126199">
                <text:p>-0.126199</text:p>
              </table:table-cell>
              <table:table-cell office:value-type="float" office:value="-0.194035">
                <text:p>-0.194035</text:p>
              </table:table-cell>
              <table:table-cell office:value-type="float" office:value="-0.153426">
                <text:p>-0.1534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241822">
                <text:p>-0.241822</text:p>
              </table:table-cell>
              <table:table-cell office:value-type="float" office:value="-0.130526">
                <text:p>-0.130526</text:p>
              </table:table-cell>
              <table:table-cell office:value-type="float" office:value="-0.24395">
                <text:p>-0.24395</text:p>
              </table:table-cell>
              <table:table-cell office:value-type="float" office:value="-0.172449">
                <text:p>-0.1724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193546">
                <text:p>-0.193546</text:p>
              </table:table-cell>
              <table:table-cell office:value-type="float" office:value="-0.134851">
                <text:p>-0.134851</text:p>
              </table:table-cell>
              <table:table-cell office:value-type="float" office:value="-0.23315">
                <text:p>-0.23315</text:p>
              </table:table-cell>
              <table:table-cell office:value-type="float" office:value="-0.166402">
                <text:p>-0.1664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246067">
                <text:p>-0.246067</text:p>
              </table:table-cell>
              <table:table-cell office:value-type="float" office:value="-0.139173">
                <text:p>-0.139173</text:p>
              </table:table-cell>
              <table:table-cell office:value-type="float" office:value="-0.196147">
                <text:p>-0.196147</text:p>
              </table:table-cell>
              <table:table-cell office:value-type="float" office:value="-0.170726">
                <text:p>-0.1707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215223">
                <text:p>-0.215223</text:p>
              </table:table-cell>
              <table:table-cell office:value-type="float" office:value="-0.143493">
                <text:p>-0.143493</text:p>
              </table:table-cell>
              <table:table-cell office:value-type="float" office:value="-0.183597">
                <text:p>-0.183597</text:p>
              </table:table-cell>
              <table:table-cell office:value-type="float" office:value="-0.188813">
                <text:p>-0.1888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84078">
                <text:p>-0.084078</text:p>
              </table:table-cell>
              <table:table-cell office:value-type="float" office:value="-0.147809">
                <text:p>-0.147809</text:p>
              </table:table-cell>
              <table:table-cell office:value-type="float" office:value="-0.173243">
                <text:p>-0.173243</text:p>
              </table:table-cell>
              <table:table-cell office:value-type="float" office:value="-0.169309">
                <text:p>-0.1693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179075">
                <text:p>-0.179075</text:p>
              </table:table-cell>
              <table:table-cell office:value-type="float" office:value="-0.152123">
                <text:p>-0.152123</text:p>
              </table:table-cell>
              <table:table-cell office:value-type="float" office:value="-0.132348">
                <text:p>-0.132348</text:p>
              </table:table-cell>
              <table:table-cell office:value-type="float" office:value="-0.155354">
                <text:p>-0.1553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141772">
                <text:p>-0.141772</text:p>
              </table:table-cell>
              <table:table-cell office:value-type="float" office:value="-0.156434">
                <text:p>-0.156434</text:p>
              </table:table-cell>
              <table:table-cell office:value-type="float" office:value="-0.128394">
                <text:p>-0.128394</text:p>
              </table:table-cell>
              <table:table-cell office:value-type="float" office:value="-0.148517">
                <text:p>-0.1485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41595">
                <text:p>-0.041595</text:p>
              </table:table-cell>
              <table:table-cell office:value-type="float" office:value="-0.160743">
                <text:p>-0.160743</text:p>
              </table:table-cell>
              <table:table-cell office:value-type="float" office:value="-0.122513">
                <text:p>-0.122513</text:p>
              </table:table-cell>
              <table:table-cell office:value-type="float" office:value="-0.151672">
                <text:p>-0.1516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195452">
                <text:p>-0.195452</text:p>
              </table:table-cell>
              <table:table-cell office:value-type="float" office:value="-0.165048">
                <text:p>-0.165048</text:p>
              </table:table-cell>
              <table:table-cell office:value-type="float" office:value="-0.109816">
                <text:p>-0.109816</text:p>
              </table:table-cell>
              <table:table-cell office:value-type="float" office:value="-0.15372">
                <text:p>-0.153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54671">
                <text:p>-0.054671</text:p>
              </table:table-cell>
              <table:table-cell office:value-type="float" office:value="-0.16935">
                <text:p>-0.16935</text:p>
              </table:table-cell>
              <table:table-cell office:value-type="float" office:value="-0.114784">
                <text:p>-0.114784</text:p>
              </table:table-cell>
              <table:table-cell office:value-type="float" office:value="-0.138971">
                <text:p>-0.1389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115594">
                <text:p>-0.115594</text:p>
              </table:table-cell>
              <table:table-cell office:value-type="float" office:value="-0.173648">
                <text:p>-0.173648</text:p>
              </table:table-cell>
              <table:table-cell office:value-type="float" office:value="-0.152116">
                <text:p>-0.152116</text:p>
              </table:table-cell>
              <table:table-cell office:value-type="float" office:value="-0.15215">
                <text:p>-0.152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166611">
                <text:p>-0.166611</text:p>
              </table:table-cell>
              <table:table-cell office:value-type="float" office:value="-0.177944">
                <text:p>-0.177944</text:p>
              </table:table-cell>
              <table:table-cell office:value-type="float" office:value="-0.166745">
                <text:p>-0.166745</text:p>
              </table:table-cell>
              <table:table-cell office:value-type="float" office:value="-0.154865">
                <text:p>-0.1548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28252">
                <text:p>-0.228252</text:p>
              </table:table-cell>
              <table:table-cell office:value-type="float" office:value="-0.182236">
                <text:p>-0.182236</text:p>
              </table:table-cell>
              <table:table-cell office:value-type="float" office:value="-0.166408">
                <text:p>-0.166408</text:p>
              </table:table-cell>
              <table:table-cell office:value-type="float" office:value="-0.149838">
                <text:p>-0.14983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68601">
                <text:p>-0.268601</text:p>
              </table:table-cell>
              <table:table-cell office:value-type="float" office:value="-0.186524">
                <text:p>-0.186524</text:p>
              </table:table-cell>
              <table:table-cell office:value-type="float" office:value="-0.189097">
                <text:p>-0.189097</text:p>
              </table:table-cell>
              <table:table-cell office:value-type="float" office:value="-0.156517">
                <text:p>-0.1565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52984">
                <text:p>-0.052984</text:p>
              </table:table-cell>
              <table:table-cell office:value-type="float" office:value="-0.190809">
                <text:p>-0.190809</text:p>
              </table:table-cell>
              <table:table-cell office:value-type="float" office:value="-0.197564">
                <text:p>-0.197564</text:p>
              </table:table-cell>
              <table:table-cell office:value-type="float" office:value="-0.153363">
                <text:p>-0.15336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29039">
                <text:p>-0.229039</text:p>
              </table:table-cell>
              <table:table-cell office:value-type="float" office:value="-0.19509">
                <text:p>-0.19509</text:p>
              </table:table-cell>
              <table:table-cell office:value-type="float" office:value="-0.169209">
                <text:p>-0.169209</text:p>
              </table:table-cell>
              <table:table-cell office:value-type="float" office:value="-0.156123">
                <text:p>-0.1561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208948">
                <text:p>-0.208948</text:p>
              </table:table-cell>
              <table:table-cell office:value-type="float" office:value="-0.199368">
                <text:p>-0.199368</text:p>
              </table:table-cell>
              <table:table-cell office:value-type="float" office:value="-0.1385">
                <text:p>-0.1385</text:p>
              </table:table-cell>
              <table:table-cell office:value-type="float" office:value="-0.152072">
                <text:p>-0.1520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86473">
                <text:p>-0.086473</text:p>
              </table:table-cell>
              <table:table-cell office:value-type="float" office:value="-0.203642">
                <text:p>-0.203642</text:p>
              </table:table-cell>
              <table:table-cell office:value-type="float" office:value="-0.160055">
                <text:p>-0.160055</text:p>
              </table:table-cell>
              <table:table-cell office:value-type="float" office:value="-0.159151">
                <text:p>-0.1591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115059">
                <text:p>-0.115059</text:p>
              </table:table-cell>
              <table:table-cell office:value-type="float" office:value="-0.207912">
                <text:p>-0.207912</text:p>
              </table:table-cell>
              <table:table-cell office:value-type="float" office:value="-0.131255">
                <text:p>-0.131255</text:p>
              </table:table-cell>
              <table:table-cell office:value-type="float" office:value="-0.151318">
                <text:p>-0.1513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16076">
                <text:p>-0.16076</text:p>
              </table:table-cell>
              <table:table-cell office:value-type="float" office:value="-0.212178">
                <text:p>-0.212178</text:p>
              </table:table-cell>
              <table:table-cell office:value-type="float" office:value="-0.103672">
                <text:p>-0.103672</text:p>
              </table:table-cell>
              <table:table-cell office:value-type="float" office:value="-0.147327">
                <text:p>-0.1473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85035">
                <text:p>-0.085035</text:p>
              </table:table-cell>
              <table:table-cell office:value-type="float" office:value="-0.21644">
                <text:p>-0.21644</text:p>
              </table:table-cell>
              <table:table-cell office:value-type="float" office:value="-0.135272">
                <text:p>-0.135272</text:p>
              </table:table-cell>
              <table:table-cell office:value-type="float" office:value="-0.162235">
                <text:p>-0.1622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71034">
                <text:p>-0.071034</text:p>
              </table:table-cell>
              <table:table-cell office:value-type="float" office:value="-0.220697">
                <text:p>-0.220697</text:p>
              </table:table-cell>
              <table:table-cell office:value-type="float" office:value="-0.140678">
                <text:p>-0.140678</text:p>
              </table:table-cell>
              <table:table-cell office:value-type="float" office:value="-0.151256">
                <text:p>-0.1512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44475">
                <text:p>-0.244475</text:p>
              </table:table-cell>
              <table:table-cell office:value-type="float" office:value="-0.224951">
                <text:p>-0.224951</text:p>
              </table:table-cell>
              <table:table-cell office:value-type="float" office:value="-0.153466">
                <text:p>-0.153466</text:p>
              </table:table-cell>
              <table:table-cell office:value-type="float" office:value="-0.146663">
                <text:p>-0.14666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142089">
                <text:p>-0.142089</text:p>
              </table:table-cell>
              <table:table-cell office:value-type="float" office:value="-0.2292">
                <text:p>-0.2292</text:p>
              </table:table-cell>
              <table:table-cell office:value-type="float" office:value="-0.179854">
                <text:p>-0.179854</text:p>
              </table:table-cell>
              <table:table-cell office:value-type="float" office:value="-0.165969">
                <text:p>-0.16596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224699">
                <text:p>-0.224699</text:p>
              </table:table-cell>
              <table:table-cell office:value-type="float" office:value="-0.233445">
                <text:p>-0.233445</text:p>
              </table:table-cell>
              <table:table-cell office:value-type="float" office:value="-0.187302">
                <text:p>-0.187302</text:p>
              </table:table-cell>
              <table:table-cell office:value-type="float" office:value="-0.171495">
                <text:p>-0.1714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216976">
                <text:p>-0.216976</text:p>
              </table:table-cell>
              <table:table-cell office:value-type="float" office:value="-0.237686">
                <text:p>-0.237686</text:p>
              </table:table-cell>
              <table:table-cell office:value-type="float" office:value="-0.170091">
                <text:p>-0.170091</text:p>
              </table:table-cell>
              <table:table-cell office:value-type="float" office:value="-0.192596">
                <text:p>-0.1925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108272">
                <text:p>-0.108272</text:p>
              </table:table-cell>
              <table:table-cell office:value-type="float" office:value="-0.241922">
                <text:p>-0.241922</text:p>
              </table:table-cell>
              <table:table-cell office:value-type="float" office:value="-0.201441">
                <text:p>-0.201441</text:p>
              </table:table-cell>
              <table:table-cell office:value-type="float" office:value="-0.215164">
                <text:p>-0.2151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158423">
                <text:p>-0.158423</text:p>
              </table:table-cell>
              <table:table-cell office:value-type="float" office:value="-0.246153">
                <text:p>-0.246153</text:p>
              </table:table-cell>
              <table:table-cell office:value-type="float" office:value="-0.191669">
                <text:p>-0.191669</text:p>
              </table:table-cell>
              <table:table-cell office:value-type="float" office:value="-0.230531">
                <text:p>-0.23053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298836">
                <text:p>-0.298836</text:p>
              </table:table-cell>
              <table:table-cell office:value-type="float" office:value="-0.25038">
                <text:p>-0.25038</text:p>
              </table:table-cell>
              <table:table-cell office:value-type="float" office:value="-0.226849">
                <text:p>-0.226849</text:p>
              </table:table-cell>
              <table:table-cell office:value-type="float" office:value="-0.227906">
                <text:p>-0.2279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175841">
                <text:p>-0.175841</text:p>
              </table:table-cell>
              <table:table-cell office:value-type="float" office:value="-0.254602">
                <text:p>-0.254602</text:p>
              </table:table-cell>
              <table:table-cell office:value-type="float" office:value="-0.27185">
                <text:p>-0.27185</text:p>
              </table:table-cell>
              <table:table-cell office:value-type="float" office:value="-0.238308">
                <text:p>-0.2383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392876">
                <text:p>-0.392876</text:p>
              </table:table-cell>
              <table:table-cell office:value-type="float" office:value="-0.258819">
                <text:p>-0.258819</text:p>
              </table:table-cell>
              <table:table-cell office:value-type="float" office:value="-0.288182">
                <text:p>-0.288182</text:p>
              </table:table-cell>
              <table:table-cell office:value-type="float" office:value="-0.232205">
                <text:p>-0.2322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333277">
                <text:p>-0.333277</text:p>
              </table:table-cell>
              <table:table-cell office:value-type="float" office:value="-0.263031">
                <text:p>-0.263031</text:p>
              </table:table-cell>
              <table:table-cell office:value-type="float" office:value="-0.271533">
                <text:p>-0.271533</text:p>
              </table:table-cell>
              <table:table-cell office:value-type="float" office:value="-0.25157">
                <text:p>-0.251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240081">
                <text:p>-0.240081</text:p>
              </table:table-cell>
              <table:table-cell office:value-type="float" office:value="-0.267238">
                <text:p>-0.267238</text:p>
              </table:table-cell>
              <table:table-cell office:value-type="float" office:value="-0.287668">
                <text:p>-0.287668</text:p>
              </table:table-cell>
              <table:table-cell office:value-type="float" office:value="-0.263351">
                <text:p>-0.2633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215593">
                <text:p>-0.215593</text:p>
              </table:table-cell>
              <table:table-cell office:value-type="float" office:value="-0.27144">
                <text:p>-0.27144</text:p>
              </table:table-cell>
              <table:table-cell office:value-type="float" office:value="-0.240606">
                <text:p>-0.240606</text:p>
              </table:table-cell>
              <table:table-cell office:value-type="float" office:value="-0.280828">
                <text:p>-0.2808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256514">
                <text:p>-0.256514</text:p>
              </table:table-cell>
              <table:table-cell office:value-type="float" office:value="-0.275637">
                <text:p>-0.275637</text:p>
              </table:table-cell>
              <table:table-cell office:value-type="float" office:value="-0.259948">
                <text:p>-0.259948</text:p>
              </table:table-cell>
              <table:table-cell office:value-type="float" office:value="-0.292506">
                <text:p>-0.2925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157565">
                <text:p>-0.157565</text:p>
              </table:table-cell>
              <table:table-cell office:value-type="float" office:value="-0.279829">
                <text:p>-0.279829</text:p>
              </table:table-cell>
              <table:table-cell office:value-type="float" office:value="-0.259505">
                <text:p>-0.259505</text:p>
              </table:table-cell>
              <table:table-cell office:value-type="float" office:value="-0.296685">
                <text:p>-0.2966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429991">
                <text:p>-0.429991</text:p>
              </table:table-cell>
              <table:table-cell office:value-type="float" office:value="-0.284015">
                <text:p>-0.284015</text:p>
              </table:table-cell>
              <table:table-cell office:value-type="float" office:value="-0.28652">
                <text:p>-0.28652</text:p>
              </table:table-cell>
              <table:table-cell office:value-type="float" office:value="-0.277551">
                <text:p>-0.2775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237862">
                <text:p>-0.237862</text:p>
              </table:table-cell>
              <table:table-cell office:value-type="float" office:value="-0.288196">
                <text:p>-0.288196</text:p>
              </table:table-cell>
              <table:table-cell office:value-type="float" office:value="-0.320675">
                <text:p>-0.320675</text:p>
              </table:table-cell>
              <table:table-cell office:value-type="float" office:value="-0.271925">
                <text:p>-0.2719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350671">
                <text:p>-0.350671</text:p>
              </table:table-cell>
              <table:table-cell office:value-type="float" office:value="-0.292372">
                <text:p>-0.292372</text:p>
              </table:table-cell>
              <table:table-cell office:value-type="float" office:value="-0.333526">
                <text:p>-0.333526</text:p>
              </table:table-cell>
              <table:table-cell office:value-type="float" office:value="-0.278998">
                <text:p>-0.2789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42729">
                <text:p>-0.42729</text:p>
              </table:table-cell>
              <table:table-cell office:value-type="float" office:value="-0.296542">
                <text:p>-0.296542</text:p>
              </table:table-cell>
              <table:table-cell office:value-type="float" office:value="-0.284008">
                <text:p>-0.284008</text:p>
              </table:table-cell>
              <table:table-cell office:value-type="float" office:value="-0.295153">
                <text:p>-0.2951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221818">
                <text:p>-0.221818</text:p>
              </table:table-cell>
              <table:table-cell office:value-type="float" office:value="-0.300706">
                <text:p>-0.300706</text:p>
              </table:table-cell>
              <table:table-cell office:value-type="float" office:value="-0.290712">
                <text:p>-0.290712</text:p>
              </table:table-cell>
              <table:table-cell office:value-type="float" office:value="-0.310109">
                <text:p>-0.3101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182403">
                <text:p>-0.182403</text:p>
              </table:table-cell>
              <table:table-cell office:value-type="float" office:value="-0.304864">
                <text:p>-0.304864</text:p>
              </table:table-cell>
              <table:table-cell office:value-type="float" office:value="-0.284156">
                <text:p>-0.284156</text:p>
              </table:table-cell>
              <table:table-cell office:value-type="float" office:value="-0.324959">
                <text:p>-0.3249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271381">
                <text:p>-0.27138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277358">
                <text:p>-0.277358</text:p>
              </table:table-cell>
              <table:table-cell office:value-type="float" office:value="-0.32904">
                <text:p>-0.329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317891">
                <text:p>-0.317891</text:p>
              </table:table-cell>
              <table:table-cell office:value-type="float" office:value="-0.313164">
                <text:p>-0.313164</text:p>
              </table:table-cell>
              <table:table-cell office:value-type="float" office:value="-0.317199">
                <text:p>-0.317199</text:p>
              </table:table-cell>
              <table:table-cell office:value-type="float" office:value="-0.331677">
                <text:p>-0.3316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3933">
                <text:p>-0.3933</text:p>
              </table:table-cell>
              <table:table-cell office:value-type="float" office:value="-0.317305">
                <text:p>-0.317305</text:p>
              </table:table-cell>
              <table:table-cell office:value-type="float" office:value="-0.344903">
                <text:p>-0.344903</text:p>
              </table:table-cell>
              <table:table-cell office:value-type="float" office:value="-0.327614">
                <text:p>-0.3276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421021">
                <text:p>-0.421021</text:p>
              </table:table-cell>
              <table:table-cell office:value-type="float" office:value="-0.321439">
                <text:p>-0.321439</text:p>
              </table:table-cell>
              <table:table-cell office:value-type="float" office:value="-0.385603">
                <text:p>-0.385603</text:p>
              </table:table-cell>
              <table:table-cell office:value-type="float" office:value="-0.332287">
                <text:p>-0.3322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320923">
                <text:p>-0.320923</text:p>
              </table:table-cell>
              <table:table-cell office:value-type="float" office:value="-0.325568">
                <text:p>-0.325568</text:p>
              </table:table-cell>
              <table:table-cell office:value-type="float" office:value="-0.375397">
                <text:p>-0.375397</text:p>
              </table:table-cell>
              <table:table-cell office:value-type="float" office:value="-0.338185">
                <text:p>-0.3381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474884">
                <text:p>-0.474884</text:p>
              </table:table-cell>
              <table:table-cell office:value-type="float" office:value="-0.329691">
                <text:p>-0.329691</text:p>
              </table:table-cell>
              <table:table-cell office:value-type="float" office:value="-0.357934">
                <text:p>-0.357934</text:p>
              </table:table-cell>
              <table:table-cell office:value-type="float" office:value="-0.361421">
                <text:p>-0.3614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26686">
                <text:p>-0.26686</text:p>
              </table:table-cell>
              <table:table-cell office:value-type="float" office:value="-0.333807">
                <text:p>-0.333807</text:p>
              </table:table-cell>
              <table:table-cell office:value-type="float" office:value="-0.369467">
                <text:p>-0.369467</text:p>
              </table:table-cell>
              <table:table-cell office:value-type="float" office:value="-0.375684">
                <text:p>-0.3756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305982">
                <text:p>-0.305982</text:p>
              </table:table-cell>
              <table:table-cell office:value-type="float" office:value="-0.337917">
                <text:p>-0.337917</text:p>
              </table:table-cell>
              <table:table-cell office:value-type="float" office:value="-0.362622">
                <text:p>-0.362622</text:p>
              </table:table-cell>
              <table:table-cell office:value-type="float" office:value="-0.371819">
                <text:p>-0.3718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47869">
                <text:p>-0.47869</text:p>
              </table:table-cell>
              <table:table-cell office:value-type="float" office:value="-0.34202">
                <text:p>-0.34202</text:p>
              </table:table-cell>
              <table:table-cell office:value-type="float" office:value="-0.355246">
                <text:p>-0.355246</text:p>
              </table:table-cell>
              <table:table-cell office:value-type="float" office:value="-0.371407">
                <text:p>-0.3714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286696">
                <text:p>-0.286696</text:p>
              </table:table-cell>
              <table:table-cell office:value-type="float" office:value="-0.346117">
                <text:p>-0.346117</text:p>
              </table:table-cell>
              <table:table-cell office:value-type="float" office:value="-0.387528">
                <text:p>-0.387528</text:p>
              </table:table-cell>
              <table:table-cell office:value-type="float" office:value="-0.375837">
                <text:p>-0.3758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438006">
                <text:p>-0.438006</text:p>
              </table:table-cell>
              <table:table-cell office:value-type="float" office:value="-0.350207">
                <text:p>-0.350207</text:p>
              </table:table-cell>
              <table:table-cell office:value-type="float" office:value="-0.381408">
                <text:p>-0.381408</text:p>
              </table:table-cell>
              <table:table-cell office:value-type="float" office:value="-0.387686">
                <text:p>-0.3876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428268">
                <text:p>-0.428268</text:p>
              </table:table-cell>
              <table:table-cell office:value-type="float" office:value="-0.354291">
                <text:p>-0.354291</text:p>
              </table:table-cell>
              <table:table-cell office:value-type="float" office:value="-0.363422">
                <text:p>-0.363422</text:p>
              </table:table-cell>
              <table:table-cell office:value-type="float" office:value="-0.385265">
                <text:p>-0.38526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275382">
                <text:p>-0.275382</text:p>
              </table:table-cell>
              <table:table-cell office:value-type="float" office:value="-0.358368">
                <text:p>-0.358368</text:p>
              </table:table-cell>
              <table:table-cell office:value-type="float" office:value="-0.400034">
                <text:p>-0.400034</text:p>
              </table:table-cell>
              <table:table-cell office:value-type="float" office:value="-0.407941">
                <text:p>-0.4079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388759">
                <text:p>-0.388759</text:p>
              </table:table-cell>
              <table:table-cell office:value-type="float" office:value="-0.362438">
                <text:p>-0.362438</text:p>
              </table:table-cell>
              <table:table-cell office:value-type="float" office:value="-0.402686">
                <text:p>-0.402686</text:p>
              </table:table-cell>
              <table:table-cell office:value-type="float" office:value="-0.422512">
                <text:p>-0.4225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469756">
                <text:p>-0.469756</text:p>
              </table:table-cell>
              <table:table-cell office:value-type="float" office:value="-0.366501">
                <text:p>-0.366501</text:p>
              </table:table-cell>
              <table:table-cell office:value-type="float" office:value="-0.406681">
                <text:p>-0.406681</text:p>
              </table:table-cell>
              <table:table-cell office:value-type="float" office:value="-0.425823">
                <text:p>-0.4258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451267">
                <text:p>-0.451267</text:p>
              </table:table-cell>
              <table:table-cell office:value-type="float" office:value="-0.370557">
                <text:p>-0.370557</text:p>
              </table:table-cell>
              <table:table-cell office:value-type="float" office:value="-0.454864">
                <text:p>-0.454864</text:p>
              </table:table-cell>
              <table:table-cell office:value-type="float" office:value="-0.421841">
                <text:p>-0.4218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448244">
                <text:p>-0.448244</text:p>
              </table:table-cell>
              <table:table-cell office:value-type="float" office:value="-0.374607">
                <text:p>-0.374607</text:p>
              </table:table-cell>
              <table:table-cell office:value-type="float" office:value="-0.470367">
                <text:p>-0.470367</text:p>
              </table:table-cell>
              <table:table-cell office:value-type="float" office:value="-0.429269">
                <text:p>-0.42926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516297">
                <text:p>-0.516297</text:p>
              </table:table-cell>
              <table:table-cell office:value-type="float" office:value="-0.378649">
                <text:p>-0.378649</text:p>
              </table:table-cell>
              <table:table-cell office:value-type="float" office:value="-0.479438">
                <text:p>-0.479438</text:p>
              </table:table-cell>
              <table:table-cell office:value-type="float" office:value="-0.415976">
                <text:p>-0.4159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466271">
                <text:p>-0.466271</text:p>
              </table:table-cell>
              <table:table-cell office:value-type="float" office:value="-0.382683">
                <text:p>-0.382683</text:p>
              </table:table-cell>
              <table:table-cell office:value-type="float" office:value="-0.437763">
                <text:p>-0.437763</text:p>
              </table:table-cell>
              <table:table-cell office:value-type="float" office:value="-0.41823">
                <text:p>-0.418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515111">
                <text:p>-0.515111</text:p>
              </table:table-cell>
              <table:table-cell office:value-type="float" office:value="-0.386711">
                <text:p>-0.386711</text:p>
              </table:table-cell>
              <table:table-cell office:value-type="float" office:value="-0.452056">
                <text:p>-0.452056</text:p>
              </table:table-cell>
              <table:table-cell office:value-type="float" office:value="-0.423199">
                <text:p>-0.4231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242894">
                <text:p>-0.242894</text:p>
              </table:table-cell>
              <table:table-cell office:value-type="float" office:value="-0.390731">
                <text:p>-0.390731</text:p>
              </table:table-cell>
              <table:table-cell office:value-type="float" office:value="-0.405206">
                <text:p>-0.405206</text:p>
              </table:table-cell>
              <table:table-cell office:value-type="float" office:value="-0.418436">
                <text:p>-0.4184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519711">
                <text:p>-0.519711</text:p>
              </table:table-cell>
              <table:table-cell office:value-type="float" office:value="-0.394744">
                <text:p>-0.394744</text:p>
              </table:table-cell>
              <table:table-cell office:value-type="float" office:value="-0.371986">
                <text:p>-0.371986</text:p>
              </table:table-cell>
              <table:table-cell office:value-type="float" office:value="-0.407744">
                <text:p>-0.4077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282043">
                <text:p>-0.282043</text:p>
              </table:table-cell>
              <table:table-cell office:value-type="float" office:value="-0.398749">
                <text:p>-0.398749</text:p>
              </table:table-cell>
              <table:table-cell office:value-type="float" office:value="-0.357649">
                <text:p>-0.357649</text:p>
              </table:table-cell>
              <table:table-cell office:value-type="float" office:value="-0.414135">
                <text:p>-0.4141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300173">
                <text:p>-0.300173</text:p>
              </table:table-cell>
              <table:table-cell office:value-type="float" office:value="-0.402747">
                <text:p>-0.402747</text:p>
              </table:table-cell>
              <table:table-cell office:value-type="float" office:value="-0.392541">
                <text:p>-0.392541</text:p>
              </table:table-cell>
              <table:table-cell office:value-type="float" office:value="-0.408911">
                <text:p>-0.4089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443426">
                <text:p>-0.443426</text:p>
              </table:table-cell>
              <table:table-cell office:value-type="float" office:value="-0.406737">
                <text:p>-0.406737</text:p>
              </table:table-cell>
              <table:table-cell office:value-type="float" office:value="-0.35533">
                <text:p>-0.35533</text:p>
              </table:table-cell>
              <table:table-cell office:value-type="float" office:value="-0.400369">
                <text:p>-0.40036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417354">
                <text:p>-0.417354</text:p>
              </table:table-cell>
              <table:table-cell office:value-type="float" office:value="-0.410719">
                <text:p>-0.410719</text:p>
              </table:table-cell>
              <table:table-cell office:value-type="float" office:value="-0.402631">
                <text:p>-0.402631</text:p>
              </table:table-cell>
              <table:table-cell office:value-type="float" office:value="-0.381443">
                <text:p>-0.3814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333657">
                <text:p>-0.333657</text:p>
              </table:table-cell>
              <table:table-cell office:value-type="float" office:value="-0.414693">
                <text:p>-0.414693</text:p>
              </table:table-cell>
              <table:table-cell office:value-type="float" office:value="-0.434362">
                <text:p>-0.434362</text:p>
              </table:table-cell>
              <table:table-cell office:value-type="float" office:value="-0.395814">
                <text:p>-0.3958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518548">
                <text:p>-0.518548</text:p>
              </table:table-cell>
              <table:table-cell office:value-type="float" office:value="-0.41866">
                <text:p>-0.41866</text:p>
              </table:table-cell>
              <table:table-cell office:value-type="float" office:value="-0.42014">
                <text:p>-0.42014</text:p>
              </table:table-cell>
              <table:table-cell office:value-type="float" office:value="-0.39263">
                <text:p>-0.392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458829">
                <text:p>-0.458829</text:p>
              </table:table-cell>
              <table:table-cell office:value-type="float" office:value="-0.422618">
                <text:p>-0.422618</text:p>
              </table:table-cell>
              <table:table-cell office:value-type="float" office:value="-0.398055">
                <text:p>-0.398055</text:p>
              </table:table-cell>
              <table:table-cell office:value-type="float" office:value="-0.403659">
                <text:p>-0.4036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372313">
                <text:p>-0.372313</text:p>
              </table:table-cell>
              <table:table-cell office:value-type="float" office:value="-0.426569">
                <text:p>-0.426569</text:p>
              </table:table-cell>
              <table:table-cell office:value-type="float" office:value="-0.411517">
                <text:p>-0.411517</text:p>
              </table:table-cell>
              <table:table-cell office:value-type="float" office:value="-0.41115">
                <text:p>-0.411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306929">
                <text:p>-0.306929</text:p>
              </table:table-cell>
              <table:table-cell office:value-type="float" office:value="-0.430511">
                <text:p>-0.430511</text:p>
              </table:table-cell>
              <table:table-cell office:value-type="float" office:value="-0.404744">
                <text:p>-0.404744</text:p>
              </table:table-cell>
              <table:table-cell office:value-type="float" office:value="-0.411119">
                <text:p>-0.4111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400967">
                <text:p>-0.400967</text:p>
              </table:table-cell>
              <table:table-cell office:value-type="float" office:value="-0.434445">
                <text:p>-0.434445</text:p>
              </table:table-cell>
              <table:table-cell office:value-type="float" office:value="-0.393651">
                <text:p>-0.393651</text:p>
              </table:table-cell>
              <table:table-cell office:value-type="float" office:value="-0.407422">
                <text:p>-0.40742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484685">
                <text:p>-0.484685</text:p>
              </table:table-cell>
              <table:table-cell office:value-type="float" office:value="-0.438371">
                <text:p>-0.438371</text:p>
              </table:table-cell>
              <table:table-cell office:value-type="float" office:value="-0.395705">
                <text:p>-0.395705</text:p>
              </table:table-cell>
              <table:table-cell office:value-type="float" office:value="-0.424641">
                <text:p>-0.4246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403365">
                <text:p>-0.403365</text:p>
              </table:table-cell>
              <table:table-cell office:value-type="float" office:value="-0.442289">
                <text:p>-0.442289</text:p>
              </table:table-cell>
              <table:table-cell office:value-type="float" office:value="-0.422936">
                <text:p>-0.422936</text:p>
              </table:table-cell>
              <table:table-cell office:value-type="float" office:value="-0.419489">
                <text:p>-0.4194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382581">
                <text:p>-0.382581</text:p>
              </table:table-cell>
              <table:table-cell office:value-type="float" office:value="-0.446198">
                <text:p>-0.446198</text:p>
              </table:table-cell>
              <table:table-cell office:value-type="float" office:value="-0.418079">
                <text:p>-0.418079</text:p>
              </table:table-cell>
              <table:table-cell office:value-type="float" office:value="-0.409526">
                <text:p>-0.4095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443082">
                <text:p>-0.443082</text:p>
              </table:table-cell>
              <table:table-cell office:value-type="float" office:value="-0.450098">
                <text:p>-0.450098</text:p>
              </table:table-cell>
              <table:table-cell office:value-type="float" office:value="-0.425756">
                <text:p>-0.425756</text:p>
              </table:table-cell>
              <table:table-cell office:value-type="float" office:value="-0.425284">
                <text:p>-0.42528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376683">
                <text:p>-0.376683</text:p>
              </table:table-cell>
              <table:table-cell office:value-type="float" office:value="-0.45399">
                <text:p>-0.45399</text:p>
              </table:table-cell>
              <table:table-cell office:value-type="float" office:value="-0.437458">
                <text:p>-0.437458</text:p>
              </table:table-cell>
              <table:table-cell office:value-type="float" office:value="-0.452859">
                <text:p>-0.4528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523072">
                <text:p>-0.523072</text:p>
              </table:table-cell>
              <table:table-cell office:value-type="float" office:value="-0.457874">
                <text:p>-0.457874</text:p>
              </table:table-cell>
              <table:table-cell office:value-type="float" office:value="-0.430788">
                <text:p>-0.430788</text:p>
              </table:table-cell>
              <table:table-cell office:value-type="float" office:value="-0.44956">
                <text:p>-0.449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461875">
                <text:p>-0.461875</text:p>
              </table:table-cell>
              <table:table-cell office:value-type="float" office:value="-0.461749">
                <text:p>-0.461749</text:p>
              </table:table-cell>
              <table:table-cell office:value-type="float" office:value="-0.451302">
                <text:p>-0.451302</text:p>
              </table:table-cell>
              <table:table-cell office:value-type="float" office:value="-0.44043">
                <text:p>-0.440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349232">
                <text:p>-0.349232</text:p>
              </table:table-cell>
              <table:table-cell office:value-type="float" office:value="-0.465615">
                <text:p>-0.465615</text:p>
              </table:table-cell>
              <table:table-cell office:value-type="float" office:value="-0.498017">
                <text:p>-0.498017</text:p>
              </table:table-cell>
              <table:table-cell office:value-type="float" office:value="-0.457661">
                <text:p>-0.45766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545652">
                <text:p>-0.545652</text:p>
              </table:table-cell>
              <table:table-cell office:value-type="float" office:value="-0.469472">
                <text:p>-0.469472</text:p>
              </table:table-cell>
              <table:table-cell office:value-type="float" office:value="-0.466337">
                <text:p>-0.466337</text:p>
              </table:table-cell>
              <table:table-cell office:value-type="float" office:value="-0.477755">
                <text:p>-0.4777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610255">
                <text:p>-0.610255</text:p>
              </table:table-cell>
              <table:table-cell office:value-type="float" office:value="-0.47332">
                <text:p>-0.47332</text:p>
              </table:table-cell>
              <table:table-cell office:value-type="float" office:value="-0.450815">
                <text:p>-0.450815</text:p>
              </table:table-cell>
              <table:table-cell office:value-type="float" office:value="-0.476258">
                <text:p>-0.4762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364674">
                <text:p>-0.364674</text:p>
              </table:table-cell>
              <table:table-cell office:value-type="float" office:value="-0.477159">
                <text:p>-0.477159</text:p>
              </table:table-cell>
              <table:table-cell office:value-type="float" office:value="-0.49955">
                <text:p>-0.49955</text:p>
              </table:table-cell>
              <table:table-cell office:value-type="float" office:value="-0.493469">
                <text:p>-0.49346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384263">
                <text:p>-0.384263</text:p>
              </table:table-cell>
              <table:table-cell office:value-type="float" office:value="-0.480989">
                <text:p>-0.480989</text:p>
              </table:table-cell>
              <table:table-cell office:value-type="float" office:value="-0.51114">
                <text:p>-0.51114</text:p>
              </table:table-cell>
              <table:table-cell office:value-type="float" office:value="-0.504239">
                <text:p>-0.5042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592906">
                <text:p>-0.592906</text:p>
              </table:table-cell>
              <table:table-cell office:value-type="float" office:value="-0.48481">
                <text:p>-0.48481</text:p>
              </table:table-cell>
              <table:table-cell office:value-type="float" office:value="-0.474412">
                <text:p>-0.474412</text:p>
              </table:table-cell>
              <table:table-cell office:value-type="float" office:value="-0.498784">
                <text:p>-0.4987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603605">
                <text:p>-0.603605</text:p>
              </table:table-cell>
              <table:table-cell office:value-type="float" office:value="-0.488621">
                <text:p>-0.488621</text:p>
              </table:table-cell>
              <table:table-cell office:value-type="float" office:value="-0.514678">
                <text:p>-0.514678</text:p>
              </table:table-cell>
              <table:table-cell office:value-type="float" office:value="-0.526529">
                <text:p>-0.5265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426616">
                <text:p>-0.426616</text:p>
              </table:table-cell>
              <table:table-cell office:value-type="float" office:value="-0.492424">
                <text:p>-0.492424</text:p>
              </table:table-cell>
              <table:table-cell office:value-type="float" office:value="-0.566135">
                <text:p>-0.566135</text:p>
              </table:table-cell>
              <table:table-cell office:value-type="float" office:value="-0.529926">
                <text:p>-0.5299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566004">
                <text:p>-0.566004</text:p>
              </table:table-cell>
              <table:table-cell office:value-type="float" office:value="-0.496217">
                <text:p>-0.496217</text:p>
              </table:table-cell>
              <table:table-cell office:value-type="float" office:value="-0.527928">
                <text:p>-0.527928</text:p>
              </table:table-cell>
              <table:table-cell office:value-type="float" office:value="-0.515621">
                <text:p>-0.5156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641544">
                <text:p>-0.641544</text:p>
              </table:table-cell>
              <table:table-cell office:value-type="float" office:value="-0.5">
                <text:p>-0.5</text:p>
              </table:table-cell>
              <table:table-cell office:value-type="float" office:value="-0.538092">
                <text:p>-0.538092</text:p>
              </table:table-cell>
              <table:table-cell office:value-type="float" office:value="-0.533778">
                <text:p>-0.53377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401873">
                <text:p>-0.401873</text:p>
              </table:table-cell>
              <table:table-cell office:value-type="float" office:value="-0.503774">
                <text:p>-0.503774</text:p>
              </table:table-cell>
              <table:table-cell office:value-type="float" office:value="-0.569372">
                <text:p>-0.569372</text:p>
              </table:table-cell>
              <table:table-cell office:value-type="float" office:value="-0.559543">
                <text:p>-0.5595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654427">
                <text:p>-0.654427</text:p>
              </table:table-cell>
              <table:table-cell office:value-type="float" office:value="-0.507538">
                <text:p>-0.507538</text:p>
              </table:table-cell>
              <table:table-cell office:value-type="float" office:value="-0.546751">
                <text:p>-0.546751</text:p>
              </table:table-cell>
              <table:table-cell office:value-type="float" office:value="-0.55361">
                <text:p>-0.553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583016">
                <text:p>-0.583016</text:p>
              </table:table-cell>
              <table:table-cell office:value-type="float" office:value="-0.511293">
                <text:p>-0.511293</text:p>
              </table:table-cell>
              <table:table-cell office:value-type="float" office:value="-0.531324">
                <text:p>-0.531324</text:p>
              </table:table-cell>
              <table:table-cell office:value-type="float" office:value="-0.54447">
                <text:p>-0.5444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452899">
                <text:p>-0.452899</text:p>
              </table:table-cell>
              <table:table-cell office:value-type="float" office:value="-0.515038">
                <text:p>-0.515038</text:p>
              </table:table-cell>
              <table:table-cell office:value-type="float" office:value="-0.584485">
                <text:p>-0.584485</text:p>
              </table:table-cell>
              <table:table-cell office:value-type="float" office:value="-0.562328">
                <text:p>-0.5623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564408">
                <text:p>-0.564408</text:p>
              </table:table-cell>
              <table:table-cell office:value-type="float" office:value="-0.518773">
                <text:p>-0.518773</text:p>
              </table:table-cell>
              <table:table-cell office:value-type="float" office:value="-0.559129">
                <text:p>-0.559129</text:p>
              </table:table-cell>
              <table:table-cell office:value-type="float" office:value="-0.565282">
                <text:p>-0.56528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667678">
                <text:p>-0.667678</text:p>
              </table:table-cell>
              <table:table-cell office:value-type="float" office:value="-0.522499">
                <text:p>-0.522499</text:p>
              </table:table-cell>
              <table:table-cell office:value-type="float" office:value="-0.543138">
                <text:p>-0.543138</text:p>
              </table:table-cell>
              <table:table-cell office:value-type="float" office:value="-0.552586">
                <text:p>-0.5525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527643">
                <text:p>-0.527643</text:p>
              </table:table-cell>
              <table:table-cell office:value-type="float" office:value="-0.526214">
                <text:p>-0.526214</text:p>
              </table:table-cell>
              <table:table-cell office:value-type="float" office:value="-0.577168">
                <text:p>-0.577168</text:p>
              </table:table-cell>
              <table:table-cell office:value-type="float" office:value="-0.571749">
                <text:p>-0.57174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503064">
                <text:p>-0.503064</text:p>
              </table:table-cell>
              <table:table-cell office:value-type="float" office:value="-0.529919">
                <text:p>-0.529919</text:p>
              </table:table-cell>
              <table:table-cell office:value-type="float" office:value="-0.583987">
                <text:p>-0.583987</text:p>
              </table:table-cell>
              <table:table-cell office:value-type="float" office:value="-0.554942">
                <text:p>-0.5549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62305">
                <text:p>-0.62305</text:p>
              </table:table-cell>
              <table:table-cell office:value-type="float" office:value="-0.533615">
                <text:p>-0.533615</text:p>
              </table:table-cell>
              <table:table-cell office:value-type="float" office:value="-0.550828">
                <text:p>-0.550828</text:p>
              </table:table-cell>
              <table:table-cell office:value-type="float" office:value="-0.541113">
                <text:p>-0.5411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598503">
                <text:p>-0.598503</text:p>
              </table:table-cell>
              <table:table-cell office:value-type="float" office:value="-0.5373">
                <text:p>-0.5373</text:p>
              </table:table-cell>
              <table:table-cell office:value-type="float" office:value="-0.567833">
                <text:p>-0.567833</text:p>
              </table:table-cell>
              <table:table-cell office:value-type="float" office:value="-0.551434">
                <text:p>-0.5514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501882">
                <text:p>-0.501882</text:p>
              </table:table-cell>
              <table:table-cell office:value-type="float" office:value="-0.540974">
                <text:p>-0.540974</text:p>
              </table:table-cell>
              <table:table-cell office:value-type="float" office:value="-0.56113">
                <text:p>-0.56113</text:p>
              </table:table-cell>
              <table:table-cell office:value-type="float" office:value="-0.544039">
                <text:p>-0.5440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612667">
                <text:p>-0.612667</text:p>
              </table:table-cell>
              <table:table-cell office:value-type="float" office:value="-0.544639">
                <text:p>-0.544639</text:p>
              </table:table-cell>
              <table:table-cell office:value-type="float" office:value="-0.522699">
                <text:p>-0.522699</text:p>
              </table:table-cell>
              <table:table-cell office:value-type="float" office:value="-0.5275">
                <text:p>-0.52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46955">
                <text:p>-0.46955</text:p>
              </table:table-cell>
              <table:table-cell office:value-type="float" office:value="-0.548293">
                <text:p>-0.548293</text:p>
              </table:table-cell>
              <table:table-cell office:value-type="float" office:value="-0.516286">
                <text:p>-0.516286</text:p>
              </table:table-cell>
              <table:table-cell office:value-type="float" office:value="-0.532072">
                <text:p>-0.53207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430893">
                <text:p>-0.430893</text:p>
              </table:table-cell>
              <table:table-cell office:value-type="float" office:value="-0.551937">
                <text:p>-0.551937</text:p>
              </table:table-cell>
              <table:table-cell office:value-type="float" office:value="-0.512521">
                <text:p>-0.512521</text:p>
              </table:table-cell>
              <table:table-cell office:value-type="float" office:value="-0.54569">
                <text:p>-0.545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566437">
                <text:p>-0.566437</text:p>
              </table:table-cell>
              <table:table-cell office:value-type="float" office:value="-0.55557">
                <text:p>-0.55557</text:p>
              </table:table-cell>
              <table:table-cell office:value-type="float" office:value="-0.487137">
                <text:p>-0.487137</text:p>
              </table:table-cell>
              <table:table-cell office:value-type="float" office:value="-0.532707">
                <text:p>-0.5327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483057">
                <text:p>-0.483057</text:p>
              </table:table-cell>
              <table:table-cell office:value-type="float" office:value="-0.559193">
                <text:p>-0.559193</text:p>
              </table:table-cell>
              <table:table-cell office:value-type="float" office:value="-0.508814">
                <text:p>-0.508814</text:p>
              </table:table-cell>
              <table:table-cell office:value-type="float" office:value="-0.541111">
                <text:p>-0.5411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485748">
                <text:p>-0.485748</text:p>
              </table:table-cell>
              <table:table-cell office:value-type="float" office:value="-0.562805">
                <text:p>-0.562805</text:p>
              </table:table-cell>
              <table:table-cell office:value-type="float" office:value="-0.553209">
                <text:p>-0.553209</text:p>
              </table:table-cell>
              <table:table-cell office:value-type="float" office:value="-0.556767">
                <text:p>-0.5567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577938">
                <text:p>-0.577938</text:p>
              </table:table-cell>
              <table:table-cell office:value-type="float" office:value="-0.566406">
                <text:p>-0.566406</text:p>
              </table:table-cell>
              <table:table-cell office:value-type="float" office:value="-0.535968">
                <text:p>-0.535968</text:p>
              </table:table-cell>
              <table:table-cell office:value-type="float" office:value="-0.562898">
                <text:p>-0.56289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652866">
                <text:p>-0.652866</text:p>
              </table:table-cell>
              <table:table-cell office:value-type="float" office:value="-0.569997">
                <text:p>-0.569997</text:p>
              </table:table-cell>
              <table:table-cell office:value-type="float" office:value="-0.577547">
                <text:p>-0.577547</text:p>
              </table:table-cell>
              <table:table-cell office:value-type="float" office:value="-0.583411">
                <text:p>-0.5834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480232">
                <text:p>-0.480232</text:p>
              </table:table-cell>
              <table:table-cell office:value-type="float" office:value="-0.573576">
                <text:p>-0.573576</text:p>
              </table:table-cell>
              <table:table-cell office:value-type="float" office:value="-0.615216">
                <text:p>-0.615216</text:p>
              </table:table-cell>
              <table:table-cell office:value-type="float" office:value="-0.610838">
                <text:p>-0.6108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690951">
                <text:p>-0.690951</text:p>
              </table:table-cell>
              <table:table-cell office:value-type="float" office:value="-0.577145">
                <text:p>-0.577145</text:p>
              </table:table-cell>
              <table:table-cell office:value-type="float" office:value="-0.635651">
                <text:p>-0.635651</text:p>
              </table:table-cell>
              <table:table-cell office:value-type="float" office:value="-0.612704">
                <text:p>-0.6127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674094">
                <text:p>-0.674094</text:p>
              </table:table-cell>
              <table:table-cell office:value-type="float" office:value="-0.580703">
                <text:p>-0.580703</text:p>
              </table:table-cell>
              <table:table-cell office:value-type="float" office:value="-0.644115">
                <text:p>-0.644115</text:p>
              </table:table-cell>
              <table:table-cell office:value-type="float" office:value="-0.625616">
                <text:p>-0.6256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680111">
                <text:p>-0.680111</text:p>
              </table:table-cell>
              <table:table-cell office:value-type="float" office:value="-0.58425">
                <text:p>-0.58425</text:p>
              </table:table-cell>
              <table:table-cell office:value-type="float" office:value="-0.694587">
                <text:p>-0.694587</text:p>
              </table:table-cell>
              <table:table-cell office:value-type="float" office:value="-0.637239">
                <text:p>-0.6372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695188">
                <text:p>-0.695188</text:p>
              </table:table-cell>
              <table:table-cell office:value-type="float" office:value="-0.587785">
                <text:p>-0.587785</text:p>
              </table:table-cell>
              <table:table-cell office:value-type="float" office:value="-0.673789">
                <text:p>-0.673789</text:p>
              </table:table-cell>
              <table:table-cell office:value-type="float" office:value="-0.628093">
                <text:p>-0.62809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732591">
                <text:p>-0.732591</text:p>
              </table:table-cell>
              <table:table-cell office:value-type="float" office:value="-0.59131">
                <text:p>-0.59131</text:p>
              </table:table-cell>
              <table:table-cell office:value-type="float" office:value="-0.663988">
                <text:p>-0.663988</text:p>
              </table:table-cell>
              <table:table-cell office:value-type="float" office:value="-0.63255">
                <text:p>-0.6325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586964">
                <text:p>-0.586964</text:p>
              </table:table-cell>
              <table:table-cell office:value-type="float" office:value="-0.594823">
                <text:p>-0.594823</text:p>
              </table:table-cell>
              <table:table-cell office:value-type="float" office:value="-0.650687">
                <text:p>-0.650687</text:p>
              </table:table-cell>
              <table:table-cell office:value-type="float" office:value="-0.643421">
                <text:p>-0.6434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625087">
                <text:p>-0.625087</text:p>
              </table:table-cell>
              <table:table-cell office:value-type="float" office:value="-0.598325">
                <text:p>-0.598325</text:p>
              </table:table-cell>
              <table:table-cell office:value-type="float" office:value="-0.607117">
                <text:p>-0.607117</text:p>
              </table:table-cell>
              <table:table-cell office:value-type="float" office:value="-0.628679">
                <text:p>-0.6286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613604">
                <text:p>-0.613604</text:p>
              </table:table-cell>
              <table:table-cell office:value-type="float" office:value="-0.601815">
                <text:p>-0.601815</text:p>
              </table:table-cell>
              <table:table-cell office:value-type="float" office:value="-0.600975">
                <text:p>-0.600975</text:p>
              </table:table-cell>
              <table:table-cell office:value-type="float" office:value="-0.61471">
                <text:p>-0.614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477338">
                <text:p>-0.477338</text:p>
              </table:table-cell>
              <table:table-cell office:value-type="float" office:value="-0.605294">
                <text:p>-0.605294</text:p>
              </table:table-cell>
              <table:table-cell office:value-type="float" office:value="-0.603547">
                <text:p>-0.603547</text:p>
              </table:table-cell>
              <table:table-cell office:value-type="float" office:value="-0.622503">
                <text:p>-0.6225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701885">
                <text:p>-0.701885</text:p>
              </table:table-cell>
              <table:table-cell office:value-type="float" office:value="-0.608761">
                <text:p>-0.608761</text:p>
              </table:table-cell>
              <table:table-cell office:value-type="float" office:value="-0.584285">
                <text:p>-0.584285</text:p>
              </table:table-cell>
              <table:table-cell office:value-type="float" office:value="-0.620208">
                <text:p>-0.6202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599822">
                <text:p>-0.599822</text:p>
              </table:table-cell>
              <table:table-cell office:value-type="float" office:value="-0.612217">
                <text:p>-0.612217</text:p>
              </table:table-cell>
              <table:table-cell office:value-type="float" office:value="-0.565654">
                <text:p>-0.565654</text:p>
              </table:table-cell>
              <table:table-cell office:value-type="float" office:value="-0.609216">
                <text:p>-0.6092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528779">
                <text:p>-0.528779</text:p>
              </table:table-cell>
              <table:table-cell office:value-type="float" office:value="-0.615661">
                <text:p>-0.615661</text:p>
              </table:table-cell>
              <table:table-cell office:value-type="float" office:value="-0.623351">
                <text:p>-0.623351</text:p>
              </table:table-cell>
              <table:table-cell office:value-type="float" office:value="-0.604693">
                <text:p>-0.6046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520445">
                <text:p>-0.520445</text:p>
              </table:table-cell>
              <table:table-cell office:value-type="float" office:value="-0.619094">
                <text:p>-0.619094</text:p>
              </table:table-cell>
              <table:table-cell office:value-type="float" office:value="-0.616963">
                <text:p>-0.616963</text:p>
              </table:table-cell>
              <table:table-cell office:value-type="float" office:value="-0.616468">
                <text:p>-0.6164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765826">
                <text:p>-0.765826</text:p>
              </table:table-cell>
              <table:table-cell office:value-type="float" office:value="-0.622515">
                <text:p>-0.622515</text:p>
              </table:table-cell>
              <table:table-cell office:value-type="float" office:value="-0.619335">
                <text:p>-0.619335</text:p>
              </table:table-cell>
              <table:table-cell office:value-type="float" office:value="-0.628267">
                <text:p>-0.6282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669945">
                <text:p>-0.669945</text:p>
              </table:table-cell>
              <table:table-cell office:value-type="float" office:value="-0.625923">
                <text:p>-0.625923</text:p>
              </table:table-cell>
              <table:table-cell office:value-type="float" office:value="-0.62102">
                <text:p>-0.62102</text:p>
              </table:table-cell>
              <table:table-cell office:value-type="float" office:value="-0.647671">
                <text:p>-0.64767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61168">
                <text:p>-0.61168</text:p>
              </table:table-cell>
              <table:table-cell office:value-type="float" office:value="-0.62932">
                <text:p>-0.62932</text:p>
              </table:table-cell>
              <table:table-cell office:value-type="float" office:value="-0.667854">
                <text:p>-0.667854</text:p>
              </table:table-cell>
              <table:table-cell office:value-type="float" office:value="-0.651538">
                <text:p>-0.6515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537207">
                <text:p>-0.537207</text:p>
              </table:table-cell>
              <table:table-cell office:value-type="float" office:value="-0.632705">
                <text:p>-0.632705</text:p>
              </table:table-cell>
              <table:table-cell office:value-type="float" office:value="-0.663368">
                <text:p>-0.663368</text:p>
              </table:table-cell>
              <table:table-cell office:value-type="float" office:value="-0.662882">
                <text:p>-0.66288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754611">
                <text:p>-0.754611</text:p>
              </table:table-cell>
              <table:table-cell office:value-type="float" office:value="-0.636078">
                <text:p>-0.636078</text:p>
              </table:table-cell>
              <table:table-cell office:value-type="float" office:value="-0.667536">
                <text:p>-0.667536</text:p>
              </table:table-cell>
              <table:table-cell office:value-type="float" office:value="-0.672003">
                <text:p>-0.6720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743398">
                <text:p>-0.743398</text:p>
              </table:table-cell>
              <table:table-cell office:value-type="float" office:value="-0.639439">
                <text:p>-0.639439</text:p>
              </table:table-cell>
              <table:table-cell office:value-type="float" office:value="-0.694084">
                <text:p>-0.694084</text:p>
              </table:table-cell>
              <table:table-cell office:value-type="float" office:value="-0.681601">
                <text:p>-0.6816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690784">
                <text:p>-0.690784</text:p>
              </table:table-cell>
              <table:table-cell office:value-type="float" office:value="-0.642788">
                <text:p>-0.642788</text:p>
              </table:table-cell>
              <table:table-cell office:value-type="float" office:value="-0.731563">
                <text:p>-0.731563</text:p>
              </table:table-cell>
              <table:table-cell office:value-type="float" office:value="-0.667628">
                <text:p>-0.6676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744421">
                <text:p>-0.744421</text:p>
              </table:table-cell>
              <table:table-cell office:value-type="float" office:value="-0.646124">
                <text:p>-0.646124</text:p>
              </table:table-cell>
              <table:table-cell office:value-type="float" office:value="-0.706464">
                <text:p>-0.706464</text:p>
              </table:table-cell>
              <table:table-cell office:value-type="float" office:value="-0.669494">
                <text:p>-0.6694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724603">
                <text:p>-0.724603</text:p>
              </table:table-cell>
              <table:table-cell office:value-type="float" office:value="-0.649448">
                <text:p>-0.649448</text:p>
              </table:table-cell>
              <table:table-cell office:value-type="float" office:value="-0.682989">
                <text:p>-0.682989</text:p>
              </table:table-cell>
              <table:table-cell office:value-type="float" office:value="-0.684073">
                <text:p>-0.68407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629117">
                <text:p>-0.629117</text:p>
              </table:table-cell>
              <table:table-cell office:value-type="float" office:value="-0.65276">
                <text:p>-0.65276</text:p>
              </table:table-cell>
              <table:table-cell office:value-type="float" office:value="-0.667257">
                <text:p>-0.667257</text:p>
              </table:table-cell>
              <table:table-cell office:value-type="float" office:value="-0.703602">
                <text:p>-0.70360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626019">
                <text:p>-0.626019</text:p>
              </table:table-cell>
              <table:table-cell office:value-type="float" office:value="-0.656059">
                <text:p>-0.656059</text:p>
              </table:table-cell>
              <table:table-cell office:value-type="float" office:value="-0.656466">
                <text:p>-0.656466</text:p>
              </table:table-cell>
              <table:table-cell office:value-type="float" office:value="-0.695883">
                <text:p>-0.69588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612124">
                <text:p>-0.612124</text:p>
              </table:table-cell>
              <table:table-cell office:value-type="float" office:value="-0.659346">
                <text:p>-0.659346</text:p>
              </table:table-cell>
              <table:table-cell office:value-type="float" office:value="-0.665956">
                <text:p>-0.665956</text:p>
              </table:table-cell>
              <table:table-cell office:value-type="float" office:value="-0.692421">
                <text:p>-0.6924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690468">
                <text:p>-0.690468</text:p>
              </table:table-cell>
              <table:table-cell office:value-type="float" office:value="-0.66262">
                <text:p>-0.66262</text:p>
              </table:table-cell>
              <table:table-cell office:value-type="float" office:value="-0.690537">
                <text:p>-0.690537</text:p>
              </table:table-cell>
              <table:table-cell office:value-type="float" office:value="-0.679971">
                <text:p>-0.6799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772051">
                <text:p>-0.772051</text:p>
              </table:table-cell>
              <table:table-cell office:value-type="float" office:value="-0.665882">
                <text:p>-0.665882</text:p>
              </table:table-cell>
              <table:table-cell office:value-type="float" office:value="-0.699273">
                <text:p>-0.699273</text:p>
              </table:table-cell>
              <table:table-cell office:value-type="float" office:value="-0.685992">
                <text:p>-0.6859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752024">
                <text:p>-0.752024</text:p>
              </table:table-cell>
              <table:table-cell office:value-type="float" office:value="-0.669131">
                <text:p>-0.669131</text:p>
              </table:table-cell>
              <table:table-cell office:value-type="float" office:value="-0.717912">
                <text:p>-0.717912</text:p>
              </table:table-cell>
              <table:table-cell office:value-type="float" office:value="-0.680531">
                <text:p>-0.68053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669698">
                <text:p>-0.669698</text:p>
              </table:table-cell>
              <table:table-cell office:value-type="float" office:value="-0.672367">
                <text:p>-0.672367</text:p>
              </table:table-cell>
              <table:table-cell office:value-type="float" office:value="-0.690584">
                <text:p>-0.690584</text:p>
              </table:table-cell>
              <table:table-cell office:value-type="float" office:value="-0.67527">
                <text:p>-0.6752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705319">
                <text:p>-0.705319</text:p>
              </table:table-cell>
              <table:table-cell office:value-type="float" office:value="-0.67559">
                <text:p>-0.67559</text:p>
              </table:table-cell>
              <table:table-cell office:value-type="float" office:value="-0.698306">
                <text:p>-0.698306</text:p>
              </table:table-cell>
              <table:table-cell office:value-type="float" office:value="-0.681395">
                <text:p>-0.6813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553831">
                <text:p>-0.553831</text:p>
              </table:table-cell>
              <table:table-cell office:value-type="float" office:value="-0.678801">
                <text:p>-0.678801</text:p>
              </table:table-cell>
              <table:table-cell office:value-type="float" office:value="-0.680807">
                <text:p>-0.680807</text:p>
              </table:table-cell>
              <table:table-cell office:value-type="float" office:value="-0.693442">
                <text:p>-0.6934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810659">
                <text:p>-0.810659</text:p>
              </table:table-cell>
              <table:table-cell office:value-type="float" office:value="-0.681998">
                <text:p>-0.681998</text:p>
              </table:table-cell>
              <table:table-cell office:value-type="float" office:value="-0.661117">
                <text:p>-0.661117</text:p>
              </table:table-cell>
              <table:table-cell office:value-type="float" office:value="-0.698205">
                <text:p>-0.6982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664531">
                <text:p>-0.664531</text:p>
              </table:table-cell>
              <table:table-cell office:value-type="float" office:value="-0.685183">
                <text:p>-0.685183</text:p>
              </table:table-cell>
              <table:table-cell office:value-type="float" office:value="-0.658732">
                <text:p>-0.658732</text:p>
              </table:table-cell>
              <table:table-cell office:value-type="float" office:value="-0.678203">
                <text:p>-0.6782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571247">
                <text:p>-0.571247</text:p>
              </table:table-cell>
              <table:table-cell office:value-type="float" office:value="-0.688355">
                <text:p>-0.688355</text:p>
              </table:table-cell>
              <table:table-cell office:value-type="float" office:value="-0.696894">
                <text:p>-0.696894</text:p>
              </table:table-cell>
              <table:table-cell office:value-type="float" office:value="-0.663602">
                <text:p>-0.66360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693394">
                <text:p>-0.693394</text:p>
              </table:table-cell>
              <table:table-cell office:value-type="float" office:value="-0.691513">
                <text:p>-0.691513</text:p>
              </table:table-cell>
              <table:table-cell office:value-type="float" office:value="-0.683335">
                <text:p>-0.683335</text:p>
              </table:table-cell>
              <table:table-cell office:value-type="float" office:value="-0.677871">
                <text:p>-0.6778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744639">
                <text:p>-0.744639</text:p>
              </table:table-cell>
              <table:table-cell office:value-type="float" office:value="-0.694658">
                <text:p>-0.694658</text:p>
              </table:table-cell>
              <table:table-cell office:value-type="float" office:value="-0.660834">
                <text:p>-0.660834</text:p>
              </table:table-cell>
              <table:table-cell office:value-type="float" office:value="-0.685543">
                <text:p>-0.6855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742864">
                <text:p>-0.742864</text:p>
              </table:table-cell>
              <table:table-cell office:value-type="float" office:value="-0.69779">
                <text:p>-0.69779</text:p>
              </table:table-cell>
              <table:table-cell office:value-type="float" office:value="-0.664867">
                <text:p>-0.664867</text:p>
              </table:table-cell>
              <table:table-cell office:value-type="float" office:value="-0.687312">
                <text:p>-0.6873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552028">
                <text:p>-0.552028</text:p>
              </table:table-cell>
              <table:table-cell office:value-type="float" office:value="-0.700909">
                <text:p>-0.700909</text:p>
              </table:table-cell>
              <table:table-cell office:value-type="float" office:value="-0.691519">
                <text:p>-0.691519</text:p>
              </table:table-cell>
              <table:table-cell office:value-type="float" office:value="-0.68754">
                <text:p>-0.687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591409">
                <text:p>-0.591409</text:p>
              </table:table-cell>
              <table:table-cell office:value-type="float" office:value="-0.704015">
                <text:p>-0.704015</text:p>
              </table:table-cell>
              <table:table-cell office:value-type="float" office:value="-0.700534">
                <text:p>-0.700534</text:p>
              </table:table-cell>
              <table:table-cell office:value-type="float" office:value="-0.704184">
                <text:p>-0.70418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826656">
                <text:p>-0.826656</text:p>
              </table:table-cell>
              <table:table-cell office:value-type="float" office:value="-0.707107">
                <text:p>-0.707107</text:p>
              </table:table-cell>
              <table:table-cell office:value-type="float" office:value="-0.66662">
                <text:p>-0.66662</text:p>
              </table:table-cell>
              <table:table-cell office:value-type="float" office:value="-0.706681">
                <text:p>-0.7066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789714">
                <text:p>-0.789714</text:p>
              </table:table-cell>
              <table:table-cell office:value-type="float" office:value="-0.710185">
                <text:p>-0.710185</text:p>
              </table:table-cell>
              <table:table-cell office:value-type="float" office:value="-0.718846">
                <text:p>-0.718846</text:p>
              </table:table-cell>
              <table:table-cell office:value-type="float" office:value="-0.720587">
                <text:p>-0.72058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573293">
                <text:p>-0.573293</text:p>
              </table:table-cell>
              <table:table-cell office:value-type="float" office:value="-0.71325">
                <text:p>-0.71325</text:p>
              </table:table-cell>
              <table:table-cell office:value-type="float" office:value="-0.770089">
                <text:p>-0.770089</text:p>
              </table:table-cell>
              <table:table-cell office:value-type="float" office:value="-0.707992">
                <text:p>-0.7079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813159">
                <text:p>-0.813159</text:p>
              </table:table-cell>
              <table:table-cell office:value-type="float" office:value="-0.716302">
                <text:p>-0.716302</text:p>
              </table:table-cell>
              <table:table-cell office:value-type="float" office:value="-0.7245">
                <text:p>-0.7245</text:p>
              </table:table-cell>
              <table:table-cell office:value-type="float" office:value="-0.717783">
                <text:p>-0.7177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847625">
                <text:p>-0.847625</text:p>
              </table:table-cell>
              <table:table-cell office:value-type="float" office:value="-0.71934">
                <text:p>-0.71934</text:p>
              </table:table-cell>
              <table:table-cell office:value-type="float" office:value="-0.735828">
                <text:p>-0.735828</text:p>
              </table:table-cell>
              <table:table-cell office:value-type="float" office:value="-0.737982">
                <text:p>-0.73798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598709">
                <text:p>-0.598709</text:p>
              </table:table-cell>
              <table:table-cell office:value-type="float" office:value="-0.722364">
                <text:p>-0.722364</text:p>
              </table:table-cell>
              <table:table-cell office:value-type="float" office:value="-0.742388">
                <text:p>-0.742388</text:p>
              </table:table-cell>
              <table:table-cell office:value-type="float" office:value="-0.744852">
                <text:p>-0.7448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846355">
                <text:p>-0.846355</text:p>
              </table:table-cell>
              <table:table-cell office:value-type="float" office:value="-0.725374">
                <text:p>-0.725374</text:p>
              </table:table-cell>
              <table:table-cell office:value-type="float" office:value="-0.74987">
                <text:p>-0.74987</text:p>
              </table:table-cell>
              <table:table-cell office:value-type="float" office:value="-0.728058">
                <text:p>-0.7280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606094">
                <text:p>-0.606094</text:p>
              </table:table-cell>
              <table:table-cell office:value-type="float" office:value="-0.728371">
                <text:p>-0.728371</text:p>
              </table:table-cell>
              <table:table-cell office:value-type="float" office:value="-0.735188">
                <text:p>-0.735188</text:p>
              </table:table-cell>
              <table:table-cell office:value-type="float" office:value="-0.71639">
                <text:p>-0.716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850569">
                <text:p>-0.850569</text:p>
              </table:table-cell>
              <table:table-cell office:value-type="float" office:value="-0.731354">
                <text:p>-0.731354</text:p>
              </table:table-cell>
              <table:table-cell office:value-type="float" office:value="-0.748842">
                <text:p>-0.748842</text:p>
              </table:table-cell>
              <table:table-cell office:value-type="float" office:value="-0.737085">
                <text:p>-0.7370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774216">
                <text:p>-0.774216</text:p>
              </table:table-cell>
              <table:table-cell office:value-type="float" office:value="-0.734323">
                <text:p>-0.734323</text:p>
              </table:table-cell>
              <table:table-cell office:value-type="float" office:value="-0.707956">
                <text:p>-0.707956</text:p>
              </table:table-cell>
              <table:table-cell office:value-type="float" office:value="-0.739886">
                <text:p>-0.7398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666976">
                <text:p>-0.666976</text:p>
              </table:table-cell>
              <table:table-cell office:value-type="float" office:value="-0.737277">
                <text:p>-0.737277</text:p>
              </table:table-cell>
              <table:table-cell office:value-type="float" office:value="-0.71901">
                <text:p>-0.71901</text:p>
              </table:table-cell>
              <table:table-cell office:value-type="float" office:value="-0.738905">
                <text:p>-0.7389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641928">
                <text:p>-0.641928</text:p>
              </table:table-cell>
              <table:table-cell office:value-type="float" office:value="-0.740218">
                <text:p>-0.740218</text:p>
              </table:table-cell>
              <table:table-cell office:value-type="float" office:value="-0.709084">
                <text:p>-0.709084</text:p>
              </table:table-cell>
              <table:table-cell office:value-type="float" office:value="-0.751044">
                <text:p>-0.75104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661364">
                <text:p>-0.661364</text:p>
              </table:table-cell>
              <table:table-cell office:value-type="float" office:value="-0.743145">
                <text:p>-0.743145</text:p>
              </table:table-cell>
              <table:table-cell office:value-type="float" office:value="-0.723035">
                <text:p>-0.723035</text:p>
              </table:table-cell>
              <table:table-cell office:value-type="float" office:value="-0.753275">
                <text:p>-0.7532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800936">
                <text:p>-0.800936</text:p>
              </table:table-cell>
              <table:table-cell office:value-type="float" office:value="-0.746057">
                <text:p>-0.746057</text:p>
              </table:table-cell>
              <table:table-cell office:value-type="float" office:value="-0.757007">
                <text:p>-0.757007</text:p>
              </table:table-cell>
              <table:table-cell office:value-type="float" office:value="-0.772637">
                <text:p>-0.7726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843974">
                <text:p>-0.843974</text:p>
              </table:table-cell>
              <table:table-cell office:value-type="float" office:value="-0.748956">
                <text:p>-0.748956</text:p>
              </table:table-cell>
              <table:table-cell office:value-type="float" office:value="-0.775069">
                <text:p>-0.775069</text:p>
              </table:table-cell>
              <table:table-cell office:value-type="float" office:value="-0.757171">
                <text:p>-0.75717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836834">
                <text:p>-0.836834</text:p>
              </table:table-cell>
              <table:table-cell office:value-type="float" office:value="-0.75184">
                <text:p>-0.75184</text:p>
              </table:table-cell>
              <table:table-cell office:value-type="float" office:value="-0.816974">
                <text:p>-0.816974</text:p>
              </table:table-cell>
              <table:table-cell office:value-type="float" office:value="-0.756853">
                <text:p>-0.75685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732239">
                <text:p>-0.732239</text:p>
              </table:table-cell>
              <table:table-cell office:value-type="float" office:value="-0.75471">
                <text:p>-0.75471</text:p>
              </table:table-cell>
              <table:table-cell office:value-type="float" office:value="-0.820604">
                <text:p>-0.820604</text:p>
              </table:table-cell>
              <table:table-cell office:value-type="float" office:value="-0.775915">
                <text:p>-0.7759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87089">
                <text:p>-0.87089</text:p>
              </table:table-cell>
              <table:table-cell office:value-type="float" office:value="-0.757565">
                <text:p>-0.757565</text:p>
              </table:table-cell>
              <table:table-cell office:value-type="float" office:value="-0.787897">
                <text:p>-0.787897</text:p>
              </table:table-cell>
              <table:table-cell office:value-type="float" office:value="-0.790681">
                <text:p>-0.79068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819085">
                <text:p>-0.819085</text:p>
              </table:table-cell>
              <table:table-cell office:value-type="float" office:value="-0.760406">
                <text:p>-0.760406</text:p>
              </table:table-cell>
              <table:table-cell office:value-type="float" office:value="-0.774673">
                <text:p>-0.774673</text:p>
              </table:table-cell>
              <table:table-cell office:value-type="float" office:value="-0.788127">
                <text:p>-0.7881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68044">
                <text:p>-0.68044</text:p>
              </table:table-cell>
              <table:table-cell office:value-type="float" office:value="-0.763232">
                <text:p>-0.763232</text:p>
              </table:table-cell>
              <table:table-cell office:value-type="float" office:value="-0.803557">
                <text:p>-0.803557</text:p>
              </table:table-cell>
              <table:table-cell office:value-type="float" office:value="-0.785621">
                <text:p>-0.7856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770712">
                <text:p>-0.770712</text:p>
              </table:table-cell>
              <table:table-cell office:value-type="float" office:value="-0.766044">
                <text:p>-0.766044</text:p>
              </table:table-cell>
              <table:table-cell office:value-type="float" office:value="-0.790251">
                <text:p>-0.790251</text:p>
              </table:table-cell>
              <table:table-cell office:value-type="float" office:value="-0.779555">
                <text:p>-0.7795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876662">
                <text:p>-0.876662</text:p>
              </table:table-cell>
              <table:table-cell office:value-type="float" office:value="-0.768842">
                <text:p>-0.768842</text:p>
              </table:table-cell>
              <table:table-cell office:value-type="float" office:value="-0.753088">
                <text:p>-0.753088</text:p>
              </table:table-cell>
              <table:table-cell office:value-type="float" office:value="-0.776665">
                <text:p>-0.7766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804358">
                <text:p>-0.804358</text:p>
              </table:table-cell>
              <table:table-cell office:value-type="float" office:value="-0.771625">
                <text:p>-0.771625</text:p>
              </table:table-cell>
              <table:table-cell office:value-type="float" office:value="-0.771675">
                <text:p>-0.771675</text:p>
              </table:table-cell>
              <table:table-cell office:value-type="float" office:value="-0.768695">
                <text:p>-0.7686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633268">
                <text:p>-0.633268</text:p>
              </table:table-cell>
              <table:table-cell office:value-type="float" office:value="-0.774393">
                <text:p>-0.774393</text:p>
              </table:table-cell>
              <table:table-cell office:value-type="float" office:value="-0.77298">
                <text:p>-0.77298</text:p>
              </table:table-cell>
              <table:table-cell office:value-type="float" office:value="-0.752266">
                <text:p>-0.75226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773374">
                <text:p>-0.773374</text:p>
              </table:table-cell>
              <table:table-cell office:value-type="float" office:value="-0.777146">
                <text:p>-0.777146</text:p>
              </table:table-cell>
              <table:table-cell office:value-type="float" office:value="-0.758658">
                <text:p>-0.758658</text:p>
              </table:table-cell>
              <table:table-cell office:value-type="float" office:value="-0.747742">
                <text:p>-0.7477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777239">
                <text:p>-0.777239</text:p>
              </table:table-cell>
              <table:table-cell office:value-type="float" office:value="-0.779884">
                <text:p>-0.779884</text:p>
              </table:table-cell>
              <table:table-cell office:value-type="float" office:value="-0.7267">
                <text:p>-0.7267</text:p>
              </table:table-cell>
              <table:table-cell office:value-type="float" office:value="-0.764008">
                <text:p>-0.7640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805052">
                <text:p>-0.805052</text:p>
              </table:table-cell>
              <table:table-cell office:value-type="float" office:value="-0.782608">
                <text:p>-0.782608</text:p>
              </table:table-cell>
              <table:table-cell office:value-type="float" office:value="-0.738079">
                <text:p>-0.738079</text:p>
              </table:table-cell>
              <table:table-cell office:value-type="float" office:value="-0.766982">
                <text:p>-0.7669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644567">
                <text:p>-0.644567</text:p>
              </table:table-cell>
              <table:table-cell office:value-type="float" office:value="-0.785317">
                <text:p>-0.785317</text:p>
              </table:table-cell>
              <table:table-cell office:value-type="float" office:value="-0.737268">
                <text:p>-0.737268</text:p>
              </table:table-cell>
              <table:table-cell office:value-type="float" office:value="-0.758663">
                <text:p>-0.7586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690166">
                <text:p>-0.690166</text:p>
              </table:table-cell>
              <table:table-cell office:value-type="float" office:value="-0.788011">
                <text:p>-0.788011</text:p>
              </table:table-cell>
              <table:table-cell office:value-type="float" office:value="-0.753694">
                <text:p>-0.753694</text:p>
              </table:table-cell>
              <table:table-cell office:value-type="float" office:value="-0.761951">
                <text:p>-0.7619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769319">
                <text:p>-0.769319</text:p>
              </table:table-cell>
              <table:table-cell office:value-type="float" office:value="-0.79069">
                <text:p>-0.79069</text:p>
              </table:table-cell>
              <table:table-cell office:value-type="float" office:value="-0.75337">
                <text:p>-0.75337</text:p>
              </table:table-cell>
              <table:table-cell office:value-type="float" office:value="-0.77706">
                <text:p>-0.7770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859365">
                <text:p>-0.859365</text:p>
              </table:table-cell>
              <table:table-cell office:value-type="float" office:value="-0.793353">
                <text:p>-0.793353</text:p>
              </table:table-cell>
              <table:table-cell office:value-type="float" office:value="-0.781487">
                <text:p>-0.781487</text:p>
              </table:table-cell>
              <table:table-cell office:value-type="float" office:value="-0.782265">
                <text:p>-0.7822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803434">
                <text:p>-0.803434</text:p>
              </table:table-cell>
              <table:table-cell office:value-type="float" office:value="-0.796002">
                <text:p>-0.796002</text:p>
              </table:table-cell>
              <table:table-cell office:value-type="float" office:value="-0.811558">
                <text:p>-0.811558</text:p>
              </table:table-cell>
              <table:table-cell office:value-type="float" office:value="-0.797769">
                <text:p>-0.7977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785154">
                <text:p>-0.785154</text:p>
              </table:table-cell>
              <table:table-cell office:value-type="float" office:value="-0.798636">
                <text:p>-0.798636</text:p>
              </table:table-cell>
              <table:table-cell office:value-type="float" office:value="-0.817589">
                <text:p>-0.817589</text:p>
              </table:table-cell>
              <table:table-cell office:value-type="float" office:value="-0.784914">
                <text:p>-0.7849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840519">
                <text:p>-0.840519</text:p>
              </table:table-cell>
              <table:table-cell office:value-type="float" office:value="-0.801254">
                <text:p>-0.801254</text:p>
              </table:table-cell>
              <table:table-cell office:value-type="float" office:value="-0.81184">
                <text:p>-0.81184</text:p>
              </table:table-cell>
              <table:table-cell office:value-type="float" office:value="-0.796632">
                <text:p>-0.7966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799473">
                <text:p>-0.799473</text:p>
              </table:table-cell>
              <table:table-cell office:value-type="float" office:value="-0.803857">
                <text:p>-0.803857</text:p>
              </table:table-cell>
              <table:table-cell office:value-type="float" office:value="-0.84071">
                <text:p>-0.84071</text:p>
              </table:table-cell>
              <table:table-cell office:value-type="float" office:value="-0.798361">
                <text:p>-0.79836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830623">
                <text:p>-0.830623</text:p>
              </table:table-cell>
              <table:table-cell office:value-type="float" office:value="-0.806445">
                <text:p>-0.806445</text:p>
              </table:table-cell>
              <table:table-cell office:value-type="float" office:value="-0.81641">
                <text:p>-0.81641</text:p>
              </table:table-cell>
              <table:table-cell office:value-type="float" office:value="-0.815015">
                <text:p>-0.8150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947784">
                <text:p>-0.947784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802998">
                <text:p>-0.802998</text:p>
              </table:table-cell>
              <table:table-cell office:value-type="float" office:value="-0.808815">
                <text:p>-0.8088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663653">
                <text:p>-0.663653</text:p>
              </table:table-cell>
              <table:table-cell office:value-type="float" office:value="-0.811574">
                <text:p>-0.811574</text:p>
              </table:table-cell>
              <table:table-cell office:value-type="float" office:value="-0.784941">
                <text:p>-0.784941</text:p>
              </table:table-cell>
              <table:table-cell office:value-type="float" office:value="-0.818565">
                <text:p>-0.81856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773457">
                <text:p>-0.773457</text:p>
              </table:table-cell>
              <table:table-cell office:value-type="float" office:value="-0.814116">
                <text:p>-0.814116</text:p>
              </table:table-cell>
              <table:table-cell office:value-type="float" office:value="-0.809318">
                <text:p>-0.809318</text:p>
              </table:table-cell>
              <table:table-cell office:value-type="float" office:value="-0.82016">
                <text:p>-0.820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709192">
                <text:p>-0.709192</text:p>
              </table:table-cell>
              <table:table-cell office:value-type="float" office:value="-0.816642">
                <text:p>-0.816642</text:p>
              </table:table-cell>
              <table:table-cell office:value-type="float" office:value="-0.777996">
                <text:p>-0.777996</text:p>
              </table:table-cell>
              <table:table-cell office:value-type="float" office:value="-0.829205">
                <text:p>-0.8292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952507">
                <text:p>-0.952507</text:p>
              </table:table-cell>
              <table:table-cell office:value-type="float" office:value="-0.819152">
                <text:p>-0.819152</text:p>
              </table:table-cell>
              <table:table-cell office:value-type="float" office:value="-0.827401">
                <text:p>-0.827401</text:p>
              </table:table-cell>
              <table:table-cell office:value-type="float" office:value="-0.844555">
                <text:p>-0.8445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791172">
                <text:p>-0.791172</text:p>
              </table:table-cell>
              <table:table-cell office:value-type="float" office:value="-0.821647">
                <text:p>-0.821647</text:p>
              </table:table-cell>
              <table:table-cell office:value-type="float" office:value="-0.833249">
                <text:p>-0.833249</text:p>
              </table:table-cell>
              <table:table-cell office:value-type="float" office:value="-0.840277">
                <text:p>-0.8402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910678">
                <text:p>-0.910678</text:p>
              </table:table-cell>
              <table:table-cell office:value-type="float" office:value="-0.824126">
                <text:p>-0.824126</text:p>
              </table:table-cell>
              <table:table-cell office:value-type="float" office:value="-0.879414">
                <text:p>-0.879414</text:p>
              </table:table-cell>
              <table:table-cell office:value-type="float" office:value="-0.827998">
                <text:p>-0.8279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802699">
                <text:p>-0.802699</text:p>
              </table:table-cell>
              <table:table-cell office:value-type="float" office:value="-0.82659">
                <text:p>-0.82659</text:p>
              </table:table-cell>
              <table:table-cell office:value-type="float" office:value="-0.882577">
                <text:p>-0.882577</text:p>
              </table:table-cell>
              <table:table-cell office:value-type="float" office:value="-0.852652">
                <text:p>-0.8526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940018">
                <text:p>-0.940018</text:p>
              </table:table-cell>
              <table:table-cell office:value-type="float" office:value="-0.829038">
                <text:p>-0.829038</text:p>
              </table:table-cell>
              <table:table-cell office:value-type="float" office:value="-0.881056">
                <text:p>-0.881056</text:p>
              </table:table-cell>
              <table:table-cell office:value-type="float" office:value="-0.848895">
                <text:p>-0.8488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968322">
                <text:p>-0.968322</text:p>
              </table:table-cell>
              <table:table-cell office:value-type="float" office:value="-0.83147">
                <text:p>-0.83147</text:p>
              </table:table-cell>
              <table:table-cell office:value-type="float" office:value="-0.861462">
                <text:p>-0.861462</text:p>
              </table:table-cell>
              <table:table-cell office:value-type="float" office:value="-0.867604">
                <text:p>-0.86760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783567">
                <text:p>-0.783567</text:p>
              </table:table-cell>
              <table:table-cell office:value-type="float" office:value="-0.833886">
                <text:p>-0.833886</text:p>
              </table:table-cell>
              <table:table-cell office:value-type="float" office:value="-0.887893">
                <text:p>-0.887893</text:p>
              </table:table-cell>
              <table:table-cell office:value-type="float" office:value="-0.863843">
                <text:p>-0.8638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812707">
                <text:p>-0.812707</text:p>
              </table:table-cell>
              <table:table-cell office:value-type="float" office:value="-0.836286">
                <text:p>-0.836286</text:p>
              </table:table-cell>
              <table:table-cell office:value-type="float" office:value="-0.846316">
                <text:p>-0.846316</text:p>
              </table:table-cell>
              <table:table-cell office:value-type="float" office:value="-0.864319">
                <text:p>-0.8643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934851">
                <text:p>-0.934851</text:p>
              </table:table-cell>
              <table:table-cell office:value-type="float" office:value="-0.838671">
                <text:p>-0.838671</text:p>
              </table:table-cell>
              <table:table-cell office:value-type="float" office:value="-0.835648">
                <text:p>-0.835648</text:p>
              </table:table-cell>
              <table:table-cell office:value-type="float" office:value="-0.858254">
                <text:p>-0.8582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732134">
                <text:p>-0.732134</text:p>
              </table:table-cell>
              <table:table-cell office:value-type="float" office:value="-0.841039">
                <text:p>-0.841039</text:p>
              </table:table-cell>
              <table:table-cell office:value-type="float" office:value="-0.861163">
                <text:p>-0.861163</text:p>
              </table:table-cell>
              <table:table-cell office:value-type="float" office:value="-0.859953">
                <text:p>-0.8599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914983">
                <text:p>-0.914983</text:p>
              </table:table-cell>
              <table:table-cell office:value-type="float" office:value="-0.843391">
                <text:p>-0.843391</text:p>
              </table:table-cell>
              <table:table-cell office:value-type="float" office:value="-0.857903">
                <text:p>-0.857903</text:p>
              </table:table-cell>
              <table:table-cell office:value-type="float" office:value="-0.842968">
                <text:p>-0.84296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91114">
                <text:p>-0.91114</text:p>
              </table:table-cell>
              <table:table-cell office:value-type="float" office:value="-0.845728">
                <text:p>-0.845728</text:p>
              </table:table-cell>
              <table:table-cell office:value-type="float" office:value="-0.839725">
                <text:p>-0.839725</text:p>
              </table:table-cell>
              <table:table-cell office:value-type="float" office:value="-0.84634">
                <text:p>-0.846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796408">
                <text:p>-0.796408</text:p>
              </table:table-cell>
              <table:table-cell office:value-type="float" office:value="-0.848048">
                <text:p>-0.848048</text:p>
              </table:table-cell>
              <table:table-cell office:value-type="float" office:value="-0.857576">
                <text:p>-0.857576</text:p>
              </table:table-cell>
              <table:table-cell office:value-type="float" office:value="-0.84714">
                <text:p>-0.847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843962">
                <text:p>-0.843962</text:p>
              </table:table-cell>
              <table:table-cell office:value-type="float" office:value="-0.850352">
                <text:p>-0.850352</text:p>
              </table:table-cell>
              <table:table-cell office:value-type="float" office:value="-0.825215">
                <text:p>-0.825215</text:p>
              </table:table-cell>
              <table:table-cell office:value-type="float" office:value="-0.853156">
                <text:p>-0.8531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821389">
                <text:p>-0.821389</text:p>
              </table:table-cell>
              <table:table-cell office:value-type="float" office:value="-0.85264">
                <text:p>-0.85264</text:p>
              </table:table-cell>
              <table:table-cell office:value-type="float" office:value="-0.84407">
                <text:p>-0.84407</text:p>
              </table:table-cell>
              <table:table-cell office:value-type="float" office:value="-0.847788">
                <text:p>-0.84778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753179">
                <text:p>-0.753179</text:p>
              </table:table-cell>
              <table:table-cell office:value-type="float" office:value="-0.854912">
                <text:p>-0.854912</text:p>
              </table:table-cell>
              <table:table-cell office:value-type="float" office:value="-0.843263">
                <text:p>-0.843263</text:p>
              </table:table-cell>
              <table:table-cell office:value-type="float" office:value="-0.853287">
                <text:p>-0.85328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.005415">
                <text:p>-1.005415</text:p>
              </table:table-cell>
              <table:table-cell office:value-type="float" office:value="-0.857167">
                <text:p>-0.857167</text:p>
              </table:table-cell>
              <table:table-cell office:value-type="float" office:value="-0.850248">
                <text:p>-0.850248</text:p>
              </table:table-cell>
              <table:table-cell office:value-type="float" office:value="-0.846936">
                <text:p>-0.8469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792372">
                <text:p>-0.792372</text:p>
              </table:table-cell>
              <table:table-cell office:value-type="float" office:value="-0.859406">
                <text:p>-0.859406</text:p>
              </table:table-cell>
              <table:table-cell office:value-type="float" office:value="-0.861131">
                <text:p>-0.861131</text:p>
              </table:table-cell>
              <table:table-cell office:value-type="float" office:value="-0.855839">
                <text:p>-0.8558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878887">
                <text:p>-0.878887</text:p>
              </table:table-cell>
              <table:table-cell office:value-type="float" office:value="-0.861629">
                <text:p>-0.861629</text:p>
              </table:table-cell>
              <table:table-cell office:value-type="float" office:value="-0.869018">
                <text:p>-0.869018</text:p>
              </table:table-cell>
              <table:table-cell office:value-type="float" office:value="-0.84988">
                <text:p>-0.849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875803">
                <text:p>-0.875803</text:p>
              </table:table-cell>
              <table:table-cell office:value-type="float" office:value="-0.863836">
                <text:p>-0.863836</text:p>
              </table:table-cell>
              <table:table-cell office:value-type="float" office:value="-0.83696">
                <text:p>-0.83696</text:p>
              </table:table-cell>
              <table:table-cell office:value-type="float" office:value="-0.846825">
                <text:p>-0.8468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792614">
                <text:p>-0.792614</text:p>
              </table:table-cell>
              <table:table-cell office:value-type="float" office:value="-0.866025">
                <text:p>-0.866025</text:p>
              </table:table-cell>
              <table:table-cell office:value-type="float" office:value="-0.8803">
                <text:p>-0.8803</text:p>
              </table:table-cell>
              <table:table-cell office:value-type="float" office:value="-0.841135">
                <text:p>-0.8411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845128">
                <text:p>-0.845128</text:p>
              </table:table-cell>
              <table:table-cell office:value-type="float" office:value="-0.868199">
                <text:p>-0.868199</text:p>
              </table:table-cell>
              <table:table-cell office:value-type="float" office:value="-0.850694">
                <text:p>-0.850694</text:p>
              </table:table-cell>
              <table:table-cell office:value-type="float" office:value="-0.855759">
                <text:p>-0.8557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.009068">
                <text:p>-1.009068</text:p>
              </table:table-cell>
              <table:table-cell office:value-type="float" office:value="-0.870356">
                <text:p>-0.870356</text:p>
              </table:table-cell>
              <table:table-cell office:value-type="float" office:value="-0.837605">
                <text:p>-0.837605</text:p>
              </table:table-cell>
              <table:table-cell office:value-type="float" office:value="-0.840945">
                <text:p>-0.8409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730858">
                <text:p>-0.730858</text:p>
              </table:table-cell>
              <table:table-cell office:value-type="float" office:value="-0.872496">
                <text:p>-0.872496</text:p>
              </table:table-cell>
              <table:table-cell office:value-type="float" office:value="-0.830842">
                <text:p>-0.830842</text:p>
              </table:table-cell>
              <table:table-cell office:value-type="float" office:value="-0.848961">
                <text:p>-0.8489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810357">
                <text:p>-0.810357</text:p>
              </table:table-cell>
              <table:table-cell office:value-type="float" office:value="-0.87462">
                <text:p>-0.87462</text:p>
              </table:table-cell>
              <table:table-cell office:value-type="float" office:value="-0.844625">
                <text:p>-0.844625</text:p>
              </table:table-cell>
              <table:table-cell office:value-type="float" office:value="-0.836729">
                <text:p>-0.83672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7588">
                <text:p>-0.7588</text:p>
              </table:table-cell>
              <table:table-cell office:value-type="float" office:value="-0.876727">
                <text:p>-0.876727</text:p>
              </table:table-cell>
              <table:table-cell office:value-type="float" office:value="-0.811303">
                <text:p>-0.811303</text:p>
              </table:table-cell>
              <table:table-cell office:value-type="float" office:value="-0.833438">
                <text:p>-0.8334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914044">
                <text:p>-0.914044</text:p>
              </table:table-cell>
              <table:table-cell office:value-type="float" office:value="-0.878817">
                <text:p>-0.878817</text:p>
              </table:table-cell>
              <table:table-cell office:value-type="float" office:value="-0.841243">
                <text:p>-0.841243</text:p>
              </table:table-cell>
              <table:table-cell office:value-type="float" office:value="-0.834009">
                <text:p>-0.8340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842459">
                <text:p>-0.842459</text:p>
              </table:table-cell>
              <table:table-cell office:value-type="float" office:value="-0.880891">
                <text:p>-0.880891</text:p>
              </table:table-cell>
              <table:table-cell office:value-type="float" office:value="-0.828037">
                <text:p>-0.828037</text:p>
              </table:table-cell>
              <table:table-cell office:value-type="float" office:value="-0.833787">
                <text:p>-0.8337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880557">
                <text:p>-0.880557</text:p>
              </table:table-cell>
              <table:table-cell office:value-type="float" office:value="-0.882948">
                <text:p>-0.882948</text:p>
              </table:table-cell>
              <table:table-cell office:value-type="float" office:value="-0.844199">
                <text:p>-0.844199</text:p>
              </table:table-cell>
              <table:table-cell office:value-type="float" office:value="-0.833864">
                <text:p>-0.8338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744327">
                <text:p>-0.744327</text:p>
              </table:table-cell>
              <table:table-cell office:value-type="float" office:value="-0.884988">
                <text:p>-0.884988</text:p>
              </table:table-cell>
              <table:table-cell office:value-type="float" office:value="-0.821169">
                <text:p>-0.821169</text:p>
              </table:table-cell>
              <table:table-cell office:value-type="float" office:value="-0.860488">
                <text:p>-0.8604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839609">
                <text:p>-0.839609</text:p>
              </table:table-cell>
              <table:table-cell office:value-type="float" office:value="-0.887011">
                <text:p>-0.887011</text:p>
              </table:table-cell>
              <table:table-cell office:value-type="float" office:value="-0.821213">
                <text:p>-0.821213</text:p>
              </table:table-cell>
              <table:table-cell office:value-type="float" office:value="-0.881342">
                <text:p>-0.88134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798894">
                <text:p>-0.798894</text:p>
              </table:table-cell>
              <table:table-cell office:value-type="float" office:value="-0.889017">
                <text:p>-0.889017</text:p>
              </table:table-cell>
              <table:table-cell office:value-type="float" office:value="-0.847086">
                <text:p>-0.847086</text:p>
              </table:table-cell>
              <table:table-cell office:value-type="float" office:value="-0.884357">
                <text:p>-0.88435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842681">
                <text:p>-0.842681</text:p>
              </table:table-cell>
              <table:table-cell office:value-type="float" office:value="-0.891007">
                <text:p>-0.891007</text:p>
              </table:table-cell>
              <table:table-cell office:value-type="float" office:value="-0.902963">
                <text:p>-0.902963</text:p>
              </table:table-cell>
              <table:table-cell office:value-type="float" office:value="-0.879342">
                <text:p>-0.87934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.009919">
                <text:p>-1.009919</text:p>
              </table:table-cell>
              <table:table-cell office:value-type="float" office:value="-0.892979">
                <text:p>-0.892979</text:p>
              </table:table-cell>
              <table:table-cell office:value-type="float" office:value="-0.942993">
                <text:p>-0.942993</text:p>
              </table:table-cell>
              <table:table-cell office:value-type="float" office:value="-0.883665">
                <text:p>-0.88366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023716">
                <text:p>-1.023716</text:p>
              </table:table-cell>
              <table:table-cell office:value-type="float" office:value="-0.894934">
                <text:p>-0.894934</text:p>
              </table:table-cell>
              <table:table-cell office:value-type="float" office:value="-0.941608">
                <text:p>-0.941608</text:p>
              </table:table-cell>
              <table:table-cell office:value-type="float" office:value="-0.882805">
                <text:p>-0.8828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.039759">
                <text:p>-1.039759</text:p>
              </table:table-cell>
              <table:table-cell office:value-type="float" office:value="-0.896873">
                <text:p>-0.896873</text:p>
              </table:table-cell>
              <table:table-cell office:value-type="float" office:value="-0.944847">
                <text:p>-0.944847</text:p>
              </table:table-cell>
              <table:table-cell office:value-type="float" office:value="-0.909942">
                <text:p>-0.9099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791965">
                <text:p>-0.791965</text:p>
              </table:table-cell>
              <table:table-cell office:value-type="float" office:value="-0.898794">
                <text:p>-0.898794</text:p>
              </table:table-cell>
              <table:table-cell office:value-type="float" office:value="-0.920865">
                <text:p>-0.920865</text:p>
              </table:table-cell>
              <table:table-cell office:value-type="float" office:value="-0.914972">
                <text:p>-0.9149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858879">
                <text:p>-0.858879</text:p>
              </table:table-cell>
              <table:table-cell office:value-type="float" office:value="-0.900698">
                <text:p>-0.900698</text:p>
              </table:table-cell>
              <table:table-cell office:value-type="float" office:value="-0.890341">
                <text:p>-0.890341</text:p>
              </table:table-cell>
              <table:table-cell office:value-type="float" office:value="-0.924996">
                <text:p>-0.9249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89001">
                <text:p>-0.89001</text:p>
              </table:table-cell>
              <table:table-cell office:value-type="float" office:value="-0.902585">
                <text:p>-0.902585</text:p>
              </table:table-cell>
              <table:table-cell office:value-type="float" office:value="-0.890957">
                <text:p>-0.890957</text:p>
              </table:table-cell>
              <table:table-cell office:value-type="float" office:value="-0.925985">
                <text:p>-0.9259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871096">
                <text:p>-0.871096</text:p>
              </table:table-cell>
              <table:table-cell office:value-type="float" office:value="-0.904455">
                <text:p>-0.904455</text:p>
              </table:table-cell>
              <table:table-cell office:value-type="float" office:value="-0.911552">
                <text:p>-0.911552</text:p>
              </table:table-cell>
              <table:table-cell office:value-type="float" office:value="-0.921282">
                <text:p>-0.92128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.042837">
                <text:p>-1.042837</text:p>
              </table:table-cell>
              <table:table-cell office:value-type="float" office:value="-0.906308">
                <text:p>-0.906308</text:p>
              </table:table-cell>
              <table:table-cell office:value-type="float" office:value="-0.921606">
                <text:p>-0.921606</text:p>
              </table:table-cell>
              <table:table-cell office:value-type="float" office:value="-0.901847">
                <text:p>-0.90184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894938">
                <text:p>-0.894938</text:p>
              </table:table-cell>
              <table:table-cell office:value-type="float" office:value="-0.908143">
                <text:p>-0.908143</text:p>
              </table:table-cell>
              <table:table-cell office:value-type="float" office:value="-0.914318">
                <text:p>-0.914318</text:p>
              </table:table-cell>
              <table:table-cell office:value-type="float" office:value="-0.901079">
                <text:p>-0.9010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909152">
                <text:p>-0.909152</text:p>
              </table:table-cell>
              <table:table-cell office:value-type="float" office:value="-0.909961">
                <text:p>-0.909961</text:p>
              </table:table-cell>
              <table:table-cell office:value-type="float" office:value="-0.931734">
                <text:p>-0.931734</text:p>
              </table:table-cell>
              <table:table-cell office:value-type="float" office:value="-0.925235">
                <text:p>-0.9252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853568">
                <text:p>-0.853568</text:p>
              </table:table-cell>
              <table:table-cell office:value-type="float" office:value="-0.911762">
                <text:p>-0.911762</text:p>
              </table:table-cell>
              <table:table-cell office:value-type="float" office:value="-0.885153">
                <text:p>-0.885153</text:p>
              </table:table-cell>
              <table:table-cell office:value-type="float" office:value="-0.938343">
                <text:p>-0.9383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958176">
                <text:p>-0.958176</text:p>
              </table:table-cell>
              <table:table-cell office:value-type="float" office:value="-0.913545">
                <text:p>-0.913545</text:p>
              </table:table-cell>
              <table:table-cell office:value-type="float" office:value="-0.912427">
                <text:p>-0.912427</text:p>
              </table:table-cell>
              <table:table-cell office:value-type="float" office:value="-0.93259">
                <text:p>-0.9325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809932">
                <text:p>-0.809932</text:p>
              </table:table-cell>
              <table:table-cell office:value-type="float" office:value="-0.915311">
                <text:p>-0.915311</text:p>
              </table:table-cell>
              <table:table-cell office:value-type="float" office:value="-0.942133">
                <text:p>-0.942133</text:p>
              </table:table-cell>
              <table:table-cell office:value-type="float" office:value="-0.943747">
                <text:p>-0.9437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.031311">
                <text:p>-1.031311</text:p>
              </table:table-cell>
              <table:table-cell office:value-type="float" office:value="-0.91706">
                <text:p>-0.91706</text:p>
              </table:table-cell>
              <table:table-cell office:value-type="float" office:value="-0.972033">
                <text:p>-0.972033</text:p>
              </table:table-cell>
              <table:table-cell office:value-type="float" office:value="-0.944269">
                <text:p>-0.9442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.057682">
                <text:p>-1.057682</text:p>
              </table:table-cell>
              <table:table-cell office:value-type="float" office:value="-0.918791">
                <text:p>-0.918791</text:p>
              </table:table-cell>
              <table:table-cell office:value-type="float" office:value="-0.945744">
                <text:p>-0.945744</text:p>
              </table:table-cell>
              <table:table-cell office:value-type="float" office:value="-0.956139">
                <text:p>-0.9561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.003067">
                <text:p>-1.003067</text:p>
              </table:table-cell>
              <table:table-cell office:value-type="float" office:value="-0.920505">
                <text:p>-0.920505</text:p>
              </table:table-cell>
              <table:table-cell office:value-type="float" office:value="-0.982523">
                <text:p>-0.982523</text:p>
              </table:table-cell>
              <table:table-cell office:value-type="float" office:value="-0.952434">
                <text:p>-0.9524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826731">
                <text:p>-0.826731</text:p>
              </table:table-cell>
              <table:table-cell office:value-type="float" office:value="-0.922201">
                <text:p>-0.922201</text:p>
              </table:table-cell>
              <table:table-cell office:value-type="float" office:value="-0.985975">
                <text:p>-0.985975</text:p>
              </table:table-cell>
              <table:table-cell office:value-type="float" office:value="-0.970568">
                <text:p>-0.9705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993826">
                <text:p>-0.993826</text:p>
              </table:table-cell>
              <table:table-cell office:value-type="float" office:value="-0.92388">
                <text:p>-0.92388</text:p>
              </table:table-cell>
              <table:table-cell office:value-type="float" office:value="-0.97954">
                <text:p>-0.97954</text:p>
              </table:table-cell>
              <table:table-cell office:value-type="float" office:value="-0.965954">
                <text:p>-0.9659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.04857">
                <text:p>-1.04857</text:p>
              </table:table-cell>
              <table:table-cell office:value-type="float" office:value="-0.925541">
                <text:p>-0.925541</text:p>
              </table:table-cell>
              <table:table-cell office:value-type="float" office:value="-0.952607">
                <text:p>-0.952607</text:p>
              </table:table-cell>
              <table:table-cell office:value-type="float" office:value="-0.974865">
                <text:p>-0.9748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.025508">
                <text:p>-1.025508</text:p>
              </table:table-cell>
              <table:table-cell office:value-type="float" office:value="-0.927184">
                <text:p>-0.927184</text:p>
              </table:table-cell>
              <table:table-cell office:value-type="float" office:value="-0.99787">
                <text:p>-0.99787</text:p>
              </table:table-cell>
              <table:table-cell office:value-type="float" office:value="-0.973979">
                <text:p>-0.97397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868401">
                <text:p>-0.868401</text:p>
              </table:table-cell>
              <table:table-cell office:value-type="float" office:value="-0.92881">
                <text:p>-0.92881</text:p>
              </table:table-cell>
              <table:table-cell office:value-type="float" office:value="-0.980587">
                <text:p>-0.980587</text:p>
              </table:table-cell>
              <table:table-cell office:value-type="float" office:value="-0.95397">
                <text:p>-0.953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.053046">
                <text:p>-1.053046</text:p>
              </table:table-cell>
              <table:table-cell office:value-type="float" office:value="-0.930418">
                <text:p>-0.930418</text:p>
              </table:table-cell>
              <table:table-cell office:value-type="float" office:value="-0.952465">
                <text:p>-0.952465</text:p>
              </table:table-cell>
              <table:table-cell office:value-type="float" office:value="-0.944283">
                <text:p>-0.94428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907414">
                <text:p>-0.907414</text:p>
              </table:table-cell>
              <table:table-cell office:value-type="float" office:value="-0.932008">
                <text:p>-0.932008</text:p>
              </table:table-cell>
              <table:table-cell office:value-type="float" office:value="-0.951677">
                <text:p>-0.951677</text:p>
              </table:table-cell>
              <table:table-cell office:value-type="float" office:value="-0.946203">
                <text:p>-0.9462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907957">
                <text:p>-0.907957</text:p>
              </table:table-cell>
              <table:table-cell office:value-type="float" office:value="-0.93358">
                <text:p>-0.93358</text:p>
              </table:table-cell>
              <table:table-cell office:value-type="float" office:value="-0.945513">
                <text:p>-0.945513</text:p>
              </table:table-cell>
              <table:table-cell office:value-type="float" office:value="-0.944162">
                <text:p>-0.94416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.021568">
                <text:p>-1.021568</text:p>
              </table:table-cell>
              <table:table-cell office:value-type="float" office:value="-0.935135">
                <text:p>-0.935135</text:p>
              </table:table-cell>
              <table:table-cell office:value-type="float" office:value="-0.914206">
                <text:p>-0.914206</text:p>
              </table:table-cell>
              <table:table-cell office:value-type="float" office:value="-0.936788">
                <text:p>-0.9367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837582">
                <text:p>-0.837582</text:p>
              </table:table-cell>
              <table:table-cell office:value-type="float" office:value="-0.936672">
                <text:p>-0.936672</text:p>
              </table:table-cell>
              <table:table-cell office:value-type="float" office:value="-0.902293">
                <text:p>-0.902293</text:p>
              </table:table-cell>
              <table:table-cell office:value-type="float" office:value="-0.919624">
                <text:p>-0.9196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896511">
                <text:p>-0.896511</text:p>
              </table:table-cell>
              <table:table-cell office:value-type="float" office:value="-0.938191">
                <text:p>-0.938191</text:p>
              </table:table-cell>
              <table:table-cell office:value-type="float" office:value="-0.914976">
                <text:p>-0.914976</text:p>
              </table:table-cell>
              <table:table-cell office:value-type="float" office:value="-0.928571">
                <text:p>-0.9285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847849">
                <text:p>-0.847849</text:p>
              </table:table-cell>
              <table:table-cell office:value-type="float" office:value="-0.939693">
                <text:p>-0.939693</text:p>
              </table:table-cell>
              <table:table-cell office:value-type="float" office:value="-0.904153">
                <text:p>-0.904153</text:p>
              </table:table-cell>
              <table:table-cell office:value-type="float" office:value="-0.909894">
                <text:p>-0.90989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971371">
                <text:p>-0.971371</text:p>
              </table:table-cell>
              <table:table-cell office:value-type="float" office:value="-0.941176">
                <text:p>-0.941176</text:p>
              </table:table-cell>
              <table:table-cell office:value-type="float" office:value="-0.903979">
                <text:p>-0.903979</text:p>
              </table:table-cell>
              <table:table-cell office:value-type="float" office:value="-0.917828">
                <text:p>-0.91782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967454">
                <text:p>-0.967454</text:p>
              </table:table-cell>
              <table:table-cell office:value-type="float" office:value="-0.942641">
                <text:p>-0.942641</text:p>
              </table:table-cell>
              <table:table-cell office:value-type="float" office:value="-0.918041">
                <text:p>-0.918041</text:p>
              </table:table-cell>
              <table:table-cell office:value-type="float" office:value="-0.913332">
                <text:p>-0.91333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836713">
                <text:p>-0.836713</text:p>
              </table:table-cell>
              <table:table-cell office:value-type="float" office:value="-0.944089">
                <text:p>-0.944089</text:p>
              </table:table-cell>
              <table:table-cell office:value-type="float" office:value="-0.91799">
                <text:p>-0.91799</text:p>
              </table:table-cell>
              <table:table-cell office:value-type="float" office:value="-0.916558">
                <text:p>-0.91655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966817">
                <text:p>-0.966817</text:p>
              </table:table-cell>
              <table:table-cell office:value-type="float" office:value="-0.945519">
                <text:p>-0.945519</text:p>
              </table:table-cell>
              <table:table-cell office:value-type="float" office:value="-0.922653">
                <text:p>-0.922653</text:p>
              </table:table-cell>
              <table:table-cell office:value-type="float" office:value="-0.928119">
                <text:p>-0.92811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847595">
                <text:p>-0.847595</text:p>
              </table:table-cell>
              <table:table-cell office:value-type="float" office:value="-0.94693">
                <text:p>-0.94693</text:p>
              </table:table-cell>
              <table:table-cell office:value-type="float" office:value="-0.900864">
                <text:p>-0.900864</text:p>
              </table:table-cell>
              <table:table-cell office:value-type="float" office:value="-0.92116">
                <text:p>-0.9211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994687">
                <text:p>-0.994687</text:p>
              </table:table-cell>
              <table:table-cell office:value-type="float" office:value="-0.948324">
                <text:p>-0.948324</text:p>
              </table:table-cell>
              <table:table-cell office:value-type="float" office:value="-0.944931">
                <text:p>-0.944931</text:p>
              </table:table-cell>
              <table:table-cell office:value-type="float" office:value="-0.928703">
                <text:p>-0.9287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858508">
                <text:p>-0.858508</text:p>
              </table:table-cell>
              <table:table-cell office:value-type="float" office:value="-0.949699">
                <text:p>-0.949699</text:p>
              </table:table-cell>
              <table:table-cell office:value-type="float" office:value="-0.944518">
                <text:p>-0.944518</text:p>
              </table:table-cell>
              <table:table-cell office:value-type="float" office:value="-0.940814">
                <text:p>-0.94081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.057048">
                <text:p>-1.057048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938993">
                <text:p>-0.938993</text:p>
              </table:table-cell>
              <table:table-cell office:value-type="float" office:value="-0.93431">
                <text:p>-0.9343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964754">
                <text:p>-0.964754</text:p>
              </table:table-cell>
              <table:table-cell office:value-type="float" office:value="-0.952396">
                <text:p>-0.952396</text:p>
              </table:table-cell>
              <table:table-cell office:value-type="float" office:value="-0.926219">
                <text:p>-0.926219</text:p>
              </table:table-cell>
              <table:table-cell office:value-type="float" office:value="-0.941327">
                <text:p>-0.94132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819967">
                <text:p>-0.819967</text:p>
              </table:table-cell>
              <table:table-cell office:value-type="float" office:value="-0.953717">
                <text:p>-0.953717</text:p>
              </table:table-cell>
              <table:table-cell office:value-type="float" office:value="-0.975435">
                <text:p>-0.975435</text:p>
              </table:table-cell>
              <table:table-cell office:value-type="float" office:value="-0.949636">
                <text:p>-0.94963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930818">
                <text:p>-0.930818</text:p>
              </table:table-cell>
              <table:table-cell office:value-type="float" office:value="-0.95502">
                <text:p>-0.95502</text:p>
              </table:table-cell>
              <table:table-cell office:value-type="float" office:value="-0.943209">
                <text:p>-0.943209</text:p>
              </table:table-cell>
              <table:table-cell office:value-type="float" office:value="-0.963712">
                <text:p>-0.9637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.104589">
                <text:p>-1.104589</text:p>
              </table:table-cell>
              <table:table-cell office:value-type="float" office:value="-0.956305">
                <text:p>-0.956305</text:p>
              </table:table-cell>
              <table:table-cell office:value-type="float" office:value="-0.933037">
                <text:p>-0.933037</text:p>
              </table:table-cell>
              <table:table-cell office:value-type="float" office:value="-0.972695">
                <text:p>-0.97269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895916">
                <text:p>-0.895916</text:p>
              </table:table-cell>
              <table:table-cell office:value-type="float" office:value="-0.957571">
                <text:p>-0.957571</text:p>
              </table:table-cell>
              <table:table-cell office:value-type="float" office:value="-0.980686">
                <text:p>-0.980686</text:p>
              </table:table-cell>
              <table:table-cell office:value-type="float" office:value="-0.974585">
                <text:p>-0.97458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913897">
                <text:p>-0.913897</text:p>
              </table:table-cell>
              <table:table-cell office:value-type="float" office:value="-0.95882">
                <text:p>-0.95882</text:p>
              </table:table-cell>
              <table:table-cell office:value-type="float" office:value="-0.99501">
                <text:p>-0.99501</text:p>
              </table:table-cell>
              <table:table-cell office:value-type="float" office:value="-0.976723">
                <text:p>-0.97672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.058213">
                <text:p>-1.058213</text:p>
              </table:table-cell>
              <table:table-cell office:value-type="float" office:value="-0.96005">
                <text:p>-0.96005</text:p>
              </table:table-cell>
              <table:table-cell office:value-type="float" office:value="-0.992792">
                <text:p>-0.992792</text:p>
              </table:table-cell>
              <table:table-cell office:value-type="float" office:value="-0.985748">
                <text:p>-0.98574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.002438">
                <text:p>-1.002438</text:p>
              </table:table-cell>
              <table:table-cell office:value-type="float" office:value="-0.961262">
                <text:p>-0.961262</text:p>
              </table:table-cell>
              <table:table-cell office:value-type="float" office:value="-0.989468">
                <text:p>-0.989468</text:p>
              </table:table-cell>
              <table:table-cell office:value-type="float" office:value="-0.987484">
                <text:p>-0.98748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.093499">
                <text:p>-1.093499</text:p>
              </table:table-cell>
              <table:table-cell office:value-type="float" office:value="-0.962455">
                <text:p>-0.962455</text:p>
              </table:table-cell>
              <table:table-cell office:value-type="float" office:value="-1.022802">
                <text:p>-1.022802</text:p>
              </table:table-cell>
              <table:table-cell office:value-type="float" office:value="-0.995719">
                <text:p>-0.9957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879294">
                <text:p>-0.879294</text:p>
              </table:table-cell>
              <table:table-cell office:value-type="float" office:value="-0.96363">
                <text:p>-0.96363</text:p>
              </table:table-cell>
              <table:table-cell office:value-type="float" office:value="-1.023966">
                <text:p>-1.023966</text:p>
              </table:table-cell>
              <table:table-cell office:value-type="float" office:value="-0.983617">
                <text:p>-0.98361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.080569">
                <text:p>-1.080569</text:p>
              </table:table-cell>
              <table:table-cell office:value-type="float" office:value="-0.964787">
                <text:p>-0.964787</text:p>
              </table:table-cell>
              <table:table-cell office:value-type="float" office:value="-0.99129">
                <text:p>-0.99129</text:p>
              </table:table-cell>
              <table:table-cell office:value-type="float" office:value="-1.002907">
                <text:p>-1.00290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.06403">
                <text:p>-1.06403</text:p>
              </table:table-cell>
              <table:table-cell office:value-type="float" office:value="-0.965926">
                <text:p>-0.965926</text:p>
              </table:table-cell>
              <table:table-cell office:value-type="float" office:value="-0.976871">
                <text:p>-0.976871</text:p>
              </table:table-cell>
              <table:table-cell office:value-type="float" office:value="-1.003438">
                <text:p>-1.00343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839061">
                <text:p>-0.839061</text:p>
              </table:table-cell>
              <table:table-cell office:value-type="float" office:value="-0.967046">
                <text:p>-0.967046</text:p>
              </table:table-cell>
              <table:table-cell office:value-type="float" office:value="-0.995306">
                <text:p>-0.995306</text:p>
              </table:table-cell>
              <table:table-cell office:value-type="float" office:value="-0.982853">
                <text:p>-0.98285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.021402">
                <text:p>-1.021402</text:p>
              </table:table-cell>
              <table:table-cell office:value-type="float" office:value="-0.968148">
                <text:p>-0.968148</text:p>
              </table:table-cell>
              <table:table-cell office:value-type="float" office:value="-1.000813">
                <text:p>-1.000813</text:p>
              </table:table-cell>
              <table:table-cell office:value-type="float" office:value="-0.985254">
                <text:p>-0.9852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971467">
                <text:p>-0.971467</text:p>
              </table:table-cell>
              <table:table-cell office:value-type="float" office:value="-0.969231">
                <text:p>-0.969231</text:p>
              </table:table-cell>
              <table:table-cell office:value-type="float" office:value="-0.971955">
                <text:p>-0.971955</text:p>
              </table:table-cell>
              <table:table-cell office:value-type="float" office:value="-0.981223">
                <text:p>-0.98122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.108106">
                <text:p>-1.108106</text:p>
              </table:table-cell>
              <table:table-cell office:value-type="float" office:value="-0.970296">
                <text:p>-0.970296</text:p>
              </table:table-cell>
              <table:table-cell office:value-type="float" office:value="-0.970497">
                <text:p>-0.970497</text:p>
              </table:table-cell>
              <table:table-cell office:value-type="float" office:value="-0.993781">
                <text:p>-0.99378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919741">
                <text:p>-0.919741</text:p>
              </table:table-cell>
              <table:table-cell office:value-type="float" office:value="-0.971342">
                <text:p>-0.971342</text:p>
              </table:table-cell>
              <table:table-cell office:value-type="float" office:value="-0.971987">
                <text:p>-0.971987</text:p>
              </table:table-cell>
              <table:table-cell office:value-type="float" office:value="-0.985664">
                <text:p>-0.9856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831772">
                <text:p>-0.831772</text:p>
              </table:table-cell>
              <table:table-cell office:value-type="float" office:value="-0.97237">
                <text:p>-0.97237</text:p>
              </table:table-cell>
              <table:table-cell office:value-type="float" office:value="-0.987525">
                <text:p>-0.987525</text:p>
              </table:table-cell>
              <table:table-cell office:value-type="float" office:value="-0.971757">
                <text:p>-0.97175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1.028852">
                <text:p>-1.028852</text:p>
              </table:table-cell>
              <table:table-cell office:value-type="float" office:value="-0.973379">
                <text:p>-0.973379</text:p>
              </table:table-cell>
              <table:table-cell office:value-type="float" office:value="-0.969391">
                <text:p>-0.969391</text:p>
              </table:table-cell>
              <table:table-cell office:value-type="float" office:value="-0.981937">
                <text:p>-0.98193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1.049158">
                <text:p>-1.049158</text:p>
              </table:table-cell>
              <table:table-cell office:value-type="float" office:value="-0.97437">
                <text:p>-0.97437</text:p>
              </table:table-cell>
              <table:table-cell office:value-type="float" office:value="-0.983699">
                <text:p>-0.983699</text:p>
              </table:table-cell>
              <table:table-cell office:value-type="float" office:value="-0.967703">
                <text:p>-0.96770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1.017433">
                <text:p>-1.017433</text:p>
              </table:table-cell>
              <table:table-cell office:value-type="float" office:value="-0.975342">
                <text:p>-0.975342</text:p>
              </table:table-cell>
              <table:table-cell office:value-type="float" office:value="-0.999554">
                <text:p>-0.999554</text:p>
              </table:table-cell>
              <table:table-cell office:value-type="float" office:value="-0.960411">
                <text:p>-0.9604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99128">
                <text:p>-0.99128</text:p>
              </table:table-cell>
              <table:table-cell office:value-type="float" office:value="-0.976296">
                <text:p>-0.976296</text:p>
              </table:table-cell>
              <table:table-cell office:value-type="float" office:value="-0.983993">
                <text:p>-0.983993</text:p>
              </table:table-cell>
              <table:table-cell office:value-type="float" office:value="-0.936639">
                <text:p>-0.93663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911051">
                <text:p>-0.911051</text:p>
              </table:table-cell>
              <table:table-cell office:value-type="float" office:value="-0.977231">
                <text:p>-0.977231</text:p>
              </table:table-cell>
              <table:table-cell office:value-type="float" office:value="-0.947128">
                <text:p>-0.947128</text:p>
              </table:table-cell>
              <table:table-cell office:value-type="float" office:value="-0.94973">
                <text:p>-0.9497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951043">
                <text:p>-0.951043</text:p>
              </table:table-cell>
              <table:table-cell office:value-type="float" office:value="-0.978148">
                <text:p>-0.978148</text:p>
              </table:table-cell>
              <table:table-cell office:value-type="float" office:value="-0.92189">
                <text:p>-0.92189</text:p>
              </table:table-cell>
              <table:table-cell office:value-type="float" office:value="-0.963695">
                <text:p>-0.96369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864833">
                <text:p>-0.864833</text:p>
              </table:table-cell>
              <table:table-cell office:value-type="float" office:value="-0.979045">
                <text:p>-0.979045</text:p>
              </table:table-cell>
              <table:table-cell office:value-type="float" office:value="-0.892957">
                <text:p>-0.892957</text:p>
              </table:table-cell>
              <table:table-cell office:value-type="float" office:value="-0.955852">
                <text:p>-0.9558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891246">
                <text:p>-0.891246</text:p>
              </table:table-cell>
              <table:table-cell office:value-type="float" office:value="-0.979925">
                <text:p>-0.979925</text:p>
              </table:table-cell>
              <table:table-cell office:value-type="float" office:value="-0.923495">
                <text:p>-0.923495</text:p>
              </table:table-cell>
              <table:table-cell office:value-type="float" office:value="-0.94572">
                <text:p>-0.9457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846613">
                <text:p>-0.846613</text:p>
              </table:table-cell>
              <table:table-cell office:value-type="float" office:value="-0.980785">
                <text:p>-0.980785</text:p>
              </table:table-cell>
              <table:table-cell office:value-type="float" office:value="-0.930365">
                <text:p>-0.930365</text:p>
              </table:table-cell>
              <table:table-cell office:value-type="float" office:value="-0.931628">
                <text:p>-0.93162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1.063742">
                <text:p>-1.063742</text:p>
              </table:table-cell>
              <table:table-cell office:value-type="float" office:value="-0.981627">
                <text:p>-0.981627</text:p>
              </table:table-cell>
              <table:table-cell office:value-type="float" office:value="-0.945915">
                <text:p>-0.945915</text:p>
              </table:table-cell>
              <table:table-cell office:value-type="float" office:value="-0.928202">
                <text:p>-0.92820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985391">
                <text:p>-0.985391</text:p>
              </table:table-cell>
              <table:table-cell office:value-type="float" office:value="-0.98245">
                <text:p>-0.98245</text:p>
              </table:table-cell>
              <table:table-cell office:value-type="float" office:value="-0.955206">
                <text:p>-0.955206</text:p>
              </table:table-cell>
              <table:table-cell office:value-type="float" office:value="-0.937679">
                <text:p>-0.93767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942583">
                <text:p>-0.942583</text:p>
              </table:table-cell>
              <table:table-cell office:value-type="float" office:value="-0.983255">
                <text:p>-0.983255</text:p>
              </table:table-cell>
              <table:table-cell office:value-type="float" office:value="-0.958369">
                <text:p>-0.958369</text:p>
              </table:table-cell>
              <table:table-cell office:value-type="float" office:value="-0.947609">
                <text:p>-0.94760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937701">
                <text:p>-0.937701</text:p>
              </table:table-cell>
              <table:table-cell office:value-type="float" office:value="-0.984041">
                <text:p>-0.984041</text:p>
              </table:table-cell>
              <table:table-cell office:value-type="float" office:value="-0.936337">
                <text:p>-0.936337</text:p>
              </table:table-cell>
              <table:table-cell office:value-type="float" office:value="-0.95071">
                <text:p>-0.950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862428">
                <text:p>-0.862428</text:p>
              </table:table-cell>
              <table:table-cell office:value-type="float" office:value="-0.984808">
                <text:p>-0.984808</text:p>
              </table:table-cell>
              <table:table-cell office:value-type="float" office:value="-0.94232">
                <text:p>-0.94232</text:p>
              </table:table-cell>
              <table:table-cell office:value-type="float" office:value="-0.955176">
                <text:p>-0.95517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953586">
                <text:p>-0.953586</text:p>
              </table:table-cell>
              <table:table-cell office:value-type="float" office:value="-0.985556">
                <text:p>-0.985556</text:p>
              </table:table-cell>
              <table:table-cell office:value-type="float" office:value="-0.965857">
                <text:p>-0.965857</text:p>
              </table:table-cell>
              <table:table-cell office:value-type="float" office:value="-0.965872">
                <text:p>-0.96587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1.015303">
                <text:p>-1.015303</text:p>
              </table:table-cell>
              <table:table-cell office:value-type="float" office:value="-0.986286">
                <text:p>-0.986286</text:p>
              </table:table-cell>
              <table:table-cell office:value-type="float" office:value="-0.958106">
                <text:p>-0.958106</text:p>
              </table:table-cell>
              <table:table-cell office:value-type="float" office:value="-0.968754">
                <text:p>-0.96875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1.060268">
                <text:p>-1.060268</text:p>
              </table:table-cell>
              <table:table-cell office:value-type="float" office:value="-0.986996">
                <text:p>-0.986996</text:p>
              </table:table-cell>
              <table:table-cell office:value-type="float" office:value="-0.973694">
                <text:p>-0.973694</text:p>
              </table:table-cell>
              <table:table-cell office:value-type="float" office:value="-0.982363">
                <text:p>-0.98236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898948">
                <text:p>-0.898948</text:p>
              </table:table-cell>
              <table:table-cell office:value-type="float" office:value="-0.987688">
                <text:p>-0.987688</text:p>
              </table:table-cell>
              <table:table-cell office:value-type="float" office:value="-0.975832">
                <text:p>-0.975832</text:p>
              </table:table-cell>
              <table:table-cell office:value-type="float" office:value="-0.978366">
                <text:p>-0.97836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940367">
                <text:p>-0.940367</text:p>
              </table:table-cell>
              <table:table-cell office:value-type="float" office:value="-0.988362">
                <text:p>-0.988362</text:p>
              </table:table-cell>
              <table:table-cell office:value-type="float" office:value="-0.99186">
                <text:p>-0.99186</text:p>
              </table:table-cell>
              <table:table-cell office:value-type="float" office:value="-0.993185">
                <text:p>-0.99318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964277">
                <text:p>-0.964277</text:p>
              </table:table-cell>
              <table:table-cell office:value-type="float" office:value="-0.989016">
                <text:p>-0.989016</text:p>
              </table:table-cell>
              <table:table-cell office:value-type="float" office:value="-1.006825">
                <text:p>-1.006825</text:p>
              </table:table-cell>
              <table:table-cell office:value-type="float" office:value="-1.007229">
                <text:p>-1.00722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.095444">
                <text:p>-1.095444</text:p>
              </table:table-cell>
              <table:table-cell office:value-type="float" office:value="-0.989651">
                <text:p>-0.989651</text:p>
              </table:table-cell>
              <table:table-cell office:value-type="float" office:value="-1.006758">
                <text:p>-1.006758</text:p>
              </table:table-cell>
              <table:table-cell office:value-type="float" office:value="-1.017156">
                <text:p>-1.01715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.135091">
                <text:p>-1.135091</text:p>
              </table:table-cell>
              <table:table-cell office:value-type="float" office:value="-0.990268">
                <text:p>-0.990268</text:p>
              </table:table-cell>
              <table:table-cell office:value-type="float" office:value="-1.038825">
                <text:p>-1.038825</text:p>
              </table:table-cell>
              <table:table-cell office:value-type="float" office:value="-1.00747">
                <text:p>-1.0074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898613">
                <text:p>-0.898613</text:p>
              </table:table-cell>
              <table:table-cell office:value-type="float" office:value="-0.990866">
                <text:p>-0.990866</text:p>
              </table:table-cell>
              <table:table-cell office:value-type="float" office:value="-1.049354">
                <text:p>-1.049354</text:p>
              </table:table-cell>
              <table:table-cell office:value-type="float" office:value="-0.988562">
                <text:p>-0.98856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.100704">
                <text:p>-1.100704</text:p>
              </table:table-cell>
              <table:table-cell office:value-type="float" office:value="-0.991445">
                <text:p>-0.991445</text:p>
              </table:table-cell>
              <table:table-cell office:value-type="float" office:value="-1.04282">
                <text:p>-1.04282</text:p>
              </table:table-cell>
              <table:table-cell office:value-type="float" office:value="-1.007152">
                <text:p>-1.00715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.016919">
                <text:p>-1.016919</text:p>
              </table:table-cell>
              <table:table-cell office:value-type="float" office:value="-0.992005">
                <text:p>-0.992005</text:p>
              </table:table-cell>
              <table:table-cell office:value-type="float" office:value="-0.997556">
                <text:p>-0.997556</text:p>
              </table:table-cell>
              <table:table-cell office:value-type="float" office:value="-1.008262">
                <text:p>-1.00826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.062776">
                <text:p>-1.062776</text:p>
              </table:table-cell>
              <table:table-cell office:value-type="float" office:value="-0.992546">
                <text:p>-0.992546</text:p>
              </table:table-cell>
              <table:table-cell office:value-type="float" office:value="-0.988288">
                <text:p>-0.988288</text:p>
              </table:table-cell>
              <table:table-cell office:value-type="float" office:value="-1.004068">
                <text:p>-1.00406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908768">
                <text:p>-0.908768</text:p>
              </table:table-cell>
              <table:table-cell office:value-type="float" office:value="-0.993068">
                <text:p>-0.993068</text:p>
              </table:table-cell>
              <table:table-cell office:value-type="float" office:value="-0.988835">
                <text:p>-0.988835</text:p>
              </table:table-cell>
              <table:table-cell office:value-type="float" office:value="-0.996148">
                <text:p>-0.99614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852274">
                <text:p>-0.852274</text:p>
              </table:table-cell>
              <table:table-cell office:value-type="float" office:value="-0.993572">
                <text:p>-0.993572</text:p>
              </table:table-cell>
              <table:table-cell office:value-type="float" office:value="-0.975967">
                <text:p>-0.975967</text:p>
              </table:table-cell>
              <table:table-cell office:value-type="float" office:value="-0.979732">
                <text:p>-0.9797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1.103438">
                <text:p>-1.103438</text:p>
              </table:table-cell>
              <table:table-cell office:value-type="float" office:value="-0.994056">
                <text:p>-0.994056</text:p>
              </table:table-cell>
              <table:table-cell office:value-type="float" office:value="-0.947039">
                <text:p>-0.947039</text:p>
              </table:table-cell>
              <table:table-cell office:value-type="float" office:value="-0.988285">
                <text:p>-0.98828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95258">
                <text:p>-0.95258</text:p>
              </table:table-cell>
              <table:table-cell office:value-type="float" office:value="-0.994522">
                <text:p>-0.994522</text:p>
              </table:table-cell>
              <table:table-cell office:value-type="float" office:value="-0.96695">
                <text:p>-0.96695</text:p>
              </table:table-cell>
              <table:table-cell office:value-type="float" office:value="-0.991278">
                <text:p>-0.99127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918136">
                <text:p>-0.918136</text:p>
              </table:table-cell>
              <table:table-cell office:value-type="float" office:value="-0.994969">
                <text:p>-0.994969</text:p>
              </table:table-cell>
              <table:table-cell office:value-type="float" office:value="-0.987399">
                <text:p>-0.987399</text:p>
              </table:table-cell>
              <table:table-cell office:value-type="float" office:value="-0.984573">
                <text:p>-0.98457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.008326">
                <text:p>-1.008326</text:p>
              </table:table-cell>
              <table:table-cell office:value-type="float" office:value="-0.995396">
                <text:p>-0.995396</text:p>
              </table:table-cell>
              <table:table-cell office:value-type="float" office:value="-0.96525">
                <text:p>-0.96525</text:p>
              </table:table-cell>
              <table:table-cell office:value-type="float" office:value="-0.981075">
                <text:p>-0.98107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954515">
                <text:p>-0.954515</text:p>
              </table:table-cell>
              <table:table-cell office:value-type="float" office:value="-0.995805">
                <text:p>-0.995805</text:p>
              </table:table-cell>
              <table:table-cell office:value-type="float" office:value="-1.00146">
                <text:p>-1.00146</text:p>
              </table:table-cell>
              <table:table-cell office:value-type="float" office:value="-0.999055">
                <text:p>-0.99905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992696">
                <text:p>-0.992696</text:p>
              </table:table-cell>
              <table:table-cell office:value-type="float" office:value="-0.996195">
                <text:p>-0.996195</text:p>
              </table:table-cell>
              <table:table-cell office:value-type="float" office:value="-1.006466">
                <text:p>-1.006466</text:p>
              </table:table-cell>
              <table:table-cell office:value-type="float" office:value="-1.012919">
                <text:p>-1.01291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.13363">
                <text:p>-1.13363</text:p>
              </table:table-cell>
              <table:table-cell office:value-type="float" office:value="-0.996566">
                <text:p>-0.996566</text:p>
              </table:table-cell>
              <table:table-cell office:value-type="float" office:value="-1.009659">
                <text:p>-1.009659</text:p>
              </table:table-cell>
              <table:table-cell office:value-type="float" office:value="-1.01484">
                <text:p>-1.0148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943163">
                <text:p>-0.943163</text:p>
              </table:table-cell>
              <table:table-cell office:value-type="float" office:value="-0.996917">
                <text:p>-0.996917</text:p>
              </table:table-cell>
              <table:table-cell office:value-type="float" office:value="-1.040067">
                <text:p>-1.040067</text:p>
              </table:table-cell>
              <table:table-cell office:value-type="float" office:value="-1.021303">
                <text:p>-1.02130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1.024295">
                <text:p>-1.024295</text:p>
              </table:table-cell>
              <table:table-cell office:value-type="float" office:value="-0.99725">
                <text:p>-0.99725</text:p>
              </table:table-cell>
              <table:table-cell office:value-type="float" office:value="-1.042484">
                <text:p>-1.042484</text:p>
              </table:table-cell>
              <table:table-cell office:value-type="float" office:value="-1.032002">
                <text:p>-1.03200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.106552">
                <text:p>-1.106552</text:p>
              </table:table-cell>
              <table:table-cell office:value-type="float" office:value="-0.997564">
                <text:p>-0.997564</text:p>
              </table:table-cell>
              <table:table-cell office:value-type="float" office:value="-1.040671">
                <text:p>-1.040671</text:p>
              </table:table-cell>
              <table:table-cell office:value-type="float" office:value="-1.030396">
                <text:p>-1.03039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.00478">
                <text:p>-1.00478</text:p>
              </table:table-cell>
              <table:table-cell office:value-type="float" office:value="-0.997859">
                <text:p>-0.997859</text:p>
              </table:table-cell>
              <table:table-cell office:value-type="float" office:value="-1.056774">
                <text:p>-1.056774</text:p>
              </table:table-cell>
              <table:table-cell office:value-type="float" office:value="-1.029031">
                <text:p>-1.02903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.124565">
                <text:p>-1.124565</text:p>
              </table:table-cell>
              <table:table-cell office:value-type="float" office:value="-0.998135">
                <text:p>-0.998135</text:p>
              </table:table-cell>
              <table:table-cell office:value-type="float" office:value="-1.059078">
                <text:p>-1.059078</text:p>
              </table:table-cell>
              <table:table-cell office:value-type="float" office:value="-1.017973">
                <text:p>-1.01797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.023679">
                <text:p>-1.023679</text:p>
              </table:table-cell>
              <table:table-cell office:value-type="float" office:value="-0.998392">
                <text:p>-0.998392</text:p>
              </table:table-cell>
              <table:table-cell office:value-type="float" office:value="-1.035899">
                <text:p>-1.035899</text:p>
              </table:table-cell>
              <table:table-cell office:value-type="float" office:value="-0.99441">
                <text:p>-0.9944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.035818">
                <text:p>-1.035818</text:p>
              </table:table-cell>
              <table:table-cell office:value-type="float" office:value="-0.99863">
                <text:p>-0.99863</text:p>
              </table:table-cell>
              <table:table-cell office:value-type="float" office:value="-1.022845">
                <text:p>-1.022845</text:p>
              </table:table-cell>
              <table:table-cell office:value-type="float" office:value="-0.998122">
                <text:p>-0.99812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990658">
                <text:p>-0.990658</text:p>
              </table:table-cell>
              <table:table-cell office:value-type="float" office:value="-0.998848">
                <text:p>-0.998848</text:p>
              </table:table-cell>
              <table:table-cell office:value-type="float" office:value="-0.972143">
                <text:p>-0.972143</text:p>
              </table:table-cell>
              <table:table-cell office:value-type="float" office:value="-0.999256">
                <text:p>-0.9992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93951">
                <text:p>-0.93951</text:p>
              </table:table-cell>
              <table:table-cell office:value-type="float" office:value="-0.999048">
                <text:p>-0.999048</text:p>
              </table:table-cell>
              <table:table-cell office:value-type="float" office:value="-0.942296">
                <text:p>-0.942296</text:p>
              </table:table-cell>
              <table:table-cell office:value-type="float" office:value="-0.996262">
                <text:p>-0.99626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871054">
                <text:p>-0.871054</text:p>
              </table:table-cell>
              <table:table-cell office:value-type="float" office:value="-0.999229">
                <text:p>-0.999229</text:p>
              </table:table-cell>
              <table:table-cell office:value-type="float" office:value="-0.93193">
                <text:p>-0.93193</text:p>
              </table:table-cell>
              <table:table-cell office:value-type="float" office:value="-0.98313">
                <text:p>-0.9831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874441">
                <text:p>-0.874441</text:p>
              </table:table-cell>
              <table:table-cell office:value-type="float" office:value="-0.999391">
                <text:p>-0.999391</text:p>
              </table:table-cell>
              <table:table-cell office:value-type="float" office:value="-0.941152">
                <text:p>-0.941152</text:p>
              </table:table-cell>
              <table:table-cell office:value-type="float" office:value="-0.964017">
                <text:p>-0.9640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983989">
                <text:p>-0.983989</text:p>
              </table:table-cell>
              <table:table-cell office:value-type="float" office:value="-0.999534">
                <text:p>-0.999534</text:p>
              </table:table-cell>
              <table:table-cell office:value-type="float" office:value="-0.967974">
                <text:p>-0.967974</text:p>
              </table:table-cell>
              <table:table-cell office:value-type="float" office:value="-0.969193">
                <text:p>-0.9691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.036771">
                <text:p>-1.036771</text:p>
              </table:table-cell>
              <table:table-cell office:value-type="float" office:value="-0.999657">
                <text:p>-0.999657</text:p>
              </table:table-cell>
              <table:table-cell office:value-type="float" office:value="-0.965829">
                <text:p>-0.965829</text:p>
              </table:table-cell>
              <table:table-cell office:value-type="float" office:value="-0.956236">
                <text:p>-0.95623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.073619">
                <text:p>-1.073619</text:p>
              </table:table-cell>
              <table:table-cell office:value-type="float" office:value="-0.999762">
                <text:p>-0.999762</text:p>
              </table:table-cell>
              <table:table-cell office:value-type="float" office:value="-0.973804">
                <text:p>-0.973804</text:p>
              </table:table-cell>
              <table:table-cell office:value-type="float" office:value="-0.96822">
                <text:p>-0.9682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860326">
                <text:p>-0.860326</text:p>
              </table:table-cell>
              <table:table-cell office:value-type="float" office:value="-0.999848">
                <text:p>-0.999848</text:p>
              </table:table-cell>
              <table:table-cell office:value-type="float" office:value="-0.99313">
                <text:p>-0.99313</text:p>
              </table:table-cell>
              <table:table-cell office:value-type="float" office:value="-0.971862">
                <text:p>-0.9718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914319">
                <text:p>-0.914319</text:p>
              </table:table-cell>
              <table:table-cell office:value-type="float" office:value="-0.999914">
                <text:p>-0.999914</text:p>
              </table:table-cell>
              <table:table-cell office:value-type="float" office:value="-0.964434">
                <text:p>-0.964434</text:p>
              </table:table-cell>
              <table:table-cell office:value-type="float" office:value="-0.992396">
                <text:p>-0.9923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.08062">
                <text:p>-1.08062</text:p>
              </table:table-cell>
              <table:table-cell office:value-type="float" office:value="-0.999962">
                <text:p>-0.999962</text:p>
              </table:table-cell>
              <table:table-cell office:value-type="float" office:value="-0.974207">
                <text:p>-0.974207</text:p>
              </table:table-cell>
              <table:table-cell office:value-type="float" office:value="-0.995003">
                <text:p>-0.99500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89329">
                <text:p>-0.89329</text:p>
              </table:table-cell>
              <table:table-cell office:value-type="float" office:value="-0.99999">
                <text:p>-0.99999</text:p>
              </table:table-cell>
              <table:table-cell office:value-type="float" office:value="-0.998055">
                <text:p>-0.998055</text:p>
              </table:table-cell>
              <table:table-cell office:value-type="float" office:value="-0.98559">
                <text:p>-0.9855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.122485">
                <text:p>-1.122485</text:p>
              </table:table-cell>
              <table:table-cell office:value-type="float" office:value="-1">
                <text:p>-1</text:p>
              </table:table-cell>
              <table:table-cell office:value-type="float" office:value="-1.034577">
                <text:p>-1.034577</text:p>
              </table:table-cell>
              <table:table-cell office:value-type="float" office:value="-0.993717">
                <text:p>-0.99371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979566">
                <text:p>-0.979566</text:p>
              </table:table-cell>
              <table:table-cell office:value-type="float" office:value="-0.99999">
                <text:p>-0.99999</text:p>
              </table:table-cell>
              <table:table-cell office:value-type="float" office:value="-0.999076">
                <text:p>-0.999076</text:p>
              </table:table-cell>
              <table:table-cell office:value-type="float" office:value="-0.9745">
                <text:p>-0.974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.096928">
                <text:p>-1.096928</text:p>
              </table:table-cell>
              <table:table-cell office:value-type="float" office:value="-0.999962">
                <text:p>-0.999962</text:p>
              </table:table-cell>
              <table:table-cell office:value-type="float" office:value="-0.996509">
                <text:p>-0.996509</text:p>
              </table:table-cell>
              <table:table-cell office:value-type="float" office:value="-0.974721">
                <text:p>-0.97472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903115">
                <text:p>-0.903115</text:p>
              </table:table-cell>
              <table:table-cell office:value-type="float" office:value="-0.999914">
                <text:p>-0.999914</text:p>
              </table:table-cell>
              <table:table-cell office:value-type="float" office:value="-0.997245">
                <text:p>-0.997245</text:p>
              </table:table-cell>
              <table:table-cell office:value-type="float" office:value="-0.98228">
                <text:p>-0.9822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880452">
                <text:p>-0.880452</text:p>
              </table:table-cell>
              <table:table-cell office:value-type="float" office:value="-0.999848">
                <text:p>-0.999848</text:p>
              </table:table-cell>
              <table:table-cell office:value-type="float" office:value="-0.973779">
                <text:p>-0.973779</text:p>
              </table:table-cell>
              <table:table-cell office:value-type="float" office:value="-0.97345">
                <text:p>-0.9734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.126169">
                <text:p>-1.126169</text:p>
              </table:table-cell>
              <table:table-cell office:value-type="float" office:value="-0.999762">
                <text:p>-0.999762</text:p>
              </table:table-cell>
              <table:table-cell office:value-type="float" office:value="-0.926943">
                <text:p>-0.926943</text:p>
              </table:table-cell>
              <table:table-cell office:value-type="float" office:value="-0.983987">
                <text:p>-0.98398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862235">
                <text:p>-0.862235</text:p>
              </table:table-cell>
              <table:table-cell office:value-type="float" office:value="-0.999657">
                <text:p>-0.999657</text:p>
              </table:table-cell>
              <table:table-cell office:value-type="float" office:value="-0.945814">
                <text:p>-0.945814</text:p>
              </table:table-cell>
              <table:table-cell office:value-type="float" office:value="-0.963402">
                <text:p>-0.96340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862747">
                <text:p>-0.862747</text:p>
              </table:table-cell>
              <table:table-cell office:value-type="float" office:value="-0.999534">
                <text:p>-0.999534</text:p>
              </table:table-cell>
              <table:table-cell office:value-type="float" office:value="-0.966421">
                <text:p>-0.966421</text:p>
              </table:table-cell>
              <table:table-cell office:value-type="float" office:value="-0.952608">
                <text:p>-0.95260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997469">
                <text:p>-0.997469</text:p>
              </table:table-cell>
              <table:table-cell office:value-type="float" office:value="-0.999391">
                <text:p>-0.999391</text:p>
              </table:table-cell>
              <table:table-cell office:value-type="float" office:value="-0.943028">
                <text:p>-0.943028</text:p>
              </table:table-cell>
              <table:table-cell office:value-type="float" office:value="-0.944791">
                <text:p>-0.9447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98349">
                <text:p>-0.98349</text:p>
              </table:table-cell>
              <table:table-cell office:value-type="float" office:value="-0.999229">
                <text:p>-0.999229</text:p>
              </table:table-cell>
              <table:table-cell office:value-type="float" office:value="-0.949791">
                <text:p>-0.949791</text:p>
              </table:table-cell>
              <table:table-cell office:value-type="float" office:value="-0.950862">
                <text:p>-0.95086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.0092">
                <text:p>-1.0092</text:p>
              </table:table-cell>
              <table:table-cell office:value-type="float" office:value="-0.999048">
                <text:p>-0.999048</text:p>
              </table:table-cell>
              <table:table-cell office:value-type="float" office:value="-0.949408">
                <text:p>-0.949408</text:p>
              </table:table-cell>
              <table:table-cell office:value-type="float" office:value="-0.954004">
                <text:p>-0.95400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896052">
                <text:p>-0.896052</text:p>
              </table:table-cell>
              <table:table-cell office:value-type="float" office:value="-0.998848">
                <text:p>-0.998848</text:p>
              </table:table-cell>
              <table:table-cell office:value-type="float" office:value="-0.952103">
                <text:p>-0.952103</text:p>
              </table:table-cell>
              <table:table-cell office:value-type="float" office:value="-0.931916">
                <text:p>-0.93191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860834">
                <text:p>-0.860834</text:p>
              </table:table-cell>
              <table:table-cell office:value-type="float" office:value="-0.99863">
                <text:p>-0.99863</text:p>
              </table:table-cell>
              <table:table-cell office:value-type="float" office:value="-0.949384">
                <text:p>-0.949384</text:p>
              </table:table-cell>
              <table:table-cell office:value-type="float" office:value="-0.935388">
                <text:p>-0.93538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.010941">
                <text:p>-1.010941</text:p>
              </table:table-cell>
              <table:table-cell office:value-type="float" office:value="-0.998392">
                <text:p>-0.998392</text:p>
              </table:table-cell>
              <table:table-cell office:value-type="float" office:value="-0.930545">
                <text:p>-0.930545</text:p>
              </table:table-cell>
              <table:table-cell office:value-type="float" office:value="-0.950216">
                <text:p>-0.95021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969895">
                <text:p>-0.969895</text:p>
              </table:table-cell>
              <table:table-cell office:value-type="float" office:value="-0.998135">
                <text:p>-0.998135</text:p>
              </table:table-cell>
              <table:table-cell office:value-type="float" office:value="-0.927975">
                <text:p>-0.927975</text:p>
              </table:table-cell>
              <table:table-cell office:value-type="float" office:value="-0.937235">
                <text:p>-0.93723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915007">
                <text:p>-0.915007</text:p>
              </table:table-cell>
              <table:table-cell office:value-type="float" office:value="-0.997859">
                <text:p>-0.997859</text:p>
              </table:table-cell>
              <table:table-cell office:value-type="float" office:value="-0.935895">
                <text:p>-0.935895</text:p>
              </table:table-cell>
              <table:table-cell office:value-type="float" office:value="-0.926027">
                <text:p>-0.92602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883203">
                <text:p>-0.883203</text:p>
              </table:table-cell>
              <table:table-cell office:value-type="float" office:value="-0.997564">
                <text:p>-0.997564</text:p>
              </table:table-cell>
              <table:table-cell office:value-type="float" office:value="-0.938878">
                <text:p>-0.938878</text:p>
              </table:table-cell>
              <table:table-cell office:value-type="float" office:value="-0.926781">
                <text:p>-0.92678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900432">
                <text:p>-0.900432</text:p>
              </table:table-cell>
              <table:table-cell office:value-type="float" office:value="-0.99725">
                <text:p>-0.99725</text:p>
              </table:table-cell>
              <table:table-cell office:value-type="float" office:value="-0.915834">
                <text:p>-0.915834</text:p>
              </table:table-cell>
              <table:table-cell office:value-type="float" office:value="-0.939298">
                <text:p>-0.93929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.025856">
                <text:p>-1.025856</text:p>
              </table:table-cell>
              <table:table-cell office:value-type="float" office:value="-0.996917">
                <text:p>-0.996917</text:p>
              </table:table-cell>
              <table:table-cell office:value-type="float" office:value="-0.904872">
                <text:p>-0.904872</text:p>
              </table:table-cell>
              <table:table-cell office:value-type="float" office:value="-0.964378">
                <text:p>-0.96437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854675">
                <text:p>-0.854675</text:p>
              </table:table-cell>
              <table:table-cell office:value-type="float" office:value="-0.996566">
                <text:p>-0.996566</text:p>
              </table:table-cell>
              <table:table-cell office:value-type="float" office:value="-0.931732">
                <text:p>-0.931732</text:p>
              </table:table-cell>
              <table:table-cell office:value-type="float" office:value="-0.972299">
                <text:p>-0.97229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860197">
                <text:p>-0.860197</text:p>
              </table:table-cell>
              <table:table-cell office:value-type="float" office:value="-0.996195">
                <text:p>-0.996195</text:p>
              </table:table-cell>
              <table:table-cell office:value-type="float" office:value="-0.958393">
                <text:p>-0.958393</text:p>
              </table:table-cell>
              <table:table-cell office:value-type="float" office:value="-0.964696">
                <text:p>-0.96469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1.017502">
                <text:p>-1.017502</text:p>
              </table:table-cell>
              <table:table-cell office:value-type="float" office:value="-0.995805">
                <text:p>-0.995805</text:p>
              </table:table-cell>
              <table:table-cell office:value-type="float" office:value="-0.980565">
                <text:p>-0.980565</text:p>
              </table:table-cell>
              <table:table-cell office:value-type="float" office:value="-0.976133">
                <text:p>-0.9761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.033736">
                <text:p>-1.033736</text:p>
              </table:table-cell>
              <table:table-cell office:value-type="float" office:value="-0.995396">
                <text:p>-0.995396</text:p>
              </table:table-cell>
              <table:table-cell office:value-type="float" office:value="-1.029243">
                <text:p>-1.029243</text:p>
              </table:table-cell>
              <table:table-cell office:value-type="float" office:value="-0.992226">
                <text:p>-0.99222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1.136716">
                <text:p>-1.136716</text:p>
              </table:table-cell>
              <table:table-cell office:value-type="float" office:value="-0.994969">
                <text:p>-0.994969</text:p>
              </table:table-cell>
              <table:table-cell office:value-type="float" office:value="-1.034456">
                <text:p>-1.034456</text:p>
              </table:table-cell>
              <table:table-cell office:value-type="float" office:value="-1.013099">
                <text:p>-1.01309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.098066">
                <text:p>-1.098066</text:p>
              </table:table-cell>
              <table:table-cell office:value-type="float" office:value="-0.994522">
                <text:p>-0.994522</text:p>
              </table:table-cell>
              <table:table-cell office:value-type="float" office:value="-1.039118">
                <text:p>-1.039118</text:p>
              </table:table-cell>
              <table:table-cell office:value-type="float" office:value="-1.004617">
                <text:p>-1.00461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886262">
                <text:p>-0.886262</text:p>
              </table:table-cell>
              <table:table-cell office:value-type="float" office:value="-0.994056">
                <text:p>-0.994056</text:p>
              </table:table-cell>
              <table:table-cell office:value-type="float" office:value="-1.044416">
                <text:p>-1.044416</text:p>
              </table:table-cell>
              <table:table-cell office:value-type="float" office:value="-1.016411">
                <text:p>-1.01641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1.040813">
                <text:p>-1.040813</text:p>
              </table:table-cell>
              <table:table-cell office:value-type="float" office:value="-0.993572">
                <text:p>-0.993572</text:p>
              </table:table-cell>
              <table:table-cell office:value-type="float" office:value="-1.04308">
                <text:p>-1.04308</text:p>
              </table:table-cell>
              <table:table-cell office:value-type="float" office:value="-1.027617">
                <text:p>-1.02761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1.060227">
                <text:p>-1.060227</text:p>
              </table:table-cell>
              <table:table-cell office:value-type="float" office:value="-0.993068">
                <text:p>-0.993068</text:p>
              </table:table-cell>
              <table:table-cell office:value-type="float" office:value="-1.009978">
                <text:p>-1.009978</text:p>
              </table:table-cell>
              <table:table-cell office:value-type="float" office:value="-1.030383">
                <text:p>-1.03038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.130036">
                <text:p>-1.130036</text:p>
              </table:table-cell>
              <table:table-cell office:value-type="float" office:value="-0.992546">
                <text:p>-0.992546</text:p>
              </table:table-cell>
              <table:table-cell office:value-type="float" office:value="-1.029608">
                <text:p>-1.029608</text:p>
              </table:table-cell>
              <table:table-cell office:value-type="float" office:value="-1.020965">
                <text:p>-1.02096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932557">
                <text:p>-0.932557</text:p>
              </table:table-cell>
              <table:table-cell office:value-type="float" office:value="-0.992005">
                <text:p>-0.992005</text:p>
              </table:table-cell>
              <table:table-cell office:value-type="float" office:value="-1.018139">
                <text:p>-1.018139</text:p>
              </table:table-cell>
              <table:table-cell office:value-type="float" office:value="-1.017299">
                <text:p>-1.0172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984409">
                <text:p>-0.984409</text:p>
              </table:table-cell>
              <table:table-cell office:value-type="float" office:value="-0.991445">
                <text:p>-0.991445</text:p>
              </table:table-cell>
              <table:table-cell office:value-type="float" office:value="-1.015677">
                <text:p>-1.015677</text:p>
              </table:table-cell>
              <table:table-cell office:value-type="float" office:value="-1.006216">
                <text:p>-1.00621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983467">
                <text:p>-0.983467</text:p>
              </table:table-cell>
              <table:table-cell office:value-type="float" office:value="-0.990866">
                <text:p>-0.990866</text:p>
              </table:table-cell>
              <table:table-cell office:value-type="float" office:value="-0.975698">
                <text:p>-0.975698</text:p>
              </table:table-cell>
              <table:table-cell office:value-type="float" office:value="-1.012905">
                <text:p>-1.0129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1.047921">
                <text:p>-1.047921</text:p>
              </table:table-cell>
              <table:table-cell office:value-type="float" office:value="-0.990268">
                <text:p>-0.990268</text:p>
              </table:table-cell>
              <table:table-cell office:value-type="float" office:value="-1.008465">
                <text:p>-1.008465</text:p>
              </table:table-cell>
              <table:table-cell office:value-type="float" office:value="-1.000188">
                <text:p>-1.0001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930137">
                <text:p>-0.930137</text:p>
              </table:table-cell>
              <table:table-cell office:value-type="float" office:value="-0.989651">
                <text:p>-0.989651</text:p>
              </table:table-cell>
              <table:table-cell office:value-type="float" office:value="-1.006814">
                <text:p>-1.006814</text:p>
              </table:table-cell>
              <table:table-cell office:value-type="float" office:value="-0.987695">
                <text:p>-0.9876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1.096395">
                <text:p>-1.096395</text:p>
              </table:table-cell>
              <table:table-cell office:value-type="float" office:value="-0.989016">
                <text:p>-0.989016</text:p>
              </table:table-cell>
              <table:table-cell office:value-type="float" office:value="-1.002089">
                <text:p>-1.002089</text:p>
              </table:table-cell>
              <table:table-cell office:value-type="float" office:value="-0.983603">
                <text:p>-0.98360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976154">
                <text:p>-0.976154</text:p>
              </table:table-cell>
              <table:table-cell office:value-type="float" office:value="-0.988362">
                <text:p>-0.988362</text:p>
              </table:table-cell>
              <table:table-cell office:value-type="float" office:value="-0.97269">
                <text:p>-0.97269</text:p>
              </table:table-cell>
              <table:table-cell office:value-type="float" office:value="-0.985015">
                <text:p>-0.98501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959841">
                <text:p>-0.959841</text:p>
              </table:table-cell>
              <table:table-cell office:value-type="float" office:value="-0.987688">
                <text:p>-0.987688</text:p>
              </table:table-cell>
              <table:table-cell office:value-type="float" office:value="-0.971223">
                <text:p>-0.971223</text:p>
              </table:table-cell>
              <table:table-cell office:value-type="float" office:value="-0.978497">
                <text:p>-0.97849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900924">
                <text:p>-0.900924</text:p>
              </table:table-cell>
              <table:table-cell office:value-type="float" office:value="-0.986996">
                <text:p>-0.986996</text:p>
              </table:table-cell>
              <table:table-cell office:value-type="float" office:value="-0.968949">
                <text:p>-0.968949</text:p>
              </table:table-cell>
              <table:table-cell office:value-type="float" office:value="-0.97355">
                <text:p>-0.9735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922803">
                <text:p>-0.922803</text:p>
              </table:table-cell>
              <table:table-cell office:value-type="float" office:value="-0.986286">
                <text:p>-0.986286</text:p>
              </table:table-cell>
              <table:table-cell office:value-type="float" office:value="-0.963336">
                <text:p>-0.963336</text:p>
              </table:table-cell>
              <table:table-cell office:value-type="float" office:value="-0.972121">
                <text:p>-0.97212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.085027">
                <text:p>-1.085027</text:p>
              </table:table-cell>
              <table:table-cell office:value-type="float" office:value="-0.985556">
                <text:p>-0.985556</text:p>
              </table:table-cell>
              <table:table-cell office:value-type="float" office:value="-0.95391">
                <text:p>-0.95391</text:p>
              </table:table-cell>
              <table:table-cell office:value-type="float" office:value="-0.980757">
                <text:p>-0.98075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948087">
                <text:p>-0.948087</text:p>
              </table:table-cell>
              <table:table-cell office:value-type="float" office:value="-0.984808">
                <text:p>-0.984808</text:p>
              </table:table-cell>
              <table:table-cell office:value-type="float" office:value="-0.959535">
                <text:p>-0.959535</text:p>
              </table:table-cell>
              <table:table-cell office:value-type="float" office:value="-0.964818">
                <text:p>-0.96481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912711">
                <text:p>-0.912711</text:p>
              </table:table-cell>
              <table:table-cell office:value-type="float" office:value="-0.984041">
                <text:p>-0.984041</text:p>
              </table:table-cell>
              <table:table-cell office:value-type="float" office:value="-0.981415">
                <text:p>-0.981415</text:p>
              </table:table-cell>
              <table:table-cell office:value-type="float" office:value="-0.963353">
                <text:p>-0.9633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929048">
                <text:p>-0.929048</text:p>
              </table:table-cell>
              <table:table-cell office:value-type="float" office:value="-0.983255">
                <text:p>-0.983255</text:p>
              </table:table-cell>
              <table:table-cell office:value-type="float" office:value="-0.969435">
                <text:p>-0.969435</text:p>
              </table:table-cell>
              <table:table-cell office:value-type="float" office:value="-0.952072">
                <text:p>-0.95207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.032207">
                <text:p>-1.032207</text:p>
              </table:table-cell>
              <table:table-cell office:value-type="float" office:value="-0.98245">
                <text:p>-0.98245</text:p>
              </table:table-cell>
              <table:table-cell office:value-type="float" office:value="-0.964032">
                <text:p>-0.964032</text:p>
              </table:table-cell>
              <table:table-cell office:value-type="float" office:value="-0.969431">
                <text:p>-0.96943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.025127">
                <text:p>-1.025127</text:p>
              </table:table-cell>
              <table:table-cell office:value-type="float" office:value="-0.981627">
                <text:p>-0.981627</text:p>
              </table:table-cell>
              <table:table-cell office:value-type="float" office:value="-0.973497">
                <text:p>-0.973497</text:p>
              </table:table-cell>
              <table:table-cell office:value-type="float" office:value="-0.96951">
                <text:p>-0.9695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921071">
                <text:p>-0.921071</text:p>
              </table:table-cell>
              <table:table-cell office:value-type="float" office:value="-0.980785">
                <text:p>-0.980785</text:p>
              </table:table-cell>
              <table:table-cell office:value-type="float" office:value="-0.954837">
                <text:p>-0.954837</text:p>
              </table:table-cell>
              <table:table-cell office:value-type="float" office:value="-0.94637">
                <text:p>-0.9463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960033">
                <text:p>-0.960033</text:p>
              </table:table-cell>
              <table:table-cell office:value-type="float" office:value="-0.979925">
                <text:p>-0.979925</text:p>
              </table:table-cell>
              <table:table-cell office:value-type="float" office:value="-0.96677">
                <text:p>-0.96677</text:p>
              </table:table-cell>
              <table:table-cell office:value-type="float" office:value="-0.944614">
                <text:p>-0.94461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835751">
                <text:p>-0.835751</text:p>
              </table:table-cell>
              <table:table-cell office:value-type="float" office:value="-0.979045">
                <text:p>-0.979045</text:p>
              </table:table-cell>
              <table:table-cell office:value-type="float" office:value="-0.946481">
                <text:p>-0.946481</text:p>
              </table:table-cell>
              <table:table-cell office:value-type="float" office:value="-0.962676">
                <text:p>-0.96267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.091872">
                <text:p>-1.091872</text:p>
              </table:table-cell>
              <table:table-cell office:value-type="float" office:value="-0.978148">
                <text:p>-0.978148</text:p>
              </table:table-cell>
              <table:table-cell office:value-type="float" office:value="-0.928362">
                <text:p>-0.928362</text:p>
              </table:table-cell>
              <table:table-cell office:value-type="float" office:value="-0.969819">
                <text:p>-0.96981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92368">
                <text:p>-0.92368</text:p>
              </table:table-cell>
              <table:table-cell office:value-type="float" office:value="-0.977231">
                <text:p>-0.977231</text:p>
              </table:table-cell>
              <table:table-cell office:value-type="float" office:value="-0.92211">
                <text:p>-0.92211</text:p>
              </table:table-cell>
              <table:table-cell office:value-type="float" office:value="-0.971515">
                <text:p>-0.97151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83048">
                <text:p>-0.83048</text:p>
              </table:table-cell>
              <table:table-cell office:value-type="float" office:value="-0.976296">
                <text:p>-0.976296</text:p>
              </table:table-cell>
              <table:table-cell office:value-type="float" office:value="-0.97724">
                <text:p>-0.97724</text:p>
              </table:table-cell>
              <table:table-cell office:value-type="float" office:value="-0.962424">
                <text:p>-0.96242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928769">
                <text:p>-0.928769</text:p>
              </table:table-cell>
              <table:table-cell office:value-type="float" office:value="-0.975342">
                <text:p>-0.975342</text:p>
              </table:table-cell>
              <table:table-cell office:value-type="float" office:value="-0.960388">
                <text:p>-0.960388</text:p>
              </table:table-cell>
              <table:table-cell office:value-type="float" office:value="-0.964935">
                <text:p>-0.96493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.111401">
                <text:p>-1.111401</text:p>
              </table:table-cell>
              <table:table-cell office:value-type="float" office:value="-0.97437">
                <text:p>-0.97437</text:p>
              </table:table-cell>
              <table:table-cell office:value-type="float" office:value="-0.985826">
                <text:p>-0.985826</text:p>
              </table:table-cell>
              <table:table-cell office:value-type="float" office:value="-0.977408">
                <text:p>-0.97740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.007614">
                <text:p>-1.007614</text:p>
              </table:table-cell>
              <table:table-cell office:value-type="float" office:value="-0.973379">
                <text:p>-0.973379</text:p>
              </table:table-cell>
              <table:table-cell office:value-type="float" office:value="-1.004754">
                <text:p>-1.004754</text:p>
              </table:table-cell>
              <table:table-cell office:value-type="float" office:value="-0.988763">
                <text:p>-0.98876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.050872">
                <text:p>-1.050872</text:p>
              </table:table-cell>
              <table:table-cell office:value-type="float" office:value="-0.97237">
                <text:p>-0.97237</text:p>
              </table:table-cell>
              <table:table-cell office:value-type="float" office:value="-1.008739">
                <text:p>-1.008739</text:p>
              </table:table-cell>
              <table:table-cell office:value-type="float" office:value="-0.972111">
                <text:p>-0.97211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92512">
                <text:p>-0.92512</text:p>
              </table:table-cell>
              <table:table-cell office:value-type="float" office:value="-0.971342">
                <text:p>-0.971342</text:p>
              </table:table-cell>
              <table:table-cell office:value-type="float" office:value="-1.005907">
                <text:p>-1.005907</text:p>
              </table:table-cell>
              <table:table-cell office:value-type="float" office:value="-0.977198">
                <text:p>-0.97719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948691">
                <text:p>-0.948691</text:p>
              </table:table-cell>
              <table:table-cell office:value-type="float" office:value="-0.970296">
                <text:p>-0.970296</text:p>
              </table:table-cell>
              <table:table-cell office:value-type="float" office:value="-0.996514">
                <text:p>-0.996514</text:p>
              </table:table-cell>
              <table:table-cell office:value-type="float" office:value="-0.995596">
                <text:p>-0.99559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1.097243">
                <text:p>-1.097243</text:p>
              </table:table-cell>
              <table:table-cell office:value-type="float" office:value="-0.969231">
                <text:p>-0.969231</text:p>
              </table:table-cell>
              <table:table-cell office:value-type="float" office:value="-0.96808">
                <text:p>-0.96808</text:p>
              </table:table-cell>
              <table:table-cell office:value-type="float" office:value="-1.00637">
                <text:p>-1.0063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960649">
                <text:p>-0.960649</text:p>
              </table:table-cell>
              <table:table-cell office:value-type="float" office:value="-0.968148">
                <text:p>-0.968148</text:p>
              </table:table-cell>
              <table:table-cell office:value-type="float" office:value="-0.978983">
                <text:p>-0.978983</text:p>
              </table:table-cell>
              <table:table-cell office:value-type="float" office:value="-0.980483">
                <text:p>-0.98048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908698">
                <text:p>-0.908698</text:p>
              </table:table-cell>
              <table:table-cell office:value-type="float" office:value="-0.967046">
                <text:p>-0.967046</text:p>
              </table:table-cell>
              <table:table-cell office:value-type="float" office:value="-0.995816">
                <text:p>-0.995816</text:p>
              </table:table-cell>
              <table:table-cell office:value-type="float" office:value="-0.978105">
                <text:p>-0.97810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979639">
                <text:p>-0.979639</text:p>
              </table:table-cell>
              <table:table-cell office:value-type="float" office:value="-0.965926">
                <text:p>-0.965926</text:p>
              </table:table-cell>
              <table:table-cell office:value-type="float" office:value="-0.985824">
                <text:p>-0.985824</text:p>
              </table:table-cell>
              <table:table-cell office:value-type="float" office:value="-0.962719">
                <text:p>-0.96271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1.032857">
                <text:p>-1.032857</text:p>
              </table:table-cell>
              <table:table-cell office:value-type="float" office:value="-0.964787">
                <text:p>-0.964787</text:p>
              </table:table-cell>
              <table:table-cell office:value-type="float" office:value="-0.959024">
                <text:p>-0.959024</text:p>
              </table:table-cell>
              <table:table-cell office:value-type="float" office:value="-0.956222">
                <text:p>-0.95622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1.047282">
                <text:p>-1.047282</text:p>
              </table:table-cell>
              <table:table-cell office:value-type="float" office:value="-0.96363">
                <text:p>-0.96363</text:p>
              </table:table-cell>
              <table:table-cell office:value-type="float" office:value="-0.973574">
                <text:p>-0.973574</text:p>
              </table:table-cell>
              <table:table-cell office:value-type="float" office:value="-0.958741">
                <text:p>-0.95874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82665">
                <text:p>-0.82665</text:p>
              </table:table-cell>
              <table:table-cell office:value-type="float" office:value="-0.962455">
                <text:p>-0.962455</text:p>
              </table:table-cell>
              <table:table-cell office:value-type="float" office:value="-0.953973">
                <text:p>-0.953973</text:p>
              </table:table-cell>
              <table:table-cell office:value-type="float" office:value="-0.938505">
                <text:p>-0.93850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981448">
                <text:p>-0.981448</text:p>
              </table:table-cell>
              <table:table-cell office:value-type="float" office:value="-0.961262">
                <text:p>-0.961262</text:p>
              </table:table-cell>
              <table:table-cell office:value-type="float" office:value="-0.918131">
                <text:p>-0.918131</text:p>
              </table:table-cell>
              <table:table-cell office:value-type="float" office:value="-0.949901">
                <text:p>-0.94990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88163">
                <text:p>-0.88163</text:p>
              </table:table-cell>
              <table:table-cell office:value-type="float" office:value="-0.96005">
                <text:p>-0.96005</text:p>
              </table:table-cell>
              <table:table-cell office:value-type="float" office:value="-0.903956">
                <text:p>-0.903956</text:p>
              </table:table-cell>
              <table:table-cell office:value-type="float" office:value="-0.950006">
                <text:p>-0.95000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85365">
                <text:p>-0.85365</text:p>
              </table:table-cell>
              <table:table-cell office:value-type="float" office:value="-0.95882">
                <text:p>-0.95882</text:p>
              </table:table-cell>
              <table:table-cell office:value-type="float" office:value="-0.913556">
                <text:p>-0.913556</text:p>
              </table:table-cell>
              <table:table-cell office:value-type="float" office:value="-0.93859">
                <text:p>-0.9385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976406">
                <text:p>-0.976406</text:p>
              </table:table-cell>
              <table:table-cell office:value-type="float" office:value="-0.957571">
                <text:p>-0.957571</text:p>
              </table:table-cell>
              <table:table-cell office:value-type="float" office:value="-0.934467">
                <text:p>-0.934467</text:p>
              </table:table-cell>
              <table:table-cell office:value-type="float" office:value="-0.937544">
                <text:p>-0.93754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87465">
                <text:p>-0.87465</text:p>
              </table:table-cell>
              <table:table-cell office:value-type="float" office:value="-0.956305">
                <text:p>-0.956305</text:p>
              </table:table-cell>
              <table:table-cell office:value-type="float" office:value="-0.94011">
                <text:p>-0.94011</text:p>
              </table:table-cell>
              <table:table-cell office:value-type="float" office:value="-0.939958">
                <text:p>-0.93995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.086005">
                <text:p>-1.086005</text:p>
              </table:table-cell>
              <table:table-cell office:value-type="float" office:value="-0.95502">
                <text:p>-0.95502</text:p>
              </table:table-cell>
              <table:table-cell office:value-type="float" office:value="-0.940194">
                <text:p>-0.940194</text:p>
              </table:table-cell>
              <table:table-cell office:value-type="float" office:value="-0.948617">
                <text:p>-0.9486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909845">
                <text:p>-0.909845</text:p>
              </table:table-cell>
              <table:table-cell office:value-type="float" office:value="-0.953717">
                <text:p>-0.953717</text:p>
              </table:table-cell>
              <table:table-cell office:value-type="float" office:value="-0.949184">
                <text:p>-0.949184</text:p>
              </table:table-cell>
              <table:table-cell office:value-type="float" office:value="-0.934692">
                <text:p>-0.93469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854067">
                <text:p>-0.854067</text:p>
              </table:table-cell>
              <table:table-cell office:value-type="float" office:value="-0.952396">
                <text:p>-0.952396</text:p>
              </table:table-cell>
              <table:table-cell office:value-type="float" office:value="-0.989021">
                <text:p>-0.989021</text:p>
              </table:table-cell>
              <table:table-cell office:value-type="float" office:value="-0.937552">
                <text:p>-0.93755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.021355">
                <text:p>-1.021355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956198">
                <text:p>-0.956198</text:p>
              </table:table-cell>
              <table:table-cell office:value-type="float" office:value="-0.947428">
                <text:p>-0.94742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.073835">
                <text:p>-1.073835</text:p>
              </table:table-cell>
              <table:table-cell office:value-type="float" office:value="-0.949699">
                <text:p>-0.949699</text:p>
              </table:table-cell>
              <table:table-cell office:value-type="float" office:value="-0.939884">
                <text:p>-0.939884</text:p>
              </table:table-cell>
              <table:table-cell office:value-type="float" office:value="-0.942641">
                <text:p>-0.94264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921891">
                <text:p>-0.921891</text:p>
              </table:table-cell>
              <table:table-cell office:value-type="float" office:value="-0.948324">
                <text:p>-0.948324</text:p>
              </table:table-cell>
              <table:table-cell office:value-type="float" office:value="-0.951688">
                <text:p>-0.951688</text:p>
              </table:table-cell>
              <table:table-cell office:value-type="float" office:value="-0.956713">
                <text:p>-0.95671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828278">
                <text:p>-0.828278</text:p>
              </table:table-cell>
              <table:table-cell office:value-type="float" office:value="-0.94693">
                <text:p>-0.94693</text:p>
              </table:table-cell>
              <table:table-cell office:value-type="float" office:value="-0.939874">
                <text:p>-0.939874</text:p>
              </table:table-cell>
              <table:table-cell office:value-type="float" office:value="-0.937524">
                <text:p>-0.93752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913085">
                <text:p>-0.913085</text:p>
              </table:table-cell>
              <table:table-cell office:value-type="float" office:value="-0.945519">
                <text:p>-0.945519</text:p>
              </table:table-cell>
              <table:table-cell office:value-type="float" office:value="-0.909859">
                <text:p>-0.909859</text:p>
              </table:table-cell>
              <table:table-cell office:value-type="float" office:value="-0.926629">
                <text:p>-0.9266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962286">
                <text:p>-0.962286</text:p>
              </table:table-cell>
              <table:table-cell office:value-type="float" office:value="-0.944089">
                <text:p>-0.944089</text:p>
              </table:table-cell>
              <table:table-cell office:value-type="float" office:value="-0.931368">
                <text:p>-0.931368</text:p>
              </table:table-cell>
              <table:table-cell office:value-type="float" office:value="-0.927217">
                <text:p>-0.92721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923757">
                <text:p>-0.923757</text:p>
              </table:table-cell>
              <table:table-cell office:value-type="float" office:value="-0.942641">
                <text:p>-0.942641</text:p>
              </table:table-cell>
              <table:table-cell office:value-type="float" office:value="-0.940697">
                <text:p>-0.940697</text:p>
              </table:table-cell>
              <table:table-cell office:value-type="float" office:value="-0.920648">
                <text:p>-0.92064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1.029437">
                <text:p>-1.029437</text:p>
              </table:table-cell>
              <table:table-cell office:value-type="float" office:value="-0.941176">
                <text:p>-0.941176</text:p>
              </table:table-cell>
              <table:table-cell office:value-type="float" office:value="-0.91608">
                <text:p>-0.91608</text:p>
              </table:table-cell>
              <table:table-cell office:value-type="float" office:value="-0.916213">
                <text:p>-0.9162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874924">
                <text:p>-0.874924</text:p>
              </table:table-cell>
              <table:table-cell office:value-type="float" office:value="-0.939693">
                <text:p>-0.939693</text:p>
              </table:table-cell>
              <table:table-cell office:value-type="float" office:value="-0.89573">
                <text:p>-0.89573</text:p>
              </table:table-cell>
              <table:table-cell office:value-type="float" office:value="-0.907183">
                <text:p>-0.90718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790001">
                <text:p>-0.790001</text:p>
              </table:table-cell>
              <table:table-cell office:value-type="float" office:value="-0.938191">
                <text:p>-0.938191</text:p>
              </table:table-cell>
              <table:table-cell office:value-type="float" office:value="-0.900798">
                <text:p>-0.900798</text:p>
              </table:table-cell>
              <table:table-cell office:value-type="float" office:value="-0.905425">
                <text:p>-0.9054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860537">
                <text:p>-0.860537</text:p>
              </table:table-cell>
              <table:table-cell office:value-type="float" office:value="-0.936672">
                <text:p>-0.936672</text:p>
              </table:table-cell>
              <table:table-cell office:value-type="float" office:value="-0.89992">
                <text:p>-0.89992</text:p>
              </table:table-cell>
              <table:table-cell office:value-type="float" office:value="-0.91943">
                <text:p>-0.919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949097">
                <text:p>-0.949097</text:p>
              </table:table-cell>
              <table:table-cell office:value-type="float" office:value="-0.935135">
                <text:p>-0.935135</text:p>
              </table:table-cell>
              <table:table-cell office:value-type="float" office:value="-0.889448">
                <text:p>-0.889448</text:p>
              </table:table-cell>
              <table:table-cell office:value-type="float" office:value="-0.902641">
                <text:p>-0.90264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1.025044">
                <text:p>-1.025044</text:p>
              </table:table-cell>
              <table:table-cell office:value-type="float" office:value="-0.93358">
                <text:p>-0.93358</text:p>
              </table:table-cell>
              <table:table-cell office:value-type="float" office:value="-0.893236">
                <text:p>-0.893236</text:p>
              </table:table-cell>
              <table:table-cell office:value-type="float" office:value="-0.889317">
                <text:p>-0.88931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822565">
                <text:p>-0.822565</text:p>
              </table:table-cell>
              <table:table-cell office:value-type="float" office:value="-0.932008">
                <text:p>-0.932008</text:p>
              </table:table-cell>
              <table:table-cell office:value-type="float" office:value="-0.934556">
                <text:p>-0.934556</text:p>
              </table:table-cell>
              <table:table-cell office:value-type="float" office:value="-0.875488">
                <text:p>-0.87548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808939">
                <text:p>-0.808939</text:p>
              </table:table-cell>
              <table:table-cell office:value-type="float" office:value="-0.930418">
                <text:p>-0.930418</text:p>
              </table:table-cell>
              <table:table-cell office:value-type="float" office:value="-0.900258">
                <text:p>-0.900258</text:p>
              </table:table-cell>
              <table:table-cell office:value-type="float" office:value="-0.872576">
                <text:p>-0.87257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1.067138">
                <text:p>-1.067138</text:p>
              </table:table-cell>
              <table:table-cell office:value-type="float" office:value="-0.92881">
                <text:p>-0.92881</text:p>
              </table:table-cell>
              <table:table-cell office:value-type="float" office:value="-0.850689">
                <text:p>-0.850689</text:p>
              </table:table-cell>
              <table:table-cell office:value-type="float" office:value="-0.884867">
                <text:p>-0.88486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777606">
                <text:p>-0.777606</text:p>
              </table:table-cell>
              <table:table-cell office:value-type="float" office:value="-0.927184">
                <text:p>-0.927184</text:p>
              </table:table-cell>
              <table:table-cell office:value-type="float" office:value="-0.861638">
                <text:p>-0.861638</text:p>
              </table:table-cell>
              <table:table-cell office:value-type="float" office:value="-0.902457">
                <text:p>-0.90245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7772">
                <text:p>-0.7772</text:p>
              </table:table-cell>
              <table:table-cell office:value-type="float" office:value="-0.925541">
                <text:p>-0.925541</text:p>
              </table:table-cell>
              <table:table-cell office:value-type="float" office:value="-0.868429">
                <text:p>-0.868429</text:p>
              </table:table-cell>
              <table:table-cell office:value-type="float" office:value="-0.895934">
                <text:p>-0.89593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877313">
                <text:p>-0.877313</text:p>
              </table:table-cell>
              <table:table-cell office:value-type="float" office:value="-0.92388">
                <text:p>-0.92388</text:p>
              </table:table-cell>
              <table:table-cell office:value-type="float" office:value="-0.840042">
                <text:p>-0.840042</text:p>
              </table:table-cell>
              <table:table-cell office:value-type="float" office:value="-0.895952">
                <text:p>-0.89595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842892">
                <text:p>-0.842892</text:p>
              </table:table-cell>
              <table:table-cell office:value-type="float" office:value="-0.922201">
                <text:p>-0.922201</text:p>
              </table:table-cell>
              <table:table-cell office:value-type="float" office:value="-0.895326">
                <text:p>-0.895326</text:p>
              </table:table-cell>
              <table:table-cell office:value-type="float" office:value="-0.913441">
                <text:p>-0.9134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925201">
                <text:p>-0.925201</text:p>
              </table:table-cell>
              <table:table-cell office:value-type="float" office:value="-0.920505">
                <text:p>-0.920505</text:p>
              </table:table-cell>
              <table:table-cell office:value-type="float" office:value="-0.915355">
                <text:p>-0.915355</text:p>
              </table:table-cell>
              <table:table-cell office:value-type="float" office:value="-0.916487">
                <text:p>-0.91648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.054026">
                <text:p>-1.054026</text:p>
              </table:table-cell>
              <table:table-cell office:value-type="float" office:value="-0.918791">
                <text:p>-0.918791</text:p>
              </table:table-cell>
              <table:table-cell office:value-type="float" office:value="-0.944942">
                <text:p>-0.944942</text:p>
              </table:table-cell>
              <table:table-cell office:value-type="float" office:value="-0.908723">
                <text:p>-0.90872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877344">
                <text:p>-0.877344</text:p>
              </table:table-cell>
              <table:table-cell office:value-type="float" office:value="-0.91706">
                <text:p>-0.91706</text:p>
              </table:table-cell>
              <table:table-cell office:value-type="float" office:value="-0.979351">
                <text:p>-0.979351</text:p>
              </table:table-cell>
              <table:table-cell office:value-type="float" office:value="-0.927552">
                <text:p>-0.92755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1.025248">
                <text:p>-1.025248</text:p>
              </table:table-cell>
              <table:table-cell office:value-type="float" office:value="-0.915311">
                <text:p>-0.915311</text:p>
              </table:table-cell>
              <table:table-cell office:value-type="float" office:value="-0.9628">
                <text:p>-0.9628</text:p>
              </table:table-cell>
              <table:table-cell office:value-type="float" office:value="-0.941227">
                <text:p>-0.94122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1.014939">
                <text:p>-1.014939</text:p>
              </table:table-cell>
              <table:table-cell office:value-type="float" office:value="-0.913545">
                <text:p>-0.913545</text:p>
              </table:table-cell>
              <table:table-cell office:value-type="float" office:value="-0.948342">
                <text:p>-0.948342</text:p>
              </table:table-cell>
              <table:table-cell office:value-type="float" office:value="-0.940737">
                <text:p>-0.94073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842444">
                <text:p>-0.842444</text:p>
              </table:table-cell>
              <table:table-cell office:value-type="float" office:value="-0.911762">
                <text:p>-0.911762</text:p>
              </table:table-cell>
              <table:table-cell office:value-type="float" office:value="-0.969818">
                <text:p>-0.969818</text:p>
              </table:table-cell>
              <table:table-cell office:value-type="float" office:value="-0.936674">
                <text:p>-0.93667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981737">
                <text:p>-0.981737</text:p>
              </table:table-cell>
              <table:table-cell office:value-type="float" office:value="-0.909961">
                <text:p>-0.909961</text:p>
              </table:table-cell>
              <table:table-cell office:value-type="float" office:value="-0.950293">
                <text:p>-0.950293</text:p>
              </table:table-cell>
              <table:table-cell office:value-type="float" office:value="-0.92118">
                <text:p>-0.9211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984727">
                <text:p>-0.984727</text:p>
              </table:table-cell>
              <table:table-cell office:value-type="float" office:value="-0.908143">
                <text:p>-0.908143</text:p>
              </table:table-cell>
              <table:table-cell office:value-type="float" office:value="-0.92169">
                <text:p>-0.92169</text:p>
              </table:table-cell>
              <table:table-cell office:value-type="float" office:value="-0.913357">
                <text:p>-0.91335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92762">
                <text:p>-0.92762</text:p>
              </table:table-cell>
              <table:table-cell office:value-type="float" office:value="-0.906308">
                <text:p>-0.906308</text:p>
              </table:table-cell>
              <table:table-cell office:value-type="float" office:value="-0.912841">
                <text:p>-0.912841</text:p>
              </table:table-cell>
              <table:table-cell office:value-type="float" office:value="-0.928254">
                <text:p>-0.92825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871923">
                <text:p>-0.871923</text:p>
              </table:table-cell>
              <table:table-cell office:value-type="float" office:value="-0.904455">
                <text:p>-0.904455</text:p>
              </table:table-cell>
              <table:table-cell office:value-type="float" office:value="-0.867448">
                <text:p>-0.867448</text:p>
              </table:table-cell>
              <table:table-cell office:value-type="float" office:value="-0.907233">
                <text:p>-0.9072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798203">
                <text:p>-0.798203</text:p>
              </table:table-cell>
              <table:table-cell office:value-type="float" office:value="-0.902585">
                <text:p>-0.902585</text:p>
              </table:table-cell>
              <table:table-cell office:value-type="float" office:value="-0.864098">
                <text:p>-0.864098</text:p>
              </table:table-cell>
              <table:table-cell office:value-type="float" office:value="-0.889491">
                <text:p>-0.88949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754771">
                <text:p>-0.754771</text:p>
              </table:table-cell>
              <table:table-cell office:value-type="float" office:value="-0.900698">
                <text:p>-0.900698</text:p>
              </table:table-cell>
              <table:table-cell office:value-type="float" office:value="-0.886816">
                <text:p>-0.886816</text:p>
              </table:table-cell>
              <table:table-cell office:value-type="float" office:value="-0.890931">
                <text:p>-0.89093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967974">
                <text:p>-0.967974</text:p>
              </table:table-cell>
              <table:table-cell office:value-type="float" office:value="-0.898794">
                <text:p>-0.898794</text:p>
              </table:table-cell>
              <table:table-cell office:value-type="float" office:value="-0.871233">
                <text:p>-0.871233</text:p>
              </table:table-cell>
              <table:table-cell office:value-type="float" office:value="-0.873137">
                <text:p>-0.87313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.04121">
                <text:p>-1.04121</text:p>
              </table:table-cell>
              <table:table-cell office:value-type="float" office:value="-0.896873">
                <text:p>-0.896873</text:p>
              </table:table-cell>
              <table:table-cell office:value-type="float" office:value="-0.875549">
                <text:p>-0.875549</text:p>
              </table:table-cell>
              <table:table-cell office:value-type="float" office:value="-0.860915">
                <text:p>-0.86091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794009">
                <text:p>-0.794009</text:p>
              </table:table-cell>
              <table:table-cell office:value-type="float" office:value="-0.894934">
                <text:p>-0.894934</text:p>
              </table:table-cell>
              <table:table-cell office:value-type="float" office:value="-0.896251">
                <text:p>-0.896251</text:p>
              </table:table-cell>
              <table:table-cell office:value-type="float" office:value="-0.844547">
                <text:p>-0.84454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819782">
                <text:p>-0.819782</text:p>
              </table:table-cell>
              <table:table-cell office:value-type="float" office:value="-0.892979">
                <text:p>-0.892979</text:p>
              </table:table-cell>
              <table:table-cell office:value-type="float" office:value="-0.859857">
                <text:p>-0.859857</text:p>
              </table:table-cell>
              <table:table-cell office:value-type="float" office:value="-0.853052">
                <text:p>-0.85305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858283">
                <text:p>-0.858283</text:p>
              </table:table-cell>
              <table:table-cell office:value-type="float" office:value="-0.891007">
                <text:p>-0.891007</text:p>
              </table:table-cell>
              <table:table-cell office:value-type="float" office:value="-0.821672">
                <text:p>-0.821672</text:p>
              </table:table-cell>
              <table:table-cell office:value-type="float" office:value="-0.859736">
                <text:p>-0.85973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786003">
                <text:p>-0.786003</text:p>
              </table:table-cell>
              <table:table-cell office:value-type="float" office:value="-0.889017">
                <text:p>-0.889017</text:p>
              </table:table-cell>
              <table:table-cell office:value-type="float" office:value="-0.812384">
                <text:p>-0.812384</text:p>
              </table:table-cell>
              <table:table-cell office:value-type="float" office:value="-0.87738">
                <text:p>-0.8773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850287">
                <text:p>-0.850287</text:p>
              </table:table-cell>
              <table:table-cell office:value-type="float" office:value="-0.887011">
                <text:p>-0.887011</text:p>
              </table:table-cell>
              <table:table-cell office:value-type="float" office:value="-0.841523">
                <text:p>-0.841523</text:p>
              </table:table-cell>
              <table:table-cell office:value-type="float" office:value="-0.861381">
                <text:p>-0.86138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747569">
                <text:p>-0.747569</text:p>
              </table:table-cell>
              <table:table-cell office:value-type="float" office:value="-0.884988">
                <text:p>-0.884988</text:p>
              </table:table-cell>
              <table:table-cell office:value-type="float" office:value="-0.844212">
                <text:p>-0.844212</text:p>
              </table:table-cell>
              <table:table-cell office:value-type="float" office:value="-0.850451">
                <text:p>-0.8504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965476">
                <text:p>-0.965476</text:p>
              </table:table-cell>
              <table:table-cell office:value-type="float" office:value="-0.882948">
                <text:p>-0.882948</text:p>
              </table:table-cell>
              <table:table-cell office:value-type="float" office:value="-0.876782">
                <text:p>-0.876782</text:p>
              </table:table-cell>
              <table:table-cell office:value-type="float" office:value="-0.856308">
                <text:p>-0.85630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871727">
                <text:p>-0.871727</text:p>
              </table:table-cell>
              <table:table-cell office:value-type="float" office:value="-0.880891">
                <text:p>-0.880891</text:p>
              </table:table-cell>
              <table:table-cell office:value-type="float" office:value="-0.865123">
                <text:p>-0.865123</text:p>
              </table:table-cell>
              <table:table-cell office:value-type="float" office:value="-0.85829">
                <text:p>-0.8582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948856">
                <text:p>-0.948856</text:p>
              </table:table-cell>
              <table:table-cell office:value-type="float" office:value="-0.878817">
                <text:p>-0.878817</text:p>
              </table:table-cell>
              <table:table-cell office:value-type="float" office:value="-0.899804">
                <text:p>-0.899804</text:p>
              </table:table-cell>
              <table:table-cell office:value-type="float" office:value="-0.848877">
                <text:p>-0.84887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79199">
                <text:p>-0.79199</text:p>
              </table:table-cell>
              <table:table-cell office:value-type="float" office:value="-0.876727">
                <text:p>-0.876727</text:p>
              </table:table-cell>
              <table:table-cell office:value-type="float" office:value="-0.878397">
                <text:p>-0.878397</text:p>
              </table:table-cell>
              <table:table-cell office:value-type="float" office:value="-0.844418">
                <text:p>-0.84441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920975">
                <text:p>-0.920975</text:p>
              </table:table-cell>
              <table:table-cell office:value-type="float" office:value="-0.87462">
                <text:p>-0.87462</text:p>
              </table:table-cell>
              <table:table-cell office:value-type="float" office:value="-0.872368">
                <text:p>-0.872368</text:p>
              </table:table-cell>
              <table:table-cell office:value-type="float" office:value="-0.858028">
                <text:p>-0.8580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858439">
                <text:p>-0.858439</text:p>
              </table:table-cell>
              <table:table-cell office:value-type="float" office:value="-0.872496">
                <text:p>-0.872496</text:p>
              </table:table-cell>
              <table:table-cell office:value-type="float" office:value="-0.833546">
                <text:p>-0.833546</text:p>
              </table:table-cell>
              <table:table-cell office:value-type="float" office:value="-0.867011">
                <text:p>-0.86701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841584">
                <text:p>-0.841584</text:p>
              </table:table-cell>
              <table:table-cell office:value-type="float" office:value="-0.870356">
                <text:p>-0.870356</text:p>
              </table:table-cell>
              <table:table-cell office:value-type="float" office:value="-0.822537">
                <text:p>-0.822537</text:p>
              </table:table-cell>
              <table:table-cell office:value-type="float" office:value="-0.844291">
                <text:p>-0.8442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754743">
                <text:p>-0.754743</text:p>
              </table:table-cell>
              <table:table-cell office:value-type="float" office:value="-0.868199">
                <text:p>-0.868199</text:p>
              </table:table-cell>
              <table:table-cell office:value-type="float" office:value="-0.838342">
                <text:p>-0.838342</text:p>
              </table:table-cell>
              <table:table-cell office:value-type="float" office:value="-0.849142">
                <text:p>-0.84914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736948">
                <text:p>-0.736948</text:p>
              </table:table-cell>
              <table:table-cell office:value-type="float" office:value="-0.866025">
                <text:p>-0.866025</text:p>
              </table:table-cell>
              <table:table-cell office:value-type="float" office:value="-0.835931">
                <text:p>-0.835931</text:p>
              </table:table-cell>
              <table:table-cell office:value-type="float" office:value="-0.842401">
                <text:p>-0.84240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999998">
                <text:p>-0.999998</text:p>
              </table:table-cell>
              <table:table-cell office:value-type="float" office:value="-0.863836">
                <text:p>-0.863836</text:p>
              </table:table-cell>
              <table:table-cell office:value-type="float" office:value="-0.810725">
                <text:p>-0.810725</text:p>
              </table:table-cell>
              <table:table-cell office:value-type="float" office:value="-0.842525">
                <text:p>-0.84252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846384">
                <text:p>-0.846384</text:p>
              </table:table-cell>
              <table:table-cell office:value-type="float" office:value="-0.861629">
                <text:p>-0.861629</text:p>
              </table:table-cell>
              <table:table-cell office:value-type="float" office:value="-0.844795">
                <text:p>-0.844795</text:p>
              </table:table-cell>
              <table:table-cell office:value-type="float" office:value="-0.831823">
                <text:p>-0.8318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715554">
                <text:p>-0.715554</text:p>
              </table:table-cell>
              <table:table-cell office:value-type="float" office:value="-0.859406">
                <text:p>-0.859406</text:p>
              </table:table-cell>
              <table:table-cell office:value-type="float" office:value="-0.872345">
                <text:p>-0.872345</text:p>
              </table:table-cell>
              <table:table-cell office:value-type="float" office:value="-0.821188">
                <text:p>-0.82118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925092">
                <text:p>-0.925092</text:p>
              </table:table-cell>
              <table:table-cell office:value-type="float" office:value="-0.857167">
                <text:p>-0.857167</text:p>
              </table:table-cell>
              <table:table-cell office:value-type="float" office:value="-0.831016">
                <text:p>-0.831016</text:p>
              </table:table-cell>
              <table:table-cell office:value-type="float" office:value="-0.812701">
                <text:p>-0.81270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8747">
                <text:p>-0.8747</text:p>
              </table:table-cell>
              <table:table-cell office:value-type="float" office:value="-0.854912">
                <text:p>-0.854912</text:p>
              </table:table-cell>
              <table:table-cell office:value-type="float" office:value="-0.82239">
                <text:p>-0.82239</text:p>
              </table:table-cell>
              <table:table-cell office:value-type="float" office:value="-0.815297">
                <text:p>-0.81529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793354">
                <text:p>-0.793354</text:p>
              </table:table-cell>
              <table:table-cell office:value-type="float" office:value="-0.85264">
                <text:p>-0.85264</text:p>
              </table:table-cell>
              <table:table-cell office:value-type="float" office:value="-0.82757">
                <text:p>-0.82757</text:p>
              </table:table-cell>
              <table:table-cell office:value-type="float" office:value="-0.830343">
                <text:p>-0.83034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803253">
                <text:p>-0.803253</text:p>
              </table:table-cell>
              <table:table-cell office:value-type="float" office:value="-0.850352">
                <text:p>-0.850352</text:p>
              </table:table-cell>
              <table:table-cell office:value-type="float" office:value="-0.792198">
                <text:p>-0.792198</text:p>
              </table:table-cell>
              <table:table-cell office:value-type="float" office:value="-0.804831">
                <text:p>-0.80483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741453">
                <text:p>-0.741453</text:p>
              </table:table-cell>
              <table:table-cell office:value-type="float" office:value="-0.848048">
                <text:p>-0.848048</text:p>
              </table:table-cell>
              <table:table-cell office:value-type="float" office:value="-0.773917">
                <text:p>-0.773917</text:p>
              </table:table-cell>
              <table:table-cell office:value-type="float" office:value="-0.798339">
                <text:p>-0.79833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748234">
                <text:p>-0.748234</text:p>
              </table:table-cell>
              <table:table-cell office:value-type="float" office:value="-0.845728">
                <text:p>-0.845728</text:p>
              </table:table-cell>
              <table:table-cell office:value-type="float" office:value="-0.795738">
                <text:p>-0.795738</text:p>
              </table:table-cell>
              <table:table-cell office:value-type="float" office:value="-0.797864">
                <text:p>-0.79786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783295">
                <text:p>-0.783295</text:p>
              </table:table-cell>
              <table:table-cell office:value-type="float" office:value="-0.843391">
                <text:p>-0.843391</text:p>
              </table:table-cell>
              <table:table-cell office:value-type="float" office:value="-0.778959">
                <text:p>-0.778959</text:p>
              </table:table-cell>
              <table:table-cell office:value-type="float" office:value="-0.799441">
                <text:p>-0.79944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902458">
                <text:p>-0.902458</text:p>
              </table:table-cell>
              <table:table-cell office:value-type="float" office:value="-0.841039">
                <text:p>-0.841039</text:p>
              </table:table-cell>
              <table:table-cell office:value-type="float" office:value="-0.785664">
                <text:p>-0.785664</text:p>
              </table:table-cell>
              <table:table-cell office:value-type="float" office:value="-0.783217">
                <text:p>-0.78321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719359">
                <text:p>-0.719359</text:p>
              </table:table-cell>
              <table:table-cell office:value-type="float" office:value="-0.838671">
                <text:p>-0.838671</text:p>
              </table:table-cell>
              <table:table-cell office:value-type="float" office:value="-0.778082">
                <text:p>-0.778082</text:p>
              </table:table-cell>
              <table:table-cell office:value-type="float" office:value="-0.799143">
                <text:p>-0.79914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0.774979">
                <text:p>-0.774979</text:p>
              </table:table-cell>
              <table:table-cell office:value-type="float" office:value="-0.836286">
                <text:p>-0.836286</text:p>
              </table:table-cell>
              <table:table-cell office:value-type="float" office:value="-0.809912">
                <text:p>-0.809912</text:p>
              </table:table-cell>
              <table:table-cell office:value-type="float" office:value="-0.806708">
                <text:p>-0.80670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0.710324">
                <text:p>-0.710324</text:p>
              </table:table-cell>
              <table:table-cell office:value-type="float" office:value="-0.833886">
                <text:p>-0.833886</text:p>
              </table:table-cell>
              <table:table-cell office:value-type="float" office:value="-0.768667">
                <text:p>-0.768667</text:p>
              </table:table-cell>
              <table:table-cell office:value-type="float" office:value="-0.806232">
                <text:p>-0.80623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0.942442">
                <text:p>-0.942442</text:p>
              </table:table-cell>
              <table:table-cell office:value-type="float" office:value="-0.83147">
                <text:p>-0.83147</text:p>
              </table:table-cell>
              <table:table-cell office:value-type="float" office:value="-0.818503">
                <text:p>-0.818503</text:p>
              </table:table-cell>
              <table:table-cell office:value-type="float" office:value="-0.801769">
                <text:p>-0.80176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0.696235">
                <text:p>-0.696235</text:p>
              </table:table-cell>
              <table:table-cell office:value-type="float" office:value="-0.829038">
                <text:p>-0.829038</text:p>
              </table:table-cell>
              <table:table-cell office:value-type="float" office:value="-0.8408">
                <text:p>-0.8408</text:p>
              </table:table-cell>
              <table:table-cell office:value-type="float" office:value="-0.796454">
                <text:p>-0.79645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0.968536">
                <text:p>-0.968536</text:p>
              </table:table-cell>
              <table:table-cell office:value-type="float" office:value="-0.82659">
                <text:p>-0.82659</text:p>
              </table:table-cell>
              <table:table-cell office:value-type="float" office:value="-0.84598">
                <text:p>-0.84598</text:p>
              </table:table-cell>
              <table:table-cell office:value-type="float" office:value="-0.797612">
                <text:p>-0.79761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0.886468">
                <text:p>-0.886468</text:p>
              </table:table-cell>
              <table:table-cell office:value-type="float" office:value="-0.824126">
                <text:p>-0.824126</text:p>
              </table:table-cell>
              <table:table-cell office:value-type="float" office:value="-0.797321">
                <text:p>-0.797321</text:p>
              </table:table-cell>
              <table:table-cell office:value-type="float" office:value="-0.794935">
                <text:p>-0.79493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0.736221">
                <text:p>-0.736221</text:p>
              </table:table-cell>
              <table:table-cell office:value-type="float" office:value="-0.821647">
                <text:p>-0.821647</text:p>
              </table:table-cell>
              <table:table-cell office:value-type="float" office:value="-0.803038">
                <text:p>-0.803038</text:p>
              </table:table-cell>
              <table:table-cell office:value-type="float" office:value="-0.808845">
                <text:p>-0.80884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0.699146">
                <text:p>-0.699146</text:p>
              </table:table-cell>
              <table:table-cell office:value-type="float" office:value="-0.819152">
                <text:p>-0.819152</text:p>
              </table:table-cell>
              <table:table-cell office:value-type="float" office:value="-0.792371">
                <text:p>-0.792371</text:p>
              </table:table-cell>
              <table:table-cell office:value-type="float" office:value="-0.819981">
                <text:p>-0.81998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0.724824">
                <text:p>-0.724824</text:p>
              </table:table-cell>
              <table:table-cell office:value-type="float" office:value="-0.816642">
                <text:p>-0.816642</text:p>
              </table:table-cell>
              <table:table-cell office:value-type="float" office:value="-0.753059">
                <text:p>-0.753059</text:p>
              </table:table-cell>
              <table:table-cell office:value-type="float" office:value="-0.809272">
                <text:p>-0.80927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0.915198">
                <text:p>-0.915198</text:p>
              </table:table-cell>
              <table:table-cell office:value-type="float" office:value="-0.814116">
                <text:p>-0.814116</text:p>
              </table:table-cell>
              <table:table-cell office:value-type="float" office:value="-0.791414">
                <text:p>-0.791414</text:p>
              </table:table-cell>
              <table:table-cell office:value-type="float" office:value="-0.812478">
                <text:p>-0.81247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0.689907">
                <text:p>-0.689907</text:p>
              </table:table-cell>
              <table:table-cell office:value-type="float" office:value="-0.811574">
                <text:p>-0.811574</text:p>
              </table:table-cell>
              <table:table-cell office:value-type="float" office:value="-0.818149">
                <text:p>-0.818149</text:p>
              </table:table-cell>
              <table:table-cell office:value-type="float" office:value="-0.810334">
                <text:p>-0.81033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927998">
                <text:p>-0.927998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838113">
                <text:p>-0.838113</text:p>
              </table:table-cell>
              <table:table-cell office:value-type="float" office:value="-0.792039">
                <text:p>-0.79203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0.83282">
                <text:p>-0.83282</text:p>
              </table:table-cell>
              <table:table-cell office:value-type="float" office:value="-0.806445">
                <text:p>-0.806445</text:p>
              </table:table-cell>
              <table:table-cell office:value-type="float" office:value="-0.801373">
                <text:p>-0.801373</text:p>
              </table:table-cell>
              <table:table-cell office:value-type="float" office:value="-0.786226">
                <text:p>-0.78622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0.824643">
                <text:p>-0.824643</text:p>
              </table:table-cell>
              <table:table-cell office:value-type="float" office:value="-0.803857">
                <text:p>-0.803857</text:p>
              </table:table-cell>
              <table:table-cell office:value-type="float" office:value="-0.852381">
                <text:p>-0.852381</text:p>
              </table:table-cell>
              <table:table-cell office:value-type="float" office:value="-0.792088">
                <text:p>-0.79208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0.731499">
                <text:p>-0.731499</text:p>
              </table:table-cell>
              <table:table-cell office:value-type="float" office:value="-0.801254">
                <text:p>-0.801254</text:p>
              </table:table-cell>
              <table:table-cell office:value-type="float" office:value="-0.803825">
                <text:p>-0.803825</text:p>
              </table:table-cell>
              <table:table-cell office:value-type="float" office:value="-0.81099">
                <text:p>-0.8109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0.944946">
                <text:p>-0.944946</text:p>
              </table:table-cell>
              <table:table-cell office:value-type="float" office:value="-0.798636">
                <text:p>-0.798636</text:p>
              </table:table-cell>
              <table:table-cell office:value-type="float" office:value="-0.771717">
                <text:p>-0.771717</text:p>
              </table:table-cell>
              <table:table-cell office:value-type="float" office:value="-0.80366">
                <text:p>-0.8036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0.685222">
                <text:p>-0.685222</text:p>
              </table:table-cell>
              <table:table-cell office:value-type="float" office:value="-0.796002">
                <text:p>-0.796002</text:p>
              </table:table-cell>
              <table:table-cell office:value-type="float" office:value="-0.759514">
                <text:p>-0.759514</text:p>
              </table:table-cell>
              <table:table-cell office:value-type="float" office:value="-0.819244">
                <text:p>-0.81924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0.672278">
                <text:p>-0.672278</text:p>
              </table:table-cell>
              <table:table-cell office:value-type="float" office:value="-0.793353">
                <text:p>-0.793353</text:p>
              </table:table-cell>
              <table:table-cell office:value-type="float" office:value="-0.799765">
                <text:p>-0.799765</text:p>
              </table:table-cell>
              <table:table-cell office:value-type="float" office:value="-0.800498">
                <text:p>-0.80049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0.763628">
                <text:p>-0.763628</text:p>
              </table:table-cell>
              <table:table-cell office:value-type="float" office:value="-0.79069">
                <text:p>-0.79069</text:p>
              </table:table-cell>
              <table:table-cell office:value-type="float" office:value="-0.777688">
                <text:p>-0.777688</text:p>
              </table:table-cell>
              <table:table-cell office:value-type="float" office:value="-0.792104">
                <text:p>-0.79210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0.932751">
                <text:p>-0.932751</text:p>
              </table:table-cell>
              <table:table-cell office:value-type="float" office:value="-0.788011">
                <text:p>-0.788011</text:p>
              </table:table-cell>
              <table:table-cell office:value-type="float" office:value="-0.812911">
                <text:p>-0.812911</text:p>
              </table:table-cell>
              <table:table-cell office:value-type="float" office:value="-0.787843">
                <text:p>-0.7878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0.834564">
                <text:p>-0.834564</text:p>
              </table:table-cell>
              <table:table-cell office:value-type="float" office:value="-0.785317">
                <text:p>-0.785317</text:p>
              </table:table-cell>
              <table:table-cell office:value-type="float" office:value="-0.822814">
                <text:p>-0.822814</text:p>
              </table:table-cell>
              <table:table-cell office:value-type="float" office:value="-0.800787">
                <text:p>-0.80078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0.861335">
                <text:p>-0.861335</text:p>
              </table:table-cell>
              <table:table-cell office:value-type="float" office:value="-0.782608">
                <text:p>-0.782608</text:p>
              </table:table-cell>
              <table:table-cell office:value-type="float" office:value="-0.818185">
                <text:p>-0.818185</text:p>
              </table:table-cell>
              <table:table-cell office:value-type="float" office:value="-0.771324">
                <text:p>-0.77132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0.721796">
                <text:p>-0.721796</text:p>
              </table:table-cell>
              <table:table-cell office:value-type="float" office:value="-0.779884">
                <text:p>-0.779884</text:p>
              </table:table-cell>
              <table:table-cell office:value-type="float" office:value="-0.78719">
                <text:p>-0.78719</text:p>
              </table:table-cell>
              <table:table-cell office:value-type="float" office:value="-0.770476">
                <text:p>-0.77047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0.740481">
                <text:p>-0.740481</text:p>
              </table:table-cell>
              <table:table-cell office:value-type="float" office:value="-0.777146">
                <text:p>-0.777146</text:p>
              </table:table-cell>
              <table:table-cell office:value-type="float" office:value="-0.795052">
                <text:p>-0.795052</text:p>
              </table:table-cell>
              <table:table-cell office:value-type="float" office:value="-0.791506">
                <text:p>-0.79150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0.777775">
                <text:p>-0.777775</text:p>
              </table:table-cell>
              <table:table-cell office:value-type="float" office:value="-0.774393">
                <text:p>-0.774393</text:p>
              </table:table-cell>
              <table:table-cell office:value-type="float" office:value="-0.746957">
                <text:p>-0.746957</text:p>
              </table:table-cell>
              <table:table-cell office:value-type="float" office:value="-0.795166">
                <text:p>-0.7951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0.873876">
                <text:p>-0.873876</text:p>
              </table:table-cell>
              <table:table-cell office:value-type="float" office:value="-0.771625">
                <text:p>-0.771625</text:p>
              </table:table-cell>
              <table:table-cell office:value-type="float" office:value="-0.737776">
                <text:p>-0.737776</text:p>
              </table:table-cell>
              <table:table-cell office:value-type="float" office:value="-0.768931">
                <text:p>-0.76893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0.620861">
                <text:p>-0.620861</text:p>
              </table:table-cell>
              <table:table-cell office:value-type="float" office:value="-0.768842">
                <text:p>-0.768842</text:p>
              </table:table-cell>
              <table:table-cell office:value-type="float" office:value="-0.770402">
                <text:p>-0.770402</text:p>
              </table:table-cell>
              <table:table-cell office:value-type="float" office:value="-0.76222">
                <text:p>-0.7622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0.675889">
                <text:p>-0.675889</text:p>
              </table:table-cell>
              <table:table-cell office:value-type="float" office:value="-0.766044">
                <text:p>-0.766044</text:p>
              </table:table-cell>
              <table:table-cell office:value-type="float" office:value="-0.775624">
                <text:p>-0.775624</text:p>
              </table:table-cell>
              <table:table-cell office:value-type="float" office:value="-0.750336">
                <text:p>-0.75033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0.90361">
                <text:p>-0.90361</text:p>
              </table:table-cell>
              <table:table-cell office:value-type="float" office:value="-0.763232">
                <text:p>-0.763232</text:p>
              </table:table-cell>
              <table:table-cell office:value-type="float" office:value="-0.729683">
                <text:p>-0.729683</text:p>
              </table:table-cell>
              <table:table-cell office:value-type="float" office:value="-0.760031">
                <text:p>-0.76003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0.803888">
                <text:p>-0.803888</text:p>
              </table:table-cell>
              <table:table-cell office:value-type="float" office:value="-0.760406">
                <text:p>-0.760406</text:p>
              </table:table-cell>
              <table:table-cell office:value-type="float" office:value="-0.757659">
                <text:p>-0.757659</text:p>
              </table:table-cell>
              <table:table-cell office:value-type="float" office:value="-0.77365">
                <text:p>-0.7736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0.644169">
                <text:p>-0.644169</text:p>
              </table:table-cell>
              <table:table-cell office:value-type="float" office:value="-0.757565">
                <text:p>-0.757565</text:p>
              </table:table-cell>
              <table:table-cell office:value-type="float" office:value="-0.768604">
                <text:p>-0.768604</text:p>
              </table:table-cell>
              <table:table-cell office:value-type="float" office:value="-0.777056">
                <text:p>-0.77705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0.76074">
                <text:p>-0.76074</text:p>
              </table:table-cell>
              <table:table-cell office:value-type="float" office:value="-0.75471">
                <text:p>-0.75471</text:p>
              </table:table-cell>
              <table:table-cell office:value-type="float" office:value="-0.753568">
                <text:p>-0.753568</text:p>
              </table:table-cell>
              <table:table-cell office:value-type="float" office:value="-0.769121">
                <text:p>-0.76912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0.730615">
                <text:p>-0.730615</text:p>
              </table:table-cell>
              <table:table-cell office:value-type="float" office:value="-0.75184">
                <text:p>-0.75184</text:p>
              </table:table-cell>
              <table:table-cell office:value-type="float" office:value="-0.770849">
                <text:p>-0.770849</text:p>
              </table:table-cell>
              <table:table-cell office:value-type="float" office:value="-0.792027">
                <text:p>-0.79202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0.828432">
                <text:p>-0.828432</text:p>
              </table:table-cell>
              <table:table-cell office:value-type="float" office:value="-0.748956">
                <text:p>-0.748956</text:p>
              </table:table-cell>
              <table:table-cell office:value-type="float" office:value="-0.805065">
                <text:p>-0.805065</text:p>
              </table:table-cell>
              <table:table-cell office:value-type="float" office:value="-0.801589">
                <text:p>-0.80158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0.890292">
                <text:p>-0.890292</text:p>
              </table:table-cell>
              <table:table-cell office:value-type="float" office:value="-0.746057">
                <text:p>-0.746057</text:p>
              </table:table-cell>
              <table:table-cell office:value-type="float" office:value="-0.810234">
                <text:p>-0.810234</text:p>
              </table:table-cell>
              <table:table-cell office:value-type="float" office:value="-0.780698">
                <text:p>-0.78069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0.815247">
                <text:p>-0.815247</text:p>
              </table:table-cell>
              <table:table-cell office:value-type="float" office:value="-0.743145">
                <text:p>-0.743145</text:p>
              </table:table-cell>
              <table:table-cell office:value-type="float" office:value="-0.838676">
                <text:p>-0.838676</text:p>
              </table:table-cell>
              <table:table-cell office:value-type="float" office:value="-0.779906">
                <text:p>-0.77990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0.786584">
                <text:p>-0.786584</text:p>
              </table:table-cell>
              <table:table-cell office:value-type="float" office:value="-0.740218">
                <text:p>-0.740218</text:p>
              </table:table-cell>
              <table:table-cell office:value-type="float" office:value="-0.829204">
                <text:p>-0.829204</text:p>
              </table:table-cell>
              <table:table-cell office:value-type="float" office:value="-0.777764">
                <text:p>-0.77776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0.872826">
                <text:p>-0.872826</text:p>
              </table:table-cell>
              <table:table-cell office:value-type="float" office:value="-0.737277">
                <text:p>-0.737277</text:p>
              </table:table-cell>
              <table:table-cell office:value-type="float" office:value="-0.785908">
                <text:p>-0.785908</text:p>
              </table:table-cell>
              <table:table-cell office:value-type="float" office:value="-0.76312">
                <text:p>-0.763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0.781075">
                <text:p>-0.781075</text:p>
              </table:table-cell>
              <table:table-cell office:value-type="float" office:value="-0.734323">
                <text:p>-0.734323</text:p>
              </table:table-cell>
              <table:table-cell office:value-type="float" office:value="-0.781895">
                <text:p>-0.781895</text:p>
              </table:table-cell>
              <table:table-cell office:value-type="float" office:value="-0.769252">
                <text:p>-0.76925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0.67381">
                <text:p>-0.67381</text:p>
              </table:table-cell>
              <table:table-cell office:value-type="float" office:value="-0.731354">
                <text:p>-0.731354</text:p>
              </table:table-cell>
              <table:table-cell office:value-type="float" office:value="-0.748699">
                <text:p>-0.748699</text:p>
              </table:table-cell>
              <table:table-cell office:value-type="float" office:value="-0.763343">
                <text:p>-0.76334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0.79518">
                <text:p>-0.79518</text:p>
              </table:table-cell>
              <table:table-cell office:value-type="float" office:value="-0.728371">
                <text:p>-0.728371</text:p>
              </table:table-cell>
              <table:table-cell office:value-type="float" office:value="-0.694065">
                <text:p>-0.694065</text:p>
              </table:table-cell>
              <table:table-cell office:value-type="float" office:value="-0.739834">
                <text:p>-0.73983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0.620606">
                <text:p>-0.620606</text:p>
              </table:table-cell>
              <table:table-cell office:value-type="float" office:value="-0.725374">
                <text:p>-0.725374</text:p>
              </table:table-cell>
              <table:table-cell office:value-type="float" office:value="-0.697463">
                <text:p>-0.697463</text:p>
              </table:table-cell>
              <table:table-cell office:value-type="float" office:value="-0.741921">
                <text:p>-0.74192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0.599655">
                <text:p>-0.599655</text:p>
              </table:table-cell>
              <table:table-cell office:value-type="float" office:value="-0.722364">
                <text:p>-0.722364</text:p>
              </table:table-cell>
              <table:table-cell office:value-type="float" office:value="-0.715387">
                <text:p>-0.715387</text:p>
              </table:table-cell>
              <table:table-cell office:value-type="float" office:value="-0.738581">
                <text:p>-0.73858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0.798066">
                <text:p>-0.798066</text:p>
              </table:table-cell>
              <table:table-cell office:value-type="float" office:value="-0.71934">
                <text:p>-0.71934</text:p>
              </table:table-cell>
              <table:table-cell office:value-type="float" office:value="-0.682691">
                <text:p>-0.682691</text:p>
              </table:table-cell>
              <table:table-cell office:value-type="float" office:value="-0.723082">
                <text:p>-0.72308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0.763432">
                <text:p>-0.763432</text:p>
              </table:table-cell>
              <table:table-cell office:value-type="float" office:value="-0.716302">
                <text:p>-0.716302</text:p>
              </table:table-cell>
              <table:table-cell office:value-type="float" office:value="-0.72621">
                <text:p>-0.72621</text:p>
              </table:table-cell>
              <table:table-cell office:value-type="float" office:value="-0.716427">
                <text:p>-0.71642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0.631697">
                <text:p>-0.631697</text:p>
              </table:table-cell>
              <table:table-cell office:value-type="float" office:value="-0.71325">
                <text:p>-0.71325</text:p>
              </table:table-cell>
              <table:table-cell office:value-type="float" office:value="-0.756248">
                <text:p>-0.756248</text:p>
              </table:table-cell>
              <table:table-cell office:value-type="float" office:value="-0.730911">
                <text:p>-0.7309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0.838202">
                <text:p>-0.838202</text:p>
              </table:table-cell>
              <table:table-cell office:value-type="float" office:value="-0.710185">
                <text:p>-0.710185</text:p>
              </table:table-cell>
              <table:table-cell office:value-type="float" office:value="-0.737101">
                <text:p>-0.737101</text:p>
              </table:table-cell>
              <table:table-cell office:value-type="float" office:value="-0.712592">
                <text:p>-0.71259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0.749845">
                <text:p>-0.749845</text:p>
              </table:table-cell>
              <table:table-cell office:value-type="float" office:value="-0.707107">
                <text:p>-0.707107</text:p>
              </table:table-cell>
              <table:table-cell office:value-type="float" office:value="-0.72599">
                <text:p>-0.72599</text:p>
              </table:table-cell>
              <table:table-cell office:value-type="float" office:value="-0.729407">
                <text:p>-0.72940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0.702332">
                <text:p>-0.702332</text:p>
              </table:table-cell>
              <table:table-cell office:value-type="float" office:value="-0.704015">
                <text:p>-0.704015</text:p>
              </table:table-cell>
              <table:table-cell office:value-type="float" office:value="-0.766277">
                <text:p>-0.766277</text:p>
              </table:table-cell>
              <table:table-cell office:value-type="float" office:value="-0.732434">
                <text:p>-0.73243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0.707874">
                <text:p>-0.707874</text:p>
              </table:table-cell>
              <table:table-cell office:value-type="float" office:value="-0.700909">
                <text:p>-0.700909</text:p>
              </table:table-cell>
              <table:table-cell office:value-type="float" office:value="-0.717371">
                <text:p>-0.717371</text:p>
              </table:table-cell>
              <table:table-cell office:value-type="float" office:value="-0.723581">
                <text:p>-0.72358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0.833136">
                <text:p>-0.833136</text:p>
              </table:table-cell>
              <table:table-cell office:value-type="float" office:value="-0.69779">
                <text:p>-0.69779</text:p>
              </table:table-cell>
              <table:table-cell office:value-type="float" office:value="-0.728516">
                <text:p>-0.728516</text:p>
              </table:table-cell>
              <table:table-cell office:value-type="float" office:value="-0.715164">
                <text:p>-0.71516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0.593669">
                <text:p>-0.593669</text:p>
              </table:table-cell>
              <table:table-cell office:value-type="float" office:value="-0.694658">
                <text:p>-0.694658</text:p>
              </table:table-cell>
              <table:table-cell office:value-type="float" office:value="-0.714639">
                <text:p>-0.714639</text:p>
              </table:table-cell>
              <table:table-cell office:value-type="float" office:value="-0.732164">
                <text:p>-0.73216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0.805569">
                <text:p>-0.805569</text:p>
              </table:table-cell>
              <table:table-cell office:value-type="float" office:value="-0.691513">
                <text:p>-0.691513</text:p>
              </table:table-cell>
              <table:table-cell office:value-type="float" office:value="-0.7132">
                <text:p>-0.7132</text:p>
              </table:table-cell>
              <table:table-cell office:value-type="float" office:value="-0.727797">
                <text:p>-0.72779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0.632947">
                <text:p>-0.632947</text:p>
              </table:table-cell>
              <table:table-cell office:value-type="float" office:value="-0.688355">
                <text:p>-0.688355</text:p>
              </table:table-cell>
              <table:table-cell office:value-type="float" office:value="-0.680743">
                <text:p>-0.680743</text:p>
              </table:table-cell>
              <table:table-cell office:value-type="float" office:value="-0.723992">
                <text:p>-0.72399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0.700682">
                <text:p>-0.700682</text:p>
              </table:table-cell>
              <table:table-cell office:value-type="float" office:value="-0.685183">
                <text:p>-0.685183</text:p>
              </table:table-cell>
              <table:table-cell office:value-type="float" office:value="-0.725748">
                <text:p>-0.725748</text:p>
              </table:table-cell>
              <table:table-cell office:value-type="float" office:value="-0.734066">
                <text:p>-0.73406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0.670848">
                <text:p>-0.670848</text:p>
              </table:table-cell>
              <table:table-cell office:value-type="float" office:value="-0.681998">
                <text:p>-0.681998</text:p>
              </table:table-cell>
              <table:table-cell office:value-type="float" office:value="-0.722667">
                <text:p>-0.722667</text:p>
              </table:table-cell>
              <table:table-cell office:value-type="float" office:value="-0.720104">
                <text:p>-0.72010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0.818695">
                <text:p>-0.818695</text:p>
              </table:table-cell>
              <table:table-cell office:value-type="float" office:value="-0.678801">
                <text:p>-0.678801</text:p>
              </table:table-cell>
              <table:table-cell office:value-type="float" office:value="-0.737676">
                <text:p>-0.737676</text:p>
              </table:table-cell>
              <table:table-cell office:value-type="float" office:value="-0.713923">
                <text:p>-0.71392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0.790164">
                <text:p>-0.790164</text:p>
              </table:table-cell>
              <table:table-cell office:value-type="float" office:value="-0.67559">
                <text:p>-0.67559</text:p>
              </table:table-cell>
              <table:table-cell office:value-type="float" office:value="-0.760168">
                <text:p>-0.760168</text:p>
              </table:table-cell>
              <table:table-cell office:value-type="float" office:value="-0.719748">
                <text:p>-0.71974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0.707991">
                <text:p>-0.707991</text:p>
              </table:table-cell>
              <table:table-cell office:value-type="float" office:value="-0.672367">
                <text:p>-0.672367</text:p>
              </table:table-cell>
              <table:table-cell office:value-type="float" office:value="-0.736858">
                <text:p>-0.736858</text:p>
              </table:table-cell>
              <table:table-cell office:value-type="float" office:value="-0.709061">
                <text:p>-0.70906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0.813145">
                <text:p>-0.813145</text:p>
              </table:table-cell>
              <table:table-cell office:value-type="float" office:value="-0.669131">
                <text:p>-0.669131</text:p>
              </table:table-cell>
              <table:table-cell office:value-type="float" office:value="-0.726148">
                <text:p>-0.726148</text:p>
              </table:table-cell>
              <table:table-cell office:value-type="float" office:value="-0.712101">
                <text:p>-0.71210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0.554296">
                <text:p>-0.554296</text:p>
              </table:table-cell>
              <table:table-cell office:value-type="float" office:value="-0.665882">
                <text:p>-0.665882</text:p>
              </table:table-cell>
              <table:table-cell office:value-type="float" office:value="-0.699664">
                <text:p>-0.699664</text:p>
              </table:table-cell>
              <table:table-cell office:value-type="float" office:value="-0.714723">
                <text:p>-0.71472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0.765147">
                <text:p>-0.765147</text:p>
              </table:table-cell>
              <table:table-cell office:value-type="float" office:value="-0.66262">
                <text:p>-0.66262</text:p>
              </table:table-cell>
              <table:table-cell office:value-type="float" office:value="-0.695669">
                <text:p>-0.695669</text:p>
              </table:table-cell>
              <table:table-cell office:value-type="float" office:value="-0.712243">
                <text:p>-0.71224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0.657743">
                <text:p>-0.657743</text:p>
              </table:table-cell>
              <table:table-cell office:value-type="float" office:value="-0.659346">
                <text:p>-0.659346</text:p>
              </table:table-cell>
              <table:table-cell office:value-type="float" office:value="-0.666316">
                <text:p>-0.666316</text:p>
              </table:table-cell>
              <table:table-cell office:value-type="float" office:value="-0.699044">
                <text:p>-0.69904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0.688015">
                <text:p>-0.688015</text:p>
              </table:table-cell>
              <table:table-cell office:value-type="float" office:value="-0.656059">
                <text:p>-0.656059</text:p>
              </table:table-cell>
              <table:table-cell office:value-type="float" office:value="-0.701362">
                <text:p>-0.701362</text:p>
              </table:table-cell>
              <table:table-cell office:value-type="float" office:value="-0.698364">
                <text:p>-0.69836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0.666383">
                <text:p>-0.666383</text:p>
              </table:table-cell>
              <table:table-cell office:value-type="float" office:value="-0.65276">
                <text:p>-0.65276</text:p>
              </table:table-cell>
              <table:table-cell office:value-type="float" office:value="-0.677046">
                <text:p>-0.677046</text:p>
              </table:table-cell>
              <table:table-cell office:value-type="float" office:value="-0.690354">
                <text:p>-0.69035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0.729523">
                <text:p>-0.729523</text:p>
              </table:table-cell>
              <table:table-cell office:value-type="float" office:value="-0.649448">
                <text:p>-0.649448</text:p>
              </table:table-cell>
              <table:table-cell office:value-type="float" office:value="-0.680199">
                <text:p>-0.680199</text:p>
              </table:table-cell>
              <table:table-cell office:value-type="float" office:value="-0.674442">
                <text:p>-0.67444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0.643567">
                <text:p>-0.643567</text:p>
              </table:table-cell>
              <table:table-cell office:value-type="float" office:value="-0.646124">
                <text:p>-0.646124</text:p>
              </table:table-cell>
              <table:table-cell office:value-type="float" office:value="-0.699132">
                <text:p>-0.699132</text:p>
              </table:table-cell>
              <table:table-cell office:value-type="float" office:value="-0.675899">
                <text:p>-0.67589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0.673511">
                <text:p>-0.673511</text:p>
              </table:table-cell>
              <table:table-cell office:value-type="float" office:value="-0.642788">
                <text:p>-0.642788</text:p>
              </table:table-cell>
              <table:table-cell office:value-type="float" office:value="-0.689832">
                <text:p>-0.689832</text:p>
              </table:table-cell>
              <table:table-cell office:value-type="float" office:value="-0.674333">
                <text:p>-0.67433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0.782678">
                <text:p>-0.782678</text:p>
              </table:table-cell>
              <table:table-cell office:value-type="float" office:value="-0.639439">
                <text:p>-0.639439</text:p>
              </table:table-cell>
              <table:table-cell office:value-type="float" office:value="-0.67155">
                <text:p>-0.67155</text:p>
              </table:table-cell>
              <table:table-cell office:value-type="float" office:value="-0.664155">
                <text:p>-0.66415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0.619885">
                <text:p>-0.619885</text:p>
              </table:table-cell>
              <table:table-cell office:value-type="float" office:value="-0.636078">
                <text:p>-0.636078</text:p>
              </table:table-cell>
              <table:table-cell office:value-type="float" office:value="-0.656901">
                <text:p>-0.656901</text:p>
              </table:table-cell>
              <table:table-cell office:value-type="float" office:value="-0.649335">
                <text:p>-0.64933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0.638112">
                <text:p>-0.638112</text:p>
              </table:table-cell>
              <table:table-cell office:value-type="float" office:value="-0.632705">
                <text:p>-0.632705</text:p>
              </table:table-cell>
              <table:table-cell office:value-type="float" office:value="-0.671784">
                <text:p>-0.671784</text:p>
              </table:table-cell>
              <table:table-cell office:value-type="float" office:value="-0.631994">
                <text:p>-0.63199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0.570322">
                <text:p>-0.570322</text:p>
              </table:table-cell>
              <table:table-cell office:value-type="float" office:value="-0.62932">
                <text:p>-0.62932</text:p>
              </table:table-cell>
              <table:table-cell office:value-type="float" office:value="-0.624406">
                <text:p>-0.624406</text:p>
              </table:table-cell>
              <table:table-cell office:value-type="float" office:value="-0.609826">
                <text:p>-0.60982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0.747924">
                <text:p>-0.747924</text:p>
              </table:table-cell>
              <table:table-cell office:value-type="float" office:value="-0.625923">
                <text:p>-0.625923</text:p>
              </table:table-cell>
              <table:table-cell office:value-type="float" office:value="-0.605428">
                <text:p>-0.605428</text:p>
              </table:table-cell>
              <table:table-cell office:value-type="float" office:value="-0.612577">
                <text:p>-0.61257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0.54579">
                <text:p>-0.54579</text:p>
              </table:table-cell>
              <table:table-cell office:value-type="float" office:value="-0.622515">
                <text:p>-0.622515</text:p>
              </table:table-cell>
              <table:table-cell office:value-type="float" office:value="-0.572932">
                <text:p>-0.572932</text:p>
              </table:table-cell>
              <table:table-cell office:value-type="float" office:value="-0.600952">
                <text:p>-0.60095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0.524994">
                <text:p>-0.524994</text:p>
              </table:table-cell>
              <table:table-cell office:value-type="float" office:value="-0.619094">
                <text:p>-0.619094</text:p>
              </table:table-cell>
              <table:table-cell office:value-type="float" office:value="-0.556003">
                <text:p>-0.556003</text:p>
              </table:table-cell>
              <table:table-cell office:value-type="float" office:value="-0.597221">
                <text:p>-0.59722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0.475632">
                <text:p>-0.475632</text:p>
              </table:table-cell>
              <table:table-cell office:value-type="float" office:value="-0.615661">
                <text:p>-0.615661</text:p>
              </table:table-cell>
              <table:table-cell office:value-type="float" office:value="-0.541182">
                <text:p>-0.541182</text:p>
              </table:table-cell>
              <table:table-cell office:value-type="float" office:value="-0.603574">
                <text:p>-0.60357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0.485675">
                <text:p>-0.485675</text:p>
              </table:table-cell>
              <table:table-cell office:value-type="float" office:value="-0.612217">
                <text:p>-0.612217</text:p>
              </table:table-cell>
              <table:table-cell office:value-type="float" office:value="-0.541153">
                <text:p>-0.541153</text:p>
              </table:table-cell>
              <table:table-cell office:value-type="float" office:value="-0.611177">
                <text:p>-0.61117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0.673822">
                <text:p>-0.673822</text:p>
              </table:table-cell>
              <table:table-cell office:value-type="float" office:value="-0.608761">
                <text:p>-0.608761</text:p>
              </table:table-cell>
              <table:table-cell office:value-type="float" office:value="-0.584481">
                <text:p>-0.584481</text:p>
              </table:table-cell>
              <table:table-cell office:value-type="float" office:value="-0.599958">
                <text:p>-0.59995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0.545642">
                <text:p>-0.545642</text:p>
              </table:table-cell>
              <table:table-cell office:value-type="float" office:value="-0.605294">
                <text:p>-0.605294</text:p>
              </table:table-cell>
              <table:table-cell office:value-type="float" office:value="-0.627307">
                <text:p>-0.627307</text:p>
              </table:table-cell>
              <table:table-cell office:value-type="float" office:value="-0.598633">
                <text:p>-0.59863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0.741637">
                <text:p>-0.741637</text:p>
              </table:table-cell>
              <table:table-cell office:value-type="float" office:value="-0.601815">
                <text:p>-0.601815</text:p>
              </table:table-cell>
              <table:table-cell office:value-type="float" office:value="-0.674521">
                <text:p>-0.674521</text:p>
              </table:table-cell>
              <table:table-cell office:value-type="float" office:value="-0.610841">
                <text:p>-0.61084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0.689763">
                <text:p>-0.689763</text:p>
              </table:table-cell>
              <table:table-cell office:value-type="float" office:value="-0.598325">
                <text:p>-0.598325</text:p>
              </table:table-cell>
              <table:table-cell office:value-type="float" office:value="-0.62914">
                <text:p>-0.62914</text:p>
              </table:table-cell>
              <table:table-cell office:value-type="float" office:value="-0.618973">
                <text:p>-0.61897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0.721743">
                <text:p>-0.721743</text:p>
              </table:table-cell>
              <table:table-cell office:value-type="float" office:value="-0.594823">
                <text:p>-0.594823</text:p>
              </table:table-cell>
              <table:table-cell office:value-type="float" office:value="-0.666681">
                <text:p>-0.666681</text:p>
              </table:table-cell>
              <table:table-cell office:value-type="float" office:value="-0.617868">
                <text:p>-0.61786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0.446917">
                <text:p>-0.446917</text:p>
              </table:table-cell>
              <table:table-cell office:value-type="float" office:value="-0.59131">
                <text:p>-0.59131</text:p>
              </table:table-cell>
              <table:table-cell office:value-type="float" office:value="-0.654369">
                <text:p>-0.654369</text:p>
              </table:table-cell>
              <table:table-cell office:value-type="float" office:value="-0.618898">
                <text:p>-0.61889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0.733348">
                <text:p>-0.733348</text:p>
              </table:table-cell>
              <table:table-cell office:value-type="float" office:value="-0.587785">
                <text:p>-0.587785</text:p>
              </table:table-cell>
              <table:table-cell office:value-type="float" office:value="-0.639306">
                <text:p>-0.639306</text:p>
              </table:table-cell>
              <table:table-cell office:value-type="float" office:value="-0.622727">
                <text:p>-0.62272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0.680074">
                <text:p>-0.680074</text:p>
              </table:table-cell>
              <table:table-cell office:value-type="float" office:value="-0.58425">
                <text:p>-0.58425</text:p>
              </table:table-cell>
              <table:table-cell office:value-type="float" office:value="-0.587653">
                <text:p>-0.587653</text:p>
              </table:table-cell>
              <table:table-cell office:value-type="float" office:value="-0.62104">
                <text:p>-0.6210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0.614449">
                <text:p>-0.614449</text:p>
              </table:table-cell>
              <table:table-cell office:value-type="float" office:value="-0.580703">
                <text:p>-0.580703</text:p>
              </table:table-cell>
              <table:table-cell office:value-type="float" office:value="-0.59767">
                <text:p>-0.59767</text:p>
              </table:table-cell>
              <table:table-cell office:value-type="float" office:value="-0.596543">
                <text:p>-0.5965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0.463479">
                <text:p>-0.463479</text:p>
              </table:table-cell>
              <table:table-cell office:value-type="float" office:value="-0.577145">
                <text:p>-0.577145</text:p>
              </table:table-cell>
              <table:table-cell office:value-type="float" office:value="-0.59419">
                <text:p>-0.59419</text:p>
              </table:table-cell>
              <table:table-cell office:value-type="float" office:value="-0.590009">
                <text:p>-0.59000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0.497004">
                <text:p>-0.497004</text:p>
              </table:table-cell>
              <table:table-cell office:value-type="float" office:value="-0.573576">
                <text:p>-0.573576</text:p>
              </table:table-cell>
              <table:table-cell office:value-type="float" office:value="-0.56359">
                <text:p>-0.56359</text:p>
              </table:table-cell>
              <table:table-cell office:value-type="float" office:value="-0.569984">
                <text:p>-0.56998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0.715945">
                <text:p>-0.715945</text:p>
              </table:table-cell>
              <table:table-cell office:value-type="float" office:value="-0.569997">
                <text:p>-0.569997</text:p>
              </table:table-cell>
              <table:table-cell office:value-type="float" office:value="-0.535135">
                <text:p>-0.535135</text:p>
              </table:table-cell>
              <table:table-cell office:value-type="float" office:value="-0.572183">
                <text:p>-0.57218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0.527076">
                <text:p>-0.527076</text:p>
              </table:table-cell>
              <table:table-cell office:value-type="float" office:value="-0.566406">
                <text:p>-0.566406</text:p>
              </table:table-cell>
              <table:table-cell office:value-type="float" office:value="-0.566018">
                <text:p>-0.566018</text:p>
              </table:table-cell>
              <table:table-cell office:value-type="float" office:value="-0.548745">
                <text:p>-0.54874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0.472175">
                <text:p>-0.472175</text:p>
              </table:table-cell>
              <table:table-cell office:value-type="float" office:value="-0.562805">
                <text:p>-0.562805</text:p>
              </table:table-cell>
              <table:table-cell office:value-type="float" office:value="-0.566911">
                <text:p>-0.566911</text:p>
              </table:table-cell>
              <table:table-cell office:value-type="float" office:value="-0.543756">
                <text:p>-0.54375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0.61789">
                <text:p>-0.61789</text:p>
              </table:table-cell>
              <table:table-cell office:value-type="float" office:value="-0.559193">
                <text:p>-0.559193</text:p>
              </table:table-cell>
              <table:table-cell office:value-type="float" office:value="-0.517943">
                <text:p>-0.517943</text:p>
              </table:table-cell>
              <table:table-cell office:value-type="float" office:value="-0.532359">
                <text:p>-0.53235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0.501471">
                <text:p>-0.501471</text:p>
              </table:table-cell>
              <table:table-cell office:value-type="float" office:value="-0.55557">
                <text:p>-0.55557</text:p>
              </table:table-cell>
              <table:table-cell office:value-type="float" office:value="-0.507633">
                <text:p>-0.507633</text:p>
              </table:table-cell>
              <table:table-cell office:value-type="float" office:value="-0.527826">
                <text:p>-0.52782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0.471104">
                <text:p>-0.471104</text:p>
              </table:table-cell>
              <table:table-cell office:value-type="float" office:value="-0.551937">
                <text:p>-0.551937</text:p>
              </table:table-cell>
              <table:table-cell office:value-type="float" office:value="-0.538237">
                <text:p>-0.538237</text:p>
              </table:table-cell>
              <table:table-cell office:value-type="float" office:value="-0.535461">
                <text:p>-0.53546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0.475529">
                <text:p>-0.475529</text:p>
              </table:table-cell>
              <table:table-cell office:value-type="float" office:value="-0.548293">
                <text:p>-0.548293</text:p>
              </table:table-cell>
              <table:table-cell office:value-type="float" office:value="-0.512476">
                <text:p>-0.512476</text:p>
              </table:table-cell>
              <table:table-cell office:value-type="float" office:value="-0.505723">
                <text:p>-0.50572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0.625192">
                <text:p>-0.625192</text:p>
              </table:table-cell>
              <table:table-cell office:value-type="float" office:value="-0.544639">
                <text:p>-0.544639</text:p>
              </table:table-cell>
              <table:table-cell office:value-type="float" office:value="-0.494905">
                <text:p>-0.494905</text:p>
              </table:table-cell>
              <table:table-cell office:value-type="float" office:value="-0.508317">
                <text:p>-0.50831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0.489085">
                <text:p>-0.489085</text:p>
              </table:table-cell>
              <table:table-cell office:value-type="float" office:value="-0.540974">
                <text:p>-0.540974</text:p>
              </table:table-cell>
              <table:table-cell office:value-type="float" office:value="-0.516882">
                <text:p>-0.516882</text:p>
              </table:table-cell>
              <table:table-cell office:value-type="float" office:value="-0.517188">
                <text:p>-0.51718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0.413618">
                <text:p>-0.413618</text:p>
              </table:table-cell>
              <table:table-cell office:value-type="float" office:value="-0.5373">
                <text:p>-0.5373</text:p>
              </table:table-cell>
              <table:table-cell office:value-type="float" office:value="-0.49954">
                <text:p>-0.49954</text:p>
              </table:table-cell>
              <table:table-cell office:value-type="float" office:value="-0.516737">
                <text:p>-0.51673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0.580989">
                <text:p>-0.580989</text:p>
              </table:table-cell>
              <table:table-cell office:value-type="float" office:value="-0.533615">
                <text:p>-0.533615</text:p>
              </table:table-cell>
              <table:table-cell office:value-type="float" office:value="-0.485624">
                <text:p>-0.485624</text:p>
              </table:table-cell>
              <table:table-cell office:value-type="float" office:value="-0.515801">
                <text:p>-0.51580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0.388819">
                <text:p>-0.388819</text:p>
              </table:table-cell>
              <table:table-cell office:value-type="float" office:value="-0.529919">
                <text:p>-0.529919</text:p>
              </table:table-cell>
              <table:table-cell office:value-type="float" office:value="-0.501759">
                <text:p>-0.501759</text:p>
              </table:table-cell>
              <table:table-cell office:value-type="float" office:value="-0.514548">
                <text:p>-0.51454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0.55561">
                <text:p>-0.55561</text:p>
              </table:table-cell>
              <table:table-cell office:value-type="float" office:value="-0.526214">
                <text:p>-0.526214</text:p>
              </table:table-cell>
              <table:table-cell office:value-type="float" office:value="-0.54162">
                <text:p>-0.54162</text:p>
              </table:table-cell>
              <table:table-cell office:value-type="float" office:value="-0.507612">
                <text:p>-0.50761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0.56976">
                <text:p>-0.56976</text:p>
              </table:table-cell>
              <table:table-cell office:value-type="float" office:value="-0.522499">
                <text:p>-0.522499</text:p>
              </table:table-cell>
              <table:table-cell office:value-type="float" office:value="-0.523659">
                <text:p>-0.523659</text:p>
              </table:table-cell>
              <table:table-cell office:value-type="float" office:value="-0.509491">
                <text:p>-0.50949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0.612924">
                <text:p>-0.612924</text:p>
              </table:table-cell>
              <table:table-cell office:value-type="float" office:value="-0.518773">
                <text:p>-0.518773</text:p>
              </table:table-cell>
              <table:table-cell office:value-type="float" office:value="-0.537358">
                <text:p>-0.537358</text:p>
              </table:table-cell>
              <table:table-cell office:value-type="float" office:value="-0.497336">
                <text:p>-0.49733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0.491183">
                <text:p>-0.491183</text:p>
              </table:table-cell>
              <table:table-cell office:value-type="float" office:value="-0.515038">
                <text:p>-0.515038</text:p>
              </table:table-cell>
              <table:table-cell office:value-type="float" office:value="-0.506084">
                <text:p>-0.506084</text:p>
              </table:table-cell>
              <table:table-cell office:value-type="float" office:value="-0.517107">
                <text:p>-0.51710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0.457316">
                <text:p>-0.457316</text:p>
              </table:table-cell>
              <table:table-cell office:value-type="float" office:value="-0.511293">
                <text:p>-0.511293</text:p>
              </table:table-cell>
              <table:table-cell office:value-type="float" office:value="-0.521304">
                <text:p>-0.521304</text:p>
              </table:table-cell>
              <table:table-cell office:value-type="float" office:value="-0.511467">
                <text:p>-0.51146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0.399238">
                <text:p>-0.399238</text:p>
              </table:table-cell>
              <table:table-cell office:value-type="float" office:value="-0.507538">
                <text:p>-0.507538</text:p>
              </table:table-cell>
              <table:table-cell office:value-type="float" office:value="-0.469794">
                <text:p>-0.469794</text:p>
              </table:table-cell>
              <table:table-cell office:value-type="float" office:value="-0.514769">
                <text:p>-0.51476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0.645862">
                <text:p>-0.645862</text:p>
              </table:table-cell>
              <table:table-cell office:value-type="float" office:value="-0.503774">
                <text:p>-0.503774</text:p>
              </table:table-cell>
              <table:table-cell office:value-type="float" office:value="-0.497779">
                <text:p>-0.497779</text:p>
              </table:table-cell>
              <table:table-cell office:value-type="float" office:value="-0.506709">
                <text:p>-0.50670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0.355375">
                <text:p>-0.355375</text:p>
              </table:table-cell>
              <table:table-cell office:value-type="float" office:value="-0.5">
                <text:p>-0.5</text:p>
              </table:table-cell>
              <table:table-cell office:value-type="float" office:value="-0.510103">
                <text:p>-0.510103</text:p>
              </table:table-cell>
              <table:table-cell office:value-type="float" office:value="-0.500107">
                <text:p>-0.50010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0.631105">
                <text:p>-0.631105</text:p>
              </table:table-cell>
              <table:table-cell office:value-type="float" office:value="-0.496217">
                <text:p>-0.496217</text:p>
              </table:table-cell>
              <table:table-cell office:value-type="float" office:value="-0.515286">
                <text:p>-0.515286</text:p>
              </table:table-cell>
              <table:table-cell office:value-type="float" office:value="-0.479813">
                <text:p>-0.47981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0.518938">
                <text:p>-0.518938</text:p>
              </table:table-cell>
              <table:table-cell office:value-type="float" office:value="-0.492424">
                <text:p>-0.492424</text:p>
              </table:table-cell>
              <table:table-cell office:value-type="float" office:value="-0.479502">
                <text:p>-0.479502</text:p>
              </table:table-cell>
              <table:table-cell office:value-type="float" office:value="-0.467651">
                <text:p>-0.46765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0.42515">
                <text:p>-0.42515</text:p>
              </table:table-cell>
              <table:table-cell office:value-type="float" office:value="-0.488621">
                <text:p>-0.488621</text:p>
              </table:table-cell>
              <table:table-cell office:value-type="float" office:value="-0.507856">
                <text:p>-0.507856</text:p>
              </table:table-cell>
              <table:table-cell office:value-type="float" office:value="-0.466639">
                <text:p>-0.46663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0.466945">
                <text:p>-0.466945</text:p>
              </table:table-cell>
              <table:table-cell office:value-type="float" office:value="-0.48481">
                <text:p>-0.48481</text:p>
              </table:table-cell>
              <table:table-cell office:value-type="float" office:value="-0.459573">
                <text:p>-0.459573</text:p>
              </table:table-cell>
              <table:table-cell office:value-type="float" office:value="-0.479977">
                <text:p>-0.47997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0.497142">
                <text:p>-0.497142</text:p>
              </table:table-cell>
              <table:table-cell office:value-type="float" office:value="-0.480989">
                <text:p>-0.480989</text:p>
              </table:table-cell>
              <table:table-cell office:value-type="float" office:value="-0.427265">
                <text:p>-0.427265</text:p>
              </table:table-cell>
              <table:table-cell office:value-type="float" office:value="-0.456192">
                <text:p>-0.45619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0.38969">
                <text:p>-0.38969</text:p>
              </table:table-cell>
              <table:table-cell office:value-type="float" office:value="-0.477159">
                <text:p>-0.477159</text:p>
              </table:table-cell>
              <table:table-cell office:value-type="float" office:value="-0.431471">
                <text:p>-0.431471</text:p>
              </table:table-cell>
              <table:table-cell office:value-type="float" office:value="-0.455456">
                <text:p>-0.45545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0.357402">
                <text:p>-0.357402</text:p>
              </table:table-cell>
              <table:table-cell office:value-type="float" office:value="-0.47332">
                <text:p>-0.47332</text:p>
              </table:table-cell>
              <table:table-cell office:value-type="float" office:value="-0.447274">
                <text:p>-0.447274</text:p>
              </table:table-cell>
              <table:table-cell office:value-type="float" office:value="-0.431628">
                <text:p>-0.43162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0.446177">
                <text:p>-0.446177</text:p>
              </table:table-cell>
              <table:table-cell office:value-type="float" office:value="-0.469472">
                <text:p>-0.469472</text:p>
              </table:table-cell>
              <table:table-cell office:value-type="float" office:value="-0.424691">
                <text:p>-0.424691</text:p>
              </table:table-cell>
              <table:table-cell office:value-type="float" office:value="-0.418935">
                <text:p>-0.41893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0.545959">
                <text:p>-0.545959</text:p>
              </table:table-cell>
              <table:table-cell office:value-type="float" office:value="-0.465615">
                <text:p>-0.465615</text:p>
              </table:table-cell>
              <table:table-cell office:value-type="float" office:value="-0.416209">
                <text:p>-0.416209</text:p>
              </table:table-cell>
              <table:table-cell office:value-type="float" office:value="-0.418614">
                <text:p>-0.41861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0.38423">
                <text:p>-0.38423</text:p>
              </table:table-cell>
              <table:table-cell office:value-type="float" office:value="-0.461749">
                <text:p>-0.461749</text:p>
              </table:table-cell>
              <table:table-cell office:value-type="float" office:value="-0.418528">
                <text:p>-0.418528</text:p>
              </table:table-cell>
              <table:table-cell office:value-type="float" office:value="-0.42183">
                <text:p>-0.4218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0.34728">
                <text:p>-0.34728</text:p>
              </table:table-cell>
              <table:table-cell office:value-type="float" office:value="-0.457874">
                <text:p>-0.457874</text:p>
              </table:table-cell>
              <table:table-cell office:value-type="float" office:value="-0.405154">
                <text:p>-0.405154</text:p>
              </table:table-cell>
              <table:table-cell office:value-type="float" office:value="-0.416061">
                <text:p>-0.41606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0.368998">
                <text:p>-0.368998</text:p>
              </table:table-cell>
              <table:table-cell office:value-type="float" office:value="-0.45399">
                <text:p>-0.45399</text:p>
              </table:table-cell>
              <table:table-cell office:value-type="float" office:value="-0.380287">
                <text:p>-0.380287</text:p>
              </table:table-cell>
              <table:table-cell office:value-type="float" office:value="-0.416869">
                <text:p>-0.41686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0.379307">
                <text:p>-0.379307</text:p>
              </table:table-cell>
              <table:table-cell office:value-type="float" office:value="-0.450098">
                <text:p>-0.450098</text:p>
              </table:table-cell>
              <table:table-cell office:value-type="float" office:value="-0.403905">
                <text:p>-0.403905</text:p>
              </table:table-cell>
              <table:table-cell office:value-type="float" office:value="-0.413288">
                <text:p>-0.41328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0.421621">
                <text:p>-0.421621</text:p>
              </table:table-cell>
              <table:table-cell office:value-type="float" office:value="-0.446198">
                <text:p>-0.446198</text:p>
              </table:table-cell>
              <table:table-cell office:value-type="float" office:value="-0.421187">
                <text:p>-0.421187</text:p>
              </table:table-cell>
              <table:table-cell office:value-type="float" office:value="-0.422715">
                <text:p>-0.42271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0.502323">
                <text:p>-0.502323</text:p>
              </table:table-cell>
              <table:table-cell office:value-type="float" office:value="-0.442289">
                <text:p>-0.442289</text:p>
              </table:table-cell>
              <table:table-cell office:value-type="float" office:value="-0.427103">
                <text:p>-0.427103</text:p>
              </table:table-cell>
              <table:table-cell office:value-type="float" office:value="-0.422811">
                <text:p>-0.42281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0.433686">
                <text:p>-0.433686</text:p>
              </table:table-cell>
              <table:table-cell office:value-type="float" office:value="-0.438371">
                <text:p>-0.438371</text:p>
              </table:table-cell>
              <table:table-cell office:value-type="float" office:value="-0.414842">
                <text:p>-0.414842</text:p>
              </table:table-cell>
              <table:table-cell office:value-type="float" office:value="-0.429986">
                <text:p>-0.42998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0.39858">
                <text:p>-0.39858</text:p>
              </table:table-cell>
              <table:table-cell office:value-type="float" office:value="-0.434445">
                <text:p>-0.434445</text:p>
              </table:table-cell>
              <table:table-cell office:value-type="float" office:value="-0.440494">
                <text:p>-0.440494</text:p>
              </table:table-cell>
              <table:table-cell office:value-type="float" office:value="-0.428072">
                <text:p>-0.42807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0.318003">
                <text:p>-0.318003</text:p>
              </table:table-cell>
              <table:table-cell office:value-type="float" office:value="-0.430511">
                <text:p>-0.430511</text:p>
              </table:table-cell>
              <table:table-cell office:value-type="float" office:value="-0.449431">
                <text:p>-0.449431</text:p>
              </table:table-cell>
              <table:table-cell office:value-type="float" office:value="-0.42934">
                <text:p>-0.4293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0.549879">
                <text:p>-0.549879</text:p>
              </table:table-cell>
              <table:table-cell office:value-type="float" office:value="-0.426569">
                <text:p>-0.426569</text:p>
              </table:table-cell>
              <table:table-cell office:value-type="float" office:value="-0.455325">
                <text:p>-0.455325</text:p>
              </table:table-cell>
              <table:table-cell office:value-type="float" office:value="-0.431677">
                <text:p>-0.43167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0.547011">
                <text:p>-0.547011</text:p>
              </table:table-cell>
              <table:table-cell office:value-type="float" office:value="-0.422618">
                <text:p>-0.422618</text:p>
              </table:table-cell>
              <table:table-cell office:value-type="float" office:value="-0.440855">
                <text:p>-0.440855</text:p>
              </table:table-cell>
              <table:table-cell office:value-type="float" office:value="-0.434577">
                <text:p>-0.43457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0.463154">
                <text:p>-0.463154</text:p>
              </table:table-cell>
              <table:table-cell office:value-type="float" office:value="-0.41866">
                <text:p>-0.41866</text:p>
              </table:table-cell>
              <table:table-cell office:value-type="float" office:value="-0.453843">
                <text:p>-0.453843</text:p>
              </table:table-cell>
              <table:table-cell office:value-type="float" office:value="-0.43025">
                <text:p>-0.4302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0.326231">
                <text:p>-0.326231</text:p>
              </table:table-cell>
              <table:table-cell office:value-type="float" office:value="-0.414693">
                <text:p>-0.414693</text:p>
              </table:table-cell>
              <table:table-cell office:value-type="float" office:value="-0.424871">
                <text:p>-0.424871</text:p>
              </table:table-cell>
              <table:table-cell office:value-type="float" office:value="-0.430596">
                <text:p>-0.43059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0.382942">
                <text:p>-0.382942</text:p>
              </table:table-cell>
              <table:table-cell office:value-type="float" office:value="-0.410719">
                <text:p>-0.410719</text:p>
              </table:table-cell>
              <table:table-cell office:value-type="float" office:value="-0.406173">
                <text:p>-0.406173</text:p>
              </table:table-cell>
              <table:table-cell office:value-type="float" office:value="-0.430987">
                <text:p>-0.43098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0.405018">
                <text:p>-0.405018</text:p>
              </table:table-cell>
              <table:table-cell office:value-type="float" office:value="-0.406737">
                <text:p>-0.406737</text:p>
              </table:table-cell>
              <table:table-cell office:value-type="float" office:value="-0.404487">
                <text:p>-0.404487</text:p>
              </table:table-cell>
              <table:table-cell office:value-type="float" office:value="-0.438541">
                <text:p>-0.43854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0.45352">
                <text:p>-0.45352</text:p>
              </table:table-cell>
              <table:table-cell office:value-type="float" office:value="-0.402747">
                <text:p>-0.402747</text:p>
              </table:table-cell>
              <table:table-cell office:value-type="float" office:value="-0.42674">
                <text:p>-0.42674</text:p>
              </table:table-cell>
              <table:table-cell office:value-type="float" office:value="-0.426377">
                <text:p>-0.42637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0.454728">
                <text:p>-0.454728</text:p>
              </table:table-cell>
              <table:table-cell office:value-type="float" office:value="-0.398749">
                <text:p>-0.398749</text:p>
              </table:table-cell>
              <table:table-cell office:value-type="float" office:value="-0.430727">
                <text:p>-0.430727</text:p>
              </table:table-cell>
              <table:table-cell office:value-type="float" office:value="-0.417376">
                <text:p>-0.41737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0.437492">
                <text:p>-0.437492</text:p>
              </table:table-cell>
              <table:table-cell office:value-type="float" office:value="-0.394744">
                <text:p>-0.394744</text:p>
              </table:table-cell>
              <table:table-cell office:value-type="float" office:value="-0.429943">
                <text:p>-0.429943</text:p>
              </table:table-cell>
              <table:table-cell office:value-type="float" office:value="-0.39815">
                <text:p>-0.3981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0.402877">
                <text:p>-0.402877</text:p>
              </table:table-cell>
              <table:table-cell office:value-type="float" office:value="-0.390731">
                <text:p>-0.390731</text:p>
              </table:table-cell>
              <table:table-cell office:value-type="float" office:value="-0.422454">
                <text:p>-0.422454</text:p>
              </table:table-cell>
              <table:table-cell office:value-type="float" office:value="-0.402351">
                <text:p>-0.40235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0.401099">
                <text:p>-0.401099</text:p>
              </table:table-cell>
              <table:table-cell office:value-type="float" office:value="-0.386711">
                <text:p>-0.386711</text:p>
              </table:table-cell>
              <table:table-cell office:value-type="float" office:value="-0.421109">
                <text:p>-0.421109</text:p>
              </table:table-cell>
              <table:table-cell office:value-type="float" office:value="-0.404307">
                <text:p>-0.40430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0.416076">
                <text:p>-0.416076</text:p>
              </table:table-cell>
              <table:table-cell office:value-type="float" office:value="-0.382683">
                <text:p>-0.382683</text:p>
              </table:table-cell>
              <table:table-cell office:value-type="float" office:value="-0.383943">
                <text:p>-0.383943</text:p>
              </table:table-cell>
              <table:table-cell office:value-type="float" office:value="-0.399833">
                <text:p>-0.39983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0.448001">
                <text:p>-0.448001</text:p>
              </table:table-cell>
              <table:table-cell office:value-type="float" office:value="-0.378649">
                <text:p>-0.378649</text:p>
              </table:table-cell>
              <table:table-cell office:value-type="float" office:value="-0.377856">
                <text:p>-0.377856</text:p>
              </table:table-cell>
              <table:table-cell office:value-type="float" office:value="-0.381934">
                <text:p>-0.38193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0.251665">
                <text:p>-0.251665</text:p>
              </table:table-cell>
              <table:table-cell office:value-type="float" office:value="-0.374607">
                <text:p>-0.374607</text:p>
              </table:table-cell>
              <table:table-cell office:value-type="float" office:value="-0.378528">
                <text:p>-0.378528</text:p>
              </table:table-cell>
              <table:table-cell office:value-type="float" office:value="-0.363339">
                <text:p>-0.36333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0.372442">
                <text:p>-0.372442</text:p>
              </table:table-cell>
              <table:table-cell office:value-type="float" office:value="-0.370557">
                <text:p>-0.370557</text:p>
              </table:table-cell>
              <table:table-cell office:value-type="float" office:value="-0.366473">
                <text:p>-0.366473</text:p>
              </table:table-cell>
              <table:table-cell office:value-type="float" office:value="-0.355089">
                <text:p>-0.35508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0.404457">
                <text:p>-0.404457</text:p>
              </table:table-cell>
              <table:table-cell office:value-type="float" office:value="-0.366501">
                <text:p>-0.366501</text:p>
              </table:table-cell>
              <table:table-cell office:value-type="float" office:value="-0.328199">
                <text:p>-0.328199</text:p>
              </table:table-cell>
              <table:table-cell office:value-type="float" office:value="-0.353302">
                <text:p>-0.35330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0.355802">
                <text:p>-0.355802</text:p>
              </table:table-cell>
              <table:table-cell office:value-type="float" office:value="-0.362438">
                <text:p>-0.362438</text:p>
              </table:table-cell>
              <table:table-cell office:value-type="float" office:value="-0.327904">
                <text:p>-0.327904</text:p>
              </table:table-cell>
              <table:table-cell office:value-type="float" office:value="-0.342663">
                <text:p>-0.34266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0.256629">
                <text:p>-0.256629</text:p>
              </table:table-cell>
              <table:table-cell office:value-type="float" office:value="-0.358368">
                <text:p>-0.358368</text:p>
              </table:table-cell>
              <table:table-cell office:value-type="float" office:value="-0.322764">
                <text:p>-0.322764</text:p>
              </table:table-cell>
              <table:table-cell office:value-type="float" office:value="-0.3239">
                <text:p>-0.323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0.25019">
                <text:p>-0.25019</text:p>
              </table:table-cell>
              <table:table-cell office:value-type="float" office:value="-0.354291">
                <text:p>-0.354291</text:p>
              </table:table-cell>
              <table:table-cell office:value-type="float" office:value="-0.318516">
                <text:p>-0.318516</text:p>
              </table:table-cell>
              <table:table-cell office:value-type="float" office:value="-0.314888">
                <text:p>-0.31488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0.346745">
                <text:p>-0.346745</text:p>
              </table:table-cell>
              <table:table-cell office:value-type="float" office:value="-0.350207">
                <text:p>-0.350207</text:p>
              </table:table-cell>
              <table:table-cell office:value-type="float" office:value="-0.304169">
                <text:p>-0.304169</text:p>
              </table:table-cell>
              <table:table-cell office:value-type="float" office:value="-0.332117">
                <text:p>-0.33211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0.383215">
                <text:p>-0.383215</text:p>
              </table:table-cell>
              <table:table-cell office:value-type="float" office:value="-0.346117">
                <text:p>-0.346117</text:p>
              </table:table-cell>
              <table:table-cell office:value-type="float" office:value="-0.294781">
                <text:p>-0.294781</text:p>
              </table:table-cell>
              <table:table-cell office:value-type="float" office:value="-0.338514">
                <text:p>-0.33851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0.284067">
                <text:p>-0.284067</text:p>
              </table:table-cell>
              <table:table-cell office:value-type="float" office:value="-0.34202">
                <text:p>-0.34202</text:p>
              </table:table-cell>
              <table:table-cell office:value-type="float" office:value="-0.314517">
                <text:p>-0.314517</text:p>
              </table:table-cell>
              <table:table-cell office:value-type="float" office:value="-0.33099">
                <text:p>-0.3309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0.20969">
                <text:p>-0.20969</text:p>
              </table:table-cell>
              <table:table-cell office:value-type="float" office:value="-0.337917">
                <text:p>-0.337917</text:p>
              </table:table-cell>
              <table:table-cell office:value-type="float" office:value="-0.333404">
                <text:p>-0.333404</text:p>
              </table:table-cell>
              <table:table-cell office:value-type="float" office:value="-0.319079">
                <text:p>-0.31907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0.348868">
                <text:p>-0.348868</text:p>
              </table:table-cell>
              <table:table-cell office:value-type="float" office:value="-0.333807">
                <text:p>-0.333807</text:p>
              </table:table-cell>
              <table:table-cell office:value-type="float" office:value="-0.345322">
                <text:p>-0.345322</text:p>
              </table:table-cell>
              <table:table-cell office:value-type="float" office:value="-0.336482">
                <text:p>-0.33648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0.44118">
                <text:p>-0.44118</text:p>
              </table:table-cell>
              <table:table-cell office:value-type="float" office:value="-0.329691">
                <text:p>-0.329691</text:p>
              </table:table-cell>
              <table:table-cell office:value-type="float" office:value="-0.352848">
                <text:p>-0.352848</text:p>
              </table:table-cell>
              <table:table-cell office:value-type="float" office:value="-0.342227">
                <text:p>-0.34222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0.442806">
                <text:p>-0.442806</text:p>
              </table:table-cell>
              <table:table-cell office:value-type="float" office:value="-0.325568">
                <text:p>-0.325568</text:p>
              </table:table-cell>
              <table:table-cell office:value-type="float" office:value="-0.355865">
                <text:p>-0.355865</text:p>
              </table:table-cell>
              <table:table-cell office:value-type="float" office:value="-0.34586">
                <text:p>-0.3458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0.321697">
                <text:p>-0.321697</text:p>
              </table:table-cell>
              <table:table-cell office:value-type="float" office:value="-0.321439">
                <text:p>-0.321439</text:p>
              </table:table-cell>
              <table:table-cell office:value-type="float" office:value="-0.375704">
                <text:p>-0.375704</text:p>
              </table:table-cell>
              <table:table-cell office:value-type="float" office:value="-0.34774">
                <text:p>-0.3477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0.224775">
                <text:p>-0.224775</text:p>
              </table:table-cell>
              <table:table-cell office:value-type="float" office:value="-0.317305">
                <text:p>-0.317305</text:p>
              </table:table-cell>
              <table:table-cell office:value-type="float" office:value="-0.350146">
                <text:p>-0.350146</text:p>
              </table:table-cell>
              <table:table-cell office:value-type="float" office:value="-0.351213">
                <text:p>-0.35121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0.448062">
                <text:p>-0.448062</text:p>
              </table:table-cell>
              <table:table-cell office:value-type="float" office:value="-0.313164">
                <text:p>-0.313164</text:p>
              </table:table-cell>
              <table:table-cell office:value-type="float" office:value="-0.338926">
                <text:p>-0.338926</text:p>
              </table:table-cell>
              <table:table-cell office:value-type="float" office:value="-0.354355">
                <text:p>-0.35435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0.313391">
                <text:p>-0.31339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355365">
                <text:p>-0.355365</text:p>
              </table:table-cell>
              <table:table-cell office:value-type="float" office:value="-0.341622">
                <text:p>-0.34162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0.386708">
                <text:p>-0.386708</text:p>
              </table:table-cell>
              <table:table-cell office:value-type="float" office:value="-0.304864">
                <text:p>-0.304864</text:p>
              </table:table-cell>
              <table:table-cell office:value-type="float" office:value="-0.374864">
                <text:p>-0.374864</text:p>
              </table:table-cell>
              <table:table-cell office:value-type="float" office:value="-0.324108">
                <text:p>-0.32410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0.403893">
                <text:p>-0.403893</text:p>
              </table:table-cell>
              <table:table-cell office:value-type="float" office:value="-0.300706">
                <text:p>-0.300706</text:p>
              </table:table-cell>
              <table:table-cell office:value-type="float" office:value="-0.334102">
                <text:p>-0.334102</text:p>
              </table:table-cell>
              <table:table-cell office:value-type="float" office:value="-0.296076">
                <text:p>-0.29607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0.32227">
                <text:p>-0.32227</text:p>
              </table:table-cell>
              <table:table-cell office:value-type="float" office:value="-0.296542">
                <text:p>-0.296542</text:p>
              </table:table-cell>
              <table:table-cell office:value-type="float" office:value="-0.313185">
                <text:p>-0.313185</text:p>
              </table:table-cell>
              <table:table-cell office:value-type="float" office:value="-0.284741">
                <text:p>-0.28474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0.244251">
                <text:p>-0.244251</text:p>
              </table:table-cell>
              <table:table-cell office:value-type="float" office:value="-0.292372">
                <text:p>-0.292372</text:p>
              </table:table-cell>
              <table:table-cell office:value-type="float" office:value="-0.285549">
                <text:p>-0.285549</text:p>
              </table:table-cell>
              <table:table-cell office:value-type="float" office:value="-0.300282">
                <text:p>-0.30028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0.208806">
                <text:p>-0.208806</text:p>
              </table:table-cell>
              <table:table-cell office:value-type="float" office:value="-0.288196">
                <text:p>-0.288196</text:p>
              </table:table-cell>
              <table:table-cell office:value-type="float" office:value="-0.231661">
                <text:p>-0.231661</text:p>
              </table:table-cell>
              <table:table-cell office:value-type="float" office:value="-0.29567">
                <text:p>-0.2956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0.248528">
                <text:p>-0.248528</text:p>
              </table:table-cell>
              <table:table-cell office:value-type="float" office:value="-0.284015">
                <text:p>-0.284015</text:p>
              </table:table-cell>
              <table:table-cell office:value-type="float" office:value="-0.20661">
                <text:p>-0.20661</text:p>
              </table:table-cell>
              <table:table-cell office:value-type="float" office:value="-0.302356">
                <text:p>-0.30235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0.134454">
                <text:p>-0.134454</text:p>
              </table:table-cell>
              <table:table-cell office:value-type="float" office:value="-0.279829">
                <text:p>-0.279829</text:p>
              </table:table-cell>
              <table:table-cell office:value-type="float" office:value="-0.236905">
                <text:p>-0.236905</text:p>
              </table:table-cell>
              <table:table-cell office:value-type="float" office:value="-0.301347">
                <text:p>-0.30134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0.197011">
                <text:p>-0.197011</text:p>
              </table:table-cell>
              <table:table-cell office:value-type="float" office:value="-0.275637">
                <text:p>-0.275637</text:p>
              </table:table-cell>
              <table:table-cell office:value-type="float" office:value="-0.27461">
                <text:p>-0.27461</text:p>
              </table:table-cell>
              <table:table-cell office:value-type="float" office:value="-0.290347">
                <text:p>-0.29034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0.39573">
                <text:p>-0.39573</text:p>
              </table:table-cell>
              <table:table-cell office:value-type="float" office:value="-0.27144">
                <text:p>-0.27144</text:p>
              </table:table-cell>
              <table:table-cell office:value-type="float" office:value="-0.30229">
                <text:p>-0.30229</text:p>
              </table:table-cell>
              <table:table-cell office:value-type="float" office:value="-0.291691">
                <text:p>-0.29169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0.397331">
                <text:p>-0.397331</text:p>
              </table:table-cell>
              <table:table-cell office:value-type="float" office:value="-0.267238">
                <text:p>-0.267238</text:p>
              </table:table-cell>
              <table:table-cell office:value-type="float" office:value="-0.350521">
                <text:p>-0.350521</text:p>
              </table:table-cell>
              <table:table-cell office:value-type="float" office:value="-0.289705">
                <text:p>-0.28970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0.386928">
                <text:p>-0.386928</text:p>
              </table:table-cell>
              <table:table-cell office:value-type="float" office:value="-0.263031">
                <text:p>-0.263031</text:p>
              </table:table-cell>
              <table:table-cell office:value-type="float" office:value="-0.367699">
                <text:p>-0.367699</text:p>
              </table:table-cell>
              <table:table-cell office:value-type="float" office:value="-0.285354">
                <text:p>-0.28535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0.375609">
                <text:p>-0.375609</text:p>
              </table:table-cell>
              <table:table-cell office:value-type="float" office:value="-0.258819">
                <text:p>-0.258819</text:p>
              </table:table-cell>
              <table:table-cell office:value-type="float" office:value="-0.355963">
                <text:p>-0.355963</text:p>
              </table:table-cell>
              <table:table-cell office:value-type="float" office:value="-0.275116">
                <text:p>-0.27511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0.282898">
                <text:p>-0.282898</text:p>
              </table:table-cell>
              <table:table-cell office:value-type="float" office:value="-0.254602">
                <text:p>-0.254602</text:p>
              </table:table-cell>
              <table:table-cell office:value-type="float" office:value="-0.320978">
                <text:p>-0.320978</text:p>
              </table:table-cell>
              <table:table-cell office:value-type="float" office:value="-0.279688">
                <text:p>-0.27968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0.337052">
                <text:p>-0.337052</text:p>
              </table:table-cell>
              <table:table-cell office:value-type="float" office:value="-0.25038">
                <text:p>-0.25038</text:p>
              </table:table-cell>
              <table:table-cell office:value-type="float" office:value="-0.275781">
                <text:p>-0.275781</text:p>
              </table:table-cell>
              <table:table-cell office:value-type="float" office:value="-0.290473">
                <text:p>-0.29047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0.222405">
                <text:p>-0.222405</text:p>
              </table:table-cell>
              <table:table-cell office:value-type="float" office:value="-0.246153">
                <text:p>-0.246153</text:p>
              </table:table-cell>
              <table:table-cell office:value-type="float" office:value="-0.227841">
                <text:p>-0.227841</text:p>
              </table:table-cell>
              <table:table-cell office:value-type="float" office:value="-0.275381">
                <text:p>-0.27538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0.160943">
                <text:p>-0.160943</text:p>
              </table:table-cell>
              <table:table-cell office:value-type="float" office:value="-0.241922">
                <text:p>-0.241922</text:p>
              </table:table-cell>
              <table:table-cell office:value-type="float" office:value="-0.208212">
                <text:p>-0.208212</text:p>
              </table:table-cell>
              <table:table-cell office:value-type="float" office:value="-0.270356">
                <text:p>-0.27035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0.135909">
                <text:p>-0.135909</text:p>
              </table:table-cell>
              <table:table-cell office:value-type="float" office:value="-0.237686">
                <text:p>-0.237686</text:p>
              </table:table-cell>
              <table:table-cell office:value-type="float" office:value="-0.20393">
                <text:p>-0.20393</text:p>
              </table:table-cell>
              <table:table-cell office:value-type="float" office:value="-0.253421">
                <text:p>-0.25342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0.184754">
                <text:p>-0.184754</text:p>
              </table:table-cell>
              <table:table-cell office:value-type="float" office:value="-0.233445">
                <text:p>-0.233445</text:p>
              </table:table-cell>
              <table:table-cell office:value-type="float" office:value="-0.205393">
                <text:p>-0.205393</text:p>
              </table:table-cell>
              <table:table-cell office:value-type="float" office:value="-0.242809">
                <text:p>-0.24280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0.315641">
                <text:p>-0.315641</text:p>
              </table:table-cell>
              <table:table-cell office:value-type="float" office:value="-0.2292">
                <text:p>-0.2292</text:p>
              </table:table-cell>
              <table:table-cell office:value-type="float" office:value="-0.241616">
                <text:p>-0.241616</text:p>
              </table:table-cell>
              <table:table-cell office:value-type="float" office:value="-0.249532">
                <text:p>-0.24953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0.229719">
                <text:p>-0.229719</text:p>
              </table:table-cell>
              <table:table-cell office:value-type="float" office:value="-0.224951">
                <text:p>-0.224951</text:p>
              </table:table-cell>
              <table:table-cell office:value-type="float" office:value="-0.254562">
                <text:p>-0.254562</text:p>
              </table:table-cell>
              <table:table-cell office:value-type="float" office:value="-0.235343">
                <text:p>-0.23534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0.342059">
                <text:p>-0.342059</text:p>
              </table:table-cell>
              <table:table-cell office:value-type="float" office:value="-0.220697">
                <text:p>-0.220697</text:p>
              </table:table-cell>
              <table:table-cell office:value-type="float" office:value="-0.269386">
                <text:p>-0.269386</text:p>
              </table:table-cell>
              <table:table-cell office:value-type="float" office:value="-0.24197">
                <text:p>-0.2419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0.200639">
                <text:p>-0.200639</text:p>
              </table:table-cell>
              <table:table-cell office:value-type="float" office:value="-0.21644">
                <text:p>-0.21644</text:p>
              </table:table-cell>
              <table:table-cell office:value-type="float" office:value="-0.277628">
                <text:p>-0.277628</text:p>
              </table:table-cell>
              <table:table-cell office:value-type="float" office:value="-0.24898">
                <text:p>-0.2489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0.258875">
                <text:p>-0.258875</text:p>
              </table:table-cell>
              <table:table-cell office:value-type="float" office:value="-0.212178">
                <text:p>-0.212178</text:p>
              </table:table-cell>
              <table:table-cell office:value-type="float" office:value="-0.26788">
                <text:p>-0.26788</text:p>
              </table:table-cell>
              <table:table-cell office:value-type="float" office:value="-0.263099">
                <text:p>-0.26309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0.356852">
                <text:p>-0.356852</text:p>
              </table:table-cell>
              <table:table-cell office:value-type="float" office:value="-0.207912">
                <text:p>-0.207912</text:p>
              </table:table-cell>
              <table:table-cell office:value-type="float" office:value="-0.258529">
                <text:p>-0.258529</text:p>
              </table:table-cell>
              <table:table-cell office:value-type="float" office:value="-0.26336">
                <text:p>-0.2633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0.180975">
                <text:p>-0.180975</text:p>
              </table:table-cell>
              <table:table-cell office:value-type="float" office:value="-0.203642">
                <text:p>-0.203642</text:p>
              </table:table-cell>
              <table:table-cell office:value-type="float" office:value="-0.266011">
                <text:p>-0.266011</text:p>
              </table:table-cell>
              <table:table-cell office:value-type="float" office:value="-0.24314">
                <text:p>-0.2431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0.295305">
                <text:p>-0.295305</text:p>
              </table:table-cell>
              <table:table-cell office:value-type="float" office:value="-0.199368">
                <text:p>-0.199368</text:p>
              </table:table-cell>
              <table:table-cell office:value-type="float" office:value="-0.272479">
                <text:p>-0.272479</text:p>
              </table:table-cell>
              <table:table-cell office:value-type="float" office:value="-0.241059">
                <text:p>-0.24105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0.238052">
                <text:p>-0.238052</text:p>
              </table:table-cell>
              <table:table-cell office:value-type="float" office:value="-0.19509">
                <text:p>-0.19509</text:p>
              </table:table-cell>
              <table:table-cell office:value-type="float" office:value="-0.238635">
                <text:p>-0.238635</text:p>
              </table:table-cell>
              <table:table-cell office:value-type="float" office:value="-0.224249">
                <text:p>-0.22424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0.291215">
                <text:p>-0.291215</text:p>
              </table:table-cell>
              <table:table-cell office:value-type="float" office:value="-0.190809">
                <text:p>-0.190809</text:p>
              </table:table-cell>
              <table:table-cell office:value-type="float" office:value="-0.221083">
                <text:p>-0.221083</text:p>
              </table:table-cell>
              <table:table-cell office:value-type="float" office:value="-0.208609">
                <text:p>-0.20860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0.187629">
                <text:p>-0.187629</text:p>
              </table:table-cell>
              <table:table-cell office:value-type="float" office:value="-0.186524">
                <text:p>-0.186524</text:p>
              </table:table-cell>
              <table:table-cell office:value-type="float" office:value="-0.203389">
                <text:p>-0.203389</text:p>
              </table:table-cell>
              <table:table-cell office:value-type="float" office:value="-0.196204">
                <text:p>-0.19620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0.093217">
                <text:p>-0.093217</text:p>
              </table:table-cell>
              <table:table-cell office:value-type="float" office:value="-0.182236">
                <text:p>-0.182236</text:p>
              </table:table-cell>
              <table:table-cell office:value-type="float" office:value="-0.187206">
                <text:p>-0.187206</text:p>
              </table:table-cell>
              <table:table-cell office:value-type="float" office:value="-0.183246">
                <text:p>-0.18324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0.206832">
                <text:p>-0.206832</text:p>
              </table:table-cell>
              <table:table-cell office:value-type="float" office:value="-0.177944">
                <text:p>-0.177944</text:p>
              </table:table-cell>
              <table:table-cell office:value-type="float" office:value="-0.134685">
                <text:p>-0.134685</text:p>
              </table:table-cell>
              <table:table-cell office:value-type="float" office:value="-0.1717">
                <text:p>-0.171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0.157141">
                <text:p>-0.157141</text:p>
              </table:table-cell>
              <table:table-cell office:value-type="float" office:value="-0.173648">
                <text:p>-0.173648</text:p>
              </table:table-cell>
              <table:table-cell office:value-type="float" office:value="-0.121642">
                <text:p>-0.121642</text:p>
              </table:table-cell>
              <table:table-cell office:value-type="float" office:value="-0.167381">
                <text:p>-0.16738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0.028607">
                <text:p>-0.028607</text:p>
              </table:table-cell>
              <table:table-cell office:value-type="float" office:value="-0.16935">
                <text:p>-0.16935</text:p>
              </table:table-cell>
              <table:table-cell office:value-type="float" office:value="-0.145863">
                <text:p>-0.145863</text:p>
              </table:table-cell>
              <table:table-cell office:value-type="float" office:value="-0.149962">
                <text:p>-0.14996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0.122413">
                <text:p>-0.122413</text:p>
              </table:table-cell>
              <table:table-cell office:value-type="float" office:value="-0.165048">
                <text:p>-0.165048</text:p>
              </table:table-cell>
              <table:table-cell office:value-type="float" office:value="-0.115289">
                <text:p>-0.115289</text:p>
              </table:table-cell>
              <table:table-cell office:value-type="float" office:value="-0.123727">
                <text:p>-0.12372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0.214323">
                <text:p>-0.214323</text:p>
              </table:table-cell>
              <table:table-cell office:value-type="float" office:value="-0.160743">
                <text:p>-0.160743</text:p>
              </table:table-cell>
              <table:table-cell office:value-type="float" office:value="-0.133421">
                <text:p>-0.133421</text:p>
              </table:table-cell>
              <table:table-cell office:value-type="float" office:value="-0.118419">
                <text:p>-0.11841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0.053963">
                <text:p>-0.053963</text:p>
              </table:table-cell>
              <table:table-cell office:value-type="float" office:value="-0.156434">
                <text:p>-0.156434</text:p>
              </table:table-cell>
              <table:table-cell office:value-type="float" office:value="-0.136987">
                <text:p>-0.136987</text:p>
              </table:table-cell>
              <table:table-cell office:value-type="float" office:value="-0.131684">
                <text:p>-0.13168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0.247802">
                <text:p>-0.247802</text:p>
              </table:table-cell>
              <table:table-cell office:value-type="float" office:value="-0.152123">
                <text:p>-0.152123</text:p>
              </table:table-cell>
              <table:table-cell office:value-type="float" office:value="-0.11303">
                <text:p>-0.11303</text:p>
              </table:table-cell>
              <table:table-cell office:value-type="float" office:value="-0.123942">
                <text:p>-0.12394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0.046437">
                <text:p>-0.046437</text:p>
              </table:table-cell>
              <table:table-cell office:value-type="float" office:value="-0.147809">
                <text:p>-0.147809</text:p>
              </table:table-cell>
              <table:table-cell office:value-type="float" office:value="-0.096013">
                <text:p>-0.096013</text:p>
              </table:table-cell>
              <table:table-cell office:value-type="float" office:value="-0.120531">
                <text:p>-0.12053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0.002628">
                <text:p>-0.002628</text:p>
              </table:table-cell>
              <table:table-cell office:value-type="float" office:value="-0.143493">
                <text:p>-0.143493</text:p>
              </table:table-cell>
              <table:table-cell office:value-type="float" office:value="-0.133048">
                <text:p>-0.133048</text:p>
              </table:table-cell>
              <table:table-cell office:value-type="float" office:value="-0.116256">
                <text:p>-0.11625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0.129239">
                <text:p>-0.129239</text:p>
              </table:table-cell>
              <table:table-cell office:value-type="float" office:value="-0.139173">
                <text:p>-0.139173</text:p>
              </table:table-cell>
              <table:table-cell office:value-type="float" office:value="-0.107823">
                <text:p>-0.107823</text:p>
              </table:table-cell>
              <table:table-cell office:value-type="float" office:value="-0.11987">
                <text:p>-0.1198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0.239134">
                <text:p>-0.239134</text:p>
              </table:table-cell>
              <table:table-cell office:value-type="float" office:value="-0.134851">
                <text:p>-0.134851</text:p>
              </table:table-cell>
              <table:table-cell office:value-type="float" office:value="-0.122458">
                <text:p>-0.122458</text:p>
              </table:table-cell>
              <table:table-cell office:value-type="float" office:value="-0.119439">
                <text:p>-0.1194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0.121678">
                <text:p>-0.121678</text:p>
              </table:table-cell>
              <table:table-cell office:value-type="float" office:value="-0.130526">
                <text:p>-0.130526</text:p>
              </table:table-cell>
              <table:table-cell office:value-type="float" office:value="-0.118249">
                <text:p>-0.118249</text:p>
              </table:table-cell>
              <table:table-cell office:value-type="float" office:value="-0.112877">
                <text:p>-0.11287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0.119612">
                <text:p>-0.119612</text:p>
              </table:table-cell>
              <table:table-cell office:value-type="float" office:value="-0.126199">
                <text:p>-0.126199</text:p>
              </table:table-cell>
              <table:table-cell office:value-type="float" office:value="-0.124835">
                <text:p>-0.124835</text:p>
              </table:table-cell>
              <table:table-cell office:value-type="float" office:value="-0.095634">
                <text:p>-0.09563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18414">
                <text:p>0.018414</text:p>
              </table:table-cell>
              <table:table-cell office:value-type="float" office:value="-0.121869">
                <text:p>-0.121869</text:p>
              </table:table-cell>
              <table:table-cell office:value-type="float" office:value="-0.118925">
                <text:p>-0.118925</text:p>
              </table:table-cell>
              <table:table-cell office:value-type="float" office:value="-0.090126">
                <text:p>-0.09012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0.162165">
                <text:p>-0.162165</text:p>
              </table:table-cell>
              <table:table-cell office:value-type="float" office:value="-0.117537">
                <text:p>-0.117537</text:p>
              </table:table-cell>
              <table:table-cell office:value-type="float" office:value="-0.090944">
                <text:p>-0.090944</text:p>
              </table:table-cell>
              <table:table-cell office:value-type="float" office:value="-0.088152">
                <text:p>-0.08815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0.209586">
                <text:p>-0.209586</text:p>
              </table:table-cell>
              <table:table-cell office:value-type="float" office:value="-0.113203">
                <text:p>-0.113203</text:p>
              </table:table-cell>
              <table:table-cell office:value-type="float" office:value="-0.078648">
                <text:p>-0.078648</text:p>
              </table:table-cell>
              <table:table-cell office:value-type="float" office:value="-0.095893">
                <text:p>-0.09589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18226">
                <text:p>0.018226</text:p>
              </table:table-cell>
              <table:table-cell office:value-type="float" office:value="-0.108867">
                <text:p>-0.108867</text:p>
              </table:table-cell>
              <table:table-cell office:value-type="float" office:value="-0.079501">
                <text:p>-0.079501</text:p>
              </table:table-cell>
              <table:table-cell office:value-type="float" office:value="-0.085937">
                <text:p>-0.08593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0.058131">
                <text:p>-0.058131</text:p>
              </table:table-cell>
              <table:table-cell office:value-type="float" office:value="-0.104528">
                <text:p>-0.104528</text:p>
              </table:table-cell>
              <table:table-cell office:value-type="float" office:value="-0.04325">
                <text:p>-0.04325</text:p>
              </table:table-cell>
              <table:table-cell office:value-type="float" office:value="-0.079799">
                <text:p>-0.07979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14149">
                <text:p>0.014149</text:p>
              </table:table-cell>
              <table:table-cell office:value-type="float" office:value="-0.100188">
                <text:p>-0.100188</text:p>
              </table:table-cell>
              <table:table-cell office:value-type="float" office:value="-0.044212">
                <text:p>-0.044212</text:p>
              </table:table-cell>
              <table:table-cell office:value-type="float" office:value="-0.068776">
                <text:p>-0.06877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1909">
                <text:p>0.01909</text:p>
              </table:table-cell>
              <table:table-cell office:value-type="float" office:value="-0.095846">
                <text:p>-0.095846</text:p>
              </table:table-cell>
              <table:table-cell office:value-type="float" office:value="-0.07378">
                <text:p>-0.07378</text:p>
              </table:table-cell>
              <table:table-cell office:value-type="float" office:value="-0.079928">
                <text:p>-0.0799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0.214398">
                <text:p>-0.214398</text:p>
              </table:table-cell>
              <table:table-cell office:value-type="float" office:value="-0.091502">
                <text:p>-0.091502</text:p>
              </table:table-cell>
              <table:table-cell office:value-type="float" office:value="-0.072985">
                <text:p>-0.072985</text:p>
              </table:table-cell>
              <table:table-cell office:value-type="float" office:value="-0.076193">
                <text:p>-0.07619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0.129612">
                <text:p>-0.129612</text:p>
              </table:table-cell>
              <table:table-cell office:value-type="float" office:value="-0.087156">
                <text:p>-0.087156</text:p>
              </table:table-cell>
              <table:table-cell office:value-type="float" office:value="-0.075487">
                <text:p>-0.075487</text:p>
              </table:table-cell>
              <table:table-cell office:value-type="float" office:value="-0.073434">
                <text:p>-0.07343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0.054157">
                <text:p>-0.054157</text:p>
              </table:table-cell>
              <table:table-cell office:value-type="float" office:value="-0.082808">
                <text:p>-0.082808</text:p>
              </table:table-cell>
              <table:table-cell office:value-type="float" office:value="-0.100158">
                <text:p>-0.100158</text:p>
              </table:table-cell>
              <table:table-cell office:value-type="float" office:value="-0.076532">
                <text:p>-0.07653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1641">
                <text:p>0.001641</text:p>
              </table:table-cell>
              <table:table-cell office:value-type="float" office:value="-0.078459">
                <text:p>-0.078459</text:p>
              </table:table-cell>
              <table:table-cell office:value-type="float" office:value="-0.081494">
                <text:p>-0.081494</text:p>
              </table:table-cell>
              <table:table-cell office:value-type="float" office:value="-0.08564">
                <text:p>-0.0856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0.104268">
                <text:p>-0.104268</text:p>
              </table:table-cell>
              <table:table-cell office:value-type="float" office:value="-0.074108">
                <text:p>-0.074108</text:p>
              </table:table-cell>
              <table:table-cell office:value-type="float" office:value="-0.091419">
                <text:p>-0.091419</text:p>
              </table:table-cell>
              <table:table-cell office:value-type="float" office:value="-0.098556">
                <text:p>-0.09855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0.121075">
                <text:p>-0.121075</text:p>
              </table:table-cell>
              <table:table-cell office:value-type="float" office:value="-0.069756">
                <text:p>-0.069756</text:p>
              </table:table-cell>
              <table:table-cell office:value-type="float" office:value="-0.083757">
                <text:p>-0.083757</text:p>
              </table:table-cell>
              <table:table-cell office:value-type="float" office:value="-0.099664">
                <text:p>-0.09966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0.179238">
                <text:p>-0.179238</text:p>
              </table:table-cell>
              <table:table-cell office:value-type="float" office:value="-0.065403">
                <text:p>-0.065403</text:p>
              </table:table-cell>
              <table:table-cell office:value-type="float" office:value="-0.11575">
                <text:p>-0.11575</text:p>
              </table:table-cell>
              <table:table-cell office:value-type="float" office:value="-0.07873">
                <text:p>-0.0787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0.015847">
                <text:p>-0.015847</text:p>
              </table:table-cell>
              <table:table-cell office:value-type="float" office:value="-0.061049">
                <text:p>-0.061049</text:p>
              </table:table-cell>
              <table:table-cell office:value-type="float" office:value="-0.120482">
                <text:p>-0.120482</text:p>
              </table:table-cell>
              <table:table-cell office:value-type="float" office:value="-0.083988">
                <text:p>-0.08398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0.158322">
                <text:p>-0.158322</text:p>
              </table:table-cell>
              <table:table-cell office:value-type="float" office:value="-0.056693">
                <text:p>-0.056693</text:p>
              </table:table-cell>
              <table:table-cell office:value-type="float" office:value="-0.094887">
                <text:p>-0.094887</text:p>
              </table:table-cell>
              <table:table-cell office:value-type="float" office:value="-0.081396">
                <text:p>-0.08139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0.127928">
                <text:p>-0.127928</text:p>
              </table:table-cell>
              <table:table-cell office:value-type="float" office:value="-0.052336">
                <text:p>-0.052336</text:p>
              </table:table-cell>
              <table:table-cell office:value-type="float" office:value="-0.055864">
                <text:p>-0.055864</text:p>
              </table:table-cell>
              <table:table-cell office:value-type="float" office:value="-0.093151">
                <text:p>-0.09315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6897">
                <text:p>0.006897</text:p>
              </table:table-cell>
              <table:table-cell office:value-type="float" office:value="-0.047978">
                <text:p>-0.047978</text:p>
              </table:table-cell>
              <table:table-cell office:value-type="float" office:value="-0.090184">
                <text:p>-0.090184</text:p>
              </table:table-cell>
              <table:table-cell office:value-type="float" office:value="-0.098456">
                <text:p>-0.09845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15877">
                <text:p>0.015877</text:p>
              </table:table-cell>
              <table:table-cell office:value-type="float" office:value="-0.043619">
                <text:p>-0.043619</text:p>
              </table:table-cell>
              <table:table-cell office:value-type="float" office:value="-0.06365">
                <text:p>-0.06365</text:p>
              </table:table-cell>
              <table:table-cell office:value-type="float" office:value="-0.094594">
                <text:p>-0.09459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0.187448">
                <text:p>-0.187448</text:p>
              </table:table-cell>
              <table:table-cell office:value-type="float" office:value="-0.03926">
                <text:p>-0.03926</text:p>
              </table:table-cell>
              <table:table-cell office:value-type="float" office:value="-0.063596">
                <text:p>-0.063596</text:p>
              </table:table-cell>
              <table:table-cell office:value-type="float" office:value="-0.091451">
                <text:p>-0.09145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0.025648">
                <text:p>-0.025648</text:p>
              </table:table-cell>
              <table:table-cell office:value-type="float" office:value="-0.034899">
                <text:p>-0.034899</text:p>
              </table:table-cell>
              <table:table-cell office:value-type="float" office:value="-0.0975">
                <text:p>-0.0975</text:p>
              </table:table-cell>
              <table:table-cell office:value-type="float" office:value="-0.078989">
                <text:p>-0.07898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0.127661">
                <text:p>-0.127661</text:p>
              </table:table-cell>
              <table:table-cell office:value-type="float" office:value="-0.030539">
                <text:p>-0.030539</text:p>
              </table:table-cell>
              <table:table-cell office:value-type="float" office:value="-0.116394">
                <text:p>-0.116394</text:p>
              </table:table-cell>
              <table:table-cell office:value-type="float" office:value="-0.078138">
                <text:p>-0.07813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0.16262">
                <text:p>-0.16262</text:p>
              </table:table-cell>
              <table:table-cell office:value-type="float" office:value="-0.026177">
                <text:p>-0.026177</text:p>
              </table:table-cell>
              <table:table-cell office:value-type="float" office:value="-0.107837">
                <text:p>-0.107837</text:p>
              </table:table-cell>
              <table:table-cell office:value-type="float" office:value="-0.056602">
                <text:p>-0.05660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0.078595">
                <text:p>-0.078595</text:p>
              </table:table-cell>
              <table:table-cell office:value-type="float" office:value="-0.021815">
                <text:p>-0.021815</text:p>
              </table:table-cell>
              <table:table-cell office:value-type="float" office:value="-0.07846">
                <text:p>-0.07846</text:p>
              </table:table-cell>
              <table:table-cell office:value-type="float" office:value="-0.078595">
                <text:p>-0.07859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0.144663">
                <text:p>-0.144663</text:p>
              </table:table-cell>
              <table:table-cell office:value-type="float" office:value="-0.017452">
                <text:p>-0.017452</text:p>
              </table:table-cell>
              <table:table-cell office:value-type="float" office:value="-0.082721">
                <text:p>-0.082721</text:p>
              </table:table-cell>
              <table:table-cell office:value-type="float" office:value="-0.144663">
                <text:p>-0.14466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121235">
                <text:p>0.121235</text:p>
              </table:table-cell>
              <table:table-cell office:value-type="float" office:value="-0.01309">
                <text:p>-0.01309</text:p>
              </table:table-cell>
              <table:table-cell office:value-type="float" office:value="-0.028403">
                <text:p>-0.028403</text:p>
              </table:table-cell>
              <table:table-cell office:value-type="float" office:value="0.121235">
                <text:p>0.12123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0.148965">
                <text:p>-0.148965</text:p>
              </table:table-cell>
              <table:table-cell office:value-type="float" office:value="-0.008727">
                <text:p>-0.008727</text:p>
              </table:table-cell>
              <table:table-cell office:value-type="float" office:value="-0.148965">
                <text:p>-0.148965</text:p>
              </table:table-cell>
              <table:table-cell office:value-type="float" office:value="-0.148965">
                <text:p>-0.14896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108973">
                <text:p>0.108973</text:p>
              </table:table-cell>
              <table:table-cell office:value-type="float" office:value="-0.004363">
                <text:p>-0.004363</text:p>
              </table:table-cell>
              <table:table-cell office:value-type="float" office:value="0.108973">
                <text:p>0.108973</text:p>
              </table:table-cell>
              <table:table-cell office:value-type="float" office:value="0.108973">
                <text:p>0.108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